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47cm"/>
    </style:style>
    <style:style style:name="co4" style:family="table-column">
      <style:table-column-properties fo:break-before="auto" style:column-width="3.688cm"/>
    </style:style>
    <style:style style:name="co5" style:family="table-column">
      <style:table-column-properties fo:break-before="auto" style:column-width="2.896cm"/>
    </style:style>
    <style:style style:name="co6" style:family="table-column">
      <style:table-column-properties fo:break-before="auto" style:column-width="4.579cm"/>
    </style:style>
    <style:style style:name="co7" style:family="table-column">
      <style:table-column-properties fo:break-before="auto" style:column-width="4.524cm"/>
    </style:style>
    <style:style style:name="co8" style:family="table-column">
      <style:table-column-properties fo:break-before="auto" style:column-width="2.695cm"/>
    </style:style>
    <style:style style:name="co9" style:family="table-column">
      <style:table-column-properties fo:break-before="auto" style:column-width="3.44cm"/>
    </style:style>
    <style:style style:name="co10" style:family="table-column">
      <style:table-column-properties fo:break-before="auto" style:column-width="3.403cm"/>
    </style:style>
    <style:style style:name="co11" style:family="table-column">
      <style:table-column-properties fo:break-before="auto" style:column-width="6.264cm"/>
    </style:style>
    <style:style style:name="co12" style:family="table-column">
      <style:table-column-properties fo:break-before="auto" style:column-width="4.928cm"/>
    </style:style>
    <style:style style:name="co13" style:family="table-column">
      <style:table-column-properties fo:break-before="auto" style:column-width="4.505cm"/>
    </style:style>
    <style:style style:name="co14" style:family="table-column">
      <style:table-column-properties fo:break-before="auto" style:column-width="4.493cm"/>
    </style:style>
    <style:style style:name="co15" style:family="table-column">
      <style:table-column-properties fo:break-before="auto" style:column-width="5.272cm"/>
    </style:style>
    <style:style style:name="co16" style:family="table-column">
      <style:table-column-properties fo:break-before="auto" style:column-width="3.812cm"/>
    </style:style>
    <style:style style:name="co17" style:family="table-column">
      <style:table-column-properties fo:break-before="auto" style:column-width="5.124cm"/>
    </style:style>
    <style:style style:name="co18" style:family="table-column">
      <style:table-column-properties fo:break-before="auto" style:column-width="4.764cm"/>
    </style:style>
    <style:style style:name="co19" style:family="table-column">
      <style:table-column-properties fo:break-before="auto" style:column-width="4.135cm"/>
    </style:style>
    <style:style style:name="co20" style:family="table-column">
      <style:table-column-properties fo:break-before="auto" style:column-width="4.438cm"/>
    </style:style>
    <style:style style:name="co21" style:family="table-column">
      <style:table-column-properties fo:break-before="auto" style:column-width="8.468cm"/>
    </style:style>
    <style:style style:name="co22" style:family="table-column">
      <style:table-column-properties fo:break-before="auto" style:column-width="6.29cm"/>
    </style:style>
    <style:style style:name="co23" style:family="table-column">
      <style:table-column-properties fo:break-before="auto" style:column-width="4.519cm"/>
    </style:style>
    <style:style style:name="co24" style:family="table-column">
      <style:table-column-properties fo:break-before="auto" style:column-width="3.976cm"/>
    </style:style>
    <style:style style:name="co25" style:family="table-column">
      <style:table-column-properties fo:break-before="auto" style:column-width="4.955cm"/>
    </style:style>
    <style:style style:name="co26" style:family="table-column">
      <style:table-column-properties fo:break-before="auto" style:column-width="9.668cm"/>
    </style:style>
    <style:style style:name="co27" style:family="table-column">
      <style:table-column-properties fo:break-before="auto" style:column-width="9.804cm"/>
    </style:style>
    <style:style style:name="co28" style:family="table-column">
      <style:table-column-properties fo:break-before="auto" style:column-width="9.966cm"/>
    </style:style>
    <style:style style:name="co29" style:family="table-column">
      <style:table-column-properties fo:break-before="auto" style:column-width="10.592cm"/>
    </style:style>
    <style:style style:name="co30" style:family="table-column">
      <style:table-column-properties fo:break-before="auto" style:column-width="11.22cm"/>
    </style:style>
    <style:style style:name="co31" style:family="table-column">
      <style:table-column-properties fo:break-before="auto" style:column-width="11.137cm"/>
    </style:style>
    <style:style style:name="co32" style:family="table-column">
      <style:table-column-properties fo:break-before="auto" style:column-width="11.4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4000"/>
    </style:style>
    <style:style style:name="ce3" style:family="table-cell" style:parent-style-name="Default">
      <style:table-cell-properties fo:background-color="#ff8000"/>
    </style:style>
    <style:style style:name="ce4" style:family="table-cell" style:parent-style-name="Default" style:data-style-name="N2"/>
    <style:style style:name="ce8" style:family="table-cell" style:parent-style-name="Default" style:data-style-name="N11"/>
    <style:style style:name="ce10" style:family="table-cell" style:parent-style-name="Default" style:data-style-name="N1"/>
    <style:style style:name="ce5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number-columns-repeated="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" table:number-columns-repeated="29" table:default-cell-style-name="Default"/>
        <table:table-column table:style-name="co24" table:default-cell-style-name="Default"/>
        <table:table-column table:style-name="co2" table:number-columns-repeated="3" table:default-cell-style-name="Default"/>
        <table:table-column table:style-name="co25" table:default-cell-style-name="Default"/>
        <table:table-column table:style-name="co2" table:number-columns-repeated="17" table:default-cell-style-name="Default"/>
        <table:table-column table:style-name="co26" table:default-cell-style-name="Default"/>
        <table:table-column table:style-name="co2" table:default-cell-style-name="Default"/>
        <table:table-column table:style-name="co27" table:default-cell-style-name="Default"/>
        <table:table-column table:style-name="co2" table:default-cell-style-name="Default"/>
        <table:table-column table:style-name="co28" table:default-cell-style-name="Default"/>
        <table:table-column table:style-name="co2" table:number-columns-repeated="7" table:default-cell-style-name="Default"/>
        <table:table-column table:style-name="co29" table:default-cell-style-name="Default"/>
        <table:table-column table:style-name="co2" table:number-columns-repeated="3" table:default-cell-style-name="Default"/>
        <table:table-column table:style-name="co30" table:default-cell-style-name="Default"/>
        <table:table-column table:style-name="co2" table:number-columns-repeated="3" table:default-cell-style-name="Default"/>
        <table:table-column table:style-name="co31" table:default-cell-style-name="Default"/>
        <table:table-column table:style-name="co2" table:number-columns-repeated="3" table:default-cell-style-name="Default"/>
        <table:table-column table:style-name="co32" table:default-cell-style-name="Default"/>
        <table:table-column table:style-name="co2" table:number-columns-repeated="917" table:default-cell-style-name="Default"/>
        <table:table-row table:style-name="ro1">
          <table:table-cell office:value-type="string" calcext:value-type="string">
            <text:p>Gerät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_binaries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help in %</text:p>
          </table:table-cell>
          <table:table-cell office:value-type="string" calcext:value-type="string">
            <text:p>version_no</text:p>
          </table:table-cell>
          <table:table-cell office:value-type="string" calcext:value-type="string">
            <text:p>version in %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failed in %</text:p>
          </table:table-cell>
          <table:table-cell office:value-type="string" calcext:value-type="string">
            <text:p>succeded</text:p>
          </table:table-cell>
          <table:table-cell office:value-type="string" calcext:value-type="string">
            <text:p>succed in %</text:p>
          </table:table-cell>
          <table:table-cell office:value-type="string" calcext:value-type="string">
            <text:p>succeded&amp;return_zero</text:p>
          </table:table-cell>
          <table:table-cell office:value-type="string" calcext:value-type="string">
            <text:p>S &amp; return 0</text:p>
          </table:table-cell>
          <table:table-cell office:value-type="string" calcext:value-type="string">
            <text:p>Help&amp;succeded</text:p>
          </table:table-cell>
          <table:table-cell office:value-type="string" calcext:value-type="string">
            <text:p>Help&amp;succeded in %</text:p>
          </table:table-cell>
          <table:table-cell office:value-type="string" calcext:value-type="string">
            <text:p>help&amp;failed</text:p>
          </table:table-cell>
          <table:table-cell office:value-type="string" calcext:value-type="string">
            <text:p>help&amp;failed in %</text:p>
          </table:table-cell>
          <table:table-cell office:value-type="string" calcext:value-type="string">
            <text:p>version&amp;succeded</text:p>
          </table:table-cell>
          <table:table-cell office:value-type="string" calcext:value-type="string">
            <text:p>version&amp;succeded in %</text:p>
          </table:table-cell>
          <table:table-cell office:value-type="string" calcext:value-type="string">
            <text:p>version&amp;failed</text:p>
          </table:table-cell>
          <table:table-cell office:value-type="string" calcext:value-type="string">
            <text:p>version&amp;failed in %</text:p>
          </table:table-cell>
          <table:table-cell office:value-type="string" calcext:value-type="string">
            <text:p>help&amp;not_zero</text:p>
          </table:table-cell>
          <table:table-cell office:value-type="string" calcext:value-type="string">
            <text:p>no_binary</text:p>
          </table:table-cell>
          <table:table-cell office:value-type="string" calcext:value-type="string">
            <text:p>errors/not implemented</text:p>
          </table:table-cell>
          <table:table-cell/>
          <table:table-cell office:value-type="string" calcext:value-type="string">
            <text:p>errors/'NoneType' object has no attribute 'cur_thread'</text:p>
          </table:table-cell>
          <table:table-cell/>
          <table:table-cell office:value-type="string" calcext:value-type="string">
            <text:p>errors/QlErrorStructConversion</text:p>
          </table:table-cell>
          <table:table-cell/>
          <table:table-cell office:value-type="string" calcext:value-type="string">
            <text:p>errors/QlErrorFileNotFound</text:p>
          </table:table-cell>
          <table:table-cell/>
          <table:table-cell office:value-type="string" calcext:value-type="string">
            <text:p>errors/QlErrorFileType</text:p>
          </table:table-cell>
          <table:table-cell/>
          <table:table-cell office:value-type="string" calcext:value-type="string">
            <text:p>errors/QlErrorOsType</text:p>
          </table:table-cell>
          <table:table-cell/>
          <table:table-cell office:value-type="string" calcext:value-type="string">
            <text:p>errors/QlErrorOutput</text:p>
          </table:table-cell>
          <table:table-cell/>
          <table:table-cell office:value-type="string" calcext:value-type="string">
            <text:p>errors/QlErrorArch</text:p>
          </table:table-cell>
          <table:table-cell/>
          <table:table-cell office:value-type="string" calcext:value-type="string">
            <text:p>errors/QlErrorRuntype</text:p>
          </table:table-cell>
          <table:table-cell/>
          <table:table-cell office:value-type="string" calcext:value-type="string">
            <text:p>errors/QlErrorJsonDecode</text:p>
          </table:table-cell>
          <table:table-cell/>
          <table:table-cell office:value-type="string" calcext:value-type="string">
            <text:p>errors/QlErrorNotImplemented</text:p>
          </table:table-cell>
          <table:table-cell/>
          <table:table-cell office:value-type="string" calcext:value-type="string">
            <text:p>errors/QlErrorELFFormat</text:p>
          </table:table-cell>
          <table:table-cell/>
          <table:table-cell office:value-type="string" calcext:value-type="string">
            <text:p>errors/QlErrorMACHOFormat</text:p>
          </table:table-cell>
          <table:table-cell/>
          <table:table-cell office:value-type="string" calcext:value-type="string">
            <text:p>errors/QlErrorModuleFunctionNotFound</text:p>
          </table:table-cell>
          <table:table-cell/>
          <table:table-cell office:value-type="string" calcext:value-type="string">
            <text:p>errors/QlErrorModuleNotFound</text:p>
          </table:table-cell>
          <table:table-cell/>
          <table:table-cell office:value-type="string" calcext:value-type="string">
            <text:p>errors/QlErrorExecutionStop</text:p>
          </table:table-cell>
          <table:table-cell/>
          <table:table-cell office:value-type="string" calcext:value-type="string">
            <text:p>errors/QlErrorSyscallError</text:p>
          </table:table-cell>
          <table:table-cell/>
          <table:table-cell office:value-type="string" calcext:value-type="string">
            <text:p>errors/QlErrorSyscallNotFound</text:p>
          </table:table-cell>
          <table:table-cell/>
          <table:table-cell office:value-type="string" calcext:value-type="string">
            <text:p>errors/QlErrorCoreHook</text:p>
          </table:table-cell>
          <table:table-cell/>
          <table:table-cell office:value-type="string" calcext:value-type="string">
            <text:p>errors/QlOutOfMemory</text:p>
          </table:table-cell>
          <table:table-cell/>
          <table:table-cell office:value-type="string" calcext:value-type="string">
            <text:p>errors/QlMemoryMappedError</text:p>
          </table:table-cell>
          <table:table-cell/>
          <table:table-cell office:value-type="string" calcext:value-type="string">
            <text:p>errors/QlGDTError</text:p>
          </table:table-cell>
          <table:table-cell/>
          <table:table-cell office:value-type="string" calcext:value-type="string">
            <text:p>errors/Unknown error code</text:p>
          </table:table-cell>
          <table:table-cell/>
          <table:table-cell office:value-type="string" calcext:value-type="string">
            <text:p>errors/OK (UC_ERR_OK)</text:p>
          </table:table-cell>
          <table:table-cell/>
          <table:table-cell office:value-type="string" calcext:value-type="string">
            <text:p>errors/No memory available or memory not present (UC_ERR_NOMEM)</text:p>
          </table:table-cell>
          <table:table-cell/>
          <table:table-cell office:value-type="string" calcext:value-type="string">
            <text:p>errors/Invalid/unsupported architecture (UC_ERR_ARCH)</text:p>
          </table:table-cell>
          <table:table-cell/>
          <table:table-cell office:value-type="string" calcext:value-type="string">
            <text:p>errors/Invalid handle (UC_ERR_HANDLE)</text:p>
          </table:table-cell>
          <table:table-cell/>
          <table:table-cell office:value-type="string" calcext:value-type="string">
            <text:p>errors/Invalid mode (UC_ERR_MODE)</text:p>
          </table:table-cell>
          <table:table-cell/>
          <table:table-cell office:value-type="string" calcext:value-type="string">
            <text:p>errors/Different API version between core &amp; binding (UC_ERR_VERSION)</text:p>
          </table:table-cell>
          <table:table-cell/>
          <table:table-cell office:value-type="string" calcext:value-type="string">
            <text:p>errors/Invalid memory read (UC_ERR_READ_UNMAPPED)</text:p>
          </table:table-cell>
          <table:table-cell/>
          <table:table-cell office:value-type="string" calcext:value-type="string">
            <text:p>errors/Invalid memory write (UC_ERR_WRITE_UNMAPPED)</text:p>
          </table:table-cell>
          <table:table-cell/>
          <table:table-cell office:value-type="string" calcext:value-type="string">
            <text:p>errors/Invalid memory fetch (UC_ERR_FETCH_UNMAPPED)</text:p>
          </table:table-cell>
          <table:table-cell/>
          <table:table-cell office:value-type="string" calcext:value-type="string">
            <text:p>errors/Invalid hook type (UC_ERR_HOOK)</text:p>
          </table:table-cell>
          <table:table-cell/>
          <table:table-cell office:value-type="string" calcext:value-type="string">
            <text:p>errors/Invalid instruction (UC_ERR_INSN_INVALID)</text:p>
          </table:table-cell>
          <table:table-cell/>
          <table:table-cell office:value-type="string" calcext:value-type="string">
            <text:p>errors/Invalid memory mapping (UC_ERR_MAP)</text:p>
          </table:table-cell>
          <table:table-cell/>
          <table:table-cell office:value-type="string" calcext:value-type="string">
            <text:p>errors/Write to write-protected memory (UC_ERR_WRITE_PROT)</text:p>
          </table:table-cell>
          <table:table-cell/>
          <table:table-cell office:value-type="string" calcext:value-type="string">
            <text:p>errors/Read from non-readable memory (UC_ERR_READ_PROT)</text:p>
          </table:table-cell>
          <table:table-cell/>
          <table:table-cell office:value-type="string" calcext:value-type="string">
            <text:p>errors/Fetch from non-executable memory (UC_ERR_FETCH_PROT)</text:p>
          </table:table-cell>
          <table:table-cell/>
          <table:table-cell office:value-type="string" calcext:value-type="string">
            <text:p>errors/Invalid argument (UC_ERR_ARG)</text:p>
          </table:table-cell>
          <table:table-cell/>
          <table:table-cell office:value-type="string" calcext:value-type="string">
            <text:p>errors/Read from unaligned memory (UC_ERR_READ_UNALIGNED)</text:p>
          </table:table-cell>
          <table:table-cell/>
          <table:table-cell office:value-type="string" calcext:value-type="string">
            <text:p>errors/Write to unaligned memory (UC_ERR_WRITE_UNALIGNED)</text:p>
          </table:table-cell>
          <table:table-cell/>
          <table:table-cell office:value-type="string" calcext:value-type="string">
            <text:p>errors/Fetch from unaligned memory (UC_ERR_FETCH_UNALIGNED)</text:p>
          </table:table-cell>
          <table:table-cell/>
          <table:table-cell office:value-type="string" calcext:value-type="string">
            <text:p>errors/Insufficient resource (UC_ERR_RESOURCE)</text:p>
          </table:table-cell>
          <table:table-cell/>
          <table:table-cell office:value-type="string" calcext:value-type="string">
            <text:p>errors/Unhandled CPU exception (UC_ERR_EXCEPTION)</text:p>
          </table:table-cell>
          <table:table-cell table:number-columns-repeated="913"/>
        </table:table-row>
        <table:table-row table:style-name="ro1">
          <table:table-cell office:value-type="string" calcext:value-type="string">
            <text:p>Eumex 300 ip</text:p>
          </table:table-cell>
          <table:table-cell office:value-type="string" calcext:value-type="string">
            <text:p>15.04.44</text:p>
          </table:table-cell>
          <table:table-cell office:value-type="float" office:value="109" calcext:value-type="float">
            <text:p>109</text:p>
          </table:table-cell>
          <table:table-cell table:formula="of:=IF([.C2]-[.X2] = 0 ;&quot;&quot;; [.C2]-[.X2])"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table:formula="of:=IFERROR(([.E2]/[.D2])*100; &quot;&quot;)" office:value-type="float" office:value="66.6666666666667" calcext:value-type="float">
            <text:p>66,6666666666667</text:p>
          </table:table-cell>
          <table:table-cell office:value-type="float" office:value="53" calcext:value-type="float">
            <text:p>53</text:p>
          </table:table-cell>
          <table:table-cell table:formula="of:=IFERROR(([.G2]/[.D2])*100; &quot;&quot;)" office:value-type="float" office:value="56.989247311828" calcext:value-type="float">
            <text:p>56,989247311828</text:p>
          </table:table-cell>
          <table:table-cell office:value-type="float" office:value="11" calcext:value-type="float">
            <text:p>11</text:p>
          </table:table-cell>
          <table:table-cell table:formula="of:=IFERROR(([.I2]/[.D2])*100; &quot;&quot;)" office:value-type="float" office:value="11.8279569892473" calcext:value-type="float">
            <text:p>11,8279569892473</text:p>
          </table:table-cell>
          <table:table-cell office:value-type="float" office:value="82" calcext:value-type="float">
            <text:p>82</text:p>
          </table:table-cell>
          <table:table-cell table:formula="of:=IFERROR(([.K2]/[.D2])*100; &quot;&quot;)" office:value-type="float" office:value="88.1720430107527" calcext:value-type="float">
            <text:p>88,1720430107527</text:p>
          </table:table-cell>
          <table:table-cell office:value-type="float" office:value="11" calcext:value-type="float">
            <text:p>11</text:p>
          </table:table-cell>
          <table:table-cell table:formula="of:=IFERROR(([.M2]/[.K2])*100; &quot;&quot;)" office:value-type="float" office:value="13.4146341463415" calcext:value-type="float">
            <text:p>13,4146341463415</text:p>
          </table:table-cell>
          <table:table-cell office:value-type="float" office:value="55" calcext:value-type="float">
            <text:p>55</text:p>
          </table:table-cell>
          <table:table-cell table:formula="of:=IFERROR(([.O2]/[.K2])*100; &quot;&quot;)" office:value-type="float" office:value="67.0731707317073" calcext:value-type="float">
            <text:p>67,0731707317073</text:p>
          </table:table-cell>
          <table:table-cell table:formula="of:=IF([.E2] = &quot;&quot; ;&quot;&quot;; [.E2]-[.O2])" office:value-type="float" office:value="7" calcext:value-type="float">
            <text:p>7</text:p>
          </table:table-cell>
          <table:table-cell table:formula="of:=IFERROR(([.Q2]/[.I2])*100; &quot;&quot;)" office:value-type="float" office:value="63.6363636363636" calcext:value-type="float">
            <text:p>63,6363636363636</text:p>
          </table:table-cell>
          <table:table-cell office:value-type="float" office:value="53" calcext:value-type="float">
            <text:p>53</text:p>
          </table:table-cell>
          <table:table-cell table:formula="of:=IFERROR(([.S2]/[.K2])*100; &quot;&quot;)" office:value-type="float" office:value="64.6341463414634" calcext:value-type="float">
            <text:p>64,6341463414634</text:p>
          </table:table-cell>
          <table:table-cell table:formula="of:=IF([.G2] = &quot;&quot; ;&quot;&quot;; [.G2]-[.S2])" office:value-type="float" office:value="0" calcext:value-type="float">
            <text:p>0</text:p>
          </table:table-cell>
          <table:table-cell table:formula="of:=IFERROR(([.U2]/[.I2])*100; &quot;&quot;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IFERROR(([.Y2]/[.I2])*100; &quot;&quot;)" office:value-type="float" office:value="90.9090909090909" calcext:value-type="float">
            <text:p>90,9090909090909</text:p>
          </table:table-cell>
          <table:table-cell office:value-type="float" office:value="0" calcext:value-type="float">
            <text:p>0</text:p>
          </table:table-cell>
          <table:table-cell table:formula="of:=IFERROR(([.AA2]/[.I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E2]/[.I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2]/[.I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2]/[.I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E2]/[.I2])*100; &quot;&quot;)" office:value-type="float" office:value="9.09090909090909" calcext:value-type="float">
            <text:p>9,09090909090909</text:p>
          </table:table-cell>
          <table:table-cell office:value-type="float" office:value="0" calcext:value-type="float">
            <text:p>0</text:p>
          </table:table-cell>
          <table:table-cell table:formula="of:=IFERROR(([.CG2]/[.I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2]/[.I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2]/[.I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2]/[.I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2]/[.I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2]/[.I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 table:style-name="ce1" table:number-columns-repeated="3"/>
          <table:table-cell table:formula="of:=IF([.C3]-[.X3] = 0 ;&quot;&quot;; [.C3]-[.X3])">
            <text:p/>
          </table:table-cell>
          <table:table-cell table:style-name="ce1"/>
          <table:table-cell table:formula="of:=IFERROR(([.E3]/[.D3])*100; &quot;&quot;)">
            <text:p/>
          </table:table-cell>
          <table:table-cell table:style-name="ce1"/>
          <table:table-cell table:formula="of:=IFERROR(([.G3]/[.D3])*100; &quot;&quot;)">
            <text:p/>
          </table:table-cell>
          <table:table-cell table:style-name="ce1"/>
          <table:table-cell table:formula="of:=IFERROR(([.I3]/[.D3])*100; &quot;&quot;)">
            <text:p/>
          </table:table-cell>
          <table:table-cell table:style-name="ce1"/>
          <table:table-cell table:formula="of:=IFERROR(([.K3]/[.D3])*100; &quot;&quot;)">
            <text:p/>
          </table:table-cell>
          <table:table-cell table:style-name="ce1"/>
          <table:table-cell table:formula="of:=IFERROR(([.M3]/[.K3])*100; &quot;&quot;)">
            <text:p/>
          </table:table-cell>
          <table:table-cell/>
          <table:table-cell table:formula="of:=IFERROR(([.O3]/[.K3])*100; &quot;&quot;)">
            <text:p/>
          </table:table-cell>
          <table:table-cell table:formula="of:=IF([.E3] = &quot;&quot; ;&quot;&quot;; [.E3]-[.O3])">
            <text:p/>
          </table:table-cell>
          <table:table-cell table:formula="of:=IFERROR(([.Q3]/[.I3])*100; &quot;&quot;)">
            <text:p/>
          </table:table-cell>
          <table:table-cell/>
          <table:table-cell table:formula="of:=IFERROR(([.S3]/[.K3])*100; &quot;&quot;)">
            <text:p/>
          </table:table-cell>
          <table:table-cell table:formula="of:=IF([.G3] = &quot;&quot; ;&quot;&quot;; [.G3]-[.S3])">
            <text:p/>
          </table:table-cell>
          <table:table-cell table:formula="of:=IFERROR(([.U3]/[.I3])*100; &quot;&quot;)">
            <text:p/>
          </table:table-cell>
          <table:table-cell table:style-name="ce1" table:number-columns-repeated="3"/>
          <table:table-cell table:formula="of:=IFERROR(([.Y3]/[.I3])*100; &quot;&quot;)">
            <text:p/>
          </table:table-cell>
          <table:table-cell table:style-name="ce1"/>
          <table:table-cell table:formula="of:=IFERROR(([.AA3]/[.I3])*100; &quot;&quot;)">
            <text:p/>
          </table:table-cell>
          <table:table-cell table:style-name="ce1"/>
          <table:table-cell/>
          <table:table-cell table:style-name="ce1"/>
          <table:table-cell table:formula="of:=IFERROR(([.AE3]/[.I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3]/[.I3])*100; &quot;&quot;)">
            <text:p/>
          </table:table-cell>
          <table:table-cell table:style-name="ce1"/>
          <table:table-cell/>
          <table:table-cell table:style-name="ce1"/>
          <table:table-cell table:formula="of:=IFERROR(([.BM3]/[.I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3]/[.I3])*100; &quot;&quot;)">
            <text:p/>
          </table:table-cell>
          <table:table-cell table:style-name="ce1"/>
          <table:table-cell table:formula="of:=IFERROR(([.CG3]/[.I3])*100; &quot;&quot;)">
            <text:p/>
          </table:table-cell>
          <table:table-cell table:style-name="ce1"/>
          <table:table-cell table:formula="of:=IFERROR(([.CI3]/[.I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3]/[.I3])*100; &quot;&quot;)">
            <text:p/>
          </table:table-cell>
          <table:table-cell table:style-name="ce1"/>
          <table:table-cell/>
          <table:table-cell table:style-name="ce1"/>
          <table:table-cell table:formula="of:=IFERROR(([.CU3]/[.I3])*100; &quot;&quot;)">
            <text:p/>
          </table:table-cell>
          <table:table-cell table:style-name="ce1"/>
          <table:table-cell/>
          <table:table-cell table:style-name="ce1"/>
          <table:table-cell table:formula="of:=IFERROR(([.CY3]/[.I3])*100; &quot;&quot;)">
            <text:p/>
          </table:table-cell>
          <table:table-cell table:style-name="ce1"/>
          <table:table-cell/>
          <table:table-cell table:style-name="ce1"/>
          <table:table-cell table:formula="of:=IFERROR(([.DC3]/[.I3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Speedport W701v</text:p>
          </table:table-cell>
          <table:table-cell office:value-type="string" calcext:value-type="string">
            <text:p>33.04.57</text:p>
          </table:table-cell>
          <table:table-cell office:value-type="float" office:value="133" calcext:value-type="float">
            <text:p>133</text:p>
          </table:table-cell>
          <table:table-cell table:formula="of:=IF([.C4]-[.X4] = 0 ;&quot;&quot;; [.C4]-[.X4])" office:value-type="float" office:value="114" calcext:value-type="float">
            <text:p>114</text:p>
          </table:table-cell>
          <table:table-cell office:value-type="float" office:value="74" calcext:value-type="float">
            <text:p>74</text:p>
          </table:table-cell>
          <table:table-cell table:formula="of:=IFERROR(([.E4]/[.D4])*100; &quot;&quot;)" office:value-type="float" office:value="64.9122807017544" calcext:value-type="float">
            <text:p>64,9122807017544</text:p>
          </table:table-cell>
          <table:table-cell office:value-type="float" office:value="62" calcext:value-type="float">
            <text:p>62</text:p>
          </table:table-cell>
          <table:table-cell table:formula="of:=IFERROR(([.G4]/[.D4])*100; &quot;&quot;)" office:value-type="float" office:value="54.3859649122807" calcext:value-type="float">
            <text:p>54,3859649122807</text:p>
          </table:table-cell>
          <table:table-cell office:value-type="float" office:value="14" calcext:value-type="float">
            <text:p>14</text:p>
          </table:table-cell>
          <table:table-cell table:formula="of:=IFERROR(([.I4]/[.D4])*100; &quot;&quot;)" office:value-type="float" office:value="12.280701754386" calcext:value-type="float">
            <text:p>12,280701754386</text:p>
          </table:table-cell>
          <table:table-cell office:value-type="float" office:value="100" calcext:value-type="float">
            <text:p>100</text:p>
          </table:table-cell>
          <table:table-cell table:formula="of:=IFERROR(([.K4]/[.D4])*100; &quot;&quot;)" office:value-type="float" office:value="87.719298245614" calcext:value-type="float">
            <text:p>87,719298245614</text:p>
          </table:table-cell>
          <table:table-cell office:value-type="float" office:value="17" calcext:value-type="float">
            <text:p>17</text:p>
          </table:table-cell>
          <table:table-cell table:formula="of:=IFERROR(([.M4]/[.K4])*100; &quot;&quot;)"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table:formula="of:=IFERROR(([.O4]/[.K4])*100; &quot;&quot;)" office:value-type="float" office:value="66" calcext:value-type="float">
            <text:p>66</text:p>
          </table:table-cell>
          <table:table-cell table:formula="of:=IF([.E4] = &quot;&quot; ;&quot;&quot;; [.E4]-[.O4])" office:value-type="float" office:value="8" calcext:value-type="float">
            <text:p>8</text:p>
          </table:table-cell>
          <table:table-cell table:formula="of:=IFERROR(([.Q4]/[.I4])*100; &quot;&quot;)" office:value-type="float" office:value="57.1428571428571" calcext:value-type="float">
            <text:p>57,1428571428571</text:p>
          </table:table-cell>
          <table:table-cell office:value-type="float" office:value="62" calcext:value-type="float">
            <text:p>62</text:p>
          </table:table-cell>
          <table:table-cell table:formula="of:=IFERROR(([.S4]/[.K4])*100; &quot;&quot;)" office:value-type="float" office:value="62" calcext:value-type="float">
            <text:p>62</text:p>
          </table:table-cell>
          <table:table-cell table:formula="of:=IF([.G4] = &quot;&quot; ;&quot;&quot;; [.G4]-[.S4])" office:value-type="float" office:value="0" calcext:value-type="float">
            <text:p>0</text:p>
          </table:table-cell>
          <table:table-cell table:formula="of:=IFERROR(([.U4]/[.I4])*100; &quot;&quot;)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formula="of:=IFERROR(([.Y4]/[.I4])*100; &quot;&quot;)" office:value-type="float" office:value="92.8571428571429" calcext:value-type="float">
            <text:p>92,8571428571429</text:p>
          </table:table-cell>
          <table:table-cell office:value-type="float" office:value="0" calcext:value-type="float">
            <text:p>0</text:p>
          </table:table-cell>
          <table:table-cell table:formula="of:=IFERROR(([.AA4]/[.I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AE4]/[.I4])*100; &quot;&quot;)" office:value-type="float" office:value="7.14285714285714" calcext:value-type="float">
            <text:p>7,142857142857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4]/[.I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4]/[.I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4]/[.I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4]/[.I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4]/[.I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4]/[.I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4]/[.I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4]/[.I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4]/[.I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5]-[.X5] = 0 ;&quot;&quot;; [.C5]-[.X5])">
            <text:p/>
          </table:table-cell>
          <table:table-cell table:style-name="ce1"/>
          <table:table-cell table:formula="of:=IFERROR(([.E5]/[.D5])*100; &quot;&quot;)">
            <text:p/>
          </table:table-cell>
          <table:table-cell table:style-name="ce1"/>
          <table:table-cell table:formula="of:=IFERROR(([.G5]/[.D5])*100; &quot;&quot;)">
            <text:p/>
          </table:table-cell>
          <table:table-cell table:style-name="ce1"/>
          <table:table-cell table:formula="of:=IFERROR(([.I5]/[.D5])*100; &quot;&quot;)">
            <text:p/>
          </table:table-cell>
          <table:table-cell table:style-name="ce1"/>
          <table:table-cell table:formula="of:=IFERROR(([.K5]/[.D5])*100; &quot;&quot;)">
            <text:p/>
          </table:table-cell>
          <table:table-cell table:style-name="ce1"/>
          <table:table-cell table:formula="of:=IFERROR(([.M5]/[.K5])*100; &quot;&quot;)">
            <text:p/>
          </table:table-cell>
          <table:table-cell/>
          <table:table-cell table:formula="of:=IFERROR(([.O5]/[.K5])*100; &quot;&quot;)">
            <text:p/>
          </table:table-cell>
          <table:table-cell table:formula="of:=IF([.E5] = &quot;&quot; ;&quot;&quot;; [.E5]-[.O5])">
            <text:p/>
          </table:table-cell>
          <table:table-cell table:formula="of:=IFERROR(([.Q5]/[.I5])*100; &quot;&quot;)">
            <text:p/>
          </table:table-cell>
          <table:table-cell/>
          <table:table-cell table:formula="of:=IFERROR(([.S5]/[.K5])*100; &quot;&quot;)">
            <text:p/>
          </table:table-cell>
          <table:table-cell table:formula="of:=IF([.G5] = &quot;&quot; ;&quot;&quot;; [.G5]-[.S5])">
            <text:p/>
          </table:table-cell>
          <table:table-cell table:formula="of:=IFERROR(([.U5]/[.I5])*100; &quot;&quot;)">
            <text:p/>
          </table:table-cell>
          <table:table-cell table:style-name="ce1" table:number-columns-repeated="3"/>
          <table:table-cell table:formula="of:=IFERROR(([.Y5]/[.I5])*100; &quot;&quot;)">
            <text:p/>
          </table:table-cell>
          <table:table-cell table:style-name="ce1"/>
          <table:table-cell table:formula="of:=IFERROR(([.AA5]/[.I5])*100; &quot;&quot;)">
            <text:p/>
          </table:table-cell>
          <table:table-cell table:style-name="ce1"/>
          <table:table-cell/>
          <table:table-cell table:style-name="ce1"/>
          <table:table-cell table:formula="of:=IFERROR(([.AE5]/[.I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5]/[.I5])*100; &quot;&quot;)">
            <text:p/>
          </table:table-cell>
          <table:table-cell table:style-name="ce1"/>
          <table:table-cell/>
          <table:table-cell table:style-name="ce1"/>
          <table:table-cell table:formula="of:=IFERROR(([.BM5]/[.I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5]/[.I5])*100; &quot;&quot;)">
            <text:p/>
          </table:table-cell>
          <table:table-cell table:style-name="ce1"/>
          <table:table-cell table:formula="of:=IFERROR(([.CG5]/[.I5])*100; &quot;&quot;)">
            <text:p/>
          </table:table-cell>
          <table:table-cell table:style-name="ce1"/>
          <table:table-cell table:formula="of:=IFERROR(([.CI5]/[.I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5]/[.I5])*100; &quot;&quot;)">
            <text:p/>
          </table:table-cell>
          <table:table-cell table:style-name="ce1"/>
          <table:table-cell/>
          <table:table-cell table:style-name="ce1"/>
          <table:table-cell table:formula="of:=IFERROR(([.CU5]/[.I5])*100; &quot;&quot;)">
            <text:p/>
          </table:table-cell>
          <table:table-cell table:style-name="ce1"/>
          <table:table-cell/>
          <table:table-cell table:style-name="ce1"/>
          <table:table-cell table:formula="of:=IFERROR(([.CY5]/[.I5])*100; &quot;&quot;)">
            <text:p/>
          </table:table-cell>
          <table:table-cell table:style-name="ce1"/>
          <table:table-cell/>
          <table:table-cell table:style-name="ce1"/>
          <table:table-cell table:formula="of:=IFERROR(([.DC5]/[.I5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Speedport W722v</text:p>
          </table:table-cell>
          <table:table-cell office:value-type="string" calcext:value-type="string">
            <text:p>80.04.79</text:p>
          </table:table-cell>
          <table:table-cell office:value-type="float" office:value="175" calcext:value-type="float">
            <text:p>175</text:p>
          </table:table-cell>
          <table:table-cell table:formula="of:=IF([.C6]-[.X6] = 0 ;&quot;&quot;; [.C6]-[.X6])"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table:formula="of:=IFERROR(([.E6]/[.D6])*100; &quot;&quot;)" office:value-type="float" office:value="53.3333333333333" calcext:value-type="float">
            <text:p>53,3333333333333</text:p>
          </table:table-cell>
          <table:table-cell office:value-type="float" office:value="62" calcext:value-type="float">
            <text:p>62</text:p>
          </table:table-cell>
          <table:table-cell table:formula="of:=IFERROR(([.G6]/[.D6])*100; &quot;&quot;)" office:value-type="float" office:value="41.3333333333333" calcext:value-type="float">
            <text:p>41,3333333333333</text:p>
          </table:table-cell>
          <table:table-cell office:value-type="float" office:value="38" calcext:value-type="float">
            <text:p>38</text:p>
          </table:table-cell>
          <table:table-cell table:formula="of:=IFERROR(([.I6]/[.D6])*100; &quot;&quot;)" office:value-type="float" office:value="25.3333333333333" calcext:value-type="float">
            <text:p>25,3333333333333</text:p>
          </table:table-cell>
          <table:table-cell office:value-type="float" office:value="112" calcext:value-type="float">
            <text:p>112</text:p>
          </table:table-cell>
          <table:table-cell table:formula="of:=IFERROR(([.K6]/[.D6])*100; &quot;&quot;)" office:value-type="float" office:value="74.6666666666667" calcext:value-type="float">
            <text:p>74,6666666666667</text:p>
          </table:table-cell>
          <table:table-cell office:value-type="float" office:value="25" calcext:value-type="float">
            <text:p>25</text:p>
          </table:table-cell>
          <table:table-cell table:formula="of:=IFERROR(([.M6]/[.K6])*100; &quot;&quot;)" office:value-type="float" office:value="22.3214285714286" calcext:value-type="float">
            <text:p>22,3214285714286</text:p>
          </table:table-cell>
          <table:table-cell office:value-type="float" office:value="68" calcext:value-type="float">
            <text:p>68</text:p>
          </table:table-cell>
          <table:table-cell table:formula="of:=IFERROR(([.O6]/[.K6])*100; &quot;&quot;)" office:value-type="float" office:value="60.7142857142857" calcext:value-type="float">
            <text:p>60,7142857142857</text:p>
          </table:table-cell>
          <table:table-cell table:formula="of:=IF([.E6] = &quot;&quot; ;&quot;&quot;; [.E6]-[.O6])" office:value-type="float" office:value="12" calcext:value-type="float">
            <text:p>12</text:p>
          </table:table-cell>
          <table:table-cell table:formula="of:=IFERROR(([.Q6]/[.I6])*100; &quot;&quot;)" office:value-type="float" office:value="31.5789473684211" calcext:value-type="float">
            <text:p>31,5789473684211</text:p>
          </table:table-cell>
          <table:table-cell office:value-type="float" office:value="62" calcext:value-type="float">
            <text:p>62</text:p>
          </table:table-cell>
          <table:table-cell table:formula="of:=IFERROR(([.S6]/[.K6])*100; &quot;&quot;)" office:value-type="float" office:value="55.3571428571429" calcext:value-type="float">
            <text:p>55,3571428571429</text:p>
          </table:table-cell>
          <table:table-cell table:formula="of:=IF([.G6] = &quot;&quot; ;&quot;&quot;; [.G6]-[.S6])" office:value-type="float" office:value="0" calcext:value-type="float">
            <text:p>0</text:p>
          </table:table-cell>
          <table:table-cell table:formula="of:=IFERROR(([.U6]/[.I6])*100; &quot;&quot;)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formula="of:=IFERROR(([.Y6]/[.I6])*100; &quot;&quot;)" office:value-type="float" office:value="57.8947368421053" calcext:value-type="float">
            <text:p>57,8947368421053</text:p>
          </table:table-cell>
          <table:table-cell office:value-type="float" office:value="0" calcext:value-type="float">
            <text:p>0</text:p>
          </table:table-cell>
          <table:table-cell table:formula="of:=IFERROR(([.AA6]/[.I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IFERROR(([.AE6]/[.I6])*100; &quot;&quot;)" office:value-type="float" office:value="39.4736842105263" calcext:value-type="float">
            <text:p>39,47368421052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BI6]/[.I6])*100; &quot;&quot;)" office:value-type="float" office:value="2.63157894736842" calcext:value-type="float">
            <text:p>2,631578947368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6]/[.I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6]/[.I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6]/[.I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6]/[.I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6]/[.I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6]/[.I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6]/[.I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6]/[.I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7]-[.X7] = 0 ;&quot;&quot;; [.C7]-[.X7])">
            <text:p/>
          </table:table-cell>
          <table:table-cell table:style-name="ce1"/>
          <table:table-cell table:formula="of:=IFERROR(([.E7]/[.D7])*100; &quot;&quot;)">
            <text:p/>
          </table:table-cell>
          <table:table-cell table:style-name="ce1"/>
          <table:table-cell table:formula="of:=IFERROR(([.G7]/[.D7])*100; &quot;&quot;)">
            <text:p/>
          </table:table-cell>
          <table:table-cell table:style-name="ce1"/>
          <table:table-cell table:formula="of:=IFERROR(([.I7]/[.D7])*100; &quot;&quot;)">
            <text:p/>
          </table:table-cell>
          <table:table-cell table:style-name="ce1"/>
          <table:table-cell table:formula="of:=IFERROR(([.K7]/[.D7])*100; &quot;&quot;)">
            <text:p/>
          </table:table-cell>
          <table:table-cell table:style-name="ce1"/>
          <table:table-cell table:formula="of:=IFERROR(([.M7]/[.K7])*100; &quot;&quot;)">
            <text:p/>
          </table:table-cell>
          <table:table-cell/>
          <table:table-cell table:formula="of:=IFERROR(([.O7]/[.K7])*100; &quot;&quot;)">
            <text:p/>
          </table:table-cell>
          <table:table-cell table:formula="of:=IF([.E7] = &quot;&quot; ;&quot;&quot;; [.E7]-[.O7])">
            <text:p/>
          </table:table-cell>
          <table:table-cell table:formula="of:=IFERROR(([.Q7]/[.I7])*100; &quot;&quot;)">
            <text:p/>
          </table:table-cell>
          <table:table-cell/>
          <table:table-cell table:formula="of:=IFERROR(([.S7]/[.K7])*100; &quot;&quot;)">
            <text:p/>
          </table:table-cell>
          <table:table-cell table:formula="of:=IF([.G7] = &quot;&quot; ;&quot;&quot;; [.G7]-[.S7])">
            <text:p/>
          </table:table-cell>
          <table:table-cell table:formula="of:=IFERROR(([.U7]/[.I7])*100; &quot;&quot;)">
            <text:p/>
          </table:table-cell>
          <table:table-cell table:style-name="ce1" table:number-columns-repeated="3"/>
          <table:table-cell table:formula="of:=IFERROR(([.Y7]/[.I7])*100; &quot;&quot;)">
            <text:p/>
          </table:table-cell>
          <table:table-cell table:style-name="ce1"/>
          <table:table-cell table:formula="of:=IFERROR(([.AA7]/[.I7])*100; &quot;&quot;)">
            <text:p/>
          </table:table-cell>
          <table:table-cell table:style-name="ce1"/>
          <table:table-cell/>
          <table:table-cell table:style-name="ce1"/>
          <table:table-cell table:formula="of:=IFERROR(([.AE7]/[.I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7]/[.I7])*100; &quot;&quot;)">
            <text:p/>
          </table:table-cell>
          <table:table-cell table:style-name="ce1"/>
          <table:table-cell/>
          <table:table-cell table:style-name="ce1"/>
          <table:table-cell table:formula="of:=IFERROR(([.BM7]/[.I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7]/[.I7])*100; &quot;&quot;)">
            <text:p/>
          </table:table-cell>
          <table:table-cell table:style-name="ce1"/>
          <table:table-cell table:formula="of:=IFERROR(([.CG7]/[.I7])*100; &quot;&quot;)">
            <text:p/>
          </table:table-cell>
          <table:table-cell table:style-name="ce1"/>
          <table:table-cell table:formula="of:=IFERROR(([.CI7]/[.I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7]/[.I7])*100; &quot;&quot;)">
            <text:p/>
          </table:table-cell>
          <table:table-cell table:style-name="ce1"/>
          <table:table-cell/>
          <table:table-cell table:style-name="ce1"/>
          <table:table-cell table:formula="of:=IFERROR(([.CU7]/[.I7])*100; &quot;&quot;)">
            <text:p/>
          </table:table-cell>
          <table:table-cell table:style-name="ce1"/>
          <table:table-cell/>
          <table:table-cell table:style-name="ce1"/>
          <table:table-cell table:formula="of:=IFERROR(([.CY7]/[.I7])*100; &quot;&quot;)">
            <text:p/>
          </table:table-cell>
          <table:table-cell table:style-name="ce1"/>
          <table:table-cell/>
          <table:table-cell table:style-name="ce1"/>
          <table:table-cell table:formula="of:=IFERROR(([.DC7]/[.I7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iber 5490</text:p>
          </table:table-cell>
          <table:table-cell office:value-type="string" calcext:value-type="string">
            <text:p>490.07.27</text:p>
          </table:table-cell>
          <table:table-cell office:value-type="float" office:value="378" calcext:value-type="float">
            <text:p>378</text:p>
          </table:table-cell>
          <table:table-cell table:formula="of:=IF([.C8]-[.X8] = 0 ;&quot;&quot;; [.C8]-[.X8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IFERROR(([.E8]/[.D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8]/[.D8])*100; &quot;&quot;)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formula="of:=IFERROR(([.I8]/[.D8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K8]/[.D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M8]/[.K8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O8]/[.K8])*100; &quot;&quot;)">
            <text:p/>
          </table:table-cell>
          <table:table-cell table:formula="of:=IF([.E8] = &quot;&quot; ;&quot;&quot;; [.E8]-[.O8])" office:value-type="float" office:value="0" calcext:value-type="float">
            <text:p>0</text:p>
          </table:table-cell>
          <table:table-cell table:formula="of:=IFERROR(([.Q8]/[.I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8]/[.K8])*100; &quot;&quot;)">
            <text:p/>
          </table:table-cell>
          <table:table-cell table:formula="of:=IF([.G8] = &quot;&quot; ;&quot;&quot;; [.G8]-[.S8])" office:value-type="float" office:value="0" calcext:value-type="float">
            <text:p>0</text:p>
          </table:table-cell>
          <table:table-cell table:formula="of:=IFERROR(([.U8]/[.I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IFERROR(([.Y8]/[.I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A8]/[.I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AE8]/[.I8])*100; &quot;&quot;)" office:value-type="float" office:value="1.33779264214047" calcext:value-type="float">
            <text:p>1,337792642140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IFERROR(([.BI8]/[.I8])*100; &quot;&quot;)" office:value-type="float" office:value="98.6622073578595" calcext:value-type="float">
            <text:p>98,66220735785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8]/[.I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8]/[.I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8]/[.I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8]/[.I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8]/[.I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8]/[.I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8]/[.I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8]/[.I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9]-[.X9] = 0 ;&quot;&quot;; [.C9]-[.X9])">
            <text:p/>
          </table:table-cell>
          <table:table-cell table:style-name="ce1"/>
          <table:table-cell table:formula="of:=IFERROR(([.E9]/[.D9])*100; &quot;&quot;)">
            <text:p/>
          </table:table-cell>
          <table:table-cell table:style-name="ce1"/>
          <table:table-cell table:formula="of:=IFERROR(([.G9]/[.D9])*100; &quot;&quot;)">
            <text:p/>
          </table:table-cell>
          <table:table-cell table:style-name="ce1"/>
          <table:table-cell table:formula="of:=IFERROR(([.I9]/[.D9])*100; &quot;&quot;)">
            <text:p/>
          </table:table-cell>
          <table:table-cell table:style-name="ce1"/>
          <table:table-cell table:formula="of:=IFERROR(([.K9]/[.D9])*100; &quot;&quot;)">
            <text:p/>
          </table:table-cell>
          <table:table-cell table:style-name="ce1"/>
          <table:table-cell table:formula="of:=IFERROR(([.M9]/[.K9])*100; &quot;&quot;)">
            <text:p/>
          </table:table-cell>
          <table:table-cell/>
          <table:table-cell table:formula="of:=IFERROR(([.O9]/[.K9])*100; &quot;&quot;)">
            <text:p/>
          </table:table-cell>
          <table:table-cell table:formula="of:=IF([.E9] = &quot;&quot; ;&quot;&quot;; [.E9]-[.O9])">
            <text:p/>
          </table:table-cell>
          <table:table-cell table:formula="of:=IFERROR(([.Q9]/[.I9])*100; &quot;&quot;)">
            <text:p/>
          </table:table-cell>
          <table:table-cell/>
          <table:table-cell table:formula="of:=IFERROR(([.S9]/[.K9])*100; &quot;&quot;)">
            <text:p/>
          </table:table-cell>
          <table:table-cell table:formula="of:=IF([.G9] = &quot;&quot; ;&quot;&quot;; [.G9]-[.S9])">
            <text:p/>
          </table:table-cell>
          <table:table-cell table:formula="of:=IFERROR(([.U9]/[.I9])*100; &quot;&quot;)">
            <text:p/>
          </table:table-cell>
          <table:table-cell table:style-name="ce1" table:number-columns-repeated="3"/>
          <table:table-cell table:formula="of:=IFERROR(([.Y9]/[.I9])*100; &quot;&quot;)">
            <text:p/>
          </table:table-cell>
          <table:table-cell table:style-name="ce1"/>
          <table:table-cell table:formula="of:=IFERROR(([.AA9]/[.I9])*100; &quot;&quot;)">
            <text:p/>
          </table:table-cell>
          <table:table-cell table:style-name="ce1"/>
          <table:table-cell/>
          <table:table-cell table:style-name="ce1"/>
          <table:table-cell table:formula="of:=IFERROR(([.AE9]/[.I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9]/[.I9])*100; &quot;&quot;)">
            <text:p/>
          </table:table-cell>
          <table:table-cell table:style-name="ce1"/>
          <table:table-cell/>
          <table:table-cell table:style-name="ce1"/>
          <table:table-cell table:formula="of:=IFERROR(([.BM9]/[.I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9]/[.I9])*100; &quot;&quot;)">
            <text:p/>
          </table:table-cell>
          <table:table-cell table:style-name="ce1"/>
          <table:table-cell table:formula="of:=IFERROR(([.CG9]/[.I9])*100; &quot;&quot;)">
            <text:p/>
          </table:table-cell>
          <table:table-cell table:style-name="ce1"/>
          <table:table-cell table:formula="of:=IFERROR(([.CI9]/[.I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9]/[.I9])*100; &quot;&quot;)">
            <text:p/>
          </table:table-cell>
          <table:table-cell table:style-name="ce1"/>
          <table:table-cell/>
          <table:table-cell table:style-name="ce1"/>
          <table:table-cell table:formula="of:=IFERROR(([.CU9]/[.I9])*100; &quot;&quot;)">
            <text:p/>
          </table:table-cell>
          <table:table-cell table:style-name="ce1"/>
          <table:table-cell/>
          <table:table-cell table:style-name="ce1"/>
          <table:table-cell table:formula="of:=IFERROR(([.CY9]/[.I9])*100; &quot;&quot;)">
            <text:p/>
          </table:table-cell>
          <table:table-cell table:style-name="ce1"/>
          <table:table-cell/>
          <table:table-cell table:style-name="ce1"/>
          <table:table-cell table:formula="of:=IFERROR(([.DC9]/[.I9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iber 5491</text:p>
          </table:table-cell>
          <table:table-cell office:value-type="string" calcext:value-type="string">
            <text:p>491.07.27</text:p>
          </table:table-cell>
          <table:table-cell office:value-type="float" office:value="379" calcext:value-type="float">
            <text:p>379</text:p>
          </table:table-cell>
          <table:table-cell table:formula="of:=IF([.C10]-[.X10] = 0 ;&quot;&quot;; [.C10]-[.X10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IFERROR(([.E10]/[.D1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10]/[.D10])*100; &quot;&quot;)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formula="of:=IFERROR(([.I10]/[.D10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K10]/[.D1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M10]/[.K10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O10]/[.K10])*100; &quot;&quot;)">
            <text:p/>
          </table:table-cell>
          <table:table-cell table:formula="of:=IF([.E10] = &quot;&quot; ;&quot;&quot;; [.E10]-[.O10])" office:value-type="float" office:value="0" calcext:value-type="float">
            <text:p>0</text:p>
          </table:table-cell>
          <table:table-cell table:formula="of:=IFERROR(([.Q10]/[.I1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10]/[.K10])*100; &quot;&quot;)">
            <text:p/>
          </table:table-cell>
          <table:table-cell table:formula="of:=IF([.G10] = &quot;&quot; ;&quot;&quot;; [.G10]-[.S10])" office:value-type="float" office:value="0" calcext:value-type="float">
            <text:p>0</text:p>
          </table:table-cell>
          <table:table-cell table:formula="of:=IFERROR(([.U10]/[.I1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IFERROR(([.Y10]/[.I1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A10]/[.I1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AE10]/[.I10])*100; &quot;&quot;)" office:value-type="float" office:value="1.33779264214047" calcext:value-type="float">
            <text:p>1,337792642140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IFERROR(([.BI10]/[.I10])*100; &quot;&quot;)" office:value-type="float" office:value="98.6622073578595" calcext:value-type="float">
            <text:p>98,66220735785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0]/[.I1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10]/[.I1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10]/[.I1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10]/[.I1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0]/[.I1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0]/[.I1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0]/[.I1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0]/[.I1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11]-[.X11] = 0 ;&quot;&quot;; [.C11]-[.X11])">
            <text:p/>
          </table:table-cell>
          <table:table-cell table:style-name="ce1"/>
          <table:table-cell table:formula="of:=IFERROR(([.E11]/[.D11])*100; &quot;&quot;)">
            <text:p/>
          </table:table-cell>
          <table:table-cell table:style-name="ce1"/>
          <table:table-cell table:formula="of:=IFERROR(([.G11]/[.D11])*100; &quot;&quot;)">
            <text:p/>
          </table:table-cell>
          <table:table-cell table:style-name="ce1"/>
          <table:table-cell table:formula="of:=IFERROR(([.I11]/[.D11])*100; &quot;&quot;)">
            <text:p/>
          </table:table-cell>
          <table:table-cell table:style-name="ce1"/>
          <table:table-cell table:formula="of:=IFERROR(([.K11]/[.D11])*100; &quot;&quot;)">
            <text:p/>
          </table:table-cell>
          <table:table-cell table:style-name="ce1"/>
          <table:table-cell table:formula="of:=IFERROR(([.M11]/[.K11])*100; &quot;&quot;)">
            <text:p/>
          </table:table-cell>
          <table:table-cell/>
          <table:table-cell table:formula="of:=IFERROR(([.O11]/[.K11])*100; &quot;&quot;)">
            <text:p/>
          </table:table-cell>
          <table:table-cell table:formula="of:=IF([.E11] = &quot;&quot; ;&quot;&quot;; [.E11]-[.O11])">
            <text:p/>
          </table:table-cell>
          <table:table-cell table:formula="of:=IFERROR(([.Q11]/[.I11])*100; &quot;&quot;)">
            <text:p/>
          </table:table-cell>
          <table:table-cell/>
          <table:table-cell table:formula="of:=IFERROR(([.S11]/[.K11])*100; &quot;&quot;)">
            <text:p/>
          </table:table-cell>
          <table:table-cell table:formula="of:=IF([.G11] = &quot;&quot; ;&quot;&quot;; [.G11]-[.S11])">
            <text:p/>
          </table:table-cell>
          <table:table-cell table:formula="of:=IFERROR(([.U11]/[.I11])*100; &quot;&quot;)">
            <text:p/>
          </table:table-cell>
          <table:table-cell table:style-name="ce1" table:number-columns-repeated="3"/>
          <table:table-cell table:formula="of:=IFERROR(([.Y11]/[.I11])*100; &quot;&quot;)">
            <text:p/>
          </table:table-cell>
          <table:table-cell table:style-name="ce1"/>
          <table:table-cell table:formula="of:=IFERROR(([.AA11]/[.I11])*100; &quot;&quot;)">
            <text:p/>
          </table:table-cell>
          <table:table-cell table:style-name="ce1"/>
          <table:table-cell/>
          <table:table-cell table:style-name="ce1"/>
          <table:table-cell table:formula="of:=IFERROR(([.AE11]/[.I1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11]/[.I11])*100; &quot;&quot;)">
            <text:p/>
          </table:table-cell>
          <table:table-cell table:style-name="ce1"/>
          <table:table-cell/>
          <table:table-cell table:style-name="ce1"/>
          <table:table-cell table:formula="of:=IFERROR(([.BM11]/[.I1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11]/[.I11])*100; &quot;&quot;)">
            <text:p/>
          </table:table-cell>
          <table:table-cell table:style-name="ce1"/>
          <table:table-cell table:formula="of:=IFERROR(([.CG11]/[.I11])*100; &quot;&quot;)">
            <text:p/>
          </table:table-cell>
          <table:table-cell table:style-name="ce1"/>
          <table:table-cell table:formula="of:=IFERROR(([.CI11]/[.I1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11]/[.I11])*100; &quot;&quot;)">
            <text:p/>
          </table:table-cell>
          <table:table-cell table:style-name="ce1"/>
          <table:table-cell/>
          <table:table-cell table:style-name="ce1"/>
          <table:table-cell table:formula="of:=IFERROR(([.CU11]/[.I11])*100; &quot;&quot;)">
            <text:p/>
          </table:table-cell>
          <table:table-cell table:style-name="ce1"/>
          <table:table-cell/>
          <table:table-cell table:style-name="ce1"/>
          <table:table-cell table:formula="of:=IFERROR(([.CY11]/[.I11])*100; &quot;&quot;)">
            <text:p/>
          </table:table-cell>
          <table:table-cell table:style-name="ce1"/>
          <table:table-cell/>
          <table:table-cell table:style-name="ce1"/>
          <table:table-cell table:formula="of:=IFERROR(([.DC11]/[.I11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Wlan 3130</text:p>
          </table:table-cell>
          <table:table-cell office:value-type="string" calcext:value-type="string">
            <text:p>44.04.34</text:p>
          </table:table-cell>
          <table:table-cell office:value-type="float" office:value="134" calcext:value-type="float">
            <text:p>134</text:p>
          </table:table-cell>
          <table:table-cell table:formula="of:=IF([.C12]-[.X12] = 0 ;&quot;&quot;; [.C12]-[.X12])" office:value-type="float" office:value="117" calcext:value-type="float">
            <text:p>117</text:p>
          </table:table-cell>
          <table:table-cell office:value-type="float" office:value="66" calcext:value-type="float">
            <text:p>66</text:p>
          </table:table-cell>
          <table:table-cell table:formula="of:=IFERROR(([.E12]/[.D12])*100; &quot;&quot;)" office:value-type="float" office:value="56.4102564102564" calcext:value-type="float">
            <text:p>56,4102564102564</text:p>
          </table:table-cell>
          <table:table-cell office:value-type="float" office:value="55" calcext:value-type="float">
            <text:p>55</text:p>
          </table:table-cell>
          <table:table-cell table:formula="of:=IFERROR(([.G12]/[.D12])*100; &quot;&quot;)" office:value-type="float" office:value="47.008547008547" calcext:value-type="float">
            <text:p>47,008547008547</text:p>
          </table:table-cell>
          <table:table-cell office:value-type="float" office:value="16" calcext:value-type="float">
            <text:p>16</text:p>
          </table:table-cell>
          <table:table-cell table:formula="of:=IFERROR(([.I12]/[.D12])*100; &quot;&quot;)" office:value-type="float" office:value="13.6752136752137" calcext:value-type="float">
            <text:p>13,6752136752137</text:p>
          </table:table-cell>
          <table:table-cell office:value-type="float" office:value="101" calcext:value-type="float">
            <text:p>101</text:p>
          </table:table-cell>
          <table:table-cell table:formula="of:=IFERROR(([.K12]/[.D12])*100; &quot;&quot;)" office:value-type="float" office:value="86.3247863247863" calcext:value-type="float">
            <text:p>86,3247863247863</text:p>
          </table:table-cell>
          <table:table-cell office:value-type="float" office:value="15" calcext:value-type="float">
            <text:p>15</text:p>
          </table:table-cell>
          <table:table-cell table:formula="of:=IFERROR(([.M12]/[.K12])*100; &quot;&quot;)" office:value-type="float" office:value="14.8514851485149" calcext:value-type="float">
            <text:p>14,8514851485149</text:p>
          </table:table-cell>
          <table:table-cell office:value-type="float" office:value="57" calcext:value-type="float">
            <text:p>57</text:p>
          </table:table-cell>
          <table:table-cell table:formula="of:=IFERROR(([.O12]/[.K12])*100; &quot;&quot;)" office:value-type="float" office:value="56.4356435643564" calcext:value-type="float">
            <text:p>56,4356435643564</text:p>
          </table:table-cell>
          <table:table-cell table:formula="of:=IF([.E12] = &quot;&quot; ;&quot;&quot;; [.E12]-[.O12])" office:value-type="float" office:value="9" calcext:value-type="float">
            <text:p>9</text:p>
          </table:table-cell>
          <table:table-cell table:formula="of:=IFERROR(([.Q12]/[.I12])*100; &quot;&quot;)" office:value-type="float" office:value="56.25" calcext:value-type="float">
            <text:p>56,25</text:p>
          </table:table-cell>
          <table:table-cell office:value-type="float" office:value="55" calcext:value-type="float">
            <text:p>55</text:p>
          </table:table-cell>
          <table:table-cell table:formula="of:=IFERROR(([.S12]/[.K12])*100; &quot;&quot;)" office:value-type="float" office:value="54.4554455445545" calcext:value-type="float">
            <text:p>54,4554455445545</text:p>
          </table:table-cell>
          <table:table-cell table:formula="of:=IF([.G12] = &quot;&quot; ;&quot;&quot;; [.G12]-[.S12])" office:value-type="float" office:value="0" calcext:value-type="float">
            <text:p>0</text:p>
          </table:table-cell>
          <table:table-cell table:formula="of:=IFERROR(([.U12]/[.I12])*100; &quot;&quot;)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IFERROR(([.Y12]/[.I12])*100; &quot;&quot;)" office:value-type="float" office:value="93.75" calcext:value-type="float">
            <text:p>93,75</text:p>
          </table:table-cell>
          <table:table-cell office:value-type="float" office:value="0" calcext:value-type="float">
            <text:p>0</text:p>
          </table:table-cell>
          <table:table-cell table:formula="of:=IFERROR(([.AA12]/[.I1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E12]/[.I1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12]/[.I1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2]/[.I1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E12]/[.I12])*100; &quot;&quot;)" office:value-type="float" office:value="6.25" calcext:value-type="float">
            <text:p>6,25</text:p>
          </table:table-cell>
          <table:table-cell office:value-type="float" office:value="0" calcext:value-type="float">
            <text:p>0</text:p>
          </table:table-cell>
          <table:table-cell table:formula="of:=IFERROR(([.CG12]/[.I1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12]/[.I1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2]/[.I1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2]/[.I1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2]/[.I1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2]/[.I1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13]-[.X13] = 0 ;&quot;&quot;; [.C13]-[.X13])">
            <text:p/>
          </table:table-cell>
          <table:table-cell table:style-name="ce1"/>
          <table:table-cell table:formula="of:=IFERROR(([.E13]/[.D13])*100; &quot;&quot;)">
            <text:p/>
          </table:table-cell>
          <table:table-cell table:style-name="ce1"/>
          <table:table-cell table:formula="of:=IFERROR(([.G13]/[.D13])*100; &quot;&quot;)">
            <text:p/>
          </table:table-cell>
          <table:table-cell table:style-name="ce1"/>
          <table:table-cell table:formula="of:=IFERROR(([.I13]/[.D13])*100; &quot;&quot;)">
            <text:p/>
          </table:table-cell>
          <table:table-cell table:style-name="ce1"/>
          <table:table-cell table:formula="of:=IFERROR(([.K13]/[.D13])*100; &quot;&quot;)">
            <text:p/>
          </table:table-cell>
          <table:table-cell table:style-name="ce1"/>
          <table:table-cell table:formula="of:=IFERROR(([.M13]/[.K13])*100; &quot;&quot;)">
            <text:p/>
          </table:table-cell>
          <table:table-cell/>
          <table:table-cell table:formula="of:=IFERROR(([.O13]/[.K13])*100; &quot;&quot;)">
            <text:p/>
          </table:table-cell>
          <table:table-cell table:formula="of:=IF([.E13] = &quot;&quot; ;&quot;&quot;; [.E13]-[.O13])">
            <text:p/>
          </table:table-cell>
          <table:table-cell table:formula="of:=IFERROR(([.Q13]/[.I13])*100; &quot;&quot;)">
            <text:p/>
          </table:table-cell>
          <table:table-cell/>
          <table:table-cell table:formula="of:=IFERROR(([.S13]/[.K13])*100; &quot;&quot;)">
            <text:p/>
          </table:table-cell>
          <table:table-cell table:formula="of:=IF([.G13] = &quot;&quot; ;&quot;&quot;; [.G13]-[.S13])">
            <text:p/>
          </table:table-cell>
          <table:table-cell table:formula="of:=IFERROR(([.U13]/[.I13])*100; &quot;&quot;)">
            <text:p/>
          </table:table-cell>
          <table:table-cell table:style-name="ce1" table:number-columns-repeated="3"/>
          <table:table-cell table:formula="of:=IFERROR(([.Y13]/[.I13])*100; &quot;&quot;)">
            <text:p/>
          </table:table-cell>
          <table:table-cell table:style-name="ce1"/>
          <table:table-cell table:formula="of:=IFERROR(([.AA13]/[.I13])*100; &quot;&quot;)">
            <text:p/>
          </table:table-cell>
          <table:table-cell table:style-name="ce1"/>
          <table:table-cell/>
          <table:table-cell table:style-name="ce1"/>
          <table:table-cell table:formula="of:=IFERROR(([.AE13]/[.I1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13]/[.I13])*100; &quot;&quot;)">
            <text:p/>
          </table:table-cell>
          <table:table-cell table:style-name="ce1"/>
          <table:table-cell/>
          <table:table-cell table:style-name="ce1"/>
          <table:table-cell table:formula="of:=IFERROR(([.BM13]/[.I1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13]/[.I13])*100; &quot;&quot;)">
            <text:p/>
          </table:table-cell>
          <table:table-cell table:style-name="ce1"/>
          <table:table-cell table:formula="of:=IFERROR(([.CG13]/[.I13])*100; &quot;&quot;)">
            <text:p/>
          </table:table-cell>
          <table:table-cell table:style-name="ce1"/>
          <table:table-cell table:formula="of:=IFERROR(([.CI13]/[.I1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13]/[.I13])*100; &quot;&quot;)">
            <text:p/>
          </table:table-cell>
          <table:table-cell table:style-name="ce1"/>
          <table:table-cell/>
          <table:table-cell table:style-name="ce1"/>
          <table:table-cell table:formula="of:=IFERROR(([.CU13]/[.I13])*100; &quot;&quot;)">
            <text:p/>
          </table:table-cell>
          <table:table-cell table:style-name="ce1"/>
          <table:table-cell/>
          <table:table-cell table:style-name="ce1"/>
          <table:table-cell table:formula="of:=IFERROR(([.CY13]/[.I13])*100; &quot;&quot;)">
            <text:p/>
          </table:table-cell>
          <table:table-cell table:style-name="ce1"/>
          <table:table-cell/>
          <table:table-cell table:style-name="ce1"/>
          <table:table-cell table:formula="of:=IFERROR(([.DC13]/[.I13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Wlan 3170</text:p>
          </table:table-cell>
          <table:table-cell office:value-type="string" calcext:value-type="string">
            <text:p>49.04.58</text:p>
          </table:table-cell>
          <table:table-cell office:value-type="float" office:value="128" calcext:value-type="float">
            <text:p>128</text:p>
          </table:table-cell>
          <table:table-cell table:formula="of:=IF([.C14]-[.X14] = 0 ;&quot;&quot;; [.C14]-[.X14])" office:value-type="float" office:value="107" calcext:value-type="float">
            <text:p>107</text:p>
          </table:table-cell>
          <table:table-cell office:value-type="float" office:value="64" calcext:value-type="float">
            <text:p>64</text:p>
          </table:table-cell>
          <table:table-cell table:formula="of:=IFERROR(([.E14]/[.D14])*100; &quot;&quot;)" office:value-type="float" office:value="59.8130841121495" calcext:value-type="float">
            <text:p>59,8130841121495</text:p>
          </table:table-cell>
          <table:table-cell office:value-type="float" office:value="53" calcext:value-type="float">
            <text:p>53</text:p>
          </table:table-cell>
          <table:table-cell table:formula="of:=IFERROR(([.G14]/[.D14])*100; &quot;&quot;)" office:value-type="float" office:value="49.5327102803738" calcext:value-type="float">
            <text:p>49,5327102803738</text:p>
          </table:table-cell>
          <table:table-cell office:value-type="float" office:value="15" calcext:value-type="float">
            <text:p>15</text:p>
          </table:table-cell>
          <table:table-cell table:formula="of:=IFERROR(([.I14]/[.D14])*100; &quot;&quot;)" office:value-type="float" office:value="14.018691588785" calcext:value-type="float">
            <text:p>14,018691588785</text:p>
          </table:table-cell>
          <table:table-cell office:value-type="float" office:value="92" calcext:value-type="float">
            <text:p>92</text:p>
          </table:table-cell>
          <table:table-cell table:formula="of:=IFERROR(([.K14]/[.D14])*100; &quot;&quot;)" office:value-type="float" office:value="85.981308411215" calcext:value-type="float">
            <text:p>85,981308411215</text:p>
          </table:table-cell>
          <table:table-cell office:value-type="float" office:value="14" calcext:value-type="float">
            <text:p>14</text:p>
          </table:table-cell>
          <table:table-cell table:formula="of:=IFERROR(([.M14]/[.K14])*100; &quot;&quot;)" office:value-type="float" office:value="15.2173913043478" calcext:value-type="float">
            <text:p>15,2173913043478</text:p>
          </table:table-cell>
          <table:table-cell office:value-type="float" office:value="55" calcext:value-type="float">
            <text:p>55</text:p>
          </table:table-cell>
          <table:table-cell table:formula="of:=IFERROR(([.O14]/[.K14])*100; &quot;&quot;)" office:value-type="float" office:value="59.7826086956522" calcext:value-type="float">
            <text:p>59,7826086956522</text:p>
          </table:table-cell>
          <table:table-cell table:formula="of:=IF([.E14] = &quot;&quot; ;&quot;&quot;; [.E14]-[.O14])" office:value-type="float" office:value="9" calcext:value-type="float">
            <text:p>9</text:p>
          </table:table-cell>
          <table:table-cell table:formula="of:=IFERROR(([.Q14]/[.I14])*100; &quot;&quot;)"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table:formula="of:=IFERROR(([.S14]/[.K14])*100; &quot;&quot;)" office:value-type="float" office:value="57.6086956521739" calcext:value-type="float">
            <text:p>57,6086956521739</text:p>
          </table:table-cell>
          <table:table-cell table:formula="of:=IF([.G14] = &quot;&quot; ;&quot;&quot;; [.G14]-[.S14])" office:value-type="float" office:value="0" calcext:value-type="float">
            <text:p>0</text:p>
          </table:table-cell>
          <table:table-cell table:formula="of:=IFERROR(([.U14]/[.I14])*100; &quot;&quot;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IFERROR(([.Y14]/[.I14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AA14]/[.I1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E14]/[.I1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14]/[.I1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4]/[.I1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14]/[.I1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14]/[.I1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14]/[.I1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4]/[.I1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4]/[.I1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4]/[.I1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4]/[.I1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15]-[.X15] = 0 ;&quot;&quot;; [.C15]-[.X15])">
            <text:p/>
          </table:table-cell>
          <table:table-cell table:style-name="ce1"/>
          <table:table-cell table:formula="of:=IFERROR(([.E15]/[.D15])*100; &quot;&quot;)">
            <text:p/>
          </table:table-cell>
          <table:table-cell table:style-name="ce1"/>
          <table:table-cell table:formula="of:=IFERROR(([.G15]/[.D15])*100; &quot;&quot;)">
            <text:p/>
          </table:table-cell>
          <table:table-cell table:style-name="ce1"/>
          <table:table-cell table:formula="of:=IFERROR(([.I15]/[.D15])*100; &quot;&quot;)">
            <text:p/>
          </table:table-cell>
          <table:table-cell table:style-name="ce1"/>
          <table:table-cell table:formula="of:=IFERROR(([.K15]/[.D15])*100; &quot;&quot;)">
            <text:p/>
          </table:table-cell>
          <table:table-cell table:style-name="ce1"/>
          <table:table-cell table:formula="of:=IFERROR(([.M15]/[.K15])*100; &quot;&quot;)">
            <text:p/>
          </table:table-cell>
          <table:table-cell/>
          <table:table-cell table:formula="of:=IFERROR(([.O15]/[.K15])*100; &quot;&quot;)">
            <text:p/>
          </table:table-cell>
          <table:table-cell table:formula="of:=IF([.E15] = &quot;&quot; ;&quot;&quot;; [.E15]-[.O15])">
            <text:p/>
          </table:table-cell>
          <table:table-cell table:formula="of:=IFERROR(([.Q15]/[.I15])*100; &quot;&quot;)">
            <text:p/>
          </table:table-cell>
          <table:table-cell/>
          <table:table-cell table:formula="of:=IFERROR(([.S15]/[.K15])*100; &quot;&quot;)">
            <text:p/>
          </table:table-cell>
          <table:table-cell table:formula="of:=IF([.G15] = &quot;&quot; ;&quot;&quot;; [.G15]-[.S15])">
            <text:p/>
          </table:table-cell>
          <table:table-cell table:formula="of:=IFERROR(([.U15]/[.I15])*100; &quot;&quot;)">
            <text:p/>
          </table:table-cell>
          <table:table-cell table:style-name="ce1" table:number-columns-repeated="3"/>
          <table:table-cell table:formula="of:=IFERROR(([.Y15]/[.I15])*100; &quot;&quot;)">
            <text:p/>
          </table:table-cell>
          <table:table-cell table:style-name="ce1"/>
          <table:table-cell table:formula="of:=IFERROR(([.AA15]/[.I15])*100; &quot;&quot;)">
            <text:p/>
          </table:table-cell>
          <table:table-cell table:style-name="ce1"/>
          <table:table-cell/>
          <table:table-cell table:style-name="ce1"/>
          <table:table-cell table:formula="of:=IFERROR(([.AE15]/[.I1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15]/[.I15])*100; &quot;&quot;)">
            <text:p/>
          </table:table-cell>
          <table:table-cell table:style-name="ce1"/>
          <table:table-cell/>
          <table:table-cell table:style-name="ce1"/>
          <table:table-cell table:formula="of:=IFERROR(([.BM15]/[.I1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15]/[.I15])*100; &quot;&quot;)">
            <text:p/>
          </table:table-cell>
          <table:table-cell table:style-name="ce1"/>
          <table:table-cell table:formula="of:=IFERROR(([.CG15]/[.I15])*100; &quot;&quot;)">
            <text:p/>
          </table:table-cell>
          <table:table-cell table:style-name="ce1"/>
          <table:table-cell table:formula="of:=IFERROR(([.CI15]/[.I1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15]/[.I15])*100; &quot;&quot;)">
            <text:p/>
          </table:table-cell>
          <table:table-cell table:style-name="ce1"/>
          <table:table-cell/>
          <table:table-cell table:style-name="ce1"/>
          <table:table-cell table:formula="of:=IFERROR(([.CU15]/[.I15])*100; &quot;&quot;)">
            <text:p/>
          </table:table-cell>
          <table:table-cell table:style-name="ce1"/>
          <table:table-cell/>
          <table:table-cell table:style-name="ce1"/>
          <table:table-cell table:formula="of:=IFERROR(([.CY15]/[.I15])*100; &quot;&quot;)">
            <text:p/>
          </table:table-cell>
          <table:table-cell table:style-name="ce1"/>
          <table:table-cell/>
          <table:table-cell table:style-name="ce1"/>
          <table:table-cell table:formula="of:=IFERROR(([.DC15]/[.I15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Wlan 3131</text:p>
          </table:table-cell>
          <table:table-cell office:value-type="string" calcext:value-type="string">
            <text:p>50.04.57</text:p>
          </table:table-cell>
          <table:table-cell office:value-type="float" office:value="128" calcext:value-type="float">
            <text:p>128</text:p>
          </table:table-cell>
          <table:table-cell table:formula="of:=IF([.C16]-[.X16] = 0 ;&quot;&quot;; [.C16]-[.X16])" office:value-type="float" office:value="107" calcext:value-type="float">
            <text:p>107</text:p>
          </table:table-cell>
          <table:table-cell office:value-type="float" office:value="64" calcext:value-type="float">
            <text:p>64</text:p>
          </table:table-cell>
          <table:table-cell table:formula="of:=IFERROR(([.E16]/[.D16])*100; &quot;&quot;)" office:value-type="float" office:value="59.8130841121495" calcext:value-type="float">
            <text:p>59,8130841121495</text:p>
          </table:table-cell>
          <table:table-cell office:value-type="float" office:value="54" calcext:value-type="float">
            <text:p>54</text:p>
          </table:table-cell>
          <table:table-cell table:formula="of:=IFERROR(([.G16]/[.D16])*100; &quot;&quot;)" office:value-type="float" office:value="50.4672897196262" calcext:value-type="float">
            <text:p>50,4672897196262</text:p>
          </table:table-cell>
          <table:table-cell office:value-type="float" office:value="15" calcext:value-type="float">
            <text:p>15</text:p>
          </table:table-cell>
          <table:table-cell table:formula="of:=IFERROR(([.I16]/[.D16])*100; &quot;&quot;)" office:value-type="float" office:value="14.018691588785" calcext:value-type="float">
            <text:p>14,018691588785</text:p>
          </table:table-cell>
          <table:table-cell office:value-type="float" office:value="92" calcext:value-type="float">
            <text:p>92</text:p>
          </table:table-cell>
          <table:table-cell table:formula="of:=IFERROR(([.K16]/[.D16])*100; &quot;&quot;)" office:value-type="float" office:value="85.981308411215" calcext:value-type="float">
            <text:p>85,981308411215</text:p>
          </table:table-cell>
          <table:table-cell office:value-type="float" office:value="15" calcext:value-type="float">
            <text:p>15</text:p>
          </table:table-cell>
          <table:table-cell table:formula="of:=IFERROR(([.M16]/[.K16])*100; &quot;&quot;)" office:value-type="float" office:value="16.304347826087" calcext:value-type="float">
            <text:p>16,304347826087</text:p>
          </table:table-cell>
          <table:table-cell office:value-type="float" office:value="55" calcext:value-type="float">
            <text:p>55</text:p>
          </table:table-cell>
          <table:table-cell table:formula="of:=IFERROR(([.O16]/[.K16])*100; &quot;&quot;)" office:value-type="float" office:value="59.7826086956522" calcext:value-type="float">
            <text:p>59,7826086956522</text:p>
          </table:table-cell>
          <table:table-cell table:formula="of:=IF([.E16] = &quot;&quot; ;&quot;&quot;; [.E16]-[.O16])" office:value-type="float" office:value="9" calcext:value-type="float">
            <text:p>9</text:p>
          </table:table-cell>
          <table:table-cell table:formula="of:=IFERROR(([.Q16]/[.I16])*100; &quot;&quot;)"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table:formula="of:=IFERROR(([.S16]/[.K16])*100; &quot;&quot;)" office:value-type="float" office:value="58.695652173913" calcext:value-type="float">
            <text:p>58,695652173913</text:p>
          </table:table-cell>
          <table:table-cell table:formula="of:=IF([.G16] = &quot;&quot; ;&quot;&quot;; [.G16]-[.S16])" office:value-type="float" office:value="0" calcext:value-type="float">
            <text:p>0</text:p>
          </table:table-cell>
          <table:table-cell table:formula="of:=IFERROR(([.U16]/[.I16])*100; &quot;&quot;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IFERROR(([.Y16]/[.I16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AA16]/[.I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E16]/[.I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16]/[.I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6]/[.I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16]/[.I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16]/[.I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16]/[.I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6]/[.I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6]/[.I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6]/[.I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6]/[.I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17]-[.X17] = 0 ;&quot;&quot;; [.C17]-[.X17])">
            <text:p/>
          </table:table-cell>
          <table:table-cell table:style-name="ce1"/>
          <table:table-cell table:formula="of:=IFERROR(([.E17]/[.D17])*100; &quot;&quot;)">
            <text:p/>
          </table:table-cell>
          <table:table-cell table:style-name="ce1"/>
          <table:table-cell table:formula="of:=IFERROR(([.G17]/[.D17])*100; &quot;&quot;)">
            <text:p/>
          </table:table-cell>
          <table:table-cell table:style-name="ce1"/>
          <table:table-cell table:formula="of:=IFERROR(([.I17]/[.D17])*100; &quot;&quot;)">
            <text:p/>
          </table:table-cell>
          <table:table-cell table:style-name="ce1"/>
          <table:table-cell table:formula="of:=IFERROR(([.K17]/[.D17])*100; &quot;&quot;)">
            <text:p/>
          </table:table-cell>
          <table:table-cell table:style-name="ce1"/>
          <table:table-cell table:formula="of:=IFERROR(([.M17]/[.K17])*100; &quot;&quot;)">
            <text:p/>
          </table:table-cell>
          <table:table-cell/>
          <table:table-cell table:formula="of:=IFERROR(([.O17]/[.K17])*100; &quot;&quot;)">
            <text:p/>
          </table:table-cell>
          <table:table-cell table:formula="of:=IF([.E17] = &quot;&quot; ;&quot;&quot;; [.E17]-[.O17])">
            <text:p/>
          </table:table-cell>
          <table:table-cell table:formula="of:=IFERROR(([.Q17]/[.I17])*100; &quot;&quot;)">
            <text:p/>
          </table:table-cell>
          <table:table-cell/>
          <table:table-cell table:formula="of:=IFERROR(([.S17]/[.K17])*100; &quot;&quot;)">
            <text:p/>
          </table:table-cell>
          <table:table-cell table:formula="of:=IF([.G17] = &quot;&quot; ;&quot;&quot;; [.G17]-[.S17])">
            <text:p/>
          </table:table-cell>
          <table:table-cell table:formula="of:=IFERROR(([.U17]/[.I17])*100; &quot;&quot;)">
            <text:p/>
          </table:table-cell>
          <table:table-cell table:style-name="ce1" table:number-columns-repeated="3"/>
          <table:table-cell table:formula="of:=IFERROR(([.Y17]/[.I17])*100; &quot;&quot;)">
            <text:p/>
          </table:table-cell>
          <table:table-cell table:style-name="ce1"/>
          <table:table-cell table:formula="of:=IFERROR(([.AA17]/[.I17])*100; &quot;&quot;)">
            <text:p/>
          </table:table-cell>
          <table:table-cell table:style-name="ce1"/>
          <table:table-cell/>
          <table:table-cell table:style-name="ce1"/>
          <table:table-cell table:formula="of:=IFERROR(([.AE17]/[.I1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17]/[.I17])*100; &quot;&quot;)">
            <text:p/>
          </table:table-cell>
          <table:table-cell table:style-name="ce1"/>
          <table:table-cell/>
          <table:table-cell table:style-name="ce1"/>
          <table:table-cell table:formula="of:=IFERROR(([.BM17]/[.I1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17]/[.I17])*100; &quot;&quot;)">
            <text:p/>
          </table:table-cell>
          <table:table-cell table:style-name="ce1"/>
          <table:table-cell table:formula="of:=IFERROR(([.CG17]/[.I17])*100; &quot;&quot;)">
            <text:p/>
          </table:table-cell>
          <table:table-cell table:style-name="ce1"/>
          <table:table-cell table:formula="of:=IFERROR(([.CI17]/[.I1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17]/[.I17])*100; &quot;&quot;)">
            <text:p/>
          </table:table-cell>
          <table:table-cell table:style-name="ce1"/>
          <table:table-cell/>
          <table:table-cell table:style-name="ce1"/>
          <table:table-cell table:formula="of:=IFERROR(([.CU17]/[.I17])*100; &quot;&quot;)">
            <text:p/>
          </table:table-cell>
          <table:table-cell table:style-name="ce1"/>
          <table:table-cell/>
          <table:table-cell table:style-name="ce1"/>
          <table:table-cell table:formula="of:=IFERROR(([.CY17]/[.I17])*100; &quot;&quot;)">
            <text:p/>
          </table:table-cell>
          <table:table-cell table:style-name="ce1"/>
          <table:table-cell/>
          <table:table-cell table:style-name="ce1"/>
          <table:table-cell table:formula="of:=IFERROR(([.DC17]/[.I17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Wlan 3490</text:p>
          </table:table-cell>
          <table:table-cell office:value-type="string" calcext:value-type="string">
            <text:p>490.07.29</text:p>
          </table:table-cell>
          <table:table-cell office:value-type="float" office:value="361" calcext:value-type="float">
            <text:p>361</text:p>
          </table:table-cell>
          <table:table-cell table:formula="of:=IF([.C18]-[.X18] = 0 ;&quot;&quot;; [.C18]-[.X18])"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formula="of:=IFERROR(([.E18]/[.D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18]/[.D18])*100; &quot;&quot;)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formula="of:=IFERROR(([.I18]/[.D18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K18]/[.D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M18]/[.K18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O18]/[.K18])*100; &quot;&quot;)">
            <text:p/>
          </table:table-cell>
          <table:table-cell table:formula="of:=IF([.E18] = &quot;&quot; ;&quot;&quot;; [.E18]-[.O18])" office:value-type="float" office:value="0" calcext:value-type="float">
            <text:p>0</text:p>
          </table:table-cell>
          <table:table-cell table:formula="of:=IFERROR(([.Q18]/[.I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18]/[.K18])*100; &quot;&quot;)">
            <text:p/>
          </table:table-cell>
          <table:table-cell table:formula="of:=IF([.G18] = &quot;&quot; ;&quot;&quot;; [.G18]-[.S18])" office:value-type="float" office:value="0" calcext:value-type="float">
            <text:p>0</text:p>
          </table:table-cell>
          <table:table-cell table:formula="of:=IFERROR(([.U18]/[.I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IFERROR(([.Y18]/[.I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A18]/[.I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E18]/[.I18])*100; &quot;&quot;)" office:value-type="float" office:value="1.73010380622837" calcext:value-type="float">
            <text:p>1,730103806228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4" calcext:value-type="float">
            <text:p>284</text:p>
          </table:table-cell>
          <table:table-cell table:formula="of:=IFERROR(([.BI18]/[.I18])*100; &quot;&quot;)" office:value-type="float" office:value="98.2698961937716" calcext:value-type="float">
            <text:p>98,26989619377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8]/[.I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18]/[.I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18]/[.I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18]/[.I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8]/[.I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8]/[.I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8]/[.I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8]/[.I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490.07.28</text:p>
          </table:table-cell>
          <table:table-cell office:value-type="float" office:value="361" calcext:value-type="float">
            <text:p>361</text:p>
          </table:table-cell>
          <table:table-cell table:formula="of:=IF([.C19]-[.X19] = 0 ;&quot;&quot;; [.C19]-[.X19])"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formula="of:=IFERROR(([.E19]/[.D1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19]/[.D19])*100; &quot;&quot;)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formula="of:=IFERROR(([.I19]/[.D19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K19]/[.D1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M19]/[.K19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O19]/[.K19])*100; &quot;&quot;)">
            <text:p/>
          </table:table-cell>
          <table:table-cell table:formula="of:=IF([.E19] = &quot;&quot; ;&quot;&quot;; [.E19]-[.O19])" office:value-type="float" office:value="0" calcext:value-type="float">
            <text:p>0</text:p>
          </table:table-cell>
          <table:table-cell table:formula="of:=IFERROR(([.Q19]/[.I1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19]/[.K19])*100; &quot;&quot;)">
            <text:p/>
          </table:table-cell>
          <table:table-cell table:formula="of:=IF([.G19] = &quot;&quot; ;&quot;&quot;; [.G19]-[.S19])" office:value-type="float" office:value="0" calcext:value-type="float">
            <text:p>0</text:p>
          </table:table-cell>
          <table:table-cell table:formula="of:=IFERROR(([.U19]/[.I1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IFERROR(([.Y19]/[.I1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A19]/[.I1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E19]/[.I19])*100; &quot;&quot;)" office:value-type="float" office:value="1.73010380622837" calcext:value-type="float">
            <text:p>1,730103806228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4" calcext:value-type="float">
            <text:p>284</text:p>
          </table:table-cell>
          <table:table-cell table:formula="of:=IFERROR(([.BI19]/[.I19])*100; &quot;&quot;)" office:value-type="float" office:value="98.2698961937716" calcext:value-type="float">
            <text:p>98,26989619377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9]/[.I1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19]/[.I1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19]/[.I1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19]/[.I1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9]/[.I1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9]/[.I1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9]/[.I1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9]/[.I1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20]-[.X20] = 0 ;&quot;&quot;; [.C20]-[.X20])">
            <text:p/>
          </table:table-cell>
          <table:table-cell table:style-name="ce1"/>
          <table:table-cell table:formula="of:=IFERROR(([.E20]/[.D20])*100; &quot;&quot;)">
            <text:p/>
          </table:table-cell>
          <table:table-cell table:style-name="ce1"/>
          <table:table-cell table:formula="of:=IFERROR(([.G20]/[.D20])*100; &quot;&quot;)">
            <text:p/>
          </table:table-cell>
          <table:table-cell table:style-name="ce1"/>
          <table:table-cell table:formula="of:=IFERROR(([.I20]/[.D20])*100; &quot;&quot;)">
            <text:p/>
          </table:table-cell>
          <table:table-cell table:style-name="ce1"/>
          <table:table-cell table:formula="of:=IFERROR(([.K20]/[.D20])*100; &quot;&quot;)">
            <text:p/>
          </table:table-cell>
          <table:table-cell table:style-name="ce1"/>
          <table:table-cell table:formula="of:=IFERROR(([.M20]/[.K20])*100; &quot;&quot;)">
            <text:p/>
          </table:table-cell>
          <table:table-cell/>
          <table:table-cell table:formula="of:=IFERROR(([.O20]/[.K20])*100; &quot;&quot;)">
            <text:p/>
          </table:table-cell>
          <table:table-cell table:formula="of:=IF([.E20] = &quot;&quot; ;&quot;&quot;; [.E20]-[.O20])">
            <text:p/>
          </table:table-cell>
          <table:table-cell table:formula="of:=IFERROR(([.Q20]/[.I20])*100; &quot;&quot;)">
            <text:p/>
          </table:table-cell>
          <table:table-cell/>
          <table:table-cell table:formula="of:=IFERROR(([.S20]/[.K20])*100; &quot;&quot;)">
            <text:p/>
          </table:table-cell>
          <table:table-cell table:formula="of:=IF([.G20] = &quot;&quot; ;&quot;&quot;; [.G20]-[.S20])">
            <text:p/>
          </table:table-cell>
          <table:table-cell table:formula="of:=IFERROR(([.U20]/[.I20])*100; &quot;&quot;)">
            <text:p/>
          </table:table-cell>
          <table:table-cell table:style-name="ce1" table:number-columns-repeated="3"/>
          <table:table-cell table:formula="of:=IFERROR(([.Y20]/[.I20])*100; &quot;&quot;)">
            <text:p/>
          </table:table-cell>
          <table:table-cell table:style-name="ce1"/>
          <table:table-cell table:formula="of:=IFERROR(([.AA20]/[.I20])*100; &quot;&quot;)">
            <text:p/>
          </table:table-cell>
          <table:table-cell table:style-name="ce1"/>
          <table:table-cell/>
          <table:table-cell table:style-name="ce1"/>
          <table:table-cell table:formula="of:=IFERROR(([.AE20]/[.I2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20]/[.I20])*100; &quot;&quot;)">
            <text:p/>
          </table:table-cell>
          <table:table-cell table:style-name="ce1"/>
          <table:table-cell/>
          <table:table-cell table:style-name="ce1"/>
          <table:table-cell table:formula="of:=IFERROR(([.BM20]/[.I2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20]/[.I20])*100; &quot;&quot;)">
            <text:p/>
          </table:table-cell>
          <table:table-cell table:style-name="ce1"/>
          <table:table-cell table:formula="of:=IFERROR(([.CG20]/[.I20])*100; &quot;&quot;)">
            <text:p/>
          </table:table-cell>
          <table:table-cell table:style-name="ce1"/>
          <table:table-cell table:formula="of:=IFERROR(([.CI20]/[.I2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20]/[.I20])*100; &quot;&quot;)">
            <text:p/>
          </table:table-cell>
          <table:table-cell table:style-name="ce1"/>
          <table:table-cell/>
          <table:table-cell table:style-name="ce1"/>
          <table:table-cell table:formula="of:=IFERROR(([.CU20]/[.I20])*100; &quot;&quot;)">
            <text:p/>
          </table:table-cell>
          <table:table-cell table:style-name="ce1"/>
          <table:table-cell/>
          <table:table-cell table:style-name="ce1"/>
          <table:table-cell table:formula="of:=IFERROR(([.CY20]/[.I20])*100; &quot;&quot;)">
            <text:p/>
          </table:table-cell>
          <table:table-cell table:style-name="ce1"/>
          <table:table-cell/>
          <table:table-cell table:style-name="ce1"/>
          <table:table-cell table:formula="of:=IFERROR(([.DC20]/[.I20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Wlan 3030</text:p>
          </table:table-cell>
          <table:table-cell office:value-type="string" calcext:value-type="string">
            <text:p>21.04.34</text:p>
          </table:table-cell>
          <table:table-cell office:value-type="float" office:value="124" calcext:value-type="float">
            <text:p>124</text:p>
          </table:table-cell>
          <table:table-cell table:formula="of:=IF([.C21]-[.X21] = 0 ;&quot;&quot;; [.C21]-[.X21])" office:value-type="float" office:value="110" calcext:value-type="float">
            <text:p>110</text:p>
          </table:table-cell>
          <table:table-cell office:value-type="float" office:value="64" calcext:value-type="float">
            <text:p>64</text:p>
          </table:table-cell>
          <table:table-cell table:formula="of:=IFERROR(([.E21]/[.D21])*100; &quot;&quot;)" office:value-type="float" office:value="58.1818181818182" calcext:value-type="float">
            <text:p>58,1818181818182</text:p>
          </table:table-cell>
          <table:table-cell office:value-type="float" office:value="53" calcext:value-type="float">
            <text:p>53</text:p>
          </table:table-cell>
          <table:table-cell table:formula="of:=IFERROR(([.G21]/[.D21])*100; &quot;&quot;)" office:value-type="float" office:value="48.1818181818182" calcext:value-type="float">
            <text:p>48,1818181818182</text:p>
          </table:table-cell>
          <table:table-cell office:value-type="float" office:value="12" calcext:value-type="float">
            <text:p>12</text:p>
          </table:table-cell>
          <table:table-cell table:formula="of:=IFERROR(([.I21]/[.D21])*100; &quot;&quot;)" office:value-type="float" office:value="10.9090909090909" calcext:value-type="float">
            <text:p>10,9090909090909</text:p>
          </table:table-cell>
          <table:table-cell office:value-type="float" office:value="98" calcext:value-type="float">
            <text:p>98</text:p>
          </table:table-cell>
          <table:table-cell table:formula="of:=IFERROR(([.K21]/[.D21])*100; &quot;&quot;)" office:value-type="float" office:value="89.0909090909091" calcext:value-type="float">
            <text:p>89,0909090909091</text:p>
          </table:table-cell>
          <table:table-cell office:value-type="float" office:value="13" calcext:value-type="float">
            <text:p>13</text:p>
          </table:table-cell>
          <table:table-cell table:formula="of:=IFERROR(([.M21]/[.K21])*100; &quot;&quot;)" office:value-type="float" office:value="13.265306122449" calcext:value-type="float">
            <text:p>13,265306122449</text:p>
          </table:table-cell>
          <table:table-cell office:value-type="float" office:value="56" calcext:value-type="float">
            <text:p>56</text:p>
          </table:table-cell>
          <table:table-cell table:formula="of:=IFERROR(([.O21]/[.K21])*100; &quot;&quot;)" office:value-type="float" office:value="57.1428571428571" calcext:value-type="float">
            <text:p>57,1428571428571</text:p>
          </table:table-cell>
          <table:table-cell table:formula="of:=IF([.E21] = &quot;&quot; ;&quot;&quot;; [.E21]-[.O21])" office:value-type="float" office:value="8" calcext:value-type="float">
            <text:p>8</text:p>
          </table:table-cell>
          <table:table-cell table:formula="of:=IFERROR(([.Q21]/[.I21])*100; &quot;&quot;)" office:value-type="float" office:value="66.6666666666667" calcext:value-type="float">
            <text:p>66,6666666666667</text:p>
          </table:table-cell>
          <table:table-cell office:value-type="float" office:value="53" calcext:value-type="float">
            <text:p>53</text:p>
          </table:table-cell>
          <table:table-cell table:formula="of:=IFERROR(([.S21]/[.K21])*100; &quot;&quot;)" office:value-type="float" office:value="54.0816326530612" calcext:value-type="float">
            <text:p>54,0816326530612</text:p>
          </table:table-cell>
          <table:table-cell table:formula="of:=IF([.G21] = &quot;&quot; ;&quot;&quot;; [.G21]-[.S21])" office:value-type="float" office:value="0" calcext:value-type="float">
            <text:p>0</text:p>
          </table:table-cell>
          <table:table-cell table:formula="of:=IFERROR(([.U21]/[.I21])*100; &quot;&quot;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IFERROR(([.Y21]/[.I21])*100; &quot;&quot;)" office:value-type="float" office:value="91.6666666666667" calcext:value-type="float">
            <text:p>91,6666666666667</text:p>
          </table:table-cell>
          <table:table-cell office:value-type="float" office:value="0" calcext:value-type="float">
            <text:p>0</text:p>
          </table:table-cell>
          <table:table-cell table:formula="of:=IFERROR(([.AA21]/[.I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E21]/[.I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21]/[.I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21]/[.I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E21]/[.I21])*100; &quot;&quot;)" office:value-type="float" office:value="8.33333333333333" calcext:value-type="float">
            <text:p>8,33333333333333</text:p>
          </table:table-cell>
          <table:table-cell office:value-type="float" office:value="0" calcext:value-type="float">
            <text:p>0</text:p>
          </table:table-cell>
          <table:table-cell table:formula="of:=IFERROR(([.CG21]/[.I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21]/[.I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21]/[.I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21]/[.I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21]/[.I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21]/[.I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22]-[.X22] = 0 ;&quot;&quot;; [.C22]-[.X22])">
            <text:p/>
          </table:table-cell>
          <table:table-cell table:style-name="ce1"/>
          <table:table-cell table:formula="of:=IFERROR(([.E22]/[.D22])*100; &quot;&quot;)">
            <text:p/>
          </table:table-cell>
          <table:table-cell table:style-name="ce1"/>
          <table:table-cell table:formula="of:=IFERROR(([.G22]/[.D22])*100; &quot;&quot;)">
            <text:p/>
          </table:table-cell>
          <table:table-cell table:style-name="ce1"/>
          <table:table-cell table:formula="of:=IFERROR(([.I22]/[.D22])*100; &quot;&quot;)">
            <text:p/>
          </table:table-cell>
          <table:table-cell table:style-name="ce1"/>
          <table:table-cell table:formula="of:=IFERROR(([.K22]/[.D22])*100; &quot;&quot;)">
            <text:p/>
          </table:table-cell>
          <table:table-cell table:style-name="ce1"/>
          <table:table-cell table:formula="of:=IFERROR(([.M22]/[.K22])*100; &quot;&quot;)">
            <text:p/>
          </table:table-cell>
          <table:table-cell/>
          <table:table-cell table:formula="of:=IFERROR(([.O22]/[.K22])*100; &quot;&quot;)">
            <text:p/>
          </table:table-cell>
          <table:table-cell table:formula="of:=IF([.E22] = &quot;&quot; ;&quot;&quot;; [.E22]-[.O22])">
            <text:p/>
          </table:table-cell>
          <table:table-cell table:formula="of:=IFERROR(([.Q22]/[.I22])*100; &quot;&quot;)">
            <text:p/>
          </table:table-cell>
          <table:table-cell/>
          <table:table-cell table:formula="of:=IFERROR(([.S22]/[.K22])*100; &quot;&quot;)">
            <text:p/>
          </table:table-cell>
          <table:table-cell table:formula="of:=IF([.G22] = &quot;&quot; ;&quot;&quot;; [.G22]-[.S22])">
            <text:p/>
          </table:table-cell>
          <table:table-cell table:formula="of:=IFERROR(([.U22]/[.I22])*100; &quot;&quot;)">
            <text:p/>
          </table:table-cell>
          <table:table-cell table:style-name="ce1" table:number-columns-repeated="3"/>
          <table:table-cell table:formula="of:=IFERROR(([.Y22]/[.I22])*100; &quot;&quot;)">
            <text:p/>
          </table:table-cell>
          <table:table-cell table:style-name="ce1"/>
          <table:table-cell table:formula="of:=IFERROR(([.AA22]/[.I22])*100; &quot;&quot;)">
            <text:p/>
          </table:table-cell>
          <table:table-cell table:style-name="ce1"/>
          <table:table-cell/>
          <table:table-cell table:style-name="ce1"/>
          <table:table-cell table:formula="of:=IFERROR(([.AE22]/[.I2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22]/[.I22])*100; &quot;&quot;)">
            <text:p/>
          </table:table-cell>
          <table:table-cell table:style-name="ce1"/>
          <table:table-cell/>
          <table:table-cell table:style-name="ce1"/>
          <table:table-cell table:formula="of:=IFERROR(([.BM22]/[.I2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22]/[.I22])*100; &quot;&quot;)">
            <text:p/>
          </table:table-cell>
          <table:table-cell table:style-name="ce1"/>
          <table:table-cell table:formula="of:=IFERROR(([.CG22]/[.I22])*100; &quot;&quot;)">
            <text:p/>
          </table:table-cell>
          <table:table-cell table:style-name="ce1"/>
          <table:table-cell table:formula="of:=IFERROR(([.CI22]/[.I2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22]/[.I22])*100; &quot;&quot;)">
            <text:p/>
          </table:table-cell>
          <table:table-cell table:style-name="ce1"/>
          <table:table-cell/>
          <table:table-cell table:style-name="ce1"/>
          <table:table-cell table:formula="of:=IFERROR(([.CU22]/[.I22])*100; &quot;&quot;)">
            <text:p/>
          </table:table-cell>
          <table:table-cell table:style-name="ce1"/>
          <table:table-cell/>
          <table:table-cell table:style-name="ce1"/>
          <table:table-cell table:formula="of:=IFERROR(([.CY22]/[.I22])*100; &quot;&quot;)">
            <text:p/>
          </table:table-cell>
          <table:table-cell table:style-name="ce1"/>
          <table:table-cell/>
          <table:table-cell table:style-name="ce1"/>
          <table:table-cell table:formula="of:=IFERROR(([.DC22]/[.I22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Wlan 3270 v3</text:p>
          </table:table-cell>
          <table:table-cell office:value-type="string" calcext:value-type="string">
            <text:p>96.05.54</text:p>
          </table:table-cell>
          <table:table-cell office:value-type="float" office:value="288" calcext:value-type="float">
            <text:p>288</text:p>
          </table:table-cell>
          <table:table-cell table:formula="of:=IF([.C23]-[.X23] = 0 ;&quot;&quot;; [.C23]-[.X23])" office:value-type="float" office:value="246" calcext:value-type="float">
            <text:p>246</text:p>
          </table:table-cell>
          <table:table-cell office:value-type="float" office:value="156" calcext:value-type="float">
            <text:p>156</text:p>
          </table:table-cell>
          <table:table-cell table:formula="of:=IFERROR(([.E23]/[.D23])*100; &quot;&quot;)" office:value-type="float" office:value="63.4146341463415" calcext:value-type="float">
            <text:p>63,4146341463415</text:p>
          </table:table-cell>
          <table:table-cell office:value-type="float" office:value="106" calcext:value-type="float">
            <text:p>106</text:p>
          </table:table-cell>
          <table:table-cell table:formula="of:=IFERROR(([.G23]/[.D23])*100; &quot;&quot;)" office:value-type="float" office:value="43.089430894309" calcext:value-type="float">
            <text:p>43,089430894309</text:p>
          </table:table-cell>
          <table:table-cell office:value-type="float" office:value="45" calcext:value-type="float">
            <text:p>45</text:p>
          </table:table-cell>
          <table:table-cell table:formula="of:=IFERROR(([.I23]/[.D23])*100; &quot;&quot;)" office:value-type="float" office:value="18.2926829268293" calcext:value-type="float">
            <text:p>18,2926829268293</text:p>
          </table:table-cell>
          <table:table-cell office:value-type="float" office:value="201" calcext:value-type="float">
            <text:p>201</text:p>
          </table:table-cell>
          <table:table-cell table:formula="of:=IFERROR(([.K23]/[.D23])*100; &quot;&quot;)" office:value-type="float" office:value="81.7073170731707" calcext:value-type="float">
            <text:p>81,7073170731707</text:p>
          </table:table-cell>
          <table:table-cell office:value-type="float" office:value="41" calcext:value-type="float">
            <text:p>41</text:p>
          </table:table-cell>
          <table:table-cell table:formula="of:=IFERROR(([.M23]/[.K23])*100; &quot;&quot;)" office:value-type="float" office:value="20.3980099502488" calcext:value-type="float">
            <text:p>20,3980099502488</text:p>
          </table:table-cell>
          <table:table-cell office:value-type="float" office:value="134" calcext:value-type="float">
            <text:p>134</text:p>
          </table:table-cell>
          <table:table-cell table:formula="of:=IFERROR(([.O23]/[.K23])*100; &quot;&quot;)" office:value-type="float" office:value="66.6666666666667" calcext:value-type="float">
            <text:p>66,6666666666667</text:p>
          </table:table-cell>
          <table:table-cell table:formula="of:=IF([.E23] = &quot;&quot; ;&quot;&quot;; [.E23]-[.O23])" office:value-type="float" office:value="22" calcext:value-type="float">
            <text:p>22</text:p>
          </table:table-cell>
          <table:table-cell table:formula="of:=IFERROR(([.Q23]/[.I23])*100; &quot;&quot;)" office:value-type="float" office:value="48.8888888888889" calcext:value-type="float">
            <text:p>48,8888888888889</text:p>
          </table:table-cell>
          <table:table-cell office:value-type="float" office:value="106" calcext:value-type="float">
            <text:p>106</text:p>
          </table:table-cell>
          <table:table-cell table:formula="of:=IFERROR(([.S23]/[.K23])*100; &quot;&quot;)" office:value-type="float" office:value="52.7363184079602" calcext:value-type="float">
            <text:p>52,7363184079602</text:p>
          </table:table-cell>
          <table:table-cell table:formula="of:=IF([.G23] = &quot;&quot; ;&quot;&quot;; [.G23]-[.S23])" office:value-type="float" office:value="0" calcext:value-type="float">
            <text:p>0</text:p>
          </table:table-cell>
          <table:table-cell table:formula="of:=IFERROR(([.U23]/[.I23])*100; &quot;&quot;)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formula="of:=IFERROR(([.Y23]/[.I23])*100; &quot;&quot;)" office:value-type="float" office:value="84.4444444444444" calcext:value-type="float">
            <text:p>84,4444444444444</text:p>
          </table:table-cell>
          <table:table-cell office:value-type="float" office:value="0" calcext:value-type="float">
            <text:p>0</text:p>
          </table:table-cell>
          <table:table-cell table:formula="of:=IFERROR(([.AA23]/[.I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E23]/[.I23])*100; &quot;&quot;)" office:value-type="float" office:value="4.44444444444444" calcext:value-type="float">
            <text:p>4,444444444444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23]/[.I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23]/[.I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E23]/[.I23])*100; &quot;&quot;)" office:value-type="float" office:value="4.44444444444444" calcext:value-type="float">
            <text:p>4,44444444444444</text:p>
          </table:table-cell>
          <table:table-cell office:value-type="float" office:value="0" calcext:value-type="float">
            <text:p>0</text:p>
          </table:table-cell>
          <table:table-cell table:formula="of:=IFERROR(([.CG23]/[.I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23]/[.I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23]/[.I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23]/[.I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Y23]/[.I23])*100; &quot;&quot;)" office:value-type="float" office:value="6.66666666666667" calcext:value-type="float">
            <text:p>6,6666666666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23]/[.I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96.05.52</text:p>
          </table:table-cell>
          <table:table-cell office:value-type="float" office:value="286" calcext:value-type="float">
            <text:p>286</text:p>
          </table:table-cell>
          <table:table-cell table:formula="of:=IF([.C24]-[.X24] = 0 ;&quot;&quot;; [.C24]-[.X24])" office:value-type="float" office:value="244" calcext:value-type="float">
            <text:p>244</text:p>
          </table:table-cell>
          <table:table-cell office:value-type="float" office:value="154" calcext:value-type="float">
            <text:p>154</text:p>
          </table:table-cell>
          <table:table-cell table:formula="of:=IFERROR(([.E24]/[.D24])*100; &quot;&quot;)" office:value-type="float" office:value="63.1147540983607" calcext:value-type="float">
            <text:p>63,1147540983607</text:p>
          </table:table-cell>
          <table:table-cell office:value-type="float" office:value="106" calcext:value-type="float">
            <text:p>106</text:p>
          </table:table-cell>
          <table:table-cell table:formula="of:=IFERROR(([.G24]/[.D24])*100; &quot;&quot;)" office:value-type="float" office:value="43.4426229508197" calcext:value-type="float">
            <text:p>43,4426229508197</text:p>
          </table:table-cell>
          <table:table-cell office:value-type="float" office:value="44" calcext:value-type="float">
            <text:p>44</text:p>
          </table:table-cell>
          <table:table-cell table:formula="of:=IFERROR(([.I24]/[.D24])*100; &quot;&quot;)" office:value-type="float" office:value="18.0327868852459" calcext:value-type="float">
            <text:p>18,0327868852459</text:p>
          </table:table-cell>
          <table:table-cell office:value-type="float" office:value="200" calcext:value-type="float">
            <text:p>200</text:p>
          </table:table-cell>
          <table:table-cell table:formula="of:=IFERROR(([.K24]/[.D24])*100; &quot;&quot;)" office:value-type="float" office:value="81.9672131147541" calcext:value-type="float">
            <text:p>81,9672131147541</text:p>
          </table:table-cell>
          <table:table-cell office:value-type="float" office:value="40" calcext:value-type="float">
            <text:p>40</text:p>
          </table:table-cell>
          <table:table-cell table:formula="of:=IFERROR(([.M24]/[.K24])*100; &quot;&quot;)"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table:formula="of:=IFERROR(([.O24]/[.K24])*100; &quot;&quot;)" office:value-type="float" office:value="66.5" calcext:value-type="float">
            <text:p>66,5</text:p>
          </table:table-cell>
          <table:table-cell table:formula="of:=IF([.E24] = &quot;&quot; ;&quot;&quot;; [.E24]-[.O24])" office:value-type="float" office:value="21" calcext:value-type="float">
            <text:p>21</text:p>
          </table:table-cell>
          <table:table-cell table:formula="of:=IFERROR(([.Q24]/[.I24])*100; &quot;&quot;)" office:value-type="float" office:value="47.7272727272727" calcext:value-type="float">
            <text:p>47,7272727272727</text:p>
          </table:table-cell>
          <table:table-cell office:value-type="float" office:value="106" calcext:value-type="float">
            <text:p>106</text:p>
          </table:table-cell>
          <table:table-cell table:formula="of:=IFERROR(([.S24]/[.K24])*100; &quot;&quot;)" office:value-type="float" office:value="53" calcext:value-type="float">
            <text:p>53</text:p>
          </table:table-cell>
          <table:table-cell table:formula="of:=IF([.G24] = &quot;&quot; ;&quot;&quot;; [.G24]-[.S24])" office:value-type="float" office:value="0" calcext:value-type="float">
            <text:p>0</text:p>
          </table:table-cell>
          <table:table-cell table:formula="of:=IFERROR(([.U24]/[.I24])*100; &quot;&quot;)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formula="of:=IFERROR(([.Y24]/[.I24])*100; &quot;&quot;)" office:value-type="float" office:value="84.0909090909091" calcext:value-type="float">
            <text:p>84,0909090909091</text:p>
          </table:table-cell>
          <table:table-cell office:value-type="float" office:value="0" calcext:value-type="float">
            <text:p>0</text:p>
          </table:table-cell>
          <table:table-cell table:formula="of:=IFERROR(([.AA24]/[.I2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E24]/[.I24])*100; &quot;&quot;)" office:value-type="float" office:value="4.54545454545455" calcext:value-type="float">
            <text:p>4,545454545454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24]/[.I2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24]/[.I2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E24]/[.I24])*100; &quot;&quot;)" office:value-type="float" office:value="4.54545454545455" calcext:value-type="float">
            <text:p>4,54545454545455</text:p>
          </table:table-cell>
          <table:table-cell office:value-type="float" office:value="0" calcext:value-type="float">
            <text:p>0</text:p>
          </table:table-cell>
          <table:table-cell table:formula="of:=IFERROR(([.CG24]/[.I2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24]/[.I2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24]/[.I2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24]/[.I2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Y24]/[.I24])*100; &quot;&quot;)" office:value-type="float" office:value="6.81818181818182" calcext:value-type="float">
            <text:p>6,818181818181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24]/[.I2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25]-[.X25] = 0 ;&quot;&quot;; [.C25]-[.X25])">
            <text:p/>
          </table:table-cell>
          <table:table-cell table:style-name="ce1"/>
          <table:table-cell table:formula="of:=IFERROR(([.E25]/[.D25])*100; &quot;&quot;)">
            <text:p/>
          </table:table-cell>
          <table:table-cell table:style-name="ce1"/>
          <table:table-cell table:formula="of:=IFERROR(([.G25]/[.D25])*100; &quot;&quot;)">
            <text:p/>
          </table:table-cell>
          <table:table-cell table:style-name="ce1"/>
          <table:table-cell table:formula="of:=IFERROR(([.I25]/[.D25])*100; &quot;&quot;)">
            <text:p/>
          </table:table-cell>
          <table:table-cell table:style-name="ce1"/>
          <table:table-cell table:formula="of:=IFERROR(([.K25]/[.D25])*100; &quot;&quot;)">
            <text:p/>
          </table:table-cell>
          <table:table-cell table:style-name="ce1"/>
          <table:table-cell table:formula="of:=IFERROR(([.M25]/[.K25])*100; &quot;&quot;)">
            <text:p/>
          </table:table-cell>
          <table:table-cell/>
          <table:table-cell table:formula="of:=IFERROR(([.O25]/[.K25])*100; &quot;&quot;)">
            <text:p/>
          </table:table-cell>
          <table:table-cell table:formula="of:=IF([.E25] = &quot;&quot; ;&quot;&quot;; [.E25]-[.O25])">
            <text:p/>
          </table:table-cell>
          <table:table-cell table:formula="of:=IFERROR(([.Q25]/[.I25])*100; &quot;&quot;)">
            <text:p/>
          </table:table-cell>
          <table:table-cell/>
          <table:table-cell table:formula="of:=IFERROR(([.S25]/[.K25])*100; &quot;&quot;)">
            <text:p/>
          </table:table-cell>
          <table:table-cell table:formula="of:=IF([.G25] = &quot;&quot; ;&quot;&quot;; [.G25]-[.S25])">
            <text:p/>
          </table:table-cell>
          <table:table-cell table:formula="of:=IFERROR(([.U25]/[.I25])*100; &quot;&quot;)">
            <text:p/>
          </table:table-cell>
          <table:table-cell table:style-name="ce1" table:number-columns-repeated="3"/>
          <table:table-cell table:formula="of:=IFERROR(([.Y25]/[.I25])*100; &quot;&quot;)">
            <text:p/>
          </table:table-cell>
          <table:table-cell table:style-name="ce1"/>
          <table:table-cell table:formula="of:=IFERROR(([.AA25]/[.I25])*100; &quot;&quot;)">
            <text:p/>
          </table:table-cell>
          <table:table-cell table:style-name="ce1"/>
          <table:table-cell/>
          <table:table-cell table:style-name="ce1"/>
          <table:table-cell table:formula="of:=IFERROR(([.AE25]/[.I2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25]/[.I25])*100; &quot;&quot;)">
            <text:p/>
          </table:table-cell>
          <table:table-cell table:style-name="ce1"/>
          <table:table-cell/>
          <table:table-cell table:style-name="ce1"/>
          <table:table-cell table:formula="of:=IFERROR(([.BM25]/[.I2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25]/[.I25])*100; &quot;&quot;)">
            <text:p/>
          </table:table-cell>
          <table:table-cell table:style-name="ce1"/>
          <table:table-cell table:formula="of:=IFERROR(([.CG25]/[.I25])*100; &quot;&quot;)">
            <text:p/>
          </table:table-cell>
          <table:table-cell table:style-name="ce1"/>
          <table:table-cell table:formula="of:=IFERROR(([.CI25]/[.I2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25]/[.I25])*100; &quot;&quot;)">
            <text:p/>
          </table:table-cell>
          <table:table-cell table:style-name="ce1"/>
          <table:table-cell/>
          <table:table-cell table:style-name="ce1"/>
          <table:table-cell table:formula="of:=IFERROR(([.CU25]/[.I25])*100; &quot;&quot;)">
            <text:p/>
          </table:table-cell>
          <table:table-cell table:style-name="ce1"/>
          <table:table-cell/>
          <table:table-cell table:style-name="ce1"/>
          <table:table-cell table:formula="of:=IFERROR(([.CY25]/[.I25])*100; &quot;&quot;)">
            <text:p/>
          </table:table-cell>
          <table:table-cell table:style-name="ce1"/>
          <table:table-cell/>
          <table:table-cell table:style-name="ce1"/>
          <table:table-cell table:formula="of:=IFERROR(([.DC25]/[.I25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Wlan 3050 fact</text:p>
          </table:table-cell>
          <table:table-cell office:value-type="string" calcext:value-type="string">
            <text:p>16.04.07</text:p>
          </table:table-cell>
          <table:table-cell office:value-type="float" office:value="117" calcext:value-type="float">
            <text:p>117</text:p>
          </table:table-cell>
          <table:table-cell table:formula="of:=IF([.C26]-[.X26] = 0 ;&quot;&quot;; [.C26]-[.X26])" office:value-type="float" office:value="103" calcext:value-type="float">
            <text:p>103</text:p>
          </table:table-cell>
          <table:table-cell office:value-type="float" office:value="72" calcext:value-type="float">
            <text:p>72</text:p>
          </table:table-cell>
          <table:table-cell table:formula="of:=IFERROR(([.E26]/[.D26])*100; &quot;&quot;)" office:value-type="float" office:value="69.9029126213592" calcext:value-type="float">
            <text:p>69,9029126213592</text:p>
          </table:table-cell>
          <table:table-cell office:value-type="float" office:value="62" calcext:value-type="float">
            <text:p>62</text:p>
          </table:table-cell>
          <table:table-cell table:formula="of:=IFERROR(([.G26]/[.D26])*100; &quot;&quot;)" office:value-type="float" office:value="60.1941747572816" calcext:value-type="float">
            <text:p>60,1941747572816</text:p>
          </table:table-cell>
          <table:table-cell office:value-type="float" office:value="13" calcext:value-type="float">
            <text:p>13</text:p>
          </table:table-cell>
          <table:table-cell table:formula="of:=IFERROR(([.I26]/[.D26])*100; &quot;&quot;)" office:value-type="float" office:value="12.621359223301" calcext:value-type="float">
            <text:p>12,621359223301</text:p>
          </table:table-cell>
          <table:table-cell office:value-type="float" office:value="90" calcext:value-type="float">
            <text:p>90</text:p>
          </table:table-cell>
          <table:table-cell table:formula="of:=IFERROR(([.K26]/[.D26])*100; &quot;&quot;)" office:value-type="float" office:value="87.378640776699" calcext:value-type="float">
            <text:p>87,378640776699</text:p>
          </table:table-cell>
          <table:table-cell office:value-type="float" office:value="11" calcext:value-type="float">
            <text:p>11</text:p>
          </table:table-cell>
          <table:table-cell table:formula="of:=IFERROR(([.M26]/[.K26])*100; &quot;&quot;)" office:value-type="float" office:value="12.2222222222222" calcext:value-type="float">
            <text:p>12,2222222222222</text:p>
          </table:table-cell>
          <table:table-cell office:value-type="float" office:value="65" calcext:value-type="float">
            <text:p>65</text:p>
          </table:table-cell>
          <table:table-cell table:formula="of:=IFERROR(([.O26]/[.K26])*100; &quot;&quot;)" office:value-type="float" office:value="72.2222222222222" calcext:value-type="float">
            <text:p>72,2222222222222</text:p>
          </table:table-cell>
          <table:table-cell table:formula="of:=IF([.E26] = &quot;&quot; ;&quot;&quot;; [.E26]-[.O26])" office:value-type="float" office:value="7" calcext:value-type="float">
            <text:p>7</text:p>
          </table:table-cell>
          <table:table-cell table:formula="of:=IFERROR(([.Q26]/[.I26])*100; &quot;&quot;)" office:value-type="float" office:value="53.8461538461539" calcext:value-type="float">
            <text:p>53,8461538461539</text:p>
          </table:table-cell>
          <table:table-cell office:value-type="float" office:value="62" calcext:value-type="float">
            <text:p>62</text:p>
          </table:table-cell>
          <table:table-cell table:formula="of:=IFERROR(([.S26]/[.K26])*100; &quot;&quot;)" office:value-type="float" office:value="68.8888888888889" calcext:value-type="float">
            <text:p>68,8888888888889</text:p>
          </table:table-cell>
          <table:table-cell table:formula="of:=IF([.G26] = &quot;&quot; ;&quot;&quot;; [.G26]-[.S26])" office:value-type="float" office:value="0" calcext:value-type="float">
            <text:p>0</text:p>
          </table:table-cell>
          <table:table-cell table:formula="of:=IFERROR(([.U26]/[.I26])*100; &quot;&quot;)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IFERROR(([.Y26]/[.I26])*100; &quot;&quot;)" office:value-type="float" office:value="92.3076923076923" calcext:value-type="float">
            <text:p>92,3076923076923</text:p>
          </table:table-cell>
          <table:table-cell office:value-type="float" office:value="0" calcext:value-type="float">
            <text:p>0</text:p>
          </table:table-cell>
          <table:table-cell table:formula="of:=IFERROR(([.AA26]/[.I2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E26]/[.I2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26]/[.I2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26]/[.I2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26]/[.I26])*100; &quot;&quot;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ERROR(([.CG26]/[.I26])*100; &quot;&quot;)" office:value-type="float" office:value="7.69230769230769" calcext:value-type="float">
            <text:p>7,69230769230769</text:p>
          </table:table-cell>
          <table:table-cell office:value-type="float" office:value="0" calcext:value-type="float">
            <text:p>0</text:p>
          </table:table-cell>
          <table:table-cell table:formula="of:=IFERROR(([.CI26]/[.I2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26]/[.I2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26]/[.I2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26]/[.I2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26]/[.I2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27]-[.X27] = 0 ;&quot;&quot;; [.C27]-[.X27])">
            <text:p/>
          </table:table-cell>
          <table:table-cell table:style-name="ce1"/>
          <table:table-cell table:formula="of:=IFERROR(([.E27]/[.D27])*100; &quot;&quot;)">
            <text:p/>
          </table:table-cell>
          <table:table-cell table:style-name="ce1"/>
          <table:table-cell table:formula="of:=IFERROR(([.G27]/[.D27])*100; &quot;&quot;)">
            <text:p/>
          </table:table-cell>
          <table:table-cell table:style-name="ce1"/>
          <table:table-cell table:formula="of:=IFERROR(([.I27]/[.D27])*100; &quot;&quot;)">
            <text:p/>
          </table:table-cell>
          <table:table-cell table:style-name="ce1"/>
          <table:table-cell table:formula="of:=IFERROR(([.K27]/[.D27])*100; &quot;&quot;)">
            <text:p/>
          </table:table-cell>
          <table:table-cell table:style-name="ce1"/>
          <table:table-cell table:formula="of:=IFERROR(([.M27]/[.K27])*100; &quot;&quot;)">
            <text:p/>
          </table:table-cell>
          <table:table-cell/>
          <table:table-cell table:formula="of:=IFERROR(([.O27]/[.K27])*100; &quot;&quot;)">
            <text:p/>
          </table:table-cell>
          <table:table-cell table:formula="of:=IF([.E27] = &quot;&quot; ;&quot;&quot;; [.E27]-[.O27])">
            <text:p/>
          </table:table-cell>
          <table:table-cell table:formula="of:=IFERROR(([.Q27]/[.I27])*100; &quot;&quot;)">
            <text:p/>
          </table:table-cell>
          <table:table-cell/>
          <table:table-cell table:formula="of:=IFERROR(([.S27]/[.K27])*100; &quot;&quot;)">
            <text:p/>
          </table:table-cell>
          <table:table-cell table:formula="of:=IF([.G27] = &quot;&quot; ;&quot;&quot;; [.G27]-[.S27])">
            <text:p/>
          </table:table-cell>
          <table:table-cell table:formula="of:=IFERROR(([.U27]/[.I27])*100; &quot;&quot;)">
            <text:p/>
          </table:table-cell>
          <table:table-cell table:style-name="ce1" table:number-columns-repeated="3"/>
          <table:table-cell table:formula="of:=IFERROR(([.Y27]/[.I27])*100; &quot;&quot;)">
            <text:p/>
          </table:table-cell>
          <table:table-cell table:style-name="ce1"/>
          <table:table-cell table:formula="of:=IFERROR(([.AA27]/[.I27])*100; &quot;&quot;)">
            <text:p/>
          </table:table-cell>
          <table:table-cell table:style-name="ce1"/>
          <table:table-cell/>
          <table:table-cell table:style-name="ce1"/>
          <table:table-cell table:formula="of:=IFERROR(([.AE27]/[.I2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27]/[.I27])*100; &quot;&quot;)">
            <text:p/>
          </table:table-cell>
          <table:table-cell table:style-name="ce1"/>
          <table:table-cell/>
          <table:table-cell table:style-name="ce1"/>
          <table:table-cell table:formula="of:=IFERROR(([.BM27]/[.I2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27]/[.I27])*100; &quot;&quot;)">
            <text:p/>
          </table:table-cell>
          <table:table-cell table:style-name="ce1"/>
          <table:table-cell table:formula="of:=IFERROR(([.CG27]/[.I27])*100; &quot;&quot;)">
            <text:p/>
          </table:table-cell>
          <table:table-cell table:style-name="ce1"/>
          <table:table-cell table:formula="of:=IFERROR(([.CI27]/[.I2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27]/[.I27])*100; &quot;&quot;)">
            <text:p/>
          </table:table-cell>
          <table:table-cell table:style-name="ce1"/>
          <table:table-cell/>
          <table:table-cell table:style-name="ce1"/>
          <table:table-cell table:formula="of:=IFERROR(([.CU27]/[.I27])*100; &quot;&quot;)">
            <text:p/>
          </table:table-cell>
          <table:table-cell table:style-name="ce1"/>
          <table:table-cell/>
          <table:table-cell table:style-name="ce1"/>
          <table:table-cell table:formula="of:=IFERROR(([.CY27]/[.I27])*100; &quot;&quot;)">
            <text:p/>
          </table:table-cell>
          <table:table-cell table:style-name="ce1"/>
          <table:table-cell/>
          <table:table-cell table:style-name="ce1"/>
          <table:table-cell table:formula="of:=IFERROR(([.DC27]/[.I27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Wlan sl</text:p>
          </table:table-cell>
          <table:table-cell office:value-type="string" calcext:value-type="string">
            <text:p>09.04.34</text:p>
          </table:table-cell>
          <table:table-cell office:value-type="float" office:value="124" calcext:value-type="float">
            <text:p>124</text:p>
          </table:table-cell>
          <table:table-cell table:formula="of:=IF([.C28]-[.X28] = 0 ;&quot;&quot;; [.C28]-[.X28])" office:value-type="float" office:value="110" calcext:value-type="float">
            <text:p>110</text:p>
          </table:table-cell>
          <table:table-cell office:value-type="float" office:value="64" calcext:value-type="float">
            <text:p>64</text:p>
          </table:table-cell>
          <table:table-cell table:formula="of:=IFERROR(([.E28]/[.D28])*100; &quot;&quot;)" office:value-type="float" office:value="58.1818181818182" calcext:value-type="float">
            <text:p>58,1818181818182</text:p>
          </table:table-cell>
          <table:table-cell office:value-type="float" office:value="53" calcext:value-type="float">
            <text:p>53</text:p>
          </table:table-cell>
          <table:table-cell table:formula="of:=IFERROR(([.G28]/[.D28])*100; &quot;&quot;)" office:value-type="float" office:value="48.1818181818182" calcext:value-type="float">
            <text:p>48,1818181818182</text:p>
          </table:table-cell>
          <table:table-cell office:value-type="float" office:value="12" calcext:value-type="float">
            <text:p>12</text:p>
          </table:table-cell>
          <table:table-cell table:formula="of:=IFERROR(([.I28]/[.D28])*100; &quot;&quot;)" office:value-type="float" office:value="10.9090909090909" calcext:value-type="float">
            <text:p>10,9090909090909</text:p>
          </table:table-cell>
          <table:table-cell office:value-type="float" office:value="98" calcext:value-type="float">
            <text:p>98</text:p>
          </table:table-cell>
          <table:table-cell table:formula="of:=IFERROR(([.K28]/[.D28])*100; &quot;&quot;)" office:value-type="float" office:value="89.0909090909091" calcext:value-type="float">
            <text:p>89,0909090909091</text:p>
          </table:table-cell>
          <table:table-cell office:value-type="float" office:value="13" calcext:value-type="float">
            <text:p>13</text:p>
          </table:table-cell>
          <table:table-cell table:formula="of:=IFERROR(([.M28]/[.K28])*100; &quot;&quot;)" office:value-type="float" office:value="13.265306122449" calcext:value-type="float">
            <text:p>13,265306122449</text:p>
          </table:table-cell>
          <table:table-cell office:value-type="float" office:value="56" calcext:value-type="float">
            <text:p>56</text:p>
          </table:table-cell>
          <table:table-cell table:formula="of:=IFERROR(([.O28]/[.K28])*100; &quot;&quot;)" office:value-type="float" office:value="57.1428571428571" calcext:value-type="float">
            <text:p>57,1428571428571</text:p>
          </table:table-cell>
          <table:table-cell table:formula="of:=IF([.E28] = &quot;&quot; ;&quot;&quot;; [.E28]-[.O28])" office:value-type="float" office:value="8" calcext:value-type="float">
            <text:p>8</text:p>
          </table:table-cell>
          <table:table-cell table:formula="of:=IFERROR(([.Q28]/[.I28])*100; &quot;&quot;)" office:value-type="float" office:value="66.6666666666667" calcext:value-type="float">
            <text:p>66,6666666666667</text:p>
          </table:table-cell>
          <table:table-cell office:value-type="float" office:value="53" calcext:value-type="float">
            <text:p>53</text:p>
          </table:table-cell>
          <table:table-cell table:formula="of:=IFERROR(([.S28]/[.K28])*100; &quot;&quot;)" office:value-type="float" office:value="54.0816326530612" calcext:value-type="float">
            <text:p>54,0816326530612</text:p>
          </table:table-cell>
          <table:table-cell table:formula="of:=IF([.G28] = &quot;&quot; ;&quot;&quot;; [.G28]-[.S28])" office:value-type="float" office:value="0" calcext:value-type="float">
            <text:p>0</text:p>
          </table:table-cell>
          <table:table-cell table:formula="of:=IFERROR(([.U28]/[.I28])*100; &quot;&quot;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IFERROR(([.Y28]/[.I28])*100; &quot;&quot;)" office:value-type="float" office:value="91.6666666666667" calcext:value-type="float">
            <text:p>91,6666666666667</text:p>
          </table:table-cell>
          <table:table-cell office:value-type="float" office:value="0" calcext:value-type="float">
            <text:p>0</text:p>
          </table:table-cell>
          <table:table-cell table:formula="of:=IFERROR(([.AA28]/[.I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E28]/[.I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28]/[.I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28]/[.I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E28]/[.I28])*100; &quot;&quot;)" office:value-type="float" office:value="8.33333333333333" calcext:value-type="float">
            <text:p>8,33333333333333</text:p>
          </table:table-cell>
          <table:table-cell office:value-type="float" office:value="0" calcext:value-type="float">
            <text:p>0</text:p>
          </table:table-cell>
          <table:table-cell table:formula="of:=IFERROR(([.CG28]/[.I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28]/[.I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28]/[.I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28]/[.I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28]/[.I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28]/[.I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29]-[.X29] = 0 ;&quot;&quot;; [.C29]-[.X29])">
            <text:p/>
          </table:table-cell>
          <table:table-cell table:style-name="ce1"/>
          <table:table-cell table:formula="of:=IFERROR(([.E29]/[.D29])*100; &quot;&quot;)">
            <text:p/>
          </table:table-cell>
          <table:table-cell table:style-name="ce1"/>
          <table:table-cell table:formula="of:=IFERROR(([.G29]/[.D29])*100; &quot;&quot;)">
            <text:p/>
          </table:table-cell>
          <table:table-cell table:style-name="ce1"/>
          <table:table-cell table:formula="of:=IFERROR(([.I29]/[.D29])*100; &quot;&quot;)">
            <text:p/>
          </table:table-cell>
          <table:table-cell table:style-name="ce1"/>
          <table:table-cell table:formula="of:=IFERROR(([.K29]/[.D29])*100; &quot;&quot;)">
            <text:p/>
          </table:table-cell>
          <table:table-cell table:style-name="ce1"/>
          <table:table-cell table:formula="of:=IFERROR(([.M29]/[.K29])*100; &quot;&quot;)">
            <text:p/>
          </table:table-cell>
          <table:table-cell/>
          <table:table-cell table:formula="of:=IFERROR(([.O29]/[.K29])*100; &quot;&quot;)">
            <text:p/>
          </table:table-cell>
          <table:table-cell table:formula="of:=IF([.E29] = &quot;&quot; ;&quot;&quot;; [.E29]-[.O29])">
            <text:p/>
          </table:table-cell>
          <table:table-cell table:formula="of:=IFERROR(([.Q29]/[.I29])*100; &quot;&quot;)">
            <text:p/>
          </table:table-cell>
          <table:table-cell/>
          <table:table-cell table:formula="of:=IFERROR(([.S29]/[.K29])*100; &quot;&quot;)">
            <text:p/>
          </table:table-cell>
          <table:table-cell table:formula="of:=IF([.G29] = &quot;&quot; ;&quot;&quot;; [.G29]-[.S29])">
            <text:p/>
          </table:table-cell>
          <table:table-cell table:formula="of:=IFERROR(([.U29]/[.I29])*100; &quot;&quot;)">
            <text:p/>
          </table:table-cell>
          <table:table-cell table:style-name="ce1" table:number-columns-repeated="3"/>
          <table:table-cell table:formula="of:=IFERROR(([.Y29]/[.I29])*100; &quot;&quot;)">
            <text:p/>
          </table:table-cell>
          <table:table-cell table:style-name="ce1"/>
          <table:table-cell table:formula="of:=IFERROR(([.AA29]/[.I29])*100; &quot;&quot;)">
            <text:p/>
          </table:table-cell>
          <table:table-cell table:style-name="ce1"/>
          <table:table-cell/>
          <table:table-cell table:style-name="ce1"/>
          <table:table-cell table:formula="of:=IFERROR(([.AE29]/[.I2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29]/[.I29])*100; &quot;&quot;)">
            <text:p/>
          </table:table-cell>
          <table:table-cell table:style-name="ce1"/>
          <table:table-cell/>
          <table:table-cell table:style-name="ce1"/>
          <table:table-cell table:formula="of:=IFERROR(([.BM29]/[.I2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29]/[.I29])*100; &quot;&quot;)">
            <text:p/>
          </table:table-cell>
          <table:table-cell table:style-name="ce1"/>
          <table:table-cell table:formula="of:=IFERROR(([.CG29]/[.I29])*100; &quot;&quot;)">
            <text:p/>
          </table:table-cell>
          <table:table-cell table:style-name="ce1"/>
          <table:table-cell table:formula="of:=IFERROR(([.CI29]/[.I2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29]/[.I29])*100; &quot;&quot;)">
            <text:p/>
          </table:table-cell>
          <table:table-cell table:style-name="ce1"/>
          <table:table-cell/>
          <table:table-cell table:style-name="ce1"/>
          <table:table-cell table:formula="of:=IFERROR(([.CU29]/[.I29])*100; &quot;&quot;)">
            <text:p/>
          </table:table-cell>
          <table:table-cell table:style-name="ce1"/>
          <table:table-cell/>
          <table:table-cell table:style-name="ce1"/>
          <table:table-cell table:formula="of:=IFERROR(([.CY29]/[.I29])*100; &quot;&quot;)">
            <text:p/>
          </table:table-cell>
          <table:table-cell table:style-name="ce1"/>
          <table:table-cell/>
          <table:table-cell table:style-name="ce1"/>
          <table:table-cell table:formula="of:=IFERROR(([.DC29]/[.I29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Wlan 3020</text:p>
          </table:table-cell>
          <table:table-cell office:value-type="string" calcext:value-type="string">
            <text:p>09.04.34</text:p>
          </table:table-cell>
          <table:table-cell office:value-type="float" office:value="124" calcext:value-type="float">
            <text:p>124</text:p>
          </table:table-cell>
          <table:table-cell table:formula="of:=IF([.C30]-[.X30] = 0 ;&quot;&quot;; [.C30]-[.X30])" office:value-type="float" office:value="110" calcext:value-type="float">
            <text:p>110</text:p>
          </table:table-cell>
          <table:table-cell office:value-type="float" office:value="64" calcext:value-type="float">
            <text:p>64</text:p>
          </table:table-cell>
          <table:table-cell table:formula="of:=IFERROR(([.E30]/[.D30])*100; &quot;&quot;)" office:value-type="float" office:value="58.1818181818182" calcext:value-type="float">
            <text:p>58,1818181818182</text:p>
          </table:table-cell>
          <table:table-cell office:value-type="float" office:value="53" calcext:value-type="float">
            <text:p>53</text:p>
          </table:table-cell>
          <table:table-cell table:formula="of:=IFERROR(([.G30]/[.D30])*100; &quot;&quot;)" office:value-type="float" office:value="48.1818181818182" calcext:value-type="float">
            <text:p>48,1818181818182</text:p>
          </table:table-cell>
          <table:table-cell office:value-type="float" office:value="12" calcext:value-type="float">
            <text:p>12</text:p>
          </table:table-cell>
          <table:table-cell table:formula="of:=IFERROR(([.I30]/[.D30])*100; &quot;&quot;)" office:value-type="float" office:value="10.9090909090909" calcext:value-type="float">
            <text:p>10,9090909090909</text:p>
          </table:table-cell>
          <table:table-cell office:value-type="float" office:value="98" calcext:value-type="float">
            <text:p>98</text:p>
          </table:table-cell>
          <table:table-cell table:formula="of:=IFERROR(([.K30]/[.D30])*100; &quot;&quot;)" office:value-type="float" office:value="89.0909090909091" calcext:value-type="float">
            <text:p>89,0909090909091</text:p>
          </table:table-cell>
          <table:table-cell office:value-type="float" office:value="13" calcext:value-type="float">
            <text:p>13</text:p>
          </table:table-cell>
          <table:table-cell table:formula="of:=IFERROR(([.M30]/[.K30])*100; &quot;&quot;)" office:value-type="float" office:value="13.265306122449" calcext:value-type="float">
            <text:p>13,265306122449</text:p>
          </table:table-cell>
          <table:table-cell office:value-type="float" office:value="56" calcext:value-type="float">
            <text:p>56</text:p>
          </table:table-cell>
          <table:table-cell table:formula="of:=IFERROR(([.O30]/[.K30])*100; &quot;&quot;)" office:value-type="float" office:value="57.1428571428571" calcext:value-type="float">
            <text:p>57,1428571428571</text:p>
          </table:table-cell>
          <table:table-cell table:formula="of:=IF([.E30] = &quot;&quot; ;&quot;&quot;; [.E30]-[.O30])" office:value-type="float" office:value="8" calcext:value-type="float">
            <text:p>8</text:p>
          </table:table-cell>
          <table:table-cell table:formula="of:=IFERROR(([.Q30]/[.I30])*100; &quot;&quot;)" office:value-type="float" office:value="66.6666666666667" calcext:value-type="float">
            <text:p>66,6666666666667</text:p>
          </table:table-cell>
          <table:table-cell office:value-type="float" office:value="53" calcext:value-type="float">
            <text:p>53</text:p>
          </table:table-cell>
          <table:table-cell table:formula="of:=IFERROR(([.S30]/[.K30])*100; &quot;&quot;)" office:value-type="float" office:value="54.0816326530612" calcext:value-type="float">
            <text:p>54,0816326530612</text:p>
          </table:table-cell>
          <table:table-cell table:formula="of:=IF([.G30] = &quot;&quot; ;&quot;&quot;; [.G30]-[.S30])" office:value-type="float" office:value="0" calcext:value-type="float">
            <text:p>0</text:p>
          </table:table-cell>
          <table:table-cell table:formula="of:=IFERROR(([.U30]/[.I30])*100; &quot;&quot;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IFERROR(([.Y30]/[.I30])*100; &quot;&quot;)" office:value-type="float" office:value="91.6666666666667" calcext:value-type="float">
            <text:p>91,6666666666667</text:p>
          </table:table-cell>
          <table:table-cell office:value-type="float" office:value="0" calcext:value-type="float">
            <text:p>0</text:p>
          </table:table-cell>
          <table:table-cell table:formula="of:=IFERROR(([.AA30]/[.I3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E30]/[.I3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30]/[.I3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30]/[.I3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E30]/[.I30])*100; &quot;&quot;)" office:value-type="float" office:value="8.33333333333333" calcext:value-type="float">
            <text:p>8,33333333333333</text:p>
          </table:table-cell>
          <table:table-cell office:value-type="float" office:value="0" calcext:value-type="float">
            <text:p>0</text:p>
          </table:table-cell>
          <table:table-cell table:formula="of:=IFERROR(([.CG30]/[.I3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30]/[.I3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30]/[.I3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30]/[.I3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30]/[.I3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30]/[.I3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31]-[.X31] = 0 ;&quot;&quot;; [.C31]-[.X31])">
            <text:p/>
          </table:table-cell>
          <table:table-cell table:style-name="ce1"/>
          <table:table-cell table:formula="of:=IFERROR(([.E31]/[.D31])*100; &quot;&quot;)">
            <text:p/>
          </table:table-cell>
          <table:table-cell table:style-name="ce1"/>
          <table:table-cell table:formula="of:=IFERROR(([.G31]/[.D31])*100; &quot;&quot;)">
            <text:p/>
          </table:table-cell>
          <table:table-cell table:style-name="ce1"/>
          <table:table-cell table:formula="of:=IFERROR(([.I31]/[.D31])*100; &quot;&quot;)">
            <text:p/>
          </table:table-cell>
          <table:table-cell table:style-name="ce1"/>
          <table:table-cell table:formula="of:=IFERROR(([.K31]/[.D31])*100; &quot;&quot;)">
            <text:p/>
          </table:table-cell>
          <table:table-cell table:style-name="ce1"/>
          <table:table-cell table:formula="of:=IFERROR(([.M31]/[.K31])*100; &quot;&quot;)">
            <text:p/>
          </table:table-cell>
          <table:table-cell/>
          <table:table-cell table:formula="of:=IFERROR(([.O31]/[.K31])*100; &quot;&quot;)">
            <text:p/>
          </table:table-cell>
          <table:table-cell table:formula="of:=IF([.E31] = &quot;&quot; ;&quot;&quot;; [.E31]-[.O31])">
            <text:p/>
          </table:table-cell>
          <table:table-cell table:formula="of:=IFERROR(([.Q31]/[.I31])*100; &quot;&quot;)">
            <text:p/>
          </table:table-cell>
          <table:table-cell/>
          <table:table-cell table:formula="of:=IFERROR(([.S31]/[.K31])*100; &quot;&quot;)">
            <text:p/>
          </table:table-cell>
          <table:table-cell table:formula="of:=IF([.G31] = &quot;&quot; ;&quot;&quot;; [.G31]-[.S31])">
            <text:p/>
          </table:table-cell>
          <table:table-cell table:formula="of:=IFERROR(([.U31]/[.I31])*100; &quot;&quot;)">
            <text:p/>
          </table:table-cell>
          <table:table-cell table:style-name="ce1" table:number-columns-repeated="3"/>
          <table:table-cell table:formula="of:=IFERROR(([.Y31]/[.I31])*100; &quot;&quot;)">
            <text:p/>
          </table:table-cell>
          <table:table-cell table:style-name="ce1"/>
          <table:table-cell table:formula="of:=IFERROR(([.AA31]/[.I31])*100; &quot;&quot;)">
            <text:p/>
          </table:table-cell>
          <table:table-cell table:style-name="ce1"/>
          <table:table-cell/>
          <table:table-cell table:style-name="ce1"/>
          <table:table-cell table:formula="of:=IFERROR(([.AE31]/[.I3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31]/[.I31])*100; &quot;&quot;)">
            <text:p/>
          </table:table-cell>
          <table:table-cell table:style-name="ce1"/>
          <table:table-cell/>
          <table:table-cell table:style-name="ce1"/>
          <table:table-cell table:formula="of:=IFERROR(([.BM31]/[.I3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31]/[.I31])*100; &quot;&quot;)">
            <text:p/>
          </table:table-cell>
          <table:table-cell table:style-name="ce1"/>
          <table:table-cell table:formula="of:=IFERROR(([.CG31]/[.I31])*100; &quot;&quot;)">
            <text:p/>
          </table:table-cell>
          <table:table-cell table:style-name="ce1"/>
          <table:table-cell table:formula="of:=IFERROR(([.CI31]/[.I3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31]/[.I31])*100; &quot;&quot;)">
            <text:p/>
          </table:table-cell>
          <table:table-cell table:style-name="ce1"/>
          <table:table-cell/>
          <table:table-cell table:style-name="ce1"/>
          <table:table-cell table:formula="of:=IFERROR(([.CU31]/[.I31])*100; &quot;&quot;)">
            <text:p/>
          </table:table-cell>
          <table:table-cell table:style-name="ce1"/>
          <table:table-cell/>
          <table:table-cell table:style-name="ce1"/>
          <table:table-cell table:formula="of:=IFERROR(([.CY31]/[.I31])*100; &quot;&quot;)">
            <text:p/>
          </table:table-cell>
          <table:table-cell table:style-name="ce1"/>
          <table:table-cell/>
          <table:table-cell table:style-name="ce1"/>
          <table:table-cell table:formula="of:=IFERROR(([.DC31]/[.I31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Wlan 3270</text:p>
          </table:table-cell>
          <table:table-cell office:value-type="string" calcext:value-type="string">
            <text:p>67.05.54</text:p>
          </table:table-cell>
          <table:table-cell office:value-type="float" office:value="288" calcext:value-type="float">
            <text:p>288</text:p>
          </table:table-cell>
          <table:table-cell table:formula="of:=IF([.C32]-[.X32] = 0 ;&quot;&quot;; [.C32]-[.X32])" office:value-type="float" office:value="246" calcext:value-type="float">
            <text:p>246</text:p>
          </table:table-cell>
          <table:table-cell office:value-type="float" office:value="156" calcext:value-type="float">
            <text:p>156</text:p>
          </table:table-cell>
          <table:table-cell table:formula="of:=IFERROR(([.E32]/[.D32])*100; &quot;&quot;)" office:value-type="float" office:value="63.4146341463415" calcext:value-type="float">
            <text:p>63,4146341463415</text:p>
          </table:table-cell>
          <table:table-cell office:value-type="float" office:value="106" calcext:value-type="float">
            <text:p>106</text:p>
          </table:table-cell>
          <table:table-cell table:formula="of:=IFERROR(([.G32]/[.D32])*100; &quot;&quot;)" office:value-type="float" office:value="43.089430894309" calcext:value-type="float">
            <text:p>43,089430894309</text:p>
          </table:table-cell>
          <table:table-cell office:value-type="float" office:value="45" calcext:value-type="float">
            <text:p>45</text:p>
          </table:table-cell>
          <table:table-cell table:formula="of:=IFERROR(([.I32]/[.D32])*100; &quot;&quot;)" office:value-type="float" office:value="18.2926829268293" calcext:value-type="float">
            <text:p>18,2926829268293</text:p>
          </table:table-cell>
          <table:table-cell office:value-type="float" office:value="201" calcext:value-type="float">
            <text:p>201</text:p>
          </table:table-cell>
          <table:table-cell table:formula="of:=IFERROR(([.K32]/[.D32])*100; &quot;&quot;)" office:value-type="float" office:value="81.7073170731707" calcext:value-type="float">
            <text:p>81,7073170731707</text:p>
          </table:table-cell>
          <table:table-cell office:value-type="float" office:value="41" calcext:value-type="float">
            <text:p>41</text:p>
          </table:table-cell>
          <table:table-cell table:formula="of:=IFERROR(([.M32]/[.K32])*100; &quot;&quot;)" office:value-type="float" office:value="20.3980099502488" calcext:value-type="float">
            <text:p>20,3980099502488</text:p>
          </table:table-cell>
          <table:table-cell office:value-type="float" office:value="134" calcext:value-type="float">
            <text:p>134</text:p>
          </table:table-cell>
          <table:table-cell table:formula="of:=IFERROR(([.O32]/[.K32])*100; &quot;&quot;)" office:value-type="float" office:value="66.6666666666667" calcext:value-type="float">
            <text:p>66,6666666666667</text:p>
          </table:table-cell>
          <table:table-cell table:formula="of:=IF([.E32] = &quot;&quot; ;&quot;&quot;; [.E32]-[.O32])" office:value-type="float" office:value="22" calcext:value-type="float">
            <text:p>22</text:p>
          </table:table-cell>
          <table:table-cell table:formula="of:=IFERROR(([.Q32]/[.I32])*100; &quot;&quot;)" office:value-type="float" office:value="48.8888888888889" calcext:value-type="float">
            <text:p>48,8888888888889</text:p>
          </table:table-cell>
          <table:table-cell office:value-type="float" office:value="106" calcext:value-type="float">
            <text:p>106</text:p>
          </table:table-cell>
          <table:table-cell table:formula="of:=IFERROR(([.S32]/[.K32])*100; &quot;&quot;)" office:value-type="float" office:value="52.7363184079602" calcext:value-type="float">
            <text:p>52,7363184079602</text:p>
          </table:table-cell>
          <table:table-cell table:formula="of:=IF([.G32] = &quot;&quot; ;&quot;&quot;; [.G32]-[.S32])" office:value-type="float" office:value="0" calcext:value-type="float">
            <text:p>0</text:p>
          </table:table-cell>
          <table:table-cell table:formula="of:=IFERROR(([.U32]/[.I32])*100; &quot;&quot;)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formula="of:=IFERROR(([.Y32]/[.I32])*100; &quot;&quot;)" office:value-type="float" office:value="84.4444444444444" calcext:value-type="float">
            <text:p>84,4444444444444</text:p>
          </table:table-cell>
          <table:table-cell office:value-type="float" office:value="0" calcext:value-type="float">
            <text:p>0</text:p>
          </table:table-cell>
          <table:table-cell table:formula="of:=IFERROR(([.AA32]/[.I3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E32]/[.I32])*100; &quot;&quot;)" office:value-type="float" office:value="4.44444444444444" calcext:value-type="float">
            <text:p>4,444444444444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32]/[.I3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32]/[.I3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E32]/[.I32])*100; &quot;&quot;)" office:value-type="float" office:value="4.44444444444444" calcext:value-type="float">
            <text:p>4,44444444444444</text:p>
          </table:table-cell>
          <table:table-cell office:value-type="float" office:value="0" calcext:value-type="float">
            <text:p>0</text:p>
          </table:table-cell>
          <table:table-cell table:formula="of:=IFERROR(([.CG32]/[.I3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32]/[.I3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32]/[.I3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32]/[.I3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Y32]/[.I32])*100; &quot;&quot;)" office:value-type="float" office:value="6.66666666666667" calcext:value-type="float">
            <text:p>6,6666666666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32]/[.I3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33]-[.X33] = 0 ;&quot;&quot;; [.C33]-[.X33])">
            <text:p/>
          </table:table-cell>
          <table:table-cell table:style-name="ce1"/>
          <table:table-cell table:formula="of:=IFERROR(([.E33]/[.D33])*100; &quot;&quot;)">
            <text:p/>
          </table:table-cell>
          <table:table-cell table:style-name="ce1"/>
          <table:table-cell table:formula="of:=IFERROR(([.G33]/[.D33])*100; &quot;&quot;)">
            <text:p/>
          </table:table-cell>
          <table:table-cell table:style-name="ce1"/>
          <table:table-cell table:formula="of:=IFERROR(([.I33]/[.D33])*100; &quot;&quot;)">
            <text:p/>
          </table:table-cell>
          <table:table-cell table:style-name="ce1"/>
          <table:table-cell table:formula="of:=IFERROR(([.K33]/[.D33])*100; &quot;&quot;)">
            <text:p/>
          </table:table-cell>
          <table:table-cell table:style-name="ce1"/>
          <table:table-cell table:formula="of:=IFERROR(([.M33]/[.K33])*100; &quot;&quot;)">
            <text:p/>
          </table:table-cell>
          <table:table-cell/>
          <table:table-cell table:formula="of:=IFERROR(([.O33]/[.K33])*100; &quot;&quot;)">
            <text:p/>
          </table:table-cell>
          <table:table-cell table:formula="of:=IF([.E33] = &quot;&quot; ;&quot;&quot;; [.E33]-[.O33])">
            <text:p/>
          </table:table-cell>
          <table:table-cell table:formula="of:=IFERROR(([.Q33]/[.I33])*100; &quot;&quot;)">
            <text:p/>
          </table:table-cell>
          <table:table-cell/>
          <table:table-cell table:formula="of:=IFERROR(([.S33]/[.K33])*100; &quot;&quot;)">
            <text:p/>
          </table:table-cell>
          <table:table-cell table:formula="of:=IF([.G33] = &quot;&quot; ;&quot;&quot;; [.G33]-[.S33])">
            <text:p/>
          </table:table-cell>
          <table:table-cell table:formula="of:=IFERROR(([.U33]/[.I33])*100; &quot;&quot;)">
            <text:p/>
          </table:table-cell>
          <table:table-cell table:style-name="ce1" table:number-columns-repeated="3"/>
          <table:table-cell table:formula="of:=IFERROR(([.Y33]/[.I33])*100; &quot;&quot;)">
            <text:p/>
          </table:table-cell>
          <table:table-cell table:style-name="ce1"/>
          <table:table-cell table:formula="of:=IFERROR(([.AA33]/[.I33])*100; &quot;&quot;)">
            <text:p/>
          </table:table-cell>
          <table:table-cell table:style-name="ce1"/>
          <table:table-cell/>
          <table:table-cell table:style-name="ce1"/>
          <table:table-cell table:formula="of:=IFERROR(([.AE33]/[.I3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33]/[.I33])*100; &quot;&quot;)">
            <text:p/>
          </table:table-cell>
          <table:table-cell table:style-name="ce1"/>
          <table:table-cell/>
          <table:table-cell table:style-name="ce1"/>
          <table:table-cell table:formula="of:=IFERROR(([.BM33]/[.I3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33]/[.I33])*100; &quot;&quot;)">
            <text:p/>
          </table:table-cell>
          <table:table-cell table:style-name="ce1"/>
          <table:table-cell table:formula="of:=IFERROR(([.CG33]/[.I33])*100; &quot;&quot;)">
            <text:p/>
          </table:table-cell>
          <table:table-cell table:style-name="ce1"/>
          <table:table-cell table:formula="of:=IFERROR(([.CI33]/[.I3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33]/[.I33])*100; &quot;&quot;)">
            <text:p/>
          </table:table-cell>
          <table:table-cell table:style-name="ce1"/>
          <table:table-cell/>
          <table:table-cell table:style-name="ce1"/>
          <table:table-cell table:formula="of:=IFERROR(([.CU33]/[.I33])*100; &quot;&quot;)">
            <text:p/>
          </table:table-cell>
          <table:table-cell table:style-name="ce1"/>
          <table:table-cell/>
          <table:table-cell table:style-name="ce1"/>
          <table:table-cell table:formula="of:=IFERROR(([.CY33]/[.I33])*100; &quot;&quot;)">
            <text:p/>
          </table:table-cell>
          <table:table-cell table:style-name="ce1"/>
          <table:table-cell/>
          <table:table-cell table:style-name="ce1"/>
          <table:table-cell table:formula="of:=IFERROR(([.DC33]/[.I33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Wlan 3270 IT</text:p>
          </table:table-cell>
          <table:table-cell office:value-type="string" calcext:value-type="string">
            <text:p>125.05.52</text:p>
          </table:table-cell>
          <table:table-cell office:value-type="float" office:value="286" calcext:value-type="float">
            <text:p>286</text:p>
          </table:table-cell>
          <table:table-cell table:formula="of:=IF([.C34]-[.X34] = 0 ;&quot;&quot;; [.C34]-[.X34])" office:value-type="float" office:value="244" calcext:value-type="float">
            <text:p>244</text:p>
          </table:table-cell>
          <table:table-cell office:value-type="float" office:value="154" calcext:value-type="float">
            <text:p>154</text:p>
          </table:table-cell>
          <table:table-cell table:formula="of:=IFERROR(([.E34]/[.D34])*100; &quot;&quot;)" office:value-type="float" office:value="63.1147540983607" calcext:value-type="float">
            <text:p>63,1147540983607</text:p>
          </table:table-cell>
          <table:table-cell office:value-type="float" office:value="106" calcext:value-type="float">
            <text:p>106</text:p>
          </table:table-cell>
          <table:table-cell table:formula="of:=IFERROR(([.G34]/[.D34])*100; &quot;&quot;)" office:value-type="float" office:value="43.4426229508197" calcext:value-type="float">
            <text:p>43,4426229508197</text:p>
          </table:table-cell>
          <table:table-cell office:value-type="float" office:value="44" calcext:value-type="float">
            <text:p>44</text:p>
          </table:table-cell>
          <table:table-cell table:formula="of:=IFERROR(([.I34]/[.D34])*100; &quot;&quot;)" office:value-type="float" office:value="18.0327868852459" calcext:value-type="float">
            <text:p>18,0327868852459</text:p>
          </table:table-cell>
          <table:table-cell office:value-type="float" office:value="200" calcext:value-type="float">
            <text:p>200</text:p>
          </table:table-cell>
          <table:table-cell table:formula="of:=IFERROR(([.K34]/[.D34])*100; &quot;&quot;)" office:value-type="float" office:value="81.9672131147541" calcext:value-type="float">
            <text:p>81,9672131147541</text:p>
          </table:table-cell>
          <table:table-cell office:value-type="float" office:value="40" calcext:value-type="float">
            <text:p>40</text:p>
          </table:table-cell>
          <table:table-cell table:formula="of:=IFERROR(([.M34]/[.K34])*100; &quot;&quot;)"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table:formula="of:=IFERROR(([.O34]/[.K34])*100; &quot;&quot;)" office:value-type="float" office:value="66.5" calcext:value-type="float">
            <text:p>66,5</text:p>
          </table:table-cell>
          <table:table-cell table:formula="of:=IF([.E34] = &quot;&quot; ;&quot;&quot;; [.E34]-[.O34])" office:value-type="float" office:value="21" calcext:value-type="float">
            <text:p>21</text:p>
          </table:table-cell>
          <table:table-cell table:formula="of:=IFERROR(([.Q34]/[.I34])*100; &quot;&quot;)" office:value-type="float" office:value="47.7272727272727" calcext:value-type="float">
            <text:p>47,7272727272727</text:p>
          </table:table-cell>
          <table:table-cell office:value-type="float" office:value="106" calcext:value-type="float">
            <text:p>106</text:p>
          </table:table-cell>
          <table:table-cell table:formula="of:=IFERROR(([.S34]/[.K34])*100; &quot;&quot;)" office:value-type="float" office:value="53" calcext:value-type="float">
            <text:p>53</text:p>
          </table:table-cell>
          <table:table-cell table:formula="of:=IF([.G34] = &quot;&quot; ;&quot;&quot;; [.G34]-[.S34])" office:value-type="float" office:value="0" calcext:value-type="float">
            <text:p>0</text:p>
          </table:table-cell>
          <table:table-cell table:formula="of:=IFERROR(([.U34]/[.I34])*100; &quot;&quot;)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formula="of:=IFERROR(([.Y34]/[.I34])*100; &quot;&quot;)" office:value-type="float" office:value="84.0909090909091" calcext:value-type="float">
            <text:p>84,0909090909091</text:p>
          </table:table-cell>
          <table:table-cell office:value-type="float" office:value="0" calcext:value-type="float">
            <text:p>0</text:p>
          </table:table-cell>
          <table:table-cell table:formula="of:=IFERROR(([.AA34]/[.I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E34]/[.I34])*100; &quot;&quot;)" office:value-type="float" office:value="4.54545454545455" calcext:value-type="float">
            <text:p>4,545454545454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34]/[.I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34]/[.I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E34]/[.I34])*100; &quot;&quot;)" office:value-type="float" office:value="4.54545454545455" calcext:value-type="float">
            <text:p>4,54545454545455</text:p>
          </table:table-cell>
          <table:table-cell office:value-type="float" office:value="0" calcext:value-type="float">
            <text:p>0</text:p>
          </table:table-cell>
          <table:table-cell table:formula="of:=IFERROR(([.CG34]/[.I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34]/[.I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34]/[.I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34]/[.I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Y34]/[.I34])*100; &quot;&quot;)" office:value-type="float" office:value="6.81818181818182" calcext:value-type="float">
            <text:p>6,818181818181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34]/[.I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35]-[.X35] = 0 ;&quot;&quot;; [.C35]-[.X35])">
            <text:p/>
          </table:table-cell>
          <table:table-cell table:style-name="ce1"/>
          <table:table-cell table:formula="of:=IFERROR(([.E35]/[.D35])*100; &quot;&quot;)">
            <text:p/>
          </table:table-cell>
          <table:table-cell table:style-name="ce1"/>
          <table:table-cell table:formula="of:=IFERROR(([.G35]/[.D35])*100; &quot;&quot;)">
            <text:p/>
          </table:table-cell>
          <table:table-cell table:style-name="ce1"/>
          <table:table-cell table:formula="of:=IFERROR(([.I35]/[.D35])*100; &quot;&quot;)">
            <text:p/>
          </table:table-cell>
          <table:table-cell table:style-name="ce1"/>
          <table:table-cell table:formula="of:=IFERROR(([.K35]/[.D35])*100; &quot;&quot;)">
            <text:p/>
          </table:table-cell>
          <table:table-cell table:style-name="ce1"/>
          <table:table-cell table:formula="of:=IFERROR(([.M35]/[.K35])*100; &quot;&quot;)">
            <text:p/>
          </table:table-cell>
          <table:table-cell/>
          <table:table-cell table:formula="of:=IFERROR(([.O35]/[.K35])*100; &quot;&quot;)">
            <text:p/>
          </table:table-cell>
          <table:table-cell table:formula="of:=IF([.E35] = &quot;&quot; ;&quot;&quot;; [.E35]-[.O35])">
            <text:p/>
          </table:table-cell>
          <table:table-cell table:formula="of:=IFERROR(([.Q35]/[.I35])*100; &quot;&quot;)">
            <text:p/>
          </table:table-cell>
          <table:table-cell/>
          <table:table-cell table:formula="of:=IFERROR(([.S35]/[.K35])*100; &quot;&quot;)">
            <text:p/>
          </table:table-cell>
          <table:table-cell table:formula="of:=IF([.G35] = &quot;&quot; ;&quot;&quot;; [.G35]-[.S35])">
            <text:p/>
          </table:table-cell>
          <table:table-cell table:formula="of:=IFERROR(([.U35]/[.I35])*100; &quot;&quot;)">
            <text:p/>
          </table:table-cell>
          <table:table-cell table:style-name="ce1" table:number-columns-repeated="3"/>
          <table:table-cell table:formula="of:=IFERROR(([.Y35]/[.I35])*100; &quot;&quot;)">
            <text:p/>
          </table:table-cell>
          <table:table-cell table:style-name="ce1"/>
          <table:table-cell table:formula="of:=IFERROR(([.AA35]/[.I35])*100; &quot;&quot;)">
            <text:p/>
          </table:table-cell>
          <table:table-cell table:style-name="ce1"/>
          <table:table-cell/>
          <table:table-cell table:style-name="ce1"/>
          <table:table-cell table:formula="of:=IFERROR(([.AE35]/[.I3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35]/[.I35])*100; &quot;&quot;)">
            <text:p/>
          </table:table-cell>
          <table:table-cell table:style-name="ce1"/>
          <table:table-cell/>
          <table:table-cell table:style-name="ce1"/>
          <table:table-cell table:formula="of:=IFERROR(([.BM35]/[.I3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35]/[.I35])*100; &quot;&quot;)">
            <text:p/>
          </table:table-cell>
          <table:table-cell table:style-name="ce1"/>
          <table:table-cell table:formula="of:=IFERROR(([.CG35]/[.I35])*100; &quot;&quot;)">
            <text:p/>
          </table:table-cell>
          <table:table-cell table:style-name="ce1"/>
          <table:table-cell table:formula="of:=IFERROR(([.CI35]/[.I3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35]/[.I35])*100; &quot;&quot;)">
            <text:p/>
          </table:table-cell>
          <table:table-cell table:style-name="ce1"/>
          <table:table-cell/>
          <table:table-cell table:style-name="ce1"/>
          <table:table-cell table:formula="of:=IFERROR(([.CU35]/[.I35])*100; &quot;&quot;)">
            <text:p/>
          </table:table-cell>
          <table:table-cell table:style-name="ce1"/>
          <table:table-cell/>
          <table:table-cell table:style-name="ce1"/>
          <table:table-cell table:formula="of:=IFERROR(([.CY35]/[.I35])*100; &quot;&quot;)">
            <text:p/>
          </table:table-cell>
          <table:table-cell table:style-name="ce1"/>
          <table:table-cell/>
          <table:table-cell table:style-name="ce1"/>
          <table:table-cell table:formula="of:=IFERROR(([.DC35]/[.I35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Wlan 3272</text:p>
          </table:table-cell>
          <table:table-cell office:value-type="string" calcext:value-type="string">
            <text:p>272.06.86</text:p>
          </table:table-cell>
          <table:table-cell office:value-type="float" office:value="329" calcext:value-type="float">
            <text:p>329</text:p>
          </table:table-cell>
          <table:table-cell table:formula="of:=IF([.C36]-[.X36] = 0 ;&quot;&quot;; [.C36]-[.X36])" office:value-type="float" office:value="281" calcext:value-type="float">
            <text:p>281</text:p>
          </table:table-cell>
          <table:table-cell office:value-type="float" office:value="15" calcext:value-type="float">
            <text:p>15</text:p>
          </table:table-cell>
          <table:table-cell table:formula="of:=IFERROR(([.E36]/[.D36])*100; &quot;&quot;)" office:value-type="float" office:value="5.33807829181495" calcext:value-type="float">
            <text:p>5,33807829181495</text:p>
          </table:table-cell>
          <table:table-cell office:value-type="float" office:value="10" calcext:value-type="float">
            <text:p>10</text:p>
          </table:table-cell>
          <table:table-cell table:formula="of:=IFERROR(([.G36]/[.D36])*100; &quot;&quot;)" office:value-type="float" office:value="3.55871886120996" calcext:value-type="float">
            <text:p>3,55871886120996</text:p>
          </table:table-cell>
          <table:table-cell office:value-type="float" office:value="218" calcext:value-type="float">
            <text:p>218</text:p>
          </table:table-cell>
          <table:table-cell table:formula="of:=IFERROR(([.I36]/[.D36])*100; &quot;&quot;)" office:value-type="float" office:value="77.5800711743772" calcext:value-type="float">
            <text:p>77,5800711743772</text:p>
          </table:table-cell>
          <table:table-cell office:value-type="float" office:value="63" calcext:value-type="float">
            <text:p>63</text:p>
          </table:table-cell>
          <table:table-cell table:formula="of:=IFERROR(([.K36]/[.D36])*100; &quot;&quot;)" office:value-type="float" office:value="22.4199288256228" calcext:value-type="float">
            <text:p>22,4199288256228</text:p>
          </table:table-cell>
          <table:table-cell office:value-type="float" office:value="14" calcext:value-type="float">
            <text:p>14</text:p>
          </table:table-cell>
          <table:table-cell table:formula="of:=IFERROR(([.M36]/[.K36])*100; &quot;&quot;)" office:value-type="float" office:value="22.2222222222222" calcext:value-type="float">
            <text:p>22,2222222222222</text:p>
          </table:table-cell>
          <table:table-cell office:value-type="float" office:value="13" calcext:value-type="float">
            <text:p>13</text:p>
          </table:table-cell>
          <table:table-cell table:formula="of:=IFERROR(([.O36]/[.K36])*100; &quot;&quot;)" office:value-type="float" office:value="20.6349206349206" calcext:value-type="float">
            <text:p>20,6349206349206</text:p>
          </table:table-cell>
          <table:table-cell table:formula="of:=IF([.E36] = &quot;&quot; ;&quot;&quot;; [.E36]-[.O36])" office:value-type="float" office:value="2" calcext:value-type="float">
            <text:p>2</text:p>
          </table:table-cell>
          <table:table-cell table:formula="of:=IFERROR(([.Q36]/[.I36])*100; &quot;&quot;)" office:value-type="float" office:value="0.91743119266055" calcext:value-type="float">
            <text:p>0,91743119266055</text:p>
          </table:table-cell>
          <table:table-cell office:value-type="float" office:value="8" calcext:value-type="float">
            <text:p>8</text:p>
          </table:table-cell>
          <table:table-cell table:formula="of:=IFERROR(([.S36]/[.K36])*100; &quot;&quot;)" office:value-type="float" office:value="12.6984126984127" calcext:value-type="float">
            <text:p>12,6984126984127</text:p>
          </table:table-cell>
          <table:table-cell table:formula="of:=IF([.G36] = &quot;&quot; ;&quot;&quot;; [.G36]-[.S36])" office:value-type="float" office:value="2" calcext:value-type="float">
            <text:p>2</text:p>
          </table:table-cell>
          <table:table-cell table:formula="of:=IFERROR(([.U36]/[.I36])*100; &quot;&quot;)" office:value-type="float" office:value="0.91743119266055" calcext:value-type="float">
            <text:p>0,91743119266055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formula="of:=IFERROR(([.Y36]/[.I36])*100; &quot;&quot;)" office:value-type="float" office:value="3.6697247706422" calcext:value-type="float">
            <text:p>3,6697247706422</text:p>
          </table:table-cell>
          <table:table-cell office:value-type="float" office:value="71" calcext:value-type="float">
            <text:p>71</text:p>
          </table:table-cell>
          <table:table-cell table:formula="of:=IFERROR(([.AA36]/[.I36])*100; &quot;&quot;)" office:value-type="float" office:value="32.5688073394495" calcext:value-type="float">
            <text:p>32,56880733944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E36]/[.I36])*100; &quot;&quot;)" office:value-type="float" office:value="1.37614678899083" calcext:value-type="float">
            <text:p>1,376146788990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IFERROR(([.BI36]/[.I36])*100; &quot;&quot;)" office:value-type="float" office:value="7.79816513761468" calcext:value-type="float">
            <text:p>7,798165137614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36]/[.I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IFERROR(([.CE36]/[.I36])*100; &quot;&quot;)" office:value-type="float" office:value="45.8715596330275" calcext:value-type="float">
            <text:p>45,8715596330275</text:p>
          </table:table-cell>
          <table:table-cell office:value-type="float" office:value="8" calcext:value-type="float">
            <text:p>8</text:p>
          </table:table-cell>
          <table:table-cell table:formula="of:=IFERROR(([.CG36]/[.I36])*100; &quot;&quot;)" office:value-type="float" office:value="3.6697247706422" calcext:value-type="float">
            <text:p>3,6697247706422</text:p>
          </table:table-cell>
          <table:table-cell office:value-type="float" office:value="5" calcext:value-type="float">
            <text:p>5</text:p>
          </table:table-cell>
          <table:table-cell table:formula="of:=IFERROR(([.CI36]/[.I36])*100; &quot;&quot;)" office:value-type="float" office:value="2.29357798165138" calcext:value-type="float">
            <text:p>2,293577981651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CQ36]/[.I36])*100; &quot;&quot;)" office:value-type="float" office:value="1.8348623853211" calcext:value-type="float">
            <text:p>1,83486238532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U36]/[.I36])*100; &quot;&quot;)" office:value-type="float" office:value="0.458715596330275" calcext:value-type="float">
            <text:p>0,4587155963302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Y36]/[.I36])*100; &quot;&quot;)" office:value-type="float" office:value="0.458715596330275" calcext:value-type="float">
            <text:p>0,4587155963302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36]/[.I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272.06.87</text:p>
          </table:table-cell>
          <table:table-cell office:value-type="float" office:value="329" calcext:value-type="float">
            <text:p>329</text:p>
          </table:table-cell>
          <table:table-cell table:formula="of:=IF([.C37]-[.X37] = 0 ;&quot;&quot;; [.C37]-[.X37])" office:value-type="float" office:value="281" calcext:value-type="float">
            <text:p>281</text:p>
          </table:table-cell>
          <table:table-cell office:value-type="float" office:value="15" calcext:value-type="float">
            <text:p>15</text:p>
          </table:table-cell>
          <table:table-cell table:formula="of:=IFERROR(([.E37]/[.D37])*100; &quot;&quot;)" office:value-type="float" office:value="5.33807829181495" calcext:value-type="float">
            <text:p>5,33807829181495</text:p>
          </table:table-cell>
          <table:table-cell office:value-type="float" office:value="10" calcext:value-type="float">
            <text:p>10</text:p>
          </table:table-cell>
          <table:table-cell table:formula="of:=IFERROR(([.G37]/[.D37])*100; &quot;&quot;)" office:value-type="float" office:value="3.55871886120996" calcext:value-type="float">
            <text:p>3,55871886120996</text:p>
          </table:table-cell>
          <table:table-cell office:value-type="float" office:value="218" calcext:value-type="float">
            <text:p>218</text:p>
          </table:table-cell>
          <table:table-cell table:formula="of:=IFERROR(([.I37]/[.D37])*100; &quot;&quot;)" office:value-type="float" office:value="77.5800711743772" calcext:value-type="float">
            <text:p>77,5800711743772</text:p>
          </table:table-cell>
          <table:table-cell office:value-type="float" office:value="63" calcext:value-type="float">
            <text:p>63</text:p>
          </table:table-cell>
          <table:table-cell table:formula="of:=IFERROR(([.K37]/[.D37])*100; &quot;&quot;)" office:value-type="float" office:value="22.4199288256228" calcext:value-type="float">
            <text:p>22,4199288256228</text:p>
          </table:table-cell>
          <table:table-cell office:value-type="float" office:value="14" calcext:value-type="float">
            <text:p>14</text:p>
          </table:table-cell>
          <table:table-cell table:formula="of:=IFERROR(([.M37]/[.K37])*100; &quot;&quot;)" office:value-type="float" office:value="22.2222222222222" calcext:value-type="float">
            <text:p>22,2222222222222</text:p>
          </table:table-cell>
          <table:table-cell office:value-type="float" office:value="13" calcext:value-type="float">
            <text:p>13</text:p>
          </table:table-cell>
          <table:table-cell table:formula="of:=IFERROR(([.O37]/[.K37])*100; &quot;&quot;)" office:value-type="float" office:value="20.6349206349206" calcext:value-type="float">
            <text:p>20,6349206349206</text:p>
          </table:table-cell>
          <table:table-cell table:formula="of:=IF([.E37] = &quot;&quot; ;&quot;&quot;; [.E37]-[.O37])" office:value-type="float" office:value="2" calcext:value-type="float">
            <text:p>2</text:p>
          </table:table-cell>
          <table:table-cell table:formula="of:=IFERROR(([.Q37]/[.I37])*100; &quot;&quot;)" office:value-type="float" office:value="0.91743119266055" calcext:value-type="float">
            <text:p>0,91743119266055</text:p>
          </table:table-cell>
          <table:table-cell office:value-type="float" office:value="8" calcext:value-type="float">
            <text:p>8</text:p>
          </table:table-cell>
          <table:table-cell table:formula="of:=IFERROR(([.S37]/[.K37])*100; &quot;&quot;)" office:value-type="float" office:value="12.6984126984127" calcext:value-type="float">
            <text:p>12,6984126984127</text:p>
          </table:table-cell>
          <table:table-cell table:formula="of:=IF([.G37] = &quot;&quot; ;&quot;&quot;; [.G37]-[.S37])" office:value-type="float" office:value="2" calcext:value-type="float">
            <text:p>2</text:p>
          </table:table-cell>
          <table:table-cell table:formula="of:=IFERROR(([.U37]/[.I37])*100; &quot;&quot;)" office:value-type="float" office:value="0.91743119266055" calcext:value-type="float">
            <text:p>0,91743119266055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formula="of:=IFERROR(([.Y37]/[.I37])*100; &quot;&quot;)" office:value-type="float" office:value="3.6697247706422" calcext:value-type="float">
            <text:p>3,6697247706422</text:p>
          </table:table-cell>
          <table:table-cell office:value-type="float" office:value="71" calcext:value-type="float">
            <text:p>71</text:p>
          </table:table-cell>
          <table:table-cell table:formula="of:=IFERROR(([.AA37]/[.I37])*100; &quot;&quot;)" office:value-type="float" office:value="32.5688073394495" calcext:value-type="float">
            <text:p>32,56880733944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E37]/[.I37])*100; &quot;&quot;)" office:value-type="float" office:value="1.37614678899083" calcext:value-type="float">
            <text:p>1,376146788990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IFERROR(([.BI37]/[.I37])*100; &quot;&quot;)" office:value-type="float" office:value="7.79816513761468" calcext:value-type="float">
            <text:p>7,798165137614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37]/[.I3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IFERROR(([.CE37]/[.I37])*100; &quot;&quot;)" office:value-type="float" office:value="45.8715596330275" calcext:value-type="float">
            <text:p>45,8715596330275</text:p>
          </table:table-cell>
          <table:table-cell office:value-type="float" office:value="8" calcext:value-type="float">
            <text:p>8</text:p>
          </table:table-cell>
          <table:table-cell table:formula="of:=IFERROR(([.CG37]/[.I37])*100; &quot;&quot;)" office:value-type="float" office:value="3.6697247706422" calcext:value-type="float">
            <text:p>3,6697247706422</text:p>
          </table:table-cell>
          <table:table-cell office:value-type="float" office:value="5" calcext:value-type="float">
            <text:p>5</text:p>
          </table:table-cell>
          <table:table-cell table:formula="of:=IFERROR(([.CI37]/[.I37])*100; &quot;&quot;)" office:value-type="float" office:value="2.29357798165138" calcext:value-type="float">
            <text:p>2,293577981651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CQ37]/[.I37])*100; &quot;&quot;)" office:value-type="float" office:value="1.8348623853211" calcext:value-type="float">
            <text:p>1,83486238532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U37]/[.I37])*100; &quot;&quot;)" office:value-type="float" office:value="0.458715596330275" calcext:value-type="float">
            <text:p>0,4587155963302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Y37]/[.I37])*100; &quot;&quot;)" office:value-type="float" office:value="0.458715596330275" calcext:value-type="float">
            <text:p>0,4587155963302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37]/[.I3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38]-[.X38] = 0 ;&quot;&quot;; [.C38]-[.X38])">
            <text:p/>
          </table:table-cell>
          <table:table-cell table:style-name="ce1"/>
          <table:table-cell table:formula="of:=IFERROR(([.E38]/[.D38])*100; &quot;&quot;)">
            <text:p/>
          </table:table-cell>
          <table:table-cell table:style-name="ce1"/>
          <table:table-cell table:formula="of:=IFERROR(([.G38]/[.D38])*100; &quot;&quot;)">
            <text:p/>
          </table:table-cell>
          <table:table-cell table:style-name="ce1"/>
          <table:table-cell table:formula="of:=IFERROR(([.I38]/[.D38])*100; &quot;&quot;)">
            <text:p/>
          </table:table-cell>
          <table:table-cell table:style-name="ce1"/>
          <table:table-cell table:formula="of:=IFERROR(([.K38]/[.D38])*100; &quot;&quot;)">
            <text:p/>
          </table:table-cell>
          <table:table-cell table:style-name="ce1"/>
          <table:table-cell table:formula="of:=IFERROR(([.M38]/[.K38])*100; &quot;&quot;)">
            <text:p/>
          </table:table-cell>
          <table:table-cell/>
          <table:table-cell table:formula="of:=IFERROR(([.O38]/[.K38])*100; &quot;&quot;)">
            <text:p/>
          </table:table-cell>
          <table:table-cell table:formula="of:=IF([.E38] = &quot;&quot; ;&quot;&quot;; [.E38]-[.O38])">
            <text:p/>
          </table:table-cell>
          <table:table-cell table:formula="of:=IFERROR(([.Q38]/[.I38])*100; &quot;&quot;)">
            <text:p/>
          </table:table-cell>
          <table:table-cell/>
          <table:table-cell table:formula="of:=IFERROR(([.S38]/[.K38])*100; &quot;&quot;)">
            <text:p/>
          </table:table-cell>
          <table:table-cell table:formula="of:=IF([.G38] = &quot;&quot; ;&quot;&quot;; [.G38]-[.S38])">
            <text:p/>
          </table:table-cell>
          <table:table-cell table:formula="of:=IFERROR(([.U38]/[.I38])*100; &quot;&quot;)">
            <text:p/>
          </table:table-cell>
          <table:table-cell table:style-name="ce1" table:number-columns-repeated="3"/>
          <table:table-cell table:formula="of:=IFERROR(([.Y38]/[.I38])*100; &quot;&quot;)">
            <text:p/>
          </table:table-cell>
          <table:table-cell table:style-name="ce1"/>
          <table:table-cell table:formula="of:=IFERROR(([.AA38]/[.I38])*100; &quot;&quot;)">
            <text:p/>
          </table:table-cell>
          <table:table-cell table:style-name="ce1"/>
          <table:table-cell/>
          <table:table-cell table:style-name="ce1"/>
          <table:table-cell table:formula="of:=IFERROR(([.AE38]/[.I38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38]/[.I38])*100; &quot;&quot;)">
            <text:p/>
          </table:table-cell>
          <table:table-cell table:style-name="ce1"/>
          <table:table-cell/>
          <table:table-cell table:style-name="ce1"/>
          <table:table-cell table:formula="of:=IFERROR(([.BM38]/[.I38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38]/[.I38])*100; &quot;&quot;)">
            <text:p/>
          </table:table-cell>
          <table:table-cell table:style-name="ce1"/>
          <table:table-cell table:formula="of:=IFERROR(([.CG38]/[.I38])*100; &quot;&quot;)">
            <text:p/>
          </table:table-cell>
          <table:table-cell table:style-name="ce1"/>
          <table:table-cell table:formula="of:=IFERROR(([.CI38]/[.I38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38]/[.I38])*100; &quot;&quot;)">
            <text:p/>
          </table:table-cell>
          <table:table-cell table:style-name="ce1"/>
          <table:table-cell/>
          <table:table-cell table:style-name="ce1"/>
          <table:table-cell table:formula="of:=IFERROR(([.CU38]/[.I38])*100; &quot;&quot;)">
            <text:p/>
          </table:table-cell>
          <table:table-cell table:style-name="ce1"/>
          <table:table-cell/>
          <table:table-cell table:style-name="ce1"/>
          <table:table-cell table:formula="of:=IFERROR(([.CY38]/[.I38])*100; &quot;&quot;)">
            <text:p/>
          </table:table-cell>
          <table:table-cell table:style-name="ce1"/>
          <table:table-cell/>
          <table:table-cell table:style-name="ce1"/>
          <table:table-cell table:formula="of:=IFERROR(([.DC38]/[.I38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Wlan 3370</text:p>
          </table:table-cell>
          <table:table-cell office:value-type="string" calcext:value-type="string">
            <text:p>370.06.55</text:p>
          </table:table-cell>
          <table:table-cell office:value-type="float" office:value="318" calcext:value-type="float">
            <text:p>318</text:p>
          </table:table-cell>
          <table:table-cell table:formula="of:=IF([.C39]-[.X39] = 0 ;&quot;&quot;; [.C39]-[.X39])" office:value-type="float" office:value="274" calcext:value-type="float">
            <text:p>274</text:p>
          </table:table-cell>
          <table:table-cell office:value-type="float" office:value="19" calcext:value-type="float">
            <text:p>19</text:p>
          </table:table-cell>
          <table:table-cell table:formula="of:=IFERROR(([.E39]/[.D39])*100; &quot;&quot;)" office:value-type="float" office:value="6.93430656934307" calcext:value-type="float">
            <text:p>6,93430656934307</text:p>
          </table:table-cell>
          <table:table-cell office:value-type="float" office:value="10" calcext:value-type="float">
            <text:p>10</text:p>
          </table:table-cell>
          <table:table-cell table:formula="of:=IFERROR(([.G39]/[.D39])*100; &quot;&quot;)" office:value-type="float" office:value="3.64963503649635" calcext:value-type="float">
            <text:p>3,64963503649635</text:p>
          </table:table-cell>
          <table:table-cell office:value-type="float" office:value="209" calcext:value-type="float">
            <text:p>209</text:p>
          </table:table-cell>
          <table:table-cell table:formula="of:=IFERROR(([.I39]/[.D39])*100; &quot;&quot;)" office:value-type="float" office:value="76.2773722627737" calcext:value-type="float">
            <text:p>76,2773722627737</text:p>
          </table:table-cell>
          <table:table-cell office:value-type="float" office:value="65" calcext:value-type="float">
            <text:p>65</text:p>
          </table:table-cell>
          <table:table-cell table:formula="of:=IFERROR(([.K39]/[.D39])*100; &quot;&quot;)" office:value-type="float" office:value="23.7226277372263" calcext:value-type="float">
            <text:p>23,7226277372263</text:p>
          </table:table-cell>
          <table:table-cell office:value-type="float" office:value="14" calcext:value-type="float">
            <text:p>14</text:p>
          </table:table-cell>
          <table:table-cell table:formula="of:=IFERROR(([.M39]/[.K39])*100; &quot;&quot;)" office:value-type="float" office:value="21.5384615384615" calcext:value-type="float">
            <text:p>21,5384615384615</text:p>
          </table:table-cell>
          <table:table-cell office:value-type="float" office:value="18" calcext:value-type="float">
            <text:p>18</text:p>
          </table:table-cell>
          <table:table-cell table:formula="of:=IFERROR(([.O39]/[.K39])*100; &quot;&quot;)" office:value-type="float" office:value="27.6923076923077" calcext:value-type="float">
            <text:p>27,6923076923077</text:p>
          </table:table-cell>
          <table:table-cell table:formula="of:=IF([.E39] = &quot;&quot; ;&quot;&quot;; [.E39]-[.O39])" office:value-type="float" office:value="1" calcext:value-type="float">
            <text:p>1</text:p>
          </table:table-cell>
          <table:table-cell table:formula="of:=IFERROR(([.Q39]/[.I39])*100; &quot;&quot;)" office:value-type="float" office:value="0.478468899521531" calcext:value-type="float">
            <text:p>0,478468899521531</text:p>
          </table:table-cell>
          <table:table-cell office:value-type="float" office:value="9" calcext:value-type="float">
            <text:p>9</text:p>
          </table:table-cell>
          <table:table-cell table:formula="of:=IFERROR(([.S39]/[.K39])*100; &quot;&quot;)" office:value-type="float" office:value="13.8461538461538" calcext:value-type="float">
            <text:p>13,8461538461538</text:p>
          </table:table-cell>
          <table:table-cell table:formula="of:=IF([.G39] = &quot;&quot; ;&quot;&quot;; [.G39]-[.S39])" office:value-type="float" office:value="1" calcext:value-type="float">
            <text:p>1</text:p>
          </table:table-cell>
          <table:table-cell table:formula="of:=IFERROR(([.U39]/[.I39])*100; &quot;&quot;)" office:value-type="float" office:value="0.478468899521531" calcext:value-type="float">
            <text:p>0,47846889952153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formula="of:=IFERROR(([.Y39]/[.I39])*100; &quot;&quot;)" office:value-type="float" office:value="3.34928229665072" calcext:value-type="float">
            <text:p>3,34928229665072</text:p>
          </table:table-cell>
          <table:table-cell office:value-type="float" office:value="67" calcext:value-type="float">
            <text:p>67</text:p>
          </table:table-cell>
          <table:table-cell table:formula="of:=IFERROR(([.AA39]/[.I39])*100; &quot;&quot;)" office:value-type="float" office:value="32.0574162679426" calcext:value-type="float">
            <text:p>32,05741626794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E39]/[.I39])*100; &quot;&quot;)" office:value-type="float" office:value="0.956937799043062" calcext:value-type="float">
            <text:p>0,9569377990430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9" calcext:value-type="float">
            <text:p>79</text:p>
          </table:table-cell>
          <table:table-cell table:formula="of:=IFERROR(([.BI39]/[.I39])*100; &quot;&quot;)" office:value-type="float" office:value="37.799043062201" calcext:value-type="float">
            <text:p>37,7990430622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39]/[.I3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IFERROR(([.CE39]/[.I39])*100; &quot;&quot;)" office:value-type="float" office:value="16.2679425837321" calcext:value-type="float">
            <text:p>16,2679425837321</text:p>
          </table:table-cell>
          <table:table-cell office:value-type="float" office:value="11" calcext:value-type="float">
            <text:p>11</text:p>
          </table:table-cell>
          <table:table-cell table:formula="of:=IFERROR(([.CG39]/[.I39])*100; &quot;&quot;)" office:value-type="float" office:value="5.26315789473684" calcext:value-type="float">
            <text:p>5,26315789473684</text:p>
          </table:table-cell>
          <table:table-cell office:value-type="float" office:value="5" calcext:value-type="float">
            <text:p>5</text:p>
          </table:table-cell>
          <table:table-cell table:formula="of:=IFERROR(([.CI39]/[.I39])*100; &quot;&quot;)" office:value-type="float" office:value="2.39234449760766" calcext:value-type="float">
            <text:p>2,392344497607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Q39]/[.I39])*100; &quot;&quot;)" office:value-type="float" office:value="0.956937799043062" calcext:value-type="float">
            <text:p>0,9569377990430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39]/[.I3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Y39]/[.I39])*100; &quot;&quot;)" office:value-type="float" office:value="0.478468899521531" calcext:value-type="float">
            <text:p>0,4784688995215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C39]/[.I39])*100; &quot;&quot;)" office:value-type="float" office:value="0.478468899521531" calcext:value-type="float">
            <text:p>0,4784688995215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103.06.52</text:p>
          </table:table-cell>
          <table:table-cell office:value-type="float" office:value="318" calcext:value-type="float">
            <text:p>318</text:p>
          </table:table-cell>
          <table:table-cell table:formula="of:=IF([.C40]-[.X40] = 0 ;&quot;&quot;; [.C40]-[.X40])" office:value-type="float" office:value="274" calcext:value-type="float">
            <text:p>274</text:p>
          </table:table-cell>
          <table:table-cell office:value-type="float" office:value="19" calcext:value-type="float">
            <text:p>19</text:p>
          </table:table-cell>
          <table:table-cell table:formula="of:=IFERROR(([.E40]/[.D40])*100; &quot;&quot;)" office:value-type="float" office:value="6.93430656934307" calcext:value-type="float">
            <text:p>6,93430656934307</text:p>
          </table:table-cell>
          <table:table-cell office:value-type="float" office:value="10" calcext:value-type="float">
            <text:p>10</text:p>
          </table:table-cell>
          <table:table-cell table:formula="of:=IFERROR(([.G40]/[.D40])*100; &quot;&quot;)" office:value-type="float" office:value="3.64963503649635" calcext:value-type="float">
            <text:p>3,64963503649635</text:p>
          </table:table-cell>
          <table:table-cell office:value-type="float" office:value="209" calcext:value-type="float">
            <text:p>209</text:p>
          </table:table-cell>
          <table:table-cell table:formula="of:=IFERROR(([.I40]/[.D40])*100; &quot;&quot;)" office:value-type="float" office:value="76.2773722627737" calcext:value-type="float">
            <text:p>76,2773722627737</text:p>
          </table:table-cell>
          <table:table-cell office:value-type="float" office:value="65" calcext:value-type="float">
            <text:p>65</text:p>
          </table:table-cell>
          <table:table-cell table:formula="of:=IFERROR(([.K40]/[.D40])*100; &quot;&quot;)" office:value-type="float" office:value="23.7226277372263" calcext:value-type="float">
            <text:p>23,7226277372263</text:p>
          </table:table-cell>
          <table:table-cell office:value-type="float" office:value="14" calcext:value-type="float">
            <text:p>14</text:p>
          </table:table-cell>
          <table:table-cell table:formula="of:=IFERROR(([.M40]/[.K40])*100; &quot;&quot;)" office:value-type="float" office:value="21.5384615384615" calcext:value-type="float">
            <text:p>21,5384615384615</text:p>
          </table:table-cell>
          <table:table-cell office:value-type="float" office:value="18" calcext:value-type="float">
            <text:p>18</text:p>
          </table:table-cell>
          <table:table-cell table:formula="of:=IFERROR(([.O40]/[.K40])*100; &quot;&quot;)" office:value-type="float" office:value="27.6923076923077" calcext:value-type="float">
            <text:p>27,6923076923077</text:p>
          </table:table-cell>
          <table:table-cell table:formula="of:=IF([.E40] = &quot;&quot; ;&quot;&quot;; [.E40]-[.O40])" office:value-type="float" office:value="1" calcext:value-type="float">
            <text:p>1</text:p>
          </table:table-cell>
          <table:table-cell table:formula="of:=IFERROR(([.Q40]/[.I40])*100; &quot;&quot;)" office:value-type="float" office:value="0.478468899521531" calcext:value-type="float">
            <text:p>0,478468899521531</text:p>
          </table:table-cell>
          <table:table-cell office:value-type="float" office:value="9" calcext:value-type="float">
            <text:p>9</text:p>
          </table:table-cell>
          <table:table-cell table:formula="of:=IFERROR(([.S40]/[.K40])*100; &quot;&quot;)" office:value-type="float" office:value="13.8461538461538" calcext:value-type="float">
            <text:p>13,8461538461538</text:p>
          </table:table-cell>
          <table:table-cell table:formula="of:=IF([.G40] = &quot;&quot; ;&quot;&quot;; [.G40]-[.S40])" office:value-type="float" office:value="1" calcext:value-type="float">
            <text:p>1</text:p>
          </table:table-cell>
          <table:table-cell table:formula="of:=IFERROR(([.U40]/[.I40])*100; &quot;&quot;)" office:value-type="float" office:value="0.478468899521531" calcext:value-type="float">
            <text:p>0,47846889952153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formula="of:=IFERROR(([.Y40]/[.I40])*100; &quot;&quot;)" office:value-type="float" office:value="3.34928229665072" calcext:value-type="float">
            <text:p>3,34928229665072</text:p>
          </table:table-cell>
          <table:table-cell office:value-type="float" office:value="67" calcext:value-type="float">
            <text:p>67</text:p>
          </table:table-cell>
          <table:table-cell table:formula="of:=IFERROR(([.AA40]/[.I40])*100; &quot;&quot;)" office:value-type="float" office:value="32.0574162679426" calcext:value-type="float">
            <text:p>32,05741626794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E40]/[.I40])*100; &quot;&quot;)" office:value-type="float" office:value="0.956937799043062" calcext:value-type="float">
            <text:p>0,9569377990430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9" calcext:value-type="float">
            <text:p>79</text:p>
          </table:table-cell>
          <table:table-cell table:formula="of:=IFERROR(([.BI40]/[.I40])*100; &quot;&quot;)" office:value-type="float" office:value="37.799043062201" calcext:value-type="float">
            <text:p>37,7990430622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40]/[.I4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IFERROR(([.CE40]/[.I40])*100; &quot;&quot;)" office:value-type="float" office:value="16.2679425837321" calcext:value-type="float">
            <text:p>16,2679425837321</text:p>
          </table:table-cell>
          <table:table-cell office:value-type="float" office:value="11" calcext:value-type="float">
            <text:p>11</text:p>
          </table:table-cell>
          <table:table-cell table:formula="of:=IFERROR(([.CG40]/[.I40])*100; &quot;&quot;)" office:value-type="float" office:value="5.26315789473684" calcext:value-type="float">
            <text:p>5,26315789473684</text:p>
          </table:table-cell>
          <table:table-cell office:value-type="float" office:value="5" calcext:value-type="float">
            <text:p>5</text:p>
          </table:table-cell>
          <table:table-cell table:formula="of:=IFERROR(([.CI40]/[.I40])*100; &quot;&quot;)" office:value-type="float" office:value="2.39234449760766" calcext:value-type="float">
            <text:p>2,392344497607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Q40]/[.I40])*100; &quot;&quot;)" office:value-type="float" office:value="0.956937799043062" calcext:value-type="float">
            <text:p>0,9569377990430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40]/[.I4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Y40]/[.I40])*100; &quot;&quot;)" office:value-type="float" office:value="0.478468899521531" calcext:value-type="float">
            <text:p>0,4784688995215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C40]/[.I40])*100; &quot;&quot;)" office:value-type="float" office:value="0.478468899521531" calcext:value-type="float">
            <text:p>0,4784688995215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41]-[.X41] = 0 ;&quot;&quot;; [.C41]-[.X41])">
            <text:p/>
          </table:table-cell>
          <table:table-cell table:style-name="ce1"/>
          <table:table-cell table:formula="of:=IFERROR(([.E41]/[.D41])*100; &quot;&quot;)">
            <text:p/>
          </table:table-cell>
          <table:table-cell table:style-name="ce1"/>
          <table:table-cell table:formula="of:=IFERROR(([.G41]/[.D41])*100; &quot;&quot;)">
            <text:p/>
          </table:table-cell>
          <table:table-cell table:style-name="ce1"/>
          <table:table-cell table:formula="of:=IFERROR(([.I41]/[.D41])*100; &quot;&quot;)">
            <text:p/>
          </table:table-cell>
          <table:table-cell table:style-name="ce1"/>
          <table:table-cell table:formula="of:=IFERROR(([.K41]/[.D41])*100; &quot;&quot;)">
            <text:p/>
          </table:table-cell>
          <table:table-cell table:style-name="ce1"/>
          <table:table-cell table:formula="of:=IFERROR(([.M41]/[.K41])*100; &quot;&quot;)">
            <text:p/>
          </table:table-cell>
          <table:table-cell/>
          <table:table-cell table:formula="of:=IFERROR(([.O41]/[.K41])*100; &quot;&quot;)">
            <text:p/>
          </table:table-cell>
          <table:table-cell table:formula="of:=IF([.E41] = &quot;&quot; ;&quot;&quot;; [.E41]-[.O41])">
            <text:p/>
          </table:table-cell>
          <table:table-cell table:formula="of:=IFERROR(([.Q41]/[.I41])*100; &quot;&quot;)">
            <text:p/>
          </table:table-cell>
          <table:table-cell/>
          <table:table-cell table:formula="of:=IFERROR(([.S41]/[.K41])*100; &quot;&quot;)">
            <text:p/>
          </table:table-cell>
          <table:table-cell table:formula="of:=IF([.G41] = &quot;&quot; ;&quot;&quot;; [.G41]-[.S41])">
            <text:p/>
          </table:table-cell>
          <table:table-cell table:formula="of:=IFERROR(([.U41]/[.I41])*100; &quot;&quot;)">
            <text:p/>
          </table:table-cell>
          <table:table-cell table:style-name="ce1" table:number-columns-repeated="3"/>
          <table:table-cell table:formula="of:=IFERROR(([.Y41]/[.I41])*100; &quot;&quot;)">
            <text:p/>
          </table:table-cell>
          <table:table-cell table:style-name="ce1"/>
          <table:table-cell table:formula="of:=IFERROR(([.AA41]/[.I41])*100; &quot;&quot;)">
            <text:p/>
          </table:table-cell>
          <table:table-cell table:style-name="ce1"/>
          <table:table-cell/>
          <table:table-cell table:style-name="ce1"/>
          <table:table-cell table:formula="of:=IFERROR(([.AE41]/[.I4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41]/[.I41])*100; &quot;&quot;)">
            <text:p/>
          </table:table-cell>
          <table:table-cell table:style-name="ce1"/>
          <table:table-cell/>
          <table:table-cell table:style-name="ce1"/>
          <table:table-cell table:formula="of:=IFERROR(([.BM41]/[.I4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41]/[.I41])*100; &quot;&quot;)">
            <text:p/>
          </table:table-cell>
          <table:table-cell table:style-name="ce1"/>
          <table:table-cell table:formula="of:=IFERROR(([.CG41]/[.I41])*100; &quot;&quot;)">
            <text:p/>
          </table:table-cell>
          <table:table-cell table:style-name="ce1"/>
          <table:table-cell table:formula="of:=IFERROR(([.CI41]/[.I4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41]/[.I41])*100; &quot;&quot;)">
            <text:p/>
          </table:table-cell>
          <table:table-cell table:style-name="ce1"/>
          <table:table-cell/>
          <table:table-cell table:style-name="ce1"/>
          <table:table-cell table:formula="of:=IFERROR(([.CU41]/[.I41])*100; &quot;&quot;)">
            <text:p/>
          </table:table-cell>
          <table:table-cell table:style-name="ce1"/>
          <table:table-cell/>
          <table:table-cell table:style-name="ce1"/>
          <table:table-cell table:formula="of:=IFERROR(([.CY41]/[.I41])*100; &quot;&quot;)">
            <text:p/>
          </table:table-cell>
          <table:table-cell table:style-name="ce1"/>
          <table:table-cell/>
          <table:table-cell table:style-name="ce1"/>
          <table:table-cell table:formula="of:=IFERROR(([.DC41]/[.I41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Wlan 3390</text:p>
          </table:table-cell>
          <table:table-cell office:value-type="string" calcext:value-type="string">
            <text:p>121.06.30</text:p>
          </table:table-cell>
          <table:table-cell office:value-type="float" office:value="314" calcext:value-type="float">
            <text:p>314</text:p>
          </table:table-cell>
          <table:table-cell table:formula="of:=IF([.C42]-[.X42] = 0 ;&quot;&quot;; [.C42]-[.X42])" office:value-type="float" office:value="271" calcext:value-type="float">
            <text:p>271</text:p>
          </table:table-cell>
          <table:table-cell office:value-type="float" office:value="17" calcext:value-type="float">
            <text:p>17</text:p>
          </table:table-cell>
          <table:table-cell table:formula="of:=IFERROR(([.E42]/[.D42])*100; &quot;&quot;)" office:value-type="float" office:value="6.27306273062731" calcext:value-type="float">
            <text:p>6,27306273062731</text:p>
          </table:table-cell>
          <table:table-cell office:value-type="float" office:value="6" calcext:value-type="float">
            <text:p>6</text:p>
          </table:table-cell>
          <table:table-cell table:formula="of:=IFERROR(([.G42]/[.D42])*100; &quot;&quot;)" office:value-type="float" office:value="2.2140221402214" calcext:value-type="float">
            <text:p>2,2140221402214</text:p>
          </table:table-cell>
          <table:table-cell office:value-type="float" office:value="207" calcext:value-type="float">
            <text:p>207</text:p>
          </table:table-cell>
          <table:table-cell table:formula="of:=IFERROR(([.I42]/[.D42])*100; &quot;&quot;)" office:value-type="float" office:value="76.3837638376384" calcext:value-type="float">
            <text:p>76,3837638376384</text:p>
          </table:table-cell>
          <table:table-cell office:value-type="float" office:value="64" calcext:value-type="float">
            <text:p>64</text:p>
          </table:table-cell>
          <table:table-cell table:formula="of:=IFERROR(([.K42]/[.D42])*100; &quot;&quot;)" office:value-type="float" office:value="23.6162361623616" calcext:value-type="float">
            <text:p>23,6162361623616</text:p>
          </table:table-cell>
          <table:table-cell office:value-type="float" office:value="16" calcext:value-type="float">
            <text:p>16</text:p>
          </table:table-cell>
          <table:table-cell table:formula="of:=IFERROR(([.M42]/[.K42])*100; &quot;&quot;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formula="of:=IFERROR(([.O42]/[.K42])*100; &quot;&quot;)" office:value-type="float" office:value="21.875" calcext:value-type="float">
            <text:p>21,875</text:p>
          </table:table-cell>
          <table:table-cell table:formula="of:=IF([.E42] = &quot;&quot; ;&quot;&quot;; [.E42]-[.O42])" office:value-type="float" office:value="3" calcext:value-type="float">
            <text:p>3</text:p>
          </table:table-cell>
          <table:table-cell table:formula="of:=IFERROR(([.Q42]/[.I42])*100; &quot;&quot;)" office:value-type="float" office:value="1.44927536231884" calcext:value-type="float">
            <text:p>1,44927536231884</text:p>
          </table:table-cell>
          <table:table-cell office:value-type="float" office:value="6" calcext:value-type="float">
            <text:p>6</text:p>
          </table:table-cell>
          <table:table-cell table:formula="of:=IFERROR(([.S42]/[.K42])*100; &quot;&quot;)" office:value-type="float" office:value="9.375" calcext:value-type="float">
            <text:p>9,375</text:p>
          </table:table-cell>
          <table:table-cell table:formula="of:=IF([.G42] = &quot;&quot; ;&quot;&quot;; [.G42]-[.S42])" office:value-type="float" office:value="0" calcext:value-type="float">
            <text:p>0</text:p>
          </table:table-cell>
          <table:table-cell table:formula="of:=IFERROR(([.U42]/[.I42])*100; &quot;&quot;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IFERROR(([.Y42]/[.I42])*100; &quot;&quot;)" office:value-type="float" office:value="1.93236714975845" calcext:value-type="float">
            <text:p>1,93236714975845</text:p>
          </table:table-cell>
          <table:table-cell office:value-type="float" office:value="63" calcext:value-type="float">
            <text:p>63</text:p>
          </table:table-cell>
          <table:table-cell table:formula="of:=IFERROR(([.AA42]/[.I42])*100; &quot;&quot;)" office:value-type="float" office:value="30.4347826086957" calcext:value-type="float">
            <text:p>30,43478260869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E42]/[.I42])*100; &quot;&quot;)" office:value-type="float" office:value="1.44927536231884" calcext:value-type="float">
            <text:p>1,449275362318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IFERROR(([.BI42]/[.I42])*100; &quot;&quot;)" office:value-type="float" office:value="9.17874396135266" calcext:value-type="float">
            <text:p>9,178743961352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42]/[.I4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7" calcext:value-type="float">
            <text:p>97</text:p>
          </table:table-cell>
          <table:table-cell table:formula="of:=IFERROR(([.CE42]/[.I42])*100; &quot;&quot;)" office:value-type="float" office:value="46.8599033816425" calcext:value-type="float">
            <text:p>46,8599033816425</text:p>
          </table:table-cell>
          <table:table-cell office:value-type="float" office:value="8" calcext:value-type="float">
            <text:p>8</text:p>
          </table:table-cell>
          <table:table-cell table:formula="of:=IFERROR(([.CG42]/[.I42])*100; &quot;&quot;)" office:value-type="float" office:value="3.86473429951691" calcext:value-type="float">
            <text:p>3,86473429951691</text:p>
          </table:table-cell>
          <table:table-cell office:value-type="float" office:value="8" calcext:value-type="float">
            <text:p>8</text:p>
          </table:table-cell>
          <table:table-cell table:formula="of:=IFERROR(([.CI42]/[.I42])*100; &quot;&quot;)" office:value-type="float" office:value="3.86473429951691" calcext:value-type="float">
            <text:p>3,864734299516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Q42]/[.I42])*100; &quot;&quot;)" office:value-type="float" office:value="1.44927536231884" calcext:value-type="float">
            <text:p>1,449275362318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U42]/[.I42])*100; &quot;&quot;)" office:value-type="float" office:value="0.483091787439613" calcext:value-type="float">
            <text:p>0,4830917874396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Y42]/[.I42])*100; &quot;&quot;)" office:value-type="float" office:value="0.483091787439613" calcext:value-type="float">
            <text:p>0,4830917874396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42]/[.I4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121.06.52</text:p>
          </table:table-cell>
          <table:table-cell office:value-type="float" office:value="319" calcext:value-type="float">
            <text:p>319</text:p>
          </table:table-cell>
          <table:table-cell table:formula="of:=IF([.C43]-[.X43] = 0 ;&quot;&quot;; [.C43]-[.X43])"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formula="of:=IFERROR(([.E43]/[.D43])*100; &quot;&quot;)" office:value-type="float" office:value="6.90909090909091" calcext:value-type="float">
            <text:p>6,90909090909091</text:p>
          </table:table-cell>
          <table:table-cell office:value-type="float" office:value="10" calcext:value-type="float">
            <text:p>10</text:p>
          </table:table-cell>
          <table:table-cell table:formula="of:=IFERROR(([.G43]/[.D43])*100; &quot;&quot;)" office:value-type="float" office:value="3.63636363636364" calcext:value-type="float">
            <text:p>3,63636363636364</text:p>
          </table:table-cell>
          <table:table-cell office:value-type="float" office:value="210" calcext:value-type="float">
            <text:p>210</text:p>
          </table:table-cell>
          <table:table-cell table:formula="of:=IFERROR(([.I43]/[.D43])*100; &quot;&quot;)" office:value-type="float" office:value="76.3636363636364" calcext:value-type="float">
            <text:p>76,3636363636364</text:p>
          </table:table-cell>
          <table:table-cell office:value-type="float" office:value="65" calcext:value-type="float">
            <text:p>65</text:p>
          </table:table-cell>
          <table:table-cell table:formula="of:=IFERROR(([.K43]/[.D43])*100; &quot;&quot;)" office:value-type="float" office:value="23.6363636363636" calcext:value-type="float">
            <text:p>23,6363636363636</text:p>
          </table:table-cell>
          <table:table-cell office:value-type="float" office:value="14" calcext:value-type="float">
            <text:p>14</text:p>
          </table:table-cell>
          <table:table-cell table:formula="of:=IFERROR(([.M43]/[.K43])*100; &quot;&quot;)" office:value-type="float" office:value="21.5384615384615" calcext:value-type="float">
            <text:p>21,5384615384615</text:p>
          </table:table-cell>
          <table:table-cell office:value-type="float" office:value="18" calcext:value-type="float">
            <text:p>18</text:p>
          </table:table-cell>
          <table:table-cell table:formula="of:=IFERROR(([.O43]/[.K43])*100; &quot;&quot;)" office:value-type="float" office:value="27.6923076923077" calcext:value-type="float">
            <text:p>27,6923076923077</text:p>
          </table:table-cell>
          <table:table-cell table:formula="of:=IF([.E43] = &quot;&quot; ;&quot;&quot;; [.E43]-[.O43])" office:value-type="float" office:value="1" calcext:value-type="float">
            <text:p>1</text:p>
          </table:table-cell>
          <table:table-cell table:formula="of:=IFERROR(([.Q43]/[.I43])*100; &quot;&quot;)" office:value-type="float" office:value="0.476190476190476" calcext:value-type="float">
            <text:p>0,476190476190476</text:p>
          </table:table-cell>
          <table:table-cell office:value-type="float" office:value="9" calcext:value-type="float">
            <text:p>9</text:p>
          </table:table-cell>
          <table:table-cell table:formula="of:=IFERROR(([.S43]/[.K43])*100; &quot;&quot;)" office:value-type="float" office:value="13.8461538461538" calcext:value-type="float">
            <text:p>13,8461538461538</text:p>
          </table:table-cell>
          <table:table-cell table:formula="of:=IF([.G43] = &quot;&quot; ;&quot;&quot;; [.G43]-[.S43])" office:value-type="float" office:value="1" calcext:value-type="float">
            <text:p>1</text:p>
          </table:table-cell>
          <table:table-cell table:formula="of:=IFERROR(([.U43]/[.I43])*100; &quot;&quot;)" office:value-type="float" office:value="0.476190476190476" calcext:value-type="float">
            <text:p>0,476190476190476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formula="of:=IFERROR(([.Y43]/[.I43])*100; &quot;&quot;)" office:value-type="float" office:value="3.33333333333333" calcext:value-type="float">
            <text:p>3,33333333333333</text:p>
          </table:table-cell>
          <table:table-cell office:value-type="float" office:value="67" calcext:value-type="float">
            <text:p>67</text:p>
          </table:table-cell>
          <table:table-cell table:formula="of:=IFERROR(([.AA43]/[.I43])*100; &quot;&quot;)" office:value-type="float" office:value="31.9047619047619" calcext:value-type="float">
            <text:p>31,90476190476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E43]/[.I43])*100; &quot;&quot;)" office:value-type="float" office:value="0.952380952380952" calcext:value-type="float">
            <text:p>0,9523809523809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IFERROR(([.BI43]/[.I43])*100; &quot;&quot;)" office:value-type="float" office:value="38.0952380952381" calcext:value-type="float">
            <text:p>38,09523809523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43]/[.I4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IFERROR(([.CE43]/[.I43])*100; &quot;&quot;)" office:value-type="float" office:value="16.1904761904762" calcext:value-type="float">
            <text:p>16,1904761904762</text:p>
          </table:table-cell>
          <table:table-cell office:value-type="float" office:value="11" calcext:value-type="float">
            <text:p>11</text:p>
          </table:table-cell>
          <table:table-cell table:formula="of:=IFERROR(([.CG43]/[.I43])*100; &quot;&quot;)" office:value-type="float" office:value="5.23809523809524" calcext:value-type="float">
            <text:p>5,23809523809524</text:p>
          </table:table-cell>
          <table:table-cell office:value-type="float" office:value="5" calcext:value-type="float">
            <text:p>5</text:p>
          </table:table-cell>
          <table:table-cell table:formula="of:=IFERROR(([.CI43]/[.I43])*100; &quot;&quot;)" office:value-type="float" office:value="2.38095238095238" calcext:value-type="float">
            <text:p>2,380952380952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Q43]/[.I43])*100; &quot;&quot;)" office:value-type="float" office:value="0.952380952380952" calcext:value-type="float">
            <text:p>0,9523809523809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43]/[.I4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Y43]/[.I43])*100; &quot;&quot;)" office:value-type="float" office:value="0.476190476190476" calcext:value-type="float">
            <text:p>0,4761904761904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C43]/[.I43])*100; &quot;&quot;)" office:value-type="float" office:value="0.476190476190476" calcext:value-type="float">
            <text:p>0,4761904761904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390.06.55</text:p>
          </table:table-cell>
          <table:table-cell office:value-type="float" office:value="319" calcext:value-type="float">
            <text:p>319</text:p>
          </table:table-cell>
          <table:table-cell table:formula="of:=IF([.C44]-[.X44] = 0 ;&quot;&quot;; [.C44]-[.X44])"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formula="of:=IFERROR(([.E44]/[.D44])*100; &quot;&quot;)" office:value-type="float" office:value="6.90909090909091" calcext:value-type="float">
            <text:p>6,90909090909091</text:p>
          </table:table-cell>
          <table:table-cell office:value-type="float" office:value="10" calcext:value-type="float">
            <text:p>10</text:p>
          </table:table-cell>
          <table:table-cell table:formula="of:=IFERROR(([.G44]/[.D44])*100; &quot;&quot;)" office:value-type="float" office:value="3.63636363636364" calcext:value-type="float">
            <text:p>3,63636363636364</text:p>
          </table:table-cell>
          <table:table-cell office:value-type="float" office:value="210" calcext:value-type="float">
            <text:p>210</text:p>
          </table:table-cell>
          <table:table-cell table:formula="of:=IFERROR(([.I44]/[.D44])*100; &quot;&quot;)" office:value-type="float" office:value="76.3636363636364" calcext:value-type="float">
            <text:p>76,3636363636364</text:p>
          </table:table-cell>
          <table:table-cell office:value-type="float" office:value="65" calcext:value-type="float">
            <text:p>65</text:p>
          </table:table-cell>
          <table:table-cell table:formula="of:=IFERROR(([.K44]/[.D44])*100; &quot;&quot;)" office:value-type="float" office:value="23.6363636363636" calcext:value-type="float">
            <text:p>23,6363636363636</text:p>
          </table:table-cell>
          <table:table-cell office:value-type="float" office:value="14" calcext:value-type="float">
            <text:p>14</text:p>
          </table:table-cell>
          <table:table-cell table:formula="of:=IFERROR(([.M44]/[.K44])*100; &quot;&quot;)" office:value-type="float" office:value="21.5384615384615" calcext:value-type="float">
            <text:p>21,5384615384615</text:p>
          </table:table-cell>
          <table:table-cell office:value-type="float" office:value="18" calcext:value-type="float">
            <text:p>18</text:p>
          </table:table-cell>
          <table:table-cell table:formula="of:=IFERROR(([.O44]/[.K44])*100; &quot;&quot;)" office:value-type="float" office:value="27.6923076923077" calcext:value-type="float">
            <text:p>27,6923076923077</text:p>
          </table:table-cell>
          <table:table-cell table:formula="of:=IF([.E44] = &quot;&quot; ;&quot;&quot;; [.E44]-[.O44])" office:value-type="float" office:value="1" calcext:value-type="float">
            <text:p>1</text:p>
          </table:table-cell>
          <table:table-cell table:formula="of:=IFERROR(([.Q44]/[.I44])*100; &quot;&quot;)" office:value-type="float" office:value="0.476190476190476" calcext:value-type="float">
            <text:p>0,476190476190476</text:p>
          </table:table-cell>
          <table:table-cell office:value-type="float" office:value="9" calcext:value-type="float">
            <text:p>9</text:p>
          </table:table-cell>
          <table:table-cell table:formula="of:=IFERROR(([.S44]/[.K44])*100; &quot;&quot;)" office:value-type="float" office:value="13.8461538461538" calcext:value-type="float">
            <text:p>13,8461538461538</text:p>
          </table:table-cell>
          <table:table-cell table:formula="of:=IF([.G44] = &quot;&quot; ;&quot;&quot;; [.G44]-[.S44])" office:value-type="float" office:value="1" calcext:value-type="float">
            <text:p>1</text:p>
          </table:table-cell>
          <table:table-cell table:formula="of:=IFERROR(([.U44]/[.I44])*100; &quot;&quot;)" office:value-type="float" office:value="0.476190476190476" calcext:value-type="float">
            <text:p>0,476190476190476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formula="of:=IFERROR(([.Y44]/[.I44])*100; &quot;&quot;)" office:value-type="float" office:value="3.33333333333333" calcext:value-type="float">
            <text:p>3,33333333333333</text:p>
          </table:table-cell>
          <table:table-cell office:value-type="float" office:value="67" calcext:value-type="float">
            <text:p>67</text:p>
          </table:table-cell>
          <table:table-cell table:formula="of:=IFERROR(([.AA44]/[.I44])*100; &quot;&quot;)" office:value-type="float" office:value="31.9047619047619" calcext:value-type="float">
            <text:p>31,90476190476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E44]/[.I44])*100; &quot;&quot;)" office:value-type="float" office:value="0.952380952380952" calcext:value-type="float">
            <text:p>0,9523809523809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IFERROR(([.BI44]/[.I44])*100; &quot;&quot;)" office:value-type="float" office:value="38.0952380952381" calcext:value-type="float">
            <text:p>38,09523809523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44]/[.I4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IFERROR(([.CE44]/[.I44])*100; &quot;&quot;)" office:value-type="float" office:value="16.1904761904762" calcext:value-type="float">
            <text:p>16,1904761904762</text:p>
          </table:table-cell>
          <table:table-cell office:value-type="float" office:value="11" calcext:value-type="float">
            <text:p>11</text:p>
          </table:table-cell>
          <table:table-cell table:formula="of:=IFERROR(([.CG44]/[.I44])*100; &quot;&quot;)" office:value-type="float" office:value="5.23809523809524" calcext:value-type="float">
            <text:p>5,23809523809524</text:p>
          </table:table-cell>
          <table:table-cell office:value-type="float" office:value="5" calcext:value-type="float">
            <text:p>5</text:p>
          </table:table-cell>
          <table:table-cell table:formula="of:=IFERROR(([.CI44]/[.I44])*100; &quot;&quot;)" office:value-type="float" office:value="2.38095238095238" calcext:value-type="float">
            <text:p>2,380952380952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Q44]/[.I44])*100; &quot;&quot;)" office:value-type="float" office:value="0.952380952380952" calcext:value-type="float">
            <text:p>0,9523809523809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44]/[.I4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Y44]/[.I44])*100; &quot;&quot;)" office:value-type="float" office:value="0.476190476190476" calcext:value-type="float">
            <text:p>0,4761904761904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C44]/[.I44])*100; &quot;&quot;)" office:value-type="float" office:value="0.476190476190476" calcext:value-type="float">
            <text:p>0,4761904761904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45]-[.X45] = 0 ;&quot;&quot;; [.C45]-[.X45])">
            <text:p/>
          </table:table-cell>
          <table:table-cell table:style-name="ce1"/>
          <table:table-cell table:formula="of:=IFERROR(([.E45]/[.D45])*100; &quot;&quot;)">
            <text:p/>
          </table:table-cell>
          <table:table-cell table:style-name="ce1"/>
          <table:table-cell table:formula="of:=IFERROR(([.G45]/[.D45])*100; &quot;&quot;)">
            <text:p/>
          </table:table-cell>
          <table:table-cell table:style-name="ce1"/>
          <table:table-cell table:formula="of:=IFERROR(([.I45]/[.D45])*100; &quot;&quot;)">
            <text:p/>
          </table:table-cell>
          <table:table-cell table:style-name="ce1"/>
          <table:table-cell table:formula="of:=IFERROR(([.K45]/[.D45])*100; &quot;&quot;)">
            <text:p/>
          </table:table-cell>
          <table:table-cell table:style-name="ce1"/>
          <table:table-cell table:formula="of:=IFERROR(([.M45]/[.K45])*100; &quot;&quot;)">
            <text:p/>
          </table:table-cell>
          <table:table-cell/>
          <table:table-cell table:formula="of:=IFERROR(([.O45]/[.K45])*100; &quot;&quot;)">
            <text:p/>
          </table:table-cell>
          <table:table-cell table:formula="of:=IF([.E45] = &quot;&quot; ;&quot;&quot;; [.E45]-[.O45])">
            <text:p/>
          </table:table-cell>
          <table:table-cell table:formula="of:=IFERROR(([.Q45]/[.I45])*100; &quot;&quot;)">
            <text:p/>
          </table:table-cell>
          <table:table-cell/>
          <table:table-cell table:formula="of:=IFERROR(([.S45]/[.K45])*100; &quot;&quot;)">
            <text:p/>
          </table:table-cell>
          <table:table-cell table:formula="of:=IF([.G45] = &quot;&quot; ;&quot;&quot;; [.G45]-[.S45])">
            <text:p/>
          </table:table-cell>
          <table:table-cell table:formula="of:=IFERROR(([.U45]/[.I45])*100; &quot;&quot;)">
            <text:p/>
          </table:table-cell>
          <table:table-cell table:style-name="ce1" table:number-columns-repeated="3"/>
          <table:table-cell table:formula="of:=IFERROR(([.Y45]/[.I45])*100; &quot;&quot;)">
            <text:p/>
          </table:table-cell>
          <table:table-cell table:style-name="ce1"/>
          <table:table-cell table:formula="of:=IFERROR(([.AA45]/[.I45])*100; &quot;&quot;)">
            <text:p/>
          </table:table-cell>
          <table:table-cell table:style-name="ce1"/>
          <table:table-cell/>
          <table:table-cell table:style-name="ce1"/>
          <table:table-cell table:formula="of:=IFERROR(([.AE45]/[.I4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45]/[.I45])*100; &quot;&quot;)">
            <text:p/>
          </table:table-cell>
          <table:table-cell table:style-name="ce1"/>
          <table:table-cell/>
          <table:table-cell table:style-name="ce1"/>
          <table:table-cell table:formula="of:=IFERROR(([.BM45]/[.I4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45]/[.I45])*100; &quot;&quot;)">
            <text:p/>
          </table:table-cell>
          <table:table-cell table:style-name="ce1"/>
          <table:table-cell table:formula="of:=IFERROR(([.CG45]/[.I45])*100; &quot;&quot;)">
            <text:p/>
          </table:table-cell>
          <table:table-cell table:style-name="ce1"/>
          <table:table-cell table:formula="of:=IFERROR(([.CI45]/[.I4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45]/[.I45])*100; &quot;&quot;)">
            <text:p/>
          </table:table-cell>
          <table:table-cell table:style-name="ce1"/>
          <table:table-cell/>
          <table:table-cell table:style-name="ce1"/>
          <table:table-cell table:formula="of:=IFERROR(([.CU45]/[.I45])*100; &quot;&quot;)">
            <text:p/>
          </table:table-cell>
          <table:table-cell table:style-name="ce1"/>
          <table:table-cell/>
          <table:table-cell table:style-name="ce1"/>
          <table:table-cell table:formula="of:=IFERROR(([.CY45]/[.I45])*100; &quot;&quot;)">
            <text:p/>
          </table:table-cell>
          <table:table-cell table:style-name="ce1"/>
          <table:table-cell/>
          <table:table-cell table:style-name="ce1"/>
          <table:table-cell table:formula="of:=IFERROR(([.DC45]/[.I45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Repeater ng</text:p>
          </table:table-cell>
          <table:table-cell office:value-type="string" calcext:value-type="string">
            <text:p>68.04.88</text:p>
          </table:table-cell>
          <table:table-cell office:value-type="float" office:value="138" calcext:value-type="float">
            <text:p>138</text:p>
          </table:table-cell>
          <table:table-cell table:formula="of:=IF([.C46]-[.X46] = 0 ;&quot;&quot;; [.C46]-[.X46])" office:value-type="float" office:value="120" calcext:value-type="float">
            <text:p>120</text:p>
          </table:table-cell>
          <table:table-cell office:value-type="float" office:value="76" calcext:value-type="float">
            <text:p>76</text:p>
          </table:table-cell>
          <table:table-cell table:formula="of:=IFERROR(([.E46]/[.D46])*100; &quot;&quot;)" office:value-type="float" office:value="63.3333333333333" calcext:value-type="float">
            <text:p>63,3333333333333</text:p>
          </table:table-cell>
          <table:table-cell office:value-type="float" office:value="61" calcext:value-type="float">
            <text:p>61</text:p>
          </table:table-cell>
          <table:table-cell table:formula="of:=IFERROR(([.G46]/[.D46])*100; &quot;&quot;)" office:value-type="float" office:value="50.8333333333333" calcext:value-type="float">
            <text:p>50,8333333333333</text:p>
          </table:table-cell>
          <table:table-cell office:value-type="float" office:value="15" calcext:value-type="float">
            <text:p>15</text:p>
          </table:table-cell>
          <table:table-cell table:formula="of:=IFERROR(([.I46]/[.D46])*100; &quot;&quot;)" office:value-type="float" office:value="12.5" calcext:value-type="float">
            <text:p>12,5</text:p>
          </table:table-cell>
          <table:table-cell office:value-type="float" office:value="105" calcext:value-type="float">
            <text:p>105</text:p>
          </table:table-cell>
          <table:table-cell table:formula="of:=IFERROR(([.K46]/[.D46])*100; &quot;&quot;)" office:value-type="float" office:value="87.5" calcext:value-type="float">
            <text:p>87,5</text:p>
          </table:table-cell>
          <table:table-cell office:value-type="float" office:value="17" calcext:value-type="float">
            <text:p>17</text:p>
          </table:table-cell>
          <table:table-cell table:formula="of:=IFERROR(([.M46]/[.K46])*100; &quot;&quot;)" office:value-type="float" office:value="16.1904761904762" calcext:value-type="float">
            <text:p>16,1904761904762</text:p>
          </table:table-cell>
          <table:table-cell office:value-type="float" office:value="66" calcext:value-type="float">
            <text:p>66</text:p>
          </table:table-cell>
          <table:table-cell table:formula="of:=IFERROR(([.O46]/[.K46])*100; &quot;&quot;)" office:value-type="float" office:value="62.8571428571429" calcext:value-type="float">
            <text:p>62,8571428571429</text:p>
          </table:table-cell>
          <table:table-cell table:formula="of:=IF([.E46] = &quot;&quot; ;&quot;&quot;; [.E46]-[.O46])" office:value-type="float" office:value="10" calcext:value-type="float">
            <text:p>10</text:p>
          </table:table-cell>
          <table:table-cell table:formula="of:=IFERROR(([.Q46]/[.I46])*100; &quot;&quot;)" office:value-type="float" office:value="66.6666666666667" calcext:value-type="float">
            <text:p>66,6666666666667</text:p>
          </table:table-cell>
          <table:table-cell office:value-type="float" office:value="60" calcext:value-type="float">
            <text:p>60</text:p>
          </table:table-cell>
          <table:table-cell table:formula="of:=IFERROR(([.S46]/[.K46])*100; &quot;&quot;)" office:value-type="float" office:value="57.1428571428571" calcext:value-type="float">
            <text:p>57,1428571428571</text:p>
          </table:table-cell>
          <table:table-cell table:formula="of:=IF([.G46] = &quot;&quot; ;&quot;&quot;; [.G46]-[.S46])" office:value-type="float" office:value="1" calcext:value-type="float">
            <text:p>1</text:p>
          </table:table-cell>
          <table:table-cell table:formula="of:=IFERROR(([.U46]/[.I46])*100; &quot;&quot;)" office:value-type="float" office:value="6.66666666666667" calcext:value-type="float">
            <text:p>6,66666666666667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IFERROR(([.Y46]/[.I46])*100; &quot;&quot;)" office:value-type="float" office:value="93.3333333333333" calcext:value-type="float">
            <text:p>93,3333333333333</text:p>
          </table:table-cell>
          <table:table-cell office:value-type="float" office:value="0" calcext:value-type="float">
            <text:p>0</text:p>
          </table:table-cell>
          <table:table-cell table:formula="of:=IFERROR(([.AA46]/[.I4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AE46]/[.I46])*100; &quot;&quot;)" office:value-type="float" office:value="6.66666666666667" calcext:value-type="float">
            <text:p>6,6666666666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46]/[.I4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46]/[.I4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46]/[.I4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46]/[.I4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46]/[.I4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46]/[.I4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46]/[.I4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46]/[.I4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46]/[.I4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47]-[.X47] = 0 ;&quot;&quot;; [.C47]-[.X47])">
            <text:p/>
          </table:table-cell>
          <table:table-cell table:style-name="ce1"/>
          <table:table-cell table:formula="of:=IFERROR(([.E47]/[.D47])*100; &quot;&quot;)">
            <text:p/>
          </table:table-cell>
          <table:table-cell table:style-name="ce1"/>
          <table:table-cell table:formula="of:=IFERROR(([.G47]/[.D47])*100; &quot;&quot;)">
            <text:p/>
          </table:table-cell>
          <table:table-cell table:style-name="ce1"/>
          <table:table-cell table:formula="of:=IFERROR(([.I47]/[.D47])*100; &quot;&quot;)">
            <text:p/>
          </table:table-cell>
          <table:table-cell table:style-name="ce1"/>
          <table:table-cell table:formula="of:=IFERROR(([.K47]/[.D47])*100; &quot;&quot;)">
            <text:p/>
          </table:table-cell>
          <table:table-cell table:style-name="ce1"/>
          <table:table-cell table:formula="of:=IFERROR(([.M47]/[.K47])*100; &quot;&quot;)">
            <text:p/>
          </table:table-cell>
          <table:table-cell/>
          <table:table-cell table:formula="of:=IFERROR(([.O47]/[.K47])*100; &quot;&quot;)">
            <text:p/>
          </table:table-cell>
          <table:table-cell table:formula="of:=IF([.E47] = &quot;&quot; ;&quot;&quot;; [.E47]-[.O47])">
            <text:p/>
          </table:table-cell>
          <table:table-cell table:formula="of:=IFERROR(([.Q47]/[.I47])*100; &quot;&quot;)">
            <text:p/>
          </table:table-cell>
          <table:table-cell/>
          <table:table-cell table:formula="of:=IFERROR(([.S47]/[.K47])*100; &quot;&quot;)">
            <text:p/>
          </table:table-cell>
          <table:table-cell table:formula="of:=IF([.G47] = &quot;&quot; ;&quot;&quot;; [.G47]-[.S47])">
            <text:p/>
          </table:table-cell>
          <table:table-cell table:formula="of:=IFERROR(([.U47]/[.I47])*100; &quot;&quot;)">
            <text:p/>
          </table:table-cell>
          <table:table-cell table:style-name="ce1" table:number-columns-repeated="3"/>
          <table:table-cell table:formula="of:=IFERROR(([.Y47]/[.I47])*100; &quot;&quot;)">
            <text:p/>
          </table:table-cell>
          <table:table-cell table:style-name="ce1"/>
          <table:table-cell table:formula="of:=IFERROR(([.AA47]/[.I47])*100; &quot;&quot;)">
            <text:p/>
          </table:table-cell>
          <table:table-cell table:style-name="ce1"/>
          <table:table-cell/>
          <table:table-cell table:style-name="ce1"/>
          <table:table-cell table:formula="of:=IFERROR(([.AE47]/[.I4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47]/[.I47])*100; &quot;&quot;)">
            <text:p/>
          </table:table-cell>
          <table:table-cell table:style-name="ce1"/>
          <table:table-cell/>
          <table:table-cell table:style-name="ce1"/>
          <table:table-cell table:formula="of:=IFERROR(([.BM47]/[.I4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47]/[.I47])*100; &quot;&quot;)">
            <text:p/>
          </table:table-cell>
          <table:table-cell table:style-name="ce1"/>
          <table:table-cell table:formula="of:=IFERROR(([.CG47]/[.I47])*100; &quot;&quot;)">
            <text:p/>
          </table:table-cell>
          <table:table-cell table:style-name="ce1"/>
          <table:table-cell table:formula="of:=IFERROR(([.CI47]/[.I4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47]/[.I47])*100; &quot;&quot;)">
            <text:p/>
          </table:table-cell>
          <table:table-cell table:style-name="ce1"/>
          <table:table-cell/>
          <table:table-cell table:style-name="ce1"/>
          <table:table-cell table:formula="of:=IFERROR(([.CU47]/[.I47])*100; &quot;&quot;)">
            <text:p/>
          </table:table-cell>
          <table:table-cell table:style-name="ce1"/>
          <table:table-cell/>
          <table:table-cell table:style-name="ce1"/>
          <table:table-cell table:formula="of:=IFERROR(([.CY47]/[.I47])*100; &quot;&quot;)">
            <text:p/>
          </table:table-cell>
          <table:table-cell table:style-name="ce1"/>
          <table:table-cell/>
          <table:table-cell table:style-name="ce1"/>
          <table:table-cell table:formula="of:=IFERROR(([.DC47]/[.I47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Repeater 450 e</text:p>
          </table:table-cell>
          <table:table-cell office:value-type="string" calcext:value-type="string">
            <text:p>07.13</text:p>
          </table:table-cell>
          <table:table-cell office:value-type="float" office:value="260" calcext:value-type="float">
            <text:p>260</text:p>
          </table:table-cell>
          <table:table-cell table:formula="of:=IF([.C48]-[.X48] = 0 ;&quot;&quot;; [.C48]-[.X48])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formula="of:=IFERROR(([.E48]/[.D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48]/[.D48])*100; &quot;&quot;)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table:formula="of:=IFERROR(([.I48]/[.D48])*100; &quot;&quot;)" office:value-type="float" office:value="99.5475113122172" calcext:value-type="float">
            <text:p>99,5475113122172</text:p>
          </table:table-cell>
          <table:table-cell office:value-type="float" office:value="1" calcext:value-type="float">
            <text:p>1</text:p>
          </table:table-cell>
          <table:table-cell table:formula="of:=IFERROR(([.K48]/[.D48])*100; &quot;&quot;)" office:value-type="float" office:value="0.452488687782805" calcext:value-type="float">
            <text:p>0,452488687782805</text:p>
          </table:table-cell>
          <table:table-cell office:value-type="float" office:value="0" calcext:value-type="float">
            <text:p>0</text:p>
          </table:table-cell>
          <table:table-cell table:formula="of:=IFERROR(([.M48]/[.K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O48]/[.K48])*100; &quot;&quot;)" office:value-type="float" office:value="0" calcext:value-type="float">
            <text:p>0</text:p>
          </table:table-cell>
          <table:table-cell table:formula="of:=IF([.E48] = &quot;&quot; ;&quot;&quot;; [.E48]-[.O48])" office:value-type="float" office:value="0" calcext:value-type="float">
            <text:p>0</text:p>
          </table:table-cell>
          <table:table-cell table:formula="of:=IFERROR(([.Q48]/[.I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48]/[.K48])*100; &quot;&quot;)" office:value-type="float" office:value="0" calcext:value-type="float">
            <text:p>0</text:p>
          </table:table-cell>
          <table:table-cell table:formula="of:=IF([.G48] = &quot;&quot; ;&quot;&quot;; [.G48]-[.S48])" office:value-type="float" office:value="0" calcext:value-type="float">
            <text:p>0</text:p>
          </table:table-cell>
          <table:table-cell table:formula="of:=IFERROR(([.U48]/[.I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IFERROR(([.Y48]/[.I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A48]/[.I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E48]/[.I48])*100; &quot;&quot;)" office:value-type="float" office:value="2.27272727272727" calcext:value-type="float">
            <text:p>2,272727272727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IFERROR(([.BI48]/[.I48])*100; &quot;&quot;)" office:value-type="float" office:value="97.7272727272727" calcext:value-type="float">
            <text:p>97,72727272727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48]/[.I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48]/[.I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48]/[.I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48]/[.I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48]/[.I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48]/[.I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48]/[.I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48]/[.I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128.06.92</text:p>
          </table:table-cell>
          <table:table-cell office:value-type="float" office:value="234" calcext:value-type="float">
            <text:p>234</text:p>
          </table:table-cell>
          <table:table-cell table:formula="of:=IF([.C49]-[.X49] = 0 ;&quot;&quot;; [.C49]-[.X49])" office:value-type="float" office:value="208" calcext:value-type="float">
            <text:p>208</text:p>
          </table:table-cell>
          <table:table-cell office:value-type="float" office:value="11" calcext:value-type="float">
            <text:p>11</text:p>
          </table:table-cell>
          <table:table-cell table:formula="of:=IFERROR(([.E49]/[.D49])*100; &quot;&quot;)" office:value-type="float" office:value="5.28846153846154" calcext:value-type="float">
            <text:p>5,28846153846154</text:p>
          </table:table-cell>
          <table:table-cell office:value-type="float" office:value="6" calcext:value-type="float">
            <text:p>6</text:p>
          </table:table-cell>
          <table:table-cell table:formula="of:=IFERROR(([.G49]/[.D49])*100; &quot;&quot;)" office:value-type="float" office:value="2.88461538461538" calcext:value-type="float">
            <text:p>2,88461538461538</text:p>
          </table:table-cell>
          <table:table-cell office:value-type="float" office:value="159" calcext:value-type="float">
            <text:p>159</text:p>
          </table:table-cell>
          <table:table-cell table:formula="of:=IFERROR(([.I49]/[.D49])*100; &quot;&quot;)" office:value-type="float" office:value="76.4423076923077" calcext:value-type="float">
            <text:p>76,4423076923077</text:p>
          </table:table-cell>
          <table:table-cell office:value-type="float" office:value="49" calcext:value-type="float">
            <text:p>49</text:p>
          </table:table-cell>
          <table:table-cell table:formula="of:=IFERROR(([.K49]/[.D49])*100; &quot;&quot;)" office:value-type="float" office:value="23.5576923076923" calcext:value-type="float">
            <text:p>23,5576923076923</text:p>
          </table:table-cell>
          <table:table-cell office:value-type="float" office:value="14" calcext:value-type="float">
            <text:p>14</text:p>
          </table:table-cell>
          <table:table-cell table:formula="of:=IFERROR(([.M49]/[.K49])*100; &quot;&quot;)" office:value-type="float" office:value="28.5714285714286" calcext:value-type="float">
            <text:p>28,5714285714286</text:p>
          </table:table-cell>
          <table:table-cell office:value-type="float" office:value="9" calcext:value-type="float">
            <text:p>9</text:p>
          </table:table-cell>
          <table:table-cell table:formula="of:=IFERROR(([.O49]/[.K49])*100; &quot;&quot;)" office:value-type="float" office:value="18.3673469387755" calcext:value-type="float">
            <text:p>18,3673469387755</text:p>
          </table:table-cell>
          <table:table-cell table:formula="of:=IF([.E49] = &quot;&quot; ;&quot;&quot;; [.E49]-[.O49])" office:value-type="float" office:value="2" calcext:value-type="float">
            <text:p>2</text:p>
          </table:table-cell>
          <table:table-cell table:formula="of:=IFERROR(([.Q49]/[.I49])*100; &quot;&quot;)" office:value-type="float" office:value="1.25786163522013" calcext:value-type="float">
            <text:p>1,25786163522013</text:p>
          </table:table-cell>
          <table:table-cell office:value-type="float" office:value="5" calcext:value-type="float">
            <text:p>5</text:p>
          </table:table-cell>
          <table:table-cell table:formula="of:=IFERROR(([.S49]/[.K49])*100; &quot;&quot;)" office:value-type="float" office:value="10.2040816326531" calcext:value-type="float">
            <text:p>10,2040816326531</text:p>
          </table:table-cell>
          <table:table-cell table:formula="of:=IF([.G49] = &quot;&quot; ;&quot;&quot;; [.G49]-[.S49])" office:value-type="float" office:value="1" calcext:value-type="float">
            <text:p>1</text:p>
          </table:table-cell>
          <table:table-cell table:formula="of:=IFERROR(([.U49]/[.I49])*100; &quot;&quot;)" office:value-type="float" office:value="0.628930817610063" calcext:value-type="float">
            <text:p>0,628930817610063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IFERROR(([.Y49]/[.I49])*100; &quot;&quot;)" office:value-type="float" office:value="2.51572327044025" calcext:value-type="float">
            <text:p>2,51572327044025</text:p>
          </table:table-cell>
          <table:table-cell office:value-type="float" office:value="0" calcext:value-type="float">
            <text:p>0</text:p>
          </table:table-cell>
          <table:table-cell table:formula="of:=IFERROR(([.AA49]/[.I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E49]/[.I49])*100; &quot;&quot;)" office:value-type="float" office:value="1.25786163522013" calcext:value-type="float">
            <text:p>1,257861635220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IFERROR(([.BI49]/[.I49])*100; &quot;&quot;)" office:value-type="float" office:value="5.0314465408805" calcext:value-type="float">
            <text:p>5,03144654088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49]/[.I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IFERROR(([.CE49]/[.I49])*100; &quot;&quot;)" office:value-type="float" office:value="82.3899371069182" calcext:value-type="float">
            <text:p>82,3899371069182</text:p>
          </table:table-cell>
          <table:table-cell office:value-type="float" office:value="7" calcext:value-type="float">
            <text:p>7</text:p>
          </table:table-cell>
          <table:table-cell table:formula="of:=IFERROR(([.CG49]/[.I49])*100; &quot;&quot;)" office:value-type="float" office:value="4.40251572327044" calcext:value-type="float">
            <text:p>4,40251572327044</text:p>
          </table:table-cell>
          <table:table-cell office:value-type="float" office:value="3" calcext:value-type="float">
            <text:p>3</text:p>
          </table:table-cell>
          <table:table-cell table:formula="of:=IFERROR(([.CI49]/[.I49])*100; &quot;&quot;)" office:value-type="float" office:value="1.88679245283019" calcext:value-type="float">
            <text:p>1,886792452830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Q49]/[.I49])*100; &quot;&quot;)" office:value-type="float" office:value="1.88679245283019" calcext:value-type="float">
            <text:p>1,886792452830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49]/[.I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Y49]/[.I49])*100; &quot;&quot;)" office:value-type="float" office:value="0.628930817610063" calcext:value-type="float">
            <text:p>0,6289308176100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49]/[.I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50]-[.X50] = 0 ;&quot;&quot;; [.C50]-[.X50])">
            <text:p/>
          </table:table-cell>
          <table:table-cell table:style-name="ce1"/>
          <table:table-cell table:formula="of:=IFERROR(([.E50]/[.D50])*100; &quot;&quot;)">
            <text:p/>
          </table:table-cell>
          <table:table-cell table:style-name="ce1"/>
          <table:table-cell table:formula="of:=IFERROR(([.G50]/[.D50])*100; &quot;&quot;)">
            <text:p/>
          </table:table-cell>
          <table:table-cell table:style-name="ce1"/>
          <table:table-cell table:formula="of:=IFERROR(([.I50]/[.D50])*100; &quot;&quot;)">
            <text:p/>
          </table:table-cell>
          <table:table-cell table:style-name="ce1"/>
          <table:table-cell table:formula="of:=IFERROR(([.K50]/[.D50])*100; &quot;&quot;)">
            <text:p/>
          </table:table-cell>
          <table:table-cell table:style-name="ce1"/>
          <table:table-cell table:formula="of:=IFERROR(([.M50]/[.K50])*100; &quot;&quot;)">
            <text:p/>
          </table:table-cell>
          <table:table-cell/>
          <table:table-cell table:formula="of:=IFERROR(([.O50]/[.K50])*100; &quot;&quot;)">
            <text:p/>
          </table:table-cell>
          <table:table-cell table:formula="of:=IF([.E50] = &quot;&quot; ;&quot;&quot;; [.E50]-[.O50])">
            <text:p/>
          </table:table-cell>
          <table:table-cell table:formula="of:=IFERROR(([.Q50]/[.I50])*100; &quot;&quot;)">
            <text:p/>
          </table:table-cell>
          <table:table-cell/>
          <table:table-cell table:formula="of:=IFERROR(([.S50]/[.K50])*100; &quot;&quot;)">
            <text:p/>
          </table:table-cell>
          <table:table-cell table:formula="of:=IF([.G50] = &quot;&quot; ;&quot;&quot;; [.G50]-[.S50])">
            <text:p/>
          </table:table-cell>
          <table:table-cell table:formula="of:=IFERROR(([.U50]/[.I50])*100; &quot;&quot;)">
            <text:p/>
          </table:table-cell>
          <table:table-cell table:style-name="ce1" table:number-columns-repeated="3"/>
          <table:table-cell table:formula="of:=IFERROR(([.Y50]/[.I50])*100; &quot;&quot;)">
            <text:p/>
          </table:table-cell>
          <table:table-cell table:style-name="ce1"/>
          <table:table-cell table:formula="of:=IFERROR(([.AA50]/[.I50])*100; &quot;&quot;)">
            <text:p/>
          </table:table-cell>
          <table:table-cell table:style-name="ce1"/>
          <table:table-cell/>
          <table:table-cell table:style-name="ce1"/>
          <table:table-cell table:formula="of:=IFERROR(([.AE50]/[.I5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50]/[.I50])*100; &quot;&quot;)">
            <text:p/>
          </table:table-cell>
          <table:table-cell table:style-name="ce1"/>
          <table:table-cell/>
          <table:table-cell table:style-name="ce1"/>
          <table:table-cell table:formula="of:=IFERROR(([.BM50]/[.I5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50]/[.I50])*100; &quot;&quot;)">
            <text:p/>
          </table:table-cell>
          <table:table-cell table:style-name="ce1"/>
          <table:table-cell table:formula="of:=IFERROR(([.CG50]/[.I50])*100; &quot;&quot;)">
            <text:p/>
          </table:table-cell>
          <table:table-cell table:style-name="ce1"/>
          <table:table-cell table:formula="of:=IFERROR(([.CI50]/[.I5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50]/[.I50])*100; &quot;&quot;)">
            <text:p/>
          </table:table-cell>
          <table:table-cell table:style-name="ce1"/>
          <table:table-cell/>
          <table:table-cell table:style-name="ce1"/>
          <table:table-cell table:formula="of:=IFERROR(([.CU50]/[.I50])*100; &quot;&quot;)">
            <text:p/>
          </table:table-cell>
          <table:table-cell table:style-name="ce1"/>
          <table:table-cell/>
          <table:table-cell table:style-name="ce1"/>
          <table:table-cell table:formula="of:=IFERROR(([.CY50]/[.I50])*100; &quot;&quot;)">
            <text:p/>
          </table:table-cell>
          <table:table-cell table:style-name="ce1"/>
          <table:table-cell/>
          <table:table-cell table:style-name="ce1"/>
          <table:table-cell table:formula="of:=IFERROR(([.DC50]/[.I50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Repeater 600</text:p>
          </table:table-cell>
          <table:table-cell office:value-type="string" calcext:value-type="string">
            <text:p>600.07.27</text:p>
          </table:table-cell>
          <table:table-cell office:value-type="float" office:value="260" calcext:value-type="float">
            <text:p>260</text:p>
          </table:table-cell>
          <table:table-cell table:formula="of:=IF([.C51]-[.X51] = 0 ;&quot;&quot;; [.C51]-[.X51])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formula="of:=IFERROR(([.E51]/[.D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51]/[.D51])*100; &quot;&quot;)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table:formula="of:=IFERROR(([.I51]/[.D51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K51]/[.D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M51]/[.K51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O51]/[.K51])*100; &quot;&quot;)">
            <text:p/>
          </table:table-cell>
          <table:table-cell table:formula="of:=IF([.E51] = &quot;&quot; ;&quot;&quot;; [.E51]-[.O51])" office:value-type="float" office:value="0" calcext:value-type="float">
            <text:p>0</text:p>
          </table:table-cell>
          <table:table-cell table:formula="of:=IFERROR(([.Q51]/[.I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51]/[.K51])*100; &quot;&quot;)">
            <text:p/>
          </table:table-cell>
          <table:table-cell table:formula="of:=IF([.G51] = &quot;&quot; ;&quot;&quot;; [.G51]-[.S51])" office:value-type="float" office:value="0" calcext:value-type="float">
            <text:p>0</text:p>
          </table:table-cell>
          <table:table-cell table:formula="of:=IFERROR(([.U51]/[.I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IFERROR(([.Y51]/[.I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A51]/[.I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E51]/[.I51])*100; &quot;&quot;)" office:value-type="float" office:value="0.904977375565611" calcext:value-type="float">
            <text:p>0,9049773755656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9" calcext:value-type="float">
            <text:p>219</text:p>
          </table:table-cell>
          <table:table-cell table:formula="of:=IFERROR(([.BI51]/[.I51])*100; &quot;&quot;)" office:value-type="float" office:value="99.0950226244344" calcext:value-type="float">
            <text:p>99,0950226244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51]/[.I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51]/[.I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51]/[.I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51]/[.I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51]/[.I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51]/[.I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51]/[.I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51]/[.I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52]-[.X52] = 0 ;&quot;&quot;; [.C52]-[.X52])">
            <text:p/>
          </table:table-cell>
          <table:table-cell table:style-name="ce1"/>
          <table:table-cell table:formula="of:=IFERROR(([.E52]/[.D52])*100; &quot;&quot;)">
            <text:p/>
          </table:table-cell>
          <table:table-cell table:style-name="ce1"/>
          <table:table-cell table:formula="of:=IFERROR(([.G52]/[.D52])*100; &quot;&quot;)">
            <text:p/>
          </table:table-cell>
          <table:table-cell table:style-name="ce1"/>
          <table:table-cell table:formula="of:=IFERROR(([.I52]/[.D52])*100; &quot;&quot;)">
            <text:p/>
          </table:table-cell>
          <table:table-cell table:style-name="ce1"/>
          <table:table-cell table:formula="of:=IFERROR(([.K52]/[.D52])*100; &quot;&quot;)">
            <text:p/>
          </table:table-cell>
          <table:table-cell table:style-name="ce1"/>
          <table:table-cell table:formula="of:=IFERROR(([.M52]/[.K52])*100; &quot;&quot;)">
            <text:p/>
          </table:table-cell>
          <table:table-cell/>
          <table:table-cell table:formula="of:=IFERROR(([.O52]/[.K52])*100; &quot;&quot;)">
            <text:p/>
          </table:table-cell>
          <table:table-cell table:formula="of:=IF([.E52] = &quot;&quot; ;&quot;&quot;; [.E52]-[.O52])">
            <text:p/>
          </table:table-cell>
          <table:table-cell table:formula="of:=IFERROR(([.Q52]/[.I52])*100; &quot;&quot;)">
            <text:p/>
          </table:table-cell>
          <table:table-cell/>
          <table:table-cell table:formula="of:=IFERROR(([.S52]/[.K52])*100; &quot;&quot;)">
            <text:p/>
          </table:table-cell>
          <table:table-cell table:formula="of:=IF([.G52] = &quot;&quot; ;&quot;&quot;; [.G52]-[.S52])">
            <text:p/>
          </table:table-cell>
          <table:table-cell table:formula="of:=IFERROR(([.U52]/[.I52])*100; &quot;&quot;)">
            <text:p/>
          </table:table-cell>
          <table:table-cell table:style-name="ce1" table:number-columns-repeated="3"/>
          <table:table-cell table:formula="of:=IFERROR(([.Y52]/[.I52])*100; &quot;&quot;)">
            <text:p/>
          </table:table-cell>
          <table:table-cell table:style-name="ce1"/>
          <table:table-cell table:formula="of:=IFERROR(([.AA52]/[.I52])*100; &quot;&quot;)">
            <text:p/>
          </table:table-cell>
          <table:table-cell table:style-name="ce1"/>
          <table:table-cell/>
          <table:table-cell table:style-name="ce1"/>
          <table:table-cell table:formula="of:=IFERROR(([.AE52]/[.I5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52]/[.I52])*100; &quot;&quot;)">
            <text:p/>
          </table:table-cell>
          <table:table-cell table:style-name="ce1"/>
          <table:table-cell/>
          <table:table-cell table:style-name="ce1"/>
          <table:table-cell table:formula="of:=IFERROR(([.BM52]/[.I5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52]/[.I52])*100; &quot;&quot;)">
            <text:p/>
          </table:table-cell>
          <table:table-cell table:style-name="ce1"/>
          <table:table-cell table:formula="of:=IFERROR(([.CG52]/[.I52])*100; &quot;&quot;)">
            <text:p/>
          </table:table-cell>
          <table:table-cell table:style-name="ce1"/>
          <table:table-cell table:formula="of:=IFERROR(([.CI52]/[.I5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52]/[.I52])*100; &quot;&quot;)">
            <text:p/>
          </table:table-cell>
          <table:table-cell table:style-name="ce1"/>
          <table:table-cell/>
          <table:table-cell table:style-name="ce1"/>
          <table:table-cell table:formula="of:=IFERROR(([.CU52]/[.I52])*100; &quot;&quot;)">
            <text:p/>
          </table:table-cell>
          <table:table-cell table:style-name="ce1"/>
          <table:table-cell/>
          <table:table-cell table:style-name="ce1"/>
          <table:table-cell table:formula="of:=IFERROR(([.CY52]/[.I52])*100; &quot;&quot;)">
            <text:p/>
          </table:table-cell>
          <table:table-cell table:style-name="ce1"/>
          <table:table-cell/>
          <table:table-cell table:style-name="ce1"/>
          <table:table-cell table:formula="of:=IFERROR(([.DC52]/[.I52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Repeater 1160</text:p>
          </table:table-cell>
          <table:table-cell office:value-type="string" calcext:value-type="string">
            <text:p>160.07.13</text:p>
          </table:table-cell>
          <table:table-cell office:value-type="float" office:value="260" calcext:value-type="float">
            <text:p>260</text:p>
          </table:table-cell>
          <table:table-cell table:formula="of:=IF([.C53]-[.X53] = 0 ;&quot;&quot;; [.C53]-[.X53])" office:value-type="float" office:value="221" calcext:value-type="float">
            <text:p>221</text:p>
          </table:table-cell>
          <table:table-cell office:value-type="float" office:value="14" calcext:value-type="float">
            <text:p>14</text:p>
          </table:table-cell>
          <table:table-cell table:formula="of:=IFERROR(([.E53]/[.D53])*100; &quot;&quot;)" office:value-type="float" office:value="6.33484162895928" calcext:value-type="float">
            <text:p>6,33484162895928</text:p>
          </table:table-cell>
          <table:table-cell office:value-type="float" office:value="8" calcext:value-type="float">
            <text:p>8</text:p>
          </table:table-cell>
          <table:table-cell table:formula="of:=IFERROR(([.G53]/[.D53])*100; &quot;&quot;)" office:value-type="float" office:value="3.61990950226244" calcext:value-type="float">
            <text:p>3,61990950226244</text:p>
          </table:table-cell>
          <table:table-cell office:value-type="float" office:value="165" calcext:value-type="float">
            <text:p>165</text:p>
          </table:table-cell>
          <table:table-cell table:formula="of:=IFERROR(([.I53]/[.D53])*100; &quot;&quot;)" office:value-type="float" office:value="74.6606334841629" calcext:value-type="float">
            <text:p>74,6606334841629</text:p>
          </table:table-cell>
          <table:table-cell office:value-type="float" office:value="56" calcext:value-type="float">
            <text:p>56</text:p>
          </table:table-cell>
          <table:table-cell table:formula="of:=IFERROR(([.K53]/[.D53])*100; &quot;&quot;)" office:value-type="float" office:value="25.3393665158371" calcext:value-type="float">
            <text:p>25,3393665158371</text:p>
          </table:table-cell>
          <table:table-cell office:value-type="float" office:value="14" calcext:value-type="float">
            <text:p>14</text:p>
          </table:table-cell>
          <table:table-cell table:formula="of:=IFERROR(([.M53]/[.K53])*100; &quot;&quot;)"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formula="of:=IFERROR(([.O53]/[.K53])*100; &quot;&quot;)" office:value-type="float" office:value="23.2142857142857" calcext:value-type="float">
            <text:p>23,2142857142857</text:p>
          </table:table-cell>
          <table:table-cell table:formula="of:=IF([.E53] = &quot;&quot; ;&quot;&quot;; [.E53]-[.O53])" office:value-type="float" office:value="1" calcext:value-type="float">
            <text:p>1</text:p>
          </table:table-cell>
          <table:table-cell table:formula="of:=IFERROR(([.Q53]/[.I53])*100; &quot;&quot;)" office:value-type="float" office:value="0.606060606060606" calcext:value-type="float">
            <text:p>0,606060606060606</text:p>
          </table:table-cell>
          <table:table-cell office:value-type="float" office:value="8" calcext:value-type="float">
            <text:p>8</text:p>
          </table:table-cell>
          <table:table-cell table:formula="of:=IFERROR(([.S53]/[.K53])*100; &quot;&quot;)" office:value-type="float" office:value="14.2857142857143" calcext:value-type="float">
            <text:p>14,2857142857143</text:p>
          </table:table-cell>
          <table:table-cell table:formula="of:=IF([.G53] = &quot;&quot; ;&quot;&quot;; [.G53]-[.S53])" office:value-type="float" office:value="0" calcext:value-type="float">
            <text:p>0</text:p>
          </table:table-cell>
          <table:table-cell table:formula="of:=IFERROR(([.U53]/[.I53])*100; &quot;&quot;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formula="of:=IFERROR(([.Y53]/[.I53])*100; &quot;&quot;)" office:value-type="float" office:value="3.63636363636364" calcext:value-type="float">
            <text:p>3,63636363636364</text:p>
          </table:table-cell>
          <table:table-cell office:value-type="float" office:value="1" calcext:value-type="float">
            <text:p>1</text:p>
          </table:table-cell>
          <table:table-cell table:formula="of:=IFERROR(([.AA53]/[.I53])*100; &quot;&quot;)" office:value-type="float" office:value="0.606060606060606" calcext:value-type="float">
            <text:p>0,6060606060606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E53]/[.I53])*100; &quot;&quot;)" office:value-type="float" office:value="3.03030303030303" calcext:value-type="float">
            <text:p>3,030303030303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IFERROR(([.BI53]/[.I53])*100; &quot;&quot;)" office:value-type="float" office:value="3.63636363636364" calcext:value-type="float">
            <text:p>3,636363636363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53]/[.I5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IFERROR(([.CE53]/[.I53])*100; &quot;&quot;)" office:value-type="float" office:value="83.6363636363636" calcext:value-type="float">
            <text:p>83,6363636363636</text:p>
          </table:table-cell>
          <table:table-cell office:value-type="float" office:value="6" calcext:value-type="float">
            <text:p>6</text:p>
          </table:table-cell>
          <table:table-cell table:formula="of:=IFERROR(([.CG53]/[.I53])*100; &quot;&quot;)" office:value-type="float" office:value="3.63636363636364" calcext:value-type="float">
            <text:p>3,63636363636364</text:p>
          </table:table-cell>
          <table:table-cell office:value-type="float" office:value="3" calcext:value-type="float">
            <text:p>3</text:p>
          </table:table-cell>
          <table:table-cell table:formula="of:=IFERROR(([.CI53]/[.I53])*100; &quot;&quot;)" office:value-type="float" office:value="1.81818181818182" calcext:value-type="float">
            <text:p>1,818181818181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53]/[.I5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53]/[.I5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53]/[.I5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53]/[.I5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144.06.92</text:p>
          </table:table-cell>
          <table:table-cell office:value-type="float" office:value="235" calcext:value-type="float">
            <text:p>235</text:p>
          </table:table-cell>
          <table:table-cell table:formula="of:=IF([.C54]-[.X54] = 0 ;&quot;&quot;; [.C54]-[.X54])" office:value-type="float" office:value="208" calcext:value-type="float">
            <text:p>208</text:p>
          </table:table-cell>
          <table:table-cell office:value-type="float" office:value="12" calcext:value-type="float">
            <text:p>12</text:p>
          </table:table-cell>
          <table:table-cell table:formula="of:=IFERROR(([.E54]/[.D54])*100; &quot;&quot;)" office:value-type="float" office:value="5.76923076923077" calcext:value-type="float">
            <text:p>5,76923076923077</text:p>
          </table:table-cell>
          <table:table-cell office:value-type="float" office:value="6" calcext:value-type="float">
            <text:p>6</text:p>
          </table:table-cell>
          <table:table-cell table:formula="of:=IFERROR(([.G54]/[.D54])*100; &quot;&quot;)" office:value-type="float" office:value="2.88461538461538" calcext:value-type="float">
            <text:p>2,88461538461538</text:p>
          </table:table-cell>
          <table:table-cell office:value-type="float" office:value="160" calcext:value-type="float">
            <text:p>160</text:p>
          </table:table-cell>
          <table:table-cell table:formula="of:=IFERROR(([.I54]/[.D54])*100; &quot;&quot;)" office:value-type="float" office:value="76.9230769230769" calcext:value-type="float">
            <text:p>76,9230769230769</text:p>
          </table:table-cell>
          <table:table-cell office:value-type="float" office:value="48" calcext:value-type="float">
            <text:p>48</text:p>
          </table:table-cell>
          <table:table-cell table:formula="of:=IFERROR(([.K54]/[.D54])*100; &quot;&quot;)" office:value-type="float" office:value="23.0769230769231" calcext:value-type="float">
            <text:p>23,0769230769231</text:p>
          </table:table-cell>
          <table:table-cell office:value-type="float" office:value="13" calcext:value-type="float">
            <text:p>13</text:p>
          </table:table-cell>
          <table:table-cell table:formula="of:=IFERROR(([.M54]/[.K54])*100; &quot;&quot;)" office:value-type="float" office:value="27.0833333333333" calcext:value-type="float">
            <text:p>27,0833333333333</text:p>
          </table:table-cell>
          <table:table-cell office:value-type="float" office:value="10" calcext:value-type="float">
            <text:p>10</text:p>
          </table:table-cell>
          <table:table-cell table:formula="of:=IFERROR(([.O54]/[.K54])*100; &quot;&quot;)" office:value-type="float" office:value="20.8333333333333" calcext:value-type="float">
            <text:p>20,8333333333333</text:p>
          </table:table-cell>
          <table:table-cell table:formula="of:=IF([.E54] = &quot;&quot; ;&quot;&quot;; [.E54]-[.O54])" office:value-type="float" office:value="2" calcext:value-type="float">
            <text:p>2</text:p>
          </table:table-cell>
          <table:table-cell table:formula="of:=IFERROR(([.Q54]/[.I54])*100; &quot;&quot;)" office:value-type="float" office:value="1.25" calcext:value-type="float">
            <text:p>1,25</text:p>
          </table:table-cell>
          <table:table-cell office:value-type="float" office:value="5" calcext:value-type="float">
            <text:p>5</text:p>
          </table:table-cell>
          <table:table-cell table:formula="of:=IFERROR(([.S54]/[.K54])*100; &quot;&quot;)" office:value-type="float" office:value="10.4166666666667" calcext:value-type="float">
            <text:p>10,4166666666667</text:p>
          </table:table-cell>
          <table:table-cell table:formula="of:=IF([.G54] = &quot;&quot; ;&quot;&quot;; [.G54]-[.S54])" office:value-type="float" office:value="1" calcext:value-type="float">
            <text:p>1</text:p>
          </table:table-cell>
          <table:table-cell table:formula="of:=IFERROR(([.U54]/[.I54])*100; &quot;&quot;)" office:value-type="float" office:value="0.625" calcext:value-type="float">
            <text:p>0,6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IFERROR(([.Y54]/[.I54])*100; &quot;&quot;)"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formula="of:=IFERROR(([.AA54]/[.I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E54]/[.I54])*100; &quot;&quot;)" office:value-type="float" office:value="1.25" calcext:value-type="float">
            <text:p>1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7" calcext:value-type="float">
            <text:p>77</text:p>
          </table:table-cell>
          <table:table-cell table:formula="of:=IFERROR(([.BI54]/[.I54])*100; &quot;&quot;)" office:value-type="float" office:value="48.125" calcext:value-type="float">
            <text:p>48,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54]/[.I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table:formula="of:=IFERROR(([.CE54]/[.I54])*100; &quot;&quot;)" office:value-type="float" office:value="36.25" calcext:value-type="float">
            <text:p>36,25</text:p>
          </table:table-cell>
          <table:table-cell office:value-type="float" office:value="10" calcext:value-type="float">
            <text:p>10</text:p>
          </table:table-cell>
          <table:table-cell table:formula="of:=IFERROR(([.CG54]/[.I54])*100; &quot;&quot;)" office:value-type="float" office:value="6.25" calcext:value-type="float">
            <text:p>6,25</text:p>
          </table:table-cell>
          <table:table-cell office:value-type="float" office:value="6" calcext:value-type="float">
            <text:p>6</text:p>
          </table:table-cell>
          <table:table-cell table:formula="of:=IFERROR(([.CI54]/[.I54])*100; &quot;&quot;)"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Q54]/[.I54])*100; &quot;&quot;)" office:value-type="float" office:value="1.25" calcext:value-type="float">
            <text:p>1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54]/[.I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54]/[.I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C54]/[.I54])*100; &quot;&quot;)" office:value-type="float" office:value="0.625" calcext:value-type="float">
            <text:p>0,6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55]-[.X55] = 0 ;&quot;&quot;; [.C55]-[.X55])">
            <text:p/>
          </table:table-cell>
          <table:table-cell table:style-name="ce1"/>
          <table:table-cell table:formula="of:=IFERROR(([.E55]/[.D55])*100; &quot;&quot;)">
            <text:p/>
          </table:table-cell>
          <table:table-cell table:style-name="ce1"/>
          <table:table-cell table:formula="of:=IFERROR(([.G55]/[.D55])*100; &quot;&quot;)">
            <text:p/>
          </table:table-cell>
          <table:table-cell table:style-name="ce1"/>
          <table:table-cell table:formula="of:=IFERROR(([.I55]/[.D55])*100; &quot;&quot;)">
            <text:p/>
          </table:table-cell>
          <table:table-cell table:style-name="ce1"/>
          <table:table-cell table:formula="of:=IFERROR(([.K55]/[.D55])*100; &quot;&quot;)">
            <text:p/>
          </table:table-cell>
          <table:table-cell table:style-name="ce1"/>
          <table:table-cell table:formula="of:=IFERROR(([.M55]/[.K55])*100; &quot;&quot;)">
            <text:p/>
          </table:table-cell>
          <table:table-cell/>
          <table:table-cell table:formula="of:=IFERROR(([.O55]/[.K55])*100; &quot;&quot;)">
            <text:p/>
          </table:table-cell>
          <table:table-cell table:formula="of:=IF([.E55] = &quot;&quot; ;&quot;&quot;; [.E55]-[.O55])">
            <text:p/>
          </table:table-cell>
          <table:table-cell table:formula="of:=IFERROR(([.Q55]/[.I55])*100; &quot;&quot;)">
            <text:p/>
          </table:table-cell>
          <table:table-cell/>
          <table:table-cell table:formula="of:=IFERROR(([.S55]/[.K55])*100; &quot;&quot;)">
            <text:p/>
          </table:table-cell>
          <table:table-cell table:formula="of:=IF([.G55] = &quot;&quot; ;&quot;&quot;; [.G55]-[.S55])">
            <text:p/>
          </table:table-cell>
          <table:table-cell table:formula="of:=IFERROR(([.U55]/[.I55])*100; &quot;&quot;)">
            <text:p/>
          </table:table-cell>
          <table:table-cell table:style-name="ce1" table:number-columns-repeated="3"/>
          <table:table-cell table:formula="of:=IFERROR(([.Y55]/[.I55])*100; &quot;&quot;)">
            <text:p/>
          </table:table-cell>
          <table:table-cell table:style-name="ce1"/>
          <table:table-cell table:formula="of:=IFERROR(([.AA55]/[.I55])*100; &quot;&quot;)">
            <text:p/>
          </table:table-cell>
          <table:table-cell table:style-name="ce1"/>
          <table:table-cell/>
          <table:table-cell table:style-name="ce1"/>
          <table:table-cell table:formula="of:=IFERROR(([.AE55]/[.I5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55]/[.I55])*100; &quot;&quot;)">
            <text:p/>
          </table:table-cell>
          <table:table-cell table:style-name="ce1"/>
          <table:table-cell/>
          <table:table-cell table:style-name="ce1"/>
          <table:table-cell table:formula="of:=IFERROR(([.BM55]/[.I5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55]/[.I55])*100; &quot;&quot;)">
            <text:p/>
          </table:table-cell>
          <table:table-cell table:style-name="ce1"/>
          <table:table-cell table:formula="of:=IFERROR(([.CG55]/[.I55])*100; &quot;&quot;)">
            <text:p/>
          </table:table-cell>
          <table:table-cell table:style-name="ce1"/>
          <table:table-cell table:formula="of:=IFERROR(([.CI55]/[.I5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55]/[.I55])*100; &quot;&quot;)">
            <text:p/>
          </table:table-cell>
          <table:table-cell table:style-name="ce1"/>
          <table:table-cell/>
          <table:table-cell table:style-name="ce1"/>
          <table:table-cell table:formula="of:=IFERROR(([.CU55]/[.I55])*100; &quot;&quot;)">
            <text:p/>
          </table:table-cell>
          <table:table-cell table:style-name="ce1"/>
          <table:table-cell/>
          <table:table-cell table:style-name="ce1"/>
          <table:table-cell table:formula="of:=IFERROR(([.CY55]/[.I55])*100; &quot;&quot;)">
            <text:p/>
          </table:table-cell>
          <table:table-cell table:style-name="ce1"/>
          <table:table-cell/>
          <table:table-cell table:style-name="ce1"/>
          <table:table-cell table:formula="of:=IFERROR(([.DC55]/[.I55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Repeater 3000</text:p>
          </table:table-cell>
          <table:table-cell office:value-type="string" calcext:value-type="string">
            <text:p>07.27</text:p>
          </table:table-cell>
          <table:table-cell office:value-type="float" office:value="281" calcext:value-type="float">
            <text:p>281</text:p>
          </table:table-cell>
          <table:table-cell table:formula="of:=IF([.C56]-[.X56] = 0 ;&quot;&quot;; [.C56]-[.X56])" office:value-type="float" office:value="241" calcext:value-type="float">
            <text:p>241</text:p>
          </table:table-cell>
          <table:table-cell office:value-type="float" office:value="108" calcext:value-type="float">
            <text:p>108</text:p>
          </table:table-cell>
          <table:table-cell table:formula="of:=IFERROR(([.E56]/[.D56])*100; &quot;&quot;)" office:value-type="float" office:value="44.8132780082988" calcext:value-type="float">
            <text:p>44,8132780082988</text:p>
          </table:table-cell>
          <table:table-cell office:value-type="float" office:value="101" calcext:value-type="float">
            <text:p>101</text:p>
          </table:table-cell>
          <table:table-cell table:formula="of:=IFERROR(([.G56]/[.D56])*100; &quot;&quot;)" office:value-type="float" office:value="41.9087136929461" calcext:value-type="float">
            <text:p>41,9087136929461</text:p>
          </table:table-cell>
          <table:table-cell office:value-type="float" office:value="63" calcext:value-type="float">
            <text:p>63</text:p>
          </table:table-cell>
          <table:table-cell table:formula="of:=IFERROR(([.I56]/[.D56])*100; &quot;&quot;)" office:value-type="float" office:value="26.1410788381743" calcext:value-type="float">
            <text:p>26,1410788381743</text:p>
          </table:table-cell>
          <table:table-cell office:value-type="float" office:value="178" calcext:value-type="float">
            <text:p>178</text:p>
          </table:table-cell>
          <table:table-cell table:formula="of:=IFERROR(([.K56]/[.D56])*100; &quot;&quot;)" office:value-type="float" office:value="73.8589211618257" calcext:value-type="float">
            <text:p>73,8589211618257</text:p>
          </table:table-cell>
          <table:table-cell office:value-type="float" office:value="17" calcext:value-type="float">
            <text:p>17</text:p>
          </table:table-cell>
          <table:table-cell table:formula="of:=IFERROR(([.M56]/[.K56])*100; &quot;&quot;)" office:value-type="float" office:value="9.55056179775281" calcext:value-type="float">
            <text:p>9,55056179775281</text:p>
          </table:table-cell>
          <table:table-cell office:value-type="float" office:value="106" calcext:value-type="float">
            <text:p>106</text:p>
          </table:table-cell>
          <table:table-cell table:formula="of:=IFERROR(([.O56]/[.K56])*100; &quot;&quot;)" office:value-type="float" office:value="59.5505617977528" calcext:value-type="float">
            <text:p>59,5505617977528</text:p>
          </table:table-cell>
          <table:table-cell table:formula="of:=IF([.E56] = &quot;&quot; ;&quot;&quot;; [.E56]-[.O56])" office:value-type="float" office:value="2" calcext:value-type="float">
            <text:p>2</text:p>
          </table:table-cell>
          <table:table-cell table:formula="of:=IFERROR(([.Q56]/[.I56])*100; &quot;&quot;)" office:value-type="float" office:value="3.17460317460317" calcext:value-type="float">
            <text:p>3,17460317460317</text:p>
          </table:table-cell>
          <table:table-cell office:value-type="float" office:value="99" calcext:value-type="float">
            <text:p>99</text:p>
          </table:table-cell>
          <table:table-cell table:formula="of:=IFERROR(([.S56]/[.K56])*100; &quot;&quot;)" office:value-type="float" office:value="55.6179775280899" calcext:value-type="float">
            <text:p>55,6179775280899</text:p>
          </table:table-cell>
          <table:table-cell table:formula="of:=IF([.G56] = &quot;&quot; ;&quot;&quot;; [.G56]-[.S56])" office:value-type="float" office:value="2" calcext:value-type="float">
            <text:p>2</text:p>
          </table:table-cell>
          <table:table-cell table:formula="of:=IFERROR(([.U56]/[.I56])*100; &quot;&quot;)" office:value-type="float" office:value="3.17460317460317" calcext:value-type="float">
            <text:p>3,17460317460317</text:p>
          </table:table-cell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IFERROR(([.Y56]/[.I56])*100; &quot;&quot;)" office:value-type="float" office:value="20.6349206349206" calcext:value-type="float">
            <text:p>20,6349206349206</text:p>
          </table:table-cell>
          <table:table-cell office:value-type="float" office:value="2" calcext:value-type="float">
            <text:p>2</text:p>
          </table:table-cell>
          <table:table-cell table:formula="of:=IFERROR(([.AA56]/[.I56])*100; &quot;&quot;)" office:value-type="float" office:value="3.17460317460317" calcext:value-type="float">
            <text:p>3,174603174603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E56]/[.I56])*100; &quot;&quot;)" office:value-type="float" office:value="3.17460317460317" calcext:value-type="float">
            <text:p>3,174603174603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56]/[.I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56]/[.I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IFERROR(([.CE56]/[.I56])*100; &quot;&quot;)" office:value-type="float" office:value="28.5714285714286" calcext:value-type="float">
            <text:p>28,5714285714286</text:p>
          </table:table-cell>
          <table:table-cell office:value-type="float" office:value="0" calcext:value-type="float">
            <text:p>0</text:p>
          </table:table-cell>
          <table:table-cell table:formula="of:=IFERROR(([.CG56]/[.I56])*100; &quot;&quot;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IFERROR(([.CI56]/[.I56])*100; &quot;&quot;)" office:value-type="float" office:value="44.4444444444444" calcext:value-type="float">
            <text:p>44,44444444444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56]/[.I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56]/[.I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56]/[.I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56]/[.I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57]-[.X57] = 0 ;&quot;&quot;; [.C57]-[.X57])">
            <text:p/>
          </table:table-cell>
          <table:table-cell table:style-name="ce1"/>
          <table:table-cell table:formula="of:=IFERROR(([.E57]/[.D57])*100; &quot;&quot;)">
            <text:p/>
          </table:table-cell>
          <table:table-cell table:style-name="ce1"/>
          <table:table-cell table:formula="of:=IFERROR(([.G57]/[.D57])*100; &quot;&quot;)">
            <text:p/>
          </table:table-cell>
          <table:table-cell table:style-name="ce1"/>
          <table:table-cell table:formula="of:=IFERROR(([.I57]/[.D57])*100; &quot;&quot;)">
            <text:p/>
          </table:table-cell>
          <table:table-cell table:style-name="ce1"/>
          <table:table-cell table:formula="of:=IFERROR(([.K57]/[.D57])*100; &quot;&quot;)">
            <text:p/>
          </table:table-cell>
          <table:table-cell table:style-name="ce1"/>
          <table:table-cell table:formula="of:=IFERROR(([.M57]/[.K57])*100; &quot;&quot;)">
            <text:p/>
          </table:table-cell>
          <table:table-cell/>
          <table:table-cell table:formula="of:=IFERROR(([.O57]/[.K57])*100; &quot;&quot;)">
            <text:p/>
          </table:table-cell>
          <table:table-cell table:formula="of:=IF([.E57] = &quot;&quot; ;&quot;&quot;; [.E57]-[.O57])">
            <text:p/>
          </table:table-cell>
          <table:table-cell table:formula="of:=IFERROR(([.Q57]/[.I57])*100; &quot;&quot;)">
            <text:p/>
          </table:table-cell>
          <table:table-cell/>
          <table:table-cell table:formula="of:=IFERROR(([.S57]/[.K57])*100; &quot;&quot;)">
            <text:p/>
          </table:table-cell>
          <table:table-cell table:formula="of:=IF([.G57] = &quot;&quot; ;&quot;&quot;; [.G57]-[.S57])">
            <text:p/>
          </table:table-cell>
          <table:table-cell table:formula="of:=IFERROR(([.U57]/[.I57])*100; &quot;&quot;)">
            <text:p/>
          </table:table-cell>
          <table:table-cell table:style-name="ce1" table:number-columns-repeated="3"/>
          <table:table-cell table:formula="of:=IFERROR(([.Y57]/[.I57])*100; &quot;&quot;)">
            <text:p/>
          </table:table-cell>
          <table:table-cell table:style-name="ce1"/>
          <table:table-cell table:formula="of:=IFERROR(([.AA57]/[.I57])*100; &quot;&quot;)">
            <text:p/>
          </table:table-cell>
          <table:table-cell table:style-name="ce1"/>
          <table:table-cell/>
          <table:table-cell table:style-name="ce1"/>
          <table:table-cell table:formula="of:=IFERROR(([.AE57]/[.I5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57]/[.I57])*100; &quot;&quot;)">
            <text:p/>
          </table:table-cell>
          <table:table-cell table:style-name="ce1"/>
          <table:table-cell/>
          <table:table-cell table:style-name="ce1"/>
          <table:table-cell table:formula="of:=IFERROR(([.BM57]/[.I5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57]/[.I57])*100; &quot;&quot;)">
            <text:p/>
          </table:table-cell>
          <table:table-cell table:style-name="ce1"/>
          <table:table-cell table:formula="of:=IFERROR(([.CG57]/[.I57])*100; &quot;&quot;)">
            <text:p/>
          </table:table-cell>
          <table:table-cell table:style-name="ce1"/>
          <table:table-cell table:formula="of:=IFERROR(([.CI57]/[.I5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57]/[.I57])*100; &quot;&quot;)">
            <text:p/>
          </table:table-cell>
          <table:table-cell table:style-name="ce1"/>
          <table:table-cell/>
          <table:table-cell table:style-name="ce1"/>
          <table:table-cell table:formula="of:=IFERROR(([.CU57]/[.I57])*100; &quot;&quot;)">
            <text:p/>
          </table:table-cell>
          <table:table-cell table:style-name="ce1"/>
          <table:table-cell/>
          <table:table-cell table:style-name="ce1"/>
          <table:table-cell table:formula="of:=IFERROR(([.CY57]/[.I57])*100; &quot;&quot;)">
            <text:p/>
          </table:table-cell>
          <table:table-cell table:style-name="ce1"/>
          <table:table-cell/>
          <table:table-cell table:style-name="ce1"/>
          <table:table-cell table:formula="of:=IFERROR(([.DC57]/[.I57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Repeater 1750e</text:p>
          </table:table-cell>
          <table:table-cell office:value-type="string" calcext:value-type="string">
            <text:p>07.27</text:p>
          </table:table-cell>
          <table:table-cell office:value-type="float" office:value="260" calcext:value-type="float">
            <text:p>260</text:p>
          </table:table-cell>
          <table:table-cell table:formula="of:=IF([.C58]-[.X58] = 0 ;&quot;&quot;; [.C58]-[.X58])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formula="of:=IFERROR(([.E58]/[.D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58]/[.D58])*100; &quot;&quot;)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table:formula="of:=IFERROR(([.I58]/[.D58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K58]/[.D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M58]/[.K58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O58]/[.K58])*100; &quot;&quot;)">
            <text:p/>
          </table:table-cell>
          <table:table-cell table:formula="of:=IF([.E58] = &quot;&quot; ;&quot;&quot;; [.E58]-[.O58])" office:value-type="float" office:value="0" calcext:value-type="float">
            <text:p>0</text:p>
          </table:table-cell>
          <table:table-cell table:formula="of:=IFERROR(([.Q58]/[.I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58]/[.K58])*100; &quot;&quot;)">
            <text:p/>
          </table:table-cell>
          <table:table-cell table:formula="of:=IF([.G58] = &quot;&quot; ;&quot;&quot;; [.G58]-[.S58])" office:value-type="float" office:value="0" calcext:value-type="float">
            <text:p>0</text:p>
          </table:table-cell>
          <table:table-cell table:formula="of:=IFERROR(([.U58]/[.I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IFERROR(([.Y58]/[.I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A58]/[.I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E58]/[.I58])*100; &quot;&quot;)" office:value-type="float" office:value="0.904977375565611" calcext:value-type="float">
            <text:p>0,9049773755656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9" calcext:value-type="float">
            <text:p>219</text:p>
          </table:table-cell>
          <table:table-cell table:formula="of:=IFERROR(([.BI58]/[.I58])*100; &quot;&quot;)" office:value-type="float" office:value="99.0950226244344" calcext:value-type="float">
            <text:p>99,0950226244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58]/[.I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58]/[.I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58]/[.I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58]/[.I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58]/[.I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58]/[.I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58]/[.I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58]/[.I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59]-[.X59] = 0 ;&quot;&quot;; [.C59]-[.X59])">
            <text:p/>
          </table:table-cell>
          <table:table-cell table:style-name="ce1"/>
          <table:table-cell table:formula="of:=IFERROR(([.E59]/[.D59])*100; &quot;&quot;)">
            <text:p/>
          </table:table-cell>
          <table:table-cell table:style-name="ce1"/>
          <table:table-cell table:formula="of:=IFERROR(([.G59]/[.D59])*100; &quot;&quot;)">
            <text:p/>
          </table:table-cell>
          <table:table-cell table:style-name="ce1"/>
          <table:table-cell table:formula="of:=IFERROR(([.I59]/[.D59])*100; &quot;&quot;)">
            <text:p/>
          </table:table-cell>
          <table:table-cell table:style-name="ce1"/>
          <table:table-cell table:formula="of:=IFERROR(([.K59]/[.D59])*100; &quot;&quot;)">
            <text:p/>
          </table:table-cell>
          <table:table-cell table:style-name="ce1"/>
          <table:table-cell table:formula="of:=IFERROR(([.M59]/[.K59])*100; &quot;&quot;)">
            <text:p/>
          </table:table-cell>
          <table:table-cell/>
          <table:table-cell table:formula="of:=IFERROR(([.O59]/[.K59])*100; &quot;&quot;)">
            <text:p/>
          </table:table-cell>
          <table:table-cell table:formula="of:=IF([.E59] = &quot;&quot; ;&quot;&quot;; [.E59]-[.O59])">
            <text:p/>
          </table:table-cell>
          <table:table-cell table:formula="of:=IFERROR(([.Q59]/[.I59])*100; &quot;&quot;)">
            <text:p/>
          </table:table-cell>
          <table:table-cell/>
          <table:table-cell table:formula="of:=IFERROR(([.S59]/[.K59])*100; &quot;&quot;)">
            <text:p/>
          </table:table-cell>
          <table:table-cell table:formula="of:=IF([.G59] = &quot;&quot; ;&quot;&quot;; [.G59]-[.S59])">
            <text:p/>
          </table:table-cell>
          <table:table-cell table:formula="of:=IFERROR(([.U59]/[.I59])*100; &quot;&quot;)">
            <text:p/>
          </table:table-cell>
          <table:table-cell table:style-name="ce1" table:number-columns-repeated="3"/>
          <table:table-cell table:formula="of:=IFERROR(([.Y59]/[.I59])*100; &quot;&quot;)">
            <text:p/>
          </table:table-cell>
          <table:table-cell table:style-name="ce1"/>
          <table:table-cell table:formula="of:=IFERROR(([.AA59]/[.I59])*100; &quot;&quot;)">
            <text:p/>
          </table:table-cell>
          <table:table-cell table:style-name="ce1"/>
          <table:table-cell/>
          <table:table-cell table:style-name="ce1"/>
          <table:table-cell table:formula="of:=IFERROR(([.AE59]/[.I5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59]/[.I59])*100; &quot;&quot;)">
            <text:p/>
          </table:table-cell>
          <table:table-cell table:style-name="ce1"/>
          <table:table-cell/>
          <table:table-cell table:style-name="ce1"/>
          <table:table-cell table:formula="of:=IFERROR(([.BM59]/[.I5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59]/[.I59])*100; &quot;&quot;)">
            <text:p/>
          </table:table-cell>
          <table:table-cell table:style-name="ce1"/>
          <table:table-cell table:formula="of:=IFERROR(([.CG59]/[.I59])*100; &quot;&quot;)">
            <text:p/>
          </table:table-cell>
          <table:table-cell table:style-name="ce1"/>
          <table:table-cell table:formula="of:=IFERROR(([.CI59]/[.I5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59]/[.I59])*100; &quot;&quot;)">
            <text:p/>
          </table:table-cell>
          <table:table-cell table:style-name="ce1"/>
          <table:table-cell/>
          <table:table-cell table:style-name="ce1"/>
          <table:table-cell table:formula="of:=IFERROR(([.CU59]/[.I59])*100; &quot;&quot;)">
            <text:p/>
          </table:table-cell>
          <table:table-cell table:style-name="ce1"/>
          <table:table-cell/>
          <table:table-cell table:style-name="ce1"/>
          <table:table-cell table:formula="of:=IFERROR(([.CY59]/[.I59])*100; &quot;&quot;)">
            <text:p/>
          </table:table-cell>
          <table:table-cell table:style-name="ce1"/>
          <table:table-cell/>
          <table:table-cell table:style-name="ce1"/>
          <table:table-cell table:formula="of:=IFERROR(([.DC59]/[.I59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Repeater 1200</text:p>
          </table:table-cell>
          <table:table-cell office:value-type="string" calcext:value-type="string">
            <text:p>200.07.27</text:p>
          </table:table-cell>
          <table:table-cell office:value-type="float" office:value="281" calcext:value-type="float">
            <text:p>281</text:p>
          </table:table-cell>
          <table:table-cell table:formula="of:=IF([.C60]-[.X60] = 0 ;&quot;&quot;; [.C60]-[.X60])" office:value-type="float" office:value="241" calcext:value-type="float">
            <text:p>241</text:p>
          </table:table-cell>
          <table:table-cell office:value-type="float" office:value="108" calcext:value-type="float">
            <text:p>108</text:p>
          </table:table-cell>
          <table:table-cell table:formula="of:=IFERROR(([.E60]/[.D60])*100; &quot;&quot;)" office:value-type="float" office:value="44.8132780082988" calcext:value-type="float">
            <text:p>44,8132780082988</text:p>
          </table:table-cell>
          <table:table-cell office:value-type="float" office:value="101" calcext:value-type="float">
            <text:p>101</text:p>
          </table:table-cell>
          <table:table-cell table:formula="of:=IFERROR(([.G60]/[.D60])*100; &quot;&quot;)" office:value-type="float" office:value="41.9087136929461" calcext:value-type="float">
            <text:p>41,9087136929461</text:p>
          </table:table-cell>
          <table:table-cell office:value-type="float" office:value="63" calcext:value-type="float">
            <text:p>63</text:p>
          </table:table-cell>
          <table:table-cell table:formula="of:=IFERROR(([.I60]/[.D60])*100; &quot;&quot;)" office:value-type="float" office:value="26.1410788381743" calcext:value-type="float">
            <text:p>26,1410788381743</text:p>
          </table:table-cell>
          <table:table-cell office:value-type="float" office:value="178" calcext:value-type="float">
            <text:p>178</text:p>
          </table:table-cell>
          <table:table-cell table:formula="of:=IFERROR(([.K60]/[.D60])*100; &quot;&quot;)" office:value-type="float" office:value="73.8589211618257" calcext:value-type="float">
            <text:p>73,8589211618257</text:p>
          </table:table-cell>
          <table:table-cell office:value-type="float" office:value="17" calcext:value-type="float">
            <text:p>17</text:p>
          </table:table-cell>
          <table:table-cell table:formula="of:=IFERROR(([.M60]/[.K60])*100; &quot;&quot;)" office:value-type="float" office:value="9.55056179775281" calcext:value-type="float">
            <text:p>9,55056179775281</text:p>
          </table:table-cell>
          <table:table-cell office:value-type="float" office:value="106" calcext:value-type="float">
            <text:p>106</text:p>
          </table:table-cell>
          <table:table-cell table:formula="of:=IFERROR(([.O60]/[.K60])*100; &quot;&quot;)" office:value-type="float" office:value="59.5505617977528" calcext:value-type="float">
            <text:p>59,5505617977528</text:p>
          </table:table-cell>
          <table:table-cell table:formula="of:=IF([.E60] = &quot;&quot; ;&quot;&quot;; [.E60]-[.O60])" office:value-type="float" office:value="2" calcext:value-type="float">
            <text:p>2</text:p>
          </table:table-cell>
          <table:table-cell table:formula="of:=IFERROR(([.Q60]/[.I60])*100; &quot;&quot;)" office:value-type="float" office:value="3.17460317460317" calcext:value-type="float">
            <text:p>3,17460317460317</text:p>
          </table:table-cell>
          <table:table-cell office:value-type="float" office:value="99" calcext:value-type="float">
            <text:p>99</text:p>
          </table:table-cell>
          <table:table-cell table:formula="of:=IFERROR(([.S60]/[.K60])*100; &quot;&quot;)" office:value-type="float" office:value="55.6179775280899" calcext:value-type="float">
            <text:p>55,6179775280899</text:p>
          </table:table-cell>
          <table:table-cell table:formula="of:=IF([.G60] = &quot;&quot; ;&quot;&quot;; [.G60]-[.S60])" office:value-type="float" office:value="2" calcext:value-type="float">
            <text:p>2</text:p>
          </table:table-cell>
          <table:table-cell table:formula="of:=IFERROR(([.U60]/[.I60])*100; &quot;&quot;)" office:value-type="float" office:value="3.17460317460317" calcext:value-type="float">
            <text:p>3,17460317460317</text:p>
          </table:table-cell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IFERROR(([.Y60]/[.I60])*100; &quot;&quot;)" office:value-type="float" office:value="20.6349206349206" calcext:value-type="float">
            <text:p>20,6349206349206</text:p>
          </table:table-cell>
          <table:table-cell office:value-type="float" office:value="2" calcext:value-type="float">
            <text:p>2</text:p>
          </table:table-cell>
          <table:table-cell table:formula="of:=IFERROR(([.AA60]/[.I60])*100; &quot;&quot;)" office:value-type="float" office:value="3.17460317460317" calcext:value-type="float">
            <text:p>3,174603174603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E60]/[.I60])*100; &quot;&quot;)" office:value-type="float" office:value="3.17460317460317" calcext:value-type="float">
            <text:p>3,174603174603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60]/[.I6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60]/[.I6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IFERROR(([.CE60]/[.I60])*100; &quot;&quot;)" office:value-type="float" office:value="30.1587301587302" calcext:value-type="float">
            <text:p>30,1587301587302</text:p>
          </table:table-cell>
          <table:table-cell office:value-type="float" office:value="0" calcext:value-type="float">
            <text:p>0</text:p>
          </table:table-cell>
          <table:table-cell table:formula="of:=IFERROR(([.CG60]/[.I60])*100; &quot;&quot;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IFERROR(([.CI60]/[.I60])*100; &quot;&quot;)" office:value-type="float" office:value="42.8571428571429" calcext:value-type="float">
            <text:p>42,85714285714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60]/[.I6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60]/[.I6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60]/[.I6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60]/[.I6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61]-[.X61] = 0 ;&quot;&quot;; [.C61]-[.X61])">
            <text:p/>
          </table:table-cell>
          <table:table-cell table:style-name="ce1"/>
          <table:table-cell table:formula="of:=IFERROR(([.E61]/[.D61])*100; &quot;&quot;)">
            <text:p/>
          </table:table-cell>
          <table:table-cell table:style-name="ce1"/>
          <table:table-cell table:formula="of:=IFERROR(([.G61]/[.D61])*100; &quot;&quot;)">
            <text:p/>
          </table:table-cell>
          <table:table-cell table:style-name="ce1"/>
          <table:table-cell table:formula="of:=IFERROR(([.I61]/[.D61])*100; &quot;&quot;)">
            <text:p/>
          </table:table-cell>
          <table:table-cell table:style-name="ce1"/>
          <table:table-cell table:formula="of:=IFERROR(([.K61]/[.D61])*100; &quot;&quot;)">
            <text:p/>
          </table:table-cell>
          <table:table-cell table:style-name="ce1"/>
          <table:table-cell table:formula="of:=IFERROR(([.M61]/[.K61])*100; &quot;&quot;)">
            <text:p/>
          </table:table-cell>
          <table:table-cell/>
          <table:table-cell table:formula="of:=IFERROR(([.O61]/[.K61])*100; &quot;&quot;)">
            <text:p/>
          </table:table-cell>
          <table:table-cell table:formula="of:=IF([.E61] = &quot;&quot; ;&quot;&quot;; [.E61]-[.O61])">
            <text:p/>
          </table:table-cell>
          <table:table-cell table:formula="of:=IFERROR(([.Q61]/[.I61])*100; &quot;&quot;)">
            <text:p/>
          </table:table-cell>
          <table:table-cell/>
          <table:table-cell table:formula="of:=IFERROR(([.S61]/[.K61])*100; &quot;&quot;)">
            <text:p/>
          </table:table-cell>
          <table:table-cell table:formula="of:=IF([.G61] = &quot;&quot; ;&quot;&quot;; [.G61]-[.S61])">
            <text:p/>
          </table:table-cell>
          <table:table-cell table:formula="of:=IFERROR(([.U61]/[.I61])*100; &quot;&quot;)">
            <text:p/>
          </table:table-cell>
          <table:table-cell table:style-name="ce1" table:number-columns-repeated="3"/>
          <table:table-cell table:formula="of:=IFERROR(([.Y61]/[.I61])*100; &quot;&quot;)">
            <text:p/>
          </table:table-cell>
          <table:table-cell table:style-name="ce1"/>
          <table:table-cell table:formula="of:=IFERROR(([.AA61]/[.I61])*100; &quot;&quot;)">
            <text:p/>
          </table:table-cell>
          <table:table-cell table:style-name="ce1"/>
          <table:table-cell/>
          <table:table-cell table:style-name="ce1"/>
          <table:table-cell table:formula="of:=IFERROR(([.AE61]/[.I6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61]/[.I61])*100; &quot;&quot;)">
            <text:p/>
          </table:table-cell>
          <table:table-cell table:style-name="ce1"/>
          <table:table-cell/>
          <table:table-cell table:style-name="ce1"/>
          <table:table-cell table:formula="of:=IFERROR(([.BM61]/[.I6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61]/[.I61])*100; &quot;&quot;)">
            <text:p/>
          </table:table-cell>
          <table:table-cell table:style-name="ce1"/>
          <table:table-cell table:formula="of:=IFERROR(([.CG61]/[.I61])*100; &quot;&quot;)">
            <text:p/>
          </table:table-cell>
          <table:table-cell table:style-name="ce1"/>
          <table:table-cell table:formula="of:=IFERROR(([.CI61]/[.I6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61]/[.I61])*100; &quot;&quot;)">
            <text:p/>
          </table:table-cell>
          <table:table-cell table:style-name="ce1"/>
          <table:table-cell/>
          <table:table-cell table:style-name="ce1"/>
          <table:table-cell table:formula="of:=IFERROR(([.CU61]/[.I61])*100; &quot;&quot;)">
            <text:p/>
          </table:table-cell>
          <table:table-cell table:style-name="ce1"/>
          <table:table-cell/>
          <table:table-cell table:style-name="ce1"/>
          <table:table-cell table:formula="of:=IFERROR(([.CY61]/[.I61])*100; &quot;&quot;)">
            <text:p/>
          </table:table-cell>
          <table:table-cell table:style-name="ce1"/>
          <table:table-cell/>
          <table:table-cell table:style-name="ce1"/>
          <table:table-cell table:formula="of:=IFERROR(([.DC61]/[.I61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Repeater dvb-c</text:p>
          </table:table-cell>
          <table:table-cell office:value-type="string" calcext:value-type="string">
            <text:p>133.07.01</text:p>
          </table:table-cell>
          <table:table-cell office:value-type="float" office:value="254" calcext:value-type="float">
            <text:p>254</text:p>
          </table:table-cell>
          <table:table-cell table:formula="of:=IF([.C62]-[.X62] = 0 ;&quot;&quot;; [.C62]-[.X62])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formula="of:=IFERROR(([.E62]/[.D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62]/[.D62])*100; &quot;&quot;)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formula="of:=IFERROR(([.I62]/[.D62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K62]/[.D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M62]/[.K62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O62]/[.K62])*100; &quot;&quot;)">
            <text:p/>
          </table:table-cell>
          <table:table-cell table:formula="of:=IF([.E62] = &quot;&quot; ;&quot;&quot;; [.E62]-[.O62])" office:value-type="float" office:value="0" calcext:value-type="float">
            <text:p>0</text:p>
          </table:table-cell>
          <table:table-cell table:formula="of:=IFERROR(([.Q62]/[.I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62]/[.K62])*100; &quot;&quot;)">
            <text:p/>
          </table:table-cell>
          <table:table-cell table:formula="of:=IF([.G62] = &quot;&quot; ;&quot;&quot;; [.G62]-[.S62])" office:value-type="float" office:value="0" calcext:value-type="float">
            <text:p>0</text:p>
          </table:table-cell>
          <table:table-cell table:formula="of:=IFERROR(([.U62]/[.I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IFERROR(([.Y62]/[.I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A62]/[.I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E62]/[.I62])*100; &quot;&quot;)" office:value-type="float" office:value="2.30414746543779" calcext:value-type="float">
            <text:p>2,304147465437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2" calcext:value-type="float">
            <text:p>212</text:p>
          </table:table-cell>
          <table:table-cell table:formula="of:=IFERROR(([.BI62]/[.I62])*100; &quot;&quot;)" office:value-type="float" office:value="97.6958525345622" calcext:value-type="float">
            <text:p>97,69585253456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62]/[.I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62]/[.I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62]/[.I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62]/[.I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62]/[.I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62]/[.I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62]/[.I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62]/[.I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133.06.92</text:p>
          </table:table-cell>
          <table:table-cell office:value-type="float" office:value="236" calcext:value-type="float">
            <text:p>236</text:p>
          </table:table-cell>
          <table:table-cell table:formula="of:=IF([.C63]-[.X63] = 0 ;&quot;&quot;; [.C63]-[.X63])" office:value-type="float" office:value="210" calcext:value-type="float">
            <text:p>210</text:p>
          </table:table-cell>
          <table:table-cell office:value-type="float" office:value="12" calcext:value-type="float">
            <text:p>12</text:p>
          </table:table-cell>
          <table:table-cell table:formula="of:=IFERROR(([.E63]/[.D63])*100; &quot;&quot;)" office:value-type="float" office:value="5.71428571428571" calcext:value-type="float">
            <text:p>5,71428571428571</text:p>
          </table:table-cell>
          <table:table-cell office:value-type="float" office:value="6" calcext:value-type="float">
            <text:p>6</text:p>
          </table:table-cell>
          <table:table-cell table:formula="of:=IFERROR(([.G63]/[.D63])*100; &quot;&quot;)" office:value-type="float" office:value="2.85714285714286" calcext:value-type="float">
            <text:p>2,85714285714286</text:p>
          </table:table-cell>
          <table:table-cell office:value-type="float" office:value="160" calcext:value-type="float">
            <text:p>160</text:p>
          </table:table-cell>
          <table:table-cell table:formula="of:=IFERROR(([.I63]/[.D63])*100; &quot;&quot;)" office:value-type="float" office:value="76.1904761904762" calcext:value-type="float">
            <text:p>76,1904761904762</text:p>
          </table:table-cell>
          <table:table-cell office:value-type="float" office:value="50" calcext:value-type="float">
            <text:p>50</text:p>
          </table:table-cell>
          <table:table-cell table:formula="of:=IFERROR(([.K63]/[.D63])*100; &quot;&quot;)" office:value-type="float" office:value="23.8095238095238" calcext:value-type="float">
            <text:p>23,8095238095238</text:p>
          </table:table-cell>
          <table:table-cell office:value-type="float" office:value="15" calcext:value-type="float">
            <text:p>15</text:p>
          </table:table-cell>
          <table:table-cell table:formula="of:=IFERROR(([.M63]/[.K63])*100; &quot;&quot;)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IFERROR(([.O63]/[.K63])*100; &quot;&quot;)" office:value-type="float" office:value="20" calcext:value-type="float">
            <text:p>20</text:p>
          </table:table-cell>
          <table:table-cell table:formula="of:=IF([.E63] = &quot;&quot; ;&quot;&quot;; [.E63]-[.O63])" office:value-type="float" office:value="2" calcext:value-type="float">
            <text:p>2</text:p>
          </table:table-cell>
          <table:table-cell table:formula="of:=IFERROR(([.Q63]/[.I63])*100; &quot;&quot;)" office:value-type="float" office:value="1.25" calcext:value-type="float">
            <text:p>1,25</text:p>
          </table:table-cell>
          <table:table-cell office:value-type="float" office:value="5" calcext:value-type="float">
            <text:p>5</text:p>
          </table:table-cell>
          <table:table-cell table:formula="of:=IFERROR(([.S63]/[.K63])*100; &quot;&quot;)" office:value-type="float" office:value="10" calcext:value-type="float">
            <text:p>10</text:p>
          </table:table-cell>
          <table:table-cell table:formula="of:=IF([.G63] = &quot;&quot; ;&quot;&quot;; [.G63]-[.S63])" office:value-type="float" office:value="1" calcext:value-type="float">
            <text:p>1</text:p>
          </table:table-cell>
          <table:table-cell table:formula="of:=IFERROR(([.U63]/[.I63])*100; &quot;&quot;)" office:value-type="float" office:value="0.625" calcext:value-type="float">
            <text:p>0,62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IFERROR(([.Y63]/[.I63])*100; &quot;&quot;)"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formula="of:=IFERROR(([.AA63]/[.I6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E63]/[.I63])*100; &quot;&quot;)" office:value-type="float" office:value="1.25" calcext:value-type="float">
            <text:p>1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IFERROR(([.BI63]/[.I63])*100; &quot;&quot;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63]/[.I6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IFERROR(([.CE63]/[.I63])*100; &quot;&quot;)" office:value-type="float" office:value="82.5" calcext:value-type="float">
            <text:p>82,5</text:p>
          </table:table-cell>
          <table:table-cell office:value-type="float" office:value="7" calcext:value-type="float">
            <text:p>7</text:p>
          </table:table-cell>
          <table:table-cell table:formula="of:=IFERROR(([.CG63]/[.I63])*100; &quot;&quot;)" office:value-type="float" office:value="4.375" calcext:value-type="float">
            <text:p>4,375</text:p>
          </table:table-cell>
          <table:table-cell office:value-type="float" office:value="3" calcext:value-type="float">
            <text:p>3</text:p>
          </table:table-cell>
          <table:table-cell table:formula="of:=IFERROR(([.CI63]/[.I63])*100; &quot;&quot;)" office:value-type="float" office:value="1.875" calcext:value-type="float">
            <text:p>1,8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Q63]/[.I63])*100; &quot;&quot;)" office:value-type="float" office:value="1.875" calcext:value-type="float">
            <text:p>1,8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63]/[.I6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Y63]/[.I63])*100; &quot;&quot;)" office:value-type="float" office:value="0.625" calcext:value-type="float">
            <text:p>0,6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63]/[.I6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64]-[.X64] = 0 ;&quot;&quot;; [.C64]-[.X64])">
            <text:p/>
          </table:table-cell>
          <table:table-cell table:style-name="ce1"/>
          <table:table-cell table:formula="of:=IFERROR(([.E64]/[.D64])*100; &quot;&quot;)">
            <text:p/>
          </table:table-cell>
          <table:table-cell table:style-name="ce1"/>
          <table:table-cell table:formula="of:=IFERROR(([.G64]/[.D64])*100; &quot;&quot;)">
            <text:p/>
          </table:table-cell>
          <table:table-cell table:style-name="ce1"/>
          <table:table-cell table:formula="of:=IFERROR(([.I64]/[.D64])*100; &quot;&quot;)">
            <text:p/>
          </table:table-cell>
          <table:table-cell table:style-name="ce1"/>
          <table:table-cell table:formula="of:=IFERROR(([.K64]/[.D64])*100; &quot;&quot;)">
            <text:p/>
          </table:table-cell>
          <table:table-cell table:style-name="ce1"/>
          <table:table-cell table:formula="of:=IFERROR(([.M64]/[.K64])*100; &quot;&quot;)">
            <text:p/>
          </table:table-cell>
          <table:table-cell/>
          <table:table-cell table:formula="of:=IFERROR(([.O64]/[.K64])*100; &quot;&quot;)">
            <text:p/>
          </table:table-cell>
          <table:table-cell table:formula="of:=IF([.E64] = &quot;&quot; ;&quot;&quot;; [.E64]-[.O64])">
            <text:p/>
          </table:table-cell>
          <table:table-cell table:formula="of:=IFERROR(([.Q64]/[.I64])*100; &quot;&quot;)">
            <text:p/>
          </table:table-cell>
          <table:table-cell/>
          <table:table-cell table:formula="of:=IFERROR(([.S64]/[.K64])*100; &quot;&quot;)">
            <text:p/>
          </table:table-cell>
          <table:table-cell table:formula="of:=IF([.G64] = &quot;&quot; ;&quot;&quot;; [.G64]-[.S64])">
            <text:p/>
          </table:table-cell>
          <table:table-cell table:formula="of:=IFERROR(([.U64]/[.I64])*100; &quot;&quot;)">
            <text:p/>
          </table:table-cell>
          <table:table-cell table:style-name="ce1" table:number-columns-repeated="3"/>
          <table:table-cell table:formula="of:=IFERROR(([.Y64]/[.I64])*100; &quot;&quot;)">
            <text:p/>
          </table:table-cell>
          <table:table-cell table:style-name="ce1"/>
          <table:table-cell table:formula="of:=IFERROR(([.AA64]/[.I64])*100; &quot;&quot;)">
            <text:p/>
          </table:table-cell>
          <table:table-cell table:style-name="ce1"/>
          <table:table-cell/>
          <table:table-cell table:style-name="ce1"/>
          <table:table-cell table:formula="of:=IFERROR(([.AE64]/[.I6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64]/[.I64])*100; &quot;&quot;)">
            <text:p/>
          </table:table-cell>
          <table:table-cell table:style-name="ce1"/>
          <table:table-cell/>
          <table:table-cell table:style-name="ce1"/>
          <table:table-cell table:formula="of:=IFERROR(([.BM64]/[.I6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64]/[.I64])*100; &quot;&quot;)">
            <text:p/>
          </table:table-cell>
          <table:table-cell table:style-name="ce1"/>
          <table:table-cell table:formula="of:=IFERROR(([.CG64]/[.I64])*100; &quot;&quot;)">
            <text:p/>
          </table:table-cell>
          <table:table-cell table:style-name="ce1"/>
          <table:table-cell table:formula="of:=IFERROR(([.CI64]/[.I6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64]/[.I64])*100; &quot;&quot;)">
            <text:p/>
          </table:table-cell>
          <table:table-cell table:style-name="ce1"/>
          <table:table-cell/>
          <table:table-cell table:style-name="ce1"/>
          <table:table-cell table:formula="of:=IFERROR(([.CU64]/[.I64])*100; &quot;&quot;)">
            <text:p/>
          </table:table-cell>
          <table:table-cell table:style-name="ce1"/>
          <table:table-cell/>
          <table:table-cell table:style-name="ce1"/>
          <table:table-cell table:formula="of:=IFERROR(([.CY64]/[.I64])*100; &quot;&quot;)">
            <text:p/>
          </table:table-cell>
          <table:table-cell table:style-name="ce1"/>
          <table:table-cell/>
          <table:table-cell table:style-name="ce1"/>
          <table:table-cell table:formula="of:=IFERROR(([.DC64]/[.I64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Repeater 310 a</text:p>
          </table:table-cell>
          <table:table-cell office:value-type="string" calcext:value-type="string">
            <text:p>310.07.13</text:p>
          </table:table-cell>
          <table:table-cell office:value-type="float" office:value="261" calcext:value-type="float">
            <text:p>261</text:p>
          </table:table-cell>
          <table:table-cell table:formula="of:=IF([.C65]-[.X65] = 0 ;&quot;&quot;; [.C65]-[.X65])"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table:formula="of:=IFERROR(([.E65]/[.D6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65]/[.D65])*100; &quot;&quot;)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table:formula="of:=IFERROR(([.I65]/[.D65])*100; &quot;&quot;)" office:value-type="float" office:value="99.5495495495496" calcext:value-type="float">
            <text:p>99,5495495495496</text:p>
          </table:table-cell>
          <table:table-cell office:value-type="float" office:value="1" calcext:value-type="float">
            <text:p>1</text:p>
          </table:table-cell>
          <table:table-cell table:formula="of:=IFERROR(([.K65]/[.D65])*100; &quot;&quot;)" office:value-type="float" office:value="0.450450450450451" calcext:value-type="float">
            <text:p>0,450450450450451</text:p>
          </table:table-cell>
          <table:table-cell office:value-type="float" office:value="0" calcext:value-type="float">
            <text:p>0</text:p>
          </table:table-cell>
          <table:table-cell table:formula="of:=IFERROR(([.M65]/[.K6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O65]/[.K65])*100; &quot;&quot;)" office:value-type="float" office:value="0" calcext:value-type="float">
            <text:p>0</text:p>
          </table:table-cell>
          <table:table-cell table:formula="of:=IF([.E65] = &quot;&quot; ;&quot;&quot;; [.E65]-[.O65])" office:value-type="float" office:value="0" calcext:value-type="float">
            <text:p>0</text:p>
          </table:table-cell>
          <table:table-cell table:formula="of:=IFERROR(([.Q65]/[.I6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65]/[.K65])*100; &quot;&quot;)" office:value-type="float" office:value="0" calcext:value-type="float">
            <text:p>0</text:p>
          </table:table-cell>
          <table:table-cell table:formula="of:=IF([.G65] = &quot;&quot; ;&quot;&quot;; [.G65]-[.S65])" office:value-type="float" office:value="0" calcext:value-type="float">
            <text:p>0</text:p>
          </table:table-cell>
          <table:table-cell table:formula="of:=IFERROR(([.U65]/[.I6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IFERROR(([.Y65]/[.I6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A65]/[.I6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E65]/[.I65])*100; &quot;&quot;)" office:value-type="float" office:value="2.26244343891403" calcext:value-type="float">
            <text:p>2,262443438914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6" calcext:value-type="float">
            <text:p>216</text:p>
          </table:table-cell>
          <table:table-cell table:formula="of:=IFERROR(([.BI65]/[.I65])*100; &quot;&quot;)" office:value-type="float" office:value="97.737556561086" calcext:value-type="float">
            <text:p>97,7375565610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65]/[.I6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65]/[.I6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65]/[.I6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65]/[.I6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65]/[.I6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65]/[.I6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65]/[.I6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65]/[.I6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122.06.92</text:p>
          </table:table-cell>
          <table:table-cell office:value-type="float" office:value="235" calcext:value-type="float">
            <text:p>235</text:p>
          </table:table-cell>
          <table:table-cell table:formula="of:=IF([.C66]-[.X66] = 0 ;&quot;&quot;; [.C66]-[.X66])" office:value-type="float" office:value="209" calcext:value-type="float">
            <text:p>209</text:p>
          </table:table-cell>
          <table:table-cell office:value-type="float" office:value="11" calcext:value-type="float">
            <text:p>11</text:p>
          </table:table-cell>
          <table:table-cell table:formula="of:=IFERROR(([.E66]/[.D66])*100; &quot;&quot;)" office:value-type="float" office:value="5.26315789473684" calcext:value-type="float">
            <text:p>5,26315789473684</text:p>
          </table:table-cell>
          <table:table-cell office:value-type="float" office:value="6" calcext:value-type="float">
            <text:p>6</text:p>
          </table:table-cell>
          <table:table-cell table:formula="of:=IFERROR(([.G66]/[.D66])*100; &quot;&quot;)" office:value-type="float" office:value="2.87081339712919" calcext:value-type="float">
            <text:p>2,87081339712919</text:p>
          </table:table-cell>
          <table:table-cell office:value-type="float" office:value="160" calcext:value-type="float">
            <text:p>160</text:p>
          </table:table-cell>
          <table:table-cell table:formula="of:=IFERROR(([.I66]/[.D66])*100; &quot;&quot;)" office:value-type="float" office:value="76.555023923445" calcext:value-type="float">
            <text:p>76,555023923445</text:p>
          </table:table-cell>
          <table:table-cell office:value-type="float" office:value="49" calcext:value-type="float">
            <text:p>49</text:p>
          </table:table-cell>
          <table:table-cell table:formula="of:=IFERROR(([.K66]/[.D66])*100; &quot;&quot;)" office:value-type="float" office:value="23.444976076555" calcext:value-type="float">
            <text:p>23,444976076555</text:p>
          </table:table-cell>
          <table:table-cell office:value-type="float" office:value="14" calcext:value-type="float">
            <text:p>14</text:p>
          </table:table-cell>
          <table:table-cell table:formula="of:=IFERROR(([.M66]/[.K66])*100; &quot;&quot;)" office:value-type="float" office:value="28.5714285714286" calcext:value-type="float">
            <text:p>28,5714285714286</text:p>
          </table:table-cell>
          <table:table-cell office:value-type="float" office:value="9" calcext:value-type="float">
            <text:p>9</text:p>
          </table:table-cell>
          <table:table-cell table:formula="of:=IFERROR(([.O66]/[.K66])*100; &quot;&quot;)" office:value-type="float" office:value="18.3673469387755" calcext:value-type="float">
            <text:p>18,3673469387755</text:p>
          </table:table-cell>
          <table:table-cell table:formula="of:=IF([.E66] = &quot;&quot; ;&quot;&quot;; [.E66]-[.O66])" office:value-type="float" office:value="2" calcext:value-type="float">
            <text:p>2</text:p>
          </table:table-cell>
          <table:table-cell table:formula="of:=IFERROR(([.Q66]/[.I66])*100; &quot;&quot;)" office:value-type="float" office:value="1.25" calcext:value-type="float">
            <text:p>1,25</text:p>
          </table:table-cell>
          <table:table-cell office:value-type="float" office:value="5" calcext:value-type="float">
            <text:p>5</text:p>
          </table:table-cell>
          <table:table-cell table:formula="of:=IFERROR(([.S66]/[.K66])*100; &quot;&quot;)" office:value-type="float" office:value="10.2040816326531" calcext:value-type="float">
            <text:p>10,2040816326531</text:p>
          </table:table-cell>
          <table:table-cell table:formula="of:=IF([.G66] = &quot;&quot; ;&quot;&quot;; [.G66]-[.S66])" office:value-type="float" office:value="1" calcext:value-type="float">
            <text:p>1</text:p>
          </table:table-cell>
          <table:table-cell table:formula="of:=IFERROR(([.U66]/[.I66])*100; &quot;&quot;)" office:value-type="float" office:value="0.625" calcext:value-type="float">
            <text:p>0,62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IFERROR(([.Y66]/[.I66])*100; &quot;&quot;)"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formula="of:=IFERROR(([.AA66]/[.I6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E66]/[.I66])*100; &quot;&quot;)" office:value-type="float" office:value="1.25" calcext:value-type="float">
            <text:p>1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IFERROR(([.BI66]/[.I66])*100; &quot;&quot;)" office:value-type="float" office:value="5.625" calcext:value-type="float">
            <text:p>5,6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66]/[.I6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IFERROR(([.CE66]/[.I66])*100; &quot;&quot;)" office:value-type="float" office:value="81.875" calcext:value-type="float">
            <text:p>81,875</text:p>
          </table:table-cell>
          <table:table-cell office:value-type="float" office:value="7" calcext:value-type="float">
            <text:p>7</text:p>
          </table:table-cell>
          <table:table-cell table:formula="of:=IFERROR(([.CG66]/[.I66])*100; &quot;&quot;)" office:value-type="float" office:value="4.375" calcext:value-type="float">
            <text:p>4,375</text:p>
          </table:table-cell>
          <table:table-cell office:value-type="float" office:value="3" calcext:value-type="float">
            <text:p>3</text:p>
          </table:table-cell>
          <table:table-cell table:formula="of:=IFERROR(([.CI66]/[.I66])*100; &quot;&quot;)" office:value-type="float" office:value="1.875" calcext:value-type="float">
            <text:p>1,8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Q66]/[.I66])*100; &quot;&quot;)" office:value-type="float" office:value="1.875" calcext:value-type="float">
            <text:p>1,8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66]/[.I6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Y66]/[.I66])*100; &quot;&quot;)" office:value-type="float" office:value="0.625" calcext:value-type="float">
            <text:p>0,6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66]/[.I6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67]-[.X67] = 0 ;&quot;&quot;; [.C67]-[.X67])">
            <text:p/>
          </table:table-cell>
          <table:table-cell table:style-name="ce1"/>
          <table:table-cell table:formula="of:=IFERROR(([.E67]/[.D67])*100; &quot;&quot;)">
            <text:p/>
          </table:table-cell>
          <table:table-cell table:style-name="ce1"/>
          <table:table-cell table:formula="of:=IFERROR(([.G67]/[.D67])*100; &quot;&quot;)">
            <text:p/>
          </table:table-cell>
          <table:table-cell table:style-name="ce1"/>
          <table:table-cell table:formula="of:=IFERROR(([.I67]/[.D67])*100; &quot;&quot;)">
            <text:p/>
          </table:table-cell>
          <table:table-cell table:style-name="ce1"/>
          <table:table-cell table:formula="of:=IFERROR(([.K67]/[.D67])*100; &quot;&quot;)">
            <text:p/>
          </table:table-cell>
          <table:table-cell table:style-name="ce1"/>
          <table:table-cell table:formula="of:=IFERROR(([.M67]/[.K67])*100; &quot;&quot;)">
            <text:p/>
          </table:table-cell>
          <table:table-cell/>
          <table:table-cell table:formula="of:=IFERROR(([.O67]/[.K67])*100; &quot;&quot;)">
            <text:p/>
          </table:table-cell>
          <table:table-cell table:formula="of:=IF([.E67] = &quot;&quot; ;&quot;&quot;; [.E67]-[.O67])">
            <text:p/>
          </table:table-cell>
          <table:table-cell table:formula="of:=IFERROR(([.Q67]/[.I67])*100; &quot;&quot;)">
            <text:p/>
          </table:table-cell>
          <table:table-cell/>
          <table:table-cell table:formula="of:=IFERROR(([.S67]/[.K67])*100; &quot;&quot;)">
            <text:p/>
          </table:table-cell>
          <table:table-cell table:formula="of:=IF([.G67] = &quot;&quot; ;&quot;&quot;; [.G67]-[.S67])">
            <text:p/>
          </table:table-cell>
          <table:table-cell table:formula="of:=IFERROR(([.U67]/[.I67])*100; &quot;&quot;)">
            <text:p/>
          </table:table-cell>
          <table:table-cell table:style-name="ce1" table:number-columns-repeated="3"/>
          <table:table-cell table:formula="of:=IFERROR(([.Y67]/[.I67])*100; &quot;&quot;)">
            <text:p/>
          </table:table-cell>
          <table:table-cell table:style-name="ce1"/>
          <table:table-cell table:formula="of:=IFERROR(([.AA67]/[.I67])*100; &quot;&quot;)">
            <text:p/>
          </table:table-cell>
          <table:table-cell table:style-name="ce1"/>
          <table:table-cell/>
          <table:table-cell table:style-name="ce1"/>
          <table:table-cell table:formula="of:=IFERROR(([.AE67]/[.I6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67]/[.I67])*100; &quot;&quot;)">
            <text:p/>
          </table:table-cell>
          <table:table-cell table:style-name="ce1"/>
          <table:table-cell/>
          <table:table-cell table:style-name="ce1"/>
          <table:table-cell table:formula="of:=IFERROR(([.BM67]/[.I6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67]/[.I67])*100; &quot;&quot;)">
            <text:p/>
          </table:table-cell>
          <table:table-cell table:style-name="ce1"/>
          <table:table-cell table:formula="of:=IFERROR(([.CG67]/[.I67])*100; &quot;&quot;)">
            <text:p/>
          </table:table-cell>
          <table:table-cell table:style-name="ce1"/>
          <table:table-cell table:formula="of:=IFERROR(([.CI67]/[.I6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67]/[.I67])*100; &quot;&quot;)">
            <text:p/>
          </table:table-cell>
          <table:table-cell table:style-name="ce1"/>
          <table:table-cell/>
          <table:table-cell table:style-name="ce1"/>
          <table:table-cell table:formula="of:=IFERROR(([.CU67]/[.I67])*100; &quot;&quot;)">
            <text:p/>
          </table:table-cell>
          <table:table-cell table:style-name="ce1"/>
          <table:table-cell/>
          <table:table-cell table:style-name="ce1"/>
          <table:table-cell table:formula="of:=IFERROR(([.CY67]/[.I67])*100; &quot;&quot;)">
            <text:p/>
          </table:table-cell>
          <table:table-cell table:style-name="ce1"/>
          <table:table-cell/>
          <table:table-cell table:style-name="ce1"/>
          <table:table-cell table:formula="of:=IFERROR(([.DC67]/[.I67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Reapter 310 b</text:p>
          </table:table-cell>
          <table:table-cell office:value-type="string" calcext:value-type="string">
            <text:p>07.13</text:p>
          </table:table-cell>
          <table:table-cell office:value-type="float" office:value="260" calcext:value-type="float">
            <text:p>260</text:p>
          </table:table-cell>
          <table:table-cell table:formula="of:=IF([.C68]-[.X68] = 0 ;&quot;&quot;; [.C68]-[.X68])" office:value-type="float" office:value="221" calcext:value-type="float">
            <text:p>221</text:p>
          </table:table-cell>
          <table:table-cell office:value-type="float" office:value="14" calcext:value-type="float">
            <text:p>14</text:p>
          </table:table-cell>
          <table:table-cell table:formula="of:=IFERROR(([.E68]/[.D68])*100; &quot;&quot;)" office:value-type="float" office:value="6.33484162895928" calcext:value-type="float">
            <text:p>6,33484162895928</text:p>
          </table:table-cell>
          <table:table-cell office:value-type="float" office:value="8" calcext:value-type="float">
            <text:p>8</text:p>
          </table:table-cell>
          <table:table-cell table:formula="of:=IFERROR(([.G68]/[.D68])*100; &quot;&quot;)" office:value-type="float" office:value="3.61990950226244" calcext:value-type="float">
            <text:p>3,61990950226244</text:p>
          </table:table-cell>
          <table:table-cell office:value-type="float" office:value="165" calcext:value-type="float">
            <text:p>165</text:p>
          </table:table-cell>
          <table:table-cell table:formula="of:=IFERROR(([.I68]/[.D68])*100; &quot;&quot;)" office:value-type="float" office:value="74.6606334841629" calcext:value-type="float">
            <text:p>74,6606334841629</text:p>
          </table:table-cell>
          <table:table-cell office:value-type="float" office:value="56" calcext:value-type="float">
            <text:p>56</text:p>
          </table:table-cell>
          <table:table-cell table:formula="of:=IFERROR(([.K68]/[.D68])*100; &quot;&quot;)" office:value-type="float" office:value="25.3393665158371" calcext:value-type="float">
            <text:p>25,3393665158371</text:p>
          </table:table-cell>
          <table:table-cell office:value-type="float" office:value="14" calcext:value-type="float">
            <text:p>14</text:p>
          </table:table-cell>
          <table:table-cell table:formula="of:=IFERROR(([.M68]/[.K68])*100; &quot;&quot;)"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formula="of:=IFERROR(([.O68]/[.K68])*100; &quot;&quot;)" office:value-type="float" office:value="23.2142857142857" calcext:value-type="float">
            <text:p>23,2142857142857</text:p>
          </table:table-cell>
          <table:table-cell table:formula="of:=IF([.E68] = &quot;&quot; ;&quot;&quot;; [.E68]-[.O68])" office:value-type="float" office:value="1" calcext:value-type="float">
            <text:p>1</text:p>
          </table:table-cell>
          <table:table-cell table:formula="of:=IFERROR(([.Q68]/[.I68])*100; &quot;&quot;)" office:value-type="float" office:value="0.606060606060606" calcext:value-type="float">
            <text:p>0,606060606060606</text:p>
          </table:table-cell>
          <table:table-cell office:value-type="float" office:value="8" calcext:value-type="float">
            <text:p>8</text:p>
          </table:table-cell>
          <table:table-cell table:formula="of:=IFERROR(([.S68]/[.K68])*100; &quot;&quot;)" office:value-type="float" office:value="14.2857142857143" calcext:value-type="float">
            <text:p>14,2857142857143</text:p>
          </table:table-cell>
          <table:table-cell table:formula="of:=IF([.G68] = &quot;&quot; ;&quot;&quot;; [.G68]-[.S68])" office:value-type="float" office:value="0" calcext:value-type="float">
            <text:p>0</text:p>
          </table:table-cell>
          <table:table-cell table:formula="of:=IFERROR(([.U68]/[.I68])*100; &quot;&quot;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formula="of:=IFERROR(([.Y68]/[.I68])*100; &quot;&quot;)" office:value-type="float" office:value="3.63636363636364" calcext:value-type="float">
            <text:p>3,63636363636364</text:p>
          </table:table-cell>
          <table:table-cell office:value-type="float" office:value="1" calcext:value-type="float">
            <text:p>1</text:p>
          </table:table-cell>
          <table:table-cell table:formula="of:=IFERROR(([.AA68]/[.I68])*100; &quot;&quot;)" office:value-type="float" office:value="0.606060606060606" calcext:value-type="float">
            <text:p>0,6060606060606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E68]/[.I68])*100; &quot;&quot;)" office:value-type="float" office:value="3.03030303030303" calcext:value-type="float">
            <text:p>3,030303030303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IFERROR(([.BI68]/[.I68])*100; &quot;&quot;)" office:value-type="float" office:value="3.63636363636364" calcext:value-type="float">
            <text:p>3,636363636363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68]/[.I6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IFERROR(([.CE68]/[.I68])*100; &quot;&quot;)" office:value-type="float" office:value="83.6363636363636" calcext:value-type="float">
            <text:p>83,6363636363636</text:p>
          </table:table-cell>
          <table:table-cell office:value-type="float" office:value="6" calcext:value-type="float">
            <text:p>6</text:p>
          </table:table-cell>
          <table:table-cell table:formula="of:=IFERROR(([.CG68]/[.I68])*100; &quot;&quot;)" office:value-type="float" office:value="3.63636363636364" calcext:value-type="float">
            <text:p>3,63636363636364</text:p>
          </table:table-cell>
          <table:table-cell office:value-type="float" office:value="2" calcext:value-type="float">
            <text:p>2</text:p>
          </table:table-cell>
          <table:table-cell table:formula="of:=IFERROR(([.CI68]/[.I68])*100; &quot;&quot;)" office:value-type="float" office:value="1.21212121212121" calcext:value-type="float">
            <text:p>1,212121212121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68]/[.I6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68]/[.I6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Y68]/[.I68])*100; &quot;&quot;)" office:value-type="float" office:value="0.606060606060606" calcext:value-type="float">
            <text:p>0,6060606060606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68]/[.I6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143.06.92</text:p>
          </table:table-cell>
          <table:table-cell office:value-type="float" office:value="235" calcext:value-type="float">
            <text:p>235</text:p>
          </table:table-cell>
          <table:table-cell table:formula="of:=IF([.C69]-[.X69] = 0 ;&quot;&quot;; [.C69]-[.X69])" office:value-type="float" office:value="208" calcext:value-type="float">
            <text:p>208</text:p>
          </table:table-cell>
          <table:table-cell office:value-type="float" office:value="12" calcext:value-type="float">
            <text:p>12</text:p>
          </table:table-cell>
          <table:table-cell table:formula="of:=IFERROR(([.E69]/[.D69])*100; &quot;&quot;)" office:value-type="float" office:value="5.76923076923077" calcext:value-type="float">
            <text:p>5,76923076923077</text:p>
          </table:table-cell>
          <table:table-cell office:value-type="float" office:value="6" calcext:value-type="float">
            <text:p>6</text:p>
          </table:table-cell>
          <table:table-cell table:formula="of:=IFERROR(([.G69]/[.D69])*100; &quot;&quot;)" office:value-type="float" office:value="2.88461538461538" calcext:value-type="float">
            <text:p>2,88461538461538</text:p>
          </table:table-cell>
          <table:table-cell office:value-type="float" office:value="160" calcext:value-type="float">
            <text:p>160</text:p>
          </table:table-cell>
          <table:table-cell table:formula="of:=IFERROR(([.I69]/[.D69])*100; &quot;&quot;)" office:value-type="float" office:value="76.9230769230769" calcext:value-type="float">
            <text:p>76,9230769230769</text:p>
          </table:table-cell>
          <table:table-cell office:value-type="float" office:value="48" calcext:value-type="float">
            <text:p>48</text:p>
          </table:table-cell>
          <table:table-cell table:formula="of:=IFERROR(([.K69]/[.D69])*100; &quot;&quot;)" office:value-type="float" office:value="23.0769230769231" calcext:value-type="float">
            <text:p>23,0769230769231</text:p>
          </table:table-cell>
          <table:table-cell office:value-type="float" office:value="13" calcext:value-type="float">
            <text:p>13</text:p>
          </table:table-cell>
          <table:table-cell table:formula="of:=IFERROR(([.M69]/[.K69])*100; &quot;&quot;)" office:value-type="float" office:value="27.0833333333333" calcext:value-type="float">
            <text:p>27,0833333333333</text:p>
          </table:table-cell>
          <table:table-cell office:value-type="float" office:value="10" calcext:value-type="float">
            <text:p>10</text:p>
          </table:table-cell>
          <table:table-cell table:formula="of:=IFERROR(([.O69]/[.K69])*100; &quot;&quot;)" office:value-type="float" office:value="20.8333333333333" calcext:value-type="float">
            <text:p>20,8333333333333</text:p>
          </table:table-cell>
          <table:table-cell table:formula="of:=IF([.E69] = &quot;&quot; ;&quot;&quot;; [.E69]-[.O69])" office:value-type="float" office:value="2" calcext:value-type="float">
            <text:p>2</text:p>
          </table:table-cell>
          <table:table-cell table:formula="of:=IFERROR(([.Q69]/[.I69])*100; &quot;&quot;)" office:value-type="float" office:value="1.25" calcext:value-type="float">
            <text:p>1,25</text:p>
          </table:table-cell>
          <table:table-cell office:value-type="float" office:value="5" calcext:value-type="float">
            <text:p>5</text:p>
          </table:table-cell>
          <table:table-cell table:formula="of:=IFERROR(([.S69]/[.K69])*100; &quot;&quot;)" office:value-type="float" office:value="10.4166666666667" calcext:value-type="float">
            <text:p>10,4166666666667</text:p>
          </table:table-cell>
          <table:table-cell table:formula="of:=IF([.G69] = &quot;&quot; ;&quot;&quot;; [.G69]-[.S69])" office:value-type="float" office:value="1" calcext:value-type="float">
            <text:p>1</text:p>
          </table:table-cell>
          <table:table-cell table:formula="of:=IFERROR(([.U69]/[.I69])*100; &quot;&quot;)" office:value-type="float" office:value="0.625" calcext:value-type="float">
            <text:p>0,6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IFERROR(([.Y69]/[.I69])*100; &quot;&quot;)"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formula="of:=IFERROR(([.AA69]/[.I6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E69]/[.I69])*100; &quot;&quot;)" office:value-type="float" office:value="1.25" calcext:value-type="float">
            <text:p>1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7" calcext:value-type="float">
            <text:p>77</text:p>
          </table:table-cell>
          <table:table-cell table:formula="of:=IFERROR(([.BI69]/[.I69])*100; &quot;&quot;)" office:value-type="float" office:value="48.125" calcext:value-type="float">
            <text:p>48,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69]/[.I6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table:formula="of:=IFERROR(([.CE69]/[.I69])*100; &quot;&quot;)" office:value-type="float" office:value="36.25" calcext:value-type="float">
            <text:p>36,25</text:p>
          </table:table-cell>
          <table:table-cell office:value-type="float" office:value="10" calcext:value-type="float">
            <text:p>10</text:p>
          </table:table-cell>
          <table:table-cell table:formula="of:=IFERROR(([.CG69]/[.I69])*100; &quot;&quot;)" office:value-type="float" office:value="6.25" calcext:value-type="float">
            <text:p>6,25</text:p>
          </table:table-cell>
          <table:table-cell office:value-type="float" office:value="6" calcext:value-type="float">
            <text:p>6</text:p>
          </table:table-cell>
          <table:table-cell table:formula="of:=IFERROR(([.CI69]/[.I69])*100; &quot;&quot;)"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Q69]/[.I69])*100; &quot;&quot;)" office:value-type="float" office:value="1.25" calcext:value-type="float">
            <text:p>1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69]/[.I6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69]/[.I6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C69]/[.I69])*100; &quot;&quot;)" office:value-type="float" office:value="0.625" calcext:value-type="float">
            <text:p>0,6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70]-[.X70] = 0 ;&quot;&quot;; [.C70]-[.X70])">
            <text:p/>
          </table:table-cell>
          <table:table-cell table:style-name="ce1"/>
          <table:table-cell table:formula="of:=IFERROR(([.E70]/[.D70])*100; &quot;&quot;)">
            <text:p/>
          </table:table-cell>
          <table:table-cell table:style-name="ce1"/>
          <table:table-cell table:formula="of:=IFERROR(([.G70]/[.D70])*100; &quot;&quot;)">
            <text:p/>
          </table:table-cell>
          <table:table-cell table:style-name="ce1"/>
          <table:table-cell table:formula="of:=IFERROR(([.I70]/[.D70])*100; &quot;&quot;)">
            <text:p/>
          </table:table-cell>
          <table:table-cell table:style-name="ce1"/>
          <table:table-cell table:formula="of:=IFERROR(([.K70]/[.D70])*100; &quot;&quot;)">
            <text:p/>
          </table:table-cell>
          <table:table-cell table:style-name="ce1"/>
          <table:table-cell table:formula="of:=IFERROR(([.M70]/[.K70])*100; &quot;&quot;)">
            <text:p/>
          </table:table-cell>
          <table:table-cell/>
          <table:table-cell table:formula="of:=IFERROR(([.O70]/[.K70])*100; &quot;&quot;)">
            <text:p/>
          </table:table-cell>
          <table:table-cell table:formula="of:=IF([.E70] = &quot;&quot; ;&quot;&quot;; [.E70]-[.O70])">
            <text:p/>
          </table:table-cell>
          <table:table-cell table:formula="of:=IFERROR(([.Q70]/[.I70])*100; &quot;&quot;)">
            <text:p/>
          </table:table-cell>
          <table:table-cell/>
          <table:table-cell table:formula="of:=IFERROR(([.S70]/[.K70])*100; &quot;&quot;)">
            <text:p/>
          </table:table-cell>
          <table:table-cell table:formula="of:=IF([.G70] = &quot;&quot; ;&quot;&quot;; [.G70]-[.S70])">
            <text:p/>
          </table:table-cell>
          <table:table-cell table:formula="of:=IFERROR(([.U70]/[.I70])*100; &quot;&quot;)">
            <text:p/>
          </table:table-cell>
          <table:table-cell table:style-name="ce1" table:number-columns-repeated="3"/>
          <table:table-cell table:formula="of:=IFERROR(([.Y70]/[.I70])*100; &quot;&quot;)">
            <text:p/>
          </table:table-cell>
          <table:table-cell table:style-name="ce1"/>
          <table:table-cell table:formula="of:=IFERROR(([.AA70]/[.I70])*100; &quot;&quot;)">
            <text:p/>
          </table:table-cell>
          <table:table-cell table:style-name="ce1"/>
          <table:table-cell/>
          <table:table-cell table:style-name="ce1"/>
          <table:table-cell table:formula="of:=IFERROR(([.AE70]/[.I7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70]/[.I70])*100; &quot;&quot;)">
            <text:p/>
          </table:table-cell>
          <table:table-cell table:style-name="ce1"/>
          <table:table-cell/>
          <table:table-cell table:style-name="ce1"/>
          <table:table-cell table:formula="of:=IFERROR(([.BM70]/[.I7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70]/[.I70])*100; &quot;&quot;)">
            <text:p/>
          </table:table-cell>
          <table:table-cell table:style-name="ce1"/>
          <table:table-cell table:formula="of:=IFERROR(([.CG70]/[.I70])*100; &quot;&quot;)">
            <text:p/>
          </table:table-cell>
          <table:table-cell table:style-name="ce1"/>
          <table:table-cell table:formula="of:=IFERROR(([.CI70]/[.I7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70]/[.I70])*100; &quot;&quot;)">
            <text:p/>
          </table:table-cell>
          <table:table-cell table:style-name="ce1"/>
          <table:table-cell/>
          <table:table-cell table:style-name="ce1"/>
          <table:table-cell table:formula="of:=IFERROR(([.CU70]/[.I70])*100; &quot;&quot;)">
            <text:p/>
          </table:table-cell>
          <table:table-cell table:style-name="ce1"/>
          <table:table-cell/>
          <table:table-cell table:style-name="ce1"/>
          <table:table-cell table:formula="of:=IFERROR(([.CY70]/[.I70])*100; &quot;&quot;)">
            <text:p/>
          </table:table-cell>
          <table:table-cell table:style-name="ce1"/>
          <table:table-cell/>
          <table:table-cell table:style-name="ce1"/>
          <table:table-cell table:formula="of:=IFERROR(([.DC70]/[.I70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Repeater 2400</text:p>
          </table:table-cell>
          <table:table-cell office:value-type="string" calcext:value-type="string">
            <text:p>400.07.27</text:p>
          </table:table-cell>
          <table:table-cell office:value-type="float" office:value="260" calcext:value-type="float">
            <text:p>260</text:p>
          </table:table-cell>
          <table:table-cell table:formula="of:=IF([.C71]-[.X71] = 0 ;&quot;&quot;; [.C71]-[.X71])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formula="of:=IFERROR(([.E71]/[.D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71]/[.D71])*100; &quot;&quot;)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table:formula="of:=IFERROR(([.I71]/[.D71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K71]/[.D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M71]/[.K71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O71]/[.K71])*100; &quot;&quot;)">
            <text:p/>
          </table:table-cell>
          <table:table-cell table:formula="of:=IF([.E71] = &quot;&quot; ;&quot;&quot;; [.E71]-[.O71])" office:value-type="float" office:value="0" calcext:value-type="float">
            <text:p>0</text:p>
          </table:table-cell>
          <table:table-cell table:formula="of:=IFERROR(([.Q71]/[.I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71]/[.K71])*100; &quot;&quot;)">
            <text:p/>
          </table:table-cell>
          <table:table-cell table:formula="of:=IF([.G71] = &quot;&quot; ;&quot;&quot;; [.G71]-[.S71])" office:value-type="float" office:value="0" calcext:value-type="float">
            <text:p>0</text:p>
          </table:table-cell>
          <table:table-cell table:formula="of:=IFERROR(([.U71]/[.I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IFERROR(([.Y71]/[.I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A71]/[.I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E71]/[.I71])*100; &quot;&quot;)" office:value-type="float" office:value="0.904977375565611" calcext:value-type="float">
            <text:p>0,9049773755656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9" calcext:value-type="float">
            <text:p>219</text:p>
          </table:table-cell>
          <table:table-cell table:formula="of:=IFERROR(([.BI71]/[.I71])*100; &quot;&quot;)" office:value-type="float" office:value="99.0950226244344" calcext:value-type="float">
            <text:p>99,0950226244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71]/[.I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71]/[.I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71]/[.I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71]/[.I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71]/[.I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71]/[.I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71]/[.I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71]/[.I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72]-[.X72] = 0 ;&quot;&quot;; [.C72]-[.X72])">
            <text:p/>
          </table:table-cell>
          <table:table-cell table:style-name="ce1"/>
          <table:table-cell table:formula="of:=IFERROR(([.E72]/[.D72])*100; &quot;&quot;)">
            <text:p/>
          </table:table-cell>
          <table:table-cell table:style-name="ce1"/>
          <table:table-cell table:formula="of:=IFERROR(([.G72]/[.D72])*100; &quot;&quot;)">
            <text:p/>
          </table:table-cell>
          <table:table-cell table:style-name="ce1"/>
          <table:table-cell table:formula="of:=IFERROR(([.I72]/[.D72])*100; &quot;&quot;)">
            <text:p/>
          </table:table-cell>
          <table:table-cell table:style-name="ce1"/>
          <table:table-cell table:formula="of:=IFERROR(([.K72]/[.D72])*100; &quot;&quot;)">
            <text:p/>
          </table:table-cell>
          <table:table-cell table:style-name="ce1"/>
          <table:table-cell table:formula="of:=IFERROR(([.M72]/[.K72])*100; &quot;&quot;)">
            <text:p/>
          </table:table-cell>
          <table:table-cell/>
          <table:table-cell table:formula="of:=IFERROR(([.O72]/[.K72])*100; &quot;&quot;)">
            <text:p/>
          </table:table-cell>
          <table:table-cell table:formula="of:=IF([.E72] = &quot;&quot; ;&quot;&quot;; [.E72]-[.O72])">
            <text:p/>
          </table:table-cell>
          <table:table-cell table:formula="of:=IFERROR(([.Q72]/[.I72])*100; &quot;&quot;)">
            <text:p/>
          </table:table-cell>
          <table:table-cell/>
          <table:table-cell table:formula="of:=IFERROR(([.S72]/[.K72])*100; &quot;&quot;)">
            <text:p/>
          </table:table-cell>
          <table:table-cell table:formula="of:=IF([.G72] = &quot;&quot; ;&quot;&quot;; [.G72]-[.S72])">
            <text:p/>
          </table:table-cell>
          <table:table-cell table:formula="of:=IFERROR(([.U72]/[.I72])*100; &quot;&quot;)">
            <text:p/>
          </table:table-cell>
          <table:table-cell table:style-name="ce1" table:number-columns-repeated="3"/>
          <table:table-cell table:formula="of:=IFERROR(([.Y72]/[.I72])*100; &quot;&quot;)">
            <text:p/>
          </table:table-cell>
          <table:table-cell table:style-name="ce1"/>
          <table:table-cell table:formula="of:=IFERROR(([.AA72]/[.I72])*100; &quot;&quot;)">
            <text:p/>
          </table:table-cell>
          <table:table-cell table:style-name="ce1"/>
          <table:table-cell/>
          <table:table-cell table:style-name="ce1"/>
          <table:table-cell table:formula="of:=IFERROR(([.AE72]/[.I7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72]/[.I72])*100; &quot;&quot;)">
            <text:p/>
          </table:table-cell>
          <table:table-cell table:style-name="ce1"/>
          <table:table-cell/>
          <table:table-cell table:style-name="ce1"/>
          <table:table-cell table:formula="of:=IFERROR(([.BM72]/[.I7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72]/[.I72])*100; &quot;&quot;)">
            <text:p/>
          </table:table-cell>
          <table:table-cell table:style-name="ce1"/>
          <table:table-cell table:formula="of:=IFERROR(([.CG72]/[.I72])*100; &quot;&quot;)">
            <text:p/>
          </table:table-cell>
          <table:table-cell table:style-name="ce1"/>
          <table:table-cell table:formula="of:=IFERROR(([.CI72]/[.I7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72]/[.I72])*100; &quot;&quot;)">
            <text:p/>
          </table:table-cell>
          <table:table-cell table:style-name="ce1"/>
          <table:table-cell/>
          <table:table-cell table:style-name="ce1"/>
          <table:table-cell table:formula="of:=IFERROR(([.CU72]/[.I72])*100; &quot;&quot;)">
            <text:p/>
          </table:table-cell>
          <table:table-cell table:style-name="ce1"/>
          <table:table-cell/>
          <table:table-cell table:style-name="ce1"/>
          <table:table-cell table:formula="of:=IFERROR(([.CY72]/[.I72])*100; &quot;&quot;)">
            <text:p/>
          </table:table-cell>
          <table:table-cell table:style-name="ce1"/>
          <table:table-cell/>
          <table:table-cell table:style-name="ce1"/>
          <table:table-cell table:formula="of:=IFERROR(([.DC72]/[.I72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Repeater 600 v2 fact</text:p>
          </table:table-cell>
          <table:table-cell office:value-type="string" calcext:value-type="string">
            <text:p>07.27</text:p>
          </table:table-cell>
          <table:table-cell office:value-type="float" office:value="272" calcext:value-type="float">
            <text:p>272</text:p>
          </table:table-cell>
          <table:table-cell table:formula="of:=IF([.C73]-[.X73] = 0 ;&quot;&quot;; [.C73]-[.X73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IFERROR(([.E73]/[.D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73]/[.D73])*100; &quot;&quot;)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formula="of:=IFERROR(([.I73]/[.D73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K73]/[.D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M73]/[.K73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O73]/[.K73])*100; &quot;&quot;)">
            <text:p/>
          </table:table-cell>
          <table:table-cell table:formula="of:=IF([.E73] = &quot;&quot; ;&quot;&quot;; [.E73]-[.O73])" office:value-type="float" office:value="0" calcext:value-type="float">
            <text:p>0</text:p>
          </table:table-cell>
          <table:table-cell table:formula="of:=IFERROR(([.Q73]/[.I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73]/[.K73])*100; &quot;&quot;)">
            <text:p/>
          </table:table-cell>
          <table:table-cell table:formula="of:=IF([.G73] = &quot;&quot; ;&quot;&quot;; [.G73]-[.S73])" office:value-type="float" office:value="0" calcext:value-type="float">
            <text:p>0</text:p>
          </table:table-cell>
          <table:table-cell table:formula="of:=IFERROR(([.U73]/[.I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IFERROR(([.Y73]/[.I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A73]/[.I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E73]/[.I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2" calcext:value-type="float">
            <text:p>232</text:p>
          </table:table-cell>
          <table:table-cell table:formula="of:=IFERROR(([.BI73]/[.I73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73]/[.I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73]/[.I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73]/[.I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73]/[.I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73]/[.I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73]/[.I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73]/[.I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73]/[.I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74]-[.X74] = 0 ;&quot;&quot;; [.C74]-[.X74])">
            <text:p/>
          </table:table-cell>
          <table:table-cell table:style-name="ce1"/>
          <table:table-cell table:formula="of:=IFERROR(([.E74]/[.D74])*100; &quot;&quot;)">
            <text:p/>
          </table:table-cell>
          <table:table-cell table:style-name="ce1"/>
          <table:table-cell table:formula="of:=IFERROR(([.G74]/[.D74])*100; &quot;&quot;)">
            <text:p/>
          </table:table-cell>
          <table:table-cell table:style-name="ce1"/>
          <table:table-cell table:formula="of:=IFERROR(([.I74]/[.D74])*100; &quot;&quot;)">
            <text:p/>
          </table:table-cell>
          <table:table-cell table:style-name="ce1"/>
          <table:table-cell table:formula="of:=IFERROR(([.K74]/[.D74])*100; &quot;&quot;)">
            <text:p/>
          </table:table-cell>
          <table:table-cell table:style-name="ce1"/>
          <table:table-cell table:formula="of:=IFERROR(([.M74]/[.K74])*100; &quot;&quot;)">
            <text:p/>
          </table:table-cell>
          <table:table-cell/>
          <table:table-cell table:formula="of:=IFERROR(([.O74]/[.K74])*100; &quot;&quot;)">
            <text:p/>
          </table:table-cell>
          <table:table-cell table:formula="of:=IF([.E74] = &quot;&quot; ;&quot;&quot;; [.E74]-[.O74])">
            <text:p/>
          </table:table-cell>
          <table:table-cell table:formula="of:=IFERROR(([.Q74]/[.I74])*100; &quot;&quot;)">
            <text:p/>
          </table:table-cell>
          <table:table-cell/>
          <table:table-cell table:formula="of:=IFERROR(([.S74]/[.K74])*100; &quot;&quot;)">
            <text:p/>
          </table:table-cell>
          <table:table-cell table:formula="of:=IF([.G74] = &quot;&quot; ;&quot;&quot;; [.G74]-[.S74])">
            <text:p/>
          </table:table-cell>
          <table:table-cell table:formula="of:=IFERROR(([.U74]/[.I74])*100; &quot;&quot;)">
            <text:p/>
          </table:table-cell>
          <table:table-cell table:style-name="ce1" table:number-columns-repeated="3"/>
          <table:table-cell table:formula="of:=IFERROR(([.Y74]/[.I74])*100; &quot;&quot;)">
            <text:p/>
          </table:table-cell>
          <table:table-cell table:style-name="ce1"/>
          <table:table-cell table:formula="of:=IFERROR(([.AA74]/[.I74])*100; &quot;&quot;)">
            <text:p/>
          </table:table-cell>
          <table:table-cell table:style-name="ce1"/>
          <table:table-cell/>
          <table:table-cell table:style-name="ce1"/>
          <table:table-cell table:formula="of:=IFERROR(([.AE74]/[.I7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74]/[.I74])*100; &quot;&quot;)">
            <text:p/>
          </table:table-cell>
          <table:table-cell table:style-name="ce1"/>
          <table:table-cell/>
          <table:table-cell table:style-name="ce1"/>
          <table:table-cell table:formula="of:=IFERROR(([.BM74]/[.I7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74]/[.I74])*100; &quot;&quot;)">
            <text:p/>
          </table:table-cell>
          <table:table-cell table:style-name="ce1"/>
          <table:table-cell table:formula="of:=IFERROR(([.CG74]/[.I74])*100; &quot;&quot;)">
            <text:p/>
          </table:table-cell>
          <table:table-cell table:style-name="ce1"/>
          <table:table-cell table:formula="of:=IFERROR(([.CI74]/[.I7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74]/[.I74])*100; &quot;&quot;)">
            <text:p/>
          </table:table-cell>
          <table:table-cell table:style-name="ce1"/>
          <table:table-cell/>
          <table:table-cell table:style-name="ce1"/>
          <table:table-cell table:formula="of:=IFERROR(([.CU74]/[.I74])*100; &quot;&quot;)">
            <text:p/>
          </table:table-cell>
          <table:table-cell table:style-name="ce1"/>
          <table:table-cell/>
          <table:table-cell table:style-name="ce1"/>
          <table:table-cell table:formula="of:=IFERROR(([.CY74]/[.I74])*100; &quot;&quot;)">
            <text:p/>
          </table:table-cell>
          <table:table-cell table:style-name="ce1"/>
          <table:table-cell/>
          <table:table-cell table:style-name="ce1"/>
          <table:table-cell table:formula="of:=IFERROR(([.DC74]/[.I74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Repeater 300 e</text:p>
          </table:table-cell>
          <table:table-cell office:value-type="string" calcext:value-type="string">
            <text:p>101.06.32</text:p>
          </table:table-cell>
          <table:table-cell office:value-type="float" office:value="219" calcext:value-type="float">
            <text:p>219</text:p>
          </table:table-cell>
          <table:table-cell table:formula="of:=IF([.C75]-[.X75] = 0 ;&quot;&quot;; [.C75]-[.X75])"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formula="of:=IFERROR(([.E75]/[.D75])*100; &quot;&quot;)" office:value-type="float" office:value="5.05050505050505" calcext:value-type="float">
            <text:p>5,05050505050505</text:p>
          </table:table-cell>
          <table:table-cell office:value-type="float" office:value="3" calcext:value-type="float">
            <text:p>3</text:p>
          </table:table-cell>
          <table:table-cell table:formula="of:=IFERROR(([.G75]/[.D75])*100; &quot;&quot;)" office:value-type="float" office:value="1.51515151515152" calcext:value-type="float">
            <text:p>1,51515151515152</text:p>
          </table:table-cell>
          <table:table-cell office:value-type="float" office:value="150" calcext:value-type="float">
            <text:p>150</text:p>
          </table:table-cell>
          <table:table-cell table:formula="of:=IFERROR(([.I75]/[.D75])*100; &quot;&quot;)" office:value-type="float" office:value="75.7575757575758" calcext:value-type="float">
            <text:p>75,7575757575758</text:p>
          </table:table-cell>
          <table:table-cell office:value-type="float" office:value="48" calcext:value-type="float">
            <text:p>48</text:p>
          </table:table-cell>
          <table:table-cell table:formula="of:=IFERROR(([.K75]/[.D75])*100; &quot;&quot;)" office:value-type="float" office:value="24.2424242424242" calcext:value-type="float">
            <text:p>24,2424242424242</text:p>
          </table:table-cell>
          <table:table-cell office:value-type="float" office:value="15" calcext:value-type="float">
            <text:p>15</text:p>
          </table:table-cell>
          <table:table-cell table:formula="of:=IFERROR(([.M75]/[.K75])*100; &quot;&quot;)" office:value-type="float" office:value="31.25" calcext:value-type="float">
            <text:p>31,25</text:p>
          </table:table-cell>
          <table:table-cell office:value-type="float" office:value="9" calcext:value-type="float">
            <text:p>9</text:p>
          </table:table-cell>
          <table:table-cell table:formula="of:=IFERROR(([.O75]/[.K75])*100; &quot;&quot;)" office:value-type="float" office:value="18.75" calcext:value-type="float">
            <text:p>18,75</text:p>
          </table:table-cell>
          <table:table-cell table:formula="of:=IF([.E75] = &quot;&quot; ;&quot;&quot;; [.E75]-[.O75])" office:value-type="float" office:value="1" calcext:value-type="float">
            <text:p>1</text:p>
          </table:table-cell>
          <table:table-cell table:formula="of:=IFERROR(([.Q75]/[.I75])*100; &quot;&quot;)" office:value-type="float" office:value="0.666666666666667" calcext:value-type="float">
            <text:p>0,666666666666667</text:p>
          </table:table-cell>
          <table:table-cell office:value-type="float" office:value="3" calcext:value-type="float">
            <text:p>3</text:p>
          </table:table-cell>
          <table:table-cell table:formula="of:=IFERROR(([.S75]/[.K75])*100; &quot;&quot;)" office:value-type="float" office:value="6.25" calcext:value-type="float">
            <text:p>6,25</text:p>
          </table:table-cell>
          <table:table-cell table:formula="of:=IF([.G75] = &quot;&quot; ;&quot;&quot;; [.G75]-[.S75])" office:value-type="float" office:value="0" calcext:value-type="float">
            <text:p>0</text:p>
          </table:table-cell>
          <table:table-cell table:formula="of:=IFERROR(([.U75]/[.I75])*100; &quot;&quot;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IFERROR(([.Y75]/[.I75])*100; &quot;&quot;)" office:value-type="float" office:value="1.33333333333333" calcext:value-type="float">
            <text:p>1,33333333333333</text:p>
          </table:table-cell>
          <table:table-cell office:value-type="float" office:value="30" calcext:value-type="float">
            <text:p>30</text:p>
          </table:table-cell>
          <table:table-cell table:formula="of:=IFERROR(([.AA75]/[.I75])*100; &quot;&quot;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E75]/[.I75])*100; &quot;&quot;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IFERROR(([.BI75]/[.I75])*100; &quot;&quot;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75]/[.I7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4" calcext:value-type="float">
            <text:p>94</text:p>
          </table:table-cell>
          <table:table-cell table:formula="of:=IFERROR(([.CE75]/[.I75])*100; &quot;&quot;)" office:value-type="float" office:value="62.6666666666667" calcext:value-type="float">
            <text:p>62,6666666666667</text:p>
          </table:table-cell>
          <table:table-cell office:value-type="float" office:value="7" calcext:value-type="float">
            <text:p>7</text:p>
          </table:table-cell>
          <table:table-cell table:formula="of:=IFERROR(([.CG75]/[.I75])*100; &quot;&quot;)" office:value-type="float" office:value="4.66666666666667" calcext:value-type="float">
            <text:p>4,66666666666667</text:p>
          </table:table-cell>
          <table:table-cell office:value-type="float" office:value="2" calcext:value-type="float">
            <text:p>2</text:p>
          </table:table-cell>
          <table:table-cell table:formula="of:=IFERROR(([.CI75]/[.I75])*100; &quot;&quot;)" office:value-type="float" office:value="1.33333333333333" calcext:value-type="float">
            <text:p>1,33333333333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Q75]/[.I75])*100; &quot;&quot;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75]/[.I7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75]/[.I7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75]/[.I7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06.33</text:p>
          </table:table-cell>
          <table:table-cell office:value-type="float" office:value="219" calcext:value-type="float">
            <text:p>219</text:p>
          </table:table-cell>
          <table:table-cell table:formula="of:=IF([.C76]-[.X76] = 0 ;&quot;&quot;; [.C76]-[.X76])"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formula="of:=IFERROR(([.E76]/[.D76])*100; &quot;&quot;)" office:value-type="float" office:value="5.05050505050505" calcext:value-type="float">
            <text:p>5,05050505050505</text:p>
          </table:table-cell>
          <table:table-cell office:value-type="float" office:value="3" calcext:value-type="float">
            <text:p>3</text:p>
          </table:table-cell>
          <table:table-cell table:formula="of:=IFERROR(([.G76]/[.D76])*100; &quot;&quot;)" office:value-type="float" office:value="1.51515151515152" calcext:value-type="float">
            <text:p>1,51515151515152</text:p>
          </table:table-cell>
          <table:table-cell office:value-type="float" office:value="150" calcext:value-type="float">
            <text:p>150</text:p>
          </table:table-cell>
          <table:table-cell table:formula="of:=IFERROR(([.I76]/[.D76])*100; &quot;&quot;)" office:value-type="float" office:value="75.7575757575758" calcext:value-type="float">
            <text:p>75,7575757575758</text:p>
          </table:table-cell>
          <table:table-cell office:value-type="float" office:value="48" calcext:value-type="float">
            <text:p>48</text:p>
          </table:table-cell>
          <table:table-cell table:formula="of:=IFERROR(([.K76]/[.D76])*100; &quot;&quot;)" office:value-type="float" office:value="24.2424242424242" calcext:value-type="float">
            <text:p>24,2424242424242</text:p>
          </table:table-cell>
          <table:table-cell office:value-type="float" office:value="15" calcext:value-type="float">
            <text:p>15</text:p>
          </table:table-cell>
          <table:table-cell table:formula="of:=IFERROR(([.M76]/[.K76])*100; &quot;&quot;)" office:value-type="float" office:value="31.25" calcext:value-type="float">
            <text:p>31,25</text:p>
          </table:table-cell>
          <table:table-cell office:value-type="float" office:value="9" calcext:value-type="float">
            <text:p>9</text:p>
          </table:table-cell>
          <table:table-cell table:formula="of:=IFERROR(([.O76]/[.K76])*100; &quot;&quot;)" office:value-type="float" office:value="18.75" calcext:value-type="float">
            <text:p>18,75</text:p>
          </table:table-cell>
          <table:table-cell table:formula="of:=IF([.E76] = &quot;&quot; ;&quot;&quot;; [.E76]-[.O76])" office:value-type="float" office:value="1" calcext:value-type="float">
            <text:p>1</text:p>
          </table:table-cell>
          <table:table-cell table:formula="of:=IFERROR(([.Q76]/[.I76])*100; &quot;&quot;)" office:value-type="float" office:value="0.666666666666667" calcext:value-type="float">
            <text:p>0,666666666666667</text:p>
          </table:table-cell>
          <table:table-cell office:value-type="float" office:value="3" calcext:value-type="float">
            <text:p>3</text:p>
          </table:table-cell>
          <table:table-cell table:formula="of:=IFERROR(([.S76]/[.K76])*100; &quot;&quot;)" office:value-type="float" office:value="6.25" calcext:value-type="float">
            <text:p>6,25</text:p>
          </table:table-cell>
          <table:table-cell table:formula="of:=IF([.G76] = &quot;&quot; ;&quot;&quot;; [.G76]-[.S76])" office:value-type="float" office:value="0" calcext:value-type="float">
            <text:p>0</text:p>
          </table:table-cell>
          <table:table-cell table:formula="of:=IFERROR(([.U76]/[.I76])*100; &quot;&quot;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IFERROR(([.Y76]/[.I76])*100; &quot;&quot;)" office:value-type="float" office:value="1.33333333333333" calcext:value-type="float">
            <text:p>1,33333333333333</text:p>
          </table:table-cell>
          <table:table-cell office:value-type="float" office:value="30" calcext:value-type="float">
            <text:p>30</text:p>
          </table:table-cell>
          <table:table-cell table:formula="of:=IFERROR(([.AA76]/[.I76])*100; &quot;&quot;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E76]/[.I76])*100; &quot;&quot;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IFERROR(([.BI76]/[.I76])*100; &quot;&quot;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76]/[.I7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4" calcext:value-type="float">
            <text:p>94</text:p>
          </table:table-cell>
          <table:table-cell table:formula="of:=IFERROR(([.CE76]/[.I76])*100; &quot;&quot;)" office:value-type="float" office:value="62.6666666666667" calcext:value-type="float">
            <text:p>62,6666666666667</text:p>
          </table:table-cell>
          <table:table-cell office:value-type="float" office:value="7" calcext:value-type="float">
            <text:p>7</text:p>
          </table:table-cell>
          <table:table-cell table:formula="of:=IFERROR(([.CG76]/[.I76])*100; &quot;&quot;)" office:value-type="float" office:value="4.66666666666667" calcext:value-type="float">
            <text:p>4,66666666666667</text:p>
          </table:table-cell>
          <table:table-cell office:value-type="float" office:value="2" calcext:value-type="float">
            <text:p>2</text:p>
          </table:table-cell>
          <table:table-cell table:formula="of:=IFERROR(([.CI76]/[.I76])*100; &quot;&quot;)" office:value-type="float" office:value="1.33333333333333" calcext:value-type="float">
            <text:p>1,33333333333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Q76]/[.I76])*100; &quot;&quot;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76]/[.I7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76]/[.I7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76]/[.I7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101.06.33</text:p>
          </table:table-cell>
          <table:table-cell office:value-type="float" office:value="219" calcext:value-type="float">
            <text:p>219</text:p>
          </table:table-cell>
          <table:table-cell table:formula="of:=IF([.C77]-[.X77] = 0 ;&quot;&quot;; [.C77]-[.X77])"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formula="of:=IFERROR(([.E77]/[.D77])*100; &quot;&quot;)" office:value-type="float" office:value="5.05050505050505" calcext:value-type="float">
            <text:p>5,05050505050505</text:p>
          </table:table-cell>
          <table:table-cell office:value-type="float" office:value="3" calcext:value-type="float">
            <text:p>3</text:p>
          </table:table-cell>
          <table:table-cell table:formula="of:=IFERROR(([.G77]/[.D77])*100; &quot;&quot;)" office:value-type="float" office:value="1.51515151515152" calcext:value-type="float">
            <text:p>1,51515151515152</text:p>
          </table:table-cell>
          <table:table-cell office:value-type="float" office:value="150" calcext:value-type="float">
            <text:p>150</text:p>
          </table:table-cell>
          <table:table-cell table:formula="of:=IFERROR(([.I77]/[.D77])*100; &quot;&quot;)" office:value-type="float" office:value="75.7575757575758" calcext:value-type="float">
            <text:p>75,7575757575758</text:p>
          </table:table-cell>
          <table:table-cell office:value-type="float" office:value="48" calcext:value-type="float">
            <text:p>48</text:p>
          </table:table-cell>
          <table:table-cell table:formula="of:=IFERROR(([.K77]/[.D77])*100; &quot;&quot;)" office:value-type="float" office:value="24.2424242424242" calcext:value-type="float">
            <text:p>24,2424242424242</text:p>
          </table:table-cell>
          <table:table-cell office:value-type="float" office:value="15" calcext:value-type="float">
            <text:p>15</text:p>
          </table:table-cell>
          <table:table-cell table:formula="of:=IFERROR(([.M77]/[.K77])*100; &quot;&quot;)" office:value-type="float" office:value="31.25" calcext:value-type="float">
            <text:p>31,25</text:p>
          </table:table-cell>
          <table:table-cell office:value-type="float" office:value="9" calcext:value-type="float">
            <text:p>9</text:p>
          </table:table-cell>
          <table:table-cell table:formula="of:=IFERROR(([.O77]/[.K77])*100; &quot;&quot;)" office:value-type="float" office:value="18.75" calcext:value-type="float">
            <text:p>18,75</text:p>
          </table:table-cell>
          <table:table-cell table:formula="of:=IF([.E77] = &quot;&quot; ;&quot;&quot;; [.E77]-[.O77])" office:value-type="float" office:value="1" calcext:value-type="float">
            <text:p>1</text:p>
          </table:table-cell>
          <table:table-cell table:formula="of:=IFERROR(([.Q77]/[.I77])*100; &quot;&quot;)" office:value-type="float" office:value="0.666666666666667" calcext:value-type="float">
            <text:p>0,666666666666667</text:p>
          </table:table-cell>
          <table:table-cell office:value-type="float" office:value="3" calcext:value-type="float">
            <text:p>3</text:p>
          </table:table-cell>
          <table:table-cell table:formula="of:=IFERROR(([.S77]/[.K77])*100; &quot;&quot;)" office:value-type="float" office:value="6.25" calcext:value-type="float">
            <text:p>6,25</text:p>
          </table:table-cell>
          <table:table-cell table:formula="of:=IF([.G77] = &quot;&quot; ;&quot;&quot;; [.G77]-[.S77])" office:value-type="float" office:value="0" calcext:value-type="float">
            <text:p>0</text:p>
          </table:table-cell>
          <table:table-cell table:formula="of:=IFERROR(([.U77]/[.I77])*100; &quot;&quot;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IFERROR(([.Y77]/[.I77])*100; &quot;&quot;)" office:value-type="float" office:value="1.33333333333333" calcext:value-type="float">
            <text:p>1,33333333333333</text:p>
          </table:table-cell>
          <table:table-cell office:value-type="float" office:value="30" calcext:value-type="float">
            <text:p>30</text:p>
          </table:table-cell>
          <table:table-cell table:formula="of:=IFERROR(([.AA77]/[.I77])*100; &quot;&quot;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E77]/[.I77])*100; &quot;&quot;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IFERROR(([.BI77]/[.I77])*100; &quot;&quot;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77]/[.I7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4" calcext:value-type="float">
            <text:p>94</text:p>
          </table:table-cell>
          <table:table-cell table:formula="of:=IFERROR(([.CE77]/[.I77])*100; &quot;&quot;)" office:value-type="float" office:value="62.6666666666667" calcext:value-type="float">
            <text:p>62,6666666666667</text:p>
          </table:table-cell>
          <table:table-cell office:value-type="float" office:value="7" calcext:value-type="float">
            <text:p>7</text:p>
          </table:table-cell>
          <table:table-cell table:formula="of:=IFERROR(([.CG77]/[.I77])*100; &quot;&quot;)" office:value-type="float" office:value="4.66666666666667" calcext:value-type="float">
            <text:p>4,66666666666667</text:p>
          </table:table-cell>
          <table:table-cell office:value-type="float" office:value="2" calcext:value-type="float">
            <text:p>2</text:p>
          </table:table-cell>
          <table:table-cell table:formula="of:=IFERROR(([.CI77]/[.I77])*100; &quot;&quot;)" office:value-type="float" office:value="1.33333333333333" calcext:value-type="float">
            <text:p>1,33333333333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Q77]/[.I77])*100; &quot;&quot;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77]/[.I7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77]/[.I7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77]/[.I7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101.06.30</text:p>
          </table:table-cell>
          <table:table-cell office:value-type="float" office:value="219" calcext:value-type="float">
            <text:p>219</text:p>
          </table:table-cell>
          <table:table-cell table:formula="of:=IF([.C78]-[.X78] = 0 ;&quot;&quot;; [.C78]-[.X78])"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formula="of:=IFERROR(([.E78]/[.D78])*100; &quot;&quot;)" office:value-type="float" office:value="5.05050505050505" calcext:value-type="float">
            <text:p>5,05050505050505</text:p>
          </table:table-cell>
          <table:table-cell office:value-type="float" office:value="3" calcext:value-type="float">
            <text:p>3</text:p>
          </table:table-cell>
          <table:table-cell table:formula="of:=IFERROR(([.G78]/[.D78])*100; &quot;&quot;)" office:value-type="float" office:value="1.51515151515152" calcext:value-type="float">
            <text:p>1,51515151515152</text:p>
          </table:table-cell>
          <table:table-cell office:value-type="float" office:value="150" calcext:value-type="float">
            <text:p>150</text:p>
          </table:table-cell>
          <table:table-cell table:formula="of:=IFERROR(([.I78]/[.D78])*100; &quot;&quot;)" office:value-type="float" office:value="75.7575757575758" calcext:value-type="float">
            <text:p>75,7575757575758</text:p>
          </table:table-cell>
          <table:table-cell office:value-type="float" office:value="48" calcext:value-type="float">
            <text:p>48</text:p>
          </table:table-cell>
          <table:table-cell table:formula="of:=IFERROR(([.K78]/[.D78])*100; &quot;&quot;)" office:value-type="float" office:value="24.2424242424242" calcext:value-type="float">
            <text:p>24,2424242424242</text:p>
          </table:table-cell>
          <table:table-cell office:value-type="float" office:value="15" calcext:value-type="float">
            <text:p>15</text:p>
          </table:table-cell>
          <table:table-cell table:formula="of:=IFERROR(([.M78]/[.K78])*100; &quot;&quot;)" office:value-type="float" office:value="31.25" calcext:value-type="float">
            <text:p>31,25</text:p>
          </table:table-cell>
          <table:table-cell office:value-type="float" office:value="9" calcext:value-type="float">
            <text:p>9</text:p>
          </table:table-cell>
          <table:table-cell table:formula="of:=IFERROR(([.O78]/[.K78])*100; &quot;&quot;)" office:value-type="float" office:value="18.75" calcext:value-type="float">
            <text:p>18,75</text:p>
          </table:table-cell>
          <table:table-cell table:formula="of:=IF([.E78] = &quot;&quot; ;&quot;&quot;; [.E78]-[.O78])" office:value-type="float" office:value="1" calcext:value-type="float">
            <text:p>1</text:p>
          </table:table-cell>
          <table:table-cell table:formula="of:=IFERROR(([.Q78]/[.I78])*100; &quot;&quot;)" office:value-type="float" office:value="0.666666666666667" calcext:value-type="float">
            <text:p>0,666666666666667</text:p>
          </table:table-cell>
          <table:table-cell office:value-type="float" office:value="3" calcext:value-type="float">
            <text:p>3</text:p>
          </table:table-cell>
          <table:table-cell table:formula="of:=IFERROR(([.S78]/[.K78])*100; &quot;&quot;)" office:value-type="float" office:value="6.25" calcext:value-type="float">
            <text:p>6,25</text:p>
          </table:table-cell>
          <table:table-cell table:formula="of:=IF([.G78] = &quot;&quot; ;&quot;&quot;; [.G78]-[.S78])" office:value-type="float" office:value="0" calcext:value-type="float">
            <text:p>0</text:p>
          </table:table-cell>
          <table:table-cell table:formula="of:=IFERROR(([.U78]/[.I78])*100; &quot;&quot;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IFERROR(([.Y78]/[.I78])*100; &quot;&quot;)" office:value-type="float" office:value="1.33333333333333" calcext:value-type="float">
            <text:p>1,33333333333333</text:p>
          </table:table-cell>
          <table:table-cell office:value-type="float" office:value="30" calcext:value-type="float">
            <text:p>30</text:p>
          </table:table-cell>
          <table:table-cell table:formula="of:=IFERROR(([.AA78]/[.I78])*100; &quot;&quot;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E78]/[.I78])*100; &quot;&quot;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IFERROR(([.BI78]/[.I78])*100; &quot;&quot;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78]/[.I7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4" calcext:value-type="float">
            <text:p>94</text:p>
          </table:table-cell>
          <table:table-cell table:formula="of:=IFERROR(([.CE78]/[.I78])*100; &quot;&quot;)" office:value-type="float" office:value="62.6666666666667" calcext:value-type="float">
            <text:p>62,6666666666667</text:p>
          </table:table-cell>
          <table:table-cell office:value-type="float" office:value="7" calcext:value-type="float">
            <text:p>7</text:p>
          </table:table-cell>
          <table:table-cell table:formula="of:=IFERROR(([.CG78]/[.I78])*100; &quot;&quot;)" office:value-type="float" office:value="4.66666666666667" calcext:value-type="float">
            <text:p>4,66666666666667</text:p>
          </table:table-cell>
          <table:table-cell office:value-type="float" office:value="2" calcext:value-type="float">
            <text:p>2</text:p>
          </table:table-cell>
          <table:table-cell table:formula="of:=IFERROR(([.CI78]/[.I78])*100; &quot;&quot;)" office:value-type="float" office:value="1.33333333333333" calcext:value-type="float">
            <text:p>1,33333333333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Q78]/[.I78])*100; &quot;&quot;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78]/[.I7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78]/[.I7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78]/[.I7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79]-[.X79] = 0 ;&quot;&quot;; [.C79]-[.X79])">
            <text:p/>
          </table:table-cell>
          <table:table-cell table:style-name="ce1"/>
          <table:table-cell table:formula="of:=IFERROR(([.E79]/[.D79])*100; &quot;&quot;)">
            <text:p/>
          </table:table-cell>
          <table:table-cell table:style-name="ce1"/>
          <table:table-cell table:formula="of:=IFERROR(([.G79]/[.D79])*100; &quot;&quot;)">
            <text:p/>
          </table:table-cell>
          <table:table-cell table:style-name="ce1"/>
          <table:table-cell table:formula="of:=IFERROR(([.I79]/[.D79])*100; &quot;&quot;)">
            <text:p/>
          </table:table-cell>
          <table:table-cell table:style-name="ce1"/>
          <table:table-cell table:formula="of:=IFERROR(([.K79]/[.D79])*100; &quot;&quot;)">
            <text:p/>
          </table:table-cell>
          <table:table-cell table:style-name="ce1"/>
          <table:table-cell table:formula="of:=IFERROR(([.M79]/[.K79])*100; &quot;&quot;)">
            <text:p/>
          </table:table-cell>
          <table:table-cell/>
          <table:table-cell table:formula="of:=IFERROR(([.O79]/[.K79])*100; &quot;&quot;)">
            <text:p/>
          </table:table-cell>
          <table:table-cell table:formula="of:=IF([.E79] = &quot;&quot; ;&quot;&quot;; [.E79]-[.O79])">
            <text:p/>
          </table:table-cell>
          <table:table-cell table:formula="of:=IFERROR(([.Q79]/[.I79])*100; &quot;&quot;)">
            <text:p/>
          </table:table-cell>
          <table:table-cell/>
          <table:table-cell table:formula="of:=IFERROR(([.S79]/[.K79])*100; &quot;&quot;)">
            <text:p/>
          </table:table-cell>
          <table:table-cell table:formula="of:=IF([.G79] = &quot;&quot; ;&quot;&quot;; [.G79]-[.S79])">
            <text:p/>
          </table:table-cell>
          <table:table-cell table:formula="of:=IFERROR(([.U79]/[.I79])*100; &quot;&quot;)">
            <text:p/>
          </table:table-cell>
          <table:table-cell table:style-name="ce1" table:number-columns-repeated="3"/>
          <table:table-cell table:formula="of:=IFERROR(([.Y79]/[.I79])*100; &quot;&quot;)">
            <text:p/>
          </table:table-cell>
          <table:table-cell table:style-name="ce1"/>
          <table:table-cell table:formula="of:=IFERROR(([.AA79]/[.I79])*100; &quot;&quot;)">
            <text:p/>
          </table:table-cell>
          <table:table-cell table:style-name="ce1"/>
          <table:table-cell/>
          <table:table-cell table:style-name="ce1"/>
          <table:table-cell table:formula="of:=IFERROR(([.AE79]/[.I7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79]/[.I79])*100; &quot;&quot;)">
            <text:p/>
          </table:table-cell>
          <table:table-cell table:style-name="ce1"/>
          <table:table-cell/>
          <table:table-cell table:style-name="ce1"/>
          <table:table-cell table:formula="of:=IFERROR(([.BM79]/[.I7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79]/[.I79])*100; &quot;&quot;)">
            <text:p/>
          </table:table-cell>
          <table:table-cell table:style-name="ce1"/>
          <table:table-cell table:formula="of:=IFERROR(([.CG79]/[.I79])*100; &quot;&quot;)">
            <text:p/>
          </table:table-cell>
          <table:table-cell table:style-name="ce1"/>
          <table:table-cell table:formula="of:=IFERROR(([.CI79]/[.I7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79]/[.I79])*100; &quot;&quot;)">
            <text:p/>
          </table:table-cell>
          <table:table-cell table:style-name="ce1"/>
          <table:table-cell/>
          <table:table-cell table:style-name="ce1"/>
          <table:table-cell table:formula="of:=IFERROR(([.CU79]/[.I79])*100; &quot;&quot;)">
            <text:p/>
          </table:table-cell>
          <table:table-cell table:style-name="ce1"/>
          <table:table-cell/>
          <table:table-cell table:style-name="ce1"/>
          <table:table-cell table:formula="of:=IFERROR(([.CY79]/[.I79])*100; &quot;&quot;)">
            <text:p/>
          </table:table-cell>
          <table:table-cell table:style-name="ce1"/>
          <table:table-cell/>
          <table:table-cell table:style-name="ce1"/>
          <table:table-cell table:formula="of:=IFERROR(([.DC79]/[.I79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Wan 4020</text:p>
          </table:table-cell>
          <table:table-cell office:value-type="string" calcext:value-type="string">
            <text:p>147.07.01</text:p>
          </table:table-cell>
          <table:table-cell office:value-type="float" office:value="326" calcext:value-type="float">
            <text:p>326</text:p>
          </table:table-cell>
          <table:table-cell table:formula="of:=IF([.C80]-[.X80] = 0 ;&quot;&quot;; [.C80]-[.X80])"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table:formula="of:=IFERROR(([.E80]/[.D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80]/[.D80])*100; &quot;&quot;)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table:formula="of:=IFERROR(([.I80]/[.D80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K80]/[.D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M80]/[.K80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O80]/[.K80])*100; &quot;&quot;)">
            <text:p/>
          </table:table-cell>
          <table:table-cell table:formula="of:=IF([.E80] = &quot;&quot; ;&quot;&quot;; [.E80]-[.O80])" office:value-type="float" office:value="0" calcext:value-type="float">
            <text:p>0</text:p>
          </table:table-cell>
          <table:table-cell table:formula="of:=IFERROR(([.Q80]/[.I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80]/[.K80])*100; &quot;&quot;)">
            <text:p/>
          </table:table-cell>
          <table:table-cell table:formula="of:=IF([.G80] = &quot;&quot; ;&quot;&quot;; [.G80]-[.S80])" office:value-type="float" office:value="0" calcext:value-type="float">
            <text:p>0</text:p>
          </table:table-cell>
          <table:table-cell table:formula="of:=IFERROR(([.U80]/[.I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IFERROR(([.Y80]/[.I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A80]/[.I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E80]/[.I80])*100; &quot;&quot;)" office:value-type="float" office:value="1.8796992481203" calcext:value-type="float">
            <text:p>1,87969924812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1" calcext:value-type="float">
            <text:p>261</text:p>
          </table:table-cell>
          <table:table-cell table:formula="of:=IFERROR(([.BI80]/[.I80])*100; &quot;&quot;)" office:value-type="float" office:value="98.1203007518797" calcext:value-type="float">
            <text:p>98,12030075187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80]/[.I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80]/[.I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80]/[.I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80]/[.I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80]/[.I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80]/[.I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80]/[.I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80]/[.I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81]-[.X81] = 0 ;&quot;&quot;; [.C81]-[.X81])">
            <text:p/>
          </table:table-cell>
          <table:table-cell table:style-name="ce1"/>
          <table:table-cell table:formula="of:=IFERROR(([.E81]/[.D81])*100; &quot;&quot;)">
            <text:p/>
          </table:table-cell>
          <table:table-cell table:style-name="ce1"/>
          <table:table-cell table:formula="of:=IFERROR(([.G81]/[.D81])*100; &quot;&quot;)">
            <text:p/>
          </table:table-cell>
          <table:table-cell table:style-name="ce1"/>
          <table:table-cell table:formula="of:=IFERROR(([.I81]/[.D81])*100; &quot;&quot;)">
            <text:p/>
          </table:table-cell>
          <table:table-cell table:style-name="ce1"/>
          <table:table-cell table:formula="of:=IFERROR(([.K81]/[.D81])*100; &quot;&quot;)">
            <text:p/>
          </table:table-cell>
          <table:table-cell table:style-name="ce1"/>
          <table:table-cell table:formula="of:=IFERROR(([.M81]/[.K81])*100; &quot;&quot;)">
            <text:p/>
          </table:table-cell>
          <table:table-cell/>
          <table:table-cell table:formula="of:=IFERROR(([.O81]/[.K81])*100; &quot;&quot;)">
            <text:p/>
          </table:table-cell>
          <table:table-cell table:formula="of:=IF([.E81] = &quot;&quot; ;&quot;&quot;; [.E81]-[.O81])">
            <text:p/>
          </table:table-cell>
          <table:table-cell table:formula="of:=IFERROR(([.Q81]/[.I81])*100; &quot;&quot;)">
            <text:p/>
          </table:table-cell>
          <table:table-cell/>
          <table:table-cell table:formula="of:=IFERROR(([.S81]/[.K81])*100; &quot;&quot;)">
            <text:p/>
          </table:table-cell>
          <table:table-cell table:formula="of:=IF([.G81] = &quot;&quot; ;&quot;&quot;; [.G81]-[.S81])">
            <text:p/>
          </table:table-cell>
          <table:table-cell table:formula="of:=IFERROR(([.U81]/[.I81])*100; &quot;&quot;)">
            <text:p/>
          </table:table-cell>
          <table:table-cell table:style-name="ce1" table:number-columns-repeated="3"/>
          <table:table-cell table:formula="of:=IFERROR(([.Y81]/[.I81])*100; &quot;&quot;)">
            <text:p/>
          </table:table-cell>
          <table:table-cell table:style-name="ce1"/>
          <table:table-cell table:formula="of:=IFERROR(([.AA81]/[.I81])*100; &quot;&quot;)">
            <text:p/>
          </table:table-cell>
          <table:table-cell table:style-name="ce1"/>
          <table:table-cell/>
          <table:table-cell table:style-name="ce1"/>
          <table:table-cell table:formula="of:=IFERROR(([.AE81]/[.I8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81]/[.I81])*100; &quot;&quot;)">
            <text:p/>
          </table:table-cell>
          <table:table-cell table:style-name="ce1"/>
          <table:table-cell/>
          <table:table-cell table:style-name="ce1"/>
          <table:table-cell table:formula="of:=IFERROR(([.BM81]/[.I8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81]/[.I81])*100; &quot;&quot;)">
            <text:p/>
          </table:table-cell>
          <table:table-cell table:style-name="ce1"/>
          <table:table-cell table:formula="of:=IFERROR(([.CG81]/[.I81])*100; &quot;&quot;)">
            <text:p/>
          </table:table-cell>
          <table:table-cell table:style-name="ce1"/>
          <table:table-cell table:formula="of:=IFERROR(([.CI81]/[.I8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81]/[.I81])*100; &quot;&quot;)">
            <text:p/>
          </table:table-cell>
          <table:table-cell table:style-name="ce1"/>
          <table:table-cell/>
          <table:table-cell table:style-name="ce1"/>
          <table:table-cell table:formula="of:=IFERROR(([.CU81]/[.I81])*100; &quot;&quot;)">
            <text:p/>
          </table:table-cell>
          <table:table-cell table:style-name="ce1"/>
          <table:table-cell/>
          <table:table-cell table:style-name="ce1"/>
          <table:table-cell table:formula="of:=IFERROR(([.CY81]/[.I81])*100; &quot;&quot;)">
            <text:p/>
          </table:table-cell>
          <table:table-cell table:style-name="ce1"/>
          <table:table-cell/>
          <table:table-cell table:style-name="ce1"/>
          <table:table-cell table:formula="of:=IFERROR(([.DC81]/[.I81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on ata</text:p>
          </table:table-cell>
          <table:table-cell office:value-type="string" calcext:value-type="string">
            <text:p>11.04.01</text:p>
          </table:table-cell>
          <table:table-cell office:value-type="float" office:value="107" calcext:value-type="float">
            <text:p>107</text:p>
          </table:table-cell>
          <table:table-cell table:formula="of:=IF([.C82]-[.X82] = 0 ;&quot;&quot;; [.C82]-[.X82])"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table:formula="of:=IFERROR(([.E82]/[.D82])*100; &quot;&quot;)" office:value-type="float" office:value="67.3684210526316" calcext:value-type="float">
            <text:p>67,3684210526316</text:p>
          </table:table-cell>
          <table:table-cell office:value-type="float" office:value="55" calcext:value-type="float">
            <text:p>55</text:p>
          </table:table-cell>
          <table:table-cell table:formula="of:=IFERROR(([.G82]/[.D82])*100; &quot;&quot;)" office:value-type="float" office:value="57.8947368421053" calcext:value-type="float">
            <text:p>57,8947368421053</text:p>
          </table:table-cell>
          <table:table-cell office:value-type="float" office:value="16" calcext:value-type="float">
            <text:p>16</text:p>
          </table:table-cell>
          <table:table-cell table:formula="of:=IFERROR(([.I82]/[.D82])*100; &quot;&quot;)" office:value-type="float" office:value="16.8421052631579" calcext:value-type="float">
            <text:p>16,8421052631579</text:p>
          </table:table-cell>
          <table:table-cell office:value-type="float" office:value="79" calcext:value-type="float">
            <text:p>79</text:p>
          </table:table-cell>
          <table:table-cell table:formula="of:=IFERROR(([.K82]/[.D82])*100; &quot;&quot;)" office:value-type="float" office:value="83.1578947368421" calcext:value-type="float">
            <text:p>83,1578947368421</text:p>
          </table:table-cell>
          <table:table-cell office:value-type="float" office:value="13" calcext:value-type="float">
            <text:p>13</text:p>
          </table:table-cell>
          <table:table-cell table:formula="of:=IFERROR(([.M82]/[.K82])*100; &quot;&quot;)" office:value-type="float" office:value="16.4556962025316" calcext:value-type="float">
            <text:p>16,4556962025316</text:p>
          </table:table-cell>
          <table:table-cell office:value-type="float" office:value="55" calcext:value-type="float">
            <text:p>55</text:p>
          </table:table-cell>
          <table:table-cell table:formula="of:=IFERROR(([.O82]/[.K82])*100; &quot;&quot;)" office:value-type="float" office:value="69.620253164557" calcext:value-type="float">
            <text:p>69,620253164557</text:p>
          </table:table-cell>
          <table:table-cell table:formula="of:=IF([.E82] = &quot;&quot; ;&quot;&quot;; [.E82]-[.O82])" office:value-type="float" office:value="9" calcext:value-type="float">
            <text:p>9</text:p>
          </table:table-cell>
          <table:table-cell table:formula="of:=IFERROR(([.Q82]/[.I82])*100; &quot;&quot;)" office:value-type="float" office:value="56.25" calcext:value-type="float">
            <text:p>56,25</text:p>
          </table:table-cell>
          <table:table-cell office:value-type="float" office:value="54" calcext:value-type="float">
            <text:p>54</text:p>
          </table:table-cell>
          <table:table-cell table:formula="of:=IFERROR(([.S82]/[.K82])*100; &quot;&quot;)" office:value-type="float" office:value="68.3544303797468" calcext:value-type="float">
            <text:p>68,3544303797468</text:p>
          </table:table-cell>
          <table:table-cell table:formula="of:=IF([.G82] = &quot;&quot; ;&quot;&quot;; [.G82]-[.S82])" office:value-type="float" office:value="1" calcext:value-type="float">
            <text:p>1</text:p>
          </table:table-cell>
          <table:table-cell table:formula="of:=IFERROR(([.U82]/[.I82])*100; &quot;&quot;)" office:value-type="float" office:value="6.25" calcext:value-type="float">
            <text:p>6,25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IFERROR(([.Y82]/[.I82])*100; &quot;&quot;)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IFERROR(([.AA82]/[.I8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E82]/[.I8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82]/[.I8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82]/[.I8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E82]/[.I82])*100; &quot;&quot;)" office:value-type="float" office:value="6.25" calcext:value-type="float">
            <text:p>6,25</text:p>
          </table:table-cell>
          <table:table-cell office:value-type="float" office:value="3" calcext:value-type="float">
            <text:p>3</text:p>
          </table:table-cell>
          <table:table-cell table:formula="of:=IFERROR(([.CG82]/[.I82])*100; &quot;&quot;)" office:value-type="float" office:value="18.75" calcext:value-type="float">
            <text:p>18,75</text:p>
          </table:table-cell>
          <table:table-cell office:value-type="float" office:value="0" calcext:value-type="float">
            <text:p>0</text:p>
          </table:table-cell>
          <table:table-cell table:formula="of:=IFERROR(([.CI82]/[.I8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82]/[.I8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82]/[.I8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82]/[.I8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82]/[.I8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83]-[.X83] = 0 ;&quot;&quot;; [.C83]-[.X83])">
            <text:p/>
          </table:table-cell>
          <table:table-cell table:style-name="ce1"/>
          <table:table-cell table:formula="of:=IFERROR(([.E83]/[.D83])*100; &quot;&quot;)">
            <text:p/>
          </table:table-cell>
          <table:table-cell table:style-name="ce1"/>
          <table:table-cell table:formula="of:=IFERROR(([.G83]/[.D83])*100; &quot;&quot;)">
            <text:p/>
          </table:table-cell>
          <table:table-cell table:style-name="ce1"/>
          <table:table-cell table:formula="of:=IFERROR(([.I83]/[.D83])*100; &quot;&quot;)">
            <text:p/>
          </table:table-cell>
          <table:table-cell table:style-name="ce1"/>
          <table:table-cell table:formula="of:=IFERROR(([.K83]/[.D83])*100; &quot;&quot;)">
            <text:p/>
          </table:table-cell>
          <table:table-cell table:style-name="ce1"/>
          <table:table-cell table:formula="of:=IFERROR(([.M83]/[.K83])*100; &quot;&quot;)">
            <text:p/>
          </table:table-cell>
          <table:table-cell/>
          <table:table-cell table:formula="of:=IFERROR(([.O83]/[.K83])*100; &quot;&quot;)">
            <text:p/>
          </table:table-cell>
          <table:table-cell table:formula="of:=IF([.E83] = &quot;&quot; ;&quot;&quot;; [.E83]-[.O83])">
            <text:p/>
          </table:table-cell>
          <table:table-cell table:formula="of:=IFERROR(([.Q83]/[.I83])*100; &quot;&quot;)">
            <text:p/>
          </table:table-cell>
          <table:table-cell/>
          <table:table-cell table:formula="of:=IFERROR(([.S83]/[.K83])*100; &quot;&quot;)">
            <text:p/>
          </table:table-cell>
          <table:table-cell table:formula="of:=IF([.G83] = &quot;&quot; ;&quot;&quot;; [.G83]-[.S83])">
            <text:p/>
          </table:table-cell>
          <table:table-cell table:formula="of:=IFERROR(([.U83]/[.I83])*100; &quot;&quot;)">
            <text:p/>
          </table:table-cell>
          <table:table-cell table:style-name="ce1" table:number-columns-repeated="3"/>
          <table:table-cell table:formula="of:=IFERROR(([.Y83]/[.I83])*100; &quot;&quot;)">
            <text:p/>
          </table:table-cell>
          <table:table-cell table:style-name="ce1"/>
          <table:table-cell table:formula="of:=IFERROR(([.AA83]/[.I83])*100; &quot;&quot;)">
            <text:p/>
          </table:table-cell>
          <table:table-cell table:style-name="ce1"/>
          <table:table-cell/>
          <table:table-cell table:style-name="ce1"/>
          <table:table-cell table:formula="of:=IFERROR(([.AE83]/[.I8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83]/[.I83])*100; &quot;&quot;)">
            <text:p/>
          </table:table-cell>
          <table:table-cell table:style-name="ce1"/>
          <table:table-cell/>
          <table:table-cell table:style-name="ce1"/>
          <table:table-cell table:formula="of:=IFERROR(([.BM83]/[.I8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83]/[.I83])*100; &quot;&quot;)">
            <text:p/>
          </table:table-cell>
          <table:table-cell table:style-name="ce1"/>
          <table:table-cell table:formula="of:=IFERROR(([.CG83]/[.I83])*100; &quot;&quot;)">
            <text:p/>
          </table:table-cell>
          <table:table-cell table:style-name="ce1"/>
          <table:table-cell table:formula="of:=IFERROR(([.CI83]/[.I8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83]/[.I83])*100; &quot;&quot;)">
            <text:p/>
          </table:table-cell>
          <table:table-cell table:style-name="ce1"/>
          <table:table-cell/>
          <table:table-cell table:style-name="ce1"/>
          <table:table-cell table:formula="of:=IFERROR(([.CU83]/[.I83])*100; &quot;&quot;)">
            <text:p/>
          </table:table-cell>
          <table:table-cell table:style-name="ce1"/>
          <table:table-cell/>
          <table:table-cell table:style-name="ce1"/>
          <table:table-cell table:formula="of:=IFERROR(([.CY83]/[.I83])*100; &quot;&quot;)">
            <text:p/>
          </table:table-cell>
          <table:table-cell table:style-name="ce1"/>
          <table:table-cell/>
          <table:table-cell table:style-name="ce1"/>
          <table:table-cell table:formula="of:=IFERROR(([.DC83]/[.I83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Wan 4040</text:p>
          </table:table-cell>
          <table:table-cell office:value-type="string" calcext:value-type="string">
            <text:p>40.07.27</text:p>
          </table:table-cell>
          <table:table-cell office:value-type="float" office:value="363" calcext:value-type="float">
            <text:p>363</text:p>
          </table:table-cell>
          <table:table-cell table:formula="of:=IF([.C84]-[.X84] = 0 ;&quot;&quot;; [.C84]-[.X84])" office:value-type="float" office:value="298" calcext:value-type="float">
            <text:p>298</text:p>
          </table:table-cell>
          <table:table-cell office:value-type="float" office:value="111" calcext:value-type="float">
            <text:p>111</text:p>
          </table:table-cell>
          <table:table-cell table:formula="of:=IFERROR(([.E84]/[.D84])*100; &quot;&quot;)" office:value-type="float" office:value="37.248322147651" calcext:value-type="float">
            <text:p>37,248322147651</text:p>
          </table:table-cell>
          <table:table-cell office:value-type="float" office:value="98" calcext:value-type="float">
            <text:p>98</text:p>
          </table:table-cell>
          <table:table-cell table:formula="of:=IFERROR(([.G84]/[.D84])*100; &quot;&quot;)" office:value-type="float" office:value="32.8859060402685" calcext:value-type="float">
            <text:p>32,8859060402685</text:p>
          </table:table-cell>
          <table:table-cell office:value-type="float" office:value="122" calcext:value-type="float">
            <text:p>122</text:p>
          </table:table-cell>
          <table:table-cell table:formula="of:=IFERROR(([.I84]/[.D84])*100; &quot;&quot;)" office:value-type="float" office:value="40.9395973154363" calcext:value-type="float">
            <text:p>40,9395973154363</text:p>
          </table:table-cell>
          <table:table-cell office:value-type="float" office:value="176" calcext:value-type="float">
            <text:p>176</text:p>
          </table:table-cell>
          <table:table-cell table:formula="of:=IFERROR(([.K84]/[.D84])*100; &quot;&quot;)" office:value-type="float" office:value="59.0604026845638" calcext:value-type="float">
            <text:p>59,0604026845638</text:p>
          </table:table-cell>
          <table:table-cell office:value-type="float" office:value="20" calcext:value-type="float">
            <text:p>20</text:p>
          </table:table-cell>
          <table:table-cell table:formula="of:=IFERROR(([.M84]/[.K84])*100; &quot;&quot;)" office:value-type="float" office:value="11.3636363636364" calcext:value-type="float">
            <text:p>11,3636363636364</text:p>
          </table:table-cell>
          <table:table-cell office:value-type="float" office:value="104" calcext:value-type="float">
            <text:p>104</text:p>
          </table:table-cell>
          <table:table-cell table:formula="of:=IFERROR(([.O84]/[.K84])*100; &quot;&quot;)" office:value-type="float" office:value="59.0909090909091" calcext:value-type="float">
            <text:p>59,0909090909091</text:p>
          </table:table-cell>
          <table:table-cell table:formula="of:=IF([.E84] = &quot;&quot; ;&quot;&quot;; [.E84]-[.O84])" office:value-type="float" office:value="7" calcext:value-type="float">
            <text:p>7</text:p>
          </table:table-cell>
          <table:table-cell table:formula="of:=IFERROR(([.Q84]/[.I84])*100; &quot;&quot;)" office:value-type="float" office:value="5.73770491803279" calcext:value-type="float">
            <text:p>5,73770491803279</text:p>
          </table:table-cell>
          <table:table-cell office:value-type="float" office:value="95" calcext:value-type="float">
            <text:p>95</text:p>
          </table:table-cell>
          <table:table-cell table:formula="of:=IFERROR(([.S84]/[.K84])*100; &quot;&quot;)" office:value-type="float" office:value="53.9772727272727" calcext:value-type="float">
            <text:p>53,9772727272727</text:p>
          </table:table-cell>
          <table:table-cell table:formula="of:=IF([.G84] = &quot;&quot; ;&quot;&quot;; [.G84]-[.S84])" office:value-type="float" office:value="3" calcext:value-type="float">
            <text:p>3</text:p>
          </table:table-cell>
          <table:table-cell table:formula="of:=IFERROR(([.U84]/[.I84])*100; &quot;&quot;)" office:value-type="float" office:value="2.45901639344262" calcext:value-type="float">
            <text:p>2,45901639344262</text:p>
          </table:table-cell>
          <table:table-cell office:value-type="float" office:value="109" calcext:value-type="float">
            <text:p>109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table:formula="of:=IFERROR(([.Y84]/[.I84])*100; &quot;&quot;)" office:value-type="float" office:value="17.2131147540984" calcext:value-type="float">
            <text:p>17,2131147540984</text:p>
          </table:table-cell>
          <table:table-cell office:value-type="float" office:value="2" calcext:value-type="float">
            <text:p>2</text:p>
          </table:table-cell>
          <table:table-cell table:formula="of:=IFERROR(([.AA84]/[.I84])*100; &quot;&quot;)" office:value-type="float" office:value="1.63934426229508" calcext:value-type="float">
            <text:p>1,639344262295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E84]/[.I84])*100; &quot;&quot;)" office:value-type="float" office:value="2.45901639344262" calcext:value-type="float">
            <text:p>2,459016393442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84]/[.I8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84]/[.I8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IFERROR(([.CE84]/[.I84])*100; &quot;&quot;)" office:value-type="float" office:value="25.4098360655738" calcext:value-type="float">
            <text:p>25,4098360655738</text:p>
          </table:table-cell>
          <table:table-cell office:value-type="float" office:value="0" calcext:value-type="float">
            <text:p>0</text:p>
          </table:table-cell>
          <table:table-cell table:formula="of:=IFERROR(([.CG84]/[.I84])*100; &quot;&quot;)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IFERROR(([.CI84]/[.I84])*100; &quot;&quot;)" office:value-type="float" office:value="53.2786885245902" calcext:value-type="float">
            <text:p>53,27868852459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84]/[.I8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84]/[.I8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84]/[.I8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84]/[.I8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40.07.28</text:p>
          </table:table-cell>
          <table:table-cell office:value-type="float" office:value="363" calcext:value-type="float">
            <text:p>363</text:p>
          </table:table-cell>
          <table:table-cell table:formula="of:=IF([.C85]-[.X85] = 0 ;&quot;&quot;; [.C85]-[.X85])" office:value-type="float" office:value="298" calcext:value-type="float">
            <text:p>298</text:p>
          </table:table-cell>
          <table:table-cell office:value-type="float" office:value="111" calcext:value-type="float">
            <text:p>111</text:p>
          </table:table-cell>
          <table:table-cell table:formula="of:=IFERROR(([.E85]/[.D85])*100; &quot;&quot;)" office:value-type="float" office:value="37.248322147651" calcext:value-type="float">
            <text:p>37,248322147651</text:p>
          </table:table-cell>
          <table:table-cell office:value-type="float" office:value="98" calcext:value-type="float">
            <text:p>98</text:p>
          </table:table-cell>
          <table:table-cell table:formula="of:=IFERROR(([.G85]/[.D85])*100; &quot;&quot;)" office:value-type="float" office:value="32.8859060402685" calcext:value-type="float">
            <text:p>32,8859060402685</text:p>
          </table:table-cell>
          <table:table-cell office:value-type="float" office:value="122" calcext:value-type="float">
            <text:p>122</text:p>
          </table:table-cell>
          <table:table-cell table:formula="of:=IFERROR(([.I85]/[.D85])*100; &quot;&quot;)" office:value-type="float" office:value="40.9395973154363" calcext:value-type="float">
            <text:p>40,9395973154363</text:p>
          </table:table-cell>
          <table:table-cell office:value-type="float" office:value="176" calcext:value-type="float">
            <text:p>176</text:p>
          </table:table-cell>
          <table:table-cell table:formula="of:=IFERROR(([.K85]/[.D85])*100; &quot;&quot;)" office:value-type="float" office:value="59.0604026845638" calcext:value-type="float">
            <text:p>59,0604026845638</text:p>
          </table:table-cell>
          <table:table-cell office:value-type="float" office:value="20" calcext:value-type="float">
            <text:p>20</text:p>
          </table:table-cell>
          <table:table-cell table:formula="of:=IFERROR(([.M85]/[.K85])*100; &quot;&quot;)" office:value-type="float" office:value="11.3636363636364" calcext:value-type="float">
            <text:p>11,3636363636364</text:p>
          </table:table-cell>
          <table:table-cell office:value-type="float" office:value="104" calcext:value-type="float">
            <text:p>104</text:p>
          </table:table-cell>
          <table:table-cell table:formula="of:=IFERROR(([.O85]/[.K85])*100; &quot;&quot;)" office:value-type="float" office:value="59.0909090909091" calcext:value-type="float">
            <text:p>59,0909090909091</text:p>
          </table:table-cell>
          <table:table-cell table:formula="of:=IF([.E85] = &quot;&quot; ;&quot;&quot;; [.E85]-[.O85])" office:value-type="float" office:value="7" calcext:value-type="float">
            <text:p>7</text:p>
          </table:table-cell>
          <table:table-cell table:formula="of:=IFERROR(([.Q85]/[.I85])*100; &quot;&quot;)" office:value-type="float" office:value="5.73770491803279" calcext:value-type="float">
            <text:p>5,73770491803279</text:p>
          </table:table-cell>
          <table:table-cell office:value-type="float" office:value="95" calcext:value-type="float">
            <text:p>95</text:p>
          </table:table-cell>
          <table:table-cell table:formula="of:=IFERROR(([.S85]/[.K85])*100; &quot;&quot;)" office:value-type="float" office:value="53.9772727272727" calcext:value-type="float">
            <text:p>53,9772727272727</text:p>
          </table:table-cell>
          <table:table-cell table:formula="of:=IF([.G85] = &quot;&quot; ;&quot;&quot;; [.G85]-[.S85])" office:value-type="float" office:value="3" calcext:value-type="float">
            <text:p>3</text:p>
          </table:table-cell>
          <table:table-cell table:formula="of:=IFERROR(([.U85]/[.I85])*100; &quot;&quot;)" office:value-type="float" office:value="2.45901639344262" calcext:value-type="float">
            <text:p>2,45901639344262</text:p>
          </table:table-cell>
          <table:table-cell office:value-type="float" office:value="109" calcext:value-type="float">
            <text:p>109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table:formula="of:=IFERROR(([.Y85]/[.I85])*100; &quot;&quot;)" office:value-type="float" office:value="17.2131147540984" calcext:value-type="float">
            <text:p>17,2131147540984</text:p>
          </table:table-cell>
          <table:table-cell office:value-type="float" office:value="2" calcext:value-type="float">
            <text:p>2</text:p>
          </table:table-cell>
          <table:table-cell table:formula="of:=IFERROR(([.AA85]/[.I85])*100; &quot;&quot;)" office:value-type="float" office:value="1.63934426229508" calcext:value-type="float">
            <text:p>1,639344262295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E85]/[.I85])*100; &quot;&quot;)" office:value-type="float" office:value="2.45901639344262" calcext:value-type="float">
            <text:p>2,459016393442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85]/[.I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85]/[.I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IFERROR(([.CE85]/[.I85])*100; &quot;&quot;)" office:value-type="float" office:value="25.4098360655738" calcext:value-type="float">
            <text:p>25,4098360655738</text:p>
          </table:table-cell>
          <table:table-cell office:value-type="float" office:value="0" calcext:value-type="float">
            <text:p>0</text:p>
          </table:table-cell>
          <table:table-cell table:formula="of:=IFERROR(([.CG85]/[.I85])*100; &quot;&quot;)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IFERROR(([.CI85]/[.I85])*100; &quot;&quot;)" office:value-type="float" office:value="53.2786885245902" calcext:value-type="float">
            <text:p>53,27868852459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85]/[.I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85]/[.I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85]/[.I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85]/[.I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86]-[.X86] = 0 ;&quot;&quot;; [.C86]-[.X86])">
            <text:p/>
          </table:table-cell>
          <table:table-cell table:style-name="ce1"/>
          <table:table-cell table:formula="of:=IFERROR(([.E86]/[.D86])*100; &quot;&quot;)">
            <text:p/>
          </table:table-cell>
          <table:table-cell table:style-name="ce1"/>
          <table:table-cell table:formula="of:=IFERROR(([.G86]/[.D86])*100; &quot;&quot;)">
            <text:p/>
          </table:table-cell>
          <table:table-cell table:style-name="ce1"/>
          <table:table-cell table:formula="of:=IFERROR(([.I86]/[.D86])*100; &quot;&quot;)">
            <text:p/>
          </table:table-cell>
          <table:table-cell table:style-name="ce1"/>
          <table:table-cell table:formula="of:=IFERROR(([.K86]/[.D86])*100; &quot;&quot;)">
            <text:p/>
          </table:table-cell>
          <table:table-cell table:style-name="ce1"/>
          <table:table-cell table:formula="of:=IFERROR(([.M86]/[.K86])*100; &quot;&quot;)">
            <text:p/>
          </table:table-cell>
          <table:table-cell/>
          <table:table-cell table:formula="of:=IFERROR(([.O86]/[.K86])*100; &quot;&quot;)">
            <text:p/>
          </table:table-cell>
          <table:table-cell table:formula="of:=IF([.E86] = &quot;&quot; ;&quot;&quot;; [.E86]-[.O86])">
            <text:p/>
          </table:table-cell>
          <table:table-cell table:formula="of:=IFERROR(([.Q86]/[.I86])*100; &quot;&quot;)">
            <text:p/>
          </table:table-cell>
          <table:table-cell/>
          <table:table-cell table:formula="of:=IFERROR(([.S86]/[.K86])*100; &quot;&quot;)">
            <text:p/>
          </table:table-cell>
          <table:table-cell table:formula="of:=IF([.G86] = &quot;&quot; ;&quot;&quot;; [.G86]-[.S86])">
            <text:p/>
          </table:table-cell>
          <table:table-cell table:formula="of:=IFERROR(([.U86]/[.I86])*100; &quot;&quot;)">
            <text:p/>
          </table:table-cell>
          <table:table-cell table:style-name="ce1" table:number-columns-repeated="3"/>
          <table:table-cell table:formula="of:=IFERROR(([.Y86]/[.I86])*100; &quot;&quot;)">
            <text:p/>
          </table:table-cell>
          <table:table-cell table:style-name="ce1"/>
          <table:table-cell table:formula="of:=IFERROR(([.AA86]/[.I86])*100; &quot;&quot;)">
            <text:p/>
          </table:table-cell>
          <table:table-cell table:style-name="ce1"/>
          <table:table-cell/>
          <table:table-cell table:style-name="ce1"/>
          <table:table-cell table:formula="of:=IFERROR(([.AE86]/[.I86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86]/[.I86])*100; &quot;&quot;)">
            <text:p/>
          </table:table-cell>
          <table:table-cell table:style-name="ce1"/>
          <table:table-cell/>
          <table:table-cell table:style-name="ce1"/>
          <table:table-cell table:formula="of:=IFERROR(([.BM86]/[.I86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86]/[.I86])*100; &quot;&quot;)">
            <text:p/>
          </table:table-cell>
          <table:table-cell table:style-name="ce1"/>
          <table:table-cell table:formula="of:=IFERROR(([.CG86]/[.I86])*100; &quot;&quot;)">
            <text:p/>
          </table:table-cell>
          <table:table-cell table:style-name="ce1"/>
          <table:table-cell table:formula="of:=IFERROR(([.CI86]/[.I86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86]/[.I86])*100; &quot;&quot;)">
            <text:p/>
          </table:table-cell>
          <table:table-cell table:style-name="ce1"/>
          <table:table-cell/>
          <table:table-cell table:style-name="ce1"/>
          <table:table-cell table:formula="of:=IFERROR(([.CU86]/[.I86])*100; &quot;&quot;)">
            <text:p/>
          </table:table-cell>
          <table:table-cell table:style-name="ce1"/>
          <table:table-cell/>
          <table:table-cell table:style-name="ce1"/>
          <table:table-cell table:formula="of:=IFERROR(([.CY86]/[.I86])*100; &quot;&quot;)">
            <text:p/>
          </table:table-cell>
          <table:table-cell table:style-name="ce1"/>
          <table:table-cell/>
          <table:table-cell table:style-name="ce1"/>
          <table:table-cell table:formula="of:=IFERROR(([.DC86]/[.I86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ritzbox 2170</text:p>
          </table:table-cell>
          <table:table-cell office:value-type="string" calcext:value-type="string">
            <text:p>51.04.57</text:p>
          </table:table-cell>
          <table:table-cell office:value-type="float" office:value="123" calcext:value-type="float">
            <text:p>123</text:p>
          </table:table-cell>
          <table:table-cell table:formula="of:=IF([.C87]-[.X87] = 0 ;&quot;&quot;; [.C87]-[.X87])" office:value-type="float" office:value="104" calcext:value-type="float">
            <text:p>104</text:p>
          </table:table-cell>
          <table:table-cell office:value-type="float" office:value="63" calcext:value-type="float">
            <text:p>63</text:p>
          </table:table-cell>
          <table:table-cell table:formula="of:=IFERROR(([.E87]/[.D87])*100; &quot;&quot;)" office:value-type="float" office:value="60.5769230769231" calcext:value-type="float">
            <text:p>60,5769230769231</text:p>
          </table:table-cell>
          <table:table-cell office:value-type="float" office:value="53" calcext:value-type="float">
            <text:p>53</text:p>
          </table:table-cell>
          <table:table-cell table:formula="of:=IFERROR(([.G87]/[.D87])*100; &quot;&quot;)" office:value-type="float" office:value="50.9615384615385" calcext:value-type="float">
            <text:p>50,9615384615385</text:p>
          </table:table-cell>
          <table:table-cell office:value-type="float" office:value="14" calcext:value-type="float">
            <text:p>14</text:p>
          </table:table-cell>
          <table:table-cell table:formula="of:=IFERROR(([.I87]/[.D87])*100; &quot;&quot;)" office:value-type="float" office:value="13.4615384615385" calcext:value-type="float">
            <text:p>13,4615384615385</text:p>
          </table:table-cell>
          <table:table-cell office:value-type="float" office:value="90" calcext:value-type="float">
            <text:p>90</text:p>
          </table:table-cell>
          <table:table-cell table:formula="of:=IFERROR(([.K87]/[.D87])*100; &quot;&quot;)" office:value-type="float" office:value="86.5384615384616" calcext:value-type="float">
            <text:p>86,5384615384616</text:p>
          </table:table-cell>
          <table:table-cell office:value-type="float" office:value="13" calcext:value-type="float">
            <text:p>13</text:p>
          </table:table-cell>
          <table:table-cell table:formula="of:=IFERROR(([.M87]/[.K87])*100; &quot;&quot;)" office:value-type="float" office:value="14.4444444444444" calcext:value-type="float">
            <text:p>14,4444444444444</text:p>
          </table:table-cell>
          <table:table-cell office:value-type="float" office:value="54" calcext:value-type="float">
            <text:p>54</text:p>
          </table:table-cell>
          <table:table-cell table:formula="of:=IFERROR(([.O87]/[.K87])*100; &quot;&quot;)" office:value-type="float" office:value="60" calcext:value-type="float">
            <text:p>60</text:p>
          </table:table-cell>
          <table:table-cell table:formula="of:=IF([.E87] = &quot;&quot; ;&quot;&quot;; [.E87]-[.O87])" office:value-type="float" office:value="9" calcext:value-type="float">
            <text:p>9</text:p>
          </table:table-cell>
          <table:table-cell table:formula="of:=IFERROR(([.Q87]/[.I87])*100; &quot;&quot;)" office:value-type="float" office:value="64.2857142857143" calcext:value-type="float">
            <text:p>64,2857142857143</text:p>
          </table:table-cell>
          <table:table-cell office:value-type="float" office:value="53" calcext:value-type="float">
            <text:p>53</text:p>
          </table:table-cell>
          <table:table-cell table:formula="of:=IFERROR(([.S87]/[.K87])*100; &quot;&quot;)" office:value-type="float" office:value="58.8888888888889" calcext:value-type="float">
            <text:p>58,8888888888889</text:p>
          </table:table-cell>
          <table:table-cell table:formula="of:=IF([.G87] = &quot;&quot; ;&quot;&quot;; [.G87]-[.S87])" office:value-type="float" office:value="0" calcext:value-type="float">
            <text:p>0</text:p>
          </table:table-cell>
          <table:table-cell table:formula="of:=IFERROR(([.U87]/[.I87])*100; &quot;&quot;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IFERROR(([.Y87]/[.I87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AA87]/[.I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E87]/[.I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87]/[.I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87]/[.I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87]/[.I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87]/[.I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87]/[.I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87]/[.I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87]/[.I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87]/[.I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87]/[.I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88]-[.X88] = 0 ;&quot;&quot;; [.C88]-[.X88])">
            <text:p/>
          </table:table-cell>
          <table:table-cell table:style-name="ce1"/>
          <table:table-cell table:formula="of:=IFERROR(([.E88]/[.D88])*100; &quot;&quot;)">
            <text:p/>
          </table:table-cell>
          <table:table-cell table:style-name="ce1"/>
          <table:table-cell table:formula="of:=IFERROR(([.G88]/[.D88])*100; &quot;&quot;)">
            <text:p/>
          </table:table-cell>
          <table:table-cell table:style-name="ce1"/>
          <table:table-cell table:formula="of:=IFERROR(([.I88]/[.D88])*100; &quot;&quot;)">
            <text:p/>
          </table:table-cell>
          <table:table-cell table:style-name="ce1"/>
          <table:table-cell table:formula="of:=IFERROR(([.K88]/[.D88])*100; &quot;&quot;)">
            <text:p/>
          </table:table-cell>
          <table:table-cell table:style-name="ce1"/>
          <table:table-cell table:formula="of:=IFERROR(([.M88]/[.K88])*100; &quot;&quot;)">
            <text:p/>
          </table:table-cell>
          <table:table-cell/>
          <table:table-cell table:formula="of:=IFERROR(([.O88]/[.K88])*100; &quot;&quot;)">
            <text:p/>
          </table:table-cell>
          <table:table-cell table:formula="of:=IF([.E88] = &quot;&quot; ;&quot;&quot;; [.E88]-[.O88])">
            <text:p/>
          </table:table-cell>
          <table:table-cell table:formula="of:=IFERROR(([.Q88]/[.I88])*100; &quot;&quot;)">
            <text:p/>
          </table:table-cell>
          <table:table-cell/>
          <table:table-cell table:formula="of:=IFERROR(([.S88]/[.K88])*100; &quot;&quot;)">
            <text:p/>
          </table:table-cell>
          <table:table-cell table:formula="of:=IF([.G88] = &quot;&quot; ;&quot;&quot;; [.G88]-[.S88])">
            <text:p/>
          </table:table-cell>
          <table:table-cell table:formula="of:=IFERROR(([.U88]/[.I88])*100; &quot;&quot;)">
            <text:p/>
          </table:table-cell>
          <table:table-cell table:style-name="ce1" table:number-columns-repeated="3"/>
          <table:table-cell table:formula="of:=IFERROR(([.Y88]/[.I88])*100; &quot;&quot;)">
            <text:p/>
          </table:table-cell>
          <table:table-cell table:style-name="ce1"/>
          <table:table-cell table:formula="of:=IFERROR(([.AA88]/[.I88])*100; &quot;&quot;)">
            <text:p/>
          </table:table-cell>
          <table:table-cell table:style-name="ce1"/>
          <table:table-cell/>
          <table:table-cell table:style-name="ce1"/>
          <table:table-cell table:formula="of:=IFERROR(([.AE88]/[.I88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88]/[.I88])*100; &quot;&quot;)">
            <text:p/>
          </table:table-cell>
          <table:table-cell table:style-name="ce1"/>
          <table:table-cell/>
          <table:table-cell table:style-name="ce1"/>
          <table:table-cell table:formula="of:=IFERROR(([.BM88]/[.I88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88]/[.I88])*100; &quot;&quot;)">
            <text:p/>
          </table:table-cell>
          <table:table-cell table:style-name="ce1"/>
          <table:table-cell table:formula="of:=IFERROR(([.CG88]/[.I88])*100; &quot;&quot;)">
            <text:p/>
          </table:table-cell>
          <table:table-cell table:style-name="ce1"/>
          <table:table-cell table:formula="of:=IFERROR(([.CI88]/[.I88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88]/[.I88])*100; &quot;&quot;)">
            <text:p/>
          </table:table-cell>
          <table:table-cell table:style-name="ce1"/>
          <table:table-cell/>
          <table:table-cell table:style-name="ce1"/>
          <table:table-cell table:formula="of:=IFERROR(([.CU88]/[.I88])*100; &quot;&quot;)">
            <text:p/>
          </table:table-cell>
          <table:table-cell table:style-name="ce1"/>
          <table:table-cell/>
          <table:table-cell table:style-name="ce1"/>
          <table:table-cell table:formula="of:=IFERROR(([.CY88]/[.I88])*100; &quot;&quot;)">
            <text:p/>
          </table:table-cell>
          <table:table-cell table:style-name="ce1"/>
          <table:table-cell/>
          <table:table-cell table:style-name="ce1"/>
          <table:table-cell table:formula="of:=IFERROR(([.DC88]/[.I88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ritzbox fact</text:p>
          </table:table-cell>
          <table:table-cell office:value-type="string" calcext:value-type="string">
            <text:p>05.04.02</text:p>
          </table:table-cell>
          <table:table-cell office:value-type="float" office:value="102" calcext:value-type="float">
            <text:p>102</text:p>
          </table:table-cell>
          <table:table-cell table:formula="of:=IF([.C89]-[.X89] = 0 ;&quot;&quot;; [.C89]-[.X89])"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 table:formula="of:=IFERROR(([.E89]/[.D89])*100; &quot;&quot;)" office:value-type="float" office:value="66.304347826087" calcext:value-type="float">
            <text:p>66,304347826087</text:p>
          </table:table-cell>
          <table:table-cell office:value-type="float" office:value="54" calcext:value-type="float">
            <text:p>54</text:p>
          </table:table-cell>
          <table:table-cell table:formula="of:=IFERROR(([.G89]/[.D89])*100; &quot;&quot;)" office:value-type="float" office:value="58.695652173913" calcext:value-type="float">
            <text:p>58,695652173913</text:p>
          </table:table-cell>
          <table:table-cell office:value-type="float" office:value="14" calcext:value-type="float">
            <text:p>14</text:p>
          </table:table-cell>
          <table:table-cell table:formula="of:=IFERROR(([.I89]/[.D89])*100; &quot;&quot;)" office:value-type="float" office:value="15.2173913043478" calcext:value-type="float">
            <text:p>15,2173913043478</text:p>
          </table:table-cell>
          <table:table-cell office:value-type="float" office:value="78" calcext:value-type="float">
            <text:p>78</text:p>
          </table:table-cell>
          <table:table-cell table:formula="of:=IFERROR(([.K89]/[.D89])*100; &quot;&quot;)" office:value-type="float" office:value="84.7826086956522" calcext:value-type="float">
            <text:p>84,7826086956522</text:p>
          </table:table-cell>
          <table:table-cell office:value-type="float" office:value="12" calcext:value-type="float">
            <text:p>12</text:p>
          </table:table-cell>
          <table:table-cell table:formula="of:=IFERROR(([.M89]/[.K89])*100; &quot;&quot;)" office:value-type="float" office:value="15.3846153846154" calcext:value-type="float">
            <text:p>15,3846153846154</text:p>
          </table:table-cell>
          <table:table-cell office:value-type="float" office:value="54" calcext:value-type="float">
            <text:p>54</text:p>
          </table:table-cell>
          <table:table-cell table:formula="of:=IFERROR(([.O89]/[.K89])*100; &quot;&quot;)" office:value-type="float" office:value="69.2307692307692" calcext:value-type="float">
            <text:p>69,2307692307692</text:p>
          </table:table-cell>
          <table:table-cell table:formula="of:=IF([.E89] = &quot;&quot; ;&quot;&quot;; [.E89]-[.O89])" office:value-type="float" office:value="7" calcext:value-type="float">
            <text:p>7</text:p>
          </table:table-cell>
          <table:table-cell table:formula="of:=IFERROR(([.Q89]/[.I89])*100; &quot;&quot;)"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formula="of:=IFERROR(([.S89]/[.K89])*100; &quot;&quot;)" office:value-type="float" office:value="69.2307692307692" calcext:value-type="float">
            <text:p>69,2307692307692</text:p>
          </table:table-cell>
          <table:table-cell table:formula="of:=IF([.G89] = &quot;&quot; ;&quot;&quot;; [.G89]-[.S89])" office:value-type="float" office:value="0" calcext:value-type="float">
            <text:p>0</text:p>
          </table:table-cell>
          <table:table-cell table:formula="of:=IFERROR(([.U89]/[.I89])*100; &quot;&quot;)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FERROR(([.Y89]/[.I89])*100; &quot;&quot;)" office:value-type="float" office:value="71.4285714285714" calcext:value-type="float">
            <text:p>71,4285714285714</text:p>
          </table:table-cell>
          <table:table-cell office:value-type="float" office:value="0" calcext:value-type="float">
            <text:p>0</text:p>
          </table:table-cell>
          <table:table-cell table:formula="of:=IFERROR(([.AA89]/[.I8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E89]/[.I8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89]/[.I8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89]/[.I8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E89]/[.I89])*100; &quot;&quot;)" office:value-type="float" office:value="7.14285714285714" calcext:value-type="float">
            <text:p>7,14285714285714</text:p>
          </table:table-cell>
          <table:table-cell office:value-type="float" office:value="3" calcext:value-type="float">
            <text:p>3</text:p>
          </table:table-cell>
          <table:table-cell table:formula="of:=IFERROR(([.CG89]/[.I89])*100; &quot;&quot;)" office:value-type="float" office:value="21.4285714285714" calcext:value-type="float">
            <text:p>21,4285714285714</text:p>
          </table:table-cell>
          <table:table-cell office:value-type="float" office:value="0" calcext:value-type="float">
            <text:p>0</text:p>
          </table:table-cell>
          <table:table-cell table:formula="of:=IFERROR(([.CI89]/[.I8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89]/[.I8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89]/[.I8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89]/[.I8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89]/[.I8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05.03.87</text:p>
          </table:table-cell>
          <table:table-cell office:value-type="float" office:value="103" calcext:value-type="float">
            <text:p>103</text:p>
          </table:table-cell>
          <table:table-cell table:formula="of:=IF([.C90]-[.X90] = 0 ;&quot;&quot;; [.C90]-[.X90])"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table:formula="of:=IFERROR(([.E90]/[.D90])*100; &quot;&quot;)" office:value-type="float" office:value="66.6666666666667" calcext:value-type="float">
            <text:p>66,6666666666667</text:p>
          </table:table-cell>
          <table:table-cell office:value-type="float" office:value="54" calcext:value-type="float">
            <text:p>54</text:p>
          </table:table-cell>
          <table:table-cell table:formula="of:=IFERROR(([.G90]/[.D90])*100; &quot;&quot;)" office:value-type="float" office:value="58.0645161290323" calcext:value-type="float">
            <text:p>58,0645161290323</text:p>
          </table:table-cell>
          <table:table-cell office:value-type="float" office:value="14" calcext:value-type="float">
            <text:p>14</text:p>
          </table:table-cell>
          <table:table-cell table:formula="of:=IFERROR(([.I90]/[.D90])*100; &quot;&quot;)" office:value-type="float" office:value="15.0537634408602" calcext:value-type="float">
            <text:p>15,0537634408602</text:p>
          </table:table-cell>
          <table:table-cell office:value-type="float" office:value="79" calcext:value-type="float">
            <text:p>79</text:p>
          </table:table-cell>
          <table:table-cell table:formula="of:=IFERROR(([.K90]/[.D90])*100; &quot;&quot;)" office:value-type="float" office:value="84.9462365591398" calcext:value-type="float">
            <text:p>84,9462365591398</text:p>
          </table:table-cell>
          <table:table-cell office:value-type="float" office:value="13" calcext:value-type="float">
            <text:p>13</text:p>
          </table:table-cell>
          <table:table-cell table:formula="of:=IFERROR(([.M90]/[.K90])*100; &quot;&quot;)" office:value-type="float" office:value="16.4556962025316" calcext:value-type="float">
            <text:p>16,4556962025316</text:p>
          </table:table-cell>
          <table:table-cell office:value-type="float" office:value="55" calcext:value-type="float">
            <text:p>55</text:p>
          </table:table-cell>
          <table:table-cell table:formula="of:=IFERROR(([.O90]/[.K90])*100; &quot;&quot;)" office:value-type="float" office:value="69.620253164557" calcext:value-type="float">
            <text:p>69,620253164557</text:p>
          </table:table-cell>
          <table:table-cell table:formula="of:=IF([.E90] = &quot;&quot; ;&quot;&quot;; [.E90]-[.O90])" office:value-type="float" office:value="7" calcext:value-type="float">
            <text:p>7</text:p>
          </table:table-cell>
          <table:table-cell table:formula="of:=IFERROR(([.Q90]/[.I90])*100; &quot;&quot;)"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formula="of:=IFERROR(([.S90]/[.K90])*100; &quot;&quot;)" office:value-type="float" office:value="68.3544303797468" calcext:value-type="float">
            <text:p>68,3544303797468</text:p>
          </table:table-cell>
          <table:table-cell table:formula="of:=IF([.G90] = &quot;&quot; ;&quot;&quot;; [.G90]-[.S90])" office:value-type="float" office:value="0" calcext:value-type="float">
            <text:p>0</text:p>
          </table:table-cell>
          <table:table-cell table:formula="of:=IFERROR(([.U90]/[.I90])*100; &quot;&quot;)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FERROR(([.Y90]/[.I90])*100; &quot;&quot;)" office:value-type="float" office:value="71.4285714285714" calcext:value-type="float">
            <text:p>71,4285714285714</text:p>
          </table:table-cell>
          <table:table-cell office:value-type="float" office:value="0" calcext:value-type="float">
            <text:p>0</text:p>
          </table:table-cell>
          <table:table-cell table:formula="of:=IFERROR(([.AA90]/[.I9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E90]/[.I9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90]/[.I9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90]/[.I9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E90]/[.I90])*100; &quot;&quot;)" office:value-type="float" office:value="7.14285714285714" calcext:value-type="float">
            <text:p>7,14285714285714</text:p>
          </table:table-cell>
          <table:table-cell office:value-type="float" office:value="3" calcext:value-type="float">
            <text:p>3</text:p>
          </table:table-cell>
          <table:table-cell table:formula="of:=IFERROR(([.CG90]/[.I90])*100; &quot;&quot;)" office:value-type="float" office:value="21.4285714285714" calcext:value-type="float">
            <text:p>21,4285714285714</text:p>
          </table:table-cell>
          <table:table-cell office:value-type="float" office:value="0" calcext:value-type="float">
            <text:p>0</text:p>
          </table:table-cell>
          <table:table-cell table:formula="of:=IFERROR(([.CI90]/[.I9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90]/[.I9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90]/[.I9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90]/[.I9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90]/[.I9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91]-[.X91] = 0 ;&quot;&quot;; [.C91]-[.X91])">
            <text:p/>
          </table:table-cell>
          <table:table-cell table:style-name="ce1"/>
          <table:table-cell table:formula="of:=IFERROR(([.E91]/[.D91])*100; &quot;&quot;)">
            <text:p/>
          </table:table-cell>
          <table:table-cell table:style-name="ce1"/>
          <table:table-cell table:formula="of:=IFERROR(([.G91]/[.D91])*100; &quot;&quot;)">
            <text:p/>
          </table:table-cell>
          <table:table-cell table:style-name="ce1"/>
          <table:table-cell table:formula="of:=IFERROR(([.I91]/[.D91])*100; &quot;&quot;)">
            <text:p/>
          </table:table-cell>
          <table:table-cell table:style-name="ce1"/>
          <table:table-cell table:formula="of:=IFERROR(([.K91]/[.D91])*100; &quot;&quot;)">
            <text:p/>
          </table:table-cell>
          <table:table-cell table:style-name="ce1"/>
          <table:table-cell table:formula="of:=IFERROR(([.M91]/[.K91])*100; &quot;&quot;)">
            <text:p/>
          </table:table-cell>
          <table:table-cell/>
          <table:table-cell table:formula="of:=IFERROR(([.O91]/[.K91])*100; &quot;&quot;)">
            <text:p/>
          </table:table-cell>
          <table:table-cell table:formula="of:=IF([.E91] = &quot;&quot; ;&quot;&quot;; [.E91]-[.O91])">
            <text:p/>
          </table:table-cell>
          <table:table-cell table:formula="of:=IFERROR(([.Q91]/[.I91])*100; &quot;&quot;)">
            <text:p/>
          </table:table-cell>
          <table:table-cell/>
          <table:table-cell table:formula="of:=IFERROR(([.S91]/[.K91])*100; &quot;&quot;)">
            <text:p/>
          </table:table-cell>
          <table:table-cell table:formula="of:=IF([.G91] = &quot;&quot; ;&quot;&quot;; [.G91]-[.S91])">
            <text:p/>
          </table:table-cell>
          <table:table-cell table:formula="of:=IFERROR(([.U91]/[.I91])*100; &quot;&quot;)">
            <text:p/>
          </table:table-cell>
          <table:table-cell table:style-name="ce1" table:number-columns-repeated="3"/>
          <table:table-cell table:formula="of:=IFERROR(([.Y91]/[.I91])*100; &quot;&quot;)">
            <text:p/>
          </table:table-cell>
          <table:table-cell table:style-name="ce1"/>
          <table:table-cell table:formula="of:=IFERROR(([.AA91]/[.I91])*100; &quot;&quot;)">
            <text:p/>
          </table:table-cell>
          <table:table-cell table:style-name="ce1"/>
          <table:table-cell/>
          <table:table-cell table:style-name="ce1"/>
          <table:table-cell table:formula="of:=IFERROR(([.AE91]/[.I9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91]/[.I91])*100; &quot;&quot;)">
            <text:p/>
          </table:table-cell>
          <table:table-cell table:style-name="ce1"/>
          <table:table-cell/>
          <table:table-cell table:style-name="ce1"/>
          <table:table-cell table:formula="of:=IFERROR(([.BM91]/[.I9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91]/[.I91])*100; &quot;&quot;)">
            <text:p/>
          </table:table-cell>
          <table:table-cell table:style-name="ce1"/>
          <table:table-cell table:formula="of:=IFERROR(([.CG91]/[.I91])*100; &quot;&quot;)">
            <text:p/>
          </table:table-cell>
          <table:table-cell table:style-name="ce1"/>
          <table:table-cell table:formula="of:=IFERROR(([.CI91]/[.I9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91]/[.I91])*100; &quot;&quot;)">
            <text:p/>
          </table:table-cell>
          <table:table-cell table:style-name="ce1"/>
          <table:table-cell/>
          <table:table-cell table:style-name="ce1"/>
          <table:table-cell table:formula="of:=IFERROR(([.CU91]/[.I91])*100; &quot;&quot;)">
            <text:p/>
          </table:table-cell>
          <table:table-cell table:style-name="ce1"/>
          <table:table-cell/>
          <table:table-cell table:style-name="ce1"/>
          <table:table-cell table:formula="of:=IFERROR(([.CY91]/[.I91])*100; &quot;&quot;)">
            <text:p/>
          </table:table-cell>
          <table:table-cell table:style-name="ce1"/>
          <table:table-cell/>
          <table:table-cell table:style-name="ce1"/>
          <table:table-cell table:formula="of:=IFERROR(([.DC91]/[.I91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ritzbox 2070</text:p>
          </table:table-cell>
          <table:table-cell office:value-type="string" calcext:value-type="string">
            <text:p>20.04.15</text:p>
          </table:table-cell>
          <table:table-cell office:value-type="float" office:value="113" calcext:value-type="float">
            <text:p>113</text:p>
          </table:table-cell>
          <table:table-cell table:formula="of:=IF([.C92]-[.X92] = 0 ;&quot;&quot;; [.C92]-[.X92])"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table:formula="of:=IFERROR(([.E92]/[.D92])*100; &quot;&quot;)"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table:formula="of:=IFERROR(([.G92]/[.D92])*100; &quot;&quot;)"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IFERROR(([.I92]/[.D92])*100; &quot;&quot;)"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table:formula="of:=IFERROR(([.K92]/[.D92])*100; &quot;&quot;)"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formula="of:=IFERROR(([.M92]/[.K92])*100; &quot;&quot;)" office:value-type="float" office:value="11.3636363636364" calcext:value-type="float">
            <text:p>11,3636363636364</text:p>
          </table:table-cell>
          <table:table-cell office:value-type="float" office:value="64" calcext:value-type="float">
            <text:p>64</text:p>
          </table:table-cell>
          <table:table-cell table:formula="of:=IFERROR(([.O92]/[.K92])*100; &quot;&quot;)" office:value-type="float" office:value="72.7272727272727" calcext:value-type="float">
            <text:p>72,7272727272727</text:p>
          </table:table-cell>
          <table:table-cell table:formula="of:=IF([.E92] = &quot;&quot; ;&quot;&quot;; [.E92]-[.O92])" office:value-type="float" office:value="7" calcext:value-type="float">
            <text:p>7</text:p>
          </table:table-cell>
          <table:table-cell table:formula="of:=IFERROR(([.Q92]/[.I92])*100; &quot;&quot;)" office:value-type="float" office:value="58.3333333333333" calcext:value-type="float">
            <text:p>58,3333333333333</text:p>
          </table:table-cell>
          <table:table-cell office:value-type="float" office:value="62" calcext:value-type="float">
            <text:p>62</text:p>
          </table:table-cell>
          <table:table-cell table:formula="of:=IFERROR(([.S92]/[.K92])*100; &quot;&quot;)" office:value-type="float" office:value="70.4545454545455" calcext:value-type="float">
            <text:p>70,4545454545455</text:p>
          </table:table-cell>
          <table:table-cell table:formula="of:=IF([.G92] = &quot;&quot; ;&quot;&quot;; [.G92]-[.S92])" office:value-type="float" office:value="0" calcext:value-type="float">
            <text:p>0</text:p>
          </table:table-cell>
          <table:table-cell table:formula="of:=IFERROR(([.U92]/[.I92])*100; &quot;&quot;)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IFERROR(([.Y92]/[.I92])*100; &quot;&quot;)" office:value-type="float" office:value="91.6666666666667" calcext:value-type="float">
            <text:p>91,6666666666667</text:p>
          </table:table-cell>
          <table:table-cell office:value-type="float" office:value="0" calcext:value-type="float">
            <text:p>0</text:p>
          </table:table-cell>
          <table:table-cell table:formula="of:=IFERROR(([.AA92]/[.I9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E92]/[.I9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92]/[.I9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92]/[.I9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92]/[.I92])*100; &quot;&quot;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ERROR(([.CG92]/[.I92])*100; &quot;&quot;)" office:value-type="float" office:value="8.33333333333333" calcext:value-type="float">
            <text:p>8,33333333333333</text:p>
          </table:table-cell>
          <table:table-cell office:value-type="float" office:value="0" calcext:value-type="float">
            <text:p>0</text:p>
          </table:table-cell>
          <table:table-cell table:formula="of:=IFERROR(([.CI92]/[.I9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92]/[.I9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92]/[.I9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92]/[.I9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92]/[.I9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93]-[.X93] = 0 ;&quot;&quot;; [.C93]-[.X93])">
            <text:p/>
          </table:table-cell>
          <table:table-cell table:style-name="ce1"/>
          <table:table-cell table:formula="of:=IFERROR(([.E93]/[.D93])*100; &quot;&quot;)">
            <text:p/>
          </table:table-cell>
          <table:table-cell table:style-name="ce1"/>
          <table:table-cell table:formula="of:=IFERROR(([.G93]/[.D93])*100; &quot;&quot;)">
            <text:p/>
          </table:table-cell>
          <table:table-cell table:style-name="ce1"/>
          <table:table-cell table:formula="of:=IFERROR(([.I93]/[.D93])*100; &quot;&quot;)">
            <text:p/>
          </table:table-cell>
          <table:table-cell table:style-name="ce1"/>
          <table:table-cell table:formula="of:=IFERROR(([.K93]/[.D93])*100; &quot;&quot;)">
            <text:p/>
          </table:table-cell>
          <table:table-cell table:style-name="ce1"/>
          <table:table-cell table:formula="of:=IFERROR(([.M93]/[.K93])*100; &quot;&quot;)">
            <text:p/>
          </table:table-cell>
          <table:table-cell/>
          <table:table-cell table:formula="of:=IFERROR(([.O93]/[.K93])*100; &quot;&quot;)">
            <text:p/>
          </table:table-cell>
          <table:table-cell table:formula="of:=IF([.E93] = &quot;&quot; ;&quot;&quot;; [.E93]-[.O93])">
            <text:p/>
          </table:table-cell>
          <table:table-cell table:formula="of:=IFERROR(([.Q93]/[.I93])*100; &quot;&quot;)">
            <text:p/>
          </table:table-cell>
          <table:table-cell/>
          <table:table-cell table:formula="of:=IFERROR(([.S93]/[.K93])*100; &quot;&quot;)">
            <text:p/>
          </table:table-cell>
          <table:table-cell table:formula="of:=IF([.G93] = &quot;&quot; ;&quot;&quot;; [.G93]-[.S93])">
            <text:p/>
          </table:table-cell>
          <table:table-cell table:formula="of:=IFERROR(([.U93]/[.I93])*100; &quot;&quot;)">
            <text:p/>
          </table:table-cell>
          <table:table-cell table:style-name="ce1" table:number-columns-repeated="3"/>
          <table:table-cell table:formula="of:=IFERROR(([.Y93]/[.I93])*100; &quot;&quot;)">
            <text:p/>
          </table:table-cell>
          <table:table-cell table:style-name="ce1"/>
          <table:table-cell table:formula="of:=IFERROR(([.AA93]/[.I93])*100; &quot;&quot;)">
            <text:p/>
          </table:table-cell>
          <table:table-cell table:style-name="ce1"/>
          <table:table-cell/>
          <table:table-cell table:style-name="ce1"/>
          <table:table-cell table:formula="of:=IFERROR(([.AE93]/[.I9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93]/[.I93])*100; &quot;&quot;)">
            <text:p/>
          </table:table-cell>
          <table:table-cell table:style-name="ce1"/>
          <table:table-cell/>
          <table:table-cell table:style-name="ce1"/>
          <table:table-cell table:formula="of:=IFERROR(([.BM93]/[.I9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93]/[.I93])*100; &quot;&quot;)">
            <text:p/>
          </table:table-cell>
          <table:table-cell table:style-name="ce1"/>
          <table:table-cell table:formula="of:=IFERROR(([.CG93]/[.I93])*100; &quot;&quot;)">
            <text:p/>
          </table:table-cell>
          <table:table-cell table:style-name="ce1"/>
          <table:table-cell table:formula="of:=IFERROR(([.CI93]/[.I9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93]/[.I93])*100; &quot;&quot;)">
            <text:p/>
          </table:table-cell>
          <table:table-cell table:style-name="ce1"/>
          <table:table-cell/>
          <table:table-cell table:style-name="ce1"/>
          <table:table-cell table:formula="of:=IFERROR(([.CU93]/[.I93])*100; &quot;&quot;)">
            <text:p/>
          </table:table-cell>
          <table:table-cell table:style-name="ce1"/>
          <table:table-cell/>
          <table:table-cell table:style-name="ce1"/>
          <table:table-cell table:formula="of:=IFERROR(([.CY93]/[.I93])*100; &quot;&quot;)">
            <text:p/>
          </table:table-cell>
          <table:table-cell table:style-name="ce1"/>
          <table:table-cell/>
          <table:table-cell table:style-name="ce1"/>
          <table:table-cell table:formula="of:=IFERROR(([.DC93]/[.I93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Powerline 546 e</text:p>
          </table:table-cell>
          <table:table-cell office:value-type="string" calcext:value-type="string">
            <text:p>118.06.92</text:p>
          </table:table-cell>
          <table:table-cell office:value-type="float" office:value="244" calcext:value-type="float">
            <text:p>244</text:p>
          </table:table-cell>
          <table:table-cell table:formula="of:=IF([.C94]-[.X94] = 0 ;&quot;&quot;; [.C94]-[.X94])" office:value-type="float" office:value="215" calcext:value-type="float">
            <text:p>215</text:p>
          </table:table-cell>
          <table:table-cell office:value-type="float" office:value="12" calcext:value-type="float">
            <text:p>12</text:p>
          </table:table-cell>
          <table:table-cell table:formula="of:=IFERROR(([.E94]/[.D94])*100; &quot;&quot;)" office:value-type="float" office:value="5.58139534883721" calcext:value-type="float">
            <text:p>5,58139534883721</text:p>
          </table:table-cell>
          <table:table-cell office:value-type="float" office:value="6" calcext:value-type="float">
            <text:p>6</text:p>
          </table:table-cell>
          <table:table-cell table:formula="of:=IFERROR(([.G94]/[.D94])*100; &quot;&quot;)" office:value-type="float" office:value="2.7906976744186" calcext:value-type="float">
            <text:p>2,7906976744186</text:p>
          </table:table-cell>
          <table:table-cell office:value-type="float" office:value="164" calcext:value-type="float">
            <text:p>164</text:p>
          </table:table-cell>
          <table:table-cell table:formula="of:=IFERROR(([.I94]/[.D94])*100; &quot;&quot;)" office:value-type="float" office:value="76.2790697674419" calcext:value-type="float">
            <text:p>76,2790697674419</text:p>
          </table:table-cell>
          <table:table-cell office:value-type="float" office:value="51" calcext:value-type="float">
            <text:p>51</text:p>
          </table:table-cell>
          <table:table-cell table:formula="of:=IFERROR(([.K94]/[.D94])*100; &quot;&quot;)" office:value-type="float" office:value="23.7209302325581" calcext:value-type="float">
            <text:p>23,7209302325581</text:p>
          </table:table-cell>
          <table:table-cell office:value-type="float" office:value="16" calcext:value-type="float">
            <text:p>16</text:p>
          </table:table-cell>
          <table:table-cell table:formula="of:=IFERROR(([.M94]/[.K94])*100; &quot;&quot;)" office:value-type="float" office:value="31.3725490196078" calcext:value-type="float">
            <text:p>31,3725490196078</text:p>
          </table:table-cell>
          <table:table-cell office:value-type="float" office:value="10" calcext:value-type="float">
            <text:p>10</text:p>
          </table:table-cell>
          <table:table-cell table:formula="of:=IFERROR(([.O94]/[.K94])*100; &quot;&quot;)" office:value-type="float" office:value="19.6078431372549" calcext:value-type="float">
            <text:p>19,6078431372549</text:p>
          </table:table-cell>
          <table:table-cell table:formula="of:=IF([.E94] = &quot;&quot; ;&quot;&quot;; [.E94]-[.O94])" office:value-type="float" office:value="2" calcext:value-type="float">
            <text:p>2</text:p>
          </table:table-cell>
          <table:table-cell table:formula="of:=IFERROR(([.Q94]/[.I94])*100; &quot;&quot;)" office:value-type="float" office:value="1.21951219512195" calcext:value-type="float">
            <text:p>1,21951219512195</text:p>
          </table:table-cell>
          <table:table-cell office:value-type="float" office:value="5" calcext:value-type="float">
            <text:p>5</text:p>
          </table:table-cell>
          <table:table-cell table:formula="of:=IFERROR(([.S94]/[.K94])*100; &quot;&quot;)" office:value-type="float" office:value="9.80392156862745" calcext:value-type="float">
            <text:p>9,80392156862745</text:p>
          </table:table-cell>
          <table:table-cell table:formula="of:=IF([.G94] = &quot;&quot; ;&quot;&quot;; [.G94]-[.S94])" office:value-type="float" office:value="1" calcext:value-type="float">
            <text:p>1</text:p>
          </table:table-cell>
          <table:table-cell table:formula="of:=IFERROR(([.U94]/[.I94])*100; &quot;&quot;)" office:value-type="float" office:value="0.609756097560976" calcext:value-type="float">
            <text:p>0,609756097560976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IFERROR(([.Y94]/[.I94])*100; &quot;&quot;)" office:value-type="float" office:value="2.4390243902439" calcext:value-type="float">
            <text:p>2,4390243902439</text:p>
          </table:table-cell>
          <table:table-cell office:value-type="float" office:value="0" calcext:value-type="float">
            <text:p>0</text:p>
          </table:table-cell>
          <table:table-cell table:formula="of:=IFERROR(([.AA94]/[.I9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E94]/[.I94])*100; &quot;&quot;)" office:value-type="float" office:value="1.21951219512195" calcext:value-type="float">
            <text:p>1,219512195121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IFERROR(([.BI94]/[.I94])*100; &quot;&quot;)" office:value-type="float" office:value="5.48780487804878" calcext:value-type="float">
            <text:p>5,487804878048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94]/[.I9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IFERROR(([.CE94]/[.I94])*100; &quot;&quot;)" office:value-type="float" office:value="82.3170731707317" calcext:value-type="float">
            <text:p>82,3170731707317</text:p>
          </table:table-cell>
          <table:table-cell office:value-type="float" office:value="7" calcext:value-type="float">
            <text:p>7</text:p>
          </table:table-cell>
          <table:table-cell table:formula="of:=IFERROR(([.CG94]/[.I94])*100; &quot;&quot;)" office:value-type="float" office:value="4.26829268292683" calcext:value-type="float">
            <text:p>4,26829268292683</text:p>
          </table:table-cell>
          <table:table-cell office:value-type="float" office:value="3" calcext:value-type="float">
            <text:p>3</text:p>
          </table:table-cell>
          <table:table-cell table:formula="of:=IFERROR(([.CI94]/[.I94])*100; &quot;&quot;)" office:value-type="float" office:value="1.82926829268293" calcext:value-type="float">
            <text:p>1,829268292682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Q94]/[.I94])*100; &quot;&quot;)" office:value-type="float" office:value="1.82926829268293" calcext:value-type="float">
            <text:p>1,829268292682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94]/[.I9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Y94]/[.I94])*100; &quot;&quot;)" office:value-type="float" office:value="0.609756097560976" calcext:value-type="float">
            <text:p>0,6097560975609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94]/[.I9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118.07.13</text:p>
          </table:table-cell>
          <table:table-cell office:value-type="float" office:value="270" calcext:value-type="float">
            <text:p>270</text:p>
          </table:table-cell>
          <table:table-cell table:formula="of:=IF([.C95]-[.X95] = 0 ;&quot;&quot;; [.C95]-[.X95])"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formula="of:=IFERROR(([.E95]/[.D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95]/[.D95])*100; &quot;&quot;)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IFERROR(([.I95]/[.D95])*100; &quot;&quot;)" office:value-type="float" office:value="99.5614035087719" calcext:value-type="float">
            <text:p>99,5614035087719</text:p>
          </table:table-cell>
          <table:table-cell office:value-type="float" office:value="1" calcext:value-type="float">
            <text:p>1</text:p>
          </table:table-cell>
          <table:table-cell table:formula="of:=IFERROR(([.K95]/[.D95])*100; &quot;&quot;)" office:value-type="float" office:value="0.43859649122807" calcext:value-type="float">
            <text:p>0,43859649122807</text:p>
          </table:table-cell>
          <table:table-cell office:value-type="float" office:value="0" calcext:value-type="float">
            <text:p>0</text:p>
          </table:table-cell>
          <table:table-cell table:formula="of:=IFERROR(([.M95]/[.K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O95]/[.K95])*100; &quot;&quot;)" office:value-type="float" office:value="0" calcext:value-type="float">
            <text:p>0</text:p>
          </table:table-cell>
          <table:table-cell table:formula="of:=IF([.E95] = &quot;&quot; ;&quot;&quot;; [.E95]-[.O95])" office:value-type="float" office:value="0" calcext:value-type="float">
            <text:p>0</text:p>
          </table:table-cell>
          <table:table-cell table:formula="of:=IFERROR(([.Q95]/[.I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95]/[.K95])*100; &quot;&quot;)" office:value-type="float" office:value="0" calcext:value-type="float">
            <text:p>0</text:p>
          </table:table-cell>
          <table:table-cell table:formula="of:=IF([.G95] = &quot;&quot; ;&quot;&quot;; [.G95]-[.S95])" office:value-type="float" office:value="0" calcext:value-type="float">
            <text:p>0</text:p>
          </table:table-cell>
          <table:table-cell table:formula="of:=IFERROR(([.U95]/[.I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IFERROR(([.Y95]/[.I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A95]/[.I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E95]/[.I95])*100; &quot;&quot;)" office:value-type="float" office:value="2.20264317180617" calcext:value-type="float">
            <text:p>2,202643171806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2" calcext:value-type="float">
            <text:p>222</text:p>
          </table:table-cell>
          <table:table-cell table:formula="of:=IFERROR(([.BI95]/[.I95])*100; &quot;&quot;)" office:value-type="float" office:value="97.7973568281938" calcext:value-type="float">
            <text:p>97,79735682819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95]/[.I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95]/[.I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95]/[.I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95]/[.I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95]/[.I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95]/[.I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95]/[.I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95]/[.I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118.06.50</text:p>
          </table:table-cell>
          <table:table-cell office:value-type="float" office:value="231" calcext:value-type="float">
            <text:p>231</text:p>
          </table:table-cell>
          <table:table-cell table:formula="of:=IF([.C96]-[.X96] = 0 ;&quot;&quot;; [.C96]-[.X96])" office:value-type="float" office:value="207" calcext:value-type="float">
            <text:p>207</text:p>
          </table:table-cell>
          <table:table-cell office:value-type="float" office:value="12" calcext:value-type="float">
            <text:p>12</text:p>
          </table:table-cell>
          <table:table-cell table:formula="of:=IFERROR(([.E96]/[.D96])*100; &quot;&quot;)" office:value-type="float" office:value="5.79710144927536" calcext:value-type="float">
            <text:p>5,79710144927536</text:p>
          </table:table-cell>
          <table:table-cell office:value-type="float" office:value="6" calcext:value-type="float">
            <text:p>6</text:p>
          </table:table-cell>
          <table:table-cell table:formula="of:=IFERROR(([.G96]/[.D96])*100; &quot;&quot;)" office:value-type="float" office:value="2.89855072463768" calcext:value-type="float">
            <text:p>2,89855072463768</text:p>
          </table:table-cell>
          <table:table-cell office:value-type="float" office:value="156" calcext:value-type="float">
            <text:p>156</text:p>
          </table:table-cell>
          <table:table-cell table:formula="of:=IFERROR(([.I96]/[.D96])*100; &quot;&quot;)" office:value-type="float" office:value="75.3623188405797" calcext:value-type="float">
            <text:p>75,3623188405797</text:p>
          </table:table-cell>
          <table:table-cell office:value-type="float" office:value="51" calcext:value-type="float">
            <text:p>51</text:p>
          </table:table-cell>
          <table:table-cell table:formula="of:=IFERROR(([.K96]/[.D96])*100; &quot;&quot;)" office:value-type="float" office:value="24.6376811594203" calcext:value-type="float">
            <text:p>24,6376811594203</text:p>
          </table:table-cell>
          <table:table-cell office:value-type="float" office:value="17" calcext:value-type="float">
            <text:p>17</text:p>
          </table:table-cell>
          <table:table-cell table:formula="of:=IFERROR(([.M96]/[.K96])*100; &quot;&quot;)" office:value-type="float" office:value="33.3333333333333" calcext:value-type="float">
            <text:p>33,3333333333333</text:p>
          </table:table-cell>
          <table:table-cell office:value-type="float" office:value="11" calcext:value-type="float">
            <text:p>11</text:p>
          </table:table-cell>
          <table:table-cell table:formula="of:=IFERROR(([.O96]/[.K96])*100; &quot;&quot;)" office:value-type="float" office:value="21.5686274509804" calcext:value-type="float">
            <text:p>21,5686274509804</text:p>
          </table:table-cell>
          <table:table-cell table:formula="of:=IF([.E96] = &quot;&quot; ;&quot;&quot;; [.E96]-[.O96])" office:value-type="float" office:value="1" calcext:value-type="float">
            <text:p>1</text:p>
          </table:table-cell>
          <table:table-cell table:formula="of:=IFERROR(([.Q96]/[.I96])*100; &quot;&quot;)" office:value-type="float" office:value="0.641025641025641" calcext:value-type="float">
            <text:p>0,641025641025641</text:p>
          </table:table-cell>
          <table:table-cell office:value-type="float" office:value="5" calcext:value-type="float">
            <text:p>5</text:p>
          </table:table-cell>
          <table:table-cell table:formula="of:=IFERROR(([.S96]/[.K96])*100; &quot;&quot;)" office:value-type="float" office:value="9.80392156862745" calcext:value-type="float">
            <text:p>9,80392156862745</text:p>
          </table:table-cell>
          <table:table-cell table:formula="of:=IF([.G96] = &quot;&quot; ;&quot;&quot;; [.G96]-[.S96])" office:value-type="float" office:value="1" calcext:value-type="float">
            <text:p>1</text:p>
          </table:table-cell>
          <table:table-cell table:formula="of:=IFERROR(([.U96]/[.I96])*100; &quot;&quot;)" office:value-type="float" office:value="0.641025641025641" calcext:value-type="float">
            <text:p>0,64102564102564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IFERROR(([.Y96]/[.I96])*100; &quot;&quot;)" office:value-type="float" office:value="2.56410256410256" calcext:value-type="float">
            <text:p>2,56410256410256</text:p>
          </table:table-cell>
          <table:table-cell office:value-type="float" office:value="32" calcext:value-type="float">
            <text:p>32</text:p>
          </table:table-cell>
          <table:table-cell table:formula="of:=IFERROR(([.AA96]/[.I96])*100; &quot;&quot;)" office:value-type="float" office:value="20.5128205128205" calcext:value-type="float">
            <text:p>20,51282051282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E96]/[.I96])*100; &quot;&quot;)" office:value-type="float" office:value="1.28205128205128" calcext:value-type="float">
            <text:p>1,282051282051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IFERROR(([.BI96]/[.I96])*100; &quot;&quot;)" office:value-type="float" office:value="5.12820512820513" calcext:value-type="float">
            <text:p>5,128205128205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96]/[.I9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6" calcext:value-type="float">
            <text:p>96</text:p>
          </table:table-cell>
          <table:table-cell table:formula="of:=IFERROR(([.CE96]/[.I96])*100; &quot;&quot;)" office:value-type="float" office:value="61.5384615384615" calcext:value-type="float">
            <text:p>61,5384615384615</text:p>
          </table:table-cell>
          <table:table-cell office:value-type="float" office:value="7" calcext:value-type="float">
            <text:p>7</text:p>
          </table:table-cell>
          <table:table-cell table:formula="of:=IFERROR(([.CG96]/[.I96])*100; &quot;&quot;)" office:value-type="float" office:value="4.48717948717949" calcext:value-type="float">
            <text:p>4,48717948717949</text:p>
          </table:table-cell>
          <table:table-cell office:value-type="float" office:value="3" calcext:value-type="float">
            <text:p>3</text:p>
          </table:table-cell>
          <table:table-cell table:formula="of:=IFERROR(([.CI96]/[.I96])*100; &quot;&quot;)" office:value-type="float" office:value="1.92307692307692" calcext:value-type="float">
            <text:p>1,923076923076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Q96]/[.I96])*100; &quot;&quot;)" office:value-type="float" office:value="1.92307692307692" calcext:value-type="float">
            <text:p>1,923076923076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96]/[.I9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Y96]/[.I96])*100; &quot;&quot;)" office:value-type="float" office:value="0.641025641025641" calcext:value-type="float">
            <text:p>0,6410256410256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96]/[.I9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97]-[.X97] = 0 ;&quot;&quot;; [.C97]-[.X97])">
            <text:p/>
          </table:table-cell>
          <table:table-cell table:style-name="ce1"/>
          <table:table-cell table:formula="of:=IFERROR(([.E97]/[.D97])*100; &quot;&quot;)">
            <text:p/>
          </table:table-cell>
          <table:table-cell table:style-name="ce1"/>
          <table:table-cell table:formula="of:=IFERROR(([.G97]/[.D97])*100; &quot;&quot;)">
            <text:p/>
          </table:table-cell>
          <table:table-cell table:style-name="ce1"/>
          <table:table-cell table:formula="of:=IFERROR(([.I97]/[.D97])*100; &quot;&quot;)">
            <text:p/>
          </table:table-cell>
          <table:table-cell table:style-name="ce1"/>
          <table:table-cell table:formula="of:=IFERROR(([.K97]/[.D97])*100; &quot;&quot;)">
            <text:p/>
          </table:table-cell>
          <table:table-cell table:style-name="ce1"/>
          <table:table-cell table:formula="of:=IFERROR(([.M97]/[.K97])*100; &quot;&quot;)">
            <text:p/>
          </table:table-cell>
          <table:table-cell/>
          <table:table-cell table:formula="of:=IFERROR(([.O97]/[.K97])*100; &quot;&quot;)">
            <text:p/>
          </table:table-cell>
          <table:table-cell table:formula="of:=IF([.E97] = &quot;&quot; ;&quot;&quot;; [.E97]-[.O97])">
            <text:p/>
          </table:table-cell>
          <table:table-cell table:formula="of:=IFERROR(([.Q97]/[.I97])*100; &quot;&quot;)">
            <text:p/>
          </table:table-cell>
          <table:table-cell/>
          <table:table-cell table:formula="of:=IFERROR(([.S97]/[.K97])*100; &quot;&quot;)">
            <text:p/>
          </table:table-cell>
          <table:table-cell table:formula="of:=IF([.G97] = &quot;&quot; ;&quot;&quot;; [.G97]-[.S97])">
            <text:p/>
          </table:table-cell>
          <table:table-cell table:formula="of:=IFERROR(([.U97]/[.I97])*100; &quot;&quot;)">
            <text:p/>
          </table:table-cell>
          <table:table-cell table:style-name="ce1" table:number-columns-repeated="3"/>
          <table:table-cell table:formula="of:=IFERROR(([.Y97]/[.I97])*100; &quot;&quot;)">
            <text:p/>
          </table:table-cell>
          <table:table-cell table:style-name="ce1"/>
          <table:table-cell table:formula="of:=IFERROR(([.AA97]/[.I97])*100; &quot;&quot;)">
            <text:p/>
          </table:table-cell>
          <table:table-cell table:style-name="ce1"/>
          <table:table-cell/>
          <table:table-cell table:style-name="ce1"/>
          <table:table-cell table:formula="of:=IFERROR(([.AE97]/[.I9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97]/[.I97])*100; &quot;&quot;)">
            <text:p/>
          </table:table-cell>
          <table:table-cell table:style-name="ce1"/>
          <table:table-cell/>
          <table:table-cell table:style-name="ce1"/>
          <table:table-cell table:formula="of:=IFERROR(([.BM97]/[.I9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97]/[.I97])*100; &quot;&quot;)">
            <text:p/>
          </table:table-cell>
          <table:table-cell table:style-name="ce1"/>
          <table:table-cell table:formula="of:=IFERROR(([.CG97]/[.I97])*100; &quot;&quot;)">
            <text:p/>
          </table:table-cell>
          <table:table-cell table:style-name="ce1"/>
          <table:table-cell table:formula="of:=IFERROR(([.CI97]/[.I9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97]/[.I97])*100; &quot;&quot;)">
            <text:p/>
          </table:table-cell>
          <table:table-cell table:style-name="ce1"/>
          <table:table-cell/>
          <table:table-cell table:style-name="ce1"/>
          <table:table-cell table:formula="of:=IFERROR(([.CU97]/[.I97])*100; &quot;&quot;)">
            <text:p/>
          </table:table-cell>
          <table:table-cell table:style-name="ce1"/>
          <table:table-cell/>
          <table:table-cell table:style-name="ce1"/>
          <table:table-cell table:formula="of:=IFERROR(([.CY97]/[.I97])*100; &quot;&quot;)">
            <text:p/>
          </table:table-cell>
          <table:table-cell table:style-name="ce1"/>
          <table:table-cell/>
          <table:table-cell table:style-name="ce1"/>
          <table:table-cell table:formula="of:=IFERROR(([.DC97]/[.I97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Powerline 540 e</text:p>
          </table:table-cell>
          <table:table-cell office:value-type="string" calcext:value-type="string">
            <text:p>129.06.92</text:p>
          </table:table-cell>
          <table:table-cell office:value-type="float" office:value="240" calcext:value-type="float">
            <text:p>240</text:p>
          </table:table-cell>
          <table:table-cell table:formula="of:=IF([.C98]-[.X98] = 0 ;&quot;&quot;; [.C98]-[.X98])" office:value-type="float" office:value="212" calcext:value-type="float">
            <text:p>212</text:p>
          </table:table-cell>
          <table:table-cell office:value-type="float" office:value="12" calcext:value-type="float">
            <text:p>12</text:p>
          </table:table-cell>
          <table:table-cell table:formula="of:=IFERROR(([.E98]/[.D98])*100; &quot;&quot;)" office:value-type="float" office:value="5.66037735849057" calcext:value-type="float">
            <text:p>5,66037735849057</text:p>
          </table:table-cell>
          <table:table-cell office:value-type="float" office:value="6" calcext:value-type="float">
            <text:p>6</text:p>
          </table:table-cell>
          <table:table-cell table:formula="of:=IFERROR(([.G98]/[.D98])*100; &quot;&quot;)" office:value-type="float" office:value="2.83018867924528" calcext:value-type="float">
            <text:p>2,83018867924528</text:p>
          </table:table-cell>
          <table:table-cell office:value-type="float" office:value="161" calcext:value-type="float">
            <text:p>161</text:p>
          </table:table-cell>
          <table:table-cell table:formula="of:=IFERROR(([.I98]/[.D98])*100; &quot;&quot;)" office:value-type="float" office:value="75.9433962264151" calcext:value-type="float">
            <text:p>75,9433962264151</text:p>
          </table:table-cell>
          <table:table-cell office:value-type="float" office:value="51" calcext:value-type="float">
            <text:p>51</text:p>
          </table:table-cell>
          <table:table-cell table:formula="of:=IFERROR(([.K98]/[.D98])*100; &quot;&quot;)" office:value-type="float" office:value="24.0566037735849" calcext:value-type="float">
            <text:p>24,0566037735849</text:p>
          </table:table-cell>
          <table:table-cell office:value-type="float" office:value="16" calcext:value-type="float">
            <text:p>16</text:p>
          </table:table-cell>
          <table:table-cell table:formula="of:=IFERROR(([.M98]/[.K98])*100; &quot;&quot;)" office:value-type="float" office:value="31.3725490196078" calcext:value-type="float">
            <text:p>31,3725490196078</text:p>
          </table:table-cell>
          <table:table-cell office:value-type="float" office:value="10" calcext:value-type="float">
            <text:p>10</text:p>
          </table:table-cell>
          <table:table-cell table:formula="of:=IFERROR(([.O98]/[.K98])*100; &quot;&quot;)" office:value-type="float" office:value="19.6078431372549" calcext:value-type="float">
            <text:p>19,6078431372549</text:p>
          </table:table-cell>
          <table:table-cell table:formula="of:=IF([.E98] = &quot;&quot; ;&quot;&quot;; [.E98]-[.O98])" office:value-type="float" office:value="2" calcext:value-type="float">
            <text:p>2</text:p>
          </table:table-cell>
          <table:table-cell table:formula="of:=IFERROR(([.Q98]/[.I98])*100; &quot;&quot;)" office:value-type="float" office:value="1.24223602484472" calcext:value-type="float">
            <text:p>1,24223602484472</text:p>
          </table:table-cell>
          <table:table-cell office:value-type="float" office:value="5" calcext:value-type="float">
            <text:p>5</text:p>
          </table:table-cell>
          <table:table-cell table:formula="of:=IFERROR(([.S98]/[.K98])*100; &quot;&quot;)" office:value-type="float" office:value="9.80392156862745" calcext:value-type="float">
            <text:p>9,80392156862745</text:p>
          </table:table-cell>
          <table:table-cell table:formula="of:=IF([.G98] = &quot;&quot; ;&quot;&quot;; [.G98]-[.S98])" office:value-type="float" office:value="1" calcext:value-type="float">
            <text:p>1</text:p>
          </table:table-cell>
          <table:table-cell table:formula="of:=IFERROR(([.U98]/[.I98])*100; &quot;&quot;)" office:value-type="float" office:value="0.62111801242236" calcext:value-type="float">
            <text:p>0,62111801242236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IFERROR(([.Y98]/[.I98])*100; &quot;&quot;)" office:value-type="float" office:value="2.48447204968944" calcext:value-type="float">
            <text:p>2,48447204968944</text:p>
          </table:table-cell>
          <table:table-cell office:value-type="float" office:value="0" calcext:value-type="float">
            <text:p>0</text:p>
          </table:table-cell>
          <table:table-cell table:formula="of:=IFERROR(([.AA98]/[.I9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E98]/[.I98])*100; &quot;&quot;)" office:value-type="float" office:value="1.24223602484472" calcext:value-type="float">
            <text:p>1,24223602484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IFERROR(([.BI98]/[.I98])*100; &quot;&quot;)" office:value-type="float" office:value="4.96894409937888" calcext:value-type="float">
            <text:p>4,968944099378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98]/[.I9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IFERROR(([.CE98]/[.I98])*100; &quot;&quot;)" office:value-type="float" office:value="81.9875776397516" calcext:value-type="float">
            <text:p>81,9875776397516</text:p>
          </table:table-cell>
          <table:table-cell office:value-type="float" office:value="7" calcext:value-type="float">
            <text:p>7</text:p>
          </table:table-cell>
          <table:table-cell table:formula="of:=IFERROR(([.CG98]/[.I98])*100; &quot;&quot;)" office:value-type="float" office:value="4.34782608695652" calcext:value-type="float">
            <text:p>4,34782608695652</text:p>
          </table:table-cell>
          <table:table-cell office:value-type="float" office:value="3" calcext:value-type="float">
            <text:p>3</text:p>
          </table:table-cell>
          <table:table-cell table:formula="of:=IFERROR(([.CI98]/[.I98])*100; &quot;&quot;)" office:value-type="float" office:value="1.86335403726708" calcext:value-type="float">
            <text:p>1,863354037267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Q98]/[.I98])*100; &quot;&quot;)" office:value-type="float" office:value="1.86335403726708" calcext:value-type="float">
            <text:p>1,863354037267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98]/[.I9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Y98]/[.I98])*100; &quot;&quot;)" office:value-type="float" office:value="1.24223602484472" calcext:value-type="float">
            <text:p>1,24223602484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98]/[.I9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129.07.13</text:p>
          </table:table-cell>
          <table:table-cell office:value-type="float" office:value="266" calcext:value-type="float">
            <text:p>266</text:p>
          </table:table-cell>
          <table:table-cell table:formula="of:=IF([.C99]-[.X99] = 0 ;&quot;&quot;; [.C99]-[.X99])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IFERROR(([.E99]/[.D9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99]/[.D99])*100; &quot;&quot;)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formula="of:=IFERROR(([.I99]/[.D99])*100; &quot;&quot;)" office:value-type="float" office:value="99.5555555555556" calcext:value-type="float">
            <text:p>99,5555555555556</text:p>
          </table:table-cell>
          <table:table-cell office:value-type="float" office:value="1" calcext:value-type="float">
            <text:p>1</text:p>
          </table:table-cell>
          <table:table-cell table:formula="of:=IFERROR(([.K99]/[.D99])*100; &quot;&quot;)" office:value-type="float" office:value="0.444444444444444" calcext:value-type="float">
            <text:p>0,444444444444444</text:p>
          </table:table-cell>
          <table:table-cell office:value-type="float" office:value="0" calcext:value-type="float">
            <text:p>0</text:p>
          </table:table-cell>
          <table:table-cell table:formula="of:=IFERROR(([.M99]/[.K9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O99]/[.K99])*100; &quot;&quot;)" office:value-type="float" office:value="0" calcext:value-type="float">
            <text:p>0</text:p>
          </table:table-cell>
          <table:table-cell table:formula="of:=IF([.E99] = &quot;&quot; ;&quot;&quot;; [.E99]-[.O99])" office:value-type="float" office:value="0" calcext:value-type="float">
            <text:p>0</text:p>
          </table:table-cell>
          <table:table-cell table:formula="of:=IFERROR(([.Q99]/[.I9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99]/[.K99])*100; &quot;&quot;)" office:value-type="float" office:value="0" calcext:value-type="float">
            <text:p>0</text:p>
          </table:table-cell>
          <table:table-cell table:formula="of:=IF([.G99] = &quot;&quot; ;&quot;&quot;; [.G99]-[.S99])" office:value-type="float" office:value="0" calcext:value-type="float">
            <text:p>0</text:p>
          </table:table-cell>
          <table:table-cell table:formula="of:=IFERROR(([.U99]/[.I9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IFERROR(([.Y99]/[.I9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A99]/[.I9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E99]/[.I99])*100; &quot;&quot;)" office:value-type="float" office:value="2.23214285714286" calcext:value-type="float">
            <text:p>2,232142857142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9" calcext:value-type="float">
            <text:p>219</text:p>
          </table:table-cell>
          <table:table-cell table:formula="of:=IFERROR(([.BI99]/[.I99])*100; &quot;&quot;)" office:value-type="float" office:value="97.7678571428571" calcext:value-type="float">
            <text:p>97,76785714285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99]/[.I9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99]/[.I9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99]/[.I9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99]/[.I9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99]/[.I9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99]/[.I9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99]/[.I9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99]/[.I9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100]-[.X100] = 0 ;&quot;&quot;; [.C100]-[.X100])">
            <text:p/>
          </table:table-cell>
          <table:table-cell table:style-name="ce1"/>
          <table:table-cell table:formula="of:=IFERROR(([.E100]/[.D100])*100; &quot;&quot;)">
            <text:p/>
          </table:table-cell>
          <table:table-cell table:style-name="ce1"/>
          <table:table-cell table:formula="of:=IFERROR(([.G100]/[.D100])*100; &quot;&quot;)">
            <text:p/>
          </table:table-cell>
          <table:table-cell table:style-name="ce1"/>
          <table:table-cell table:formula="of:=IFERROR(([.I100]/[.D100])*100; &quot;&quot;)">
            <text:p/>
          </table:table-cell>
          <table:table-cell table:style-name="ce1"/>
          <table:table-cell table:formula="of:=IFERROR(([.K100]/[.D100])*100; &quot;&quot;)">
            <text:p/>
          </table:table-cell>
          <table:table-cell table:style-name="ce1"/>
          <table:table-cell table:formula="of:=IFERROR(([.M100]/[.K100])*100; &quot;&quot;)">
            <text:p/>
          </table:table-cell>
          <table:table-cell/>
          <table:table-cell table:formula="of:=IFERROR(([.O100]/[.K100])*100; &quot;&quot;)">
            <text:p/>
          </table:table-cell>
          <table:table-cell table:formula="of:=IF([.E100] = &quot;&quot; ;&quot;&quot;; [.E100]-[.O100])">
            <text:p/>
          </table:table-cell>
          <table:table-cell table:formula="of:=IFERROR(([.Q100]/[.I100])*100; &quot;&quot;)">
            <text:p/>
          </table:table-cell>
          <table:table-cell/>
          <table:table-cell table:formula="of:=IFERROR(([.S100]/[.K100])*100; &quot;&quot;)">
            <text:p/>
          </table:table-cell>
          <table:table-cell table:formula="of:=IF([.G100] = &quot;&quot; ;&quot;&quot;; [.G100]-[.S100])">
            <text:p/>
          </table:table-cell>
          <table:table-cell table:formula="of:=IFERROR(([.U100]/[.I100])*100; &quot;&quot;)">
            <text:p/>
          </table:table-cell>
          <table:table-cell table:style-name="ce1" table:number-columns-repeated="3"/>
          <table:table-cell table:formula="of:=IFERROR(([.Y100]/[.I100])*100; &quot;&quot;)">
            <text:p/>
          </table:table-cell>
          <table:table-cell table:style-name="ce1"/>
          <table:table-cell table:formula="of:=IFERROR(([.AA100]/[.I100])*100; &quot;&quot;)">
            <text:p/>
          </table:table-cell>
          <table:table-cell table:style-name="ce1"/>
          <table:table-cell/>
          <table:table-cell table:style-name="ce1"/>
          <table:table-cell table:formula="of:=IFERROR(([.AE100]/[.I10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100]/[.I100])*100; &quot;&quot;)">
            <text:p/>
          </table:table-cell>
          <table:table-cell table:style-name="ce1"/>
          <table:table-cell/>
          <table:table-cell table:style-name="ce1"/>
          <table:table-cell table:formula="of:=IFERROR(([.BM100]/[.I10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100]/[.I100])*100; &quot;&quot;)">
            <text:p/>
          </table:table-cell>
          <table:table-cell table:style-name="ce1"/>
          <table:table-cell table:formula="of:=IFERROR(([.CG100]/[.I100])*100; &quot;&quot;)">
            <text:p/>
          </table:table-cell>
          <table:table-cell table:style-name="ce1"/>
          <table:table-cell table:formula="of:=IFERROR(([.CI100]/[.I10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100]/[.I100])*100; &quot;&quot;)">
            <text:p/>
          </table:table-cell>
          <table:table-cell table:style-name="ce1"/>
          <table:table-cell/>
          <table:table-cell table:style-name="ce1"/>
          <table:table-cell table:formula="of:=IFERROR(([.CU100]/[.I100])*100; &quot;&quot;)">
            <text:p/>
          </table:table-cell>
          <table:table-cell table:style-name="ce1"/>
          <table:table-cell/>
          <table:table-cell table:style-name="ce1"/>
          <table:table-cell table:formula="of:=IFERROR(([.CY100]/[.I100])*100; &quot;&quot;)">
            <text:p/>
          </table:table-cell>
          <table:table-cell table:style-name="ce1"/>
          <table:table-cell/>
          <table:table-cell table:style-name="ce1"/>
          <table:table-cell table:formula="of:=IFERROR(([.DC100]/[.I100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Powerline 1240 e</text:p>
          </table:table-cell>
          <table:table-cell office:value-type="string" calcext:value-type="string">
            <text:p>150.06.92</text:p>
          </table:table-cell>
          <table:table-cell office:value-type="float" office:value="239" calcext:value-type="float">
            <text:p>239</text:p>
          </table:table-cell>
          <table:table-cell table:formula="of:=IF([.C101]-[.X101] = 0 ;&quot;&quot;; [.C101]-[.X101])" office:value-type="float" office:value="210" calcext:value-type="float">
            <text:p>210</text:p>
          </table:table-cell>
          <table:table-cell office:value-type="float" office:value="12" calcext:value-type="float">
            <text:p>12</text:p>
          </table:table-cell>
          <table:table-cell table:formula="of:=IFERROR(([.E101]/[.D101])*100; &quot;&quot;)" office:value-type="float" office:value="5.71428571428571" calcext:value-type="float">
            <text:p>5,71428571428571</text:p>
          </table:table-cell>
          <table:table-cell office:value-type="float" office:value="6" calcext:value-type="float">
            <text:p>6</text:p>
          </table:table-cell>
          <table:table-cell table:formula="of:=IFERROR(([.G101]/[.D101])*100; &quot;&quot;)" office:value-type="float" office:value="2.85714285714286" calcext:value-type="float">
            <text:p>2,85714285714286</text:p>
          </table:table-cell>
          <table:table-cell office:value-type="float" office:value="161" calcext:value-type="float">
            <text:p>161</text:p>
          </table:table-cell>
          <table:table-cell table:formula="of:=IFERROR(([.I101]/[.D101])*100; &quot;&quot;)" office:value-type="float" office:value="76.6666666666667" calcext:value-type="float">
            <text:p>76,6666666666667</text:p>
          </table:table-cell>
          <table:table-cell office:value-type="float" office:value="49" calcext:value-type="float">
            <text:p>49</text:p>
          </table:table-cell>
          <table:table-cell table:formula="of:=IFERROR(([.K101]/[.D101])*100; &quot;&quot;)" office:value-type="float" office:value="23.3333333333333" calcext:value-type="float">
            <text:p>23,3333333333333</text:p>
          </table:table-cell>
          <table:table-cell office:value-type="float" office:value="14" calcext:value-type="float">
            <text:p>14</text:p>
          </table:table-cell>
          <table:table-cell table:formula="of:=IFERROR(([.M101]/[.K101])*100; &quot;&quot;)" office:value-type="float" office:value="28.5714285714286" calcext:value-type="float">
            <text:p>28,5714285714286</text:p>
          </table:table-cell>
          <table:table-cell office:value-type="float" office:value="10" calcext:value-type="float">
            <text:p>10</text:p>
          </table:table-cell>
          <table:table-cell table:formula="of:=IFERROR(([.O101]/[.K101])*100; &quot;&quot;)" office:value-type="float" office:value="20.4081632653061" calcext:value-type="float">
            <text:p>20,4081632653061</text:p>
          </table:table-cell>
          <table:table-cell table:formula="of:=IF([.E101] = &quot;&quot; ;&quot;&quot;; [.E101]-[.O101])" office:value-type="float" office:value="2" calcext:value-type="float">
            <text:p>2</text:p>
          </table:table-cell>
          <table:table-cell table:formula="of:=IFERROR(([.Q101]/[.I101])*100; &quot;&quot;)" office:value-type="float" office:value="1.24223602484472" calcext:value-type="float">
            <text:p>1,24223602484472</text:p>
          </table:table-cell>
          <table:table-cell office:value-type="float" office:value="5" calcext:value-type="float">
            <text:p>5</text:p>
          </table:table-cell>
          <table:table-cell table:formula="of:=IFERROR(([.S101]/[.K101])*100; &quot;&quot;)" office:value-type="float" office:value="10.2040816326531" calcext:value-type="float">
            <text:p>10,2040816326531</text:p>
          </table:table-cell>
          <table:table-cell table:formula="of:=IF([.G101] = &quot;&quot; ;&quot;&quot;; [.G101]-[.S101])" office:value-type="float" office:value="1" calcext:value-type="float">
            <text:p>1</text:p>
          </table:table-cell>
          <table:table-cell table:formula="of:=IFERROR(([.U101]/[.I101])*100; &quot;&quot;)" office:value-type="float" office:value="0.62111801242236" calcext:value-type="float">
            <text:p>0,62111801242236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IFERROR(([.Y101]/[.I101])*100; &quot;&quot;)" office:value-type="float" office:value="2.48447204968944" calcext:value-type="float">
            <text:p>2,48447204968944</text:p>
          </table:table-cell>
          <table:table-cell office:value-type="float" office:value="0" calcext:value-type="float">
            <text:p>0</text:p>
          </table:table-cell>
          <table:table-cell table:formula="of:=IFERROR(([.AA101]/[.I10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E101]/[.I101])*100; &quot;&quot;)" office:value-type="float" office:value="1.24223602484472" calcext:value-type="float">
            <text:p>1,24223602484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7" calcext:value-type="float">
            <text:p>77</text:p>
          </table:table-cell>
          <table:table-cell table:formula="of:=IFERROR(([.BI101]/[.I101])*100; &quot;&quot;)" office:value-type="float" office:value="47.8260869565217" calcext:value-type="float">
            <text:p>47,82608695652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01]/[.I10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table:formula="of:=IFERROR(([.CE101]/[.I101])*100; &quot;&quot;)" office:value-type="float" office:value="36.6459627329193" calcext:value-type="float">
            <text:p>36,6459627329193</text:p>
          </table:table-cell>
          <table:table-cell office:value-type="float" office:value="10" calcext:value-type="float">
            <text:p>10</text:p>
          </table:table-cell>
          <table:table-cell table:formula="of:=IFERROR(([.CG101]/[.I101])*100; &quot;&quot;)" office:value-type="float" office:value="6.2111801242236" calcext:value-type="float">
            <text:p>6,2111801242236</text:p>
          </table:table-cell>
          <table:table-cell office:value-type="float" office:value="6" calcext:value-type="float">
            <text:p>6</text:p>
          </table:table-cell>
          <table:table-cell table:formula="of:=IFERROR(([.CI101]/[.I101])*100; &quot;&quot;)" office:value-type="float" office:value="3.72670807453416" calcext:value-type="float">
            <text:p>3,726708074534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Q101]/[.I101])*100; &quot;&quot;)" office:value-type="float" office:value="1.24223602484472" calcext:value-type="float">
            <text:p>1,24223602484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01]/[.I10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01]/[.I10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C101]/[.I101])*100; &quot;&quot;)" office:value-type="float" office:value="0.62111801242236" calcext:value-type="float">
            <text:p>0,621118012422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150.07.13</text:p>
          </table:table-cell>
          <table:table-cell office:value-type="float" office:value="265" calcext:value-type="float">
            <text:p>265</text:p>
          </table:table-cell>
          <table:table-cell table:formula="of:=IF([.C102]-[.X102] = 0 ;&quot;&quot;; [.C102]-[.X102])"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formula="of:=IFERROR(([.E102]/[.D102])*100; &quot;&quot;)" office:value-type="float" office:value="6.25" calcext:value-type="float">
            <text:p>6,25</text:p>
          </table:table-cell>
          <table:table-cell office:value-type="float" office:value="8" calcext:value-type="float">
            <text:p>8</text:p>
          </table:table-cell>
          <table:table-cell table:formula="of:=IFERROR(([.G102]/[.D102])*100; &quot;&quot;)" office:value-type="float" office:value="3.57142857142857" calcext:value-type="float">
            <text:p>3,57142857142857</text:p>
          </table:table-cell>
          <table:table-cell office:value-type="float" office:value="167" calcext:value-type="float">
            <text:p>167</text:p>
          </table:table-cell>
          <table:table-cell table:formula="of:=IFERROR(([.I102]/[.D102])*100; &quot;&quot;)" office:value-type="float" office:value="74.5535714285714" calcext:value-type="float">
            <text:p>74,5535714285714</text:p>
          </table:table-cell>
          <table:table-cell office:value-type="float" office:value="57" calcext:value-type="float">
            <text:p>57</text:p>
          </table:table-cell>
          <table:table-cell table:formula="of:=IFERROR(([.K102]/[.D102])*100; &quot;&quot;)" office:value-type="float" office:value="25.4464285714286" calcext:value-type="float">
            <text:p>25,4464285714286</text:p>
          </table:table-cell>
          <table:table-cell office:value-type="float" office:value="15" calcext:value-type="float">
            <text:p>15</text:p>
          </table:table-cell>
          <table:table-cell table:formula="of:=IFERROR(([.M102]/[.K102])*100; &quot;&quot;)" office:value-type="float" office:value="26.3157894736842" calcext:value-type="float">
            <text:p>26,3157894736842</text:p>
          </table:table-cell>
          <table:table-cell office:value-type="float" office:value="13" calcext:value-type="float">
            <text:p>13</text:p>
          </table:table-cell>
          <table:table-cell table:formula="of:=IFERROR(([.O102]/[.K102])*100; &quot;&quot;)" office:value-type="float" office:value="22.8070175438596" calcext:value-type="float">
            <text:p>22,8070175438596</text:p>
          </table:table-cell>
          <table:table-cell table:formula="of:=IF([.E102] = &quot;&quot; ;&quot;&quot;; [.E102]-[.O102])" office:value-type="float" office:value="1" calcext:value-type="float">
            <text:p>1</text:p>
          </table:table-cell>
          <table:table-cell table:formula="of:=IFERROR(([.Q102]/[.I102])*100; &quot;&quot;)" office:value-type="float" office:value="0.598802395209581" calcext:value-type="float">
            <text:p>0,598802395209581</text:p>
          </table:table-cell>
          <table:table-cell office:value-type="float" office:value="8" calcext:value-type="float">
            <text:p>8</text:p>
          </table:table-cell>
          <table:table-cell table:formula="of:=IFERROR(([.S102]/[.K102])*100; &quot;&quot;)" office:value-type="float" office:value="14.0350877192982" calcext:value-type="float">
            <text:p>14,0350877192982</text:p>
          </table:table-cell>
          <table:table-cell table:formula="of:=IF([.G102] = &quot;&quot; ;&quot;&quot;; [.G102]-[.S102])" office:value-type="float" office:value="0" calcext:value-type="float">
            <text:p>0</text:p>
          </table:table-cell>
          <table:table-cell table:formula="of:=IFERROR(([.U102]/[.I102])*100; &quot;&quot;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formula="of:=IFERROR(([.Y102]/[.I102])*100; &quot;&quot;)" office:value-type="float" office:value="3.59281437125748" calcext:value-type="float">
            <text:p>3,59281437125748</text:p>
          </table:table-cell>
          <table:table-cell office:value-type="float" office:value="1" calcext:value-type="float">
            <text:p>1</text:p>
          </table:table-cell>
          <table:table-cell table:formula="of:=IFERROR(([.AA102]/[.I102])*100; &quot;&quot;)" office:value-type="float" office:value="0.598802395209581" calcext:value-type="float">
            <text:p>0,5988023952095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E102]/[.I102])*100; &quot;&quot;)" office:value-type="float" office:value="2.9940119760479" calcext:value-type="float">
            <text:p>2,99401197604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IFERROR(([.BI102]/[.I102])*100; &quot;&quot;)" office:value-type="float" office:value="3.59281437125748" calcext:value-type="float">
            <text:p>3,592814371257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02]/[.I10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IFERROR(([.CE102]/[.I102])*100; &quot;&quot;)" office:value-type="float" office:value="83.8323353293413" calcext:value-type="float">
            <text:p>83,8323353293413</text:p>
          </table:table-cell>
          <table:table-cell office:value-type="float" office:value="6" calcext:value-type="float">
            <text:p>6</text:p>
          </table:table-cell>
          <table:table-cell table:formula="of:=IFERROR(([.CG102]/[.I102])*100; &quot;&quot;)" office:value-type="float" office:value="3.59281437125748" calcext:value-type="float">
            <text:p>3,59281437125748</text:p>
          </table:table-cell>
          <table:table-cell office:value-type="float" office:value="2" calcext:value-type="float">
            <text:p>2</text:p>
          </table:table-cell>
          <table:table-cell table:formula="of:=IFERROR(([.CI102]/[.I102])*100; &quot;&quot;)" office:value-type="float" office:value="1.19760479041916" calcext:value-type="float">
            <text:p>1,197604790419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02]/[.I10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02]/[.I10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Y102]/[.I102])*100; &quot;&quot;)" office:value-type="float" office:value="0.598802395209581" calcext:value-type="float">
            <text:p>0,5988023952095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02]/[.I10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103]-[.X103] = 0 ;&quot;&quot;; [.C103]-[.X103])">
            <text:p/>
          </table:table-cell>
          <table:table-cell table:style-name="ce1"/>
          <table:table-cell table:formula="of:=IFERROR(([.E103]/[.D103])*100; &quot;&quot;)">
            <text:p/>
          </table:table-cell>
          <table:table-cell table:style-name="ce1"/>
          <table:table-cell table:formula="of:=IFERROR(([.G103]/[.D103])*100; &quot;&quot;)">
            <text:p/>
          </table:table-cell>
          <table:table-cell table:style-name="ce1"/>
          <table:table-cell table:formula="of:=IFERROR(([.I103]/[.D103])*100; &quot;&quot;)">
            <text:p/>
          </table:table-cell>
          <table:table-cell table:style-name="ce1"/>
          <table:table-cell table:formula="of:=IFERROR(([.K103]/[.D103])*100; &quot;&quot;)">
            <text:p/>
          </table:table-cell>
          <table:table-cell table:style-name="ce1"/>
          <table:table-cell table:formula="of:=IFERROR(([.M103]/[.K103])*100; &quot;&quot;)">
            <text:p/>
          </table:table-cell>
          <table:table-cell/>
          <table:table-cell table:formula="of:=IFERROR(([.O103]/[.K103])*100; &quot;&quot;)">
            <text:p/>
          </table:table-cell>
          <table:table-cell table:formula="of:=IF([.E103] = &quot;&quot; ;&quot;&quot;; [.E103]-[.O103])">
            <text:p/>
          </table:table-cell>
          <table:table-cell table:formula="of:=IFERROR(([.Q103]/[.I103])*100; &quot;&quot;)">
            <text:p/>
          </table:table-cell>
          <table:table-cell/>
          <table:table-cell table:formula="of:=IFERROR(([.S103]/[.K103])*100; &quot;&quot;)">
            <text:p/>
          </table:table-cell>
          <table:table-cell table:formula="of:=IF([.G103] = &quot;&quot; ;&quot;&quot;; [.G103]-[.S103])">
            <text:p/>
          </table:table-cell>
          <table:table-cell table:formula="of:=IFERROR(([.U103]/[.I103])*100; &quot;&quot;)">
            <text:p/>
          </table:table-cell>
          <table:table-cell table:style-name="ce1" table:number-columns-repeated="3"/>
          <table:table-cell table:formula="of:=IFERROR(([.Y103]/[.I103])*100; &quot;&quot;)">
            <text:p/>
          </table:table-cell>
          <table:table-cell table:style-name="ce1"/>
          <table:table-cell table:formula="of:=IFERROR(([.AA103]/[.I103])*100; &quot;&quot;)">
            <text:p/>
          </table:table-cell>
          <table:table-cell table:style-name="ce1"/>
          <table:table-cell/>
          <table:table-cell table:style-name="ce1"/>
          <table:table-cell table:formula="of:=IFERROR(([.AE103]/[.I10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103]/[.I103])*100; &quot;&quot;)">
            <text:p/>
          </table:table-cell>
          <table:table-cell table:style-name="ce1"/>
          <table:table-cell/>
          <table:table-cell table:style-name="ce1"/>
          <table:table-cell table:formula="of:=IFERROR(([.BM103]/[.I10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103]/[.I103])*100; &quot;&quot;)">
            <text:p/>
          </table:table-cell>
          <table:table-cell table:style-name="ce1"/>
          <table:table-cell table:formula="of:=IFERROR(([.CG103]/[.I103])*100; &quot;&quot;)">
            <text:p/>
          </table:table-cell>
          <table:table-cell table:style-name="ce1"/>
          <table:table-cell table:formula="of:=IFERROR(([.CI103]/[.I10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103]/[.I103])*100; &quot;&quot;)">
            <text:p/>
          </table:table-cell>
          <table:table-cell table:style-name="ce1"/>
          <table:table-cell/>
          <table:table-cell table:style-name="ce1"/>
          <table:table-cell table:formula="of:=IFERROR(([.CU103]/[.I103])*100; &quot;&quot;)">
            <text:p/>
          </table:table-cell>
          <table:table-cell table:style-name="ce1"/>
          <table:table-cell/>
          <table:table-cell table:style-name="ce1"/>
          <table:table-cell table:formula="of:=IFERROR(([.CY103]/[.I103])*100; &quot;&quot;)">
            <text:p/>
          </table:table-cell>
          <table:table-cell table:style-name="ce1"/>
          <table:table-cell/>
          <table:table-cell table:style-name="ce1"/>
          <table:table-cell table:formula="of:=IFERROR(([.DC103]/[.I103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Powerline 1260 e</text:p>
          </table:table-cell>
          <table:table-cell office:value-type="string" calcext:value-type="string">
            <text:p>157.06.92</text:p>
          </table:table-cell>
          <table:table-cell office:value-type="float" office:value="255" calcext:value-type="float">
            <text:p>255</text:p>
          </table:table-cell>
          <table:table-cell table:formula="of:=IF([.C104]-[.X104] = 0 ;&quot;&quot;; [.C104]-[.X104])" office:value-type="float" office:value="225" calcext:value-type="float">
            <text:p>225</text:p>
          </table:table-cell>
          <table:table-cell office:value-type="float" office:value="117" calcext:value-type="float">
            <text:p>117</text:p>
          </table:table-cell>
          <table:table-cell table:formula="of:=IFERROR(([.E104]/[.D104])*100; &quot;&quot;)" office:value-type="float" office:value="52" calcext:value-type="float">
            <text:p>52</text:p>
          </table:table-cell>
          <table:table-cell office:value-type="float" office:value="103" calcext:value-type="float">
            <text:p>103</text:p>
          </table:table-cell>
          <table:table-cell table:formula="of:=IFERROR(([.G104]/[.D104])*100; &quot;&quot;)" office:value-type="float" office:value="45.7777777777778" calcext:value-type="float">
            <text:p>45,7777777777778</text:p>
          </table:table-cell>
          <table:table-cell office:value-type="float" office:value="60" calcext:value-type="float">
            <text:p>60</text:p>
          </table:table-cell>
          <table:table-cell table:formula="of:=IFERROR(([.I104]/[.D104])*100; &quot;&quot;)" office:value-type="float" office:value="26.6666666666667" calcext:value-type="float">
            <text:p>26,6666666666667</text:p>
          </table:table-cell>
          <table:table-cell office:value-type="float" office:value="165" calcext:value-type="float">
            <text:p>165</text:p>
          </table:table-cell>
          <table:table-cell table:formula="of:=IFERROR(([.K104]/[.D104])*100; &quot;&quot;)" office:value-type="float" office:value="73.3333333333333" calcext:value-type="float">
            <text:p>73,3333333333333</text:p>
          </table:table-cell>
          <table:table-cell office:value-type="float" office:value="23" calcext:value-type="float">
            <text:p>23</text:p>
          </table:table-cell>
          <table:table-cell table:formula="of:=IFERROR(([.M104]/[.K104])*100; &quot;&quot;)" office:value-type="float" office:value="13.9393939393939" calcext:value-type="float">
            <text:p>13,9393939393939</text:p>
          </table:table-cell>
          <table:table-cell office:value-type="float" office:value="109" calcext:value-type="float">
            <text:p>109</text:p>
          </table:table-cell>
          <table:table-cell table:formula="of:=IFERROR(([.O104]/[.K104])*100; &quot;&quot;)" office:value-type="float" office:value="66.0606060606061" calcext:value-type="float">
            <text:p>66,0606060606061</text:p>
          </table:table-cell>
          <table:table-cell table:formula="of:=IF([.E104] = &quot;&quot; ;&quot;&quot;; [.E104]-[.O104])" office:value-type="float" office:value="8" calcext:value-type="float">
            <text:p>8</text:p>
          </table:table-cell>
          <table:table-cell table:formula="of:=IFERROR(([.Q104]/[.I104])*100; &quot;&quot;)" office:value-type="float" office:value="13.3333333333333" calcext:value-type="float">
            <text:p>13,3333333333333</text:p>
          </table:table-cell>
          <table:table-cell office:value-type="float" office:value="100" calcext:value-type="float">
            <text:p>100</text:p>
          </table:table-cell>
          <table:table-cell table:formula="of:=IFERROR(([.S104]/[.K104])*100; &quot;&quot;)" office:value-type="float" office:value="60.6060606060606" calcext:value-type="float">
            <text:p>60,6060606060606</text:p>
          </table:table-cell>
          <table:table-cell table:formula="of:=IF([.G104] = &quot;&quot; ;&quot;&quot;; [.G104]-[.S104])" office:value-type="float" office:value="3" calcext:value-type="float">
            <text:p>3</text:p>
          </table:table-cell>
          <table:table-cell table:formula="of:=IFERROR(([.U104]/[.I104])*100; &quot;&quot;)"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IFERROR(([.Y104]/[.I104])*100; &quot;&quot;)" office:value-type="float" office:value="26.6666666666667" calcext:value-type="float">
            <text:p>26,6666666666667</text:p>
          </table:table-cell>
          <table:table-cell office:value-type="float" office:value="0" calcext:value-type="float">
            <text:p>0</text:p>
          </table:table-cell>
          <table:table-cell table:formula="of:=IFERROR(([.AA104]/[.I10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E104]/[.I104])*100; &quot;&quot;)" office:value-type="float" office:value="3.33333333333333" calcext:value-type="float">
            <text:p>3,33333333333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104]/[.I10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04]/[.I10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formula="of:=IFERROR(([.CE104]/[.I104])*100; &quot;&quot;)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IFERROR(([.CG104]/[.I10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104]/[.I10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04]/[.I10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04]/[.I10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04]/[.I10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04]/[.I10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157.07.27</text:p>
          </table:table-cell>
          <table:table-cell office:value-type="float" office:value="274" calcext:value-type="float">
            <text:p>274</text:p>
          </table:table-cell>
          <table:table-cell table:formula="of:=IF([.C105]-[.X105] = 0 ;&quot;&quot;; [.C105]-[.X105])" office:value-type="float" office:value="232" calcext:value-type="float">
            <text:p>232</text:p>
          </table:table-cell>
          <table:table-cell office:value-type="float" office:value="101" calcext:value-type="float">
            <text:p>101</text:p>
          </table:table-cell>
          <table:table-cell table:formula="of:=IFERROR(([.E105]/[.D105])*100; &quot;&quot;)" office:value-type="float" office:value="43.5344827586207" calcext:value-type="float">
            <text:p>43,5344827586207</text:p>
          </table:table-cell>
          <table:table-cell office:value-type="float" office:value="96" calcext:value-type="float">
            <text:p>96</text:p>
          </table:table-cell>
          <table:table-cell table:formula="of:=IFERROR(([.G105]/[.D105])*100; &quot;&quot;)" office:value-type="float" office:value="41.3793103448276" calcext:value-type="float">
            <text:p>41,3793103448276</text:p>
          </table:table-cell>
          <table:table-cell office:value-type="float" office:value="65" calcext:value-type="float">
            <text:p>65</text:p>
          </table:table-cell>
          <table:table-cell table:formula="of:=IFERROR(([.I105]/[.D105])*100; &quot;&quot;)" office:value-type="float" office:value="28.0172413793103" calcext:value-type="float">
            <text:p>28,0172413793103</text:p>
          </table:table-cell>
          <table:table-cell office:value-type="float" office:value="167" calcext:value-type="float">
            <text:p>167</text:p>
          </table:table-cell>
          <table:table-cell table:formula="of:=IFERROR(([.K105]/[.D105])*100; &quot;&quot;)" office:value-type="float" office:value="71.9827586206897" calcext:value-type="float">
            <text:p>71,9827586206897</text:p>
          </table:table-cell>
          <table:table-cell office:value-type="float" office:value="19" calcext:value-type="float">
            <text:p>19</text:p>
          </table:table-cell>
          <table:table-cell table:formula="of:=IFERROR(([.M105]/[.K105])*100; &quot;&quot;)" office:value-type="float" office:value="11.377245508982" calcext:value-type="float">
            <text:p>11,377245508982</text:p>
          </table:table-cell>
          <table:table-cell office:value-type="float" office:value="99" calcext:value-type="float">
            <text:p>99</text:p>
          </table:table-cell>
          <table:table-cell table:formula="of:=IFERROR(([.O105]/[.K105])*100; &quot;&quot;)" office:value-type="float" office:value="59.2814371257485" calcext:value-type="float">
            <text:p>59,2814371257485</text:p>
          </table:table-cell>
          <table:table-cell table:formula="of:=IF([.E105] = &quot;&quot; ;&quot;&quot;; [.E105]-[.O105])" office:value-type="float" office:value="2" calcext:value-type="float">
            <text:p>2</text:p>
          </table:table-cell>
          <table:table-cell table:formula="of:=IFERROR(([.Q105]/[.I105])*100; &quot;&quot;)" office:value-type="float" office:value="3.07692307692308" calcext:value-type="float">
            <text:p>3,07692307692308</text:p>
          </table:table-cell>
          <table:table-cell office:value-type="float" office:value="94" calcext:value-type="float">
            <text:p>94</text:p>
          </table:table-cell>
          <table:table-cell table:formula="of:=IFERROR(([.S105]/[.K105])*100; &quot;&quot;)" office:value-type="float" office:value="56.2874251497006" calcext:value-type="float">
            <text:p>56,2874251497006</text:p>
          </table:table-cell>
          <table:table-cell table:formula="of:=IF([.G105] = &quot;&quot; ;&quot;&quot;; [.G105]-[.S105])" office:value-type="float" office:value="2" calcext:value-type="float">
            <text:p>2</text:p>
          </table:table-cell>
          <table:table-cell table:formula="of:=IFERROR(([.U105]/[.I105])*100; &quot;&quot;)" office:value-type="float" office:value="3.07692307692308" calcext:value-type="float">
            <text:p>3,07692307692308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formula="of:=IFERROR(([.Y105]/[.I105])*100; &quot;&quot;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IFERROR(([.AA105]/[.I105])*100; &quot;&quot;)" office:value-type="float" office:value="3.07692307692308" calcext:value-type="float">
            <text:p>3,076923076923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E105]/[.I105])*100; &quot;&quot;)" office:value-type="float" office:value="3.07692307692308" calcext:value-type="float">
            <text:p>3,076923076923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105]/[.I10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05]/[.I10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IFERROR(([.CE105]/[.I105])*100; &quot;&quot;)" office:value-type="float" office:value="29.2307692307692" calcext:value-type="float">
            <text:p>29,2307692307692</text:p>
          </table:table-cell>
          <table:table-cell office:value-type="float" office:value="0" calcext:value-type="float">
            <text:p>0</text:p>
          </table:table-cell>
          <table:table-cell table:formula="of:=IFERROR(([.CG105]/[.I105])*100; &quot;&quot;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IFERROR(([.CI105]/[.I105])*100; &quot;&quot;)" office:value-type="float" office:value="44.6153846153846" calcext:value-type="float">
            <text:p>44,61538461538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05]/[.I10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05]/[.I10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05]/[.I10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05]/[.I10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106]-[.X106] = 0 ;&quot;&quot;; [.C106]-[.X106])">
            <text:p/>
          </table:table-cell>
          <table:table-cell table:style-name="ce1"/>
          <table:table-cell table:formula="of:=IFERROR(([.E106]/[.D106])*100; &quot;&quot;)">
            <text:p/>
          </table:table-cell>
          <table:table-cell table:style-name="ce1"/>
          <table:table-cell table:formula="of:=IFERROR(([.G106]/[.D106])*100; &quot;&quot;)">
            <text:p/>
          </table:table-cell>
          <table:table-cell table:style-name="ce1"/>
          <table:table-cell table:formula="of:=IFERROR(([.I106]/[.D106])*100; &quot;&quot;)">
            <text:p/>
          </table:table-cell>
          <table:table-cell table:style-name="ce1"/>
          <table:table-cell table:formula="of:=IFERROR(([.K106]/[.D106])*100; &quot;&quot;)">
            <text:p/>
          </table:table-cell>
          <table:table-cell table:style-name="ce1"/>
          <table:table-cell table:formula="of:=IFERROR(([.M106]/[.K106])*100; &quot;&quot;)">
            <text:p/>
          </table:table-cell>
          <table:table-cell/>
          <table:table-cell table:formula="of:=IFERROR(([.O106]/[.K106])*100; &quot;&quot;)">
            <text:p/>
          </table:table-cell>
          <table:table-cell table:formula="of:=IF([.E106] = &quot;&quot; ;&quot;&quot;; [.E106]-[.O106])">
            <text:p/>
          </table:table-cell>
          <table:table-cell table:formula="of:=IFERROR(([.Q106]/[.I106])*100; &quot;&quot;)">
            <text:p/>
          </table:table-cell>
          <table:table-cell/>
          <table:table-cell table:formula="of:=IFERROR(([.S106]/[.K106])*100; &quot;&quot;)">
            <text:p/>
          </table:table-cell>
          <table:table-cell table:formula="of:=IF([.G106] = &quot;&quot; ;&quot;&quot;; [.G106]-[.S106])">
            <text:p/>
          </table:table-cell>
          <table:table-cell table:formula="of:=IFERROR(([.U106]/[.I106])*100; &quot;&quot;)">
            <text:p/>
          </table:table-cell>
          <table:table-cell table:style-name="ce1" table:number-columns-repeated="3"/>
          <table:table-cell table:formula="of:=IFERROR(([.Y106]/[.I106])*100; &quot;&quot;)">
            <text:p/>
          </table:table-cell>
          <table:table-cell table:style-name="ce1"/>
          <table:table-cell table:formula="of:=IFERROR(([.AA106]/[.I106])*100; &quot;&quot;)">
            <text:p/>
          </table:table-cell>
          <table:table-cell table:style-name="ce1"/>
          <table:table-cell/>
          <table:table-cell table:style-name="ce1"/>
          <table:table-cell table:formula="of:=IFERROR(([.AE106]/[.I106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106]/[.I106])*100; &quot;&quot;)">
            <text:p/>
          </table:table-cell>
          <table:table-cell table:style-name="ce1"/>
          <table:table-cell/>
          <table:table-cell table:style-name="ce1"/>
          <table:table-cell table:formula="of:=IFERROR(([.BM106]/[.I106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106]/[.I106])*100; &quot;&quot;)">
            <text:p/>
          </table:table-cell>
          <table:table-cell table:style-name="ce1"/>
          <table:table-cell table:formula="of:=IFERROR(([.CG106]/[.I106])*100; &quot;&quot;)">
            <text:p/>
          </table:table-cell>
          <table:table-cell table:style-name="ce1"/>
          <table:table-cell table:formula="of:=IFERROR(([.CI106]/[.I106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106]/[.I106])*100; &quot;&quot;)">
            <text:p/>
          </table:table-cell>
          <table:table-cell table:style-name="ce1"/>
          <table:table-cell/>
          <table:table-cell table:style-name="ce1"/>
          <table:table-cell table:formula="of:=IFERROR(([.CU106]/[.I106])*100; &quot;&quot;)">
            <text:p/>
          </table:table-cell>
          <table:table-cell table:style-name="ce1"/>
          <table:table-cell/>
          <table:table-cell table:style-name="ce1"/>
          <table:table-cell table:formula="of:=IFERROR(([.CY106]/[.I106])*100; &quot;&quot;)">
            <text:p/>
          </table:table-cell>
          <table:table-cell table:style-name="ce1"/>
          <table:table-cell/>
          <table:table-cell table:style-name="ce1"/>
          <table:table-cell table:formula="of:=IFERROR(([.DC106]/[.I106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Powerline 1260</text:p>
          </table:table-cell>
          <table:table-cell office:value-type="string" calcext:value-type="string">
            <text:p>249.07.27</text:p>
          </table:table-cell>
          <table:table-cell office:value-type="float" office:value="286" calcext:value-type="float">
            <text:p>286</text:p>
          </table:table-cell>
          <table:table-cell table:formula="of:=IF([.C107]-[.X107] = 0 ;&quot;&quot;; [.C107]-[.X107])" office:value-type="float" office:value="244" calcext:value-type="float">
            <text:p>244</text:p>
          </table:table-cell>
          <table:table-cell office:value-type="float" office:value="108" calcext:value-type="float">
            <text:p>108</text:p>
          </table:table-cell>
          <table:table-cell table:formula="of:=IFERROR(([.E107]/[.D107])*100; &quot;&quot;)" office:value-type="float" office:value="44.2622950819672" calcext:value-type="float">
            <text:p>44,2622950819672</text:p>
          </table:table-cell>
          <table:table-cell office:value-type="float" office:value="101" calcext:value-type="float">
            <text:p>101</text:p>
          </table:table-cell>
          <table:table-cell table:formula="of:=IFERROR(([.G107]/[.D107])*100; &quot;&quot;)" office:value-type="float" office:value="41.3934426229508" calcext:value-type="float">
            <text:p>41,3934426229508</text:p>
          </table:table-cell>
          <table:table-cell office:value-type="float" office:value="65" calcext:value-type="float">
            <text:p>65</text:p>
          </table:table-cell>
          <table:table-cell table:formula="of:=IFERROR(([.I107]/[.D107])*100; &quot;&quot;)" office:value-type="float" office:value="26.6393442622951" calcext:value-type="float">
            <text:p>26,6393442622951</text:p>
          </table:table-cell>
          <table:table-cell office:value-type="float" office:value="179" calcext:value-type="float">
            <text:p>179</text:p>
          </table:table-cell>
          <table:table-cell table:formula="of:=IFERROR(([.K107]/[.D107])*100; &quot;&quot;)" office:value-type="float" office:value="73.3606557377049" calcext:value-type="float">
            <text:p>73,3606557377049</text:p>
          </table:table-cell>
          <table:table-cell office:value-type="float" office:value="18" calcext:value-type="float">
            <text:p>18</text:p>
          </table:table-cell>
          <table:table-cell table:formula="of:=IFERROR(([.M107]/[.K107])*100; &quot;&quot;)" office:value-type="float" office:value="10.0558659217877" calcext:value-type="float">
            <text:p>10,0558659217877</text:p>
          </table:table-cell>
          <table:table-cell office:value-type="float" office:value="106" calcext:value-type="float">
            <text:p>106</text:p>
          </table:table-cell>
          <table:table-cell table:formula="of:=IFERROR(([.O107]/[.K107])*100; &quot;&quot;)" office:value-type="float" office:value="59.2178770949721" calcext:value-type="float">
            <text:p>59,2178770949721</text:p>
          </table:table-cell>
          <table:table-cell table:formula="of:=IF([.E107] = &quot;&quot; ;&quot;&quot;; [.E107]-[.O107])" office:value-type="float" office:value="2" calcext:value-type="float">
            <text:p>2</text:p>
          </table:table-cell>
          <table:table-cell table:formula="of:=IFERROR(([.Q107]/[.I107])*100; &quot;&quot;)" office:value-type="float" office:value="3.07692307692308" calcext:value-type="float">
            <text:p>3,07692307692308</text:p>
          </table:table-cell>
          <table:table-cell office:value-type="float" office:value="99" calcext:value-type="float">
            <text:p>99</text:p>
          </table:table-cell>
          <table:table-cell table:formula="of:=IFERROR(([.S107]/[.K107])*100; &quot;&quot;)" office:value-type="float" office:value="55.3072625698324" calcext:value-type="float">
            <text:p>55,3072625698324</text:p>
          </table:table-cell>
          <table:table-cell table:formula="of:=IF([.G107] = &quot;&quot; ;&quot;&quot;; [.G107]-[.S107])" office:value-type="float" office:value="2" calcext:value-type="float">
            <text:p>2</text:p>
          </table:table-cell>
          <table:table-cell table:formula="of:=IFERROR(([.U107]/[.I107])*100; &quot;&quot;)" office:value-type="float" office:value="3.07692307692308" calcext:value-type="float">
            <text:p>3,07692307692308</text:p>
          </table:table-cell>
          <table:table-cell office:value-type="float" office:value="106" calcext:value-type="float">
            <text:p>106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formula="of:=IFERROR(([.Y107]/[.I107])*100; &quot;&quot;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IFERROR(([.AA107]/[.I107])*100; &quot;&quot;)" office:value-type="float" office:value="3.07692307692308" calcext:value-type="float">
            <text:p>3,076923076923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E107]/[.I107])*100; &quot;&quot;)" office:value-type="float" office:value="3.07692307692308" calcext:value-type="float">
            <text:p>3,076923076923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107]/[.I10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07]/[.I10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IFERROR(([.CE107]/[.I107])*100; &quot;&quot;)" office:value-type="float" office:value="27.6923076923077" calcext:value-type="float">
            <text:p>27,6923076923077</text:p>
          </table:table-cell>
          <table:table-cell office:value-type="float" office:value="0" calcext:value-type="float">
            <text:p>0</text:p>
          </table:table-cell>
          <table:table-cell table:formula="of:=IFERROR(([.CG107]/[.I107])*100; &quot;&quot;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IFERROR(([.CI107]/[.I107])*100; &quot;&quot;)" office:value-type="float" office:value="46.1538461538462" calcext:value-type="float">
            <text:p>46,15384615384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07]/[.I10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07]/[.I10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07]/[.I10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07]/[.I10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108]-[.X108] = 0 ;&quot;&quot;; [.C108]-[.X108])">
            <text:p/>
          </table:table-cell>
          <table:table-cell table:style-name="ce1"/>
          <table:table-cell table:formula="of:=IFERROR(([.E108]/[.D108])*100; &quot;&quot;)">
            <text:p/>
          </table:table-cell>
          <table:table-cell table:style-name="ce1"/>
          <table:table-cell table:formula="of:=IFERROR(([.G108]/[.D108])*100; &quot;&quot;)">
            <text:p/>
          </table:table-cell>
          <table:table-cell table:style-name="ce1"/>
          <table:table-cell table:formula="of:=IFERROR(([.I108]/[.D108])*100; &quot;&quot;)">
            <text:p/>
          </table:table-cell>
          <table:table-cell table:style-name="ce1"/>
          <table:table-cell table:formula="of:=IFERROR(([.K108]/[.D108])*100; &quot;&quot;)">
            <text:p/>
          </table:table-cell>
          <table:table-cell table:style-name="ce1"/>
          <table:table-cell table:formula="of:=IFERROR(([.M108]/[.K108])*100; &quot;&quot;)">
            <text:p/>
          </table:table-cell>
          <table:table-cell/>
          <table:table-cell table:formula="of:=IFERROR(([.O108]/[.K108])*100; &quot;&quot;)">
            <text:p/>
          </table:table-cell>
          <table:table-cell table:formula="of:=IF([.E108] = &quot;&quot; ;&quot;&quot;; [.E108]-[.O108])">
            <text:p/>
          </table:table-cell>
          <table:table-cell table:formula="of:=IFERROR(([.Q108]/[.I108])*100; &quot;&quot;)">
            <text:p/>
          </table:table-cell>
          <table:table-cell/>
          <table:table-cell table:formula="of:=IFERROR(([.S108]/[.K108])*100; &quot;&quot;)">
            <text:p/>
          </table:table-cell>
          <table:table-cell table:formula="of:=IF([.G108] = &quot;&quot; ;&quot;&quot;; [.G108]-[.S108])">
            <text:p/>
          </table:table-cell>
          <table:table-cell table:formula="of:=IFERROR(([.U108]/[.I108])*100; &quot;&quot;)">
            <text:p/>
          </table:table-cell>
          <table:table-cell table:style-name="ce1" table:number-columns-repeated="3"/>
          <table:table-cell table:formula="of:=IFERROR(([.Y108]/[.I108])*100; &quot;&quot;)">
            <text:p/>
          </table:table-cell>
          <table:table-cell table:style-name="ce1"/>
          <table:table-cell table:formula="of:=IFERROR(([.AA108]/[.I108])*100; &quot;&quot;)">
            <text:p/>
          </table:table-cell>
          <table:table-cell table:style-name="ce1"/>
          <table:table-cell/>
          <table:table-cell table:style-name="ce1"/>
          <table:table-cell table:formula="of:=IFERROR(([.AE108]/[.I108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108]/[.I108])*100; &quot;&quot;)">
            <text:p/>
          </table:table-cell>
          <table:table-cell table:style-name="ce1"/>
          <table:table-cell/>
          <table:table-cell table:style-name="ce1"/>
          <table:table-cell table:formula="of:=IFERROR(([.BM108]/[.I108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108]/[.I108])*100; &quot;&quot;)">
            <text:p/>
          </table:table-cell>
          <table:table-cell table:style-name="ce1"/>
          <table:table-cell table:formula="of:=IFERROR(([.CG108]/[.I108])*100; &quot;&quot;)">
            <text:p/>
          </table:table-cell>
          <table:table-cell table:style-name="ce1"/>
          <table:table-cell table:formula="of:=IFERROR(([.CI108]/[.I108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108]/[.I108])*100; &quot;&quot;)">
            <text:p/>
          </table:table-cell>
          <table:table-cell table:style-name="ce1"/>
          <table:table-cell/>
          <table:table-cell table:style-name="ce1"/>
          <table:table-cell table:formula="of:=IFERROR(([.CU108]/[.I108])*100; &quot;&quot;)">
            <text:p/>
          </table:table-cell>
          <table:table-cell table:style-name="ce1"/>
          <table:table-cell/>
          <table:table-cell table:style-name="ce1"/>
          <table:table-cell table:formula="of:=IFERROR(([.CY108]/[.I108])*100; &quot;&quot;)">
            <text:p/>
          </table:table-cell>
          <table:table-cell table:style-name="ce1"/>
          <table:table-cell/>
          <table:table-cell table:style-name="ce1"/>
          <table:table-cell table:formula="of:=IFERROR(([.DC108]/[.I108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ritz Fon</text:p>
          </table:table-cell>
          <table:table-cell office:value-type="string" calcext:value-type="string">
            <text:p>38.04.72</text:p>
          </table:table-cell>
          <table:table-cell office:value-type="float" office:value="159" calcext:value-type="float">
            <text:p>159</text:p>
          </table:table-cell>
          <table:table-cell table:formula="of:=IF([.C109]-[.X109] = 0 ;&quot;&quot;; [.C109]-[.X109])"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formula="of:=IFERROR(([.E109]/[.D109])*100; &quot;&quot;)" office:value-type="float" office:value="59.8484848484849" calcext:value-type="float">
            <text:p>59,8484848484849</text:p>
          </table:table-cell>
          <table:table-cell office:value-type="float" office:value="61" calcext:value-type="float">
            <text:p>61</text:p>
          </table:table-cell>
          <table:table-cell table:formula="of:=IFERROR(([.G109]/[.D109])*100; &quot;&quot;)" office:value-type="float" office:value="46.2121212121212" calcext:value-type="float">
            <text:p>46,2121212121212</text:p>
          </table:table-cell>
          <table:table-cell office:value-type="float" office:value="20" calcext:value-type="float">
            <text:p>20</text:p>
          </table:table-cell>
          <table:table-cell table:formula="of:=IFERROR(([.I109]/[.D109])*100; &quot;&quot;)" office:value-type="float" office:value="15.1515151515152" calcext:value-type="float">
            <text:p>15,1515151515152</text:p>
          </table:table-cell>
          <table:table-cell office:value-type="float" office:value="112" calcext:value-type="float">
            <text:p>112</text:p>
          </table:table-cell>
          <table:table-cell table:formula="of:=IFERROR(([.K109]/[.D109])*100; &quot;&quot;)" office:value-type="float" office:value="84.8484848484848" calcext:value-type="float">
            <text:p>84,8484848484848</text:p>
          </table:table-cell>
          <table:table-cell office:value-type="float" office:value="24" calcext:value-type="float">
            <text:p>24</text:p>
          </table:table-cell>
          <table:table-cell table:formula="of:=IFERROR(([.M109]/[.K109])*100; &quot;&quot;)" office:value-type="float" office:value="21.4285714285714" calcext:value-type="float">
            <text:p>21,4285714285714</text:p>
          </table:table-cell>
          <table:table-cell office:value-type="float" office:value="68" calcext:value-type="float">
            <text:p>68</text:p>
          </table:table-cell>
          <table:table-cell table:formula="of:=IFERROR(([.O109]/[.K109])*100; &quot;&quot;)" office:value-type="float" office:value="60.7142857142857" calcext:value-type="float">
            <text:p>60,7142857142857</text:p>
          </table:table-cell>
          <table:table-cell table:formula="of:=IF([.E109] = &quot;&quot; ;&quot;&quot;; [.E109]-[.O109])" office:value-type="float" office:value="11" calcext:value-type="float">
            <text:p>11</text:p>
          </table:table-cell>
          <table:table-cell table:formula="of:=IFERROR(([.Q109]/[.I109])*100; &quot;&quot;)"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table:formula="of:=IFERROR(([.S109]/[.K109])*100; &quot;&quot;)" office:value-type="float" office:value="54.4642857142857" calcext:value-type="float">
            <text:p>54,4642857142857</text:p>
          </table:table-cell>
          <table:table-cell table:formula="of:=IF([.G109] = &quot;&quot; ;&quot;&quot;; [.G109]-[.S109])" office:value-type="float" office:value="0" calcext:value-type="float">
            <text:p>0</text:p>
          </table:table-cell>
          <table:table-cell table:formula="of:=IFERROR(([.U109]/[.I109])*100; &quot;&quot;)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formula="of:=IFERROR(([.Y109]/[.I109])*100; &quot;&quot;)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IFERROR(([.AA109]/[.I1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AE109]/[.I109])*100; &quot;&quot;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BI109]/[.I109])*100; &quot;&quot;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09]/[.I1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109]/[.I1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109]/[.I1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109]/[.I1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09]/[.I1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09]/[.I1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09]/[.I1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09]/[.I1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110]-[.X110] = 0 ;&quot;&quot;; [.C110]-[.X110])">
            <text:p/>
          </table:table-cell>
          <table:table-cell table:style-name="ce1"/>
          <table:table-cell table:formula="of:=IFERROR(([.E110]/[.D110])*100; &quot;&quot;)">
            <text:p/>
          </table:table-cell>
          <table:table-cell table:style-name="ce1"/>
          <table:table-cell table:formula="of:=IFERROR(([.G110]/[.D110])*100; &quot;&quot;)">
            <text:p/>
          </table:table-cell>
          <table:table-cell table:style-name="ce1"/>
          <table:table-cell table:formula="of:=IFERROR(([.I110]/[.D110])*100; &quot;&quot;)">
            <text:p/>
          </table:table-cell>
          <table:table-cell table:style-name="ce1"/>
          <table:table-cell table:formula="of:=IFERROR(([.K110]/[.D110])*100; &quot;&quot;)">
            <text:p/>
          </table:table-cell>
          <table:table-cell table:style-name="ce1"/>
          <table:table-cell table:formula="of:=IFERROR(([.M110]/[.K110])*100; &quot;&quot;)">
            <text:p/>
          </table:table-cell>
          <table:table-cell/>
          <table:table-cell table:formula="of:=IFERROR(([.O110]/[.K110])*100; &quot;&quot;)">
            <text:p/>
          </table:table-cell>
          <table:table-cell table:formula="of:=IF([.E110] = &quot;&quot; ;&quot;&quot;; [.E110]-[.O110])">
            <text:p/>
          </table:table-cell>
          <table:table-cell table:formula="of:=IFERROR(([.Q110]/[.I110])*100; &quot;&quot;)">
            <text:p/>
          </table:table-cell>
          <table:table-cell/>
          <table:table-cell table:formula="of:=IFERROR(([.S110]/[.K110])*100; &quot;&quot;)">
            <text:p/>
          </table:table-cell>
          <table:table-cell table:formula="of:=IF([.G110] = &quot;&quot; ;&quot;&quot;; [.G110]-[.S110])">
            <text:p/>
          </table:table-cell>
          <table:table-cell table:formula="of:=IFERROR(([.U110]/[.I110])*100; &quot;&quot;)">
            <text:p/>
          </table:table-cell>
          <table:table-cell table:style-name="ce1" table:number-columns-repeated="3"/>
          <table:table-cell table:formula="of:=IFERROR(([.Y110]/[.I110])*100; &quot;&quot;)">
            <text:p/>
          </table:table-cell>
          <table:table-cell table:style-name="ce1"/>
          <table:table-cell table:formula="of:=IFERROR(([.AA110]/[.I110])*100; &quot;&quot;)">
            <text:p/>
          </table:table-cell>
          <table:table-cell table:style-name="ce1"/>
          <table:table-cell/>
          <table:table-cell table:style-name="ce1"/>
          <table:table-cell table:formula="of:=IFERROR(([.AE110]/[.I11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110]/[.I110])*100; &quot;&quot;)">
            <text:p/>
          </table:table-cell>
          <table:table-cell table:style-name="ce1"/>
          <table:table-cell/>
          <table:table-cell table:style-name="ce1"/>
          <table:table-cell table:formula="of:=IFERROR(([.BM110]/[.I11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110]/[.I110])*100; &quot;&quot;)">
            <text:p/>
          </table:table-cell>
          <table:table-cell table:style-name="ce1"/>
          <table:table-cell table:formula="of:=IFERROR(([.CG110]/[.I110])*100; &quot;&quot;)">
            <text:p/>
          </table:table-cell>
          <table:table-cell table:style-name="ce1"/>
          <table:table-cell table:formula="of:=IFERROR(([.CI110]/[.I11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110]/[.I110])*100; &quot;&quot;)">
            <text:p/>
          </table:table-cell>
          <table:table-cell table:style-name="ce1"/>
          <table:table-cell/>
          <table:table-cell table:style-name="ce1"/>
          <table:table-cell table:formula="of:=IFERROR(([.CU110]/[.I110])*100; &quot;&quot;)">
            <text:p/>
          </table:table-cell>
          <table:table-cell table:style-name="ce1"/>
          <table:table-cell/>
          <table:table-cell table:style-name="ce1"/>
          <table:table-cell table:formula="of:=IFERROR(([.CY110]/[.I110])*100; &quot;&quot;)">
            <text:p/>
          </table:table-cell>
          <table:table-cell table:style-name="ce1"/>
          <table:table-cell/>
          <table:table-cell table:style-name="ce1"/>
          <table:table-cell table:formula="of:=IFERROR(([.DC110]/[.I110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on 5113</text:p>
          </table:table-cell>
          <table:table-cell office:value-type="string" calcext:value-type="string">
            <text:p>83.04.83</text:p>
          </table:table-cell>
          <table:table-cell office:value-type="float" office:value="130" calcext:value-type="float">
            <text:p>130</text:p>
          </table:table-cell>
          <table:table-cell table:formula="of:=IF([.C111]-[.X111] = 0 ;&quot;&quot;; [.C111]-[.X111])" office:value-type="float" office:value="112" calcext:value-type="float">
            <text:p>112</text:p>
          </table:table-cell>
          <table:table-cell office:value-type="float" office:value="73" calcext:value-type="float">
            <text:p>73</text:p>
          </table:table-cell>
          <table:table-cell table:formula="of:=IFERROR(([.E111]/[.D111])*100; &quot;&quot;)" office:value-type="float" office:value="65.1785714285714" calcext:value-type="float">
            <text:p>65,1785714285714</text:p>
          </table:table-cell>
          <table:table-cell office:value-type="float" office:value="59" calcext:value-type="float">
            <text:p>59</text:p>
          </table:table-cell>
          <table:table-cell table:formula="of:=IFERROR(([.G111]/[.D111])*100; &quot;&quot;)" office:value-type="float" office:value="52.6785714285714" calcext:value-type="float">
            <text:p>52,6785714285714</text:p>
          </table:table-cell>
          <table:table-cell office:value-type="float" office:value="12" calcext:value-type="float">
            <text:p>12</text:p>
          </table:table-cell>
          <table:table-cell table:formula="of:=IFERROR(([.I111]/[.D111])*100; &quot;&quot;)" office:value-type="float" office:value="10.7142857142857" calcext:value-type="float">
            <text:p>10,7142857142857</text:p>
          </table:table-cell>
          <table:table-cell office:value-type="float" office:value="100" calcext:value-type="float">
            <text:p>100</text:p>
          </table:table-cell>
          <table:table-cell table:formula="of:=IFERROR(([.K111]/[.D111])*100; &quot;&quot;)" office:value-type="float" office:value="89.2857142857143" calcext:value-type="float">
            <text:p>89,2857142857143</text:p>
          </table:table-cell>
          <table:table-cell office:value-type="float" office:value="17" calcext:value-type="float">
            <text:p>17</text:p>
          </table:table-cell>
          <table:table-cell table:formula="of:=IFERROR(([.M111]/[.K111])*100; &quot;&quot;)"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table:formula="of:=IFERROR(([.O111]/[.K111])*100; &quot;&quot;)" office:value-type="float" office:value="65" calcext:value-type="float">
            <text:p>65</text:p>
          </table:table-cell>
          <table:table-cell table:formula="of:=IF([.E111] = &quot;&quot; ;&quot;&quot;; [.E111]-[.O111])" office:value-type="float" office:value="8" calcext:value-type="float">
            <text:p>8</text:p>
          </table:table-cell>
          <table:table-cell table:formula="of:=IFERROR(([.Q111]/[.I111])*100; &quot;&quot;)" office:value-type="float" office:value="66.6666666666667" calcext:value-type="float">
            <text:p>66,6666666666667</text:p>
          </table:table-cell>
          <table:table-cell office:value-type="float" office:value="59" calcext:value-type="float">
            <text:p>59</text:p>
          </table:table-cell>
          <table:table-cell table:formula="of:=IFERROR(([.S111]/[.K111])*100; &quot;&quot;)" office:value-type="float" office:value="59" calcext:value-type="float">
            <text:p>59</text:p>
          </table:table-cell>
          <table:table-cell table:formula="of:=IF([.G111] = &quot;&quot; ;&quot;&quot;; [.G111]-[.S111])" office:value-type="float" office:value="0" calcext:value-type="float">
            <text:p>0</text:p>
          </table:table-cell>
          <table:table-cell table:formula="of:=IFERROR(([.U111]/[.I111])*100; &quot;&quot;)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IFERROR(([.Y111]/[.I111])*100; &quot;&quot;)" office:value-type="float" office:value="91.6666666666667" calcext:value-type="float">
            <text:p>91,6666666666667</text:p>
          </table:table-cell>
          <table:table-cell office:value-type="float" office:value="0" calcext:value-type="float">
            <text:p>0</text:p>
          </table:table-cell>
          <table:table-cell table:formula="of:=IFERROR(([.AA111]/[.I11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AE111]/[.I111])*100; &quot;&quot;)" office:value-type="float" office:value="8.33333333333333" calcext:value-type="float">
            <text:p>8,33333333333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111]/[.I11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11]/[.I11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111]/[.I11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111]/[.I11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111]/[.I11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11]/[.I11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11]/[.I11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11]/[.I11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11]/[.I11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112]-[.X112] = 0 ;&quot;&quot;; [.C112]-[.X112])">
            <text:p/>
          </table:table-cell>
          <table:table-cell table:style-name="ce1"/>
          <table:table-cell table:formula="of:=IFERROR(([.E112]/[.D112])*100; &quot;&quot;)">
            <text:p/>
          </table:table-cell>
          <table:table-cell table:style-name="ce1"/>
          <table:table-cell table:formula="of:=IFERROR(([.G112]/[.D112])*100; &quot;&quot;)">
            <text:p/>
          </table:table-cell>
          <table:table-cell table:style-name="ce1"/>
          <table:table-cell table:formula="of:=IFERROR(([.I112]/[.D112])*100; &quot;&quot;)">
            <text:p/>
          </table:table-cell>
          <table:table-cell table:style-name="ce1"/>
          <table:table-cell table:formula="of:=IFERROR(([.K112]/[.D112])*100; &quot;&quot;)">
            <text:p/>
          </table:table-cell>
          <table:table-cell table:style-name="ce1"/>
          <table:table-cell table:formula="of:=IFERROR(([.M112]/[.K112])*100; &quot;&quot;)">
            <text:p/>
          </table:table-cell>
          <table:table-cell/>
          <table:table-cell table:formula="of:=IFERROR(([.O112]/[.K112])*100; &quot;&quot;)">
            <text:p/>
          </table:table-cell>
          <table:table-cell table:formula="of:=IF([.E112] = &quot;&quot; ;&quot;&quot;; [.E112]-[.O112])">
            <text:p/>
          </table:table-cell>
          <table:table-cell table:formula="of:=IFERROR(([.Q112]/[.I112])*100; &quot;&quot;)">
            <text:p/>
          </table:table-cell>
          <table:table-cell/>
          <table:table-cell table:formula="of:=IFERROR(([.S112]/[.K112])*100; &quot;&quot;)">
            <text:p/>
          </table:table-cell>
          <table:table-cell table:formula="of:=IF([.G112] = &quot;&quot; ;&quot;&quot;; [.G112]-[.S112])">
            <text:p/>
          </table:table-cell>
          <table:table-cell table:formula="of:=IFERROR(([.U112]/[.I112])*100; &quot;&quot;)">
            <text:p/>
          </table:table-cell>
          <table:table-cell table:style-name="ce1" table:number-columns-repeated="3"/>
          <table:table-cell table:formula="of:=IFERROR(([.Y112]/[.I112])*100; &quot;&quot;)">
            <text:p/>
          </table:table-cell>
          <table:table-cell table:style-name="ce1"/>
          <table:table-cell table:formula="of:=IFERROR(([.AA112]/[.I112])*100; &quot;&quot;)">
            <text:p/>
          </table:table-cell>
          <table:table-cell table:style-name="ce1"/>
          <table:table-cell/>
          <table:table-cell table:style-name="ce1"/>
          <table:table-cell table:formula="of:=IFERROR(([.AE112]/[.I11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112]/[.I112])*100; &quot;&quot;)">
            <text:p/>
          </table:table-cell>
          <table:table-cell table:style-name="ce1"/>
          <table:table-cell/>
          <table:table-cell table:style-name="ce1"/>
          <table:table-cell table:formula="of:=IFERROR(([.BM112]/[.I11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112]/[.I112])*100; &quot;&quot;)">
            <text:p/>
          </table:table-cell>
          <table:table-cell table:style-name="ce1"/>
          <table:table-cell table:formula="of:=IFERROR(([.CG112]/[.I112])*100; &quot;&quot;)">
            <text:p/>
          </table:table-cell>
          <table:table-cell table:style-name="ce1"/>
          <table:table-cell table:formula="of:=IFERROR(([.CI112]/[.I11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112]/[.I112])*100; &quot;&quot;)">
            <text:p/>
          </table:table-cell>
          <table:table-cell table:style-name="ce1"/>
          <table:table-cell/>
          <table:table-cell table:style-name="ce1"/>
          <table:table-cell table:formula="of:=IFERROR(([.CU112]/[.I112])*100; &quot;&quot;)">
            <text:p/>
          </table:table-cell>
          <table:table-cell table:style-name="ce1"/>
          <table:table-cell/>
          <table:table-cell table:style-name="ce1"/>
          <table:table-cell table:formula="of:=IFERROR(([.CY112]/[.I112])*100; &quot;&quot;)">
            <text:p/>
          </table:table-cell>
          <table:table-cell table:style-name="ce1"/>
          <table:table-cell/>
          <table:table-cell table:style-name="ce1"/>
          <table:table-cell table:formula="of:=IFERROR(([.DC112]/[.I112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on 5050</text:p>
          </table:table-cell>
          <table:table-cell office:value-type="string" calcext:value-type="string">
            <text:p>12.04.31</text:p>
          </table:table-cell>
          <table:table-cell office:value-type="float" office:value="125" calcext:value-type="float">
            <text:p>125</text:p>
          </table:table-cell>
          <table:table-cell table:formula="of:=IF([.C113]-[.X113] = 0 ;&quot;&quot;; [.C113]-[.X113])" office:value-type="float" office:value="110" calcext:value-type="float">
            <text:p>110</text:p>
          </table:table-cell>
          <table:table-cell office:value-type="float" office:value="64" calcext:value-type="float">
            <text:p>64</text:p>
          </table:table-cell>
          <table:table-cell table:formula="of:=IFERROR(([.E113]/[.D113])*100; &quot;&quot;)" office:value-type="float" office:value="58.1818181818182" calcext:value-type="float">
            <text:p>58,1818181818182</text:p>
          </table:table-cell>
          <table:table-cell office:value-type="float" office:value="53" calcext:value-type="float">
            <text:p>53</text:p>
          </table:table-cell>
          <table:table-cell table:formula="of:=IFERROR(([.G113]/[.D113])*100; &quot;&quot;)" office:value-type="float" office:value="48.1818181818182" calcext:value-type="float">
            <text:p>48,1818181818182</text:p>
          </table:table-cell>
          <table:table-cell office:value-type="float" office:value="13" calcext:value-type="float">
            <text:p>13</text:p>
          </table:table-cell>
          <table:table-cell table:formula="of:=IFERROR(([.I113]/[.D113])*100; &quot;&quot;)" office:value-type="float" office:value="11.8181818181818" calcext:value-type="float">
            <text:p>11,8181818181818</text:p>
          </table:table-cell>
          <table:table-cell office:value-type="float" office:value="97" calcext:value-type="float">
            <text:p>97</text:p>
          </table:table-cell>
          <table:table-cell table:formula="of:=IFERROR(([.K113]/[.D113])*100; &quot;&quot;)" office:value-type="float" office:value="88.1818181818182" calcext:value-type="float">
            <text:p>88,1818181818182</text:p>
          </table:table-cell>
          <table:table-cell office:value-type="float" office:value="13" calcext:value-type="float">
            <text:p>13</text:p>
          </table:table-cell>
          <table:table-cell table:formula="of:=IFERROR(([.M113]/[.K113])*100; &quot;&quot;)" office:value-type="float" office:value="13.4020618556701" calcext:value-type="float">
            <text:p>13,4020618556701</text:p>
          </table:table-cell>
          <table:table-cell office:value-type="float" office:value="55" calcext:value-type="float">
            <text:p>55</text:p>
          </table:table-cell>
          <table:table-cell table:formula="of:=IFERROR(([.O113]/[.K113])*100; &quot;&quot;)" office:value-type="float" office:value="56.701030927835" calcext:value-type="float">
            <text:p>56,701030927835</text:p>
          </table:table-cell>
          <table:table-cell table:formula="of:=IF([.E113] = &quot;&quot; ;&quot;&quot;; [.E113]-[.O113])" office:value-type="float" office:value="9" calcext:value-type="float">
            <text:p>9</text:p>
          </table:table-cell>
          <table:table-cell table:formula="of:=IFERROR(([.Q113]/[.I113])*100; &quot;&quot;)" office:value-type="float" office:value="69.2307692307692" calcext:value-type="float">
            <text:p>69,2307692307692</text:p>
          </table:table-cell>
          <table:table-cell office:value-type="float" office:value="53" calcext:value-type="float">
            <text:p>53</text:p>
          </table:table-cell>
          <table:table-cell table:formula="of:=IFERROR(([.S113]/[.K113])*100; &quot;&quot;)" office:value-type="float" office:value="54.639175257732" calcext:value-type="float">
            <text:p>54,639175257732</text:p>
          </table:table-cell>
          <table:table-cell table:formula="of:=IF([.G113] = &quot;&quot; ;&quot;&quot;; [.G113]-[.S113])" office:value-type="float" office:value="0" calcext:value-type="float">
            <text:p>0</text:p>
          </table:table-cell>
          <table:table-cell table:formula="of:=IFERROR(([.U113]/[.I113])*100; &quot;&quot;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IFERROR(([.Y113]/[.I113])*100; &quot;&quot;)" office:value-type="float" office:value="92.3076923076923" calcext:value-type="float">
            <text:p>92,3076923076923</text:p>
          </table:table-cell>
          <table:table-cell office:value-type="float" office:value="0" calcext:value-type="float">
            <text:p>0</text:p>
          </table:table-cell>
          <table:table-cell table:formula="of:=IFERROR(([.AA113]/[.I11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E113]/[.I11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113]/[.I11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13]/[.I11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E113]/[.I113])*100; &quot;&quot;)" office:value-type="float" office:value="7.69230769230769" calcext:value-type="float">
            <text:p>7,69230769230769</text:p>
          </table:table-cell>
          <table:table-cell office:value-type="float" office:value="0" calcext:value-type="float">
            <text:p>0</text:p>
          </table:table-cell>
          <table:table-cell table:formula="of:=IFERROR(([.CG113]/[.I11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113]/[.I11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13]/[.I11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13]/[.I11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13]/[.I11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13]/[.I11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114]-[.X114] = 0 ;&quot;&quot;; [.C114]-[.X114])">
            <text:p/>
          </table:table-cell>
          <table:table-cell table:style-name="ce1"/>
          <table:table-cell table:formula="of:=IFERROR(([.E114]/[.D114])*100; &quot;&quot;)">
            <text:p/>
          </table:table-cell>
          <table:table-cell table:style-name="ce1"/>
          <table:table-cell table:formula="of:=IFERROR(([.G114]/[.D114])*100; &quot;&quot;)">
            <text:p/>
          </table:table-cell>
          <table:table-cell table:style-name="ce1"/>
          <table:table-cell table:formula="of:=IFERROR(([.I114]/[.D114])*100; &quot;&quot;)">
            <text:p/>
          </table:table-cell>
          <table:table-cell table:style-name="ce1"/>
          <table:table-cell table:formula="of:=IFERROR(([.K114]/[.D114])*100; &quot;&quot;)">
            <text:p/>
          </table:table-cell>
          <table:table-cell table:style-name="ce1"/>
          <table:table-cell table:formula="of:=IFERROR(([.M114]/[.K114])*100; &quot;&quot;)">
            <text:p/>
          </table:table-cell>
          <table:table-cell/>
          <table:table-cell table:formula="of:=IFERROR(([.O114]/[.K114])*100; &quot;&quot;)">
            <text:p/>
          </table:table-cell>
          <table:table-cell table:formula="of:=IF([.E114] = &quot;&quot; ;&quot;&quot;; [.E114]-[.O114])">
            <text:p/>
          </table:table-cell>
          <table:table-cell table:formula="of:=IFERROR(([.Q114]/[.I114])*100; &quot;&quot;)">
            <text:p/>
          </table:table-cell>
          <table:table-cell/>
          <table:table-cell table:formula="of:=IFERROR(([.S114]/[.K114])*100; &quot;&quot;)">
            <text:p/>
          </table:table-cell>
          <table:table-cell table:formula="of:=IF([.G114] = &quot;&quot; ;&quot;&quot;; [.G114]-[.S114])">
            <text:p/>
          </table:table-cell>
          <table:table-cell table:formula="of:=IFERROR(([.U114]/[.I114])*100; &quot;&quot;)">
            <text:p/>
          </table:table-cell>
          <table:table-cell table:style-name="ce1" table:number-columns-repeated="3"/>
          <table:table-cell table:formula="of:=IFERROR(([.Y114]/[.I114])*100; &quot;&quot;)">
            <text:p/>
          </table:table-cell>
          <table:table-cell table:style-name="ce1"/>
          <table:table-cell table:formula="of:=IFERROR(([.AA114]/[.I114])*100; &quot;&quot;)">
            <text:p/>
          </table:table-cell>
          <table:table-cell table:style-name="ce1"/>
          <table:table-cell/>
          <table:table-cell table:style-name="ce1"/>
          <table:table-cell table:formula="of:=IFERROR(([.AE114]/[.I11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114]/[.I114])*100; &quot;&quot;)">
            <text:p/>
          </table:table-cell>
          <table:table-cell table:style-name="ce1"/>
          <table:table-cell/>
          <table:table-cell table:style-name="ce1"/>
          <table:table-cell table:formula="of:=IFERROR(([.BM114]/[.I11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114]/[.I114])*100; &quot;&quot;)">
            <text:p/>
          </table:table-cell>
          <table:table-cell table:style-name="ce1"/>
          <table:table-cell table:formula="of:=IFERROR(([.CG114]/[.I114])*100; &quot;&quot;)">
            <text:p/>
          </table:table-cell>
          <table:table-cell table:style-name="ce1"/>
          <table:table-cell table:formula="of:=IFERROR(([.CI114]/[.I11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114]/[.I114])*100; &quot;&quot;)">
            <text:p/>
          </table:table-cell>
          <table:table-cell table:style-name="ce1"/>
          <table:table-cell/>
          <table:table-cell table:style-name="ce1"/>
          <table:table-cell table:formula="of:=IFERROR(([.CU114]/[.I114])*100; &quot;&quot;)">
            <text:p/>
          </table:table-cell>
          <table:table-cell table:style-name="ce1"/>
          <table:table-cell/>
          <table:table-cell table:style-name="ce1"/>
          <table:table-cell table:formula="of:=IFERROR(([.CY114]/[.I114])*100; &quot;&quot;)">
            <text:p/>
          </table:table-cell>
          <table:table-cell table:style-name="ce1"/>
          <table:table-cell/>
          <table:table-cell table:style-name="ce1"/>
          <table:table-cell table:formula="of:=IFERROR(([.DC114]/[.I114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on 5124</text:p>
          </table:table-cell>
          <table:table-cell office:value-type="string" calcext:value-type="string">
            <text:p>56.04.77</text:p>
          </table:table-cell>
          <table:table-cell office:value-type="float" office:value="152" calcext:value-type="float">
            <text:p>152</text:p>
          </table:table-cell>
          <table:table-cell table:formula="of:=IF([.C115]-[.X115] = 0 ;&quot;&quot;; [.C115]-[.X115])"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table:formula="of:=IFERROR(([.E115]/[.D115])*100; &quot;&quot;)" office:value-type="float" office:value="62.015503875969" calcext:value-type="float">
            <text:p>62,015503875969</text:p>
          </table:table-cell>
          <table:table-cell office:value-type="float" office:value="60" calcext:value-type="float">
            <text:p>60</text:p>
          </table:table-cell>
          <table:table-cell table:formula="of:=IFERROR(([.G115]/[.D115])*100; &quot;&quot;)" office:value-type="float" office:value="46.5116279069767" calcext:value-type="float">
            <text:p>46,5116279069767</text:p>
          </table:table-cell>
          <table:table-cell office:value-type="float" office:value="20" calcext:value-type="float">
            <text:p>20</text:p>
          </table:table-cell>
          <table:table-cell table:formula="of:=IFERROR(([.I115]/[.D115])*100; &quot;&quot;)" office:value-type="float" office:value="15.5038759689922" calcext:value-type="float">
            <text:p>15,5038759689922</text:p>
          </table:table-cell>
          <table:table-cell office:value-type="float" office:value="109" calcext:value-type="float">
            <text:p>109</text:p>
          </table:table-cell>
          <table:table-cell table:formula="of:=IFERROR(([.K115]/[.D115])*100; &quot;&quot;)" office:value-type="float" office:value="84.4961240310078" calcext:value-type="float">
            <text:p>84,4961240310078</text:p>
          </table:table-cell>
          <table:table-cell office:value-type="float" office:value="21" calcext:value-type="float">
            <text:p>21</text:p>
          </table:table-cell>
          <table:table-cell table:formula="of:=IFERROR(([.M115]/[.K115])*100; &quot;&quot;)" office:value-type="float" office:value="19.2660550458716" calcext:value-type="float">
            <text:p>19,2660550458716</text:p>
          </table:table-cell>
          <table:table-cell office:value-type="float" office:value="67" calcext:value-type="float">
            <text:p>67</text:p>
          </table:table-cell>
          <table:table-cell table:formula="of:=IFERROR(([.O115]/[.K115])*100; &quot;&quot;)" office:value-type="float" office:value="61.4678899082569" calcext:value-type="float">
            <text:p>61,4678899082569</text:p>
          </table:table-cell>
          <table:table-cell table:formula="of:=IF([.E115] = &quot;&quot; ;&quot;&quot;; [.E115]-[.O115])" office:value-type="float" office:value="13" calcext:value-type="float">
            <text:p>13</text:p>
          </table:table-cell>
          <table:table-cell table:formula="of:=IFERROR(([.Q115]/[.I115])*100; &quot;&quot;)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formula="of:=IFERROR(([.S115]/[.K115])*100; &quot;&quot;)" office:value-type="float" office:value="55.045871559633" calcext:value-type="float">
            <text:p>55,045871559633</text:p>
          </table:table-cell>
          <table:table-cell table:formula="of:=IF([.G115] = &quot;&quot; ;&quot;&quot;; [.G115]-[.S115])" office:value-type="float" office:value="0" calcext:value-type="float">
            <text:p>0</text:p>
          </table:table-cell>
          <table:table-cell table:formula="of:=IFERROR(([.U115]/[.I115])*100; &quot;&quot;)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formula="of:=IFERROR(([.Y115]/[.I115])*100; &quot;&quot;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IFERROR(([.AA115]/[.I11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AE115]/[.I115])*100; &quot;&quot;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115]/[.I11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15]/[.I11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115]/[.I11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115]/[.I11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115]/[.I11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15]/[.I11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15]/[.I11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15]/[.I11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15]/[.I11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57.04.77</text:p>
          </table:table-cell>
          <table:table-cell office:value-type="float" office:value="152" calcext:value-type="float">
            <text:p>152</text:p>
          </table:table-cell>
          <table:table-cell table:formula="of:=IF([.C116]-[.X116] = 0 ;&quot;&quot;; [.C116]-[.X116])"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table:formula="of:=IFERROR(([.E116]/[.D116])*100; &quot;&quot;)" office:value-type="float" office:value="62.015503875969" calcext:value-type="float">
            <text:p>62,015503875969</text:p>
          </table:table-cell>
          <table:table-cell office:value-type="float" office:value="60" calcext:value-type="float">
            <text:p>60</text:p>
          </table:table-cell>
          <table:table-cell table:formula="of:=IFERROR(([.G116]/[.D116])*100; &quot;&quot;)" office:value-type="float" office:value="46.5116279069767" calcext:value-type="float">
            <text:p>46,5116279069767</text:p>
          </table:table-cell>
          <table:table-cell office:value-type="float" office:value="20" calcext:value-type="float">
            <text:p>20</text:p>
          </table:table-cell>
          <table:table-cell table:formula="of:=IFERROR(([.I116]/[.D116])*100; &quot;&quot;)" office:value-type="float" office:value="15.5038759689922" calcext:value-type="float">
            <text:p>15,5038759689922</text:p>
          </table:table-cell>
          <table:table-cell office:value-type="float" office:value="109" calcext:value-type="float">
            <text:p>109</text:p>
          </table:table-cell>
          <table:table-cell table:formula="of:=IFERROR(([.K116]/[.D116])*100; &quot;&quot;)" office:value-type="float" office:value="84.4961240310078" calcext:value-type="float">
            <text:p>84,4961240310078</text:p>
          </table:table-cell>
          <table:table-cell office:value-type="float" office:value="21" calcext:value-type="float">
            <text:p>21</text:p>
          </table:table-cell>
          <table:table-cell table:formula="of:=IFERROR(([.M116]/[.K116])*100; &quot;&quot;)" office:value-type="float" office:value="19.2660550458716" calcext:value-type="float">
            <text:p>19,2660550458716</text:p>
          </table:table-cell>
          <table:table-cell office:value-type="float" office:value="67" calcext:value-type="float">
            <text:p>67</text:p>
          </table:table-cell>
          <table:table-cell table:formula="of:=IFERROR(([.O116]/[.K116])*100; &quot;&quot;)" office:value-type="float" office:value="61.4678899082569" calcext:value-type="float">
            <text:p>61,4678899082569</text:p>
          </table:table-cell>
          <table:table-cell table:formula="of:=IF([.E116] = &quot;&quot; ;&quot;&quot;; [.E116]-[.O116])" office:value-type="float" office:value="13" calcext:value-type="float">
            <text:p>13</text:p>
          </table:table-cell>
          <table:table-cell table:formula="of:=IFERROR(([.Q116]/[.I116])*100; &quot;&quot;)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formula="of:=IFERROR(([.S116]/[.K116])*100; &quot;&quot;)" office:value-type="float" office:value="55.045871559633" calcext:value-type="float">
            <text:p>55,045871559633</text:p>
          </table:table-cell>
          <table:table-cell table:formula="of:=IF([.G116] = &quot;&quot; ;&quot;&quot;; [.G116]-[.S116])" office:value-type="float" office:value="0" calcext:value-type="float">
            <text:p>0</text:p>
          </table:table-cell>
          <table:table-cell table:formula="of:=IFERROR(([.U116]/[.I116])*100; &quot;&quot;)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formula="of:=IFERROR(([.Y116]/[.I116])*100; &quot;&quot;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IFERROR(([.AA116]/[.I1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AE116]/[.I116])*100; &quot;&quot;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116]/[.I1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16]/[.I1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116]/[.I1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116]/[.I1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116]/[.I1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16]/[.I1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16]/[.I1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16]/[.I1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16]/[.I1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117]-[.X117] = 0 ;&quot;&quot;; [.C117]-[.X117])">
            <text:p/>
          </table:table-cell>
          <table:table-cell table:style-name="ce1"/>
          <table:table-cell table:formula="of:=IFERROR(([.E117]/[.D117])*100; &quot;&quot;)">
            <text:p/>
          </table:table-cell>
          <table:table-cell table:style-name="ce1"/>
          <table:table-cell table:formula="of:=IFERROR(([.G117]/[.D117])*100; &quot;&quot;)">
            <text:p/>
          </table:table-cell>
          <table:table-cell table:style-name="ce1"/>
          <table:table-cell table:formula="of:=IFERROR(([.I117]/[.D117])*100; &quot;&quot;)">
            <text:p/>
          </table:table-cell>
          <table:table-cell table:style-name="ce1"/>
          <table:table-cell table:formula="of:=IFERROR(([.K117]/[.D117])*100; &quot;&quot;)">
            <text:p/>
          </table:table-cell>
          <table:table-cell table:style-name="ce1"/>
          <table:table-cell table:formula="of:=IFERROR(([.M117]/[.K117])*100; &quot;&quot;)">
            <text:p/>
          </table:table-cell>
          <table:table-cell/>
          <table:table-cell table:formula="of:=IFERROR(([.O117]/[.K117])*100; &quot;&quot;)">
            <text:p/>
          </table:table-cell>
          <table:table-cell table:formula="of:=IF([.E117] = &quot;&quot; ;&quot;&quot;; [.E117]-[.O117])">
            <text:p/>
          </table:table-cell>
          <table:table-cell table:formula="of:=IFERROR(([.Q117]/[.I117])*100; &quot;&quot;)">
            <text:p/>
          </table:table-cell>
          <table:table-cell/>
          <table:table-cell table:formula="of:=IFERROR(([.S117]/[.K117])*100; &quot;&quot;)">
            <text:p/>
          </table:table-cell>
          <table:table-cell table:formula="of:=IF([.G117] = &quot;&quot; ;&quot;&quot;; [.G117]-[.S117])">
            <text:p/>
          </table:table-cell>
          <table:table-cell table:formula="of:=IFERROR(([.U117]/[.I117])*100; &quot;&quot;)">
            <text:p/>
          </table:table-cell>
          <table:table-cell table:style-name="ce1" table:number-columns-repeated="3"/>
          <table:table-cell table:formula="of:=IFERROR(([.Y117]/[.I117])*100; &quot;&quot;)">
            <text:p/>
          </table:table-cell>
          <table:table-cell table:style-name="ce1"/>
          <table:table-cell table:formula="of:=IFERROR(([.AA117]/[.I117])*100; &quot;&quot;)">
            <text:p/>
          </table:table-cell>
          <table:table-cell table:style-name="ce1"/>
          <table:table-cell/>
          <table:table-cell table:style-name="ce1"/>
          <table:table-cell table:formula="of:=IFERROR(([.AE117]/[.I11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117]/[.I117])*100; &quot;&quot;)">
            <text:p/>
          </table:table-cell>
          <table:table-cell table:style-name="ce1"/>
          <table:table-cell/>
          <table:table-cell table:style-name="ce1"/>
          <table:table-cell table:formula="of:=IFERROR(([.BM117]/[.I11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117]/[.I117])*100; &quot;&quot;)">
            <text:p/>
          </table:table-cell>
          <table:table-cell table:style-name="ce1"/>
          <table:table-cell table:formula="of:=IFERROR(([.CG117]/[.I117])*100; &quot;&quot;)">
            <text:p/>
          </table:table-cell>
          <table:table-cell table:style-name="ce1"/>
          <table:table-cell table:formula="of:=IFERROR(([.CI117]/[.I11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117]/[.I117])*100; &quot;&quot;)">
            <text:p/>
          </table:table-cell>
          <table:table-cell table:style-name="ce1"/>
          <table:table-cell/>
          <table:table-cell table:style-name="ce1"/>
          <table:table-cell table:formula="of:=IFERROR(([.CU117]/[.I117])*100; &quot;&quot;)">
            <text:p/>
          </table:table-cell>
          <table:table-cell table:style-name="ce1"/>
          <table:table-cell/>
          <table:table-cell table:style-name="ce1"/>
          <table:table-cell table:formula="of:=IFERROR(([.CY117]/[.I117])*100; &quot;&quot;)">
            <text:p/>
          </table:table-cell>
          <table:table-cell table:style-name="ce1"/>
          <table:table-cell/>
          <table:table-cell table:style-name="ce1"/>
          <table:table-cell table:formula="of:=IFERROR(([.DC117]/[.I117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on 5012</text:p>
          </table:table-cell>
          <table:table-cell office:value-type="string" calcext:value-type="string">
            <text:p>25.04.27</text:p>
          </table:table-cell>
          <table:table-cell office:value-type="float" office:value="114" calcext:value-type="float">
            <text:p>114</text:p>
          </table:table-cell>
          <table:table-cell table:formula="of:=IF([.C118]-[.X118] = 0 ;&quot;&quot;; [.C118]-[.X118])"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table:formula="of:=IFERROR(([.E118]/[.D118])*100; &quot;&quot;)"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table:formula="of:=IFERROR(([.G118]/[.D118])*100; &quot;&quot;)"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IFERROR(([.I118]/[.D118])*100; &quot;&quot;)"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formula="of:=IFERROR(([.K118]/[.D118])*100; &quot;&quot;)"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formula="of:=IFERROR(([.M118]/[.K118])*100; &quot;&quot;)" office:value-type="float" office:value="11.6279069767442" calcext:value-type="float">
            <text:p>11,6279069767442</text:p>
          </table:table-cell>
          <table:table-cell office:value-type="float" office:value="63" calcext:value-type="float">
            <text:p>63</text:p>
          </table:table-cell>
          <table:table-cell table:formula="of:=IFERROR(([.O118]/[.K118])*100; &quot;&quot;)" office:value-type="float" office:value="73.2558139534884" calcext:value-type="float">
            <text:p>73,2558139534884</text:p>
          </table:table-cell>
          <table:table-cell table:formula="of:=IF([.E118] = &quot;&quot; ;&quot;&quot;; [.E118]-[.O118])" office:value-type="float" office:value="8" calcext:value-type="float">
            <text:p>8</text:p>
          </table:table-cell>
          <table:table-cell table:formula="of:=IFERROR(([.Q118]/[.I118])*100; &quot;&quot;)" office:value-type="float" office:value="57.1428571428571" calcext:value-type="float">
            <text:p>57,1428571428571</text:p>
          </table:table-cell>
          <table:table-cell office:value-type="float" office:value="61" calcext:value-type="float">
            <text:p>61</text:p>
          </table:table-cell>
          <table:table-cell table:formula="of:=IFERROR(([.S118]/[.K118])*100; &quot;&quot;)" office:value-type="float" office:value="70.9302325581395" calcext:value-type="float">
            <text:p>70,9302325581395</text:p>
          </table:table-cell>
          <table:table-cell table:formula="of:=IF([.G118] = &quot;&quot; ;&quot;&quot;; [.G118]-[.S118])" office:value-type="float" office:value="1" calcext:value-type="float">
            <text:p>1</text:p>
          </table:table-cell>
          <table:table-cell table:formula="of:=IFERROR(([.U118]/[.I118])*100; &quot;&quot;)" office:value-type="float" office:value="7.14285714285714" calcext:value-type="float">
            <text:p>7,14285714285714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IFERROR(([.Y118]/[.I118])*100; &quot;&quot;)" office:value-type="float" office:value="92.8571428571429" calcext:value-type="float">
            <text:p>92,8571428571429</text:p>
          </table:table-cell>
          <table:table-cell office:value-type="float" office:value="0" calcext:value-type="float">
            <text:p>0</text:p>
          </table:table-cell>
          <table:table-cell table:formula="of:=IFERROR(([.AA118]/[.I1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E118]/[.I1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118]/[.I1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18]/[.I1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118]/[.I118])*100; &quot;&quot;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ERROR(([.CG118]/[.I118])*100; &quot;&quot;)" office:value-type="float" office:value="7.14285714285714" calcext:value-type="float">
            <text:p>7,14285714285714</text:p>
          </table:table-cell>
          <table:table-cell office:value-type="float" office:value="0" calcext:value-type="float">
            <text:p>0</text:p>
          </table:table-cell>
          <table:table-cell table:formula="of:=IFERROR(([.CI118]/[.I1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18]/[.I1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18]/[.I1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18]/[.I1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18]/[.I11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119]-[.X119] = 0 ;&quot;&quot;; [.C119]-[.X119])">
            <text:p/>
          </table:table-cell>
          <table:table-cell table:style-name="ce1"/>
          <table:table-cell table:formula="of:=IFERROR(([.E119]/[.D119])*100; &quot;&quot;)">
            <text:p/>
          </table:table-cell>
          <table:table-cell table:style-name="ce1"/>
          <table:table-cell table:formula="of:=IFERROR(([.G119]/[.D119])*100; &quot;&quot;)">
            <text:p/>
          </table:table-cell>
          <table:table-cell table:style-name="ce1"/>
          <table:table-cell table:formula="of:=IFERROR(([.I119]/[.D119])*100; &quot;&quot;)">
            <text:p/>
          </table:table-cell>
          <table:table-cell table:style-name="ce1"/>
          <table:table-cell table:formula="of:=IFERROR(([.K119]/[.D119])*100; &quot;&quot;)">
            <text:p/>
          </table:table-cell>
          <table:table-cell table:style-name="ce1"/>
          <table:table-cell table:formula="of:=IFERROR(([.M119]/[.K119])*100; &quot;&quot;)">
            <text:p/>
          </table:table-cell>
          <table:table-cell/>
          <table:table-cell table:formula="of:=IFERROR(([.O119]/[.K119])*100; &quot;&quot;)">
            <text:p/>
          </table:table-cell>
          <table:table-cell table:formula="of:=IF([.E119] = &quot;&quot; ;&quot;&quot;; [.E119]-[.O119])">
            <text:p/>
          </table:table-cell>
          <table:table-cell table:formula="of:=IFERROR(([.Q119]/[.I119])*100; &quot;&quot;)">
            <text:p/>
          </table:table-cell>
          <table:table-cell/>
          <table:table-cell table:formula="of:=IFERROR(([.S119]/[.K119])*100; &quot;&quot;)">
            <text:p/>
          </table:table-cell>
          <table:table-cell table:formula="of:=IF([.G119] = &quot;&quot; ;&quot;&quot;; [.G119]-[.S119])">
            <text:p/>
          </table:table-cell>
          <table:table-cell table:formula="of:=IFERROR(([.U119]/[.I119])*100; &quot;&quot;)">
            <text:p/>
          </table:table-cell>
          <table:table-cell table:style-name="ce1" table:number-columns-repeated="3"/>
          <table:table-cell table:formula="of:=IFERROR(([.Y119]/[.I119])*100; &quot;&quot;)">
            <text:p/>
          </table:table-cell>
          <table:table-cell table:style-name="ce1"/>
          <table:table-cell table:formula="of:=IFERROR(([.AA119]/[.I119])*100; &quot;&quot;)">
            <text:p/>
          </table:table-cell>
          <table:table-cell table:style-name="ce1"/>
          <table:table-cell/>
          <table:table-cell table:style-name="ce1"/>
          <table:table-cell table:formula="of:=IFERROR(([.AE119]/[.I11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119]/[.I119])*100; &quot;&quot;)">
            <text:p/>
          </table:table-cell>
          <table:table-cell table:style-name="ce1"/>
          <table:table-cell/>
          <table:table-cell table:style-name="ce1"/>
          <table:table-cell table:formula="of:=IFERROR(([.BM119]/[.I11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119]/[.I119])*100; &quot;&quot;)">
            <text:p/>
          </table:table-cell>
          <table:table-cell table:style-name="ce1"/>
          <table:table-cell table:formula="of:=IFERROR(([.CG119]/[.I119])*100; &quot;&quot;)">
            <text:p/>
          </table:table-cell>
          <table:table-cell table:style-name="ce1"/>
          <table:table-cell table:formula="of:=IFERROR(([.CI119]/[.I11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119]/[.I119])*100; &quot;&quot;)">
            <text:p/>
          </table:table-cell>
          <table:table-cell table:style-name="ce1"/>
          <table:table-cell/>
          <table:table-cell table:style-name="ce1"/>
          <table:table-cell table:formula="of:=IFERROR(([.CU119]/[.I119])*100; &quot;&quot;)">
            <text:p/>
          </table:table-cell>
          <table:table-cell table:style-name="ce1"/>
          <table:table-cell/>
          <table:table-cell table:style-name="ce1"/>
          <table:table-cell table:formula="of:=IFERROR(([.CY119]/[.I119])*100; &quot;&quot;)">
            <text:p/>
          </table:table-cell>
          <table:table-cell table:style-name="ce1"/>
          <table:table-cell/>
          <table:table-cell table:style-name="ce1"/>
          <table:table-cell table:formula="of:=IFERROR(([.DC119]/[.I119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on 5010</text:p>
          </table:table-cell>
          <table:table-cell office:value-type="string" calcext:value-type="string">
            <text:p>48.04.43</text:p>
          </table:table-cell>
          <table:table-cell office:value-type="float" office:value="113" calcext:value-type="float">
            <text:p>113</text:p>
          </table:table-cell>
          <table:table-cell table:formula="of:=IF([.C120]-[.X120] = 0 ;&quot;&quot;; [.C120]-[.X120])"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table:formula="of:=IFERROR(([.E120]/[.D120])*100; &quot;&quot;)" office:value-type="float" office:value="67.7083333333333" calcext:value-type="float">
            <text:p>67,7083333333333</text:p>
          </table:table-cell>
          <table:table-cell office:value-type="float" office:value="53" calcext:value-type="float">
            <text:p>53</text:p>
          </table:table-cell>
          <table:table-cell table:formula="of:=IFERROR(([.G120]/[.D120])*100; &quot;&quot;)" office:value-type="float" office:value="55.2083333333333" calcext:value-type="float">
            <text:p>55,2083333333333</text:p>
          </table:table-cell>
          <table:table-cell office:value-type="float" office:value="13" calcext:value-type="float">
            <text:p>13</text:p>
          </table:table-cell>
          <table:table-cell table:formula="of:=IFERROR(([.I120]/[.D120])*100; &quot;&quot;)" office:value-type="float" office:value="13.5416666666667" calcext:value-type="float">
            <text:p>13,5416666666667</text:p>
          </table:table-cell>
          <table:table-cell office:value-type="float" office:value="83" calcext:value-type="float">
            <text:p>83</text:p>
          </table:table-cell>
          <table:table-cell table:formula="of:=IFERROR(([.K120]/[.D120])*100; &quot;&quot;)" office:value-type="float" office:value="86.4583333333333" calcext:value-type="float">
            <text:p>86,4583333333333</text:p>
          </table:table-cell>
          <table:table-cell office:value-type="float" office:value="12" calcext:value-type="float">
            <text:p>12</text:p>
          </table:table-cell>
          <table:table-cell table:formula="of:=IFERROR(([.M120]/[.K120])*100; &quot;&quot;)" office:value-type="float" office:value="14.4578313253012" calcext:value-type="float">
            <text:p>14,4578313253012</text:p>
          </table:table-cell>
          <table:table-cell office:value-type="float" office:value="56" calcext:value-type="float">
            <text:p>56</text:p>
          </table:table-cell>
          <table:table-cell table:formula="of:=IFERROR(([.O120]/[.K120])*100; &quot;&quot;)" office:value-type="float" office:value="67.4698795180723" calcext:value-type="float">
            <text:p>67,4698795180723</text:p>
          </table:table-cell>
          <table:table-cell table:formula="of:=IF([.E120] = &quot;&quot; ;&quot;&quot;; [.E120]-[.O120])" office:value-type="float" office:value="9" calcext:value-type="float">
            <text:p>9</text:p>
          </table:table-cell>
          <table:table-cell table:formula="of:=IFERROR(([.Q120]/[.I120])*100; &quot;&quot;)" office:value-type="float" office:value="69.2307692307692" calcext:value-type="float">
            <text:p>69,2307692307692</text:p>
          </table:table-cell>
          <table:table-cell office:value-type="float" office:value="53" calcext:value-type="float">
            <text:p>53</text:p>
          </table:table-cell>
          <table:table-cell table:formula="of:=IFERROR(([.S120]/[.K120])*100; &quot;&quot;)" office:value-type="float" office:value="63.855421686747" calcext:value-type="float">
            <text:p>63,855421686747</text:p>
          </table:table-cell>
          <table:table-cell table:formula="of:=IF([.G120] = &quot;&quot; ;&quot;&quot;; [.G120]-[.S120])" office:value-type="float" office:value="0" calcext:value-type="float">
            <text:p>0</text:p>
          </table:table-cell>
          <table:table-cell table:formula="of:=IFERROR(([.U120]/[.I120])*100; &quot;&quot;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IFERROR(([.Y120]/[.I120])*100; &quot;&quot;)" office:value-type="float" office:value="92.3076923076923" calcext:value-type="float">
            <text:p>92,3076923076923</text:p>
          </table:table-cell>
          <table:table-cell office:value-type="float" office:value="0" calcext:value-type="float">
            <text:p>0</text:p>
          </table:table-cell>
          <table:table-cell table:formula="of:=IFERROR(([.AA120]/[.I12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E120]/[.I12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120]/[.I12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20]/[.I12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E120]/[.I120])*100; &quot;&quot;)" office:value-type="float" office:value="7.69230769230769" calcext:value-type="float">
            <text:p>7,69230769230769</text:p>
          </table:table-cell>
          <table:table-cell office:value-type="float" office:value="0" calcext:value-type="float">
            <text:p>0</text:p>
          </table:table-cell>
          <table:table-cell table:formula="of:=IFERROR(([.CG120]/[.I12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120]/[.I12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20]/[.I12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20]/[.I12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20]/[.I12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20]/[.I12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23.04.27</text:p>
          </table:table-cell>
          <table:table-cell office:value-type="float" office:value="114" calcext:value-type="float">
            <text:p>114</text:p>
          </table:table-cell>
          <table:table-cell table:formula="of:=IF([.C121]-[.X121] = 0 ;&quot;&quot;; [.C121]-[.X121])"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table:formula="of:=IFERROR(([.E121]/[.D121])*100; &quot;&quot;)"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table:formula="of:=IFERROR(([.G121]/[.D121])*100; &quot;&quot;)"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IFERROR(([.I121]/[.D121])*100; &quot;&quot;)"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formula="of:=IFERROR(([.K121]/[.D121])*100; &quot;&quot;)"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formula="of:=IFERROR(([.M121]/[.K121])*100; &quot;&quot;)" office:value-type="float" office:value="11.6279069767442" calcext:value-type="float">
            <text:p>11,6279069767442</text:p>
          </table:table-cell>
          <table:table-cell office:value-type="float" office:value="63" calcext:value-type="float">
            <text:p>63</text:p>
          </table:table-cell>
          <table:table-cell table:formula="of:=IFERROR(([.O121]/[.K121])*100; &quot;&quot;)" office:value-type="float" office:value="73.2558139534884" calcext:value-type="float">
            <text:p>73,2558139534884</text:p>
          </table:table-cell>
          <table:table-cell table:formula="of:=IF([.E121] = &quot;&quot; ;&quot;&quot;; [.E121]-[.O121])" office:value-type="float" office:value="8" calcext:value-type="float">
            <text:p>8</text:p>
          </table:table-cell>
          <table:table-cell table:formula="of:=IFERROR(([.Q121]/[.I121])*100; &quot;&quot;)" office:value-type="float" office:value="57.1428571428571" calcext:value-type="float">
            <text:p>57,1428571428571</text:p>
          </table:table-cell>
          <table:table-cell office:value-type="float" office:value="61" calcext:value-type="float">
            <text:p>61</text:p>
          </table:table-cell>
          <table:table-cell table:formula="of:=IFERROR(([.S121]/[.K121])*100; &quot;&quot;)" office:value-type="float" office:value="70.9302325581395" calcext:value-type="float">
            <text:p>70,9302325581395</text:p>
          </table:table-cell>
          <table:table-cell table:formula="of:=IF([.G121] = &quot;&quot; ;&quot;&quot;; [.G121]-[.S121])" office:value-type="float" office:value="1" calcext:value-type="float">
            <text:p>1</text:p>
          </table:table-cell>
          <table:table-cell table:formula="of:=IFERROR(([.U121]/[.I121])*100; &quot;&quot;)" office:value-type="float" office:value="7.14285714285714" calcext:value-type="float">
            <text:p>7,14285714285714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IFERROR(([.Y121]/[.I121])*100; &quot;&quot;)" office:value-type="float" office:value="92.8571428571429" calcext:value-type="float">
            <text:p>92,8571428571429</text:p>
          </table:table-cell>
          <table:table-cell office:value-type="float" office:value="0" calcext:value-type="float">
            <text:p>0</text:p>
          </table:table-cell>
          <table:table-cell table:formula="of:=IFERROR(([.AA121]/[.I1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E121]/[.I1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121]/[.I1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21]/[.I1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121]/[.I121])*100; &quot;&quot;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ERROR(([.CG121]/[.I121])*100; &quot;&quot;)" office:value-type="float" office:value="7.14285714285714" calcext:value-type="float">
            <text:p>7,14285714285714</text:p>
          </table:table-cell>
          <table:table-cell office:value-type="float" office:value="0" calcext:value-type="float">
            <text:p>0</text:p>
          </table:table-cell>
          <table:table-cell table:formula="of:=IFERROR(([.CI121]/[.I1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21]/[.I1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21]/[.I1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21]/[.I1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21]/[.I1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122]-[.X122] = 0 ;&quot;&quot;; [.C122]-[.X122])">
            <text:p/>
          </table:table-cell>
          <table:table-cell table:style-name="ce1"/>
          <table:table-cell table:formula="of:=IFERROR(([.E122]/[.D122])*100; &quot;&quot;)">
            <text:p/>
          </table:table-cell>
          <table:table-cell table:style-name="ce1"/>
          <table:table-cell table:formula="of:=IFERROR(([.G122]/[.D122])*100; &quot;&quot;)">
            <text:p/>
          </table:table-cell>
          <table:table-cell table:style-name="ce1"/>
          <table:table-cell table:formula="of:=IFERROR(([.I122]/[.D122])*100; &quot;&quot;)">
            <text:p/>
          </table:table-cell>
          <table:table-cell table:style-name="ce1"/>
          <table:table-cell table:formula="of:=IFERROR(([.K122]/[.D122])*100; &quot;&quot;)">
            <text:p/>
          </table:table-cell>
          <table:table-cell table:style-name="ce1"/>
          <table:table-cell table:formula="of:=IFERROR(([.M122]/[.K122])*100; &quot;&quot;)">
            <text:p/>
          </table:table-cell>
          <table:table-cell/>
          <table:table-cell table:formula="of:=IFERROR(([.O122]/[.K122])*100; &quot;&quot;)">
            <text:p/>
          </table:table-cell>
          <table:table-cell table:formula="of:=IF([.E122] = &quot;&quot; ;&quot;&quot;; [.E122]-[.O122])">
            <text:p/>
          </table:table-cell>
          <table:table-cell table:formula="of:=IFERROR(([.Q122]/[.I122])*100; &quot;&quot;)">
            <text:p/>
          </table:table-cell>
          <table:table-cell/>
          <table:table-cell table:formula="of:=IFERROR(([.S122]/[.K122])*100; &quot;&quot;)">
            <text:p/>
          </table:table-cell>
          <table:table-cell table:formula="of:=IF([.G122] = &quot;&quot; ;&quot;&quot;; [.G122]-[.S122])">
            <text:p/>
          </table:table-cell>
          <table:table-cell table:formula="of:=IFERROR(([.U122]/[.I122])*100; &quot;&quot;)">
            <text:p/>
          </table:table-cell>
          <table:table-cell table:style-name="ce1" table:number-columns-repeated="3"/>
          <table:table-cell table:formula="of:=IFERROR(([.Y122]/[.I122])*100; &quot;&quot;)">
            <text:p/>
          </table:table-cell>
          <table:table-cell table:style-name="ce1"/>
          <table:table-cell table:formula="of:=IFERROR(([.AA122]/[.I122])*100; &quot;&quot;)">
            <text:p/>
          </table:table-cell>
          <table:table-cell table:style-name="ce1"/>
          <table:table-cell/>
          <table:table-cell table:style-name="ce1"/>
          <table:table-cell table:formula="of:=IFERROR(([.AE122]/[.I12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122]/[.I122])*100; &quot;&quot;)">
            <text:p/>
          </table:table-cell>
          <table:table-cell table:style-name="ce1"/>
          <table:table-cell/>
          <table:table-cell table:style-name="ce1"/>
          <table:table-cell table:formula="of:=IFERROR(([.BM122]/[.I12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122]/[.I122])*100; &quot;&quot;)">
            <text:p/>
          </table:table-cell>
          <table:table-cell table:style-name="ce1"/>
          <table:table-cell table:formula="of:=IFERROR(([.CG122]/[.I122])*100; &quot;&quot;)">
            <text:p/>
          </table:table-cell>
          <table:table-cell table:style-name="ce1"/>
          <table:table-cell table:formula="of:=IFERROR(([.CI122]/[.I12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122]/[.I122])*100; &quot;&quot;)">
            <text:p/>
          </table:table-cell>
          <table:table-cell table:style-name="ce1"/>
          <table:table-cell/>
          <table:table-cell table:style-name="ce1"/>
          <table:table-cell table:formula="of:=IFERROR(([.CU122]/[.I122])*100; &quot;&quot;)">
            <text:p/>
          </table:table-cell>
          <table:table-cell table:style-name="ce1"/>
          <table:table-cell/>
          <table:table-cell table:style-name="ce1"/>
          <table:table-cell table:formula="of:=IFERROR(([.CY122]/[.I122])*100; &quot;&quot;)">
            <text:p/>
          </table:table-cell>
          <table:table-cell table:style-name="ce1"/>
          <table:table-cell/>
          <table:table-cell table:style-name="ce1"/>
          <table:table-cell table:formula="of:=IFERROR(([.DC122]/[.I122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on 5140</text:p>
          </table:table-cell>
          <table:table-cell office:value-type="string" calcext:value-type="string">
            <text:p>43.04.67</text:p>
          </table:table-cell>
          <table:table-cell office:value-type="float" office:value="110" calcext:value-type="float">
            <text:p>110</text:p>
          </table:table-cell>
          <table:table-cell table:formula="of:=IF([.C123]-[.X123] = 0 ;&quot;&quot;; [.C123]-[.X123])"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table:formula="of:=IFERROR(([.E123]/[.D123])*100; &quot;&quot;)" office:value-type="float" office:value="63.8297872340426" calcext:value-type="float">
            <text:p>63,8297872340426</text:p>
          </table:table-cell>
          <table:table-cell office:value-type="float" office:value="53" calcext:value-type="float">
            <text:p>53</text:p>
          </table:table-cell>
          <table:table-cell table:formula="of:=IFERROR(([.G123]/[.D123])*100; &quot;&quot;)" office:value-type="float" office:value="56.3829787234043" calcext:value-type="float">
            <text:p>56,3829787234043</text:p>
          </table:table-cell>
          <table:table-cell office:value-type="float" office:value="10" calcext:value-type="float">
            <text:p>10</text:p>
          </table:table-cell>
          <table:table-cell table:formula="of:=IFERROR(([.I123]/[.D123])*100; &quot;&quot;)" office:value-type="float" office:value="10.6382978723404" calcext:value-type="float">
            <text:p>10,6382978723404</text:p>
          </table:table-cell>
          <table:table-cell office:value-type="float" office:value="84" calcext:value-type="float">
            <text:p>84</text:p>
          </table:table-cell>
          <table:table-cell table:formula="of:=IFERROR(([.K123]/[.D123])*100; &quot;&quot;)" office:value-type="float" office:value="89.3617021276596" calcext:value-type="float">
            <text:p>89,3617021276596</text:p>
          </table:table-cell>
          <table:table-cell office:value-type="float" office:value="12" calcext:value-type="float">
            <text:p>12</text:p>
          </table:table-cell>
          <table:table-cell table:formula="of:=IFERROR(([.M123]/[.K123])*100; &quot;&quot;)" office:value-type="float" office:value="14.2857142857143" calcext:value-type="float">
            <text:p>14,2857142857143</text:p>
          </table:table-cell>
          <table:table-cell office:value-type="float" office:value="54" calcext:value-type="float">
            <text:p>54</text:p>
          </table:table-cell>
          <table:table-cell table:formula="of:=IFERROR(([.O123]/[.K123])*100; &quot;&quot;)" office:value-type="float" office:value="64.2857142857143" calcext:value-type="float">
            <text:p>64,2857142857143</text:p>
          </table:table-cell>
          <table:table-cell table:formula="of:=IF([.E123] = &quot;&quot; ;&quot;&quot;; [.E123]-[.O123])" office:value-type="float" office:value="6" calcext:value-type="float">
            <text:p>6</text:p>
          </table:table-cell>
          <table:table-cell table:formula="of:=IFERROR(([.Q123]/[.I123])*100; &quot;&quot;)"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table:formula="of:=IFERROR(([.S123]/[.K123])*100; &quot;&quot;)" office:value-type="float" office:value="63.0952380952381" calcext:value-type="float">
            <text:p>63,0952380952381</text:p>
          </table:table-cell>
          <table:table-cell table:formula="of:=IF([.G123] = &quot;&quot; ;&quot;&quot;; [.G123]-[.S123])" office:value-type="float" office:value="0" calcext:value-type="float">
            <text:p>0</text:p>
          </table:table-cell>
          <table:table-cell table:formula="of:=IFERROR(([.U123]/[.I123])*100; &quot;&quot;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IFERROR(([.Y123]/[.I123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AA123]/[.I1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E123]/[.I1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123]/[.I1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23]/[.I1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123]/[.I1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123]/[.I1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123]/[.I1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23]/[.I1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23]/[.I1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23]/[.I1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23]/[.I12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124]-[.X124] = 0 ;&quot;&quot;; [.C124]-[.X124])">
            <text:p/>
          </table:table-cell>
          <table:table-cell table:style-name="ce1"/>
          <table:table-cell table:formula="of:=IFERROR(([.E124]/[.D124])*100; &quot;&quot;)">
            <text:p/>
          </table:table-cell>
          <table:table-cell table:style-name="ce1"/>
          <table:table-cell table:formula="of:=IFERROR(([.G124]/[.D124])*100; &quot;&quot;)">
            <text:p/>
          </table:table-cell>
          <table:table-cell table:style-name="ce1"/>
          <table:table-cell table:formula="of:=IFERROR(([.I124]/[.D124])*100; &quot;&quot;)">
            <text:p/>
          </table:table-cell>
          <table:table-cell table:style-name="ce1"/>
          <table:table-cell table:formula="of:=IFERROR(([.K124]/[.D124])*100; &quot;&quot;)">
            <text:p/>
          </table:table-cell>
          <table:table-cell table:style-name="ce1"/>
          <table:table-cell table:formula="of:=IFERROR(([.M124]/[.K124])*100; &quot;&quot;)">
            <text:p/>
          </table:table-cell>
          <table:table-cell/>
          <table:table-cell table:formula="of:=IFERROR(([.O124]/[.K124])*100; &quot;&quot;)">
            <text:p/>
          </table:table-cell>
          <table:table-cell table:formula="of:=IF([.E124] = &quot;&quot; ;&quot;&quot;; [.E124]-[.O124])">
            <text:p/>
          </table:table-cell>
          <table:table-cell table:formula="of:=IFERROR(([.Q124]/[.I124])*100; &quot;&quot;)">
            <text:p/>
          </table:table-cell>
          <table:table-cell/>
          <table:table-cell table:formula="of:=IFERROR(([.S124]/[.K124])*100; &quot;&quot;)">
            <text:p/>
          </table:table-cell>
          <table:table-cell table:formula="of:=IF([.G124] = &quot;&quot; ;&quot;&quot;; [.G124]-[.S124])">
            <text:p/>
          </table:table-cell>
          <table:table-cell table:formula="of:=IFERROR(([.U124]/[.I124])*100; &quot;&quot;)">
            <text:p/>
          </table:table-cell>
          <table:table-cell table:style-name="ce1" table:number-columns-repeated="3"/>
          <table:table-cell table:formula="of:=IFERROR(([.Y124]/[.I124])*100; &quot;&quot;)">
            <text:p/>
          </table:table-cell>
          <table:table-cell table:style-name="ce1"/>
          <table:table-cell table:formula="of:=IFERROR(([.AA124]/[.I124])*100; &quot;&quot;)">
            <text:p/>
          </table:table-cell>
          <table:table-cell table:style-name="ce1"/>
          <table:table-cell/>
          <table:table-cell table:style-name="ce1"/>
          <table:table-cell table:formula="of:=IFERROR(([.AE124]/[.I12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124]/[.I124])*100; &quot;&quot;)">
            <text:p/>
          </table:table-cell>
          <table:table-cell table:style-name="ce1"/>
          <table:table-cell/>
          <table:table-cell table:style-name="ce1"/>
          <table:table-cell table:formula="of:=IFERROR(([.BM124]/[.I12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124]/[.I124])*100; &quot;&quot;)">
            <text:p/>
          </table:table-cell>
          <table:table-cell table:style-name="ce1"/>
          <table:table-cell table:formula="of:=IFERROR(([.CG124]/[.I124])*100; &quot;&quot;)">
            <text:p/>
          </table:table-cell>
          <table:table-cell table:style-name="ce1"/>
          <table:table-cell table:formula="of:=IFERROR(([.CI124]/[.I12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124]/[.I124])*100; &quot;&quot;)">
            <text:p/>
          </table:table-cell>
          <table:table-cell table:style-name="ce1"/>
          <table:table-cell/>
          <table:table-cell table:style-name="ce1"/>
          <table:table-cell table:formula="of:=IFERROR(([.CU124]/[.I124])*100; &quot;&quot;)">
            <text:p/>
          </table:table-cell>
          <table:table-cell table:style-name="ce1"/>
          <table:table-cell/>
          <table:table-cell table:style-name="ce1"/>
          <table:table-cell table:formula="of:=IFERROR(([.CY124]/[.I124])*100; &quot;&quot;)">
            <text:p/>
          </table:table-cell>
          <table:table-cell table:style-name="ce1"/>
          <table:table-cell/>
          <table:table-cell table:style-name="ce1"/>
          <table:table-cell table:formula="of:=IFERROR(([.DC124]/[.I124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on Fact</text:p>
          </table:table-cell>
          <table:table-cell office:value-type="string" calcext:value-type="string">
            <text:p>06.04.15</text:p>
          </table:table-cell>
          <table:table-cell office:value-type="float" office:value="110" calcext:value-type="float">
            <text:p>110</text:p>
          </table:table-cell>
          <table:table-cell table:formula="of:=IF([.C125]-[.X125] = 0 ;&quot;&quot;; [.C125]-[.X125])"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 table:formula="of:=IFERROR(([.E125]/[.D125])*100; &quot;&quot;)" office:value-type="float" office:value="73.1958762886598" calcext:value-type="float">
            <text:p>73,1958762886598</text:p>
          </table:table-cell>
          <table:table-cell office:value-type="float" office:value="62" calcext:value-type="float">
            <text:p>62</text:p>
          </table:table-cell>
          <table:table-cell table:formula="of:=IFERROR(([.G125]/[.D125])*100; &quot;&quot;)" office:value-type="float" office:value="63.9175257731959" calcext:value-type="float">
            <text:p>63,9175257731959</text:p>
          </table:table-cell>
          <table:table-cell office:value-type="float" office:value="12" calcext:value-type="float">
            <text:p>12</text:p>
          </table:table-cell>
          <table:table-cell table:formula="of:=IFERROR(([.I125]/[.D125])*100; &quot;&quot;)" office:value-type="float" office:value="12.3711340206186" calcext:value-type="float">
            <text:p>12,3711340206186</text:p>
          </table:table-cell>
          <table:table-cell office:value-type="float" office:value="85" calcext:value-type="float">
            <text:p>85</text:p>
          </table:table-cell>
          <table:table-cell table:formula="of:=IFERROR(([.K125]/[.D125])*100; &quot;&quot;)" office:value-type="float" office:value="87.6288659793815" calcext:value-type="float">
            <text:p>87,6288659793815</text:p>
          </table:table-cell>
          <table:table-cell office:value-type="float" office:value="10" calcext:value-type="float">
            <text:p>10</text:p>
          </table:table-cell>
          <table:table-cell table:formula="of:=IFERROR(([.M125]/[.K125])*100; &quot;&quot;)" office:value-type="float" office:value="11.7647058823529" calcext:value-type="float">
            <text:p>11,7647058823529</text:p>
          </table:table-cell>
          <table:table-cell office:value-type="float" office:value="63" calcext:value-type="float">
            <text:p>63</text:p>
          </table:table-cell>
          <table:table-cell table:formula="of:=IFERROR(([.O125]/[.K125])*100; &quot;&quot;)" office:value-type="float" office:value="74.1176470588235" calcext:value-type="float">
            <text:p>74,1176470588235</text:p>
          </table:table-cell>
          <table:table-cell table:formula="of:=IF([.E125] = &quot;&quot; ;&quot;&quot;; [.E125]-[.O125])" office:value-type="float" office:value="8" calcext:value-type="float">
            <text:p>8</text:p>
          </table:table-cell>
          <table:table-cell table:formula="of:=IFERROR(([.Q125]/[.I125])*100; &quot;&quot;)" office:value-type="float" office:value="66.6666666666667" calcext:value-type="float">
            <text:p>66,6666666666667</text:p>
          </table:table-cell>
          <table:table-cell office:value-type="float" office:value="61" calcext:value-type="float">
            <text:p>61</text:p>
          </table:table-cell>
          <table:table-cell table:formula="of:=IFERROR(([.S125]/[.K125])*100; &quot;&quot;)" office:value-type="float" office:value="71.7647058823529" calcext:value-type="float">
            <text:p>71,7647058823529</text:p>
          </table:table-cell>
          <table:table-cell table:formula="of:=IF([.G125] = &quot;&quot; ;&quot;&quot;; [.G125]-[.S125])" office:value-type="float" office:value="1" calcext:value-type="float">
            <text:p>1</text:p>
          </table:table-cell>
          <table:table-cell table:formula="of:=IFERROR(([.U125]/[.I125])*100; &quot;&quot;)" office:value-type="float" office:value="8.33333333333333" calcext:value-type="float">
            <text:p>8,3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IFERROR(([.Y125]/[.I125])*100; &quot;&quot;)" office:value-type="float" office:value="91.6666666666667" calcext:value-type="float">
            <text:p>91,6666666666667</text:p>
          </table:table-cell>
          <table:table-cell office:value-type="float" office:value="0" calcext:value-type="float">
            <text:p>0</text:p>
          </table:table-cell>
          <table:table-cell table:formula="of:=IFERROR(([.AA125]/[.I12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E125]/[.I12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125]/[.I12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25]/[.I12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125]/[.I125])*100; &quot;&quot;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ERROR(([.CG125]/[.I125])*100; &quot;&quot;)" office:value-type="float" office:value="8.33333333333333" calcext:value-type="float">
            <text:p>8,33333333333333</text:p>
          </table:table-cell>
          <table:table-cell office:value-type="float" office:value="0" calcext:value-type="float">
            <text:p>0</text:p>
          </table:table-cell>
          <table:table-cell table:formula="of:=IFERROR(([.CI125]/[.I12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25]/[.I12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25]/[.I12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25]/[.I12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25]/[.I12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06.04.33</text:p>
          </table:table-cell>
          <table:table-cell office:value-type="float" office:value="0" calcext:value-type="float">
            <text:p>0</text:p>
          </table:table-cell>
          <table:table-cell table:formula="of:=IF([.C126]-[.X126] = 0 ;&quot;&quot;; [.C126]-[.X126])">
            <text:p/>
          </table:table-cell>
          <table:table-cell office:value-type="float" office:value="0" calcext:value-type="float">
            <text:p>0</text:p>
          </table:table-cell>
          <table:table-cell table:formula="of:=IFERROR(([.E126]/[.D1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G126]/[.D1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I126]/[.D1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K126]/[.D1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M126]/[.K1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O126]/[.K126])*100; &quot;&quot;)">
            <text:p/>
          </table:table-cell>
          <table:table-cell table:formula="of:=IF([.E126] = &quot;&quot; ;&quot;&quot;; [.E126]-[.O126])" office:value-type="float" office:value="0" calcext:value-type="float">
            <text:p>0</text:p>
          </table:table-cell>
          <table:table-cell table:formula="of:=IFERROR(([.Q126]/[.I1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S126]/[.K126])*100; &quot;&quot;)">
            <text:p/>
          </table:table-cell>
          <table:table-cell table:formula="of:=IF([.G126] = &quot;&quot; ;&quot;&quot;; [.G126]-[.S126])" office:value-type="float" office:value="0" calcext:value-type="float">
            <text:p>0</text:p>
          </table:table-cell>
          <table:table-cell table:formula="of:=IFERROR(([.U126]/[.I126])*100; &quot;&quot;)">
            <text:p/>
          </table:table-cell>
          <table:table-cell table:number-columns-repeated="3" office:value-type="float" office:value="0" calcext:value-type="float">
            <text:p>0</text:p>
          </table:table-cell>
          <table:table-cell table:formula="of:=IFERROR(([.Y126]/[.I1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AA126]/[.I1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E126]/[.I1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126]/[.I1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26]/[.I1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126]/[.I1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CG126]/[.I1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CI126]/[.I1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26]/[.I1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26]/[.I1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26]/[.I1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26]/[.I1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06.04.49</text:p>
          </table:table-cell>
          <table:table-cell office:value-type="float" office:value="0" calcext:value-type="float">
            <text:p>0</text:p>
          </table:table-cell>
          <table:table-cell table:formula="of:=IF([.C127]-[.X127] = 0 ;&quot;&quot;; [.C127]-[.X127])">
            <text:p/>
          </table:table-cell>
          <table:table-cell office:value-type="float" office:value="0" calcext:value-type="float">
            <text:p>0</text:p>
          </table:table-cell>
          <table:table-cell table:formula="of:=IFERROR(([.E127]/[.D127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G127]/[.D127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I127]/[.D127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K127]/[.D127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M127]/[.K127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O127]/[.K127])*100; &quot;&quot;)">
            <text:p/>
          </table:table-cell>
          <table:table-cell table:formula="of:=IF([.E127] = &quot;&quot; ;&quot;&quot;; [.E127]-[.O127])" office:value-type="float" office:value="0" calcext:value-type="float">
            <text:p>0</text:p>
          </table:table-cell>
          <table:table-cell table:formula="of:=IFERROR(([.Q127]/[.I127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S127]/[.K127])*100; &quot;&quot;)">
            <text:p/>
          </table:table-cell>
          <table:table-cell table:formula="of:=IF([.G127] = &quot;&quot; ;&quot;&quot;; [.G127]-[.S127])" office:value-type="float" office:value="0" calcext:value-type="float">
            <text:p>0</text:p>
          </table:table-cell>
          <table:table-cell table:formula="of:=IFERROR(([.U127]/[.I127])*100; &quot;&quot;)">
            <text:p/>
          </table:table-cell>
          <table:table-cell table:number-columns-repeated="3" office:value-type="float" office:value="0" calcext:value-type="float">
            <text:p>0</text:p>
          </table:table-cell>
          <table:table-cell table:formula="of:=IFERROR(([.Y127]/[.I127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AA127]/[.I127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E127]/[.I127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127]/[.I127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27]/[.I127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127]/[.I127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CG127]/[.I127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CI127]/[.I127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27]/[.I127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27]/[.I127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27]/[.I127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27]/[.I127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06.04.01</text:p>
          </table:table-cell>
          <table:table-cell office:value-type="float" office:value="107" calcext:value-type="float">
            <text:p>107</text:p>
          </table:table-cell>
          <table:table-cell table:formula="of:=IF([.C128]-[.X128] = 0 ;&quot;&quot;; [.C128]-[.X128])"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table:formula="of:=IFERROR(([.E128]/[.D128])*100; &quot;&quot;)" office:value-type="float" office:value="67.3684210526316" calcext:value-type="float">
            <text:p>67,3684210526316</text:p>
          </table:table-cell>
          <table:table-cell office:value-type="float" office:value="55" calcext:value-type="float">
            <text:p>55</text:p>
          </table:table-cell>
          <table:table-cell table:formula="of:=IFERROR(([.G128]/[.D128])*100; &quot;&quot;)" office:value-type="float" office:value="57.8947368421053" calcext:value-type="float">
            <text:p>57,8947368421053</text:p>
          </table:table-cell>
          <table:table-cell office:value-type="float" office:value="16" calcext:value-type="float">
            <text:p>16</text:p>
          </table:table-cell>
          <table:table-cell table:formula="of:=IFERROR(([.I128]/[.D128])*100; &quot;&quot;)" office:value-type="float" office:value="16.8421052631579" calcext:value-type="float">
            <text:p>16,8421052631579</text:p>
          </table:table-cell>
          <table:table-cell office:value-type="float" office:value="79" calcext:value-type="float">
            <text:p>79</text:p>
          </table:table-cell>
          <table:table-cell table:formula="of:=IFERROR(([.K128]/[.D128])*100; &quot;&quot;)" office:value-type="float" office:value="83.1578947368421" calcext:value-type="float">
            <text:p>83,1578947368421</text:p>
          </table:table-cell>
          <table:table-cell office:value-type="float" office:value="13" calcext:value-type="float">
            <text:p>13</text:p>
          </table:table-cell>
          <table:table-cell table:formula="of:=IFERROR(([.M128]/[.K128])*100; &quot;&quot;)" office:value-type="float" office:value="16.4556962025316" calcext:value-type="float">
            <text:p>16,4556962025316</text:p>
          </table:table-cell>
          <table:table-cell office:value-type="float" office:value="55" calcext:value-type="float">
            <text:p>55</text:p>
          </table:table-cell>
          <table:table-cell table:formula="of:=IFERROR(([.O128]/[.K128])*100; &quot;&quot;)" office:value-type="float" office:value="69.620253164557" calcext:value-type="float">
            <text:p>69,620253164557</text:p>
          </table:table-cell>
          <table:table-cell table:formula="of:=IF([.E128] = &quot;&quot; ;&quot;&quot;; [.E128]-[.O128])" office:value-type="float" office:value="9" calcext:value-type="float">
            <text:p>9</text:p>
          </table:table-cell>
          <table:table-cell table:formula="of:=IFERROR(([.Q128]/[.I128])*100; &quot;&quot;)" office:value-type="float" office:value="56.25" calcext:value-type="float">
            <text:p>56,25</text:p>
          </table:table-cell>
          <table:table-cell office:value-type="float" office:value="54" calcext:value-type="float">
            <text:p>54</text:p>
          </table:table-cell>
          <table:table-cell table:formula="of:=IFERROR(([.S128]/[.K128])*100; &quot;&quot;)" office:value-type="float" office:value="68.3544303797468" calcext:value-type="float">
            <text:p>68,3544303797468</text:p>
          </table:table-cell>
          <table:table-cell table:formula="of:=IF([.G128] = &quot;&quot; ;&quot;&quot;; [.G128]-[.S128])" office:value-type="float" office:value="1" calcext:value-type="float">
            <text:p>1</text:p>
          </table:table-cell>
          <table:table-cell table:formula="of:=IFERROR(([.U128]/[.I128])*100; &quot;&quot;)" office:value-type="float" office:value="6.25" calcext:value-type="float">
            <text:p>6,25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IFERROR(([.Y128]/[.I128])*100; &quot;&quot;)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IFERROR(([.AA128]/[.I1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E128]/[.I1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128]/[.I1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28]/[.I1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E128]/[.I128])*100; &quot;&quot;)" office:value-type="float" office:value="6.25" calcext:value-type="float">
            <text:p>6,25</text:p>
          </table:table-cell>
          <table:table-cell office:value-type="float" office:value="3" calcext:value-type="float">
            <text:p>3</text:p>
          </table:table-cell>
          <table:table-cell table:formula="of:=IFERROR(([.CG128]/[.I128])*100; &quot;&quot;)" office:value-type="float" office:value="18.75" calcext:value-type="float">
            <text:p>18,75</text:p>
          </table:table-cell>
          <table:table-cell office:value-type="float" office:value="0" calcext:value-type="float">
            <text:p>0</text:p>
          </table:table-cell>
          <table:table-cell table:formula="of:=IFERROR(([.CI128]/[.I1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28]/[.I1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28]/[.I1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28]/[.I1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28]/[.I12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129]-[.X129] = 0 ;&quot;&quot;; [.C129]-[.X129])">
            <text:p/>
          </table:table-cell>
          <table:table-cell table:style-name="ce1"/>
          <table:table-cell table:formula="of:=IFERROR(([.E129]/[.D129])*100; &quot;&quot;)">
            <text:p/>
          </table:table-cell>
          <table:table-cell table:style-name="ce1"/>
          <table:table-cell table:formula="of:=IFERROR(([.G129]/[.D129])*100; &quot;&quot;)">
            <text:p/>
          </table:table-cell>
          <table:table-cell table:style-name="ce1"/>
          <table:table-cell table:formula="of:=IFERROR(([.I129]/[.D129])*100; &quot;&quot;)">
            <text:p/>
          </table:table-cell>
          <table:table-cell table:style-name="ce1"/>
          <table:table-cell table:formula="of:=IFERROR(([.K129]/[.D129])*100; &quot;&quot;)">
            <text:p/>
          </table:table-cell>
          <table:table-cell table:style-name="ce1"/>
          <table:table-cell table:formula="of:=IFERROR(([.M129]/[.K129])*100; &quot;&quot;)">
            <text:p/>
          </table:table-cell>
          <table:table-cell/>
          <table:table-cell table:formula="of:=IFERROR(([.O129]/[.K129])*100; &quot;&quot;)">
            <text:p/>
          </table:table-cell>
          <table:table-cell table:formula="of:=IF([.E129] = &quot;&quot; ;&quot;&quot;; [.E129]-[.O129])">
            <text:p/>
          </table:table-cell>
          <table:table-cell table:formula="of:=IFERROR(([.Q129]/[.I129])*100; &quot;&quot;)">
            <text:p/>
          </table:table-cell>
          <table:table-cell/>
          <table:table-cell table:formula="of:=IFERROR(([.S129]/[.K129])*100; &quot;&quot;)">
            <text:p/>
          </table:table-cell>
          <table:table-cell table:formula="of:=IF([.G129] = &quot;&quot; ;&quot;&quot;; [.G129]-[.S129])">
            <text:p/>
          </table:table-cell>
          <table:table-cell table:formula="of:=IFERROR(([.U129]/[.I129])*100; &quot;&quot;)">
            <text:p/>
          </table:table-cell>
          <table:table-cell table:style-name="ce1" table:number-columns-repeated="3"/>
          <table:table-cell table:formula="of:=IFERROR(([.Y129]/[.I129])*100; &quot;&quot;)">
            <text:p/>
          </table:table-cell>
          <table:table-cell table:style-name="ce1"/>
          <table:table-cell table:formula="of:=IFERROR(([.AA129]/[.I129])*100; &quot;&quot;)">
            <text:p/>
          </table:table-cell>
          <table:table-cell table:style-name="ce1"/>
          <table:table-cell/>
          <table:table-cell table:style-name="ce1"/>
          <table:table-cell table:formula="of:=IFERROR(([.AE129]/[.I12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129]/[.I129])*100; &quot;&quot;)">
            <text:p/>
          </table:table-cell>
          <table:table-cell table:style-name="ce1"/>
          <table:table-cell/>
          <table:table-cell table:style-name="ce1"/>
          <table:table-cell table:formula="of:=IFERROR(([.BM129]/[.I12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129]/[.I129])*100; &quot;&quot;)">
            <text:p/>
          </table:table-cell>
          <table:table-cell table:style-name="ce1"/>
          <table:table-cell table:formula="of:=IFERROR(([.CG129]/[.I129])*100; &quot;&quot;)">
            <text:p/>
          </table:table-cell>
          <table:table-cell table:style-name="ce1"/>
          <table:table-cell table:formula="of:=IFERROR(([.CI129]/[.I12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129]/[.I129])*100; &quot;&quot;)">
            <text:p/>
          </table:table-cell>
          <table:table-cell table:style-name="ce1"/>
          <table:table-cell/>
          <table:table-cell table:style-name="ce1"/>
          <table:table-cell table:formula="of:=IFERROR(([.CU129]/[.I129])*100; &quot;&quot;)">
            <text:p/>
          </table:table-cell>
          <table:table-cell table:style-name="ce1"/>
          <table:table-cell/>
          <table:table-cell table:style-name="ce1"/>
          <table:table-cell table:formula="of:=IFERROR(([.CY129]/[.I129])*100; &quot;&quot;)">
            <text:p/>
          </table:table-cell>
          <table:table-cell table:style-name="ce1"/>
          <table:table-cell/>
          <table:table-cell table:style-name="ce1"/>
          <table:table-cell table:formula="of:=IFERROR(([.DC129]/[.I129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Cable 6490</text:p>
          </table:table-cell>
          <table:table-cell office:value-type="string" calcext:value-type="string">
            <text:p>07.27</text:p>
          </table:table-cell>
          <table:table-cell office:value-type="float" office:value="403" calcext:value-type="float">
            <text:p>403</text:p>
          </table:table-cell>
          <table:table-cell table:formula="of:=IF([.C130]-[.X130] = 0 ;&quot;&quot;; [.C130]-[.X130])" office:value-type="float" office:value="328" calcext:value-type="float">
            <text:p>328</text:p>
          </table:table-cell>
          <table:table-cell office:value-type="float" office:value="36" calcext:value-type="float">
            <text:p>36</text:p>
          </table:table-cell>
          <table:table-cell table:formula="of:=IFERROR(([.E130]/[.D130])*100; &quot;&quot;)" office:value-type="float" office:value="10.9756097560976" calcext:value-type="float">
            <text:p>10,9756097560976</text:p>
          </table:table-cell>
          <table:table-cell office:value-type="float" office:value="10" calcext:value-type="float">
            <text:p>10</text:p>
          </table:table-cell>
          <table:table-cell table:formula="of:=IFERROR(([.G130]/[.D130])*100; &quot;&quot;)" office:value-type="float" office:value="3.04878048780488" calcext:value-type="float">
            <text:p>3,04878048780488</text:p>
          </table:table-cell>
          <table:table-cell office:value-type="float" office:value="223" calcext:value-type="float">
            <text:p>223</text:p>
          </table:table-cell>
          <table:table-cell table:formula="of:=IFERROR(([.I130]/[.D130])*100; &quot;&quot;)" office:value-type="float" office:value="67.9878048780488" calcext:value-type="float">
            <text:p>67,9878048780488</text:p>
          </table:table-cell>
          <table:table-cell office:value-type="float" office:value="105" calcext:value-type="float">
            <text:p>105</text:p>
          </table:table-cell>
          <table:table-cell table:formula="of:=IFERROR(([.K130]/[.D130])*100; &quot;&quot;)" office:value-type="float" office:value="32.0121951219512" calcext:value-type="float">
            <text:p>32,0121951219512</text:p>
          </table:table-cell>
          <table:table-cell office:value-type="float" office:value="23" calcext:value-type="float">
            <text:p>23</text:p>
          </table:table-cell>
          <table:table-cell table:formula="of:=IFERROR(([.M130]/[.K130])*100; &quot;&quot;)" office:value-type="float" office:value="21.9047619047619" calcext:value-type="float">
            <text:p>21,9047619047619</text:p>
          </table:table-cell>
          <table:table-cell office:value-type="float" office:value="30" calcext:value-type="float">
            <text:p>30</text:p>
          </table:table-cell>
          <table:table-cell table:formula="of:=IFERROR(([.O130]/[.K130])*100; &quot;&quot;)" office:value-type="float" office:value="28.5714285714286" calcext:value-type="float">
            <text:p>28,5714285714286</text:p>
          </table:table-cell>
          <table:table-cell table:formula="of:=IF([.E130] = &quot;&quot; ;&quot;&quot;; [.E130]-[.O130])" office:value-type="float" office:value="6" calcext:value-type="float">
            <text:p>6</text:p>
          </table:table-cell>
          <table:table-cell table:formula="of:=IFERROR(([.Q130]/[.I130])*100; &quot;&quot;)" office:value-type="float" office:value="2.69058295964126" calcext:value-type="float">
            <text:p>2,69058295964126</text:p>
          </table:table-cell>
          <table:table-cell office:value-type="float" office:value="9" calcext:value-type="float">
            <text:p>9</text:p>
          </table:table-cell>
          <table:table-cell table:formula="of:=IFERROR(([.S130]/[.K130])*100; &quot;&quot;)" office:value-type="float" office:value="8.57142857142857" calcext:value-type="float">
            <text:p>8,57142857142857</text:p>
          </table:table-cell>
          <table:table-cell table:formula="of:=IF([.G130] = &quot;&quot; ;&quot;&quot;; [.G130]-[.S130])" office:value-type="float" office:value="1" calcext:value-type="float">
            <text:p>1</text:p>
          </table:table-cell>
          <table:table-cell table:formula="of:=IFERROR(([.U130]/[.I130])*100; &quot;&quot;)" office:value-type="float" office:value="0.448430493273543" calcext:value-type="float">
            <text:p>0,448430493273543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table:formula="of:=IFERROR(([.Y130]/[.I130])*100; &quot;&quot;)" office:value-type="float" office:value="9.86547085201794" calcext:value-type="float">
            <text:p>9,86547085201794</text:p>
          </table:table-cell>
          <table:table-cell office:value-type="float" office:value="2" calcext:value-type="float">
            <text:p>2</text:p>
          </table:table-cell>
          <table:table-cell table:formula="of:=IFERROR(([.AA130]/[.I130])*100; &quot;&quot;)" office:value-type="float" office:value="0.896860986547085" calcext:value-type="float">
            <text:p>0,8968609865470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E130]/[.I130])*100; &quot;&quot;)" office:value-type="float" office:value="1.34529147982063" calcext:value-type="float">
            <text:p>1,345291479820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130]/[.I13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30]/[.I13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IFERROR(([.CE130]/[.I130])*100; &quot;&quot;)" office:value-type="float" office:value="47.5336322869955" calcext:value-type="float">
            <text:p>47,5336322869955</text:p>
          </table:table-cell>
          <table:table-cell office:value-type="float" office:value="87" calcext:value-type="float">
            <text:p>87</text:p>
          </table:table-cell>
          <table:table-cell table:formula="of:=IFERROR(([.CG130]/[.I130])*100; &quot;&quot;)" office:value-type="float" office:value="39.0134529147982" calcext:value-type="float">
            <text:p>39,0134529147982</text:p>
          </table:table-cell>
          <table:table-cell office:value-type="float" office:value="3" calcext:value-type="float">
            <text:p>3</text:p>
          </table:table-cell>
          <table:table-cell table:formula="of:=IFERROR(([.CI130]/[.I130])*100; &quot;&quot;)" office:value-type="float" office:value="1.34529147982063" calcext:value-type="float">
            <text:p>1,345291479820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30]/[.I13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30]/[.I13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30]/[.I13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30]/[.I13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131]-[.X131] = 0 ;&quot;&quot;; [.C131]-[.X131])">
            <text:p/>
          </table:table-cell>
          <table:table-cell table:style-name="ce1"/>
          <table:table-cell table:formula="of:=IFERROR(([.E131]/[.D131])*100; &quot;&quot;)">
            <text:p/>
          </table:table-cell>
          <table:table-cell table:style-name="ce1"/>
          <table:table-cell table:formula="of:=IFERROR(([.G131]/[.D131])*100; &quot;&quot;)">
            <text:p/>
          </table:table-cell>
          <table:table-cell table:style-name="ce1"/>
          <table:table-cell table:formula="of:=IFERROR(([.I131]/[.D131])*100; &quot;&quot;)">
            <text:p/>
          </table:table-cell>
          <table:table-cell table:style-name="ce1"/>
          <table:table-cell table:formula="of:=IFERROR(([.K131]/[.D131])*100; &quot;&quot;)">
            <text:p/>
          </table:table-cell>
          <table:table-cell table:style-name="ce1"/>
          <table:table-cell table:formula="of:=IFERROR(([.M131]/[.K131])*100; &quot;&quot;)">
            <text:p/>
          </table:table-cell>
          <table:table-cell/>
          <table:table-cell table:formula="of:=IFERROR(([.O131]/[.K131])*100; &quot;&quot;)">
            <text:p/>
          </table:table-cell>
          <table:table-cell table:formula="of:=IF([.E131] = &quot;&quot; ;&quot;&quot;; [.E131]-[.O131])">
            <text:p/>
          </table:table-cell>
          <table:table-cell table:formula="of:=IFERROR(([.Q131]/[.I131])*100; &quot;&quot;)">
            <text:p/>
          </table:table-cell>
          <table:table-cell/>
          <table:table-cell table:formula="of:=IFERROR(([.S131]/[.K131])*100; &quot;&quot;)">
            <text:p/>
          </table:table-cell>
          <table:table-cell table:formula="of:=IF([.G131] = &quot;&quot; ;&quot;&quot;; [.G131]-[.S131])">
            <text:p/>
          </table:table-cell>
          <table:table-cell table:formula="of:=IFERROR(([.U131]/[.I131])*100; &quot;&quot;)">
            <text:p/>
          </table:table-cell>
          <table:table-cell table:style-name="ce1" table:number-columns-repeated="3"/>
          <table:table-cell table:formula="of:=IFERROR(([.Y131]/[.I131])*100; &quot;&quot;)">
            <text:p/>
          </table:table-cell>
          <table:table-cell table:style-name="ce1"/>
          <table:table-cell table:formula="of:=IFERROR(([.AA131]/[.I131])*100; &quot;&quot;)">
            <text:p/>
          </table:table-cell>
          <table:table-cell table:style-name="ce1"/>
          <table:table-cell/>
          <table:table-cell table:style-name="ce1"/>
          <table:table-cell table:formula="of:=IFERROR(([.AE131]/[.I13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131]/[.I131])*100; &quot;&quot;)">
            <text:p/>
          </table:table-cell>
          <table:table-cell table:style-name="ce1"/>
          <table:table-cell/>
          <table:table-cell table:style-name="ce1"/>
          <table:table-cell table:formula="of:=IFERROR(([.BM131]/[.I13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131]/[.I131])*100; &quot;&quot;)">
            <text:p/>
          </table:table-cell>
          <table:table-cell table:style-name="ce1"/>
          <table:table-cell table:formula="of:=IFERROR(([.CG131]/[.I131])*100; &quot;&quot;)">
            <text:p/>
          </table:table-cell>
          <table:table-cell table:style-name="ce1"/>
          <table:table-cell table:formula="of:=IFERROR(([.CI131]/[.I13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131]/[.I131])*100; &quot;&quot;)">
            <text:p/>
          </table:table-cell>
          <table:table-cell table:style-name="ce1"/>
          <table:table-cell/>
          <table:table-cell table:style-name="ce1"/>
          <table:table-cell table:formula="of:=IFERROR(([.CU131]/[.I131])*100; &quot;&quot;)">
            <text:p/>
          </table:table-cell>
          <table:table-cell table:style-name="ce1"/>
          <table:table-cell/>
          <table:table-cell table:style-name="ce1"/>
          <table:table-cell table:formula="of:=IFERROR(([.CY131]/[.I131])*100; &quot;&quot;)">
            <text:p/>
          </table:table-cell>
          <table:table-cell table:style-name="ce1"/>
          <table:table-cell/>
          <table:table-cell table:style-name="ce1"/>
          <table:table-cell table:formula="of:=IFERROR(([.DC131]/[.I131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Cable 6591</text:p>
          </table:table-cell>
          <table:table-cell office:value-type="string" calcext:value-type="string">
            <text:p>07.27</text:p>
          </table:table-cell>
          <table:table-cell office:value-type="float" office:value="435" calcext:value-type="float">
            <text:p>435</text:p>
          </table:table-cell>
          <table:table-cell table:formula="of:=IF([.C132]-[.X132] = 0 ;&quot;&quot;; [.C132]-[.X132])" office:value-type="float" office:value="357" calcext:value-type="float">
            <text:p>357</text:p>
          </table:table-cell>
          <table:table-cell office:value-type="float" office:value="114" calcext:value-type="float">
            <text:p>114</text:p>
          </table:table-cell>
          <table:table-cell table:formula="of:=IFERROR(([.E132]/[.D132])*100; &quot;&quot;)" office:value-type="float" office:value="31.9327731092437" calcext:value-type="float">
            <text:p>31,9327731092437</text:p>
          </table:table-cell>
          <table:table-cell office:value-type="float" office:value="100" calcext:value-type="float">
            <text:p>100</text:p>
          </table:table-cell>
          <table:table-cell table:formula="of:=IFERROR(([.G132]/[.D132])*100; &quot;&quot;)" office:value-type="float" office:value="28.0112044817927" calcext:value-type="float">
            <text:p>28,0112044817927</text:p>
          </table:table-cell>
          <table:table-cell office:value-type="float" office:value="167" calcext:value-type="float">
            <text:p>167</text:p>
          </table:table-cell>
          <table:table-cell table:formula="of:=IFERROR(([.I132]/[.D132])*100; &quot;&quot;)" office:value-type="float" office:value="46.7787114845938" calcext:value-type="float">
            <text:p>46,7787114845938</text:p>
          </table:table-cell>
          <table:table-cell office:value-type="float" office:value="190" calcext:value-type="float">
            <text:p>190</text:p>
          </table:table-cell>
          <table:table-cell table:formula="of:=IFERROR(([.K132]/[.D132])*100; &quot;&quot;)" office:value-type="float" office:value="53.2212885154062" calcext:value-type="float">
            <text:p>53,2212885154062</text:p>
          </table:table-cell>
          <table:table-cell office:value-type="float" office:value="20" calcext:value-type="float">
            <text:p>20</text:p>
          </table:table-cell>
          <table:table-cell table:formula="of:=IFERROR(([.M132]/[.K132])*100; &quot;&quot;)" office:value-type="float" office:value="10.5263157894737" calcext:value-type="float">
            <text:p>10,5263157894737</text:p>
          </table:table-cell>
          <table:table-cell office:value-type="float" office:value="111" calcext:value-type="float">
            <text:p>111</text:p>
          </table:table-cell>
          <table:table-cell table:formula="of:=IFERROR(([.O132]/[.K132])*100; &quot;&quot;)" office:value-type="float" office:value="58.421052631579" calcext:value-type="float">
            <text:p>58,421052631579</text:p>
          </table:table-cell>
          <table:table-cell table:formula="of:=IF([.E132] = &quot;&quot; ;&quot;&quot;; [.E132]-[.O132])" office:value-type="float" office:value="3" calcext:value-type="float">
            <text:p>3</text:p>
          </table:table-cell>
          <table:table-cell table:formula="of:=IFERROR(([.Q132]/[.I132])*100; &quot;&quot;)" office:value-type="float" office:value="1.79640718562874" calcext:value-type="float">
            <text:p>1,79640718562874</text:p>
          </table:table-cell>
          <table:table-cell office:value-type="float" office:value="97" calcext:value-type="float">
            <text:p>97</text:p>
          </table:table-cell>
          <table:table-cell table:formula="of:=IFERROR(([.S132]/[.K132])*100; &quot;&quot;)" office:value-type="float" office:value="51.0526315789474" calcext:value-type="float">
            <text:p>51,0526315789474</text:p>
          </table:table-cell>
          <table:table-cell table:formula="of:=IF([.G132] = &quot;&quot; ;&quot;&quot;; [.G132]-[.S132])" office:value-type="float" office:value="3" calcext:value-type="float">
            <text:p>3</text:p>
          </table:table-cell>
          <table:table-cell table:formula="of:=IFERROR(([.U132]/[.I132])*100; &quot;&quot;)" office:value-type="float" office:value="1.79640718562874" calcext:value-type="float">
            <text:p>1,79640718562874</text:p>
          </table:table-cell>
          <table:table-cell office:value-type="float" office:value="113" calcext:value-type="float">
            <text:p>113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IFERROR(([.Y132]/[.I132])*100; &quot;&quot;)" office:value-type="float" office:value="8.98203592814371" calcext:value-type="float">
            <text:p>8,98203592814371</text:p>
          </table:table-cell>
          <table:table-cell office:value-type="float" office:value="2" calcext:value-type="float">
            <text:p>2</text:p>
          </table:table-cell>
          <table:table-cell table:formula="of:=IFERROR(([.AA132]/[.I132])*100; &quot;&quot;)" office:value-type="float" office:value="1.19760479041916" calcext:value-type="float">
            <text:p>1,197604790419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E132]/[.I132])*100; &quot;&quot;)" office:value-type="float" office:value="1.79640718562874" calcext:value-type="float">
            <text:p>1,796407185628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132]/[.I13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formula="of:=IFERROR(([.BM132]/[.I132])*100; &quot;&quot;)" office:value-type="float" office:value="32.3353293413174" calcext:value-type="float">
            <text:p>32,33532934131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132]/[.I13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132]/[.I132])*100; &quot;&quot;)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formula="of:=IFERROR(([.CI132]/[.I132])*100; &quot;&quot;)" office:value-type="float" office:value="55.688622754491" calcext:value-type="float">
            <text:p>55,6886227544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32]/[.I13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32]/[.I13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32]/[.I13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32]/[.I13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133]-[.X133] = 0 ;&quot;&quot;; [.C133]-[.X133])">
            <text:p/>
          </table:table-cell>
          <table:table-cell table:style-name="ce1"/>
          <table:table-cell table:formula="of:=IFERROR(([.E133]/[.D133])*100; &quot;&quot;)">
            <text:p/>
          </table:table-cell>
          <table:table-cell table:style-name="ce1"/>
          <table:table-cell table:formula="of:=IFERROR(([.G133]/[.D133])*100; &quot;&quot;)">
            <text:p/>
          </table:table-cell>
          <table:table-cell table:style-name="ce1"/>
          <table:table-cell table:formula="of:=IFERROR(([.I133]/[.D133])*100; &quot;&quot;)">
            <text:p/>
          </table:table-cell>
          <table:table-cell table:style-name="ce1"/>
          <table:table-cell table:formula="of:=IFERROR(([.K133]/[.D133])*100; &quot;&quot;)">
            <text:p/>
          </table:table-cell>
          <table:table-cell table:style-name="ce1"/>
          <table:table-cell table:formula="of:=IFERROR(([.M133]/[.K133])*100; &quot;&quot;)">
            <text:p/>
          </table:table-cell>
          <table:table-cell/>
          <table:table-cell table:formula="of:=IFERROR(([.O133]/[.K133])*100; &quot;&quot;)">
            <text:p/>
          </table:table-cell>
          <table:table-cell table:formula="of:=IF([.E133] = &quot;&quot; ;&quot;&quot;; [.E133]-[.O133])">
            <text:p/>
          </table:table-cell>
          <table:table-cell table:formula="of:=IFERROR(([.Q133]/[.I133])*100; &quot;&quot;)">
            <text:p/>
          </table:table-cell>
          <table:table-cell/>
          <table:table-cell table:formula="of:=IFERROR(([.S133]/[.K133])*100; &quot;&quot;)">
            <text:p/>
          </table:table-cell>
          <table:table-cell table:formula="of:=IF([.G133] = &quot;&quot; ;&quot;&quot;; [.G133]-[.S133])">
            <text:p/>
          </table:table-cell>
          <table:table-cell table:formula="of:=IFERROR(([.U133]/[.I133])*100; &quot;&quot;)">
            <text:p/>
          </table:table-cell>
          <table:table-cell table:style-name="ce1" table:number-columns-repeated="3"/>
          <table:table-cell table:formula="of:=IFERROR(([.Y133]/[.I133])*100; &quot;&quot;)">
            <text:p/>
          </table:table-cell>
          <table:table-cell table:style-name="ce1"/>
          <table:table-cell table:formula="of:=IFERROR(([.AA133]/[.I133])*100; &quot;&quot;)">
            <text:p/>
          </table:table-cell>
          <table:table-cell table:style-name="ce1"/>
          <table:table-cell/>
          <table:table-cell table:style-name="ce1"/>
          <table:table-cell table:formula="of:=IFERROR(([.AE133]/[.I13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133]/[.I133])*100; &quot;&quot;)">
            <text:p/>
          </table:table-cell>
          <table:table-cell table:style-name="ce1"/>
          <table:table-cell/>
          <table:table-cell table:style-name="ce1"/>
          <table:table-cell table:formula="of:=IFERROR(([.BM133]/[.I13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133]/[.I133])*100; &quot;&quot;)">
            <text:p/>
          </table:table-cell>
          <table:table-cell table:style-name="ce1"/>
          <table:table-cell table:formula="of:=IFERROR(([.CG133]/[.I133])*100; &quot;&quot;)">
            <text:p/>
          </table:table-cell>
          <table:table-cell table:style-name="ce1"/>
          <table:table-cell table:formula="of:=IFERROR(([.CI133]/[.I13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133]/[.I133])*100; &quot;&quot;)">
            <text:p/>
          </table:table-cell>
          <table:table-cell table:style-name="ce1"/>
          <table:table-cell/>
          <table:table-cell table:style-name="ce1"/>
          <table:table-cell table:formula="of:=IFERROR(([.CU133]/[.I133])*100; &quot;&quot;)">
            <text:p/>
          </table:table-cell>
          <table:table-cell table:style-name="ce1"/>
          <table:table-cell/>
          <table:table-cell table:style-name="ce1"/>
          <table:table-cell table:formula="of:=IFERROR(([.CY133]/[.I133])*100; &quot;&quot;)">
            <text:p/>
          </table:table-cell>
          <table:table-cell table:style-name="ce1"/>
          <table:table-cell/>
          <table:table-cell table:style-name="ce1"/>
          <table:table-cell table:formula="of:=IFERROR(([.DC133]/[.I133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Cable 6660</text:p>
          </table:table-cell>
          <table:table-cell office:value-type="string" calcext:value-type="string">
            <text:p>07.27</text:p>
          </table:table-cell>
          <table:table-cell office:value-type="float" office:value="423" calcext:value-type="float">
            <text:p>423</text:p>
          </table:table-cell>
          <table:table-cell table:formula="of:=IF([.C134]-[.X134] = 0 ;&quot;&quot;; [.C134]-[.X134])" office:value-type="float" office:value="346" calcext:value-type="float">
            <text:p>346</text:p>
          </table:table-cell>
          <table:table-cell office:value-type="float" office:value="112" calcext:value-type="float">
            <text:p>112</text:p>
          </table:table-cell>
          <table:table-cell table:formula="of:=IFERROR(([.E134]/[.D134])*100; &quot;&quot;)" office:value-type="float" office:value="32.3699421965318" calcext:value-type="float">
            <text:p>32,3699421965318</text:p>
          </table:table-cell>
          <table:table-cell office:value-type="float" office:value="107" calcext:value-type="float">
            <text:p>107</text:p>
          </table:table-cell>
          <table:table-cell table:formula="of:=IFERROR(([.G134]/[.D134])*100; &quot;&quot;)" office:value-type="float" office:value="30.9248554913295" calcext:value-type="float">
            <text:p>30,9248554913295</text:p>
          </table:table-cell>
          <table:table-cell office:value-type="float" office:value="161" calcext:value-type="float">
            <text:p>161</text:p>
          </table:table-cell>
          <table:table-cell table:formula="of:=IFERROR(([.I134]/[.D134])*100; &quot;&quot;)" office:value-type="float" office:value="46.5317919075145" calcext:value-type="float">
            <text:p>46,5317919075145</text:p>
          </table:table-cell>
          <table:table-cell office:value-type="float" office:value="185" calcext:value-type="float">
            <text:p>185</text:p>
          </table:table-cell>
          <table:table-cell table:formula="of:=IFERROR(([.K134]/[.D134])*100; &quot;&quot;)" office:value-type="float" office:value="53.4682080924855" calcext:value-type="float">
            <text:p>53,4682080924855</text:p>
          </table:table-cell>
          <table:table-cell office:value-type="float" office:value="16" calcext:value-type="float">
            <text:p>16</text:p>
          </table:table-cell>
          <table:table-cell table:formula="of:=IFERROR(([.M134]/[.K134])*100; &quot;&quot;)" office:value-type="float" office:value="8.64864864864865" calcext:value-type="float">
            <text:p>8,64864864864865</text:p>
          </table:table-cell>
          <table:table-cell office:value-type="float" office:value="109" calcext:value-type="float">
            <text:p>109</text:p>
          </table:table-cell>
          <table:table-cell table:formula="of:=IFERROR(([.O134]/[.K134])*100; &quot;&quot;)" office:value-type="float" office:value="58.9189189189189" calcext:value-type="float">
            <text:p>58,9189189189189</text:p>
          </table:table-cell>
          <table:table-cell table:formula="of:=IF([.E134] = &quot;&quot; ;&quot;&quot;; [.E134]-[.O134])" office:value-type="float" office:value="3" calcext:value-type="float">
            <text:p>3</text:p>
          </table:table-cell>
          <table:table-cell table:formula="of:=IFERROR(([.Q134]/[.I134])*100; &quot;&quot;)" office:value-type="float" office:value="1.86335403726708" calcext:value-type="float">
            <text:p>1,86335403726708</text:p>
          </table:table-cell>
          <table:table-cell office:value-type="float" office:value="97" calcext:value-type="float">
            <text:p>97</text:p>
          </table:table-cell>
          <table:table-cell table:formula="of:=IFERROR(([.S134]/[.K134])*100; &quot;&quot;)" office:value-type="float" office:value="52.4324324324324" calcext:value-type="float">
            <text:p>52,4324324324324</text:p>
          </table:table-cell>
          <table:table-cell table:formula="of:=IF([.G134] = &quot;&quot; ;&quot;&quot;; [.G134]-[.S134])" office:value-type="float" office:value="10" calcext:value-type="float">
            <text:p>10</text:p>
          </table:table-cell>
          <table:table-cell table:formula="of:=IFERROR(([.U134]/[.I134])*100; &quot;&quot;)" office:value-type="float" office:value="6.2111801242236" calcext:value-type="float">
            <text:p>6,2111801242236</text:p>
          </table:table-cell>
          <table:table-cell office:value-type="float" office:value="111" calcext:value-type="float">
            <text:p>111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IFERROR(([.Y134]/[.I134])*100; &quot;&quot;)" office:value-type="float" office:value="8.07453416149068" calcext:value-type="float">
            <text:p>8,07453416149068</text:p>
          </table:table-cell>
          <table:table-cell office:value-type="float" office:value="2" calcext:value-type="float">
            <text:p>2</text:p>
          </table:table-cell>
          <table:table-cell table:formula="of:=IFERROR(([.AA134]/[.I134])*100; &quot;&quot;)" office:value-type="float" office:value="1.24223602484472" calcext:value-type="float">
            <text:p>1,24223602484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E134]/[.I134])*100; &quot;&quot;)" office:value-type="float" office:value="3.1055900621118" calcext:value-type="float">
            <text:p>3,10559006211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134]/[.I1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formula="of:=IFERROR(([.BM134]/[.I134])*100; &quot;&quot;)" office:value-type="float" office:value="33.5403726708075" calcext:value-type="float">
            <text:p>33,5403726708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134]/[.I1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134]/[.I134])*100; &quot;&quot;)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formula="of:=IFERROR(([.CI134]/[.I134])*100; &quot;&quot;)" office:value-type="float" office:value="54.0372670807454" calcext:value-type="float">
            <text:p>54,03726708074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34]/[.I1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34]/[.I1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34]/[.I1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34]/[.I1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135]-[.X135] = 0 ;&quot;&quot;; [.C135]-[.X135])">
            <text:p/>
          </table:table-cell>
          <table:table-cell table:style-name="ce1"/>
          <table:table-cell table:formula="of:=IFERROR(([.E135]/[.D135])*100; &quot;&quot;)">
            <text:p/>
          </table:table-cell>
          <table:table-cell table:style-name="ce1"/>
          <table:table-cell table:formula="of:=IFERROR(([.G135]/[.D135])*100; &quot;&quot;)">
            <text:p/>
          </table:table-cell>
          <table:table-cell table:style-name="ce1"/>
          <table:table-cell table:formula="of:=IFERROR(([.I135]/[.D135])*100; &quot;&quot;)">
            <text:p/>
          </table:table-cell>
          <table:table-cell table:style-name="ce1"/>
          <table:table-cell table:formula="of:=IFERROR(([.K135]/[.D135])*100; &quot;&quot;)">
            <text:p/>
          </table:table-cell>
          <table:table-cell table:style-name="ce1"/>
          <table:table-cell table:formula="of:=IFERROR(([.M135]/[.K135])*100; &quot;&quot;)">
            <text:p/>
          </table:table-cell>
          <table:table-cell/>
          <table:table-cell table:formula="of:=IFERROR(([.O135]/[.K135])*100; &quot;&quot;)">
            <text:p/>
          </table:table-cell>
          <table:table-cell table:formula="of:=IF([.E135] = &quot;&quot; ;&quot;&quot;; [.E135]-[.O135])">
            <text:p/>
          </table:table-cell>
          <table:table-cell table:formula="of:=IFERROR(([.Q135]/[.I135])*100; &quot;&quot;)">
            <text:p/>
          </table:table-cell>
          <table:table-cell/>
          <table:table-cell table:formula="of:=IFERROR(([.S135]/[.K135])*100; &quot;&quot;)">
            <text:p/>
          </table:table-cell>
          <table:table-cell table:formula="of:=IF([.G135] = &quot;&quot; ;&quot;&quot;; [.G135]-[.S135])">
            <text:p/>
          </table:table-cell>
          <table:table-cell table:formula="of:=IFERROR(([.U135]/[.I135])*100; &quot;&quot;)">
            <text:p/>
          </table:table-cell>
          <table:table-cell table:style-name="ce1" table:number-columns-repeated="3"/>
          <table:table-cell table:formula="of:=IFERROR(([.Y135]/[.I135])*100; &quot;&quot;)">
            <text:p/>
          </table:table-cell>
          <table:table-cell table:style-name="ce1"/>
          <table:table-cell table:formula="of:=IFERROR(([.AA135]/[.I135])*100; &quot;&quot;)">
            <text:p/>
          </table:table-cell>
          <table:table-cell table:style-name="ce1"/>
          <table:table-cell/>
          <table:table-cell table:style-name="ce1"/>
          <table:table-cell table:formula="of:=IFERROR(([.AE135]/[.I13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135]/[.I135])*100; &quot;&quot;)">
            <text:p/>
          </table:table-cell>
          <table:table-cell table:style-name="ce1"/>
          <table:table-cell/>
          <table:table-cell table:style-name="ce1"/>
          <table:table-cell table:formula="of:=IFERROR(([.BM135]/[.I13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135]/[.I135])*100; &quot;&quot;)">
            <text:p/>
          </table:table-cell>
          <table:table-cell table:style-name="ce1"/>
          <table:table-cell table:formula="of:=IFERROR(([.CG135]/[.I135])*100; &quot;&quot;)">
            <text:p/>
          </table:table-cell>
          <table:table-cell table:style-name="ce1"/>
          <table:table-cell table:formula="of:=IFERROR(([.CI135]/[.I13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135]/[.I135])*100; &quot;&quot;)">
            <text:p/>
          </table:table-cell>
          <table:table-cell table:style-name="ce1"/>
          <table:table-cell/>
          <table:table-cell table:style-name="ce1"/>
          <table:table-cell table:formula="of:=IFERROR(([.CU135]/[.I135])*100; &quot;&quot;)">
            <text:p/>
          </table:table-cell>
          <table:table-cell table:style-name="ce1"/>
          <table:table-cell/>
          <table:table-cell table:style-name="ce1"/>
          <table:table-cell table:formula="of:=IFERROR(([.CY135]/[.I135])*100; &quot;&quot;)">
            <text:p/>
          </table:table-cell>
          <table:table-cell table:style-name="ce1"/>
          <table:table-cell/>
          <table:table-cell table:style-name="ce1"/>
          <table:table-cell table:formula="of:=IFERROR(([.DC135]/[.I135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Cable 6590</text:p>
          </table:table-cell>
          <table:table-cell office:value-type="string" calcext:value-type="string">
            <text:p>07.27</text:p>
          </table:table-cell>
          <table:table-cell office:value-type="float" office:value="403" calcext:value-type="float">
            <text:p>403</text:p>
          </table:table-cell>
          <table:table-cell table:formula="of:=IF([.C136]-[.X136] = 0 ;&quot;&quot;; [.C136]-[.X136])" office:value-type="float" office:value="328" calcext:value-type="float">
            <text:p>328</text:p>
          </table:table-cell>
          <table:table-cell office:value-type="float" office:value="36" calcext:value-type="float">
            <text:p>36</text:p>
          </table:table-cell>
          <table:table-cell table:formula="of:=IFERROR(([.E136]/[.D136])*100; &quot;&quot;)" office:value-type="float" office:value="10.9756097560976" calcext:value-type="float">
            <text:p>10,9756097560976</text:p>
          </table:table-cell>
          <table:table-cell office:value-type="float" office:value="10" calcext:value-type="float">
            <text:p>10</text:p>
          </table:table-cell>
          <table:table-cell table:formula="of:=IFERROR(([.G136]/[.D136])*100; &quot;&quot;)" office:value-type="float" office:value="3.04878048780488" calcext:value-type="float">
            <text:p>3,04878048780488</text:p>
          </table:table-cell>
          <table:table-cell office:value-type="float" office:value="223" calcext:value-type="float">
            <text:p>223</text:p>
          </table:table-cell>
          <table:table-cell table:formula="of:=IFERROR(([.I136]/[.D136])*100; &quot;&quot;)" office:value-type="float" office:value="67.9878048780488" calcext:value-type="float">
            <text:p>67,9878048780488</text:p>
          </table:table-cell>
          <table:table-cell office:value-type="float" office:value="105" calcext:value-type="float">
            <text:p>105</text:p>
          </table:table-cell>
          <table:table-cell table:formula="of:=IFERROR(([.K136]/[.D136])*100; &quot;&quot;)" office:value-type="float" office:value="32.0121951219512" calcext:value-type="float">
            <text:p>32,0121951219512</text:p>
          </table:table-cell>
          <table:table-cell office:value-type="float" office:value="23" calcext:value-type="float">
            <text:p>23</text:p>
          </table:table-cell>
          <table:table-cell table:formula="of:=IFERROR(([.M136]/[.K136])*100; &quot;&quot;)" office:value-type="float" office:value="21.9047619047619" calcext:value-type="float">
            <text:p>21,9047619047619</text:p>
          </table:table-cell>
          <table:table-cell office:value-type="float" office:value="30" calcext:value-type="float">
            <text:p>30</text:p>
          </table:table-cell>
          <table:table-cell table:formula="of:=IFERROR(([.O136]/[.K136])*100; &quot;&quot;)" office:value-type="float" office:value="28.5714285714286" calcext:value-type="float">
            <text:p>28,5714285714286</text:p>
          </table:table-cell>
          <table:table-cell table:formula="of:=IF([.E136] = &quot;&quot; ;&quot;&quot;; [.E136]-[.O136])" office:value-type="float" office:value="6" calcext:value-type="float">
            <text:p>6</text:p>
          </table:table-cell>
          <table:table-cell table:formula="of:=IFERROR(([.Q136]/[.I136])*100; &quot;&quot;)" office:value-type="float" office:value="2.69058295964126" calcext:value-type="float">
            <text:p>2,69058295964126</text:p>
          </table:table-cell>
          <table:table-cell office:value-type="float" office:value="9" calcext:value-type="float">
            <text:p>9</text:p>
          </table:table-cell>
          <table:table-cell table:formula="of:=IFERROR(([.S136]/[.K136])*100; &quot;&quot;)" office:value-type="float" office:value="8.57142857142857" calcext:value-type="float">
            <text:p>8,57142857142857</text:p>
          </table:table-cell>
          <table:table-cell table:formula="of:=IF([.G136] = &quot;&quot; ;&quot;&quot;; [.G136]-[.S136])" office:value-type="float" office:value="1" calcext:value-type="float">
            <text:p>1</text:p>
          </table:table-cell>
          <table:table-cell table:formula="of:=IFERROR(([.U136]/[.I136])*100; &quot;&quot;)" office:value-type="float" office:value="0.448430493273543" calcext:value-type="float">
            <text:p>0,448430493273543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table:formula="of:=IFERROR(([.Y136]/[.I136])*100; &quot;&quot;)" office:value-type="float" office:value="9.86547085201794" calcext:value-type="float">
            <text:p>9,86547085201794</text:p>
          </table:table-cell>
          <table:table-cell office:value-type="float" office:value="2" calcext:value-type="float">
            <text:p>2</text:p>
          </table:table-cell>
          <table:table-cell table:formula="of:=IFERROR(([.AA136]/[.I136])*100; &quot;&quot;)" office:value-type="float" office:value="0.896860986547085" calcext:value-type="float">
            <text:p>0,8968609865470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E136]/[.I136])*100; &quot;&quot;)" office:value-type="float" office:value="1.34529147982063" calcext:value-type="float">
            <text:p>1,345291479820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136]/[.I1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36]/[.I1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IFERROR(([.CE136]/[.I136])*100; &quot;&quot;)" office:value-type="float" office:value="46.6367713004484" calcext:value-type="float">
            <text:p>46,6367713004484</text:p>
          </table:table-cell>
          <table:table-cell office:value-type="float" office:value="88" calcext:value-type="float">
            <text:p>88</text:p>
          </table:table-cell>
          <table:table-cell table:formula="of:=IFERROR(([.CG136]/[.I136])*100; &quot;&quot;)" office:value-type="float" office:value="39.4618834080717" calcext:value-type="float">
            <text:p>39,4618834080717</text:p>
          </table:table-cell>
          <table:table-cell office:value-type="float" office:value="4" calcext:value-type="float">
            <text:p>4</text:p>
          </table:table-cell>
          <table:table-cell table:formula="of:=IFERROR(([.CI136]/[.I136])*100; &quot;&quot;)" office:value-type="float" office:value="1.79372197309417" calcext:value-type="float">
            <text:p>1,793721973094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36]/[.I1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36]/[.I1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36]/[.I1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36]/[.I1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137]-[.X137] = 0 ;&quot;&quot;; [.C137]-[.X137])">
            <text:p/>
          </table:table-cell>
          <table:table-cell table:style-name="ce1"/>
          <table:table-cell table:formula="of:=IFERROR(([.E137]/[.D137])*100; &quot;&quot;)">
            <text:p/>
          </table:table-cell>
          <table:table-cell table:style-name="ce1"/>
          <table:table-cell table:formula="of:=IFERROR(([.G137]/[.D137])*100; &quot;&quot;)">
            <text:p/>
          </table:table-cell>
          <table:table-cell table:style-name="ce1"/>
          <table:table-cell table:formula="of:=IFERROR(([.I137]/[.D137])*100; &quot;&quot;)">
            <text:p/>
          </table:table-cell>
          <table:table-cell table:style-name="ce1"/>
          <table:table-cell table:formula="of:=IFERROR(([.K137]/[.D137])*100; &quot;&quot;)">
            <text:p/>
          </table:table-cell>
          <table:table-cell table:style-name="ce1"/>
          <table:table-cell table:formula="of:=IFERROR(([.M137]/[.K137])*100; &quot;&quot;)">
            <text:p/>
          </table:table-cell>
          <table:table-cell/>
          <table:table-cell table:formula="of:=IFERROR(([.O137]/[.K137])*100; &quot;&quot;)">
            <text:p/>
          </table:table-cell>
          <table:table-cell table:formula="of:=IF([.E137] = &quot;&quot; ;&quot;&quot;; [.E137]-[.O137])">
            <text:p/>
          </table:table-cell>
          <table:table-cell table:formula="of:=IFERROR(([.Q137]/[.I137])*100; &quot;&quot;)">
            <text:p/>
          </table:table-cell>
          <table:table-cell/>
          <table:table-cell table:formula="of:=IFERROR(([.S137]/[.K137])*100; &quot;&quot;)">
            <text:p/>
          </table:table-cell>
          <table:table-cell table:formula="of:=IF([.G137] = &quot;&quot; ;&quot;&quot;; [.G137]-[.S137])">
            <text:p/>
          </table:table-cell>
          <table:table-cell table:formula="of:=IFERROR(([.U137]/[.I137])*100; &quot;&quot;)">
            <text:p/>
          </table:table-cell>
          <table:table-cell table:style-name="ce1" table:number-columns-repeated="3"/>
          <table:table-cell table:formula="of:=IFERROR(([.Y137]/[.I137])*100; &quot;&quot;)">
            <text:p/>
          </table:table-cell>
          <table:table-cell table:style-name="ce1"/>
          <table:table-cell table:formula="of:=IFERROR(([.AA137]/[.I137])*100; &quot;&quot;)">
            <text:p/>
          </table:table-cell>
          <table:table-cell table:style-name="ce1"/>
          <table:table-cell/>
          <table:table-cell table:style-name="ce1"/>
          <table:table-cell table:formula="of:=IFERROR(([.AE137]/[.I13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137]/[.I137])*100; &quot;&quot;)">
            <text:p/>
          </table:table-cell>
          <table:table-cell table:style-name="ce1"/>
          <table:table-cell/>
          <table:table-cell table:style-name="ce1"/>
          <table:table-cell table:formula="of:=IFERROR(([.BM137]/[.I13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137]/[.I137])*100; &quot;&quot;)">
            <text:p/>
          </table:table-cell>
          <table:table-cell table:style-name="ce1"/>
          <table:table-cell table:formula="of:=IFERROR(([.CG137]/[.I137])*100; &quot;&quot;)">
            <text:p/>
          </table:table-cell>
          <table:table-cell table:style-name="ce1"/>
          <table:table-cell table:formula="of:=IFERROR(([.CI137]/[.I13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137]/[.I137])*100; &quot;&quot;)">
            <text:p/>
          </table:table-cell>
          <table:table-cell table:style-name="ce1"/>
          <table:table-cell/>
          <table:table-cell table:style-name="ce1"/>
          <table:table-cell table:formula="of:=IFERROR(([.CU137]/[.I137])*100; &quot;&quot;)">
            <text:p/>
          </table:table-cell>
          <table:table-cell table:style-name="ce1"/>
          <table:table-cell/>
          <table:table-cell table:style-name="ce1"/>
          <table:table-cell table:formula="of:=IFERROR(([.CY137]/[.I137])*100; &quot;&quot;)">
            <text:p/>
          </table:table-cell>
          <table:table-cell table:style-name="ce1"/>
          <table:table-cell/>
          <table:table-cell table:style-name="ce1"/>
          <table:table-cell table:formula="of:=IFERROR(([.DC137]/[.I137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LTE 6850 4g</text:p>
          </table:table-cell>
          <table:table-cell office:value-type="string" calcext:value-type="string">
            <text:p>07.28</text:p>
          </table:table-cell>
          <table:table-cell office:value-type="float" office:value="412" calcext:value-type="float">
            <text:p>412</text:p>
          </table:table-cell>
          <table:table-cell table:formula="of:=IF([.C138]-[.X138] = 0 ;&quot;&quot;; [.C138]-[.X138])" office:value-type="float" office:value="333" calcext:value-type="float">
            <text:p>333</text:p>
          </table:table-cell>
          <table:table-cell office:value-type="float" office:value="122" calcext:value-type="float">
            <text:p>122</text:p>
          </table:table-cell>
          <table:table-cell table:formula="of:=IFERROR(([.E138]/[.D138])*100; &quot;&quot;)" office:value-type="float" office:value="36.6366366366366" calcext:value-type="float">
            <text:p>36,6366366366366</text:p>
          </table:table-cell>
          <table:table-cell office:value-type="float" office:value="103" calcext:value-type="float">
            <text:p>103</text:p>
          </table:table-cell>
          <table:table-cell table:formula="of:=IFERROR(([.G138]/[.D138])*100; &quot;&quot;)" office:value-type="float" office:value="30.9309309309309" calcext:value-type="float">
            <text:p>30,9309309309309</text:p>
          </table:table-cell>
          <table:table-cell office:value-type="float" office:value="134" calcext:value-type="float">
            <text:p>134</text:p>
          </table:table-cell>
          <table:table-cell table:formula="of:=IFERROR(([.I138]/[.D138])*100; &quot;&quot;)" office:value-type="float" office:value="40.2402402402402" calcext:value-type="float">
            <text:p>40,2402402402402</text:p>
          </table:table-cell>
          <table:table-cell office:value-type="float" office:value="199" calcext:value-type="float">
            <text:p>199</text:p>
          </table:table-cell>
          <table:table-cell table:formula="of:=IFERROR(([.K138]/[.D138])*100; &quot;&quot;)" office:value-type="float" office:value="59.7597597597598" calcext:value-type="float">
            <text:p>59,7597597597598</text:p>
          </table:table-cell>
          <table:table-cell office:value-type="float" office:value="19" calcext:value-type="float">
            <text:p>19</text:p>
          </table:table-cell>
          <table:table-cell table:formula="of:=IFERROR(([.M138]/[.K138])*100; &quot;&quot;)" office:value-type="float" office:value="9.54773869346734" calcext:value-type="float">
            <text:p>9,54773869346734</text:p>
          </table:table-cell>
          <table:table-cell office:value-type="float" office:value="115" calcext:value-type="float">
            <text:p>115</text:p>
          </table:table-cell>
          <table:table-cell table:formula="of:=IFERROR(([.O138]/[.K138])*100; &quot;&quot;)" office:value-type="float" office:value="57.7889447236181" calcext:value-type="float">
            <text:p>57,7889447236181</text:p>
          </table:table-cell>
          <table:table-cell table:formula="of:=IF([.E138] = &quot;&quot; ;&quot;&quot;; [.E138]-[.O138])" office:value-type="float" office:value="7" calcext:value-type="float">
            <text:p>7</text:p>
          </table:table-cell>
          <table:table-cell table:formula="of:=IFERROR(([.Q138]/[.I138])*100; &quot;&quot;)" office:value-type="float" office:value="5.22388059701493" calcext:value-type="float">
            <text:p>5,22388059701493</text:p>
          </table:table-cell>
          <table:table-cell office:value-type="float" office:value="100" calcext:value-type="float">
            <text:p>100</text:p>
          </table:table-cell>
          <table:table-cell table:formula="of:=IFERROR(([.S138]/[.K138])*100; &quot;&quot;)" office:value-type="float" office:value="50.251256281407" calcext:value-type="float">
            <text:p>50,251256281407</text:p>
          </table:table-cell>
          <table:table-cell table:formula="of:=IF([.G138] = &quot;&quot; ;&quot;&quot;; [.G138]-[.S138])" office:value-type="float" office:value="3" calcext:value-type="float">
            <text:p>3</text:p>
          </table:table-cell>
          <table:table-cell table:formula="of:=IFERROR(([.U138]/[.I138])*100; &quot;&quot;)" office:value-type="float" office:value="2.23880597014925" calcext:value-type="float">
            <text:p>2,23880597014925</text:p>
          </table:table-cell>
          <table:table-cell office:value-type="float" office:value="120" calcext:value-type="float">
            <text:p>120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table:formula="of:=IFERROR(([.Y138]/[.I138])*100; &quot;&quot;)" office:value-type="float" office:value="16.4179104477612" calcext:value-type="float">
            <text:p>16,4179104477612</text:p>
          </table:table-cell>
          <table:table-cell office:value-type="float" office:value="2" calcext:value-type="float">
            <text:p>2</text:p>
          </table:table-cell>
          <table:table-cell table:formula="of:=IFERROR(([.AA138]/[.I138])*100; &quot;&quot;)" office:value-type="float" office:value="1.49253731343284" calcext:value-type="float">
            <text:p>1,492537313432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E138]/[.I138])*100; &quot;&quot;)" office:value-type="float" office:value="2.23880597014925" calcext:value-type="float">
            <text:p>2,238805970149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138]/[.I13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38]/[.I13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IFERROR(([.CE138]/[.I138])*100; &quot;&quot;)" office:value-type="float" office:value="22.3880597014925" calcext:value-type="float">
            <text:p>22,3880597014925</text:p>
          </table:table-cell>
          <table:table-cell office:value-type="float" office:value="0" calcext:value-type="float">
            <text:p>0</text:p>
          </table:table-cell>
          <table:table-cell table:formula="of:=IFERROR(([.CG138]/[.I138])*100; &quot;&quot;)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formula="of:=IFERROR(([.CI138]/[.I138])*100; &quot;&quot;)" office:value-type="float" office:value="57.4626865671642" calcext:value-type="float">
            <text:p>57,46268656716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38]/[.I13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38]/[.I13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38]/[.I13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38]/[.I13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07.21</text:p>
          </table:table-cell>
          <table:table-cell office:value-type="float" office:value="406" calcext:value-type="float">
            <text:p>406</text:p>
          </table:table-cell>
          <table:table-cell table:formula="of:=IF([.C139]-[.X139] = 0 ;&quot;&quot;; [.C139]-[.X139])" office:value-type="float" office:value="329" calcext:value-type="float">
            <text:p>329</text:p>
          </table:table-cell>
          <table:table-cell office:value-type="float" office:value="123" calcext:value-type="float">
            <text:p>123</text:p>
          </table:table-cell>
          <table:table-cell table:formula="of:=IFERROR(([.E139]/[.D139])*100; &quot;&quot;)" office:value-type="float" office:value="37.3860182370821" calcext:value-type="float">
            <text:p>37,3860182370821</text:p>
          </table:table-cell>
          <table:table-cell office:value-type="float" office:value="102" calcext:value-type="float">
            <text:p>102</text:p>
          </table:table-cell>
          <table:table-cell table:formula="of:=IFERROR(([.G139]/[.D139])*100; &quot;&quot;)" office:value-type="float" office:value="31.0030395136778" calcext:value-type="float">
            <text:p>31,0030395136778</text:p>
          </table:table-cell>
          <table:table-cell office:value-type="float" office:value="128" calcext:value-type="float">
            <text:p>128</text:p>
          </table:table-cell>
          <table:table-cell table:formula="of:=IFERROR(([.I139]/[.D139])*100; &quot;&quot;)" office:value-type="float" office:value="38.9057750759878" calcext:value-type="float">
            <text:p>38,9057750759878</text:p>
          </table:table-cell>
          <table:table-cell office:value-type="float" office:value="201" calcext:value-type="float">
            <text:p>201</text:p>
          </table:table-cell>
          <table:table-cell table:formula="of:=IFERROR(([.K139]/[.D139])*100; &quot;&quot;)" office:value-type="float" office:value="61.0942249240122" calcext:value-type="float">
            <text:p>61,0942249240122</text:p>
          </table:table-cell>
          <table:table-cell office:value-type="float" office:value="20" calcext:value-type="float">
            <text:p>20</text:p>
          </table:table-cell>
          <table:table-cell table:formula="of:=IFERROR(([.M139]/[.K139])*100; &quot;&quot;)" office:value-type="float" office:value="9.95024875621891" calcext:value-type="float">
            <text:p>9,95024875621891</text:p>
          </table:table-cell>
          <table:table-cell office:value-type="float" office:value="116" calcext:value-type="float">
            <text:p>116</text:p>
          </table:table-cell>
          <table:table-cell table:formula="of:=IFERROR(([.O139]/[.K139])*100; &quot;&quot;)" office:value-type="float" office:value="57.7114427860697" calcext:value-type="float">
            <text:p>57,7114427860697</text:p>
          </table:table-cell>
          <table:table-cell table:formula="of:=IF([.E139] = &quot;&quot; ;&quot;&quot;; [.E139]-[.O139])" office:value-type="float" office:value="7" calcext:value-type="float">
            <text:p>7</text:p>
          </table:table-cell>
          <table:table-cell table:formula="of:=IFERROR(([.Q139]/[.I139])*100; &quot;&quot;)" office:value-type="float" office:value="5.46875" calcext:value-type="float">
            <text:p>5,46875</text:p>
          </table:table-cell>
          <table:table-cell office:value-type="float" office:value="100" calcext:value-type="float">
            <text:p>100</text:p>
          </table:table-cell>
          <table:table-cell table:formula="of:=IFERROR(([.S139]/[.K139])*100; &quot;&quot;)" office:value-type="float" office:value="49.7512437810945" calcext:value-type="float">
            <text:p>49,7512437810945</text:p>
          </table:table-cell>
          <table:table-cell table:formula="of:=IF([.G139] = &quot;&quot; ;&quot;&quot;; [.G139]-[.S139])" office:value-type="float" office:value="2" calcext:value-type="float">
            <text:p>2</text:p>
          </table:table-cell>
          <table:table-cell table:formula="of:=IFERROR(([.U139]/[.I139])*100; &quot;&quot;)" office:value-type="float" office:value="1.5625" calcext:value-type="float">
            <text:p>1,5625</text:p>
          </table:table-cell>
          <table:table-cell office:value-type="float" office:value="121" calcext:value-type="float">
            <text:p>121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table:formula="of:=IFERROR(([.Y139]/[.I139])*100; &quot;&quot;)" office:value-type="float" office:value="14.84375" calcext:value-type="float">
            <text:p>14,84375</text:p>
          </table:table-cell>
          <table:table-cell office:value-type="float" office:value="2" calcext:value-type="float">
            <text:p>2</text:p>
          </table:table-cell>
          <table:table-cell table:formula="of:=IFERROR(([.AA139]/[.I139])*100; &quot;&quot;)" office:value-type="float" office:value="1.5625" calcext:value-type="float">
            <text:p>1,56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E139]/[.I139])*100; &quot;&quot;)" office:value-type="float" office:value="2.34375" calcext:value-type="float">
            <text:p>2,343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139]/[.I13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39]/[.I13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IFERROR(([.CE139]/[.I139])*100; &quot;&quot;)" office:value-type="float" office:value="21.875" calcext:value-type="float">
            <text:p>21,875</text:p>
          </table:table-cell>
          <table:table-cell office:value-type="float" office:value="0" calcext:value-type="float">
            <text:p>0</text:p>
          </table:table-cell>
          <table:table-cell table:formula="of:=IFERROR(([.CG139]/[.I139])*100; &quot;&quot;)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IFERROR(([.CI139]/[.I139])*100; &quot;&quot;)" office:value-type="float" office:value="59.375" calcext:value-type="float">
            <text:p>59,3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39]/[.I13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39]/[.I13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39]/[.I13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39]/[.I13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140]-[.X140] = 0 ;&quot;&quot;; [.C140]-[.X140])">
            <text:p/>
          </table:table-cell>
          <table:table-cell table:style-name="ce1"/>
          <table:table-cell table:formula="of:=IFERROR(([.E140]/[.D140])*100; &quot;&quot;)">
            <text:p/>
          </table:table-cell>
          <table:table-cell table:style-name="ce1"/>
          <table:table-cell table:formula="of:=IFERROR(([.G140]/[.D140])*100; &quot;&quot;)">
            <text:p/>
          </table:table-cell>
          <table:table-cell table:style-name="ce1"/>
          <table:table-cell table:formula="of:=IFERROR(([.I140]/[.D140])*100; &quot;&quot;)">
            <text:p/>
          </table:table-cell>
          <table:table-cell table:style-name="ce1"/>
          <table:table-cell table:formula="of:=IFERROR(([.K140]/[.D140])*100; &quot;&quot;)">
            <text:p/>
          </table:table-cell>
          <table:table-cell table:style-name="ce1"/>
          <table:table-cell table:formula="of:=IFERROR(([.M140]/[.K140])*100; &quot;&quot;)">
            <text:p/>
          </table:table-cell>
          <table:table-cell/>
          <table:table-cell table:formula="of:=IFERROR(([.O140]/[.K140])*100; &quot;&quot;)">
            <text:p/>
          </table:table-cell>
          <table:table-cell table:formula="of:=IF([.E140] = &quot;&quot; ;&quot;&quot;; [.E140]-[.O140])">
            <text:p/>
          </table:table-cell>
          <table:table-cell table:formula="of:=IFERROR(([.Q140]/[.I140])*100; &quot;&quot;)">
            <text:p/>
          </table:table-cell>
          <table:table-cell/>
          <table:table-cell table:formula="of:=IFERROR(([.S140]/[.K140])*100; &quot;&quot;)">
            <text:p/>
          </table:table-cell>
          <table:table-cell table:formula="of:=IF([.G140] = &quot;&quot; ;&quot;&quot;; [.G140]-[.S140])">
            <text:p/>
          </table:table-cell>
          <table:table-cell table:formula="of:=IFERROR(([.U140]/[.I140])*100; &quot;&quot;)">
            <text:p/>
          </table:table-cell>
          <table:table-cell table:style-name="ce1" table:number-columns-repeated="3"/>
          <table:table-cell table:formula="of:=IFERROR(([.Y140]/[.I140])*100; &quot;&quot;)">
            <text:p/>
          </table:table-cell>
          <table:table-cell table:style-name="ce1"/>
          <table:table-cell table:formula="of:=IFERROR(([.AA140]/[.I140])*100; &quot;&quot;)">
            <text:p/>
          </table:table-cell>
          <table:table-cell table:style-name="ce1"/>
          <table:table-cell/>
          <table:table-cell table:style-name="ce1"/>
          <table:table-cell table:formula="of:=IFERROR(([.AE140]/[.I14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140]/[.I140])*100; &quot;&quot;)">
            <text:p/>
          </table:table-cell>
          <table:table-cell table:style-name="ce1"/>
          <table:table-cell/>
          <table:table-cell table:style-name="ce1"/>
          <table:table-cell table:formula="of:=IFERROR(([.BM140]/[.I14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140]/[.I140])*100; &quot;&quot;)">
            <text:p/>
          </table:table-cell>
          <table:table-cell table:style-name="ce1"/>
          <table:table-cell table:formula="of:=IFERROR(([.CG140]/[.I140])*100; &quot;&quot;)">
            <text:p/>
          </table:table-cell>
          <table:table-cell table:style-name="ce1"/>
          <table:table-cell table:formula="of:=IFERROR(([.CI140]/[.I14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140]/[.I140])*100; &quot;&quot;)">
            <text:p/>
          </table:table-cell>
          <table:table-cell table:style-name="ce1"/>
          <table:table-cell/>
          <table:table-cell table:style-name="ce1"/>
          <table:table-cell table:formula="of:=IFERROR(([.CU140]/[.I140])*100; &quot;&quot;)">
            <text:p/>
          </table:table-cell>
          <table:table-cell table:style-name="ce1"/>
          <table:table-cell/>
          <table:table-cell table:style-name="ce1"/>
          <table:table-cell table:formula="of:=IFERROR(([.CY140]/[.I140])*100; &quot;&quot;)">
            <text:p/>
          </table:table-cell>
          <table:table-cell table:style-name="ce1"/>
          <table:table-cell/>
          <table:table-cell table:style-name="ce1"/>
          <table:table-cell table:formula="of:=IFERROR(([.DC140]/[.I140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LTE 6810</text:p>
          </table:table-cell>
          <table:table-cell office:value-type="string" calcext:value-type="string">
            <text:p>108.06.34</text:p>
          </table:table-cell>
          <table:table-cell office:value-type="float" office:value="274" calcext:value-type="float">
            <text:p>274</text:p>
          </table:table-cell>
          <table:table-cell table:formula="of:=IF([.C141]-[.X141] = 0 ;&quot;&quot;; [.C141]-[.X141])" office:value-type="float" office:value="234" calcext:value-type="float">
            <text:p>234</text:p>
          </table:table-cell>
          <table:table-cell office:value-type="float" office:value="9" calcext:value-type="float">
            <text:p>9</text:p>
          </table:table-cell>
          <table:table-cell table:formula="of:=IFERROR(([.E141]/[.D141])*100; &quot;&quot;)" office:value-type="float" office:value="3.84615384615385" calcext:value-type="float">
            <text:p>3,84615384615385</text:p>
          </table:table-cell>
          <table:table-cell office:value-type="float" office:value="3" calcext:value-type="float">
            <text:p>3</text:p>
          </table:table-cell>
          <table:table-cell table:formula="of:=IFERROR(([.G141]/[.D141])*100; &quot;&quot;)" office:value-type="float" office:value="1.28205128205128" calcext:value-type="float">
            <text:p>1,28205128205128</text:p>
          </table:table-cell>
          <table:table-cell office:value-type="float" office:value="187" calcext:value-type="float">
            <text:p>187</text:p>
          </table:table-cell>
          <table:table-cell table:formula="of:=IFERROR(([.I141]/[.D141])*100; &quot;&quot;)" office:value-type="float" office:value="79.9145299145299" calcext:value-type="float">
            <text:p>79,9145299145299</text:p>
          </table:table-cell>
          <table:table-cell office:value-type="float" office:value="47" calcext:value-type="float">
            <text:p>47</text:p>
          </table:table-cell>
          <table:table-cell table:formula="of:=IFERROR(([.K141]/[.D141])*100; &quot;&quot;)" office:value-type="float" office:value="20.0854700854701" calcext:value-type="float">
            <text:p>20,0854700854701</text:p>
          </table:table-cell>
          <table:table-cell office:value-type="float" office:value="16" calcext:value-type="float">
            <text:p>16</text:p>
          </table:table-cell>
          <table:table-cell table:formula="of:=IFERROR(([.M141]/[.K141])*100; &quot;&quot;)" office:value-type="float" office:value="34.0425531914894" calcext:value-type="float">
            <text:p>34,0425531914894</text:p>
          </table:table-cell>
          <table:table-cell office:value-type="float" office:value="8" calcext:value-type="float">
            <text:p>8</text:p>
          </table:table-cell>
          <table:table-cell table:formula="of:=IFERROR(([.O141]/[.K141])*100; &quot;&quot;)" office:value-type="float" office:value="17.0212765957447" calcext:value-type="float">
            <text:p>17,0212765957447</text:p>
          </table:table-cell>
          <table:table-cell table:formula="of:=IF([.E141] = &quot;&quot; ;&quot;&quot;; [.E141]-[.O141])" office:value-type="float" office:value="1" calcext:value-type="float">
            <text:p>1</text:p>
          </table:table-cell>
          <table:table-cell table:formula="of:=IFERROR(([.Q141]/[.I141])*100; &quot;&quot;)" office:value-type="float" office:value="0.53475935828877" calcext:value-type="float">
            <text:p>0,53475935828877</text:p>
          </table:table-cell>
          <table:table-cell office:value-type="float" office:value="3" calcext:value-type="float">
            <text:p>3</text:p>
          </table:table-cell>
          <table:table-cell table:formula="of:=IFERROR(([.S141]/[.K141])*100; &quot;&quot;)" office:value-type="float" office:value="6.38297872340426" calcext:value-type="float">
            <text:p>6,38297872340426</text:p>
          </table:table-cell>
          <table:table-cell table:formula="of:=IF([.G141] = &quot;&quot; ;&quot;&quot;; [.G141]-[.S141])" office:value-type="float" office:value="0" calcext:value-type="float">
            <text:p>0</text:p>
          </table:table-cell>
          <table:table-cell table:formula="of:=IFERROR(([.U141]/[.I141])*100; &quot;&quot;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IFERROR(([.Y141]/[.I141])*100; &quot;&quot;)" office:value-type="float" office:value="1.06951871657754" calcext:value-type="float">
            <text:p>1,06951871657754</text:p>
          </table:table-cell>
          <table:table-cell office:value-type="float" office:value="60" calcext:value-type="float">
            <text:p>60</text:p>
          </table:table-cell>
          <table:table-cell table:formula="of:=IFERROR(([.AA141]/[.I141])*100; &quot;&quot;)" office:value-type="float" office:value="32.0855614973262" calcext:value-type="float">
            <text:p>32,08556149732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AE141]/[.I141])*100; &quot;&quot;)" office:value-type="float" office:value="2.13903743315508" calcext:value-type="float">
            <text:p>2,139037433155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IFERROR(([.BI141]/[.I141])*100; &quot;&quot;)" office:value-type="float" office:value="5.3475935828877" calcext:value-type="float">
            <text:p>5,34759358288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41]/[.I14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table:formula="of:=IFERROR(([.CE141]/[.I141])*100; &quot;&quot;)" office:value-type="float" office:value="49.7326203208556" calcext:value-type="float">
            <text:p>49,7326203208556</text:p>
          </table:table-cell>
          <table:table-cell office:value-type="float" office:value="7" calcext:value-type="float">
            <text:p>7</text:p>
          </table:table-cell>
          <table:table-cell table:formula="of:=IFERROR(([.CG141]/[.I141])*100; &quot;&quot;)" office:value-type="float" office:value="3.74331550802139" calcext:value-type="float">
            <text:p>3,74331550802139</text:p>
          </table:table-cell>
          <table:table-cell office:value-type="float" office:value="4" calcext:value-type="float">
            <text:p>4</text:p>
          </table:table-cell>
          <table:table-cell table:formula="of:=IFERROR(([.CI141]/[.I141])*100; &quot;&quot;)" office:value-type="float" office:value="2.13903743315508" calcext:value-type="float">
            <text:p>2,139037433155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CQ141]/[.I141])*100; &quot;&quot;)" office:value-type="float" office:value="2.13903743315508" calcext:value-type="float">
            <text:p>2,139037433155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U141]/[.I141])*100; &quot;&quot;)" office:value-type="float" office:value="0.53475935828877" calcext:value-type="float">
            <text:p>0,534759358288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Y141]/[.I141])*100; &quot;&quot;)" office:value-type="float" office:value="1.06951871657754" calcext:value-type="float">
            <text:p>1,069518716577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41]/[.I14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142]-[.X142] = 0 ;&quot;&quot;; [.C142]-[.X142])">
            <text:p/>
          </table:table-cell>
          <table:table-cell table:style-name="ce1"/>
          <table:table-cell table:formula="of:=IFERROR(([.E142]/[.D142])*100; &quot;&quot;)">
            <text:p/>
          </table:table-cell>
          <table:table-cell table:style-name="ce1"/>
          <table:table-cell table:formula="of:=IFERROR(([.G142]/[.D142])*100; &quot;&quot;)">
            <text:p/>
          </table:table-cell>
          <table:table-cell table:style-name="ce1"/>
          <table:table-cell table:formula="of:=IFERROR(([.I142]/[.D142])*100; &quot;&quot;)">
            <text:p/>
          </table:table-cell>
          <table:table-cell table:style-name="ce1"/>
          <table:table-cell table:formula="of:=IFERROR(([.K142]/[.D142])*100; &quot;&quot;)">
            <text:p/>
          </table:table-cell>
          <table:table-cell table:style-name="ce1"/>
          <table:table-cell table:formula="of:=IFERROR(([.M142]/[.K142])*100; &quot;&quot;)">
            <text:p/>
          </table:table-cell>
          <table:table-cell/>
          <table:table-cell table:formula="of:=IFERROR(([.O142]/[.K142])*100; &quot;&quot;)">
            <text:p/>
          </table:table-cell>
          <table:table-cell table:formula="of:=IF([.E142] = &quot;&quot; ;&quot;&quot;; [.E142]-[.O142])">
            <text:p/>
          </table:table-cell>
          <table:table-cell table:formula="of:=IFERROR(([.Q142]/[.I142])*100; &quot;&quot;)">
            <text:p/>
          </table:table-cell>
          <table:table-cell/>
          <table:table-cell table:formula="of:=IFERROR(([.S142]/[.K142])*100; &quot;&quot;)">
            <text:p/>
          </table:table-cell>
          <table:table-cell table:formula="of:=IF([.G142] = &quot;&quot; ;&quot;&quot;; [.G142]-[.S142])">
            <text:p/>
          </table:table-cell>
          <table:table-cell table:formula="of:=IFERROR(([.U142]/[.I142])*100; &quot;&quot;)">
            <text:p/>
          </table:table-cell>
          <table:table-cell table:style-name="ce1" table:number-columns-repeated="3"/>
          <table:table-cell table:formula="of:=IFERROR(([.Y142]/[.I142])*100; &quot;&quot;)">
            <text:p/>
          </table:table-cell>
          <table:table-cell table:style-name="ce1"/>
          <table:table-cell table:formula="of:=IFERROR(([.AA142]/[.I142])*100; &quot;&quot;)">
            <text:p/>
          </table:table-cell>
          <table:table-cell table:style-name="ce1"/>
          <table:table-cell/>
          <table:table-cell table:style-name="ce1"/>
          <table:table-cell table:formula="of:=IFERROR(([.AE142]/[.I14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142]/[.I142])*100; &quot;&quot;)">
            <text:p/>
          </table:table-cell>
          <table:table-cell table:style-name="ce1"/>
          <table:table-cell/>
          <table:table-cell table:style-name="ce1"/>
          <table:table-cell table:formula="of:=IFERROR(([.BM142]/[.I14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142]/[.I142])*100; &quot;&quot;)">
            <text:p/>
          </table:table-cell>
          <table:table-cell table:style-name="ce1"/>
          <table:table-cell table:formula="of:=IFERROR(([.CG142]/[.I142])*100; &quot;&quot;)">
            <text:p/>
          </table:table-cell>
          <table:table-cell table:style-name="ce1"/>
          <table:table-cell table:formula="of:=IFERROR(([.CI142]/[.I14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142]/[.I142])*100; &quot;&quot;)">
            <text:p/>
          </table:table-cell>
          <table:table-cell table:style-name="ce1"/>
          <table:table-cell/>
          <table:table-cell table:style-name="ce1"/>
          <table:table-cell table:formula="of:=IFERROR(([.CU142]/[.I142])*100; &quot;&quot;)">
            <text:p/>
          </table:table-cell>
          <table:table-cell table:style-name="ce1"/>
          <table:table-cell/>
          <table:table-cell table:style-name="ce1"/>
          <table:table-cell table:formula="of:=IFERROR(([.CY142]/[.I142])*100; &quot;&quot;)">
            <text:p/>
          </table:table-cell>
          <table:table-cell table:style-name="ce1"/>
          <table:table-cell/>
          <table:table-cell table:style-name="ce1"/>
          <table:table-cell table:formula="of:=IFERROR(([.DC142]/[.I142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LTE 6840</text:p>
          </table:table-cell>
          <table:table-cell office:value-type="string" calcext:value-type="string">
            <text:p>105.06.85</text:p>
          </table:table-cell>
          <table:table-cell office:value-type="float" office:value="348" calcext:value-type="float">
            <text:p>348</text:p>
          </table:table-cell>
          <table:table-cell table:formula="of:=IF([.C143]-[.X143] = 0 ;&quot;&quot;; [.C143]-[.X143])" office:value-type="float" office:value="286" calcext:value-type="float">
            <text:p>286</text:p>
          </table:table-cell>
          <table:table-cell office:value-type="float" office:value="17" calcext:value-type="float">
            <text:p>17</text:p>
          </table:table-cell>
          <table:table-cell table:formula="of:=IFERROR(([.E143]/[.D143])*100; &quot;&quot;)" office:value-type="float" office:value="5.94405594405594" calcext:value-type="float">
            <text:p>5,94405594405594</text:p>
          </table:table-cell>
          <table:table-cell office:value-type="float" office:value="10" calcext:value-type="float">
            <text:p>10</text:p>
          </table:table-cell>
          <table:table-cell table:formula="of:=IFERROR(([.G143]/[.D143])*100; &quot;&quot;)" office:value-type="float" office:value="3.4965034965035" calcext:value-type="float">
            <text:p>3,4965034965035</text:p>
          </table:table-cell>
          <table:table-cell office:value-type="float" office:value="226" calcext:value-type="float">
            <text:p>226</text:p>
          </table:table-cell>
          <table:table-cell table:formula="of:=IFERROR(([.I143]/[.D143])*100; &quot;&quot;)" office:value-type="float" office:value="79.020979020979" calcext:value-type="float">
            <text:p>79,020979020979</text:p>
          </table:table-cell>
          <table:table-cell office:value-type="float" office:value="60" calcext:value-type="float">
            <text:p>60</text:p>
          </table:table-cell>
          <table:table-cell table:formula="of:=IFERROR(([.K143]/[.D143])*100; &quot;&quot;)" office:value-type="float" office:value="20.979020979021" calcext:value-type="float">
            <text:p>20,979020979021</text:p>
          </table:table-cell>
          <table:table-cell office:value-type="float" office:value="14" calcext:value-type="float">
            <text:p>14</text:p>
          </table:table-cell>
          <table:table-cell table:formula="of:=IFERROR(([.M143]/[.K143])*100; &quot;&quot;)" office:value-type="float" office:value="23.3333333333333" calcext:value-type="float">
            <text:p>23,3333333333333</text:p>
          </table:table-cell>
          <table:table-cell office:value-type="float" office:value="15" calcext:value-type="float">
            <text:p>15</text:p>
          </table:table-cell>
          <table:table-cell table:formula="of:=IFERROR(([.O143]/[.K143])*100; &quot;&quot;)" office:value-type="float" office:value="25" calcext:value-type="float">
            <text:p>25</text:p>
          </table:table-cell>
          <table:table-cell table:formula="of:=IF([.E143] = &quot;&quot; ;&quot;&quot;; [.E143]-[.O143])" office:value-type="float" office:value="2" calcext:value-type="float">
            <text:p>2</text:p>
          </table:table-cell>
          <table:table-cell table:formula="of:=IFERROR(([.Q143]/[.I143])*100; &quot;&quot;)" office:value-type="float" office:value="0.884955752212389" calcext:value-type="float">
            <text:p>0,884955752212389</text:p>
          </table:table-cell>
          <table:table-cell office:value-type="float" office:value="8" calcext:value-type="float">
            <text:p>8</text:p>
          </table:table-cell>
          <table:table-cell table:formula="of:=IFERROR(([.S143]/[.K143])*100; &quot;&quot;)" office:value-type="float" office:value="13.3333333333333" calcext:value-type="float">
            <text:p>13,3333333333333</text:p>
          </table:table-cell>
          <table:table-cell table:formula="of:=IF([.G143] = &quot;&quot; ;&quot;&quot;; [.G143]-[.S143])" office:value-type="float" office:value="2" calcext:value-type="float">
            <text:p>2</text:p>
          </table:table-cell>
          <table:table-cell table:formula="of:=IFERROR(([.U143]/[.I143])*100; &quot;&quot;)" office:value-type="float" office:value="0.884955752212389" calcext:value-type="float">
            <text:p>0,884955752212389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IFERROR(([.Y143]/[.I143])*100; &quot;&quot;)" office:value-type="float" office:value="3.53982300884956" calcext:value-type="float">
            <text:p>3,53982300884956</text:p>
          </table:table-cell>
          <table:table-cell office:value-type="float" office:value="81" calcext:value-type="float">
            <text:p>81</text:p>
          </table:table-cell>
          <table:table-cell table:formula="of:=IFERROR(([.AA143]/[.I143])*100; &quot;&quot;)" office:value-type="float" office:value="35.8407079646018" calcext:value-type="float">
            <text:p>35,8407079646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E143]/[.I143])*100; &quot;&quot;)" office:value-type="float" office:value="0.884955752212389" calcext:value-type="float">
            <text:p>0,8849557522123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IFERROR(([.BI143]/[.I143])*100; &quot;&quot;)" office:value-type="float" office:value="35.3982300884956" calcext:value-type="float">
            <text:p>35,39823008849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43]/[.I14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IFERROR(([.CE143]/[.I143])*100; &quot;&quot;)" office:value-type="float" office:value="15.0442477876106" calcext:value-type="float">
            <text:p>15,0442477876106</text:p>
          </table:table-cell>
          <table:table-cell office:value-type="float" office:value="11" calcext:value-type="float">
            <text:p>11</text:p>
          </table:table-cell>
          <table:table-cell table:formula="of:=IFERROR(([.CG143]/[.I143])*100; &quot;&quot;)" office:value-type="float" office:value="4.86725663716814" calcext:value-type="float">
            <text:p>4,86725663716814</text:p>
          </table:table-cell>
          <table:table-cell office:value-type="float" office:value="5" calcext:value-type="float">
            <text:p>5</text:p>
          </table:table-cell>
          <table:table-cell table:formula="of:=IFERROR(([.CI143]/[.I143])*100; &quot;&quot;)" office:value-type="float" office:value="2.21238938053097" calcext:value-type="float">
            <text:p>2,212389380530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Q143]/[.I143])*100; &quot;&quot;)" office:value-type="float" office:value="1.32743362831858" calcext:value-type="float">
            <text:p>1,327433628318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43]/[.I14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Y143]/[.I143])*100; &quot;&quot;)" office:value-type="float" office:value="0.442477876106195" calcext:value-type="float">
            <text:p>0,4424778761061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C143]/[.I143])*100; &quot;&quot;)" office:value-type="float" office:value="0.442477876106195" calcext:value-type="float">
            <text:p>0,4424778761061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144]-[.X144] = 0 ;&quot;&quot;; [.C144]-[.X144])">
            <text:p/>
          </table:table-cell>
          <table:table-cell table:style-name="ce1"/>
          <table:table-cell table:formula="of:=IFERROR(([.E144]/[.D144])*100; &quot;&quot;)">
            <text:p/>
          </table:table-cell>
          <table:table-cell table:style-name="ce1"/>
          <table:table-cell table:formula="of:=IFERROR(([.G144]/[.D144])*100; &quot;&quot;)">
            <text:p/>
          </table:table-cell>
          <table:table-cell table:style-name="ce1"/>
          <table:table-cell table:formula="of:=IFERROR(([.I144]/[.D144])*100; &quot;&quot;)">
            <text:p/>
          </table:table-cell>
          <table:table-cell table:style-name="ce1"/>
          <table:table-cell table:formula="of:=IFERROR(([.K144]/[.D144])*100; &quot;&quot;)">
            <text:p/>
          </table:table-cell>
          <table:table-cell table:style-name="ce1"/>
          <table:table-cell table:formula="of:=IFERROR(([.M144]/[.K144])*100; &quot;&quot;)">
            <text:p/>
          </table:table-cell>
          <table:table-cell/>
          <table:table-cell table:formula="of:=IFERROR(([.O144]/[.K144])*100; &quot;&quot;)">
            <text:p/>
          </table:table-cell>
          <table:table-cell table:formula="of:=IF([.E144] = &quot;&quot; ;&quot;&quot;; [.E144]-[.O144])">
            <text:p/>
          </table:table-cell>
          <table:table-cell table:formula="of:=IFERROR(([.Q144]/[.I144])*100; &quot;&quot;)">
            <text:p/>
          </table:table-cell>
          <table:table-cell/>
          <table:table-cell table:formula="of:=IFERROR(([.S144]/[.K144])*100; &quot;&quot;)">
            <text:p/>
          </table:table-cell>
          <table:table-cell table:formula="of:=IF([.G144] = &quot;&quot; ;&quot;&quot;; [.G144]-[.S144])">
            <text:p/>
          </table:table-cell>
          <table:table-cell table:formula="of:=IFERROR(([.U144]/[.I144])*100; &quot;&quot;)">
            <text:p/>
          </table:table-cell>
          <table:table-cell table:style-name="ce1" table:number-columns-repeated="3"/>
          <table:table-cell table:formula="of:=IFERROR(([.Y144]/[.I144])*100; &quot;&quot;)">
            <text:p/>
          </table:table-cell>
          <table:table-cell table:style-name="ce1"/>
          <table:table-cell table:formula="of:=IFERROR(([.AA144]/[.I144])*100; &quot;&quot;)">
            <text:p/>
          </table:table-cell>
          <table:table-cell table:style-name="ce1"/>
          <table:table-cell/>
          <table:table-cell table:style-name="ce1"/>
          <table:table-cell table:formula="of:=IFERROR(([.AE144]/[.I14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144]/[.I144])*100; &quot;&quot;)">
            <text:p/>
          </table:table-cell>
          <table:table-cell table:style-name="ce1"/>
          <table:table-cell/>
          <table:table-cell table:style-name="ce1"/>
          <table:table-cell table:formula="of:=IFERROR(([.BM144]/[.I14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144]/[.I144])*100; &quot;&quot;)">
            <text:p/>
          </table:table-cell>
          <table:table-cell table:style-name="ce1"/>
          <table:table-cell table:formula="of:=IFERROR(([.CG144]/[.I144])*100; &quot;&quot;)">
            <text:p/>
          </table:table-cell>
          <table:table-cell table:style-name="ce1"/>
          <table:table-cell table:formula="of:=IFERROR(([.CI144]/[.I14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144]/[.I144])*100; &quot;&quot;)">
            <text:p/>
          </table:table-cell>
          <table:table-cell table:style-name="ce1"/>
          <table:table-cell/>
          <table:table-cell table:style-name="ce1"/>
          <table:table-cell table:formula="of:=IFERROR(([.CU144]/[.I144])*100; &quot;&quot;)">
            <text:p/>
          </table:table-cell>
          <table:table-cell table:style-name="ce1"/>
          <table:table-cell/>
          <table:table-cell table:style-name="ce1"/>
          <table:table-cell table:formula="of:=IFERROR(([.CY144]/[.I144])*100; &quot;&quot;)">
            <text:p/>
          </table:table-cell>
          <table:table-cell table:style-name="ce1"/>
          <table:table-cell/>
          <table:table-cell table:style-name="ce1"/>
          <table:table-cell table:formula="of:=IFERROR(([.DC144]/[.I144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LTE 6820 v3</text:p>
          </table:table-cell>
          <table:table-cell office:value-type="string" calcext:value-type="string">
            <text:p>07.27</text:p>
          </table:table-cell>
          <table:table-cell office:value-type="float" office:value="314" calcext:value-type="float">
            <text:p>314</text:p>
          </table:table-cell>
          <table:table-cell table:formula="of:=IF([.C145]-[.X145] = 0 ;&quot;&quot;; [.C145]-[.X145])"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table:formula="of:=IFERROR(([.E145]/[.D14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145]/[.D145])*100; &quot;&quot;)"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table:formula="of:=IFERROR(([.I145]/[.D145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K145]/[.D14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M145]/[.K145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O145]/[.K145])*100; &quot;&quot;)">
            <text:p/>
          </table:table-cell>
          <table:table-cell table:formula="of:=IF([.E145] = &quot;&quot; ;&quot;&quot;; [.E145]-[.O145])" office:value-type="float" office:value="0" calcext:value-type="float">
            <text:p>0</text:p>
          </table:table-cell>
          <table:table-cell table:formula="of:=IFERROR(([.Q145]/[.I14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145]/[.K145])*100; &quot;&quot;)">
            <text:p/>
          </table:table-cell>
          <table:table-cell table:formula="of:=IF([.G145] = &quot;&quot; ;&quot;&quot;; [.G145]-[.S145])" office:value-type="float" office:value="0" calcext:value-type="float">
            <text:p>0</text:p>
          </table:table-cell>
          <table:table-cell table:formula="of:=IFERROR(([.U145]/[.I14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IFERROR(([.Y145]/[.I14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A145]/[.I14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E145]/[.I145])*100; &quot;&quot;)" office:value-type="float" office:value="1.16279069767442" calcext:value-type="float">
            <text:p>1,162790697674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IFERROR(([.BI145]/[.I145])*100; &quot;&quot;)" office:value-type="float" office:value="98.8372093023256" calcext:value-type="float">
            <text:p>98,83720930232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45]/[.I14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145]/[.I14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145]/[.I14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145]/[.I14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45]/[.I14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45]/[.I14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45]/[.I14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45]/[.I14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146]-[.X146] = 0 ;&quot;&quot;; [.C146]-[.X146])">
            <text:p/>
          </table:table-cell>
          <table:table-cell table:style-name="ce1"/>
          <table:table-cell table:formula="of:=IFERROR(([.E146]/[.D146])*100; &quot;&quot;)">
            <text:p/>
          </table:table-cell>
          <table:table-cell table:style-name="ce1"/>
          <table:table-cell table:formula="of:=IFERROR(([.G146]/[.D146])*100; &quot;&quot;)">
            <text:p/>
          </table:table-cell>
          <table:table-cell table:style-name="ce1"/>
          <table:table-cell table:formula="of:=IFERROR(([.I146]/[.D146])*100; &quot;&quot;)">
            <text:p/>
          </table:table-cell>
          <table:table-cell table:style-name="ce1"/>
          <table:table-cell table:formula="of:=IFERROR(([.K146]/[.D146])*100; &quot;&quot;)">
            <text:p/>
          </table:table-cell>
          <table:table-cell table:style-name="ce1"/>
          <table:table-cell table:formula="of:=IFERROR(([.M146]/[.K146])*100; &quot;&quot;)">
            <text:p/>
          </table:table-cell>
          <table:table-cell/>
          <table:table-cell table:formula="of:=IFERROR(([.O146]/[.K146])*100; &quot;&quot;)">
            <text:p/>
          </table:table-cell>
          <table:table-cell table:formula="of:=IF([.E146] = &quot;&quot; ;&quot;&quot;; [.E146]-[.O146])">
            <text:p/>
          </table:table-cell>
          <table:table-cell table:formula="of:=IFERROR(([.Q146]/[.I146])*100; &quot;&quot;)">
            <text:p/>
          </table:table-cell>
          <table:table-cell/>
          <table:table-cell table:formula="of:=IFERROR(([.S146]/[.K146])*100; &quot;&quot;)">
            <text:p/>
          </table:table-cell>
          <table:table-cell table:formula="of:=IF([.G146] = &quot;&quot; ;&quot;&quot;; [.G146]-[.S146])">
            <text:p/>
          </table:table-cell>
          <table:table-cell table:formula="of:=IFERROR(([.U146]/[.I146])*100; &quot;&quot;)">
            <text:p/>
          </table:table-cell>
          <table:table-cell table:style-name="ce1" table:number-columns-repeated="3"/>
          <table:table-cell table:formula="of:=IFERROR(([.Y146]/[.I146])*100; &quot;&quot;)">
            <text:p/>
          </table:table-cell>
          <table:table-cell table:style-name="ce1"/>
          <table:table-cell table:formula="of:=IFERROR(([.AA146]/[.I146])*100; &quot;&quot;)">
            <text:p/>
          </table:table-cell>
          <table:table-cell table:style-name="ce1"/>
          <table:table-cell/>
          <table:table-cell table:style-name="ce1"/>
          <table:table-cell table:formula="of:=IFERROR(([.AE146]/[.I146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146]/[.I146])*100; &quot;&quot;)">
            <text:p/>
          </table:table-cell>
          <table:table-cell table:style-name="ce1"/>
          <table:table-cell/>
          <table:table-cell table:style-name="ce1"/>
          <table:table-cell table:formula="of:=IFERROR(([.BM146]/[.I146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146]/[.I146])*100; &quot;&quot;)">
            <text:p/>
          </table:table-cell>
          <table:table-cell table:style-name="ce1"/>
          <table:table-cell table:formula="of:=IFERROR(([.CG146]/[.I146])*100; &quot;&quot;)">
            <text:p/>
          </table:table-cell>
          <table:table-cell table:style-name="ce1"/>
          <table:table-cell table:formula="of:=IFERROR(([.CI146]/[.I146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146]/[.I146])*100; &quot;&quot;)">
            <text:p/>
          </table:table-cell>
          <table:table-cell table:style-name="ce1"/>
          <table:table-cell/>
          <table:table-cell table:style-name="ce1"/>
          <table:table-cell table:formula="of:=IFERROR(([.CU146]/[.I146])*100; &quot;&quot;)">
            <text:p/>
          </table:table-cell>
          <table:table-cell table:style-name="ce1"/>
          <table:table-cell/>
          <table:table-cell table:style-name="ce1"/>
          <table:table-cell table:formula="of:=IFERROR(([.CY146]/[.I146])*100; &quot;&quot;)">
            <text:p/>
          </table:table-cell>
          <table:table-cell table:style-name="ce1"/>
          <table:table-cell/>
          <table:table-cell table:style-name="ce1"/>
          <table:table-cell table:formula="of:=IFERROR(([.DC146]/[.I146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LTE 6890 v1</text:p>
          </table:table-cell>
          <table:table-cell office:value-type="string" calcext:value-type="string">
            <text:p>07.28</text:p>
          </table:table-cell>
          <table:table-cell office:value-type="float" office:value="423" calcext:value-type="float">
            <text:p>423</text:p>
          </table:table-cell>
          <table:table-cell table:formula="of:=IF([.C147]-[.X147] = 0 ;&quot;&quot;; [.C147]-[.X147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IFERROR(([.E147]/[.D14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147]/[.D147])*100; &quot;&quot;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ERROR(([.I147]/[.D147])*100; &quot;&quot;)" office:value-type="float" office:value="2.05278592375367" calcext:value-type="float">
            <text:p>2,05278592375367</text:p>
          </table:table-cell>
          <table:table-cell office:value-type="float" office:value="334" calcext:value-type="float">
            <text:p>334</text:p>
          </table:table-cell>
          <table:table-cell table:formula="of:=IFERROR(([.K147]/[.D147])*100; &quot;&quot;)" office:value-type="float" office:value="97.9472140762463" calcext:value-type="float">
            <text:p>97,9472140762463</text:p>
          </table:table-cell>
          <table:table-cell office:value-type="float" office:value="0" calcext:value-type="float">
            <text:p>0</text:p>
          </table:table-cell>
          <table:table-cell table:formula="of:=IFERROR(([.M147]/[.K14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O147]/[.K147])*100; &quot;&quot;)" office:value-type="float" office:value="0" calcext:value-type="float">
            <text:p>0</text:p>
          </table:table-cell>
          <table:table-cell table:formula="of:=IF([.E147] = &quot;&quot; ;&quot;&quot;; [.E147]-[.O147])" office:value-type="float" office:value="0" calcext:value-type="float">
            <text:p>0</text:p>
          </table:table-cell>
          <table:table-cell table:formula="of:=IFERROR(([.Q147]/[.I14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147]/[.K147])*100; &quot;&quot;)" office:value-type="float" office:value="0" calcext:value-type="float">
            <text:p>0</text:p>
          </table:table-cell>
          <table:table-cell table:formula="of:=IF([.G147] = &quot;&quot; ;&quot;&quot;; [.G147]-[.S147])" office:value-type="float" office:value="0" calcext:value-type="float">
            <text:p>0</text:p>
          </table:table-cell>
          <table:table-cell table:formula="of:=IFERROR(([.U147]/[.I14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IFERROR(([.Y147]/[.I14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A147]/[.I14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E147]/[.I147])*100; &quot;&quot;)" office:value-type="float" office:value="71.4285714285714" calcext:value-type="float">
            <text:p>71,42857142857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BI147]/[.I147])*100; &quot;&quot;)" office:value-type="float" office:value="28.5714285714286" calcext:value-type="float">
            <text:p>28,57142857142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47]/[.I14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147]/[.I14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147]/[.I14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147]/[.I14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47]/[.I14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47]/[.I14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47]/[.I14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47]/[.I14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07.21</text:p>
          </table:table-cell>
          <table:table-cell office:value-type="float" office:value="416" calcext:value-type="float">
            <text:p>416</text:p>
          </table:table-cell>
          <table:table-cell table:formula="of:=IF([.C148]-[.X148] = 0 ;&quot;&quot;; [.C148]-[.X148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IFERROR(([.E148]/[.D1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148]/[.D148])*100; &quot;&quot;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ERROR(([.I148]/[.D148])*100; &quot;&quot;)" office:value-type="float" office:value="2.08333333333333" calcext:value-type="float">
            <text:p>2,08333333333333</text:p>
          </table:table-cell>
          <table:table-cell office:value-type="float" office:value="329" calcext:value-type="float">
            <text:p>329</text:p>
          </table:table-cell>
          <table:table-cell table:formula="of:=IFERROR(([.K148]/[.D148])*100; &quot;&quot;)" office:value-type="float" office:value="97.9166666666667" calcext:value-type="float">
            <text:p>97,9166666666667</text:p>
          </table:table-cell>
          <table:table-cell office:value-type="float" office:value="0" calcext:value-type="float">
            <text:p>0</text:p>
          </table:table-cell>
          <table:table-cell table:formula="of:=IFERROR(([.M148]/[.K1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O148]/[.K148])*100; &quot;&quot;)" office:value-type="float" office:value="0" calcext:value-type="float">
            <text:p>0</text:p>
          </table:table-cell>
          <table:table-cell table:formula="of:=IF([.E148] = &quot;&quot; ;&quot;&quot;; [.E148]-[.O148])" office:value-type="float" office:value="0" calcext:value-type="float">
            <text:p>0</text:p>
          </table:table-cell>
          <table:table-cell table:formula="of:=IFERROR(([.Q148]/[.I1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148]/[.K148])*100; &quot;&quot;)" office:value-type="float" office:value="0" calcext:value-type="float">
            <text:p>0</text:p>
          </table:table-cell>
          <table:table-cell table:formula="of:=IF([.G148] = &quot;&quot; ;&quot;&quot;; [.G148]-[.S148])" office:value-type="float" office:value="0" calcext:value-type="float">
            <text:p>0</text:p>
          </table:table-cell>
          <table:table-cell table:formula="of:=IFERROR(([.U148]/[.I1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IFERROR(([.Y148]/[.I1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A148]/[.I1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E148]/[.I148])*100; &quot;&quot;)" office:value-type="float" office:value="71.4285714285714" calcext:value-type="float">
            <text:p>71,42857142857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BI148]/[.I148])*100; &quot;&quot;)" office:value-type="float" office:value="28.5714285714286" calcext:value-type="float">
            <text:p>28,57142857142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48]/[.I1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148]/[.I1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148]/[.I1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148]/[.I1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48]/[.I1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48]/[.I1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48]/[.I1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48]/[.I1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149]-[.X149] = 0 ;&quot;&quot;; [.C149]-[.X149])">
            <text:p/>
          </table:table-cell>
          <table:table-cell table:style-name="ce1"/>
          <table:table-cell table:formula="of:=IFERROR(([.E149]/[.D149])*100; &quot;&quot;)">
            <text:p/>
          </table:table-cell>
          <table:table-cell table:style-name="ce1"/>
          <table:table-cell table:formula="of:=IFERROR(([.G149]/[.D149])*100; &quot;&quot;)">
            <text:p/>
          </table:table-cell>
          <table:table-cell table:style-name="ce1"/>
          <table:table-cell table:formula="of:=IFERROR(([.I149]/[.D149])*100; &quot;&quot;)">
            <text:p/>
          </table:table-cell>
          <table:table-cell table:style-name="ce1"/>
          <table:table-cell table:formula="of:=IFERROR(([.K149]/[.D149])*100; &quot;&quot;)">
            <text:p/>
          </table:table-cell>
          <table:table-cell table:style-name="ce1"/>
          <table:table-cell table:formula="of:=IFERROR(([.M149]/[.K149])*100; &quot;&quot;)">
            <text:p/>
          </table:table-cell>
          <table:table-cell/>
          <table:table-cell table:formula="of:=IFERROR(([.O149]/[.K149])*100; &quot;&quot;)">
            <text:p/>
          </table:table-cell>
          <table:table-cell table:formula="of:=IF([.E149] = &quot;&quot; ;&quot;&quot;; [.E149]-[.O149])">
            <text:p/>
          </table:table-cell>
          <table:table-cell table:formula="of:=IFERROR(([.Q149]/[.I149])*100; &quot;&quot;)">
            <text:p/>
          </table:table-cell>
          <table:table-cell/>
          <table:table-cell table:formula="of:=IFERROR(([.S149]/[.K149])*100; &quot;&quot;)">
            <text:p/>
          </table:table-cell>
          <table:table-cell table:formula="of:=IF([.G149] = &quot;&quot; ;&quot;&quot;; [.G149]-[.S149])">
            <text:p/>
          </table:table-cell>
          <table:table-cell table:formula="of:=IFERROR(([.U149]/[.I149])*100; &quot;&quot;)">
            <text:p/>
          </table:table-cell>
          <table:table-cell table:style-name="ce1" table:number-columns-repeated="3"/>
          <table:table-cell table:formula="of:=IFERROR(([.Y149]/[.I149])*100; &quot;&quot;)">
            <text:p/>
          </table:table-cell>
          <table:table-cell table:style-name="ce1"/>
          <table:table-cell table:formula="of:=IFERROR(([.AA149]/[.I149])*100; &quot;&quot;)">
            <text:p/>
          </table:table-cell>
          <table:table-cell table:style-name="ce1"/>
          <table:table-cell/>
          <table:table-cell table:style-name="ce1"/>
          <table:table-cell table:formula="of:=IFERROR(([.AE149]/[.I14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149]/[.I149])*100; &quot;&quot;)">
            <text:p/>
          </table:table-cell>
          <table:table-cell table:style-name="ce1"/>
          <table:table-cell/>
          <table:table-cell table:style-name="ce1"/>
          <table:table-cell table:formula="of:=IFERROR(([.BM149]/[.I14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149]/[.I149])*100; &quot;&quot;)">
            <text:p/>
          </table:table-cell>
          <table:table-cell table:style-name="ce1"/>
          <table:table-cell table:formula="of:=IFERROR(([.CG149]/[.I149])*100; &quot;&quot;)">
            <text:p/>
          </table:table-cell>
          <table:table-cell table:style-name="ce1"/>
          <table:table-cell table:formula="of:=IFERROR(([.CI149]/[.I14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149]/[.I149])*100; &quot;&quot;)">
            <text:p/>
          </table:table-cell>
          <table:table-cell table:style-name="ce1"/>
          <table:table-cell/>
          <table:table-cell table:style-name="ce1"/>
          <table:table-cell table:formula="of:=IFERROR(([.CU149]/[.I149])*100; &quot;&quot;)">
            <text:p/>
          </table:table-cell>
          <table:table-cell table:style-name="ce1"/>
          <table:table-cell/>
          <table:table-cell table:style-name="ce1"/>
          <table:table-cell table:formula="of:=IFERROR(([.CY149]/[.I149])*100; &quot;&quot;)">
            <text:p/>
          </table:table-cell>
          <table:table-cell table:style-name="ce1"/>
          <table:table-cell/>
          <table:table-cell table:style-name="ce1"/>
          <table:table-cell table:formula="of:=IFERROR(([.DC149]/[.I149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LTE 6820 v1</text:p>
          </table:table-cell>
          <table:table-cell office:value-type="string" calcext:value-type="string">
            <text:p>07.27</text:p>
          </table:table-cell>
          <table:table-cell office:value-type="float" office:value="313" calcext:value-type="float">
            <text:p>313</text:p>
          </table:table-cell>
          <table:table-cell table:formula="of:=IF([.C150]-[.X150] = 0 ;&quot;&quot;; [.C150]-[.X150])"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table:formula="of:=IFERROR(([.E150]/[.D15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150]/[.D150])*100; &quot;&quot;)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table:formula="of:=IFERROR(([.I150]/[.D150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K150]/[.D15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M150]/[.K150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O150]/[.K150])*100; &quot;&quot;)">
            <text:p/>
          </table:table-cell>
          <table:table-cell table:formula="of:=IF([.E150] = &quot;&quot; ;&quot;&quot;; [.E150]-[.O150])" office:value-type="float" office:value="0" calcext:value-type="float">
            <text:p>0</text:p>
          </table:table-cell>
          <table:table-cell table:formula="of:=IFERROR(([.Q150]/[.I15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150]/[.K150])*100; &quot;&quot;)">
            <text:p/>
          </table:table-cell>
          <table:table-cell table:formula="of:=IF([.G150] = &quot;&quot; ;&quot;&quot;; [.G150]-[.S150])" office:value-type="float" office:value="0" calcext:value-type="float">
            <text:p>0</text:p>
          </table:table-cell>
          <table:table-cell table:formula="of:=IFERROR(([.U150]/[.I15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IFERROR(([.Y150]/[.I15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A150]/[.I15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E150]/[.I150])*100; &quot;&quot;)" office:value-type="float" office:value="1.16731517509728" calcext:value-type="float">
            <text:p>1,167315175097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4" calcext:value-type="float">
            <text:p>254</text:p>
          </table:table-cell>
          <table:table-cell table:formula="of:=IFERROR(([.BI150]/[.I150])*100; &quot;&quot;)" office:value-type="float" office:value="98.8326848249027" calcext:value-type="float">
            <text:p>98,83268482490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50]/[.I15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150]/[.I15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150]/[.I15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150]/[.I15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50]/[.I15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50]/[.I15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50]/[.I15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50]/[.I15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151]-[.X151] = 0 ;&quot;&quot;; [.C151]-[.X151])">
            <text:p/>
          </table:table-cell>
          <table:table-cell table:style-name="ce1"/>
          <table:table-cell table:formula="of:=IFERROR(([.E151]/[.D151])*100; &quot;&quot;)">
            <text:p/>
          </table:table-cell>
          <table:table-cell table:style-name="ce1"/>
          <table:table-cell table:formula="of:=IFERROR(([.G151]/[.D151])*100; &quot;&quot;)">
            <text:p/>
          </table:table-cell>
          <table:table-cell table:style-name="ce1"/>
          <table:table-cell table:formula="of:=IFERROR(([.I151]/[.D151])*100; &quot;&quot;)">
            <text:p/>
          </table:table-cell>
          <table:table-cell table:style-name="ce1"/>
          <table:table-cell table:formula="of:=IFERROR(([.K151]/[.D151])*100; &quot;&quot;)">
            <text:p/>
          </table:table-cell>
          <table:table-cell table:style-name="ce1"/>
          <table:table-cell table:formula="of:=IFERROR(([.M151]/[.K151])*100; &quot;&quot;)">
            <text:p/>
          </table:table-cell>
          <table:table-cell/>
          <table:table-cell table:formula="of:=IFERROR(([.O151]/[.K151])*100; &quot;&quot;)">
            <text:p/>
          </table:table-cell>
          <table:table-cell table:formula="of:=IF([.E151] = &quot;&quot; ;&quot;&quot;; [.E151]-[.O151])">
            <text:p/>
          </table:table-cell>
          <table:table-cell table:formula="of:=IFERROR(([.Q151]/[.I151])*100; &quot;&quot;)">
            <text:p/>
          </table:table-cell>
          <table:table-cell/>
          <table:table-cell table:formula="of:=IFERROR(([.S151]/[.K151])*100; &quot;&quot;)">
            <text:p/>
          </table:table-cell>
          <table:table-cell table:formula="of:=IF([.G151] = &quot;&quot; ;&quot;&quot;; [.G151]-[.S151])">
            <text:p/>
          </table:table-cell>
          <table:table-cell table:formula="of:=IFERROR(([.U151]/[.I151])*100; &quot;&quot;)">
            <text:p/>
          </table:table-cell>
          <table:table-cell table:style-name="ce1" table:number-columns-repeated="3"/>
          <table:table-cell table:formula="of:=IFERROR(([.Y151]/[.I151])*100; &quot;&quot;)">
            <text:p/>
          </table:table-cell>
          <table:table-cell table:style-name="ce1"/>
          <table:table-cell table:formula="of:=IFERROR(([.AA151]/[.I151])*100; &quot;&quot;)">
            <text:p/>
          </table:table-cell>
          <table:table-cell table:style-name="ce1"/>
          <table:table-cell/>
          <table:table-cell table:style-name="ce1"/>
          <table:table-cell table:formula="of:=IFERROR(([.AE151]/[.I15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151]/[.I151])*100; &quot;&quot;)">
            <text:p/>
          </table:table-cell>
          <table:table-cell table:style-name="ce1"/>
          <table:table-cell/>
          <table:table-cell table:style-name="ce1"/>
          <table:table-cell table:formula="of:=IFERROR(([.BM151]/[.I15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151]/[.I151])*100; &quot;&quot;)">
            <text:p/>
          </table:table-cell>
          <table:table-cell table:style-name="ce1"/>
          <table:table-cell table:formula="of:=IFERROR(([.CG151]/[.I151])*100; &quot;&quot;)">
            <text:p/>
          </table:table-cell>
          <table:table-cell table:style-name="ce1"/>
          <table:table-cell table:formula="of:=IFERROR(([.CI151]/[.I15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151]/[.I151])*100; &quot;&quot;)">
            <text:p/>
          </table:table-cell>
          <table:table-cell table:style-name="ce1"/>
          <table:table-cell/>
          <table:table-cell table:style-name="ce1"/>
          <table:table-cell table:formula="of:=IFERROR(([.CU151]/[.I151])*100; &quot;&quot;)">
            <text:p/>
          </table:table-cell>
          <table:table-cell table:style-name="ce1"/>
          <table:table-cell/>
          <table:table-cell table:style-name="ce1"/>
          <table:table-cell table:formula="of:=IFERROR(([.CY151]/[.I151])*100; &quot;&quot;)">
            <text:p/>
          </table:table-cell>
          <table:table-cell table:style-name="ce1"/>
          <table:table-cell/>
          <table:table-cell table:style-name="ce1"/>
          <table:table-cell table:formula="of:=IFERROR(([.DC151]/[.I151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LTE 6842</text:p>
          </table:table-cell>
          <table:table-cell office:value-type="string" calcext:value-type="string">
            <text:p>123.06.34</text:p>
          </table:table-cell>
          <table:table-cell office:value-type="float" office:value="314" calcext:value-type="float">
            <text:p>314</text:p>
          </table:table-cell>
          <table:table-cell table:formula="of:=IF([.C152]-[.X152] = 0 ;&quot;&quot;; [.C152]-[.X152])" office:value-type="float" office:value="264" calcext:value-type="float">
            <text:p>264</text:p>
          </table:table-cell>
          <table:table-cell office:value-type="float" office:value="11" calcext:value-type="float">
            <text:p>11</text:p>
          </table:table-cell>
          <table:table-cell table:formula="of:=IFERROR(([.E152]/[.D152])*100; &quot;&quot;)" office:value-type="float" office:value="4.16666666666667" calcext:value-type="float">
            <text:p>4,16666666666667</text:p>
          </table:table-cell>
          <table:table-cell office:value-type="float" office:value="5" calcext:value-type="float">
            <text:p>5</text:p>
          </table:table-cell>
          <table:table-cell table:formula="of:=IFERROR(([.G152]/[.D152])*100; &quot;&quot;)" office:value-type="float" office:value="1.89393939393939" calcext:value-type="float">
            <text:p>1,89393939393939</text:p>
          </table:table-cell>
          <table:table-cell office:value-type="float" office:value="211" calcext:value-type="float">
            <text:p>211</text:p>
          </table:table-cell>
          <table:table-cell table:formula="of:=IFERROR(([.I152]/[.D152])*100; &quot;&quot;)" office:value-type="float" office:value="79.9242424242424" calcext:value-type="float">
            <text:p>79,9242424242424</text:p>
          </table:table-cell>
          <table:table-cell office:value-type="float" office:value="53" calcext:value-type="float">
            <text:p>53</text:p>
          </table:table-cell>
          <table:table-cell table:formula="of:=IFERROR(([.K152]/[.D152])*100; &quot;&quot;)" office:value-type="float" office:value="20.0757575757576" calcext:value-type="float">
            <text:p>20,0757575757576</text:p>
          </table:table-cell>
          <table:table-cell office:value-type="float" office:value="16" calcext:value-type="float">
            <text:p>16</text:p>
          </table:table-cell>
          <table:table-cell table:formula="of:=IFERROR(([.M152]/[.K152])*100; &quot;&quot;)" office:value-type="float" office:value="30.188679245283" calcext:value-type="float">
            <text:p>30,188679245283</text:p>
          </table:table-cell>
          <table:table-cell office:value-type="float" office:value="10" calcext:value-type="float">
            <text:p>10</text:p>
          </table:table-cell>
          <table:table-cell table:formula="of:=IFERROR(([.O152]/[.K152])*100; &quot;&quot;)" office:value-type="float" office:value="18.8679245283019" calcext:value-type="float">
            <text:p>18,8679245283019</text:p>
          </table:table-cell>
          <table:table-cell table:formula="of:=IF([.E152] = &quot;&quot; ;&quot;&quot;; [.E152]-[.O152])" office:value-type="float" office:value="1" calcext:value-type="float">
            <text:p>1</text:p>
          </table:table-cell>
          <table:table-cell table:formula="of:=IFERROR(([.Q152]/[.I152])*100; &quot;&quot;)" office:value-type="float" office:value="0.4739336492891" calcext:value-type="float">
            <text:p>0,4739336492891</text:p>
          </table:table-cell>
          <table:table-cell office:value-type="float" office:value="5" calcext:value-type="float">
            <text:p>5</text:p>
          </table:table-cell>
          <table:table-cell table:formula="of:=IFERROR(([.S152]/[.K152])*100; &quot;&quot;)" office:value-type="float" office:value="9.43396226415094" calcext:value-type="float">
            <text:p>9,43396226415094</text:p>
          </table:table-cell>
          <table:table-cell table:formula="of:=IF([.G152] = &quot;&quot; ;&quot;&quot;; [.G152]-[.S152])" office:value-type="float" office:value="0" calcext:value-type="float">
            <text:p>0</text:p>
          </table:table-cell>
          <table:table-cell table:formula="of:=IFERROR(([.U152]/[.I152])*100; &quot;&quot;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IFERROR(([.Y152]/[.I152])*100; &quot;&quot;)" office:value-type="float" office:value="1.8957345971564" calcext:value-type="float">
            <text:p>1,8957345971564</text:p>
          </table:table-cell>
          <table:table-cell office:value-type="float" office:value="75" calcext:value-type="float">
            <text:p>75</text:p>
          </table:table-cell>
          <table:table-cell table:formula="of:=IFERROR(([.AA152]/[.I152])*100; &quot;&quot;)" office:value-type="float" office:value="35.5450236966825" calcext:value-type="float">
            <text:p>35,54502369668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E152]/[.I152])*100; &quot;&quot;)" office:value-type="float" office:value="1.4218009478673" calcext:value-type="float">
            <text:p>1,42180094786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IFERROR(([.BI152]/[.I152])*100; &quot;&quot;)" office:value-type="float" office:value="7.10900473933649" calcext:value-type="float">
            <text:p>7,109004739336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52]/[.I15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5" calcext:value-type="float">
            <text:p>95</text:p>
          </table:table-cell>
          <table:table-cell table:formula="of:=IFERROR(([.CE152]/[.I152])*100; &quot;&quot;)" office:value-type="float" office:value="45.0236966824645" calcext:value-type="float">
            <text:p>45,0236966824645</text:p>
          </table:table-cell>
          <table:table-cell office:value-type="float" office:value="8" calcext:value-type="float">
            <text:p>8</text:p>
          </table:table-cell>
          <table:table-cell table:formula="of:=IFERROR(([.CG152]/[.I152])*100; &quot;&quot;)" office:value-type="float" office:value="3.7914691943128" calcext:value-type="float">
            <text:p>3,7914691943128</text:p>
          </table:table-cell>
          <table:table-cell office:value-type="float" office:value="4" calcext:value-type="float">
            <text:p>4</text:p>
          </table:table-cell>
          <table:table-cell table:formula="of:=IFERROR(([.CI152]/[.I152])*100; &quot;&quot;)" office:value-type="float" office:value="1.8957345971564" calcext:value-type="float">
            <text:p>1,89573459715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CQ152]/[.I152])*100; &quot;&quot;)" office:value-type="float" office:value="1.8957345971564" calcext:value-type="float">
            <text:p>1,89573459715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U152]/[.I152])*100; &quot;&quot;)" office:value-type="float" office:value="0.4739336492891" calcext:value-type="float">
            <text:p>0,47393364928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Y152]/[.I152])*100; &quot;&quot;)" office:value-type="float" office:value="0.947867298578199" calcext:value-type="float">
            <text:p>0,9478672985781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52]/[.I15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153]-[.X153] = 0 ;&quot;&quot;; [.C153]-[.X153])">
            <text:p/>
          </table:table-cell>
          <table:table-cell table:style-name="ce1"/>
          <table:table-cell table:formula="of:=IFERROR(([.E153]/[.D153])*100; &quot;&quot;)">
            <text:p/>
          </table:table-cell>
          <table:table-cell table:style-name="ce1"/>
          <table:table-cell table:formula="of:=IFERROR(([.G153]/[.D153])*100; &quot;&quot;)">
            <text:p/>
          </table:table-cell>
          <table:table-cell table:style-name="ce1"/>
          <table:table-cell table:formula="of:=IFERROR(([.I153]/[.D153])*100; &quot;&quot;)">
            <text:p/>
          </table:table-cell>
          <table:table-cell table:style-name="ce1"/>
          <table:table-cell table:formula="of:=IFERROR(([.K153]/[.D153])*100; &quot;&quot;)">
            <text:p/>
          </table:table-cell>
          <table:table-cell table:style-name="ce1"/>
          <table:table-cell table:formula="of:=IFERROR(([.M153]/[.K153])*100; &quot;&quot;)">
            <text:p/>
          </table:table-cell>
          <table:table-cell/>
          <table:table-cell table:formula="of:=IFERROR(([.O153]/[.K153])*100; &quot;&quot;)">
            <text:p/>
          </table:table-cell>
          <table:table-cell table:formula="of:=IF([.E153] = &quot;&quot; ;&quot;&quot;; [.E153]-[.O153])">
            <text:p/>
          </table:table-cell>
          <table:table-cell table:formula="of:=IFERROR(([.Q153]/[.I153])*100; &quot;&quot;)">
            <text:p/>
          </table:table-cell>
          <table:table-cell/>
          <table:table-cell table:formula="of:=IFERROR(([.S153]/[.K153])*100; &quot;&quot;)">
            <text:p/>
          </table:table-cell>
          <table:table-cell table:formula="of:=IF([.G153] = &quot;&quot; ;&quot;&quot;; [.G153]-[.S153])">
            <text:p/>
          </table:table-cell>
          <table:table-cell table:formula="of:=IFERROR(([.U153]/[.I153])*100; &quot;&quot;)">
            <text:p/>
          </table:table-cell>
          <table:table-cell table:style-name="ce1" table:number-columns-repeated="3"/>
          <table:table-cell table:formula="of:=IFERROR(([.Y153]/[.I153])*100; &quot;&quot;)">
            <text:p/>
          </table:table-cell>
          <table:table-cell table:style-name="ce1"/>
          <table:table-cell table:formula="of:=IFERROR(([.AA153]/[.I153])*100; &quot;&quot;)">
            <text:p/>
          </table:table-cell>
          <table:table-cell table:style-name="ce1"/>
          <table:table-cell/>
          <table:table-cell table:style-name="ce1"/>
          <table:table-cell table:formula="of:=IFERROR(([.AE153]/[.I15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153]/[.I153])*100; &quot;&quot;)">
            <text:p/>
          </table:table-cell>
          <table:table-cell table:style-name="ce1"/>
          <table:table-cell/>
          <table:table-cell table:style-name="ce1"/>
          <table:table-cell table:formula="of:=IFERROR(([.BM153]/[.I15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153]/[.I153])*100; &quot;&quot;)">
            <text:p/>
          </table:table-cell>
          <table:table-cell table:style-name="ce1"/>
          <table:table-cell table:formula="of:=IFERROR(([.CG153]/[.I153])*100; &quot;&quot;)">
            <text:p/>
          </table:table-cell>
          <table:table-cell table:style-name="ce1"/>
          <table:table-cell table:formula="of:=IFERROR(([.CI153]/[.I15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153]/[.I153])*100; &quot;&quot;)">
            <text:p/>
          </table:table-cell>
          <table:table-cell table:style-name="ce1"/>
          <table:table-cell/>
          <table:table-cell table:style-name="ce1"/>
          <table:table-cell table:formula="of:=IFERROR(([.CU153]/[.I153])*100; &quot;&quot;)">
            <text:p/>
          </table:table-cell>
          <table:table-cell table:style-name="ce1"/>
          <table:table-cell/>
          <table:table-cell table:style-name="ce1"/>
          <table:table-cell table:formula="of:=IFERROR(([.CY153]/[.I153])*100; &quot;&quot;)">
            <text:p/>
          </table:table-cell>
          <table:table-cell table:style-name="ce1"/>
          <table:table-cell/>
          <table:table-cell table:style-name="ce1"/>
          <table:table-cell table:formula="of:=IFERROR(([.DC153]/[.I153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LTE 6820 v2</text:p>
          </table:table-cell>
          <table:table-cell office:value-type="string" calcext:value-type="string">
            <text:p>07.27</text:p>
          </table:table-cell>
          <table:table-cell office:value-type="float" office:value="313" calcext:value-type="float">
            <text:p>313</text:p>
          </table:table-cell>
          <table:table-cell table:formula="of:=IF([.C154]-[.X154] = 0 ;&quot;&quot;; [.C154]-[.X154])"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table:formula="of:=IFERROR(([.E154]/[.D1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154]/[.D154])*100; &quot;&quot;)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table:formula="of:=IFERROR(([.I154]/[.D154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K154]/[.D1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M154]/[.K154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O154]/[.K154])*100; &quot;&quot;)">
            <text:p/>
          </table:table-cell>
          <table:table-cell table:formula="of:=IF([.E154] = &quot;&quot; ;&quot;&quot;; [.E154]-[.O154])" office:value-type="float" office:value="0" calcext:value-type="float">
            <text:p>0</text:p>
          </table:table-cell>
          <table:table-cell table:formula="of:=IFERROR(([.Q154]/[.I1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154]/[.K154])*100; &quot;&quot;)">
            <text:p/>
          </table:table-cell>
          <table:table-cell table:formula="of:=IF([.G154] = &quot;&quot; ;&quot;&quot;; [.G154]-[.S154])" office:value-type="float" office:value="0" calcext:value-type="float">
            <text:p>0</text:p>
          </table:table-cell>
          <table:table-cell table:formula="of:=IFERROR(([.U154]/[.I1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IFERROR(([.Y154]/[.I1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A154]/[.I1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E154]/[.I154])*100; &quot;&quot;)" office:value-type="float" office:value="1.16731517509728" calcext:value-type="float">
            <text:p>1,167315175097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4" calcext:value-type="float">
            <text:p>254</text:p>
          </table:table-cell>
          <table:table-cell table:formula="of:=IFERROR(([.BI154]/[.I154])*100; &quot;&quot;)" office:value-type="float" office:value="98.8326848249027" calcext:value-type="float">
            <text:p>98,83268482490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54]/[.I1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154]/[.I1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154]/[.I1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154]/[.I1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54]/[.I1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54]/[.I1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54]/[.I1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54]/[.I1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155]-[.X155] = 0 ;&quot;&quot;; [.C155]-[.X155])">
            <text:p/>
          </table:table-cell>
          <table:table-cell table:style-name="ce1"/>
          <table:table-cell table:formula="of:=IFERROR(([.E155]/[.D155])*100; &quot;&quot;)">
            <text:p/>
          </table:table-cell>
          <table:table-cell table:style-name="ce1"/>
          <table:table-cell table:formula="of:=IFERROR(([.G155]/[.D155])*100; &quot;&quot;)">
            <text:p/>
          </table:table-cell>
          <table:table-cell table:style-name="ce1"/>
          <table:table-cell table:formula="of:=IFERROR(([.I155]/[.D155])*100; &quot;&quot;)">
            <text:p/>
          </table:table-cell>
          <table:table-cell table:style-name="ce1"/>
          <table:table-cell table:formula="of:=IFERROR(([.K155]/[.D155])*100; &quot;&quot;)">
            <text:p/>
          </table:table-cell>
          <table:table-cell table:style-name="ce1"/>
          <table:table-cell table:formula="of:=IFERROR(([.M155]/[.K155])*100; &quot;&quot;)">
            <text:p/>
          </table:table-cell>
          <table:table-cell/>
          <table:table-cell table:formula="of:=IFERROR(([.O155]/[.K155])*100; &quot;&quot;)">
            <text:p/>
          </table:table-cell>
          <table:table-cell table:formula="of:=IF([.E155] = &quot;&quot; ;&quot;&quot;; [.E155]-[.O155])">
            <text:p/>
          </table:table-cell>
          <table:table-cell table:formula="of:=IFERROR(([.Q155]/[.I155])*100; &quot;&quot;)">
            <text:p/>
          </table:table-cell>
          <table:table-cell/>
          <table:table-cell table:formula="of:=IFERROR(([.S155]/[.K155])*100; &quot;&quot;)">
            <text:p/>
          </table:table-cell>
          <table:table-cell table:formula="of:=IF([.G155] = &quot;&quot; ;&quot;&quot;; [.G155]-[.S155])">
            <text:p/>
          </table:table-cell>
          <table:table-cell table:formula="of:=IFERROR(([.U155]/[.I155])*100; &quot;&quot;)">
            <text:p/>
          </table:table-cell>
          <table:table-cell table:style-name="ce1" table:number-columns-repeated="3"/>
          <table:table-cell table:formula="of:=IFERROR(([.Y155]/[.I155])*100; &quot;&quot;)">
            <text:p/>
          </table:table-cell>
          <table:table-cell table:style-name="ce1"/>
          <table:table-cell table:formula="of:=IFERROR(([.AA155]/[.I155])*100; &quot;&quot;)">
            <text:p/>
          </table:table-cell>
          <table:table-cell table:style-name="ce1"/>
          <table:table-cell/>
          <table:table-cell table:style-name="ce1"/>
          <table:table-cell table:formula="of:=IFERROR(([.AE155]/[.I15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155]/[.I155])*100; &quot;&quot;)">
            <text:p/>
          </table:table-cell>
          <table:table-cell table:style-name="ce1"/>
          <table:table-cell/>
          <table:table-cell table:style-name="ce1"/>
          <table:table-cell table:formula="of:=IFERROR(([.BM155]/[.I15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155]/[.I155])*100; &quot;&quot;)">
            <text:p/>
          </table:table-cell>
          <table:table-cell table:style-name="ce1"/>
          <table:table-cell table:formula="of:=IFERROR(([.CG155]/[.I155])*100; &quot;&quot;)">
            <text:p/>
          </table:table-cell>
          <table:table-cell table:style-name="ce1"/>
          <table:table-cell table:formula="of:=IFERROR(([.CI155]/[.I15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155]/[.I155])*100; &quot;&quot;)">
            <text:p/>
          </table:table-cell>
          <table:table-cell table:style-name="ce1"/>
          <table:table-cell/>
          <table:table-cell table:style-name="ce1"/>
          <table:table-cell table:formula="of:=IFERROR(([.CU155]/[.I155])*100; &quot;&quot;)">
            <text:p/>
          </table:table-cell>
          <table:table-cell table:style-name="ce1"/>
          <table:table-cell/>
          <table:table-cell table:style-name="ce1"/>
          <table:table-cell table:formula="of:=IFERROR(([.CY155]/[.I155])*100; &quot;&quot;)">
            <text:p/>
          </table:table-cell>
          <table:table-cell table:style-name="ce1"/>
          <table:table-cell/>
          <table:table-cell table:style-name="ce1"/>
          <table:table-cell table:formula="of:=IFERROR(([.DC155]/[.I155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on Wlan 7590 ax</text:p>
          </table:table-cell>
          <table:table-cell office:value-type="string" calcext:value-type="string">
            <text:p>07.28</text:p>
          </table:table-cell>
          <table:table-cell office:value-type="float" office:value="404" calcext:value-type="float">
            <text:p>404</text:p>
          </table:table-cell>
          <table:table-cell table:formula="of:=IF([.C156]-[.X156] = 0 ;&quot;&quot;; [.C156]-[.X156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IFERROR(([.E156]/[.D1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156]/[.D156])*100; &quot;&quot;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ERROR(([.I156]/[.D156])*100; &quot;&quot;)" office:value-type="float" office:value="2.44648318042813" calcext:value-type="float">
            <text:p>2,44648318042813</text:p>
          </table:table-cell>
          <table:table-cell office:value-type="float" office:value="319" calcext:value-type="float">
            <text:p>319</text:p>
          </table:table-cell>
          <table:table-cell table:formula="of:=IFERROR(([.K156]/[.D156])*100; &quot;&quot;)" office:value-type="float" office:value="97.5535168195719" calcext:value-type="float">
            <text:p>97,5535168195719</text:p>
          </table:table-cell>
          <table:table-cell office:value-type="float" office:value="0" calcext:value-type="float">
            <text:p>0</text:p>
          </table:table-cell>
          <table:table-cell table:formula="of:=IFERROR(([.M156]/[.K1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O156]/[.K156])*100; &quot;&quot;)" office:value-type="float" office:value="0" calcext:value-type="float">
            <text:p>0</text:p>
          </table:table-cell>
          <table:table-cell table:formula="of:=IF([.E156] = &quot;&quot; ;&quot;&quot;; [.E156]-[.O156])" office:value-type="float" office:value="0" calcext:value-type="float">
            <text:p>0</text:p>
          </table:table-cell>
          <table:table-cell table:formula="of:=IFERROR(([.Q156]/[.I1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156]/[.K156])*100; &quot;&quot;)" office:value-type="float" office:value="0" calcext:value-type="float">
            <text:p>0</text:p>
          </table:table-cell>
          <table:table-cell table:formula="of:=IF([.G156] = &quot;&quot; ;&quot;&quot;; [.G156]-[.S156])" office:value-type="float" office:value="0" calcext:value-type="float">
            <text:p>0</text:p>
          </table:table-cell>
          <table:table-cell table:formula="of:=IFERROR(([.U156]/[.I1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IFERROR(([.Y156]/[.I1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A156]/[.I1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IFERROR(([.AE156]/[.I156])*100; &quot;&quot;)" office:value-type="float" office:value="87.5" calcext:value-type="float">
            <text:p>87,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BI156]/[.I156])*100; &quot;&quot;)" office:value-type="float" office:value="12.5" calcext:value-type="float">
            <text:p>12,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56]/[.I1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156]/[.I1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156]/[.I1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156]/[.I1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56]/[.I1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56]/[.I1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56]/[.I1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56]/[.I1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157]-[.X157] = 0 ;&quot;&quot;; [.C157]-[.X157])">
            <text:p/>
          </table:table-cell>
          <table:table-cell table:style-name="ce1"/>
          <table:table-cell table:formula="of:=IFERROR(([.E157]/[.D157])*100; &quot;&quot;)">
            <text:p/>
          </table:table-cell>
          <table:table-cell table:style-name="ce1"/>
          <table:table-cell table:formula="of:=IFERROR(([.G157]/[.D157])*100; &quot;&quot;)">
            <text:p/>
          </table:table-cell>
          <table:table-cell table:style-name="ce1"/>
          <table:table-cell table:formula="of:=IFERROR(([.I157]/[.D157])*100; &quot;&quot;)">
            <text:p/>
          </table:table-cell>
          <table:table-cell table:style-name="ce1"/>
          <table:table-cell table:formula="of:=IFERROR(([.K157]/[.D157])*100; &quot;&quot;)">
            <text:p/>
          </table:table-cell>
          <table:table-cell table:style-name="ce1"/>
          <table:table-cell table:formula="of:=IFERROR(([.M157]/[.K157])*100; &quot;&quot;)">
            <text:p/>
          </table:table-cell>
          <table:table-cell/>
          <table:table-cell table:formula="of:=IFERROR(([.O157]/[.K157])*100; &quot;&quot;)">
            <text:p/>
          </table:table-cell>
          <table:table-cell table:formula="of:=IF([.E157] = &quot;&quot; ;&quot;&quot;; [.E157]-[.O157])">
            <text:p/>
          </table:table-cell>
          <table:table-cell table:formula="of:=IFERROR(([.Q157]/[.I157])*100; &quot;&quot;)">
            <text:p/>
          </table:table-cell>
          <table:table-cell/>
          <table:table-cell table:formula="of:=IFERROR(([.S157]/[.K157])*100; &quot;&quot;)">
            <text:p/>
          </table:table-cell>
          <table:table-cell table:formula="of:=IF([.G157] = &quot;&quot; ;&quot;&quot;; [.G157]-[.S157])">
            <text:p/>
          </table:table-cell>
          <table:table-cell table:formula="of:=IFERROR(([.U157]/[.I157])*100; &quot;&quot;)">
            <text:p/>
          </table:table-cell>
          <table:table-cell table:style-name="ce1" table:number-columns-repeated="3"/>
          <table:table-cell table:formula="of:=IFERROR(([.Y157]/[.I157])*100; &quot;&quot;)">
            <text:p/>
          </table:table-cell>
          <table:table-cell table:style-name="ce1"/>
          <table:table-cell table:formula="of:=IFERROR(([.AA157]/[.I157])*100; &quot;&quot;)">
            <text:p/>
          </table:table-cell>
          <table:table-cell table:style-name="ce1"/>
          <table:table-cell/>
          <table:table-cell table:style-name="ce1"/>
          <table:table-cell table:formula="of:=IFERROR(([.AE157]/[.I15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157]/[.I157])*100; &quot;&quot;)">
            <text:p/>
          </table:table-cell>
          <table:table-cell table:style-name="ce1"/>
          <table:table-cell/>
          <table:table-cell table:style-name="ce1"/>
          <table:table-cell table:formula="of:=IFERROR(([.BM157]/[.I15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157]/[.I157])*100; &quot;&quot;)">
            <text:p/>
          </table:table-cell>
          <table:table-cell table:style-name="ce1"/>
          <table:table-cell table:formula="of:=IFERROR(([.CG157]/[.I157])*100; &quot;&quot;)">
            <text:p/>
          </table:table-cell>
          <table:table-cell table:style-name="ce1"/>
          <table:table-cell table:formula="of:=IFERROR(([.CI157]/[.I15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157]/[.I157])*100; &quot;&quot;)">
            <text:p/>
          </table:table-cell>
          <table:table-cell table:style-name="ce1"/>
          <table:table-cell/>
          <table:table-cell table:style-name="ce1"/>
          <table:table-cell table:formula="of:=IFERROR(([.CU157]/[.I157])*100; &quot;&quot;)">
            <text:p/>
          </table:table-cell>
          <table:table-cell table:style-name="ce1"/>
          <table:table-cell/>
          <table:table-cell table:style-name="ce1"/>
          <table:table-cell table:formula="of:=IFERROR(([.CY157]/[.I157])*100; &quot;&quot;)">
            <text:p/>
          </table:table-cell>
          <table:table-cell table:style-name="ce1"/>
          <table:table-cell/>
          <table:table-cell table:style-name="ce1"/>
          <table:table-cell table:formula="of:=IFERROR(([.DC157]/[.I157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on Wlan 7270 v3</text:p>
          </table:table-cell>
          <table:table-cell office:value-type="string" calcext:value-type="string">
            <text:p>74.06.06</text:p>
          </table:table-cell>
          <table:table-cell office:value-type="float" office:value="314" calcext:value-type="float">
            <text:p>314</text:p>
          </table:table-cell>
          <table:table-cell table:formula="of:=IF([.C158]-[.X158] = 0 ;&quot;&quot;; [.C158]-[.X158])" office:value-type="float" office:value="266" calcext:value-type="float">
            <text:p>266</text:p>
          </table:table-cell>
          <table:table-cell office:value-type="float" office:value="164" calcext:value-type="float">
            <text:p>164</text:p>
          </table:table-cell>
          <table:table-cell table:formula="of:=IFERROR(([.E158]/[.D158])*100; &quot;&quot;)" office:value-type="float" office:value="61.6541353383459" calcext:value-type="float">
            <text:p>61,6541353383459</text:p>
          </table:table-cell>
          <table:table-cell office:value-type="float" office:value="106" calcext:value-type="float">
            <text:p>106</text:p>
          </table:table-cell>
          <table:table-cell table:formula="of:=IFERROR(([.G158]/[.D158])*100; &quot;&quot;)" office:value-type="float" office:value="39.8496240601504" calcext:value-type="float">
            <text:p>39,8496240601504</text:p>
          </table:table-cell>
          <table:table-cell office:value-type="float" office:value="89" calcext:value-type="float">
            <text:p>89</text:p>
          </table:table-cell>
          <table:table-cell table:formula="of:=IFERROR(([.I158]/[.D158])*100; &quot;&quot;)" office:value-type="float" office:value="33.4586466165414" calcext:value-type="float">
            <text:p>33,4586466165414</text:p>
          </table:table-cell>
          <table:table-cell office:value-type="float" office:value="177" calcext:value-type="float">
            <text:p>177</text:p>
          </table:table-cell>
          <table:table-cell table:formula="of:=IFERROR(([.K158]/[.D158])*100; &quot;&quot;)" office:value-type="float" office:value="66.5413533834586" calcext:value-type="float">
            <text:p>66,5413533834586</text:p>
          </table:table-cell>
          <table:table-cell office:value-type="float" office:value="20" calcext:value-type="float">
            <text:p>20</text:p>
          </table:table-cell>
          <table:table-cell table:formula="of:=IFERROR(([.M158]/[.K158])*100; &quot;&quot;)" office:value-type="float" office:value="11.2994350282486" calcext:value-type="float">
            <text:p>11,2994350282486</text:p>
          </table:table-cell>
          <table:table-cell office:value-type="float" office:value="113" calcext:value-type="float">
            <text:p>113</text:p>
          </table:table-cell>
          <table:table-cell table:formula="of:=IFERROR(([.O158]/[.K158])*100; &quot;&quot;)" office:value-type="float" office:value="63.8418079096045" calcext:value-type="float">
            <text:p>63,8418079096045</text:p>
          </table:table-cell>
          <table:table-cell table:formula="of:=IF([.E158] = &quot;&quot; ;&quot;&quot;; [.E158]-[.O158])" office:value-type="float" office:value="51" calcext:value-type="float">
            <text:p>51</text:p>
          </table:table-cell>
          <table:table-cell table:formula="of:=IFERROR(([.Q158]/[.I158])*100; &quot;&quot;)" office:value-type="float" office:value="57.3033707865169" calcext:value-type="float">
            <text:p>57,3033707865169</text:p>
          </table:table-cell>
          <table:table-cell office:value-type="float" office:value="100" calcext:value-type="float">
            <text:p>100</text:p>
          </table:table-cell>
          <table:table-cell table:formula="of:=IFERROR(([.S158]/[.K158])*100; &quot;&quot;)" office:value-type="float" office:value="56.4971751412429" calcext:value-type="float">
            <text:p>56,4971751412429</text:p>
          </table:table-cell>
          <table:table-cell table:formula="of:=IF([.G158] = &quot;&quot; ;&quot;&quot;; [.G158]-[.S158])" office:value-type="float" office:value="6" calcext:value-type="float">
            <text:p>6</text:p>
          </table:table-cell>
          <table:table-cell table:formula="of:=IFERROR(([.U158]/[.I158])*100; &quot;&quot;)" office:value-type="float" office:value="6.74157303370787" calcext:value-type="float">
            <text:p>6,74157303370787</text:p>
          </table:table-cell>
          <table:table-cell office:value-type="float" office:value="162" calcext:value-type="float">
            <text:p>162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table:formula="of:=IFERROR(([.Y158]/[.I158])*100; &quot;&quot;)" office:value-type="float" office:value="93.2584269662921" calcext:value-type="float">
            <text:p>93,2584269662921</text:p>
          </table:table-cell>
          <table:table-cell office:value-type="float" office:value="0" calcext:value-type="float">
            <text:p>0</text:p>
          </table:table-cell>
          <table:table-cell table:formula="of:=IFERROR(([.AA158]/[.I1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E158]/[.I158])*100; &quot;&quot;)" office:value-type="float" office:value="2.24719101123596" calcext:value-type="float">
            <text:p>2,247191011235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158]/[.I1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58]/[.I1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E158]/[.I158])*100; &quot;&quot;)" office:value-type="float" office:value="3.37078651685393" calcext:value-type="float">
            <text:p>3,37078651685393</text:p>
          </table:table-cell>
          <table:table-cell office:value-type="float" office:value="0" calcext:value-type="float">
            <text:p>0</text:p>
          </table:table-cell>
          <table:table-cell table:formula="of:=IFERROR(([.CG158]/[.I1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158]/[.I1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58]/[.I1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58]/[.I1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Y158]/[.I158])*100; &quot;&quot;)" office:value-type="float" office:value="1.12359550561798" calcext:value-type="float">
            <text:p>1,123595505617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58]/[.I15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74.05.53</text:p>
          </table:table-cell>
          <table:table-cell office:value-type="float" office:value="312" calcext:value-type="float">
            <text:p>312</text:p>
          </table:table-cell>
          <table:table-cell table:formula="of:=IF([.C159]-[.X159] = 0 ;&quot;&quot;; [.C159]-[.X159])" office:value-type="float" office:value="263" calcext:value-type="float">
            <text:p>263</text:p>
          </table:table-cell>
          <table:table-cell office:value-type="float" office:value="164" calcext:value-type="float">
            <text:p>164</text:p>
          </table:table-cell>
          <table:table-cell table:formula="of:=IFERROR(([.E159]/[.D159])*100; &quot;&quot;)" office:value-type="float" office:value="62.3574144486692" calcext:value-type="float">
            <text:p>62,3574144486692</text:p>
          </table:table-cell>
          <table:table-cell office:value-type="float" office:value="107" calcext:value-type="float">
            <text:p>107</text:p>
          </table:table-cell>
          <table:table-cell table:formula="of:=IFERROR(([.G159]/[.D159])*100; &quot;&quot;)" office:value-type="float" office:value="40.6844106463878" calcext:value-type="float">
            <text:p>40,6844106463878</text:p>
          </table:table-cell>
          <table:table-cell office:value-type="float" office:value="50" calcext:value-type="float">
            <text:p>50</text:p>
          </table:table-cell>
          <table:table-cell table:formula="of:=IFERROR(([.I159]/[.D159])*100; &quot;&quot;)" office:value-type="float" office:value="19.0114068441065" calcext:value-type="float">
            <text:p>19,0114068441065</text:p>
          </table:table-cell>
          <table:table-cell office:value-type="float" office:value="213" calcext:value-type="float">
            <text:p>213</text:p>
          </table:table-cell>
          <table:table-cell table:formula="of:=IFERROR(([.K159]/[.D159])*100; &quot;&quot;)" office:value-type="float" office:value="80.9885931558936" calcext:value-type="float">
            <text:p>80,9885931558936</text:p>
          </table:table-cell>
          <table:table-cell office:value-type="float" office:value="48" calcext:value-type="float">
            <text:p>48</text:p>
          </table:table-cell>
          <table:table-cell table:formula="of:=IFERROR(([.M159]/[.K159])*100; &quot;&quot;)" office:value-type="float" office:value="22.5352112676056" calcext:value-type="float">
            <text:p>22,5352112676056</text:p>
          </table:table-cell>
          <table:table-cell office:value-type="float" office:value="140" calcext:value-type="float">
            <text:p>140</text:p>
          </table:table-cell>
          <table:table-cell table:formula="of:=IFERROR(([.O159]/[.K159])*100; &quot;&quot;)" office:value-type="float" office:value="65.7276995305164" calcext:value-type="float">
            <text:p>65,7276995305164</text:p>
          </table:table-cell>
          <table:table-cell table:formula="of:=IF([.E159] = &quot;&quot; ;&quot;&quot;; [.E159]-[.O159])" office:value-type="float" office:value="24" calcext:value-type="float">
            <text:p>24</text:p>
          </table:table-cell>
          <table:table-cell table:formula="of:=IFERROR(([.Q159]/[.I159])*100; &quot;&quot;)" office:value-type="float" office:value="48" calcext:value-type="float">
            <text:p>48</text:p>
          </table:table-cell>
          <table:table-cell office:value-type="float" office:value="106" calcext:value-type="float">
            <text:p>106</text:p>
          </table:table-cell>
          <table:table-cell table:formula="of:=IFERROR(([.S159]/[.K159])*100; &quot;&quot;)" office:value-type="float" office:value="49.7652582159624" calcext:value-type="float">
            <text:p>49,7652582159624</text:p>
          </table:table-cell>
          <table:table-cell table:formula="of:=IF([.G159] = &quot;&quot; ;&quot;&quot;; [.G159]-[.S159])" office:value-type="float" office:value="1" calcext:value-type="float">
            <text:p>1</text:p>
          </table:table-cell>
          <table:table-cell table:formula="of:=IFERROR(([.U159]/[.I159])*100; &quot;&quot;)"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table:formula="of:=IFERROR(([.Y159]/[.I159])*100; &quot;&quot;)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IFERROR(([.AA159]/[.I15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E159]/[.I159])*100; &quot;&quot;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159]/[.I15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59]/[.I15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E159]/[.I159])*100; &quot;&quot;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ERROR(([.CG159]/[.I15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159]/[.I15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59]/[.I15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59]/[.I15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Y159]/[.I159])*100; &quot;&quot;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59]/[.I15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160]-[.X160] = 0 ;&quot;&quot;; [.C160]-[.X160])">
            <text:p/>
          </table:table-cell>
          <table:table-cell table:style-name="ce1"/>
          <table:table-cell table:formula="of:=IFERROR(([.E160]/[.D160])*100; &quot;&quot;)">
            <text:p/>
          </table:table-cell>
          <table:table-cell table:style-name="ce1"/>
          <table:table-cell table:formula="of:=IFERROR(([.G160]/[.D160])*100; &quot;&quot;)">
            <text:p/>
          </table:table-cell>
          <table:table-cell table:style-name="ce1"/>
          <table:table-cell table:formula="of:=IFERROR(([.I160]/[.D160])*100; &quot;&quot;)">
            <text:p/>
          </table:table-cell>
          <table:table-cell table:style-name="ce1"/>
          <table:table-cell table:formula="of:=IFERROR(([.K160]/[.D160])*100; &quot;&quot;)">
            <text:p/>
          </table:table-cell>
          <table:table-cell table:style-name="ce1"/>
          <table:table-cell table:formula="of:=IFERROR(([.M160]/[.K160])*100; &quot;&quot;)">
            <text:p/>
          </table:table-cell>
          <table:table-cell/>
          <table:table-cell table:formula="of:=IFERROR(([.O160]/[.K160])*100; &quot;&quot;)">
            <text:p/>
          </table:table-cell>
          <table:table-cell table:formula="of:=IF([.E160] = &quot;&quot; ;&quot;&quot;; [.E160]-[.O160])">
            <text:p/>
          </table:table-cell>
          <table:table-cell table:formula="of:=IFERROR(([.Q160]/[.I160])*100; &quot;&quot;)">
            <text:p/>
          </table:table-cell>
          <table:table-cell/>
          <table:table-cell table:formula="of:=IFERROR(([.S160]/[.K160])*100; &quot;&quot;)">
            <text:p/>
          </table:table-cell>
          <table:table-cell table:formula="of:=IF([.G160] = &quot;&quot; ;&quot;&quot;; [.G160]-[.S160])">
            <text:p/>
          </table:table-cell>
          <table:table-cell table:formula="of:=IFERROR(([.U160]/[.I160])*100; &quot;&quot;)">
            <text:p/>
          </table:table-cell>
          <table:table-cell table:style-name="ce1" table:number-columns-repeated="3"/>
          <table:table-cell table:formula="of:=IFERROR(([.Y160]/[.I160])*100; &quot;&quot;)">
            <text:p/>
          </table:table-cell>
          <table:table-cell table:style-name="ce1"/>
          <table:table-cell table:formula="of:=IFERROR(([.AA160]/[.I160])*100; &quot;&quot;)">
            <text:p/>
          </table:table-cell>
          <table:table-cell table:style-name="ce1"/>
          <table:table-cell/>
          <table:table-cell table:style-name="ce1"/>
          <table:table-cell table:formula="of:=IFERROR(([.AE160]/[.I16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160]/[.I160])*100; &quot;&quot;)">
            <text:p/>
          </table:table-cell>
          <table:table-cell table:style-name="ce1"/>
          <table:table-cell/>
          <table:table-cell table:style-name="ce1"/>
          <table:table-cell table:formula="of:=IFERROR(([.BM160]/[.I16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160]/[.I160])*100; &quot;&quot;)">
            <text:p/>
          </table:table-cell>
          <table:table-cell table:style-name="ce1"/>
          <table:table-cell table:formula="of:=IFERROR(([.CG160]/[.I160])*100; &quot;&quot;)">
            <text:p/>
          </table:table-cell>
          <table:table-cell table:style-name="ce1"/>
          <table:table-cell table:formula="of:=IFERROR(([.CI160]/[.I16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160]/[.I160])*100; &quot;&quot;)">
            <text:p/>
          </table:table-cell>
          <table:table-cell table:style-name="ce1"/>
          <table:table-cell/>
          <table:table-cell table:style-name="ce1"/>
          <table:table-cell table:formula="of:=IFERROR(([.CU160]/[.I160])*100; &quot;&quot;)">
            <text:p/>
          </table:table-cell>
          <table:table-cell table:style-name="ce1"/>
          <table:table-cell/>
          <table:table-cell table:style-name="ce1"/>
          <table:table-cell table:formula="of:=IFERROR(([.CY160]/[.I160])*100; &quot;&quot;)">
            <text:p/>
          </table:table-cell>
          <table:table-cell table:style-name="ce1"/>
          <table:table-cell/>
          <table:table-cell table:style-name="ce1"/>
          <table:table-cell table:formula="of:=IFERROR(([.DC160]/[.I160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on Wlan</text:p>
          </table:table-cell>
          <table:table-cell office:value-type="string" calcext:value-type="string">
            <text:p>08.04.15_fact</text:p>
          </table:table-cell>
          <table:table-cell office:value-type="float" office:value="114" calcext:value-type="float">
            <text:p>114</text:p>
          </table:table-cell>
          <table:table-cell table:formula="of:=IF([.C161]-[.X161] = 0 ;&quot;&quot;; [.C161]-[.X161])"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table:formula="of:=IFERROR(([.E161]/[.D161])*100; &quot;&quot;)"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table:formula="of:=IFERROR(([.G161]/[.D161])*100; &quot;&quot;)"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table:formula="of:=IFERROR(([.I161]/[.D161])*100; &quot;&quot;)"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table:formula="of:=IFERROR(([.K161]/[.D161])*100; &quot;&quot;)"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table:formula="of:=IFERROR(([.M161]/[.K161])*100; &quot;&quot;)" office:value-type="float" office:value="12.6436781609195" calcext:value-type="float">
            <text:p>12,6436781609195</text:p>
          </table:table-cell>
          <table:table-cell office:value-type="float" office:value="64" calcext:value-type="float">
            <text:p>64</text:p>
          </table:table-cell>
          <table:table-cell table:formula="of:=IFERROR(([.O161]/[.K161])*100; &quot;&quot;)" office:value-type="float" office:value="73.5632183908046" calcext:value-type="float">
            <text:p>73,5632183908046</text:p>
          </table:table-cell>
          <table:table-cell table:formula="of:=IF([.E161] = &quot;&quot; ;&quot;&quot;; [.E161]-[.O161])" office:value-type="float" office:value="8" calcext:value-type="float">
            <text:p>8</text:p>
          </table:table-cell>
          <table:table-cell table:formula="of:=IFERROR(([.Q161]/[.I161])*100; &quot;&quot;)" office:value-type="float" office:value="61.5384615384615" calcext:value-type="float">
            <text:p>61,5384615384615</text:p>
          </table:table-cell>
          <table:table-cell office:value-type="float" office:value="63" calcext:value-type="float">
            <text:p>63</text:p>
          </table:table-cell>
          <table:table-cell table:formula="of:=IFERROR(([.S161]/[.K161])*100; &quot;&quot;)" office:value-type="float" office:value="72.4137931034483" calcext:value-type="float">
            <text:p>72,4137931034483</text:p>
          </table:table-cell>
          <table:table-cell table:formula="of:=IF([.G161] = &quot;&quot; ;&quot;&quot;; [.G161]-[.S161])" office:value-type="float" office:value="1" calcext:value-type="float">
            <text:p>1</text:p>
          </table:table-cell>
          <table:table-cell table:formula="of:=IFERROR(([.U161]/[.I161])*100; &quot;&quot;)" office:value-type="float" office:value="7.69230769230769" calcext:value-type="float">
            <text:p>7,69230769230769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IFERROR(([.Y161]/[.I161])*100; &quot;&quot;)" office:value-type="float" office:value="92.3076923076923" calcext:value-type="float">
            <text:p>92,3076923076923</text:p>
          </table:table-cell>
          <table:table-cell office:value-type="float" office:value="0" calcext:value-type="float">
            <text:p>0</text:p>
          </table:table-cell>
          <table:table-cell table:formula="of:=IFERROR(([.AA161]/[.I16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E161]/[.I16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161]/[.I16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61]/[.I16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161]/[.I161])*100; &quot;&quot;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ERROR(([.CG161]/[.I161])*100; &quot;&quot;)" office:value-type="float" office:value="7.69230769230769" calcext:value-type="float">
            <text:p>7,69230769230769</text:p>
          </table:table-cell>
          <table:table-cell office:value-type="float" office:value="0" calcext:value-type="float">
            <text:p>0</text:p>
          </table:table-cell>
          <table:table-cell table:formula="of:=IFERROR(([.CI161]/[.I16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61]/[.I16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61]/[.I16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61]/[.I16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61]/[.I16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08.04.49</text:p>
          </table:table-cell>
          <table:table-cell office:value-type="float" office:value="117" calcext:value-type="float">
            <text:p>117</text:p>
          </table:table-cell>
          <table:table-cell table:formula="of:=IF([.C162]-[.X162] = 0 ;&quot;&quot;; [.C162]-[.X162])" office:value-type="float" office:value="99" calcext:value-type="float">
            <text:p>99</text:p>
          </table:table-cell>
          <table:table-cell office:value-type="float" office:value="65" calcext:value-type="float">
            <text:p>65</text:p>
          </table:table-cell>
          <table:table-cell table:formula="of:=IFERROR(([.E162]/[.D162])*100; &quot;&quot;)" office:value-type="float" office:value="65.6565656565657" calcext:value-type="float">
            <text:p>65,6565656565657</text:p>
          </table:table-cell>
          <table:table-cell office:value-type="float" office:value="54" calcext:value-type="float">
            <text:p>54</text:p>
          </table:table-cell>
          <table:table-cell table:formula="of:=IFERROR(([.G162]/[.D162])*100; &quot;&quot;)" office:value-type="float" office:value="54.5454545454545" calcext:value-type="float">
            <text:p>54,5454545454545</text:p>
          </table:table-cell>
          <table:table-cell office:value-type="float" office:value="13" calcext:value-type="float">
            <text:p>13</text:p>
          </table:table-cell>
          <table:table-cell table:formula="of:=IFERROR(([.I162]/[.D162])*100; &quot;&quot;)" office:value-type="float" office:value="13.1313131313131" calcext:value-type="float">
            <text:p>13,1313131313131</text:p>
          </table:table-cell>
          <table:table-cell office:value-type="float" office:value="86" calcext:value-type="float">
            <text:p>86</text:p>
          </table:table-cell>
          <table:table-cell table:formula="of:=IFERROR(([.K162]/[.D162])*100; &quot;&quot;)" office:value-type="float" office:value="86.8686868686869" calcext:value-type="float">
            <text:p>86,8686868686869</text:p>
          </table:table-cell>
          <table:table-cell office:value-type="float" office:value="13" calcext:value-type="float">
            <text:p>13</text:p>
          </table:table-cell>
          <table:table-cell table:formula="of:=IFERROR(([.M162]/[.K162])*100; &quot;&quot;)" office:value-type="float" office:value="15.1162790697674" calcext:value-type="float">
            <text:p>15,1162790697674</text:p>
          </table:table-cell>
          <table:table-cell office:value-type="float" office:value="57" calcext:value-type="float">
            <text:p>57</text:p>
          </table:table-cell>
          <table:table-cell table:formula="of:=IFERROR(([.O162]/[.K162])*100; &quot;&quot;)" office:value-type="float" office:value="66.2790697674419" calcext:value-type="float">
            <text:p>66,2790697674419</text:p>
          </table:table-cell>
          <table:table-cell table:formula="of:=IF([.E162] = &quot;&quot; ;&quot;&quot;; [.E162]-[.O162])" office:value-type="float" office:value="8" calcext:value-type="float">
            <text:p>8</text:p>
          </table:table-cell>
          <table:table-cell table:formula="of:=IFERROR(([.Q162]/[.I162])*100; &quot;&quot;)" office:value-type="float" office:value="61.5384615384615" calcext:value-type="float">
            <text:p>61,5384615384615</text:p>
          </table:table-cell>
          <table:table-cell office:value-type="float" office:value="54" calcext:value-type="float">
            <text:p>54</text:p>
          </table:table-cell>
          <table:table-cell table:formula="of:=IFERROR(([.S162]/[.K162])*100; &quot;&quot;)" office:value-type="float" office:value="62.7906976744186" calcext:value-type="float">
            <text:p>62,7906976744186</text:p>
          </table:table-cell>
          <table:table-cell table:formula="of:=IF([.G162] = &quot;&quot; ;&quot;&quot;; [.G162]-[.S162])" office:value-type="float" office:value="0" calcext:value-type="float">
            <text:p>0</text:p>
          </table:table-cell>
          <table:table-cell table:formula="of:=IFERROR(([.U162]/[.I162])*100; &quot;&quot;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IFERROR(([.Y162]/[.I162])*100; &quot;&quot;)" office:value-type="float" office:value="92.3076923076923" calcext:value-type="float">
            <text:p>92,3076923076923</text:p>
          </table:table-cell>
          <table:table-cell office:value-type="float" office:value="0" calcext:value-type="float">
            <text:p>0</text:p>
          </table:table-cell>
          <table:table-cell table:formula="of:=IFERROR(([.AA162]/[.I1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E162]/[.I1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162]/[.I1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62]/[.I1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E162]/[.I162])*100; &quot;&quot;)" office:value-type="float" office:value="7.69230769230769" calcext:value-type="float">
            <text:p>7,69230769230769</text:p>
          </table:table-cell>
          <table:table-cell office:value-type="float" office:value="0" calcext:value-type="float">
            <text:p>0</text:p>
          </table:table-cell>
          <table:table-cell table:formula="of:=IFERROR(([.CG162]/[.I1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162]/[.I1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62]/[.I1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62]/[.I1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62]/[.I1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62]/[.I16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08.04.34</text:p>
          </table:table-cell>
          <table:table-cell office:value-type="float" office:value="130" calcext:value-type="float">
            <text:p>130</text:p>
          </table:table-cell>
          <table:table-cell table:formula="of:=IF([.C163]-[.X163] = 0 ;&quot;&quot;; [.C163]-[.X163])"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 table:formula="of:=IFERROR(([.E163]/[.D163])*100; &quot;&quot;)" office:value-type="float" office:value="58.4070796460177" calcext:value-type="float">
            <text:p>58,4070796460177</text:p>
          </table:table-cell>
          <table:table-cell office:value-type="float" office:value="53" calcext:value-type="float">
            <text:p>53</text:p>
          </table:table-cell>
          <table:table-cell table:formula="of:=IFERROR(([.G163]/[.D163])*100; &quot;&quot;)" office:value-type="float" office:value="46.9026548672566" calcext:value-type="float">
            <text:p>46,9026548672566</text:p>
          </table:table-cell>
          <table:table-cell office:value-type="float" office:value="14" calcext:value-type="float">
            <text:p>14</text:p>
          </table:table-cell>
          <table:table-cell table:formula="of:=IFERROR(([.I163]/[.D163])*100; &quot;&quot;)" office:value-type="float" office:value="12.3893805309735" calcext:value-type="float">
            <text:p>12,3893805309735</text:p>
          </table:table-cell>
          <table:table-cell office:value-type="float" office:value="99" calcext:value-type="float">
            <text:p>99</text:p>
          </table:table-cell>
          <table:table-cell table:formula="of:=IFERROR(([.K163]/[.D163])*100; &quot;&quot;)" office:value-type="float" office:value="87.6106194690265" calcext:value-type="float">
            <text:p>87,6106194690265</text:p>
          </table:table-cell>
          <table:table-cell office:value-type="float" office:value="14" calcext:value-type="float">
            <text:p>14</text:p>
          </table:table-cell>
          <table:table-cell table:formula="of:=IFERROR(([.M163]/[.K163])*100; &quot;&quot;)" office:value-type="float" office:value="14.1414141414141" calcext:value-type="float">
            <text:p>14,1414141414141</text:p>
          </table:table-cell>
          <table:table-cell office:value-type="float" office:value="57" calcext:value-type="float">
            <text:p>57</text:p>
          </table:table-cell>
          <table:table-cell table:formula="of:=IFERROR(([.O163]/[.K163])*100; &quot;&quot;)" office:value-type="float" office:value="57.5757575757576" calcext:value-type="float">
            <text:p>57,5757575757576</text:p>
          </table:table-cell>
          <table:table-cell table:formula="of:=IF([.E163] = &quot;&quot; ;&quot;&quot;; [.E163]-[.O163])" office:value-type="float" office:value="9" calcext:value-type="float">
            <text:p>9</text:p>
          </table:table-cell>
          <table:table-cell table:formula="of:=IFERROR(([.Q163]/[.I163])*100; &quot;&quot;)" office:value-type="float" office:value="64.2857142857143" calcext:value-type="float">
            <text:p>64,2857142857143</text:p>
          </table:table-cell>
          <table:table-cell office:value-type="float" office:value="53" calcext:value-type="float">
            <text:p>53</text:p>
          </table:table-cell>
          <table:table-cell table:formula="of:=IFERROR(([.S163]/[.K163])*100; &quot;&quot;)" office:value-type="float" office:value="53.5353535353535" calcext:value-type="float">
            <text:p>53,5353535353535</text:p>
          </table:table-cell>
          <table:table-cell table:formula="of:=IF([.G163] = &quot;&quot; ;&quot;&quot;; [.G163]-[.S163])" office:value-type="float" office:value="0" calcext:value-type="float">
            <text:p>0</text:p>
          </table:table-cell>
          <table:table-cell table:formula="of:=IFERROR(([.U163]/[.I163])*100; &quot;&quot;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IFERROR(([.Y163]/[.I163])*100; &quot;&quot;)" office:value-type="float" office:value="92.8571428571429" calcext:value-type="float">
            <text:p>92,8571428571429</text:p>
          </table:table-cell>
          <table:table-cell office:value-type="float" office:value="0" calcext:value-type="float">
            <text:p>0</text:p>
          </table:table-cell>
          <table:table-cell table:formula="of:=IFERROR(([.AA163]/[.I16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E163]/[.I16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163]/[.I16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63]/[.I16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E163]/[.I163])*100; &quot;&quot;)" office:value-type="float" office:value="7.14285714285714" calcext:value-type="float">
            <text:p>7,14285714285714</text:p>
          </table:table-cell>
          <table:table-cell office:value-type="float" office:value="0" calcext:value-type="float">
            <text:p>0</text:p>
          </table:table-cell>
          <table:table-cell table:formula="of:=IFERROR(([.CG163]/[.I16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163]/[.I16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63]/[.I16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63]/[.I16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63]/[.I16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63]/[.I16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08.04.01_fact</text:p>
          </table:table-cell>
          <table:table-cell office:value-type="float" office:value="111" calcext:value-type="float">
            <text:p>111</text:p>
          </table:table-cell>
          <table:table-cell table:formula="of:=IF([.C164]-[.X164] = 0 ;&quot;&quot;; [.C164]-[.X164])"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table:formula="of:=IFERROR(([.E164]/[.D164])*100; &quot;&quot;)" office:value-type="float" office:value="66.3265306122449" calcext:value-type="float">
            <text:p>66,3265306122449</text:p>
          </table:table-cell>
          <table:table-cell office:value-type="float" office:value="60" calcext:value-type="float">
            <text:p>60</text:p>
          </table:table-cell>
          <table:table-cell table:formula="of:=IFERROR(([.G164]/[.D164])*100; &quot;&quot;)" office:value-type="float" office:value="61.2244897959184" calcext:value-type="float">
            <text:p>61,2244897959184</text:p>
          </table:table-cell>
          <table:table-cell office:value-type="float" office:value="17" calcext:value-type="float">
            <text:p>17</text:p>
          </table:table-cell>
          <table:table-cell table:formula="of:=IFERROR(([.I164]/[.D164])*100; &quot;&quot;)" office:value-type="float" office:value="17.3469387755102" calcext:value-type="float">
            <text:p>17,3469387755102</text:p>
          </table:table-cell>
          <table:table-cell office:value-type="float" office:value="81" calcext:value-type="float">
            <text:p>81</text:p>
          </table:table-cell>
          <table:table-cell table:formula="of:=IFERROR(([.K164]/[.D164])*100; &quot;&quot;)" office:value-type="float" office:value="82.6530612244898" calcext:value-type="float">
            <text:p>82,6530612244898</text:p>
          </table:table-cell>
          <table:table-cell office:value-type="float" office:value="14" calcext:value-type="float">
            <text:p>14</text:p>
          </table:table-cell>
          <table:table-cell table:formula="of:=IFERROR(([.M164]/[.K164])*100; &quot;&quot;)" office:value-type="float" office:value="17.283950617284" calcext:value-type="float">
            <text:p>17,283950617284</text:p>
          </table:table-cell>
          <table:table-cell office:value-type="float" office:value="56" calcext:value-type="float">
            <text:p>56</text:p>
          </table:table-cell>
          <table:table-cell table:formula="of:=IFERROR(([.O164]/[.K164])*100; &quot;&quot;)" office:value-type="float" office:value="69.1358024691358" calcext:value-type="float">
            <text:p>69,1358024691358</text:p>
          </table:table-cell>
          <table:table-cell table:formula="of:=IF([.E164] = &quot;&quot; ;&quot;&quot;; [.E164]-[.O164])" office:value-type="float" office:value="9" calcext:value-type="float">
            <text:p>9</text:p>
          </table:table-cell>
          <table:table-cell table:formula="of:=IFERROR(([.Q164]/[.I164])*100; &quot;&quot;)" office:value-type="float" office:value="52.9411764705882" calcext:value-type="float">
            <text:p>52,9411764705882</text:p>
          </table:table-cell>
          <table:table-cell office:value-type="float" office:value="59" calcext:value-type="float">
            <text:p>59</text:p>
          </table:table-cell>
          <table:table-cell table:formula="of:=IFERROR(([.S164]/[.K164])*100; &quot;&quot;)" office:value-type="float" office:value="72.8395061728395" calcext:value-type="float">
            <text:p>72,8395061728395</text:p>
          </table:table-cell>
          <table:table-cell table:formula="of:=IF([.G164] = &quot;&quot; ;&quot;&quot;; [.G164]-[.S164])" office:value-type="float" office:value="1" calcext:value-type="float">
            <text:p>1</text:p>
          </table:table-cell>
          <table:table-cell table:formula="of:=IFERROR(([.U164]/[.I164])*100; &quot;&quot;)" office:value-type="float" office:value="5.88235294117647" calcext:value-type="float">
            <text:p>5,88235294117647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ERROR(([.Y164]/[.I164])*100; &quot;&quot;)" office:value-type="float" office:value="76.4705882352941" calcext:value-type="float">
            <text:p>76,4705882352941</text:p>
          </table:table-cell>
          <table:table-cell office:value-type="float" office:value="0" calcext:value-type="float">
            <text:p>0</text:p>
          </table:table-cell>
          <table:table-cell table:formula="of:=IFERROR(([.AA164]/[.I16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E164]/[.I16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164]/[.I16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64]/[.I16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E164]/[.I164])*100; &quot;&quot;)" office:value-type="float" office:value="5.88235294117647" calcext:value-type="float">
            <text:p>5,88235294117647</text:p>
          </table:table-cell>
          <table:table-cell office:value-type="float" office:value="3" calcext:value-type="float">
            <text:p>3</text:p>
          </table:table-cell>
          <table:table-cell table:formula="of:=IFERROR(([.CG164]/[.I164])*100; &quot;&quot;)" office:value-type="float" office:value="17.6470588235294" calcext:value-type="float">
            <text:p>17,6470588235294</text:p>
          </table:table-cell>
          <table:table-cell office:value-type="float" office:value="0" calcext:value-type="float">
            <text:p>0</text:p>
          </table:table-cell>
          <table:table-cell table:formula="of:=IFERROR(([.CI164]/[.I16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64]/[.I16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64]/[.I16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64]/[.I16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64]/[.I16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165]-[.X165] = 0 ;&quot;&quot;; [.C165]-[.X165])">
            <text:p/>
          </table:table-cell>
          <table:table-cell table:style-name="ce1"/>
          <table:table-cell table:formula="of:=IFERROR(([.E165]/[.D165])*100; &quot;&quot;)">
            <text:p/>
          </table:table-cell>
          <table:table-cell table:style-name="ce1"/>
          <table:table-cell table:formula="of:=IFERROR(([.G165]/[.D165])*100; &quot;&quot;)">
            <text:p/>
          </table:table-cell>
          <table:table-cell table:style-name="ce1"/>
          <table:table-cell table:formula="of:=IFERROR(([.I165]/[.D165])*100; &quot;&quot;)">
            <text:p/>
          </table:table-cell>
          <table:table-cell table:style-name="ce1"/>
          <table:table-cell table:formula="of:=IFERROR(([.K165]/[.D165])*100; &quot;&quot;)">
            <text:p/>
          </table:table-cell>
          <table:table-cell table:style-name="ce1"/>
          <table:table-cell table:formula="of:=IFERROR(([.M165]/[.K165])*100; &quot;&quot;)">
            <text:p/>
          </table:table-cell>
          <table:table-cell/>
          <table:table-cell table:formula="of:=IFERROR(([.O165]/[.K165])*100; &quot;&quot;)">
            <text:p/>
          </table:table-cell>
          <table:table-cell table:formula="of:=IF([.E165] = &quot;&quot; ;&quot;&quot;; [.E165]-[.O165])">
            <text:p/>
          </table:table-cell>
          <table:table-cell table:formula="of:=IFERROR(([.Q165]/[.I165])*100; &quot;&quot;)">
            <text:p/>
          </table:table-cell>
          <table:table-cell/>
          <table:table-cell table:formula="of:=IFERROR(([.S165]/[.K165])*100; &quot;&quot;)">
            <text:p/>
          </table:table-cell>
          <table:table-cell table:formula="of:=IF([.G165] = &quot;&quot; ;&quot;&quot;; [.G165]-[.S165])">
            <text:p/>
          </table:table-cell>
          <table:table-cell table:formula="of:=IFERROR(([.U165]/[.I165])*100; &quot;&quot;)">
            <text:p/>
          </table:table-cell>
          <table:table-cell table:style-name="ce1" table:number-columns-repeated="3"/>
          <table:table-cell table:formula="of:=IFERROR(([.Y165]/[.I165])*100; &quot;&quot;)">
            <text:p/>
          </table:table-cell>
          <table:table-cell table:style-name="ce1"/>
          <table:table-cell table:formula="of:=IFERROR(([.AA165]/[.I165])*100; &quot;&quot;)">
            <text:p/>
          </table:table-cell>
          <table:table-cell table:style-name="ce1"/>
          <table:table-cell/>
          <table:table-cell table:style-name="ce1"/>
          <table:table-cell table:formula="of:=IFERROR(([.AE165]/[.I16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165]/[.I165])*100; &quot;&quot;)">
            <text:p/>
          </table:table-cell>
          <table:table-cell table:style-name="ce1"/>
          <table:table-cell/>
          <table:table-cell table:style-name="ce1"/>
          <table:table-cell table:formula="of:=IFERROR(([.BM165]/[.I16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165]/[.I165])*100; &quot;&quot;)">
            <text:p/>
          </table:table-cell>
          <table:table-cell table:style-name="ce1"/>
          <table:table-cell table:formula="of:=IFERROR(([.CG165]/[.I165])*100; &quot;&quot;)">
            <text:p/>
          </table:table-cell>
          <table:table-cell table:style-name="ce1"/>
          <table:table-cell table:formula="of:=IFERROR(([.CI165]/[.I16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165]/[.I165])*100; &quot;&quot;)">
            <text:p/>
          </table:table-cell>
          <table:table-cell table:style-name="ce1"/>
          <table:table-cell/>
          <table:table-cell table:style-name="ce1"/>
          <table:table-cell table:formula="of:=IFERROR(([.CU165]/[.I165])*100; &quot;&quot;)">
            <text:p/>
          </table:table-cell>
          <table:table-cell table:style-name="ce1"/>
          <table:table-cell/>
          <table:table-cell table:style-name="ce1"/>
          <table:table-cell table:formula="of:=IFERROR(([.CY165]/[.I165])*100; &quot;&quot;)">
            <text:p/>
          </table:table-cell>
          <table:table-cell table:style-name="ce1"/>
          <table:table-cell/>
          <table:table-cell table:style-name="ce1"/>
          <table:table-cell table:formula="of:=IFERROR(([.DC165]/[.I165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on Wlan 7170 v1</text:p>
          </table:table-cell>
          <table:table-cell office:value-type="string" calcext:value-type="string">
            <text:p>58.04.85</text:p>
          </table:table-cell>
          <table:table-cell office:value-type="float" office:value="162" calcext:value-type="float">
            <text:p>162</text:p>
          </table:table-cell>
          <table:table-cell table:formula="of:=IF([.C166]-[.X166] = 0 ;&quot;&quot;; [.C166]-[.X166])" office:value-type="float" office:value="135" calcext:value-type="float">
            <text:p>135</text:p>
          </table:table-cell>
          <table:table-cell office:value-type="float" office:value="82" calcext:value-type="float">
            <text:p>82</text:p>
          </table:table-cell>
          <table:table-cell table:formula="of:=IFERROR(([.E166]/[.D166])*100; &quot;&quot;)" office:value-type="float" office:value="60.7407407407407" calcext:value-type="float">
            <text:p>60,7407407407407</text:p>
          </table:table-cell>
          <table:table-cell office:value-type="float" office:value="60" calcext:value-type="float">
            <text:p>60</text:p>
          </table:table-cell>
          <table:table-cell table:formula="of:=IFERROR(([.G166]/[.D166])*100; &quot;&quot;)" office:value-type="float" office:value="44.4444444444444" calcext:value-type="float">
            <text:p>44,4444444444444</text:p>
          </table:table-cell>
          <table:table-cell office:value-type="float" office:value="21" calcext:value-type="float">
            <text:p>21</text:p>
          </table:table-cell>
          <table:table-cell table:formula="of:=IFERROR(([.I166]/[.D166])*100; &quot;&quot;)" office:value-type="float" office:value="15.5555555555556" calcext:value-type="float">
            <text:p>15,5555555555556</text:p>
          </table:table-cell>
          <table:table-cell office:value-type="float" office:value="114" calcext:value-type="float">
            <text:p>114</text:p>
          </table:table-cell>
          <table:table-cell table:formula="of:=IFERROR(([.K166]/[.D166])*100; &quot;&quot;)" office:value-type="float" office:value="84.4444444444444" calcext:value-type="float">
            <text:p>84,4444444444444</text:p>
          </table:table-cell>
          <table:table-cell office:value-type="float" office:value="24" calcext:value-type="float">
            <text:p>24</text:p>
          </table:table-cell>
          <table:table-cell table:formula="of:=IFERROR(([.M166]/[.K166])*100; &quot;&quot;)" office:value-type="float" office:value="21.0526315789474" calcext:value-type="float">
            <text:p>21,0526315789474</text:p>
          </table:table-cell>
          <table:table-cell office:value-type="float" office:value="69" calcext:value-type="float">
            <text:p>69</text:p>
          </table:table-cell>
          <table:table-cell table:formula="of:=IFERROR(([.O166]/[.K166])*100; &quot;&quot;)" office:value-type="float" office:value="60.5263157894737" calcext:value-type="float">
            <text:p>60,5263157894737</text:p>
          </table:table-cell>
          <table:table-cell table:formula="of:=IF([.E166] = &quot;&quot; ;&quot;&quot;; [.E166]-[.O166])" office:value-type="float" office:value="13" calcext:value-type="float">
            <text:p>13</text:p>
          </table:table-cell>
          <table:table-cell table:formula="of:=IFERROR(([.Q166]/[.I166])*100; &quot;&quot;)" office:value-type="float" office:value="61.9047619047619" calcext:value-type="float">
            <text:p>61,9047619047619</text:p>
          </table:table-cell>
          <table:table-cell office:value-type="float" office:value="60" calcext:value-type="float">
            <text:p>60</text:p>
          </table:table-cell>
          <table:table-cell table:formula="of:=IFERROR(([.S166]/[.K166])*100; &quot;&quot;)" office:value-type="float" office:value="52.6315789473684" calcext:value-type="float">
            <text:p>52,6315789473684</text:p>
          </table:table-cell>
          <table:table-cell table:formula="of:=IF([.G166] = &quot;&quot; ;&quot;&quot;; [.G166]-[.S166])" office:value-type="float" office:value="0" calcext:value-type="float">
            <text:p>0</text:p>
          </table:table-cell>
          <table:table-cell table:formula="of:=IFERROR(([.U166]/[.I166])*100; &quot;&quot;)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formula="of:=IFERROR(([.Y166]/[.I166])*100; &quot;&quot;)" office:value-type="float" office:value="95.2380952380952" calcext:value-type="float">
            <text:p>95,2380952380952</text:p>
          </table:table-cell>
          <table:table-cell office:value-type="float" office:value="0" calcext:value-type="float">
            <text:p>0</text:p>
          </table:table-cell>
          <table:table-cell table:formula="of:=IFERROR(([.AA166]/[.I16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AE166]/[.I166])*100; &quot;&quot;)" office:value-type="float" office:value="4.76190476190476" calcext:value-type="float">
            <text:p>4,761904761904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166]/[.I16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66]/[.I16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166]/[.I16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166]/[.I16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166]/[.I16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66]/[.I16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66]/[.I16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66]/[.I16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66]/[.I16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29.04.88</text:p>
          </table:table-cell>
          <table:table-cell office:value-type="float" office:value="182" calcext:value-type="float">
            <text:p>182</text:p>
          </table:table-cell>
          <table:table-cell table:formula="of:=IF([.C167]-[.X167] = 0 ;&quot;&quot;; [.C167]-[.X167])" office:value-type="float" office:value="151" calcext:value-type="float">
            <text:p>151</text:p>
          </table:table-cell>
          <table:table-cell office:value-type="float" office:value="85" calcext:value-type="float">
            <text:p>85</text:p>
          </table:table-cell>
          <table:table-cell table:formula="of:=IFERROR(([.E167]/[.D167])*100; &quot;&quot;)" office:value-type="float" office:value="56.2913907284768" calcext:value-type="float">
            <text:p>56,2913907284768</text:p>
          </table:table-cell>
          <table:table-cell office:value-type="float" office:value="61" calcext:value-type="float">
            <text:p>61</text:p>
          </table:table-cell>
          <table:table-cell table:formula="of:=IFERROR(([.G167]/[.D167])*100; &quot;&quot;)" office:value-type="float" office:value="40.3973509933775" calcext:value-type="float">
            <text:p>40,3973509933775</text:p>
          </table:table-cell>
          <table:table-cell office:value-type="float" office:value="34" calcext:value-type="float">
            <text:p>34</text:p>
          </table:table-cell>
          <table:table-cell table:formula="of:=IFERROR(([.I167]/[.D167])*100; &quot;&quot;)" office:value-type="float" office:value="22.5165562913907" calcext:value-type="float">
            <text:p>22,5165562913907</text:p>
          </table:table-cell>
          <table:table-cell office:value-type="float" office:value="117" calcext:value-type="float">
            <text:p>117</text:p>
          </table:table-cell>
          <table:table-cell table:formula="of:=IFERROR(([.K167]/[.D167])*100; &quot;&quot;)" office:value-type="float" office:value="77.4834437086093" calcext:value-type="float">
            <text:p>77,4834437086093</text:p>
          </table:table-cell>
          <table:table-cell office:value-type="float" office:value="25" calcext:value-type="float">
            <text:p>25</text:p>
          </table:table-cell>
          <table:table-cell table:formula="of:=IFERROR(([.M167]/[.K167])*100; &quot;&quot;)" office:value-type="float" office:value="21.3675213675214" calcext:value-type="float">
            <text:p>21,3675213675214</text:p>
          </table:table-cell>
          <table:table-cell office:value-type="float" office:value="70" calcext:value-type="float">
            <text:p>70</text:p>
          </table:table-cell>
          <table:table-cell table:formula="of:=IFERROR(([.O167]/[.K167])*100; &quot;&quot;)" office:value-type="float" office:value="59.8290598290598" calcext:value-type="float">
            <text:p>59,8290598290598</text:p>
          </table:table-cell>
          <table:table-cell table:formula="of:=IF([.E167] = &quot;&quot; ;&quot;&quot;; [.E167]-[.O167])" office:value-type="float" office:value="15" calcext:value-type="float">
            <text:p>15</text:p>
          </table:table-cell>
          <table:table-cell table:formula="of:=IFERROR(([.Q167]/[.I167])*100; &quot;&quot;)" office:value-type="float" office:value="44.1176470588235" calcext:value-type="float">
            <text:p>44,1176470588235</text:p>
          </table:table-cell>
          <table:table-cell office:value-type="float" office:value="61" calcext:value-type="float">
            <text:p>61</text:p>
          </table:table-cell>
          <table:table-cell table:formula="of:=IFERROR(([.S167]/[.K167])*100; &quot;&quot;)" office:value-type="float" office:value="52.1367521367522" calcext:value-type="float">
            <text:p>52,1367521367522</text:p>
          </table:table-cell>
          <table:table-cell table:formula="of:=IF([.G167] = &quot;&quot; ;&quot;&quot;; [.G167]-[.S167])" office:value-type="float" office:value="0" calcext:value-type="float">
            <text:p>0</text:p>
          </table:table-cell>
          <table:table-cell table:formula="of:=IFERROR(([.U167]/[.I167])*100; &quot;&quot;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formula="of:=IFERROR(([.Y167]/[.I167])*100; &quot;&quot;)" office:value-type="float" office:value="76.4705882352941" calcext:value-type="float">
            <text:p>76,4705882352941</text:p>
          </table:table-cell>
          <table:table-cell office:value-type="float" office:value="0" calcext:value-type="float">
            <text:p>0</text:p>
          </table:table-cell>
          <table:table-cell table:formula="of:=IFERROR(([.AA167]/[.I16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E167]/[.I167])*100; &quot;&quot;)" office:value-type="float" office:value="5.88235294117647" calcext:value-type="float">
            <text:p>5,882352941176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167]/[.I16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67]/[.I16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IFERROR(([.CE167]/[.I167])*100; &quot;&quot;)" office:value-type="float" office:value="17.6470588235294" calcext:value-type="float">
            <text:p>17,6470588235294</text:p>
          </table:table-cell>
          <table:table-cell office:value-type="float" office:value="0" calcext:value-type="float">
            <text:p>0</text:p>
          </table:table-cell>
          <table:table-cell table:formula="of:=IFERROR(([.CG167]/[.I16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167]/[.I16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67]/[.I16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67]/[.I16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67]/[.I16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67]/[.I16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29.04.83</text:p>
          </table:table-cell>
          <table:table-cell office:value-type="float" office:value="163" calcext:value-type="float">
            <text:p>163</text:p>
          </table:table-cell>
          <table:table-cell table:formula="of:=IF([.C168]-[.X168] = 0 ;&quot;&quot;; [.C168]-[.X168])" office:value-type="float" office:value="135" calcext:value-type="float">
            <text:p>135</text:p>
          </table:table-cell>
          <table:table-cell office:value-type="float" office:value="82" calcext:value-type="float">
            <text:p>82</text:p>
          </table:table-cell>
          <table:table-cell table:formula="of:=IFERROR(([.E168]/[.D168])*100; &quot;&quot;)" office:value-type="float" office:value="60.7407407407407" calcext:value-type="float">
            <text:p>60,7407407407407</text:p>
          </table:table-cell>
          <table:table-cell office:value-type="float" office:value="60" calcext:value-type="float">
            <text:p>60</text:p>
          </table:table-cell>
          <table:table-cell table:formula="of:=IFERROR(([.G168]/[.D168])*100; &quot;&quot;)" office:value-type="float" office:value="44.4444444444444" calcext:value-type="float">
            <text:p>44,4444444444444</text:p>
          </table:table-cell>
          <table:table-cell office:value-type="float" office:value="21" calcext:value-type="float">
            <text:p>21</text:p>
          </table:table-cell>
          <table:table-cell table:formula="of:=IFERROR(([.I168]/[.D168])*100; &quot;&quot;)" office:value-type="float" office:value="15.5555555555556" calcext:value-type="float">
            <text:p>15,5555555555556</text:p>
          </table:table-cell>
          <table:table-cell office:value-type="float" office:value="114" calcext:value-type="float">
            <text:p>114</text:p>
          </table:table-cell>
          <table:table-cell table:formula="of:=IFERROR(([.K168]/[.D168])*100; &quot;&quot;)" office:value-type="float" office:value="84.4444444444444" calcext:value-type="float">
            <text:p>84,4444444444444</text:p>
          </table:table-cell>
          <table:table-cell office:value-type="float" office:value="24" calcext:value-type="float">
            <text:p>24</text:p>
          </table:table-cell>
          <table:table-cell table:formula="of:=IFERROR(([.M168]/[.K168])*100; &quot;&quot;)" office:value-type="float" office:value="21.0526315789474" calcext:value-type="float">
            <text:p>21,0526315789474</text:p>
          </table:table-cell>
          <table:table-cell office:value-type="float" office:value="69" calcext:value-type="float">
            <text:p>69</text:p>
          </table:table-cell>
          <table:table-cell table:formula="of:=IFERROR(([.O168]/[.K168])*100; &quot;&quot;)" office:value-type="float" office:value="60.5263157894737" calcext:value-type="float">
            <text:p>60,5263157894737</text:p>
          </table:table-cell>
          <table:table-cell table:formula="of:=IF([.E168] = &quot;&quot; ;&quot;&quot;; [.E168]-[.O168])" office:value-type="float" office:value="13" calcext:value-type="float">
            <text:p>13</text:p>
          </table:table-cell>
          <table:table-cell table:formula="of:=IFERROR(([.Q168]/[.I168])*100; &quot;&quot;)" office:value-type="float" office:value="61.9047619047619" calcext:value-type="float">
            <text:p>61,9047619047619</text:p>
          </table:table-cell>
          <table:table-cell office:value-type="float" office:value="60" calcext:value-type="float">
            <text:p>60</text:p>
          </table:table-cell>
          <table:table-cell table:formula="of:=IFERROR(([.S168]/[.K168])*100; &quot;&quot;)" office:value-type="float" office:value="52.6315789473684" calcext:value-type="float">
            <text:p>52,6315789473684</text:p>
          </table:table-cell>
          <table:table-cell table:formula="of:=IF([.G168] = &quot;&quot; ;&quot;&quot;; [.G168]-[.S168])" office:value-type="float" office:value="0" calcext:value-type="float">
            <text:p>0</text:p>
          </table:table-cell>
          <table:table-cell table:formula="of:=IFERROR(([.U168]/[.I168])*100; &quot;&quot;)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formula="of:=IFERROR(([.Y168]/[.I168])*100; &quot;&quot;)" office:value-type="float" office:value="95.2380952380952" calcext:value-type="float">
            <text:p>95,2380952380952</text:p>
          </table:table-cell>
          <table:table-cell office:value-type="float" office:value="0" calcext:value-type="float">
            <text:p>0</text:p>
          </table:table-cell>
          <table:table-cell table:formula="of:=IFERROR(([.AA168]/[.I16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AE168]/[.I168])*100; &quot;&quot;)" office:value-type="float" office:value="4.76190476190476" calcext:value-type="float">
            <text:p>4,761904761904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168]/[.I16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68]/[.I16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168]/[.I16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168]/[.I16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168]/[.I16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68]/[.I16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68]/[.I16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68]/[.I16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68]/[.I16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58.04.77</text:p>
          </table:table-cell>
          <table:table-cell office:value-type="float" office:value="163" calcext:value-type="float">
            <text:p>163</text:p>
          </table:table-cell>
          <table:table-cell table:formula="of:=IF([.C169]-[.X169] = 0 ;&quot;&quot;; [.C169]-[.X169])" office:value-type="float" office:value="136" calcext:value-type="float">
            <text:p>136</text:p>
          </table:table-cell>
          <table:table-cell office:value-type="float" office:value="83" calcext:value-type="float">
            <text:p>83</text:p>
          </table:table-cell>
          <table:table-cell table:formula="of:=IFERROR(([.E169]/[.D169])*100; &quot;&quot;)" office:value-type="float" office:value="61.0294117647059" calcext:value-type="float">
            <text:p>61,0294117647059</text:p>
          </table:table-cell>
          <table:table-cell office:value-type="float" office:value="60" calcext:value-type="float">
            <text:p>60</text:p>
          </table:table-cell>
          <table:table-cell table:formula="of:=IFERROR(([.G169]/[.D169])*100; &quot;&quot;)" office:value-type="float" office:value="44.1176470588235" calcext:value-type="float">
            <text:p>44,1176470588235</text:p>
          </table:table-cell>
          <table:table-cell office:value-type="float" office:value="22" calcext:value-type="float">
            <text:p>22</text:p>
          </table:table-cell>
          <table:table-cell table:formula="of:=IFERROR(([.I169]/[.D169])*100; &quot;&quot;)" office:value-type="float" office:value="16.1764705882353" calcext:value-type="float">
            <text:p>16,1764705882353</text:p>
          </table:table-cell>
          <table:table-cell office:value-type="float" office:value="114" calcext:value-type="float">
            <text:p>114</text:p>
          </table:table-cell>
          <table:table-cell table:formula="of:=IFERROR(([.K169]/[.D169])*100; &quot;&quot;)" office:value-type="float" office:value="83.8235294117647" calcext:value-type="float">
            <text:p>83,8235294117647</text:p>
          </table:table-cell>
          <table:table-cell office:value-type="float" office:value="24" calcext:value-type="float">
            <text:p>24</text:p>
          </table:table-cell>
          <table:table-cell table:formula="of:=IFERROR(([.M169]/[.K169])*100; &quot;&quot;)" office:value-type="float" office:value="21.0526315789474" calcext:value-type="float">
            <text:p>21,0526315789474</text:p>
          </table:table-cell>
          <table:table-cell office:value-type="float" office:value="69" calcext:value-type="float">
            <text:p>69</text:p>
          </table:table-cell>
          <table:table-cell table:formula="of:=IFERROR(([.O169]/[.K169])*100; &quot;&quot;)" office:value-type="float" office:value="60.5263157894737" calcext:value-type="float">
            <text:p>60,5263157894737</text:p>
          </table:table-cell>
          <table:table-cell table:formula="of:=IF([.E169] = &quot;&quot; ;&quot;&quot;; [.E169]-[.O169])" office:value-type="float" office:value="14" calcext:value-type="float">
            <text:p>14</text:p>
          </table:table-cell>
          <table:table-cell table:formula="of:=IFERROR(([.Q169]/[.I169])*100; &quot;&quot;)" office:value-type="float" office:value="63.6363636363636" calcext:value-type="float">
            <text:p>63,6363636363636</text:p>
          </table:table-cell>
          <table:table-cell office:value-type="float" office:value="60" calcext:value-type="float">
            <text:p>60</text:p>
          </table:table-cell>
          <table:table-cell table:formula="of:=IFERROR(([.S169]/[.K169])*100; &quot;&quot;)" office:value-type="float" office:value="52.6315789473684" calcext:value-type="float">
            <text:p>52,6315789473684</text:p>
          </table:table-cell>
          <table:table-cell table:formula="of:=IF([.G169] = &quot;&quot; ;&quot;&quot;; [.G169]-[.S169])" office:value-type="float" office:value="0" calcext:value-type="float">
            <text:p>0</text:p>
          </table:table-cell>
          <table:table-cell table:formula="of:=IFERROR(([.U169]/[.I169])*100; &quot;&quot;)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formula="of:=IFERROR(([.Y169]/[.I169])*100; &quot;&quot;)" office:value-type="float" office:value="95.4545454545455" calcext:value-type="float">
            <text:p>95,4545454545455</text:p>
          </table:table-cell>
          <table:table-cell office:value-type="float" office:value="0" calcext:value-type="float">
            <text:p>0</text:p>
          </table:table-cell>
          <table:table-cell table:formula="of:=IFERROR(([.AA169]/[.I16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AE169]/[.I169])*100; &quot;&quot;)" office:value-type="float" office:value="4.54545454545455" calcext:value-type="float">
            <text:p>4,545454545454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169]/[.I16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69]/[.I16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169]/[.I16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169]/[.I16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169]/[.I16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69]/[.I16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69]/[.I16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69]/[.I16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69]/[.I16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170]-[.X170] = 0 ;&quot;&quot;; [.C170]-[.X170])">
            <text:p/>
          </table:table-cell>
          <table:table-cell table:style-name="ce1"/>
          <table:table-cell table:formula="of:=IFERROR(([.E170]/[.D170])*100; &quot;&quot;)">
            <text:p/>
          </table:table-cell>
          <table:table-cell table:style-name="ce1"/>
          <table:table-cell table:formula="of:=IFERROR(([.G170]/[.D170])*100; &quot;&quot;)">
            <text:p/>
          </table:table-cell>
          <table:table-cell table:style-name="ce1"/>
          <table:table-cell table:formula="of:=IFERROR(([.I170]/[.D170])*100; &quot;&quot;)">
            <text:p/>
          </table:table-cell>
          <table:table-cell table:style-name="ce1"/>
          <table:table-cell table:formula="of:=IFERROR(([.K170]/[.D170])*100; &quot;&quot;)">
            <text:p/>
          </table:table-cell>
          <table:table-cell table:style-name="ce1"/>
          <table:table-cell table:formula="of:=IFERROR(([.M170]/[.K170])*100; &quot;&quot;)">
            <text:p/>
          </table:table-cell>
          <table:table-cell/>
          <table:table-cell table:formula="of:=IFERROR(([.O170]/[.K170])*100; &quot;&quot;)">
            <text:p/>
          </table:table-cell>
          <table:table-cell table:formula="of:=IF([.E170] = &quot;&quot; ;&quot;&quot;; [.E170]-[.O170])">
            <text:p/>
          </table:table-cell>
          <table:table-cell table:formula="of:=IFERROR(([.Q170]/[.I170])*100; &quot;&quot;)">
            <text:p/>
          </table:table-cell>
          <table:table-cell/>
          <table:table-cell table:formula="of:=IFERROR(([.S170]/[.K170])*100; &quot;&quot;)">
            <text:p/>
          </table:table-cell>
          <table:table-cell table:formula="of:=IF([.G170] = &quot;&quot; ;&quot;&quot;; [.G170]-[.S170])">
            <text:p/>
          </table:table-cell>
          <table:table-cell table:formula="of:=IFERROR(([.U170]/[.I170])*100; &quot;&quot;)">
            <text:p/>
          </table:table-cell>
          <table:table-cell table:style-name="ce1" table:number-columns-repeated="3"/>
          <table:table-cell table:formula="of:=IFERROR(([.Y170]/[.I170])*100; &quot;&quot;)">
            <text:p/>
          </table:table-cell>
          <table:table-cell table:style-name="ce1"/>
          <table:table-cell table:formula="of:=IFERROR(([.AA170]/[.I170])*100; &quot;&quot;)">
            <text:p/>
          </table:table-cell>
          <table:table-cell table:style-name="ce1"/>
          <table:table-cell/>
          <table:table-cell table:style-name="ce1"/>
          <table:table-cell table:formula="of:=IFERROR(([.AE170]/[.I17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170]/[.I170])*100; &quot;&quot;)">
            <text:p/>
          </table:table-cell>
          <table:table-cell table:style-name="ce1"/>
          <table:table-cell/>
          <table:table-cell table:style-name="ce1"/>
          <table:table-cell table:formula="of:=IFERROR(([.BM170]/[.I17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170]/[.I170])*100; &quot;&quot;)">
            <text:p/>
          </table:table-cell>
          <table:table-cell table:style-name="ce1"/>
          <table:table-cell table:formula="of:=IFERROR(([.CG170]/[.I170])*100; &quot;&quot;)">
            <text:p/>
          </table:table-cell>
          <table:table-cell table:style-name="ce1"/>
          <table:table-cell table:formula="of:=IFERROR(([.CI170]/[.I17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170]/[.I170])*100; &quot;&quot;)">
            <text:p/>
          </table:table-cell>
          <table:table-cell table:style-name="ce1"/>
          <table:table-cell/>
          <table:table-cell table:style-name="ce1"/>
          <table:table-cell table:formula="of:=IFERROR(([.CU170]/[.I170])*100; &quot;&quot;)">
            <text:p/>
          </table:table-cell>
          <table:table-cell table:style-name="ce1"/>
          <table:table-cell/>
          <table:table-cell table:style-name="ce1"/>
          <table:table-cell table:formula="of:=IFERROR(([.CY170]/[.I170])*100; &quot;&quot;)">
            <text:p/>
          </table:table-cell>
          <table:table-cell table:style-name="ce1"/>
          <table:table-cell/>
          <table:table-cell table:style-name="ce1"/>
          <table:table-cell table:formula="of:=IFERROR(([.DC170]/[.I170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on Wlan 7240</text:p>
          </table:table-cell>
          <table:table-cell office:value-type="string" calcext:value-type="string">
            <text:p>73.06.06</text:p>
          </table:table-cell>
          <table:table-cell office:value-type="float" office:value="313" calcext:value-type="float">
            <text:p>313</text:p>
          </table:table-cell>
          <table:table-cell table:formula="of:=IF([.C171]-[.X171] = 0 ;&quot;&quot;; [.C171]-[.X171])" office:value-type="float" office:value="265" calcext:value-type="float">
            <text:p>265</text:p>
          </table:table-cell>
          <table:table-cell office:value-type="float" office:value="164" calcext:value-type="float">
            <text:p>164</text:p>
          </table:table-cell>
          <table:table-cell table:formula="of:=IFERROR(([.E171]/[.D171])*100; &quot;&quot;)" office:value-type="float" office:value="61.8867924528302" calcext:value-type="float">
            <text:p>61,8867924528302</text:p>
          </table:table-cell>
          <table:table-cell office:value-type="float" office:value="106" calcext:value-type="float">
            <text:p>106</text:p>
          </table:table-cell>
          <table:table-cell table:formula="of:=IFERROR(([.G171]/[.D171])*100; &quot;&quot;)"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formula="of:=IFERROR(([.I171]/[.D171])*100; &quot;&quot;)" office:value-type="float" office:value="33.2075471698113" calcext:value-type="float">
            <text:p>33,2075471698113</text:p>
          </table:table-cell>
          <table:table-cell office:value-type="float" office:value="177" calcext:value-type="float">
            <text:p>177</text:p>
          </table:table-cell>
          <table:table-cell table:formula="of:=IFERROR(([.K171]/[.D171])*100; &quot;&quot;)" office:value-type="float" office:value="66.7924528301887" calcext:value-type="float">
            <text:p>66,7924528301887</text:p>
          </table:table-cell>
          <table:table-cell office:value-type="float" office:value="20" calcext:value-type="float">
            <text:p>20</text:p>
          </table:table-cell>
          <table:table-cell table:formula="of:=IFERROR(([.M171]/[.K171])*100; &quot;&quot;)" office:value-type="float" office:value="11.2994350282486" calcext:value-type="float">
            <text:p>11,2994350282486</text:p>
          </table:table-cell>
          <table:table-cell office:value-type="float" office:value="114" calcext:value-type="float">
            <text:p>114</text:p>
          </table:table-cell>
          <table:table-cell table:formula="of:=IFERROR(([.O171]/[.K171])*100; &quot;&quot;)" office:value-type="float" office:value="64.4067796610169" calcext:value-type="float">
            <text:p>64,4067796610169</text:p>
          </table:table-cell>
          <table:table-cell table:formula="of:=IF([.E171] = &quot;&quot; ;&quot;&quot;; [.E171]-[.O171])" office:value-type="float" office:value="50" calcext:value-type="float">
            <text:p>50</text:p>
          </table:table-cell>
          <table:table-cell table:formula="of:=IFERROR(([.Q171]/[.I171])*100; &quot;&quot;)" office:value-type="float" office:value="56.8181818181818" calcext:value-type="float">
            <text:p>56,8181818181818</text:p>
          </table:table-cell>
          <table:table-cell office:value-type="float" office:value="101" calcext:value-type="float">
            <text:p>101</text:p>
          </table:table-cell>
          <table:table-cell table:formula="of:=IFERROR(([.S171]/[.K171])*100; &quot;&quot;)" office:value-type="float" office:value="57.0621468926554" calcext:value-type="float">
            <text:p>57,0621468926554</text:p>
          </table:table-cell>
          <table:table-cell table:formula="of:=IF([.G171] = &quot;&quot; ;&quot;&quot;; [.G171]-[.S171])" office:value-type="float" office:value="5" calcext:value-type="float">
            <text:p>5</text:p>
          </table:table-cell>
          <table:table-cell table:formula="of:=IFERROR(([.U171]/[.I171])*100; &quot;&quot;)" office:value-type="float" office:value="5.68181818181818" calcext:value-type="float">
            <text:p>5,68181818181818</text:p>
          </table:table-cell>
          <table:table-cell office:value-type="float" office:value="162" calcext:value-type="float">
            <text:p>162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table:formula="of:=IFERROR(([.Y171]/[.I171])*100; &quot;&quot;)" office:value-type="float" office:value="94.3181818181818" calcext:value-type="float">
            <text:p>94,3181818181818</text:p>
          </table:table-cell>
          <table:table-cell office:value-type="float" office:value="0" calcext:value-type="float">
            <text:p>0</text:p>
          </table:table-cell>
          <table:table-cell table:formula="of:=IFERROR(([.AA171]/[.I1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E171]/[.I171])*100; &quot;&quot;)" office:value-type="float" office:value="2.27272727272727" calcext:value-type="float">
            <text:p>2,272727272727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171]/[.I1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71]/[.I1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E171]/[.I171])*100; &quot;&quot;)" office:value-type="float" office:value="2.27272727272727" calcext:value-type="float">
            <text:p>2,27272727272727</text:p>
          </table:table-cell>
          <table:table-cell office:value-type="float" office:value="0" calcext:value-type="float">
            <text:p>0</text:p>
          </table:table-cell>
          <table:table-cell table:formula="of:=IFERROR(([.CG171]/[.I1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171]/[.I1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71]/[.I1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71]/[.I1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Y171]/[.I171])*100; &quot;&quot;)" office:value-type="float" office:value="1.13636363636364" calcext:value-type="float">
            <text:p>1,136363636363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71]/[.I17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172]-[.X172] = 0 ;&quot;&quot;; [.C172]-[.X172])">
            <text:p/>
          </table:table-cell>
          <table:table-cell table:style-name="ce1"/>
          <table:table-cell table:formula="of:=IFERROR(([.E172]/[.D172])*100; &quot;&quot;)">
            <text:p/>
          </table:table-cell>
          <table:table-cell table:style-name="ce1"/>
          <table:table-cell table:formula="of:=IFERROR(([.G172]/[.D172])*100; &quot;&quot;)">
            <text:p/>
          </table:table-cell>
          <table:table-cell table:style-name="ce1"/>
          <table:table-cell table:formula="of:=IFERROR(([.I172]/[.D172])*100; &quot;&quot;)">
            <text:p/>
          </table:table-cell>
          <table:table-cell table:style-name="ce1"/>
          <table:table-cell table:formula="of:=IFERROR(([.K172]/[.D172])*100; &quot;&quot;)">
            <text:p/>
          </table:table-cell>
          <table:table-cell table:style-name="ce1"/>
          <table:table-cell table:formula="of:=IFERROR(([.M172]/[.K172])*100; &quot;&quot;)">
            <text:p/>
          </table:table-cell>
          <table:table-cell/>
          <table:table-cell table:formula="of:=IFERROR(([.O172]/[.K172])*100; &quot;&quot;)">
            <text:p/>
          </table:table-cell>
          <table:table-cell table:formula="of:=IF([.E172] = &quot;&quot; ;&quot;&quot;; [.E172]-[.O172])">
            <text:p/>
          </table:table-cell>
          <table:table-cell table:formula="of:=IFERROR(([.Q172]/[.I172])*100; &quot;&quot;)">
            <text:p/>
          </table:table-cell>
          <table:table-cell/>
          <table:table-cell table:formula="of:=IFERROR(([.S172]/[.K172])*100; &quot;&quot;)">
            <text:p/>
          </table:table-cell>
          <table:table-cell table:formula="of:=IF([.G172] = &quot;&quot; ;&quot;&quot;; [.G172]-[.S172])">
            <text:p/>
          </table:table-cell>
          <table:table-cell table:formula="of:=IFERROR(([.U172]/[.I172])*100; &quot;&quot;)">
            <text:p/>
          </table:table-cell>
          <table:table-cell table:style-name="ce1" table:number-columns-repeated="3"/>
          <table:table-cell table:formula="of:=IFERROR(([.Y172]/[.I172])*100; &quot;&quot;)">
            <text:p/>
          </table:table-cell>
          <table:table-cell table:style-name="ce1"/>
          <table:table-cell table:formula="of:=IFERROR(([.AA172]/[.I172])*100; &quot;&quot;)">
            <text:p/>
          </table:table-cell>
          <table:table-cell table:style-name="ce1"/>
          <table:table-cell/>
          <table:table-cell table:style-name="ce1"/>
          <table:table-cell table:formula="of:=IFERROR(([.AE172]/[.I17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172]/[.I172])*100; &quot;&quot;)">
            <text:p/>
          </table:table-cell>
          <table:table-cell table:style-name="ce1"/>
          <table:table-cell/>
          <table:table-cell table:style-name="ce1"/>
          <table:table-cell table:formula="of:=IFERROR(([.BM172]/[.I17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172]/[.I172])*100; &quot;&quot;)">
            <text:p/>
          </table:table-cell>
          <table:table-cell table:style-name="ce1"/>
          <table:table-cell table:formula="of:=IFERROR(([.CG172]/[.I172])*100; &quot;&quot;)">
            <text:p/>
          </table:table-cell>
          <table:table-cell table:style-name="ce1"/>
          <table:table-cell table:formula="of:=IFERROR(([.CI172]/[.I17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172]/[.I172])*100; &quot;&quot;)">
            <text:p/>
          </table:table-cell>
          <table:table-cell table:style-name="ce1"/>
          <table:table-cell/>
          <table:table-cell table:style-name="ce1"/>
          <table:table-cell table:formula="of:=IFERROR(([.CU172]/[.I172])*100; &quot;&quot;)">
            <text:p/>
          </table:table-cell>
          <table:table-cell table:style-name="ce1"/>
          <table:table-cell/>
          <table:table-cell table:style-name="ce1"/>
          <table:table-cell table:formula="of:=IFERROR(([.CY172]/[.I172])*100; &quot;&quot;)">
            <text:p/>
          </table:table-cell>
          <table:table-cell table:style-name="ce1"/>
          <table:table-cell/>
          <table:table-cell table:style-name="ce1"/>
          <table:table-cell table:formula="of:=IFERROR(([.DC172]/[.I172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on Wlan 7140</text:p>
          </table:table-cell>
          <table:table-cell office:value-type="string" calcext:value-type="string">
            <text:p>39.04.77</text:p>
          </table:table-cell>
          <table:table-cell office:value-type="float" office:value="162" calcext:value-type="float">
            <text:p>162</text:p>
          </table:table-cell>
          <table:table-cell table:formula="of:=IF([.C173]-[.X173] = 0 ;&quot;&quot;; [.C173]-[.X173])" office:value-type="float" office:value="135" calcext:value-type="float">
            <text:p>135</text:p>
          </table:table-cell>
          <table:table-cell office:value-type="float" office:value="82" calcext:value-type="float">
            <text:p>82</text:p>
          </table:table-cell>
          <table:table-cell table:formula="of:=IFERROR(([.E173]/[.D173])*100; &quot;&quot;)" office:value-type="float" office:value="60.7407407407407" calcext:value-type="float">
            <text:p>60,7407407407407</text:p>
          </table:table-cell>
          <table:table-cell office:value-type="float" office:value="60" calcext:value-type="float">
            <text:p>60</text:p>
          </table:table-cell>
          <table:table-cell table:formula="of:=IFERROR(([.G173]/[.D173])*100; &quot;&quot;)" office:value-type="float" office:value="44.4444444444444" calcext:value-type="float">
            <text:p>44,4444444444444</text:p>
          </table:table-cell>
          <table:table-cell office:value-type="float" office:value="22" calcext:value-type="float">
            <text:p>22</text:p>
          </table:table-cell>
          <table:table-cell table:formula="of:=IFERROR(([.I173]/[.D173])*100; &quot;&quot;)" office:value-type="float" office:value="16.2962962962963" calcext:value-type="float">
            <text:p>16,2962962962963</text:p>
          </table:table-cell>
          <table:table-cell office:value-type="float" office:value="113" calcext:value-type="float">
            <text:p>113</text:p>
          </table:table-cell>
          <table:table-cell table:formula="of:=IFERROR(([.K173]/[.D173])*100; &quot;&quot;)" office:value-type="float" office:value="83.7037037037037" calcext:value-type="float">
            <text:p>83,7037037037037</text:p>
          </table:table-cell>
          <table:table-cell office:value-type="float" office:value="23" calcext:value-type="float">
            <text:p>23</text:p>
          </table:table-cell>
          <table:table-cell table:formula="of:=IFERROR(([.M173]/[.K173])*100; &quot;&quot;)" office:value-type="float" office:value="20.353982300885" calcext:value-type="float">
            <text:p>20,353982300885</text:p>
          </table:table-cell>
          <table:table-cell office:value-type="float" office:value="68" calcext:value-type="float">
            <text:p>68</text:p>
          </table:table-cell>
          <table:table-cell table:formula="of:=IFERROR(([.O173]/[.K173])*100; &quot;&quot;)" office:value-type="float" office:value="60.1769911504425" calcext:value-type="float">
            <text:p>60,1769911504425</text:p>
          </table:table-cell>
          <table:table-cell table:formula="of:=IF([.E173] = &quot;&quot; ;&quot;&quot;; [.E173]-[.O173])" office:value-type="float" office:value="14" calcext:value-type="float">
            <text:p>14</text:p>
          </table:table-cell>
          <table:table-cell table:formula="of:=IFERROR(([.Q173]/[.I173])*100; &quot;&quot;)" office:value-type="float" office:value="63.6363636363636" calcext:value-type="float">
            <text:p>63,6363636363636</text:p>
          </table:table-cell>
          <table:table-cell office:value-type="float" office:value="60" calcext:value-type="float">
            <text:p>60</text:p>
          </table:table-cell>
          <table:table-cell table:formula="of:=IFERROR(([.S173]/[.K173])*100; &quot;&quot;)" office:value-type="float" office:value="53.0973451327434" calcext:value-type="float">
            <text:p>53,0973451327434</text:p>
          </table:table-cell>
          <table:table-cell table:formula="of:=IF([.G173] = &quot;&quot; ;&quot;&quot;; [.G173]-[.S173])" office:value-type="float" office:value="0" calcext:value-type="float">
            <text:p>0</text:p>
          </table:table-cell>
          <table:table-cell table:formula="of:=IFERROR(([.U173]/[.I173])*100; &quot;&quot;)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formula="of:=IFERROR(([.Y173]/[.I173])*100; &quot;&quot;)" office:value-type="float" office:value="95.4545454545455" calcext:value-type="float">
            <text:p>95,4545454545455</text:p>
          </table:table-cell>
          <table:table-cell office:value-type="float" office:value="0" calcext:value-type="float">
            <text:p>0</text:p>
          </table:table-cell>
          <table:table-cell table:formula="of:=IFERROR(([.AA173]/[.I1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AE173]/[.I173])*100; &quot;&quot;)" office:value-type="float" office:value="4.54545454545455" calcext:value-type="float">
            <text:p>4,545454545454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173]/[.I1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73]/[.I1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173]/[.I1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173]/[.I1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173]/[.I1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73]/[.I1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73]/[.I1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73]/[.I1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73]/[.I17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30.04.33</text:p>
          </table:table-cell>
          <table:table-cell office:value-type="float" office:value="144" calcext:value-type="float">
            <text:p>144</text:p>
          </table:table-cell>
          <table:table-cell table:formula="of:=IF([.C174]-[.X174] = 0 ;&quot;&quot;; [.C174]-[.X174])" office:value-type="float" office:value="124" calcext:value-type="float">
            <text:p>124</text:p>
          </table:table-cell>
          <table:table-cell office:value-type="float" office:value="68" calcext:value-type="float">
            <text:p>68</text:p>
          </table:table-cell>
          <table:table-cell table:formula="of:=IFERROR(([.E174]/[.D174])*100; &quot;&quot;)" office:value-type="float" office:value="54.8387096774194" calcext:value-type="float">
            <text:p>54,8387096774194</text:p>
          </table:table-cell>
          <table:table-cell office:value-type="float" office:value="55" calcext:value-type="float">
            <text:p>55</text:p>
          </table:table-cell>
          <table:table-cell table:formula="of:=IFERROR(([.G174]/[.D174])*100; &quot;&quot;)" office:value-type="float" office:value="44.3548387096774" calcext:value-type="float">
            <text:p>44,3548387096774</text:p>
          </table:table-cell>
          <table:table-cell office:value-type="float" office:value="21" calcext:value-type="float">
            <text:p>21</text:p>
          </table:table-cell>
          <table:table-cell table:formula="of:=IFERROR(([.I174]/[.D174])*100; &quot;&quot;)" office:value-type="float" office:value="16.9354838709677" calcext:value-type="float">
            <text:p>16,9354838709677</text:p>
          </table:table-cell>
          <table:table-cell office:value-type="float" office:value="103" calcext:value-type="float">
            <text:p>103</text:p>
          </table:table-cell>
          <table:table-cell table:formula="of:=IFERROR(([.K174]/[.D174])*100; &quot;&quot;)" office:value-type="float" office:value="83.0645161290323" calcext:value-type="float">
            <text:p>83,0645161290323</text:p>
          </table:table-cell>
          <table:table-cell office:value-type="float" office:value="16" calcext:value-type="float">
            <text:p>16</text:p>
          </table:table-cell>
          <table:table-cell table:formula="of:=IFERROR(([.M174]/[.K174])*100; &quot;&quot;)" office:value-type="float" office:value="15.5339805825243" calcext:value-type="float">
            <text:p>15,5339805825243</text:p>
          </table:table-cell>
          <table:table-cell office:value-type="float" office:value="57" calcext:value-type="float">
            <text:p>57</text:p>
          </table:table-cell>
          <table:table-cell table:formula="of:=IFERROR(([.O174]/[.K174])*100; &quot;&quot;)" office:value-type="float" office:value="55.3398058252427" calcext:value-type="float">
            <text:p>55,3398058252427</text:p>
          </table:table-cell>
          <table:table-cell table:formula="of:=IF([.E174] = &quot;&quot; ;&quot;&quot;; [.E174]-[.O174])" office:value-type="float" office:value="11" calcext:value-type="float">
            <text:p>11</text:p>
          </table:table-cell>
          <table:table-cell table:formula="of:=IFERROR(([.Q174]/[.I174])*100; &quot;&quot;)" office:value-type="float" office:value="52.3809523809524" calcext:value-type="float">
            <text:p>52,3809523809524</text:p>
          </table:table-cell>
          <table:table-cell office:value-type="float" office:value="55" calcext:value-type="float">
            <text:p>55</text:p>
          </table:table-cell>
          <table:table-cell table:formula="of:=IFERROR(([.S174]/[.K174])*100; &quot;&quot;)" office:value-type="float" office:value="53.3980582524272" calcext:value-type="float">
            <text:p>53,3980582524272</text:p>
          </table:table-cell>
          <table:table-cell table:formula="of:=IF([.G174] = &quot;&quot; ;&quot;&quot;; [.G174]-[.S174])" office:value-type="float" office:value="0" calcext:value-type="float">
            <text:p>0</text:p>
          </table:table-cell>
          <table:table-cell table:formula="of:=IFERROR(([.U174]/[.I174])*100; &quot;&quot;)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ERROR(([.Y174]/[.I174])*100; &quot;&quot;)" office:value-type="float" office:value="95.2380952380952" calcext:value-type="float">
            <text:p>95,2380952380952</text:p>
          </table:table-cell>
          <table:table-cell office:value-type="float" office:value="0" calcext:value-type="float">
            <text:p>0</text:p>
          </table:table-cell>
          <table:table-cell table:formula="of:=IFERROR(([.AA174]/[.I17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E174]/[.I17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174]/[.I17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74]/[.I17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E174]/[.I174])*100; &quot;&quot;)" office:value-type="float" office:value="4.76190476190476" calcext:value-type="float">
            <text:p>4,76190476190476</text:p>
          </table:table-cell>
          <table:table-cell office:value-type="float" office:value="0" calcext:value-type="float">
            <text:p>0</text:p>
          </table:table-cell>
          <table:table-cell table:formula="of:=IFERROR(([.CG174]/[.I17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174]/[.I17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74]/[.I17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74]/[.I17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74]/[.I17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74]/[.I17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30.04.77</text:p>
          </table:table-cell>
          <table:table-cell office:value-type="float" office:value="162" calcext:value-type="float">
            <text:p>162</text:p>
          </table:table-cell>
          <table:table-cell table:formula="of:=IF([.C175]-[.X175] = 0 ;&quot;&quot;; [.C175]-[.X175])" office:value-type="float" office:value="135" calcext:value-type="float">
            <text:p>135</text:p>
          </table:table-cell>
          <table:table-cell office:value-type="float" office:value="82" calcext:value-type="float">
            <text:p>82</text:p>
          </table:table-cell>
          <table:table-cell table:formula="of:=IFERROR(([.E175]/[.D175])*100; &quot;&quot;)" office:value-type="float" office:value="60.7407407407407" calcext:value-type="float">
            <text:p>60,7407407407407</text:p>
          </table:table-cell>
          <table:table-cell office:value-type="float" office:value="60" calcext:value-type="float">
            <text:p>60</text:p>
          </table:table-cell>
          <table:table-cell table:formula="of:=IFERROR(([.G175]/[.D175])*100; &quot;&quot;)" office:value-type="float" office:value="44.4444444444444" calcext:value-type="float">
            <text:p>44,4444444444444</text:p>
          </table:table-cell>
          <table:table-cell office:value-type="float" office:value="22" calcext:value-type="float">
            <text:p>22</text:p>
          </table:table-cell>
          <table:table-cell table:formula="of:=IFERROR(([.I175]/[.D175])*100; &quot;&quot;)" office:value-type="float" office:value="16.2962962962963" calcext:value-type="float">
            <text:p>16,2962962962963</text:p>
          </table:table-cell>
          <table:table-cell office:value-type="float" office:value="113" calcext:value-type="float">
            <text:p>113</text:p>
          </table:table-cell>
          <table:table-cell table:formula="of:=IFERROR(([.K175]/[.D175])*100; &quot;&quot;)" office:value-type="float" office:value="83.7037037037037" calcext:value-type="float">
            <text:p>83,7037037037037</text:p>
          </table:table-cell>
          <table:table-cell office:value-type="float" office:value="23" calcext:value-type="float">
            <text:p>23</text:p>
          </table:table-cell>
          <table:table-cell table:formula="of:=IFERROR(([.M175]/[.K175])*100; &quot;&quot;)" office:value-type="float" office:value="20.353982300885" calcext:value-type="float">
            <text:p>20,353982300885</text:p>
          </table:table-cell>
          <table:table-cell office:value-type="float" office:value="68" calcext:value-type="float">
            <text:p>68</text:p>
          </table:table-cell>
          <table:table-cell table:formula="of:=IFERROR(([.O175]/[.K175])*100; &quot;&quot;)" office:value-type="float" office:value="60.1769911504425" calcext:value-type="float">
            <text:p>60,1769911504425</text:p>
          </table:table-cell>
          <table:table-cell table:formula="of:=IF([.E175] = &quot;&quot; ;&quot;&quot;; [.E175]-[.O175])" office:value-type="float" office:value="14" calcext:value-type="float">
            <text:p>14</text:p>
          </table:table-cell>
          <table:table-cell table:formula="of:=IFERROR(([.Q175]/[.I175])*100; &quot;&quot;)" office:value-type="float" office:value="63.6363636363636" calcext:value-type="float">
            <text:p>63,6363636363636</text:p>
          </table:table-cell>
          <table:table-cell office:value-type="float" office:value="60" calcext:value-type="float">
            <text:p>60</text:p>
          </table:table-cell>
          <table:table-cell table:formula="of:=IFERROR(([.S175]/[.K175])*100; &quot;&quot;)" office:value-type="float" office:value="53.0973451327434" calcext:value-type="float">
            <text:p>53,0973451327434</text:p>
          </table:table-cell>
          <table:table-cell table:formula="of:=IF([.G175] = &quot;&quot; ;&quot;&quot;; [.G175]-[.S175])" office:value-type="float" office:value="0" calcext:value-type="float">
            <text:p>0</text:p>
          </table:table-cell>
          <table:table-cell table:formula="of:=IFERROR(([.U175]/[.I175])*100; &quot;&quot;)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formula="of:=IFERROR(([.Y175]/[.I175])*100; &quot;&quot;)" office:value-type="float" office:value="95.4545454545455" calcext:value-type="float">
            <text:p>95,4545454545455</text:p>
          </table:table-cell>
          <table:table-cell office:value-type="float" office:value="0" calcext:value-type="float">
            <text:p>0</text:p>
          </table:table-cell>
          <table:table-cell table:formula="of:=IFERROR(([.AA175]/[.I17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AE175]/[.I175])*100; &quot;&quot;)" office:value-type="float" office:value="4.54545454545455" calcext:value-type="float">
            <text:p>4,545454545454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175]/[.I17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75]/[.I17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175]/[.I17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175]/[.I17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175]/[.I17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75]/[.I17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75]/[.I17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75]/[.I17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75]/[.I17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176]-[.X176] = 0 ;&quot;&quot;; [.C176]-[.X176])">
            <text:p/>
          </table:table-cell>
          <table:table-cell table:style-name="ce1"/>
          <table:table-cell table:formula="of:=IFERROR(([.E176]/[.D176])*100; &quot;&quot;)">
            <text:p/>
          </table:table-cell>
          <table:table-cell table:style-name="ce1"/>
          <table:table-cell table:formula="of:=IFERROR(([.G176]/[.D176])*100; &quot;&quot;)">
            <text:p/>
          </table:table-cell>
          <table:table-cell table:style-name="ce1"/>
          <table:table-cell table:formula="of:=IFERROR(([.I176]/[.D176])*100; &quot;&quot;)">
            <text:p/>
          </table:table-cell>
          <table:table-cell table:style-name="ce1"/>
          <table:table-cell table:formula="of:=IFERROR(([.K176]/[.D176])*100; &quot;&quot;)">
            <text:p/>
          </table:table-cell>
          <table:table-cell table:style-name="ce1"/>
          <table:table-cell table:formula="of:=IFERROR(([.M176]/[.K176])*100; &quot;&quot;)">
            <text:p/>
          </table:table-cell>
          <table:table-cell/>
          <table:table-cell table:formula="of:=IFERROR(([.O176]/[.K176])*100; &quot;&quot;)">
            <text:p/>
          </table:table-cell>
          <table:table-cell table:formula="of:=IF([.E176] = &quot;&quot; ;&quot;&quot;; [.E176]-[.O176])">
            <text:p/>
          </table:table-cell>
          <table:table-cell table:formula="of:=IFERROR(([.Q176]/[.I176])*100; &quot;&quot;)">
            <text:p/>
          </table:table-cell>
          <table:table-cell/>
          <table:table-cell table:formula="of:=IFERROR(([.S176]/[.K176])*100; &quot;&quot;)">
            <text:p/>
          </table:table-cell>
          <table:table-cell table:formula="of:=IF([.G176] = &quot;&quot; ;&quot;&quot;; [.G176]-[.S176])">
            <text:p/>
          </table:table-cell>
          <table:table-cell table:formula="of:=IFERROR(([.U176]/[.I176])*100; &quot;&quot;)">
            <text:p/>
          </table:table-cell>
          <table:table-cell table:style-name="ce1" table:number-columns-repeated="3"/>
          <table:table-cell table:formula="of:=IFERROR(([.Y176]/[.I176])*100; &quot;&quot;)">
            <text:p/>
          </table:table-cell>
          <table:table-cell table:style-name="ce1"/>
          <table:table-cell table:formula="of:=IFERROR(([.AA176]/[.I176])*100; &quot;&quot;)">
            <text:p/>
          </table:table-cell>
          <table:table-cell table:style-name="ce1"/>
          <table:table-cell/>
          <table:table-cell table:style-name="ce1"/>
          <table:table-cell table:formula="of:=IFERROR(([.AE176]/[.I176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176]/[.I176])*100; &quot;&quot;)">
            <text:p/>
          </table:table-cell>
          <table:table-cell table:style-name="ce1"/>
          <table:table-cell/>
          <table:table-cell table:style-name="ce1"/>
          <table:table-cell table:formula="of:=IFERROR(([.BM176]/[.I176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176]/[.I176])*100; &quot;&quot;)">
            <text:p/>
          </table:table-cell>
          <table:table-cell table:style-name="ce1"/>
          <table:table-cell table:formula="of:=IFERROR(([.CG176]/[.I176])*100; &quot;&quot;)">
            <text:p/>
          </table:table-cell>
          <table:table-cell table:style-name="ce1"/>
          <table:table-cell table:formula="of:=IFERROR(([.CI176]/[.I176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176]/[.I176])*100; &quot;&quot;)">
            <text:p/>
          </table:table-cell>
          <table:table-cell table:style-name="ce1"/>
          <table:table-cell/>
          <table:table-cell table:style-name="ce1"/>
          <table:table-cell table:formula="of:=IFERROR(([.CU176]/[.I176])*100; &quot;&quot;)">
            <text:p/>
          </table:table-cell>
          <table:table-cell table:style-name="ce1"/>
          <table:table-cell/>
          <table:table-cell table:style-name="ce1"/>
          <table:table-cell table:formula="of:=IFERROR(([.CY176]/[.I176])*100; &quot;&quot;)">
            <text:p/>
          </table:table-cell>
          <table:table-cell table:style-name="ce1"/>
          <table:table-cell/>
          <table:table-cell table:style-name="ce1"/>
          <table:table-cell table:formula="of:=IFERROR(([.DC176]/[.I176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on Wlan 7580</text:p>
          </table:table-cell>
          <table:table-cell office:value-type="string" calcext:value-type="string">
            <text:p>580.07.27</text:p>
          </table:table-cell>
          <table:table-cell office:value-type="float" office:value="413" calcext:value-type="float">
            <text:p>413</text:p>
          </table:table-cell>
          <table:table-cell table:formula="of:=IF([.C177]-[.X177] = 0 ;&quot;&quot;; [.C177]-[.X177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IFERROR(([.E177]/[.D17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177]/[.D177])*100; &quot;&quot;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ERROR(([.I177]/[.D177])*100; &quot;&quot;)" office:value-type="float" office:value="2.67857142857143" calcext:value-type="float">
            <text:p>2,67857142857143</text:p>
          </table:table-cell>
          <table:table-cell office:value-type="float" office:value="327" calcext:value-type="float">
            <text:p>327</text:p>
          </table:table-cell>
          <table:table-cell table:formula="of:=IFERROR(([.K177]/[.D177])*100; &quot;&quot;)" office:value-type="float" office:value="97.3214285714286" calcext:value-type="float">
            <text:p>97,3214285714286</text:p>
          </table:table-cell>
          <table:table-cell office:value-type="float" office:value="0" calcext:value-type="float">
            <text:p>0</text:p>
          </table:table-cell>
          <table:table-cell table:formula="of:=IFERROR(([.M177]/[.K17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O177]/[.K177])*100; &quot;&quot;)" office:value-type="float" office:value="0" calcext:value-type="float">
            <text:p>0</text:p>
          </table:table-cell>
          <table:table-cell table:formula="of:=IF([.E177] = &quot;&quot; ;&quot;&quot;; [.E177]-[.O177])" office:value-type="float" office:value="0" calcext:value-type="float">
            <text:p>0</text:p>
          </table:table-cell>
          <table:table-cell table:formula="of:=IFERROR(([.Q177]/[.I17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177]/[.K177])*100; &quot;&quot;)" office:value-type="float" office:value="0" calcext:value-type="float">
            <text:p>0</text:p>
          </table:table-cell>
          <table:table-cell table:formula="of:=IF([.G177] = &quot;&quot; ;&quot;&quot;; [.G177]-[.S177])" office:value-type="float" office:value="0" calcext:value-type="float">
            <text:p>0</text:p>
          </table:table-cell>
          <table:table-cell table:formula="of:=IFERROR(([.U177]/[.I17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IFERROR(([.Y177]/[.I17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A177]/[.I17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IFERROR(([.AE177]/[.I177])*100; &quot;&quot;)" office:value-type="float" office:value="88.8888888888889" calcext:value-type="float">
            <text:p>88,88888888888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BI177]/[.I177])*100; &quot;&quot;)" office:value-type="float" office:value="11.1111111111111" calcext:value-type="float">
            <text:p>11,1111111111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77]/[.I17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177]/[.I17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177]/[.I17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177]/[.I17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77]/[.I17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77]/[.I17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77]/[.I17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77]/[.I17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580.07.28</text:p>
          </table:table-cell>
          <table:table-cell office:value-type="float" office:value="413" calcext:value-type="float">
            <text:p>413</text:p>
          </table:table-cell>
          <table:table-cell table:formula="of:=IF([.C178]-[.X178] = 0 ;&quot;&quot;; [.C178]-[.X178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IFERROR(([.E178]/[.D17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178]/[.D178])*100; &quot;&quot;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ERROR(([.I178]/[.D178])*100; &quot;&quot;)" office:value-type="float" office:value="2.67857142857143" calcext:value-type="float">
            <text:p>2,67857142857143</text:p>
          </table:table-cell>
          <table:table-cell office:value-type="float" office:value="327" calcext:value-type="float">
            <text:p>327</text:p>
          </table:table-cell>
          <table:table-cell table:formula="of:=IFERROR(([.K178]/[.D178])*100; &quot;&quot;)" office:value-type="float" office:value="97.3214285714286" calcext:value-type="float">
            <text:p>97,3214285714286</text:p>
          </table:table-cell>
          <table:table-cell office:value-type="float" office:value="0" calcext:value-type="float">
            <text:p>0</text:p>
          </table:table-cell>
          <table:table-cell table:formula="of:=IFERROR(([.M178]/[.K17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O178]/[.K178])*100; &quot;&quot;)" office:value-type="float" office:value="0" calcext:value-type="float">
            <text:p>0</text:p>
          </table:table-cell>
          <table:table-cell table:formula="of:=IF([.E178] = &quot;&quot; ;&quot;&quot;; [.E178]-[.O178])" office:value-type="float" office:value="0" calcext:value-type="float">
            <text:p>0</text:p>
          </table:table-cell>
          <table:table-cell table:formula="of:=IFERROR(([.Q178]/[.I17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178]/[.K178])*100; &quot;&quot;)" office:value-type="float" office:value="0" calcext:value-type="float">
            <text:p>0</text:p>
          </table:table-cell>
          <table:table-cell table:formula="of:=IF([.G178] = &quot;&quot; ;&quot;&quot;; [.G178]-[.S178])" office:value-type="float" office:value="0" calcext:value-type="float">
            <text:p>0</text:p>
          </table:table-cell>
          <table:table-cell table:formula="of:=IFERROR(([.U178]/[.I17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IFERROR(([.Y178]/[.I17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A178]/[.I17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IFERROR(([.AE178]/[.I178])*100; &quot;&quot;)" office:value-type="float" office:value="88.8888888888889" calcext:value-type="float">
            <text:p>88,88888888888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BI178]/[.I178])*100; &quot;&quot;)" office:value-type="float" office:value="11.1111111111111" calcext:value-type="float">
            <text:p>11,1111111111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78]/[.I17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178]/[.I17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178]/[.I17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178]/[.I17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78]/[.I17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78]/[.I17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78]/[.I17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78]/[.I17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179]-[.X179] = 0 ;&quot;&quot;; [.C179]-[.X179])">
            <text:p/>
          </table:table-cell>
          <table:table-cell table:style-name="ce1"/>
          <table:table-cell table:formula="of:=IFERROR(([.E179]/[.D179])*100; &quot;&quot;)">
            <text:p/>
          </table:table-cell>
          <table:table-cell table:style-name="ce1"/>
          <table:table-cell table:formula="of:=IFERROR(([.G179]/[.D179])*100; &quot;&quot;)">
            <text:p/>
          </table:table-cell>
          <table:table-cell table:style-name="ce1"/>
          <table:table-cell table:formula="of:=IFERROR(([.I179]/[.D179])*100; &quot;&quot;)">
            <text:p/>
          </table:table-cell>
          <table:table-cell table:style-name="ce1"/>
          <table:table-cell table:formula="of:=IFERROR(([.K179]/[.D179])*100; &quot;&quot;)">
            <text:p/>
          </table:table-cell>
          <table:table-cell table:style-name="ce1"/>
          <table:table-cell table:formula="of:=IFERROR(([.M179]/[.K179])*100; &quot;&quot;)">
            <text:p/>
          </table:table-cell>
          <table:table-cell/>
          <table:table-cell table:formula="of:=IFERROR(([.O179]/[.K179])*100; &quot;&quot;)">
            <text:p/>
          </table:table-cell>
          <table:table-cell table:formula="of:=IF([.E179] = &quot;&quot; ;&quot;&quot;; [.E179]-[.O179])">
            <text:p/>
          </table:table-cell>
          <table:table-cell table:formula="of:=IFERROR(([.Q179]/[.I179])*100; &quot;&quot;)">
            <text:p/>
          </table:table-cell>
          <table:table-cell/>
          <table:table-cell table:formula="of:=IFERROR(([.S179]/[.K179])*100; &quot;&quot;)">
            <text:p/>
          </table:table-cell>
          <table:table-cell table:formula="of:=IF([.G179] = &quot;&quot; ;&quot;&quot;; [.G179]-[.S179])">
            <text:p/>
          </table:table-cell>
          <table:table-cell table:formula="of:=IFERROR(([.U179]/[.I179])*100; &quot;&quot;)">
            <text:p/>
          </table:table-cell>
          <table:table-cell table:style-name="ce1" table:number-columns-repeated="3"/>
          <table:table-cell table:formula="of:=IFERROR(([.Y179]/[.I179])*100; &quot;&quot;)">
            <text:p/>
          </table:table-cell>
          <table:table-cell table:style-name="ce1"/>
          <table:table-cell table:formula="of:=IFERROR(([.AA179]/[.I179])*100; &quot;&quot;)">
            <text:p/>
          </table:table-cell>
          <table:table-cell table:style-name="ce1"/>
          <table:table-cell/>
          <table:table-cell table:style-name="ce1"/>
          <table:table-cell table:formula="of:=IFERROR(([.AE179]/[.I17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179]/[.I179])*100; &quot;&quot;)">
            <text:p/>
          </table:table-cell>
          <table:table-cell table:style-name="ce1"/>
          <table:table-cell/>
          <table:table-cell table:style-name="ce1"/>
          <table:table-cell table:formula="of:=IFERROR(([.BM179]/[.I17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179]/[.I179])*100; &quot;&quot;)">
            <text:p/>
          </table:table-cell>
          <table:table-cell table:style-name="ce1"/>
          <table:table-cell table:formula="of:=IFERROR(([.CG179]/[.I179])*100; &quot;&quot;)">
            <text:p/>
          </table:table-cell>
          <table:table-cell table:style-name="ce1"/>
          <table:table-cell table:formula="of:=IFERROR(([.CI179]/[.I17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179]/[.I179])*100; &quot;&quot;)">
            <text:p/>
          </table:table-cell>
          <table:table-cell table:style-name="ce1"/>
          <table:table-cell/>
          <table:table-cell table:style-name="ce1"/>
          <table:table-cell table:formula="of:=IFERROR(([.CU179]/[.I179])*100; &quot;&quot;)">
            <text:p/>
          </table:table-cell>
          <table:table-cell table:style-name="ce1"/>
          <table:table-cell/>
          <table:table-cell table:style-name="ce1"/>
          <table:table-cell table:formula="of:=IFERROR(([.CY179]/[.I179])*100; &quot;&quot;)">
            <text:p/>
          </table:table-cell>
          <table:table-cell table:style-name="ce1"/>
          <table:table-cell/>
          <table:table-cell table:style-name="ce1"/>
          <table:table-cell table:formula="of:=IFERROR(([.DC179]/[.I179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on Wlan 7113</text:p>
          </table:table-cell>
          <table:table-cell office:value-type="string" calcext:value-type="string">
            <text:p>60.04.68</text:p>
          </table:table-cell>
          <table:table-cell office:value-type="float" office:value="131" calcext:value-type="float">
            <text:p>131</text:p>
          </table:table-cell>
          <table:table-cell table:formula="of:=IF([.C180]-[.X180] = 0 ;&quot;&quot;; [.C180]-[.X180])" office:value-type="float" office:value="112" calcext:value-type="float">
            <text:p>112</text:p>
          </table:table-cell>
          <table:table-cell office:value-type="float" office:value="73" calcext:value-type="float">
            <text:p>73</text:p>
          </table:table-cell>
          <table:table-cell table:formula="of:=IFERROR(([.E180]/[.D180])*100; &quot;&quot;)" office:value-type="float" office:value="65.1785714285714" calcext:value-type="float">
            <text:p>65,1785714285714</text:p>
          </table:table-cell>
          <table:table-cell office:value-type="float" office:value="62" calcext:value-type="float">
            <text:p>62</text:p>
          </table:table-cell>
          <table:table-cell table:formula="of:=IFERROR(([.G180]/[.D180])*100; &quot;&quot;)" office:value-type="float" office:value="55.3571428571429" calcext:value-type="float">
            <text:p>55,3571428571429</text:p>
          </table:table-cell>
          <table:table-cell office:value-type="float" office:value="13" calcext:value-type="float">
            <text:p>13</text:p>
          </table:table-cell>
          <table:table-cell table:formula="of:=IFERROR(([.I180]/[.D180])*100; &quot;&quot;)" office:value-type="float" office:value="11.6071428571429" calcext:value-type="float">
            <text:p>11,6071428571429</text:p>
          </table:table-cell>
          <table:table-cell office:value-type="float" office:value="99" calcext:value-type="float">
            <text:p>99</text:p>
          </table:table-cell>
          <table:table-cell table:formula="of:=IFERROR(([.K180]/[.D180])*100; &quot;&quot;)" office:value-type="float" office:value="88.3928571428571" calcext:value-type="float">
            <text:p>88,3928571428571</text:p>
          </table:table-cell>
          <table:table-cell office:value-type="float" office:value="17" calcext:value-type="float">
            <text:p>17</text:p>
          </table:table-cell>
          <table:table-cell table:formula="of:=IFERROR(([.M180]/[.K180])*100; &quot;&quot;)" office:value-type="float" office:value="17.1717171717172" calcext:value-type="float">
            <text:p>17,1717171717172</text:p>
          </table:table-cell>
          <table:table-cell office:value-type="float" office:value="66" calcext:value-type="float">
            <text:p>66</text:p>
          </table:table-cell>
          <table:table-cell table:formula="of:=IFERROR(([.O180]/[.K180])*100; &quot;&quot;)" office:value-type="float" office:value="66.6666666666667" calcext:value-type="float">
            <text:p>66,6666666666667</text:p>
          </table:table-cell>
          <table:table-cell table:formula="of:=IF([.E180] = &quot;&quot; ;&quot;&quot;; [.E180]-[.O180])" office:value-type="float" office:value="7" calcext:value-type="float">
            <text:p>7</text:p>
          </table:table-cell>
          <table:table-cell table:formula="of:=IFERROR(([.Q180]/[.I180])*100; &quot;&quot;)" office:value-type="float" office:value="53.8461538461539" calcext:value-type="float">
            <text:p>53,8461538461539</text:p>
          </table:table-cell>
          <table:table-cell office:value-type="float" office:value="62" calcext:value-type="float">
            <text:p>62</text:p>
          </table:table-cell>
          <table:table-cell table:formula="of:=IFERROR(([.S180]/[.K180])*100; &quot;&quot;)" office:value-type="float" office:value="62.6262626262626" calcext:value-type="float">
            <text:p>62,6262626262626</text:p>
          </table:table-cell>
          <table:table-cell table:formula="of:=IF([.G180] = &quot;&quot; ;&quot;&quot;; [.G180]-[.S180])" office:value-type="float" office:value="0" calcext:value-type="float">
            <text:p>0</text:p>
          </table:table-cell>
          <table:table-cell table:formula="of:=IFERROR(([.U180]/[.I180])*100; &quot;&quot;)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IFERROR(([.Y180]/[.I180])*100; &quot;&quot;)" office:value-type="float" office:value="92.3076923076923" calcext:value-type="float">
            <text:p>92,3076923076923</text:p>
          </table:table-cell>
          <table:table-cell office:value-type="float" office:value="0" calcext:value-type="float">
            <text:p>0</text:p>
          </table:table-cell>
          <table:table-cell table:formula="of:=IFERROR(([.AA180]/[.I1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AE180]/[.I180])*100; &quot;&quot;)" office:value-type="float" office:value="7.69230769230769" calcext:value-type="float">
            <text:p>7,69230769230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180]/[.I1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80]/[.I1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180]/[.I1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180]/[.I1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180]/[.I1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80]/[.I1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80]/[.I1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80]/[.I1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80]/[.I18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181]-[.X181] = 0 ;&quot;&quot;; [.C181]-[.X181])">
            <text:p/>
          </table:table-cell>
          <table:table-cell table:style-name="ce1"/>
          <table:table-cell table:formula="of:=IFERROR(([.E181]/[.D181])*100; &quot;&quot;)">
            <text:p/>
          </table:table-cell>
          <table:table-cell table:style-name="ce1"/>
          <table:table-cell table:formula="of:=IFERROR(([.G181]/[.D181])*100; &quot;&quot;)">
            <text:p/>
          </table:table-cell>
          <table:table-cell table:style-name="ce1"/>
          <table:table-cell table:formula="of:=IFERROR(([.I181]/[.D181])*100; &quot;&quot;)">
            <text:p/>
          </table:table-cell>
          <table:table-cell table:style-name="ce1"/>
          <table:table-cell table:formula="of:=IFERROR(([.K181]/[.D181])*100; &quot;&quot;)">
            <text:p/>
          </table:table-cell>
          <table:table-cell table:style-name="ce1"/>
          <table:table-cell table:formula="of:=IFERROR(([.M181]/[.K181])*100; &quot;&quot;)">
            <text:p/>
          </table:table-cell>
          <table:table-cell/>
          <table:table-cell table:formula="of:=IFERROR(([.O181]/[.K181])*100; &quot;&quot;)">
            <text:p/>
          </table:table-cell>
          <table:table-cell table:formula="of:=IF([.E181] = &quot;&quot; ;&quot;&quot;; [.E181]-[.O181])">
            <text:p/>
          </table:table-cell>
          <table:table-cell table:formula="of:=IFERROR(([.Q181]/[.I181])*100; &quot;&quot;)">
            <text:p/>
          </table:table-cell>
          <table:table-cell/>
          <table:table-cell table:formula="of:=IFERROR(([.S181]/[.K181])*100; &quot;&quot;)">
            <text:p/>
          </table:table-cell>
          <table:table-cell table:formula="of:=IF([.G181] = &quot;&quot; ;&quot;&quot;; [.G181]-[.S181])">
            <text:p/>
          </table:table-cell>
          <table:table-cell table:formula="of:=IFERROR(([.U181]/[.I181])*100; &quot;&quot;)">
            <text:p/>
          </table:table-cell>
          <table:table-cell table:style-name="ce1" table:number-columns-repeated="3"/>
          <table:table-cell table:formula="of:=IFERROR(([.Y181]/[.I181])*100; &quot;&quot;)">
            <text:p/>
          </table:table-cell>
          <table:table-cell table:style-name="ce1"/>
          <table:table-cell table:formula="of:=IFERROR(([.AA181]/[.I181])*100; &quot;&quot;)">
            <text:p/>
          </table:table-cell>
          <table:table-cell table:style-name="ce1"/>
          <table:table-cell/>
          <table:table-cell table:style-name="ce1"/>
          <table:table-cell table:formula="of:=IFERROR(([.AE181]/[.I18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181]/[.I181])*100; &quot;&quot;)">
            <text:p/>
          </table:table-cell>
          <table:table-cell table:style-name="ce1"/>
          <table:table-cell/>
          <table:table-cell table:style-name="ce1"/>
          <table:table-cell table:formula="of:=IFERROR(([.BM181]/[.I18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181]/[.I181])*100; &quot;&quot;)">
            <text:p/>
          </table:table-cell>
          <table:table-cell table:style-name="ce1"/>
          <table:table-cell table:formula="of:=IFERROR(([.CG181]/[.I181])*100; &quot;&quot;)">
            <text:p/>
          </table:table-cell>
          <table:table-cell table:style-name="ce1"/>
          <table:table-cell table:formula="of:=IFERROR(([.CI181]/[.I181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181]/[.I181])*100; &quot;&quot;)">
            <text:p/>
          </table:table-cell>
          <table:table-cell table:style-name="ce1"/>
          <table:table-cell/>
          <table:table-cell table:style-name="ce1"/>
          <table:table-cell table:formula="of:=IFERROR(([.CU181]/[.I181])*100; &quot;&quot;)">
            <text:p/>
          </table:table-cell>
          <table:table-cell table:style-name="ce1"/>
          <table:table-cell/>
          <table:table-cell table:style-name="ce1"/>
          <table:table-cell table:formula="of:=IFERROR(([.CY181]/[.I181])*100; &quot;&quot;)">
            <text:p/>
          </table:table-cell>
          <table:table-cell table:style-name="ce1"/>
          <table:table-cell/>
          <table:table-cell table:style-name="ce1"/>
          <table:table-cell table:formula="of:=IFERROR(([.DC181]/[.I181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on Wlan 7272</text:p>
          </table:table-cell>
          <table:table-cell office:value-type="string" calcext:value-type="string">
            <text:p>272.06.86</text:p>
          </table:table-cell>
          <table:table-cell office:value-type="float" office:value="352" calcext:value-type="float">
            <text:p>352</text:p>
          </table:table-cell>
          <table:table-cell table:formula="of:=IF([.C182]-[.X182] = 0 ;&quot;&quot;; [.C182]-[.X182])" office:value-type="float" office:value="295" calcext:value-type="float">
            <text:p>295</text:p>
          </table:table-cell>
          <table:table-cell office:value-type="float" office:value="15" calcext:value-type="float">
            <text:p>15</text:p>
          </table:table-cell>
          <table:table-cell table:formula="of:=IFERROR(([.E182]/[.D182])*100; &quot;&quot;)" office:value-type="float" office:value="5.08474576271187" calcext:value-type="float">
            <text:p>5,08474576271187</text:p>
          </table:table-cell>
          <table:table-cell office:value-type="float" office:value="10" calcext:value-type="float">
            <text:p>10</text:p>
          </table:table-cell>
          <table:table-cell table:formula="of:=IFERROR(([.G182]/[.D182])*100; &quot;&quot;)" office:value-type="float" office:value="3.38983050847458" calcext:value-type="float">
            <text:p>3,38983050847458</text:p>
          </table:table-cell>
          <table:table-cell office:value-type="float" office:value="232" calcext:value-type="float">
            <text:p>232</text:p>
          </table:table-cell>
          <table:table-cell table:formula="of:=IFERROR(([.I182]/[.D182])*100; &quot;&quot;)" office:value-type="float" office:value="78.6440677966102" calcext:value-type="float">
            <text:p>78,6440677966102</text:p>
          </table:table-cell>
          <table:table-cell office:value-type="float" office:value="63" calcext:value-type="float">
            <text:p>63</text:p>
          </table:table-cell>
          <table:table-cell table:formula="of:=IFERROR(([.K182]/[.D182])*100; &quot;&quot;)" office:value-type="float" office:value="21.3559322033898" calcext:value-type="float">
            <text:p>21,3559322033898</text:p>
          </table:table-cell>
          <table:table-cell office:value-type="float" office:value="14" calcext:value-type="float">
            <text:p>14</text:p>
          </table:table-cell>
          <table:table-cell table:formula="of:=IFERROR(([.M182]/[.K182])*100; &quot;&quot;)" office:value-type="float" office:value="22.2222222222222" calcext:value-type="float">
            <text:p>22,2222222222222</text:p>
          </table:table-cell>
          <table:table-cell office:value-type="float" office:value="13" calcext:value-type="float">
            <text:p>13</text:p>
          </table:table-cell>
          <table:table-cell table:formula="of:=IFERROR(([.O182]/[.K182])*100; &quot;&quot;)" office:value-type="float" office:value="20.6349206349206" calcext:value-type="float">
            <text:p>20,6349206349206</text:p>
          </table:table-cell>
          <table:table-cell table:formula="of:=IF([.E182] = &quot;&quot; ;&quot;&quot;; [.E182]-[.O182])" office:value-type="float" office:value="2" calcext:value-type="float">
            <text:p>2</text:p>
          </table:table-cell>
          <table:table-cell table:formula="of:=IFERROR(([.Q182]/[.I182])*100; &quot;&quot;)" office:value-type="float" office:value="0.862068965517241" calcext:value-type="float">
            <text:p>0,862068965517241</text:p>
          </table:table-cell>
          <table:table-cell office:value-type="float" office:value="8" calcext:value-type="float">
            <text:p>8</text:p>
          </table:table-cell>
          <table:table-cell table:formula="of:=IFERROR(([.S182]/[.K182])*100; &quot;&quot;)" office:value-type="float" office:value="12.6984126984127" calcext:value-type="float">
            <text:p>12,6984126984127</text:p>
          </table:table-cell>
          <table:table-cell table:formula="of:=IF([.G182] = &quot;&quot; ;&quot;&quot;; [.G182]-[.S182])" office:value-type="float" office:value="2" calcext:value-type="float">
            <text:p>2</text:p>
          </table:table-cell>
          <table:table-cell table:formula="of:=IFERROR(([.U182]/[.I182])*100; &quot;&quot;)" office:value-type="float" office:value="0.862068965517241" calcext:value-type="float">
            <text:p>0,862068965517241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formula="of:=IFERROR(([.Y182]/[.I182])*100; &quot;&quot;)" office:value-type="float" office:value="3.44827586206897" calcext:value-type="float">
            <text:p>3,44827586206897</text:p>
          </table:table-cell>
          <table:table-cell office:value-type="float" office:value="82" calcext:value-type="float">
            <text:p>82</text:p>
          </table:table-cell>
          <table:table-cell table:formula="of:=IFERROR(([.AA182]/[.I182])*100; &quot;&quot;)" office:value-type="float" office:value="35.3448275862069" calcext:value-type="float">
            <text:p>35,3448275862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E182]/[.I182])*100; &quot;&quot;)" office:value-type="float" office:value="1.29310344827586" calcext:value-type="float">
            <text:p>1,293103448275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IFERROR(([.BI182]/[.I182])*100; &quot;&quot;)" office:value-type="float" office:value="8.18965517241379" calcext:value-type="float">
            <text:p>8,189655172413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82]/[.I18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IFERROR(([.CE182]/[.I182])*100; &quot;&quot;)" office:value-type="float" office:value="43.1034482758621" calcext:value-type="float">
            <text:p>43,1034482758621</text:p>
          </table:table-cell>
          <table:table-cell office:value-type="float" office:value="8" calcext:value-type="float">
            <text:p>8</text:p>
          </table:table-cell>
          <table:table-cell table:formula="of:=IFERROR(([.CG182]/[.I182])*100; &quot;&quot;)" office:value-type="float" office:value="3.44827586206897" calcext:value-type="float">
            <text:p>3,44827586206897</text:p>
          </table:table-cell>
          <table:table-cell office:value-type="float" office:value="6" calcext:value-type="float">
            <text:p>6</text:p>
          </table:table-cell>
          <table:table-cell table:formula="of:=IFERROR(([.CI182]/[.I182])*100; &quot;&quot;)" office:value-type="float" office:value="2.58620689655172" calcext:value-type="float">
            <text:p>2,586206896551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CQ182]/[.I182])*100; &quot;&quot;)" office:value-type="float" office:value="1.72413793103448" calcext:value-type="float">
            <text:p>1,724137931034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U182]/[.I182])*100; &quot;&quot;)" office:value-type="float" office:value="0.431034482758621" calcext:value-type="float">
            <text:p>0,4310344827586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Y182]/[.I182])*100; &quot;&quot;)" office:value-type="float" office:value="0.431034482758621" calcext:value-type="float">
            <text:p>0,4310344827586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82]/[.I18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272.06.87</text:p>
          </table:table-cell>
          <table:table-cell office:value-type="float" office:value="352" calcext:value-type="float">
            <text:p>352</text:p>
          </table:table-cell>
          <table:table-cell table:formula="of:=IF([.C183]-[.X183] = 0 ;&quot;&quot;; [.C183]-[.X183])" office:value-type="float" office:value="295" calcext:value-type="float">
            <text:p>295</text:p>
          </table:table-cell>
          <table:table-cell office:value-type="float" office:value="15" calcext:value-type="float">
            <text:p>15</text:p>
          </table:table-cell>
          <table:table-cell table:formula="of:=IFERROR(([.E183]/[.D183])*100; &quot;&quot;)" office:value-type="float" office:value="5.08474576271187" calcext:value-type="float">
            <text:p>5,08474576271187</text:p>
          </table:table-cell>
          <table:table-cell office:value-type="float" office:value="10" calcext:value-type="float">
            <text:p>10</text:p>
          </table:table-cell>
          <table:table-cell table:formula="of:=IFERROR(([.G183]/[.D183])*100; &quot;&quot;)" office:value-type="float" office:value="3.38983050847458" calcext:value-type="float">
            <text:p>3,38983050847458</text:p>
          </table:table-cell>
          <table:table-cell office:value-type="float" office:value="232" calcext:value-type="float">
            <text:p>232</text:p>
          </table:table-cell>
          <table:table-cell table:formula="of:=IFERROR(([.I183]/[.D183])*100; &quot;&quot;)" office:value-type="float" office:value="78.6440677966102" calcext:value-type="float">
            <text:p>78,6440677966102</text:p>
          </table:table-cell>
          <table:table-cell office:value-type="float" office:value="63" calcext:value-type="float">
            <text:p>63</text:p>
          </table:table-cell>
          <table:table-cell table:formula="of:=IFERROR(([.K183]/[.D183])*100; &quot;&quot;)" office:value-type="float" office:value="21.3559322033898" calcext:value-type="float">
            <text:p>21,3559322033898</text:p>
          </table:table-cell>
          <table:table-cell office:value-type="float" office:value="14" calcext:value-type="float">
            <text:p>14</text:p>
          </table:table-cell>
          <table:table-cell table:formula="of:=IFERROR(([.M183]/[.K183])*100; &quot;&quot;)" office:value-type="float" office:value="22.2222222222222" calcext:value-type="float">
            <text:p>22,2222222222222</text:p>
          </table:table-cell>
          <table:table-cell office:value-type="float" office:value="13" calcext:value-type="float">
            <text:p>13</text:p>
          </table:table-cell>
          <table:table-cell table:formula="of:=IFERROR(([.O183]/[.K183])*100; &quot;&quot;)" office:value-type="float" office:value="20.6349206349206" calcext:value-type="float">
            <text:p>20,6349206349206</text:p>
          </table:table-cell>
          <table:table-cell table:formula="of:=IF([.E183] = &quot;&quot; ;&quot;&quot;; [.E183]-[.O183])" office:value-type="float" office:value="2" calcext:value-type="float">
            <text:p>2</text:p>
          </table:table-cell>
          <table:table-cell table:formula="of:=IFERROR(([.Q183]/[.I183])*100; &quot;&quot;)" office:value-type="float" office:value="0.862068965517241" calcext:value-type="float">
            <text:p>0,862068965517241</text:p>
          </table:table-cell>
          <table:table-cell office:value-type="float" office:value="8" calcext:value-type="float">
            <text:p>8</text:p>
          </table:table-cell>
          <table:table-cell table:formula="of:=IFERROR(([.S183]/[.K183])*100; &quot;&quot;)" office:value-type="float" office:value="12.6984126984127" calcext:value-type="float">
            <text:p>12,6984126984127</text:p>
          </table:table-cell>
          <table:table-cell table:formula="of:=IF([.G183] = &quot;&quot; ;&quot;&quot;; [.G183]-[.S183])" office:value-type="float" office:value="2" calcext:value-type="float">
            <text:p>2</text:p>
          </table:table-cell>
          <table:table-cell table:formula="of:=IFERROR(([.U183]/[.I183])*100; &quot;&quot;)" office:value-type="float" office:value="0.862068965517241" calcext:value-type="float">
            <text:p>0,862068965517241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formula="of:=IFERROR(([.Y183]/[.I183])*100; &quot;&quot;)" office:value-type="float" office:value="3.44827586206897" calcext:value-type="float">
            <text:p>3,44827586206897</text:p>
          </table:table-cell>
          <table:table-cell office:value-type="float" office:value="82" calcext:value-type="float">
            <text:p>82</text:p>
          </table:table-cell>
          <table:table-cell table:formula="of:=IFERROR(([.AA183]/[.I183])*100; &quot;&quot;)" office:value-type="float" office:value="35.3448275862069" calcext:value-type="float">
            <text:p>35,3448275862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E183]/[.I183])*100; &quot;&quot;)" office:value-type="float" office:value="1.29310344827586" calcext:value-type="float">
            <text:p>1,293103448275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IFERROR(([.BI183]/[.I183])*100; &quot;&quot;)" office:value-type="float" office:value="8.18965517241379" calcext:value-type="float">
            <text:p>8,189655172413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83]/[.I18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IFERROR(([.CE183]/[.I183])*100; &quot;&quot;)" office:value-type="float" office:value="43.1034482758621" calcext:value-type="float">
            <text:p>43,1034482758621</text:p>
          </table:table-cell>
          <table:table-cell office:value-type="float" office:value="8" calcext:value-type="float">
            <text:p>8</text:p>
          </table:table-cell>
          <table:table-cell table:formula="of:=IFERROR(([.CG183]/[.I183])*100; &quot;&quot;)" office:value-type="float" office:value="3.44827586206897" calcext:value-type="float">
            <text:p>3,44827586206897</text:p>
          </table:table-cell>
          <table:table-cell office:value-type="float" office:value="6" calcext:value-type="float">
            <text:p>6</text:p>
          </table:table-cell>
          <table:table-cell table:formula="of:=IFERROR(([.CI183]/[.I183])*100; &quot;&quot;)" office:value-type="float" office:value="2.58620689655172" calcext:value-type="float">
            <text:p>2,586206896551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CQ183]/[.I183])*100; &quot;&quot;)" office:value-type="float" office:value="1.72413793103448" calcext:value-type="float">
            <text:p>1,724137931034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U183]/[.I183])*100; &quot;&quot;)" office:value-type="float" office:value="0.431034482758621" calcext:value-type="float">
            <text:p>0,4310344827586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Y183]/[.I183])*100; &quot;&quot;)" office:value-type="float" office:value="0.431034482758621" calcext:value-type="float">
            <text:p>0,4310344827586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83]/[.I18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184]-[.X184] = 0 ;&quot;&quot;; [.C184]-[.X184])">
            <text:p/>
          </table:table-cell>
          <table:table-cell table:style-name="ce1"/>
          <table:table-cell table:formula="of:=IFERROR(([.E184]/[.D184])*100; &quot;&quot;)">
            <text:p/>
          </table:table-cell>
          <table:table-cell table:style-name="ce1"/>
          <table:table-cell table:formula="of:=IFERROR(([.G184]/[.D184])*100; &quot;&quot;)">
            <text:p/>
          </table:table-cell>
          <table:table-cell table:style-name="ce1"/>
          <table:table-cell table:formula="of:=IFERROR(([.I184]/[.D184])*100; &quot;&quot;)">
            <text:p/>
          </table:table-cell>
          <table:table-cell table:style-name="ce1"/>
          <table:table-cell table:formula="of:=IFERROR(([.K184]/[.D184])*100; &quot;&quot;)">
            <text:p/>
          </table:table-cell>
          <table:table-cell table:style-name="ce1"/>
          <table:table-cell table:formula="of:=IFERROR(([.M184]/[.K184])*100; &quot;&quot;)">
            <text:p/>
          </table:table-cell>
          <table:table-cell/>
          <table:table-cell table:formula="of:=IFERROR(([.O184]/[.K184])*100; &quot;&quot;)">
            <text:p/>
          </table:table-cell>
          <table:table-cell table:formula="of:=IF([.E184] = &quot;&quot; ;&quot;&quot;; [.E184]-[.O184])">
            <text:p/>
          </table:table-cell>
          <table:table-cell table:formula="of:=IFERROR(([.Q184]/[.I184])*100; &quot;&quot;)">
            <text:p/>
          </table:table-cell>
          <table:table-cell/>
          <table:table-cell table:formula="of:=IFERROR(([.S184]/[.K184])*100; &quot;&quot;)">
            <text:p/>
          </table:table-cell>
          <table:table-cell table:formula="of:=IF([.G184] = &quot;&quot; ;&quot;&quot;; [.G184]-[.S184])">
            <text:p/>
          </table:table-cell>
          <table:table-cell table:formula="of:=IFERROR(([.U184]/[.I184])*100; &quot;&quot;)">
            <text:p/>
          </table:table-cell>
          <table:table-cell table:style-name="ce1" table:number-columns-repeated="3"/>
          <table:table-cell table:formula="of:=IFERROR(([.Y184]/[.I184])*100; &quot;&quot;)">
            <text:p/>
          </table:table-cell>
          <table:table-cell table:style-name="ce1"/>
          <table:table-cell table:formula="of:=IFERROR(([.AA184]/[.I184])*100; &quot;&quot;)">
            <text:p/>
          </table:table-cell>
          <table:table-cell table:style-name="ce1"/>
          <table:table-cell/>
          <table:table-cell table:style-name="ce1"/>
          <table:table-cell table:formula="of:=IFERROR(([.AE184]/[.I18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184]/[.I184])*100; &quot;&quot;)">
            <text:p/>
          </table:table-cell>
          <table:table-cell table:style-name="ce1"/>
          <table:table-cell/>
          <table:table-cell table:style-name="ce1"/>
          <table:table-cell table:formula="of:=IFERROR(([.BM184]/[.I18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184]/[.I184])*100; &quot;&quot;)">
            <text:p/>
          </table:table-cell>
          <table:table-cell table:style-name="ce1"/>
          <table:table-cell table:formula="of:=IFERROR(([.CG184]/[.I184])*100; &quot;&quot;)">
            <text:p/>
          </table:table-cell>
          <table:table-cell table:style-name="ce1"/>
          <table:table-cell table:formula="of:=IFERROR(([.CI184]/[.I18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184]/[.I184])*100; &quot;&quot;)">
            <text:p/>
          </table:table-cell>
          <table:table-cell table:style-name="ce1"/>
          <table:table-cell/>
          <table:table-cell table:style-name="ce1"/>
          <table:table-cell table:formula="of:=IFERROR(([.CU184]/[.I184])*100; &quot;&quot;)">
            <text:p/>
          </table:table-cell>
          <table:table-cell table:style-name="ce1"/>
          <table:table-cell/>
          <table:table-cell table:style-name="ce1"/>
          <table:table-cell table:formula="of:=IFERROR(([.CY184]/[.I184])*100; &quot;&quot;)">
            <text:p/>
          </table:table-cell>
          <table:table-cell table:style-name="ce1"/>
          <table:table-cell/>
          <table:table-cell table:style-name="ce1"/>
          <table:table-cell table:formula="of:=IFERROR(([.DC184]/[.I184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on Wlan 7362 sl</text:p>
          </table:table-cell>
          <table:table-cell office:value-type="string" calcext:value-type="string">
            <text:p>07.12</text:p>
          </table:table-cell>
          <table:table-cell office:value-type="float" office:value="396" calcext:value-type="float">
            <text:p>396</text:p>
          </table:table-cell>
          <table:table-cell table:formula="of:=IF([.C185]-[.X185] = 0 ;&quot;&quot;; [.C185]-[.X185])"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table:formula="of:=IFERROR(([.E185]/[.D1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185]/[.D185])*100; &quot;&quot;)"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table:formula="of:=IFERROR(([.I185]/[.D185])*100; &quot;&quot;)" office:value-type="float" office:value="99.6865203761756" calcext:value-type="float">
            <text:p>99,6865203761756</text:p>
          </table:table-cell>
          <table:table-cell office:value-type="float" office:value="1" calcext:value-type="float">
            <text:p>1</text:p>
          </table:table-cell>
          <table:table-cell table:formula="of:=IFERROR(([.K185]/[.D185])*100; &quot;&quot;)" office:value-type="float" office:value="0.313479623824451" calcext:value-type="float">
            <text:p>0,313479623824451</text:p>
          </table:table-cell>
          <table:table-cell office:value-type="float" office:value="0" calcext:value-type="float">
            <text:p>0</text:p>
          </table:table-cell>
          <table:table-cell table:formula="of:=IFERROR(([.M185]/[.K1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O185]/[.K185])*100; &quot;&quot;)" office:value-type="float" office:value="0" calcext:value-type="float">
            <text:p>0</text:p>
          </table:table-cell>
          <table:table-cell table:formula="of:=IF([.E185] = &quot;&quot; ;&quot;&quot;; [.E185]-[.O185])" office:value-type="float" office:value="0" calcext:value-type="float">
            <text:p>0</text:p>
          </table:table-cell>
          <table:table-cell table:formula="of:=IFERROR(([.Q185]/[.I1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185]/[.K185])*100; &quot;&quot;)" office:value-type="float" office:value="0" calcext:value-type="float">
            <text:p>0</text:p>
          </table:table-cell>
          <table:table-cell table:formula="of:=IF([.G185] = &quot;&quot; ;&quot;&quot;; [.G185]-[.S185])" office:value-type="float" office:value="0" calcext:value-type="float">
            <text:p>0</text:p>
          </table:table-cell>
          <table:table-cell table:formula="of:=IFERROR(([.U185]/[.I1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IFERROR(([.Y185]/[.I1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A185]/[.I1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IFERROR(([.AE185]/[.I185])*100; &quot;&quot;)" office:value-type="float" office:value="2.20125786163522" calcext:value-type="float">
            <text:p>2,201257861635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1" calcext:value-type="float">
            <text:p>311</text:p>
          </table:table-cell>
          <table:table-cell table:formula="of:=IFERROR(([.BI185]/[.I185])*100; &quot;&quot;)" office:value-type="float" office:value="97.7987421383648" calcext:value-type="float">
            <text:p>97,79874213836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85]/[.I1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185]/[.I1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185]/[.I1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185]/[.I1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85]/[.I1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85]/[.I1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85]/[.I1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85]/[.I18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186]-[.X186] = 0 ;&quot;&quot;; [.C186]-[.X186])">
            <text:p/>
          </table:table-cell>
          <table:table-cell table:style-name="ce1"/>
          <table:table-cell table:formula="of:=IFERROR(([.E186]/[.D186])*100; &quot;&quot;)">
            <text:p/>
          </table:table-cell>
          <table:table-cell table:style-name="ce1"/>
          <table:table-cell table:formula="of:=IFERROR(([.G186]/[.D186])*100; &quot;&quot;)">
            <text:p/>
          </table:table-cell>
          <table:table-cell table:style-name="ce1"/>
          <table:table-cell table:formula="of:=IFERROR(([.I186]/[.D186])*100; &quot;&quot;)">
            <text:p/>
          </table:table-cell>
          <table:table-cell table:style-name="ce1"/>
          <table:table-cell table:formula="of:=IFERROR(([.K186]/[.D186])*100; &quot;&quot;)">
            <text:p/>
          </table:table-cell>
          <table:table-cell table:style-name="ce1"/>
          <table:table-cell table:formula="of:=IFERROR(([.M186]/[.K186])*100; &quot;&quot;)">
            <text:p/>
          </table:table-cell>
          <table:table-cell/>
          <table:table-cell table:formula="of:=IFERROR(([.O186]/[.K186])*100; &quot;&quot;)">
            <text:p/>
          </table:table-cell>
          <table:table-cell table:formula="of:=IF([.E186] = &quot;&quot; ;&quot;&quot;; [.E186]-[.O186])">
            <text:p/>
          </table:table-cell>
          <table:table-cell table:formula="of:=IFERROR(([.Q186]/[.I186])*100; &quot;&quot;)">
            <text:p/>
          </table:table-cell>
          <table:table-cell/>
          <table:table-cell table:formula="of:=IFERROR(([.S186]/[.K186])*100; &quot;&quot;)">
            <text:p/>
          </table:table-cell>
          <table:table-cell table:formula="of:=IF([.G186] = &quot;&quot; ;&quot;&quot;; [.G186]-[.S186])">
            <text:p/>
          </table:table-cell>
          <table:table-cell table:formula="of:=IFERROR(([.U186]/[.I186])*100; &quot;&quot;)">
            <text:p/>
          </table:table-cell>
          <table:table-cell table:style-name="ce1" table:number-columns-repeated="3"/>
          <table:table-cell table:formula="of:=IFERROR(([.Y186]/[.I186])*100; &quot;&quot;)">
            <text:p/>
          </table:table-cell>
          <table:table-cell table:style-name="ce1"/>
          <table:table-cell table:formula="of:=IFERROR(([.AA186]/[.I186])*100; &quot;&quot;)">
            <text:p/>
          </table:table-cell>
          <table:table-cell table:style-name="ce1"/>
          <table:table-cell/>
          <table:table-cell table:style-name="ce1"/>
          <table:table-cell table:formula="of:=IFERROR(([.AE186]/[.I186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186]/[.I186])*100; &quot;&quot;)">
            <text:p/>
          </table:table-cell>
          <table:table-cell table:style-name="ce1"/>
          <table:table-cell/>
          <table:table-cell table:style-name="ce1"/>
          <table:table-cell table:formula="of:=IFERROR(([.BM186]/[.I186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186]/[.I186])*100; &quot;&quot;)">
            <text:p/>
          </table:table-cell>
          <table:table-cell table:style-name="ce1"/>
          <table:table-cell table:formula="of:=IFERROR(([.CG186]/[.I186])*100; &quot;&quot;)">
            <text:p/>
          </table:table-cell>
          <table:table-cell table:style-name="ce1"/>
          <table:table-cell table:formula="of:=IFERROR(([.CI186]/[.I186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186]/[.I186])*100; &quot;&quot;)">
            <text:p/>
          </table:table-cell>
          <table:table-cell table:style-name="ce1"/>
          <table:table-cell/>
          <table:table-cell table:style-name="ce1"/>
          <table:table-cell table:formula="of:=IFERROR(([.CU186]/[.I186])*100; &quot;&quot;)">
            <text:p/>
          </table:table-cell>
          <table:table-cell table:style-name="ce1"/>
          <table:table-cell/>
          <table:table-cell table:style-name="ce1"/>
          <table:table-cell table:formula="of:=IFERROR(([.CY186]/[.I186])*100; &quot;&quot;)">
            <text:p/>
          </table:table-cell>
          <table:table-cell table:style-name="ce1"/>
          <table:table-cell/>
          <table:table-cell table:style-name="ce1"/>
          <table:table-cell table:formula="of:=IFERROR(([.DC186]/[.I186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on Wlan 7113 int</text:p>
          </table:table-cell>
          <table:table-cell office:value-type="string" calcext:value-type="string">
            <text:p>90.04.86</text:p>
          </table:table-cell>
          <table:table-cell office:value-type="float" office:value="137" calcext:value-type="float">
            <text:p>137</text:p>
          </table:table-cell>
          <table:table-cell table:formula="of:=IF([.C187]-[.X187] = 0 ;&quot;&quot;; [.C187]-[.X187])" office:value-type="float" office:value="116" calcext:value-type="float">
            <text:p>116</text:p>
          </table:table-cell>
          <table:table-cell office:value-type="float" office:value="75" calcext:value-type="float">
            <text:p>75</text:p>
          </table:table-cell>
          <table:table-cell table:formula="of:=IFERROR(([.E187]/[.D187])*100; &quot;&quot;)" office:value-type="float" office:value="64.6551724137931" calcext:value-type="float">
            <text:p>64,6551724137931</text:p>
          </table:table-cell>
          <table:table-cell office:value-type="float" office:value="59" calcext:value-type="float">
            <text:p>59</text:p>
          </table:table-cell>
          <table:table-cell table:formula="of:=IFERROR(([.G187]/[.D187])*100; &quot;&quot;)" office:value-type="float" office:value="50.8620689655172" calcext:value-type="float">
            <text:p>50,8620689655172</text:p>
          </table:table-cell>
          <table:table-cell office:value-type="float" office:value="13" calcext:value-type="float">
            <text:p>13</text:p>
          </table:table-cell>
          <table:table-cell table:formula="of:=IFERROR(([.I187]/[.D187])*100; &quot;&quot;)" office:value-type="float" office:value="11.2068965517241" calcext:value-type="float">
            <text:p>11,2068965517241</text:p>
          </table:table-cell>
          <table:table-cell office:value-type="float" office:value="103" calcext:value-type="float">
            <text:p>103</text:p>
          </table:table-cell>
          <table:table-cell table:formula="of:=IFERROR(([.K187]/[.D187])*100; &quot;&quot;)" office:value-type="float" office:value="88.7931034482759" calcext:value-type="float">
            <text:p>88,7931034482759</text:p>
          </table:table-cell>
          <table:table-cell office:value-type="float" office:value="18" calcext:value-type="float">
            <text:p>18</text:p>
          </table:table-cell>
          <table:table-cell table:formula="of:=IFERROR(([.M187]/[.K187])*100; &quot;&quot;)" office:value-type="float" office:value="17.4757281553398" calcext:value-type="float">
            <text:p>17,4757281553398</text:p>
          </table:table-cell>
          <table:table-cell office:value-type="float" office:value="66" calcext:value-type="float">
            <text:p>66</text:p>
          </table:table-cell>
          <table:table-cell table:formula="of:=IFERROR(([.O187]/[.K187])*100; &quot;&quot;)" office:value-type="float" office:value="64.0776699029126" calcext:value-type="float">
            <text:p>64,0776699029126</text:p>
          </table:table-cell>
          <table:table-cell table:formula="of:=IF([.E187] = &quot;&quot; ;&quot;&quot;; [.E187]-[.O187])" office:value-type="float" office:value="9" calcext:value-type="float">
            <text:p>9</text:p>
          </table:table-cell>
          <table:table-cell table:formula="of:=IFERROR(([.Q187]/[.I187])*100; &quot;&quot;)" office:value-type="float" office:value="69.2307692307692" calcext:value-type="float">
            <text:p>69,2307692307692</text:p>
          </table:table-cell>
          <table:table-cell office:value-type="float" office:value="59" calcext:value-type="float">
            <text:p>59</text:p>
          </table:table-cell>
          <table:table-cell table:formula="of:=IFERROR(([.S187]/[.K187])*100; &quot;&quot;)" office:value-type="float" office:value="57.2815533980583" calcext:value-type="float">
            <text:p>57,2815533980583</text:p>
          </table:table-cell>
          <table:table-cell table:formula="of:=IF([.G187] = &quot;&quot; ;&quot;&quot;; [.G187]-[.S187])" office:value-type="float" office:value="0" calcext:value-type="float">
            <text:p>0</text:p>
          </table:table-cell>
          <table:table-cell table:formula="of:=IFERROR(([.U187]/[.I187])*100; &quot;&quot;)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IFERROR(([.Y187]/[.I187])*100; &quot;&quot;)" office:value-type="float" office:value="92.3076923076923" calcext:value-type="float">
            <text:p>92,3076923076923</text:p>
          </table:table-cell>
          <table:table-cell office:value-type="float" office:value="0" calcext:value-type="float">
            <text:p>0</text:p>
          </table:table-cell>
          <table:table-cell table:formula="of:=IFERROR(([.AA187]/[.I1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AE187]/[.I187])*100; &quot;&quot;)" office:value-type="float" office:value="7.69230769230769" calcext:value-type="float">
            <text:p>7,69230769230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187]/[.I1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87]/[.I1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187]/[.I1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187]/[.I1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187]/[.I1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87]/[.I1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87]/[.I1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87]/[.I1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87]/[.I18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188]-[.X188] = 0 ;&quot;&quot;; [.C188]-[.X188])">
            <text:p/>
          </table:table-cell>
          <table:table-cell table:style-name="ce1"/>
          <table:table-cell table:formula="of:=IFERROR(([.E188]/[.D188])*100; &quot;&quot;)">
            <text:p/>
          </table:table-cell>
          <table:table-cell table:style-name="ce1"/>
          <table:table-cell table:formula="of:=IFERROR(([.G188]/[.D188])*100; &quot;&quot;)">
            <text:p/>
          </table:table-cell>
          <table:table-cell table:style-name="ce1"/>
          <table:table-cell table:formula="of:=IFERROR(([.I188]/[.D188])*100; &quot;&quot;)">
            <text:p/>
          </table:table-cell>
          <table:table-cell table:style-name="ce1"/>
          <table:table-cell table:formula="of:=IFERROR(([.K188]/[.D188])*100; &quot;&quot;)">
            <text:p/>
          </table:table-cell>
          <table:table-cell table:style-name="ce1"/>
          <table:table-cell table:formula="of:=IFERROR(([.M188]/[.K188])*100; &quot;&quot;)">
            <text:p/>
          </table:table-cell>
          <table:table-cell/>
          <table:table-cell table:formula="of:=IFERROR(([.O188]/[.K188])*100; &quot;&quot;)">
            <text:p/>
          </table:table-cell>
          <table:table-cell table:formula="of:=IF([.E188] = &quot;&quot; ;&quot;&quot;; [.E188]-[.O188])">
            <text:p/>
          </table:table-cell>
          <table:table-cell table:formula="of:=IFERROR(([.Q188]/[.I188])*100; &quot;&quot;)">
            <text:p/>
          </table:table-cell>
          <table:table-cell/>
          <table:table-cell table:formula="of:=IFERROR(([.S188]/[.K188])*100; &quot;&quot;)">
            <text:p/>
          </table:table-cell>
          <table:table-cell table:formula="of:=IF([.G188] = &quot;&quot; ;&quot;&quot;; [.G188]-[.S188])">
            <text:p/>
          </table:table-cell>
          <table:table-cell table:formula="of:=IFERROR(([.U188]/[.I188])*100; &quot;&quot;)">
            <text:p/>
          </table:table-cell>
          <table:table-cell table:style-name="ce1" table:number-columns-repeated="3"/>
          <table:table-cell table:formula="of:=IFERROR(([.Y188]/[.I188])*100; &quot;&quot;)">
            <text:p/>
          </table:table-cell>
          <table:table-cell table:style-name="ce1"/>
          <table:table-cell table:formula="of:=IFERROR(([.AA188]/[.I188])*100; &quot;&quot;)">
            <text:p/>
          </table:table-cell>
          <table:table-cell table:style-name="ce1"/>
          <table:table-cell/>
          <table:table-cell table:style-name="ce1"/>
          <table:table-cell table:formula="of:=IFERROR(([.AE188]/[.I188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188]/[.I188])*100; &quot;&quot;)">
            <text:p/>
          </table:table-cell>
          <table:table-cell table:style-name="ce1"/>
          <table:table-cell/>
          <table:table-cell table:style-name="ce1"/>
          <table:table-cell table:formula="of:=IFERROR(([.BM188]/[.I188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188]/[.I188])*100; &quot;&quot;)">
            <text:p/>
          </table:table-cell>
          <table:table-cell table:style-name="ce1"/>
          <table:table-cell table:formula="of:=IFERROR(([.CG188]/[.I188])*100; &quot;&quot;)">
            <text:p/>
          </table:table-cell>
          <table:table-cell table:style-name="ce1"/>
          <table:table-cell table:formula="of:=IFERROR(([.CI188]/[.I188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188]/[.I188])*100; &quot;&quot;)">
            <text:p/>
          </table:table-cell>
          <table:table-cell table:style-name="ce1"/>
          <table:table-cell/>
          <table:table-cell table:style-name="ce1"/>
          <table:table-cell table:formula="of:=IFERROR(([.CU188]/[.I188])*100; &quot;&quot;)">
            <text:p/>
          </table:table-cell>
          <table:table-cell table:style-name="ce1"/>
          <table:table-cell/>
          <table:table-cell table:style-name="ce1"/>
          <table:table-cell table:formula="of:=IFERROR(([.CY188]/[.I188])*100; &quot;&quot;)">
            <text:p/>
          </table:table-cell>
          <table:table-cell table:style-name="ce1"/>
          <table:table-cell/>
          <table:table-cell table:style-name="ce1"/>
          <table:table-cell table:formula="of:=IFERROR(([.DC188]/[.I188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on Wlan 7390</text:p>
          </table:table-cell>
          <table:table-cell office:value-type="string" calcext:value-type="string">
            <text:p>390.06.86</text:p>
          </table:table-cell>
          <table:table-cell office:value-type="float" office:value="360" calcext:value-type="float">
            <text:p>360</text:p>
          </table:table-cell>
          <table:table-cell table:formula="of:=IF([.C189]-[.X189] = 0 ;&quot;&quot;; [.C189]-[.X189])"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 table:formula="of:=IFERROR(([.E189]/[.D189])*100; &quot;&quot;)" office:value-type="float" office:value="1.97368421052632" calcext:value-type="float">
            <text:p>1,97368421052632</text:p>
          </table:table-cell>
          <table:table-cell office:value-type="float" office:value="4" calcext:value-type="float">
            <text:p>4</text:p>
          </table:table-cell>
          <table:table-cell table:formula="of:=IFERROR(([.G189]/[.D189])*100; &quot;&quot;)" office:value-type="float" office:value="1.31578947368421" calcext:value-type="float">
            <text:p>1,31578947368421</text:p>
          </table:table-cell>
          <table:table-cell office:value-type="float" office:value="260" calcext:value-type="float">
            <text:p>260</text:p>
          </table:table-cell>
          <table:table-cell table:formula="of:=IFERROR(([.I189]/[.D189])*100; &quot;&quot;)" office:value-type="float" office:value="85.5263157894737" calcext:value-type="float">
            <text:p>85,5263157894737</text:p>
          </table:table-cell>
          <table:table-cell office:value-type="float" office:value="44" calcext:value-type="float">
            <text:p>44</text:p>
          </table:table-cell>
          <table:table-cell table:formula="of:=IFERROR(([.K189]/[.D189])*100; &quot;&quot;)" office:value-type="float" office:value="14.4736842105263" calcext:value-type="float">
            <text:p>14,4736842105263</text:p>
          </table:table-cell>
          <table:table-cell office:value-type="float" office:value="12" calcext:value-type="float">
            <text:p>12</text:p>
          </table:table-cell>
          <table:table-cell table:formula="of:=IFERROR(([.M189]/[.K189])*100; &quot;&quot;)" office:value-type="float" office:value="27.2727272727273" calcext:value-type="float">
            <text:p>27,2727272727273</text:p>
          </table:table-cell>
          <table:table-cell office:value-type="float" office:value="5" calcext:value-type="float">
            <text:p>5</text:p>
          </table:table-cell>
          <table:table-cell table:formula="of:=IFERROR(([.O189]/[.K189])*100; &quot;&quot;)" office:value-type="float" office:value="11.3636363636364" calcext:value-type="float">
            <text:p>11,3636363636364</text:p>
          </table:table-cell>
          <table:table-cell table:formula="of:=IF([.E189] = &quot;&quot; ;&quot;&quot;; [.E189]-[.O189])" office:value-type="float" office:value="1" calcext:value-type="float">
            <text:p>1</text:p>
          </table:table-cell>
          <table:table-cell table:formula="of:=IFERROR(([.Q189]/[.I189])*100; &quot;&quot;)" office:value-type="float" office:value="0.384615384615385" calcext:value-type="float">
            <text:p>0,384615384615385</text:p>
          </table:table-cell>
          <table:table-cell office:value-type="float" office:value="4" calcext:value-type="float">
            <text:p>4</text:p>
          </table:table-cell>
          <table:table-cell table:formula="of:=IFERROR(([.S189]/[.K189])*100; &quot;&quot;)" office:value-type="float" office:value="9.09090909090909" calcext:value-type="float">
            <text:p>9,09090909090909</text:p>
          </table:table-cell>
          <table:table-cell table:formula="of:=IF([.G189] = &quot;&quot; ;&quot;&quot;; [.G189]-[.S189])" office:value-type="float" office:value="0" calcext:value-type="float">
            <text:p>0</text:p>
          </table:table-cell>
          <table:table-cell table:formula="of:=IFERROR(([.U189]/[.I189])*100; &quot;&quot;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formula="of:=IFERROR(([.Y189]/[.I189])*100; &quot;&quot;)" office:value-type="float" office:value="1.53846153846154" calcext:value-type="float">
            <text:p>1,53846153846154</text:p>
          </table:table-cell>
          <table:table-cell office:value-type="float" office:value="98" calcext:value-type="float">
            <text:p>98</text:p>
          </table:table-cell>
          <table:table-cell table:formula="of:=IFERROR(([.AA189]/[.I189])*100; &quot;&quot;)" office:value-type="float" office:value="37.6923076923077" calcext:value-type="float">
            <text:p>37,6923076923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IFERROR(([.AE189]/[.I189])*100; &quot;&quot;)" office:value-type="float" office:value="15.3846153846154" calcext:value-type="float">
            <text:p>15,3846153846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IFERROR(([.BI189]/[.I189])*100; &quot;&quot;)" office:value-type="float" office:value="4.23076923076923" calcext:value-type="float">
            <text:p>4,230769230769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89]/[.I18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table:formula="of:=IFERROR(([.CE189]/[.I189])*100; &quot;&quot;)" office:value-type="float" office:value="35.7692307692308" calcext:value-type="float">
            <text:p>35,7692307692308</text:p>
          </table:table-cell>
          <table:table-cell office:value-type="float" office:value="8" calcext:value-type="float">
            <text:p>8</text:p>
          </table:table-cell>
          <table:table-cell table:formula="of:=IFERROR(([.CG189]/[.I189])*100; &quot;&quot;)" office:value-type="float" office:value="3.07692307692308" calcext:value-type="float">
            <text:p>3,07692307692308</text:p>
          </table:table-cell>
          <table:table-cell office:value-type="float" office:value="1" calcext:value-type="float">
            <text:p>1</text:p>
          </table:table-cell>
          <table:table-cell table:formula="of:=IFERROR(([.CI189]/[.I189])*100; &quot;&quot;)" office:value-type="float" office:value="0.384615384615385" calcext:value-type="float">
            <text:p>0,3846153846153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CQ189]/[.I189])*100; &quot;&quot;)" office:value-type="float" office:value="1.53846153846154" calcext:value-type="float">
            <text:p>1,53846153846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89]/[.I18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Y189]/[.I189])*100; &quot;&quot;)" office:value-type="float" office:value="0.384615384615385" calcext:value-type="float">
            <text:p>0,3846153846153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89]/[.I18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190]-[.X190] = 0 ;&quot;&quot;; [.C190]-[.X190])">
            <text:p/>
          </table:table-cell>
          <table:table-cell table:style-name="ce1"/>
          <table:table-cell table:formula="of:=IFERROR(([.E190]/[.D190])*100; &quot;&quot;)">
            <text:p/>
          </table:table-cell>
          <table:table-cell table:style-name="ce1"/>
          <table:table-cell table:formula="of:=IFERROR(([.G190]/[.D190])*100; &quot;&quot;)">
            <text:p/>
          </table:table-cell>
          <table:table-cell table:style-name="ce1"/>
          <table:table-cell table:formula="of:=IFERROR(([.I190]/[.D190])*100; &quot;&quot;)">
            <text:p/>
          </table:table-cell>
          <table:table-cell table:style-name="ce1"/>
          <table:table-cell table:formula="of:=IFERROR(([.K190]/[.D190])*100; &quot;&quot;)">
            <text:p/>
          </table:table-cell>
          <table:table-cell table:style-name="ce1"/>
          <table:table-cell table:formula="of:=IFERROR(([.M190]/[.K190])*100; &quot;&quot;)">
            <text:p/>
          </table:table-cell>
          <table:table-cell/>
          <table:table-cell table:formula="of:=IFERROR(([.O190]/[.K190])*100; &quot;&quot;)">
            <text:p/>
          </table:table-cell>
          <table:table-cell table:formula="of:=IF([.E190] = &quot;&quot; ;&quot;&quot;; [.E190]-[.O190])">
            <text:p/>
          </table:table-cell>
          <table:table-cell table:formula="of:=IFERROR(([.Q190]/[.I190])*100; &quot;&quot;)">
            <text:p/>
          </table:table-cell>
          <table:table-cell/>
          <table:table-cell table:formula="of:=IFERROR(([.S190]/[.K190])*100; &quot;&quot;)">
            <text:p/>
          </table:table-cell>
          <table:table-cell table:formula="of:=IF([.G190] = &quot;&quot; ;&quot;&quot;; [.G190]-[.S190])">
            <text:p/>
          </table:table-cell>
          <table:table-cell table:formula="of:=IFERROR(([.U190]/[.I190])*100; &quot;&quot;)">
            <text:p/>
          </table:table-cell>
          <table:table-cell table:style-name="ce1" table:number-columns-repeated="3"/>
          <table:table-cell table:formula="of:=IFERROR(([.Y190]/[.I190])*100; &quot;&quot;)">
            <text:p/>
          </table:table-cell>
          <table:table-cell table:style-name="ce1"/>
          <table:table-cell table:formula="of:=IFERROR(([.AA190]/[.I190])*100; &quot;&quot;)">
            <text:p/>
          </table:table-cell>
          <table:table-cell table:style-name="ce1"/>
          <table:table-cell/>
          <table:table-cell table:style-name="ce1"/>
          <table:table-cell table:formula="of:=IFERROR(([.AE190]/[.I19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190]/[.I190])*100; &quot;&quot;)">
            <text:p/>
          </table:table-cell>
          <table:table-cell table:style-name="ce1"/>
          <table:table-cell/>
          <table:table-cell table:style-name="ce1"/>
          <table:table-cell table:formula="of:=IFERROR(([.BM190]/[.I19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190]/[.I190])*100; &quot;&quot;)">
            <text:p/>
          </table:table-cell>
          <table:table-cell table:style-name="ce1"/>
          <table:table-cell table:formula="of:=IFERROR(([.CG190]/[.I190])*100; &quot;&quot;)">
            <text:p/>
          </table:table-cell>
          <table:table-cell table:style-name="ce1"/>
          <table:table-cell table:formula="of:=IFERROR(([.CI190]/[.I19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190]/[.I190])*100; &quot;&quot;)">
            <text:p/>
          </table:table-cell>
          <table:table-cell table:style-name="ce1"/>
          <table:table-cell/>
          <table:table-cell table:style-name="ce1"/>
          <table:table-cell table:formula="of:=IFERROR(([.CU190]/[.I190])*100; &quot;&quot;)">
            <text:p/>
          </table:table-cell>
          <table:table-cell table:style-name="ce1"/>
          <table:table-cell/>
          <table:table-cell table:style-name="ce1"/>
          <table:table-cell table:formula="of:=IFERROR(([.CY190]/[.I190])*100; &quot;&quot;)">
            <text:p/>
          </table:table-cell>
          <table:table-cell table:style-name="ce1"/>
          <table:table-cell/>
          <table:table-cell table:style-name="ce1"/>
          <table:table-cell table:formula="of:=IFERROR(([.DC190]/[.I190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on Wlan 7340</text:p>
          </table:table-cell>
          <table:table-cell office:value-type="string" calcext:value-type="string">
            <text:p>99.06.06</text:p>
          </table:table-cell>
          <table:table-cell office:value-type="float" office:value="333" calcext:value-type="float">
            <text:p>333</text:p>
          </table:table-cell>
          <table:table-cell table:formula="of:=IF([.C191]-[.X191] = 0 ;&quot;&quot;; [.C191]-[.X191])" office:value-type="float" office:value="284" calcext:value-type="float">
            <text:p>284</text:p>
          </table:table-cell>
          <table:table-cell office:value-type="float" office:value="7" calcext:value-type="float">
            <text:p>7</text:p>
          </table:table-cell>
          <table:table-cell table:formula="of:=IFERROR(([.E191]/[.D191])*100; &quot;&quot;)" office:value-type="float" office:value="2.46478873239437" calcext:value-type="float">
            <text:p>2,46478873239437</text:p>
          </table:table-cell>
          <table:table-cell office:value-type="float" office:value="3" calcext:value-type="float">
            <text:p>3</text:p>
          </table:table-cell>
          <table:table-cell table:formula="of:=IFERROR(([.G191]/[.D191])*100; &quot;&quot;)" office:value-type="float" office:value="1.05633802816901" calcext:value-type="float">
            <text:p>1,05633802816901</text:p>
          </table:table-cell>
          <table:table-cell office:value-type="float" office:value="259" calcext:value-type="float">
            <text:p>259</text:p>
          </table:table-cell>
          <table:table-cell table:formula="of:=IFERROR(([.I191]/[.D191])*100; &quot;&quot;)" office:value-type="float" office:value="91.1971830985916" calcext:value-type="float">
            <text:p>91,1971830985916</text:p>
          </table:table-cell>
          <table:table-cell office:value-type="float" office:value="25" calcext:value-type="float">
            <text:p>25</text:p>
          </table:table-cell>
          <table:table-cell table:formula="of:=IFERROR(([.K191]/[.D191])*100; &quot;&quot;)" office:value-type="float" office:value="8.80281690140845" calcext:value-type="float">
            <text:p>8,80281690140845</text:p>
          </table:table-cell>
          <table:table-cell office:value-type="float" office:value="7" calcext:value-type="float">
            <text:p>7</text:p>
          </table:table-cell>
          <table:table-cell table:formula="of:=IFERROR(([.M191]/[.K191])*100; &quot;&quot;)"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formula="of:=IFERROR(([.O191]/[.K191])*100; &quot;&quot;)" office:value-type="float" office:value="24" calcext:value-type="float">
            <text:p>24</text:p>
          </table:table-cell>
          <table:table-cell table:formula="of:=IF([.E191] = &quot;&quot; ;&quot;&quot;; [.E191]-[.O191])" office:value-type="float" office:value="1" calcext:value-type="float">
            <text:p>1</text:p>
          </table:table-cell>
          <table:table-cell table:formula="of:=IFERROR(([.Q191]/[.I191])*100; &quot;&quot;)" office:value-type="float" office:value="0.386100386100386" calcext:value-type="float">
            <text:p>0,386100386100386</text:p>
          </table:table-cell>
          <table:table-cell office:value-type="float" office:value="3" calcext:value-type="float">
            <text:p>3</text:p>
          </table:table-cell>
          <table:table-cell table:formula="of:=IFERROR(([.S191]/[.K191])*100; &quot;&quot;)" office:value-type="float" office:value="12" calcext:value-type="float">
            <text:p>12</text:p>
          </table:table-cell>
          <table:table-cell table:formula="of:=IF([.G191] = &quot;&quot; ;&quot;&quot;; [.G191]-[.S191])" office:value-type="float" office:value="0" calcext:value-type="float">
            <text:p>0</text:p>
          </table:table-cell>
          <table:table-cell table:formula="of:=IFERROR(([.U191]/[.I191])*100; &quot;&quot;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IFERROR(([.Y191]/[.I191])*100; &quot;&quot;)" office:value-type="float" office:value="0.772200772200772" calcext:value-type="float">
            <text:p>0,772200772200772</text:p>
          </table:table-cell>
          <table:table-cell office:value-type="float" office:value="79" calcext:value-type="float">
            <text:p>79</text:p>
          </table:table-cell>
          <table:table-cell table:formula="of:=IFERROR(([.AA191]/[.I191])*100; &quot;&quot;)" office:value-type="float" office:value="30.5019305019305" calcext:value-type="float">
            <text:p>30,50193050193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IFERROR(([.AE191]/[.I191])*100; &quot;&quot;)" office:value-type="float" office:value="8.10810810810811" calcext:value-type="float">
            <text:p>8,108108108108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IFERROR(([.BI191]/[.I191])*100; &quot;&quot;)" office:value-type="float" office:value="5.40540540540541" calcext:value-type="float">
            <text:p>5,405405405405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91]/[.I19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IFERROR(([.CE191]/[.I191])*100; &quot;&quot;)" office:value-type="float" office:value="52.1235521235521" calcext:value-type="float">
            <text:p>52,1235521235521</text:p>
          </table:table-cell>
          <table:table-cell office:value-type="float" office:value="3" calcext:value-type="float">
            <text:p>3</text:p>
          </table:table-cell>
          <table:table-cell table:formula="of:=IFERROR(([.CG191]/[.I191])*100; &quot;&quot;)" office:value-type="float" office:value="1.15830115830116" calcext:value-type="float">
            <text:p>1,15830115830116</text:p>
          </table:table-cell>
          <table:table-cell office:value-type="float" office:value="3" calcext:value-type="float">
            <text:p>3</text:p>
          </table:table-cell>
          <table:table-cell table:formula="of:=IFERROR(([.CI191]/[.I191])*100; &quot;&quot;)" office:value-type="float" office:value="1.15830115830116" calcext:value-type="float">
            <text:p>1,158301158301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91]/[.I19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91]/[.I19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Y191]/[.I191])*100; &quot;&quot;)" office:value-type="float" office:value="0.772200772200772" calcext:value-type="float">
            <text:p>0,7722007722007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91]/[.I19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192]-[.X192] = 0 ;&quot;&quot;; [.C192]-[.X192])">
            <text:p/>
          </table:table-cell>
          <table:table-cell table:style-name="ce1"/>
          <table:table-cell table:formula="of:=IFERROR(([.E192]/[.D192])*100; &quot;&quot;)">
            <text:p/>
          </table:table-cell>
          <table:table-cell table:style-name="ce1"/>
          <table:table-cell table:formula="of:=IFERROR(([.G192]/[.D192])*100; &quot;&quot;)">
            <text:p/>
          </table:table-cell>
          <table:table-cell table:style-name="ce1"/>
          <table:table-cell table:formula="of:=IFERROR(([.I192]/[.D192])*100; &quot;&quot;)">
            <text:p/>
          </table:table-cell>
          <table:table-cell table:style-name="ce1"/>
          <table:table-cell table:formula="of:=IFERROR(([.K192]/[.D192])*100; &quot;&quot;)">
            <text:p/>
          </table:table-cell>
          <table:table-cell table:style-name="ce1"/>
          <table:table-cell table:formula="of:=IFERROR(([.M192]/[.K192])*100; &quot;&quot;)">
            <text:p/>
          </table:table-cell>
          <table:table-cell/>
          <table:table-cell table:formula="of:=IFERROR(([.O192]/[.K192])*100; &quot;&quot;)">
            <text:p/>
          </table:table-cell>
          <table:table-cell table:formula="of:=IF([.E192] = &quot;&quot; ;&quot;&quot;; [.E192]-[.O192])">
            <text:p/>
          </table:table-cell>
          <table:table-cell table:formula="of:=IFERROR(([.Q192]/[.I192])*100; &quot;&quot;)">
            <text:p/>
          </table:table-cell>
          <table:table-cell/>
          <table:table-cell table:formula="of:=IFERROR(([.S192]/[.K192])*100; &quot;&quot;)">
            <text:p/>
          </table:table-cell>
          <table:table-cell table:formula="of:=IF([.G192] = &quot;&quot; ;&quot;&quot;; [.G192]-[.S192])">
            <text:p/>
          </table:table-cell>
          <table:table-cell table:formula="of:=IFERROR(([.U192]/[.I192])*100; &quot;&quot;)">
            <text:p/>
          </table:table-cell>
          <table:table-cell table:style-name="ce1" table:number-columns-repeated="3"/>
          <table:table-cell table:formula="of:=IFERROR(([.Y192]/[.I192])*100; &quot;&quot;)">
            <text:p/>
          </table:table-cell>
          <table:table-cell table:style-name="ce1"/>
          <table:table-cell table:formula="of:=IFERROR(([.AA192]/[.I192])*100; &quot;&quot;)">
            <text:p/>
          </table:table-cell>
          <table:table-cell table:style-name="ce1"/>
          <table:table-cell/>
          <table:table-cell table:style-name="ce1"/>
          <table:table-cell table:formula="of:=IFERROR(([.AE192]/[.I19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192]/[.I192])*100; &quot;&quot;)">
            <text:p/>
          </table:table-cell>
          <table:table-cell table:style-name="ce1"/>
          <table:table-cell/>
          <table:table-cell table:style-name="ce1"/>
          <table:table-cell table:formula="of:=IFERROR(([.BM192]/[.I19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192]/[.I192])*100; &quot;&quot;)">
            <text:p/>
          </table:table-cell>
          <table:table-cell table:style-name="ce1"/>
          <table:table-cell table:formula="of:=IFERROR(([.CG192]/[.I192])*100; &quot;&quot;)">
            <text:p/>
          </table:table-cell>
          <table:table-cell table:style-name="ce1"/>
          <table:table-cell table:formula="of:=IFERROR(([.CI192]/[.I19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192]/[.I192])*100; &quot;&quot;)">
            <text:p/>
          </table:table-cell>
          <table:table-cell table:style-name="ce1"/>
          <table:table-cell/>
          <table:table-cell table:style-name="ce1"/>
          <table:table-cell table:formula="of:=IFERROR(([.CU192]/[.I192])*100; &quot;&quot;)">
            <text:p/>
          </table:table-cell>
          <table:table-cell table:style-name="ce1"/>
          <table:table-cell/>
          <table:table-cell table:style-name="ce1"/>
          <table:table-cell table:formula="of:=IFERROR(([.CY192]/[.I192])*100; &quot;&quot;)">
            <text:p/>
          </table:table-cell>
          <table:table-cell table:style-name="ce1"/>
          <table:table-cell/>
          <table:table-cell table:style-name="ce1"/>
          <table:table-cell table:formula="of:=IFERROR(([.DC192]/[.I192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on Wlan 7581</text:p>
          </table:table-cell>
          <table:table-cell office:value-type="string" calcext:value-type="string">
            <text:p>581.07.15</text:p>
          </table:table-cell>
          <table:table-cell office:value-type="float" office:value="450" calcext:value-type="float">
            <text:p>450</text:p>
          </table:table-cell>
          <table:table-cell table:formula="of:=IF([.C193]-[.X193] = 0 ;&quot;&quot;; [.C193]-[.X193])" office:value-type="float" office:value="379" calcext:value-type="float">
            <text:p>379</text:p>
          </table:table-cell>
          <table:table-cell office:value-type="float" office:value="145" calcext:value-type="float">
            <text:p>145</text:p>
          </table:table-cell>
          <table:table-cell table:formula="of:=IFERROR(([.E193]/[.D193])*100; &quot;&quot;)" office:value-type="float" office:value="38.2585751978892" calcext:value-type="float">
            <text:p>38,2585751978892</text:p>
          </table:table-cell>
          <table:table-cell office:value-type="float" office:value="109" calcext:value-type="float">
            <text:p>109</text:p>
          </table:table-cell>
          <table:table-cell table:formula="of:=IFERROR(([.G193]/[.D193])*100; &quot;&quot;)" office:value-type="float" office:value="28.7598944591029" calcext:value-type="float">
            <text:p>28,7598944591029</text:p>
          </table:table-cell>
          <table:table-cell office:value-type="float" office:value="144" calcext:value-type="float">
            <text:p>144</text:p>
          </table:table-cell>
          <table:table-cell table:formula="of:=IFERROR(([.I193]/[.D193])*100; &quot;&quot;)" office:value-type="float" office:value="37.9947229551451" calcext:value-type="float">
            <text:p>37,9947229551451</text:p>
          </table:table-cell>
          <table:table-cell office:value-type="float" office:value="235" calcext:value-type="float">
            <text:p>235</text:p>
          </table:table-cell>
          <table:table-cell table:formula="of:=IFERROR(([.K193]/[.D193])*100; &quot;&quot;)" office:value-type="float" office:value="62.0052770448549" calcext:value-type="float">
            <text:p>62,0052770448549</text:p>
          </table:table-cell>
          <table:table-cell office:value-type="float" office:value="26" calcext:value-type="float">
            <text:p>26</text:p>
          </table:table-cell>
          <table:table-cell table:formula="of:=IFERROR(([.M193]/[.K193])*100; &quot;&quot;)" office:value-type="float" office:value="11.063829787234" calcext:value-type="float">
            <text:p>11,063829787234</text:p>
          </table:table-cell>
          <table:table-cell office:value-type="float" office:value="135" calcext:value-type="float">
            <text:p>135</text:p>
          </table:table-cell>
          <table:table-cell table:formula="of:=IFERROR(([.O193]/[.K193])*100; &quot;&quot;)" office:value-type="float" office:value="57.4468085106383" calcext:value-type="float">
            <text:p>57,4468085106383</text:p>
          </table:table-cell>
          <table:table-cell table:formula="of:=IF([.E193] = &quot;&quot; ;&quot;&quot;; [.E193]-[.O193])" office:value-type="float" office:value="10" calcext:value-type="float">
            <text:p>10</text:p>
          </table:table-cell>
          <table:table-cell table:formula="of:=IFERROR(([.Q193]/[.I193])*100; &quot;&quot;)" office:value-type="float" office:value="6.94444444444444" calcext:value-type="float">
            <text:p>6,94444444444444</text:p>
          </table:table-cell>
          <table:table-cell office:value-type="float" office:value="107" calcext:value-type="float">
            <text:p>107</text:p>
          </table:table-cell>
          <table:table-cell table:formula="of:=IFERROR(([.S193]/[.K193])*100; &quot;&quot;)" office:value-type="float" office:value="45.531914893617" calcext:value-type="float">
            <text:p>45,531914893617</text:p>
          </table:table-cell>
          <table:table-cell table:formula="of:=IF([.G193] = &quot;&quot; ;&quot;&quot;; [.G193]-[.S193])" office:value-type="float" office:value="2" calcext:value-type="float">
            <text:p>2</text:p>
          </table:table-cell>
          <table:table-cell table:formula="of:=IFERROR(([.U193]/[.I193])*100; &quot;&quot;)" office:value-type="float" office:value="1.38888888888889" calcext:value-type="float">
            <text:p>1,38888888888889</text:p>
          </table:table-cell>
          <table:table-cell office:value-type="float" office:value="135" calcext:value-type="float">
            <text:p>135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table:formula="of:=IFERROR(([.Y193]/[.I193])*100; &quot;&quot;)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IFERROR(([.AA193]/[.I193])*100; &quot;&quot;)" office:value-type="float" office:value="4.16666666666667" calcext:value-type="float">
            <text:p>4,1666666666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E193]/[.I193])*100; &quot;&quot;)" office:value-type="float" office:value="3.47222222222222" calcext:value-type="float">
            <text:p>3,472222222222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193]/[.I19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IFERROR(([.BM193]/[.I193])*100; &quot;&quot;)" office:value-type="float" office:value="48.6111111111111" calcext:value-type="float">
            <text:p>48,6111111111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formula="of:=IFERROR(([.CE193]/[.I193])*100; &quot;&quot;)" office:value-type="float" office:value="18.75" calcext:value-type="float">
            <text:p>18,75</text:p>
          </table:table-cell>
          <table:table-cell office:value-type="float" office:value="0" calcext:value-type="float">
            <text:p>0</text:p>
          </table:table-cell>
          <table:table-cell table:formula="of:=IFERROR(([.CG193]/[.I19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193]/[.I19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93]/[.I19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93]/[.I19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93]/[.I19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93]/[.I19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194]-[.X194] = 0 ;&quot;&quot;; [.C194]-[.X194])">
            <text:p/>
          </table:table-cell>
          <table:table-cell table:style-name="ce1"/>
          <table:table-cell table:formula="of:=IFERROR(([.E194]/[.D194])*100; &quot;&quot;)">
            <text:p/>
          </table:table-cell>
          <table:table-cell table:style-name="ce1"/>
          <table:table-cell table:formula="of:=IFERROR(([.G194]/[.D194])*100; &quot;&quot;)">
            <text:p/>
          </table:table-cell>
          <table:table-cell table:style-name="ce1"/>
          <table:table-cell table:formula="of:=IFERROR(([.I194]/[.D194])*100; &quot;&quot;)">
            <text:p/>
          </table:table-cell>
          <table:table-cell table:style-name="ce1"/>
          <table:table-cell table:formula="of:=IFERROR(([.K194]/[.D194])*100; &quot;&quot;)">
            <text:p/>
          </table:table-cell>
          <table:table-cell table:style-name="ce1"/>
          <table:table-cell table:formula="of:=IFERROR(([.M194]/[.K194])*100; &quot;&quot;)">
            <text:p/>
          </table:table-cell>
          <table:table-cell/>
          <table:table-cell table:formula="of:=IFERROR(([.O194]/[.K194])*100; &quot;&quot;)">
            <text:p/>
          </table:table-cell>
          <table:table-cell table:formula="of:=IF([.E194] = &quot;&quot; ;&quot;&quot;; [.E194]-[.O194])">
            <text:p/>
          </table:table-cell>
          <table:table-cell table:formula="of:=IFERROR(([.Q194]/[.I194])*100; &quot;&quot;)">
            <text:p/>
          </table:table-cell>
          <table:table-cell/>
          <table:table-cell table:formula="of:=IFERROR(([.S194]/[.K194])*100; &quot;&quot;)">
            <text:p/>
          </table:table-cell>
          <table:table-cell table:formula="of:=IF([.G194] = &quot;&quot; ;&quot;&quot;; [.G194]-[.S194])">
            <text:p/>
          </table:table-cell>
          <table:table-cell table:formula="of:=IFERROR(([.U194]/[.I194])*100; &quot;&quot;)">
            <text:p/>
          </table:table-cell>
          <table:table-cell table:style-name="ce1" table:number-columns-repeated="3"/>
          <table:table-cell table:formula="of:=IFERROR(([.Y194]/[.I194])*100; &quot;&quot;)">
            <text:p/>
          </table:table-cell>
          <table:table-cell table:style-name="ce1"/>
          <table:table-cell table:formula="of:=IFERROR(([.AA194]/[.I194])*100; &quot;&quot;)">
            <text:p/>
          </table:table-cell>
          <table:table-cell table:style-name="ce1"/>
          <table:table-cell/>
          <table:table-cell table:style-name="ce1"/>
          <table:table-cell table:formula="of:=IFERROR(([.AE194]/[.I19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194]/[.I194])*100; &quot;&quot;)">
            <text:p/>
          </table:table-cell>
          <table:table-cell table:style-name="ce1"/>
          <table:table-cell/>
          <table:table-cell table:style-name="ce1"/>
          <table:table-cell table:formula="of:=IFERROR(([.BM194]/[.I19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194]/[.I194])*100; &quot;&quot;)">
            <text:p/>
          </table:table-cell>
          <table:table-cell table:style-name="ce1"/>
          <table:table-cell table:formula="of:=IFERROR(([.CG194]/[.I194])*100; &quot;&quot;)">
            <text:p/>
          </table:table-cell>
          <table:table-cell table:style-name="ce1"/>
          <table:table-cell table:formula="of:=IFERROR(([.CI194]/[.I19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194]/[.I194])*100; &quot;&quot;)">
            <text:p/>
          </table:table-cell>
          <table:table-cell table:style-name="ce1"/>
          <table:table-cell/>
          <table:table-cell table:style-name="ce1"/>
          <table:table-cell table:formula="of:=IFERROR(([.CU194]/[.I194])*100; &quot;&quot;)">
            <text:p/>
          </table:table-cell>
          <table:table-cell table:style-name="ce1"/>
          <table:table-cell/>
          <table:table-cell table:style-name="ce1"/>
          <table:table-cell table:formula="of:=IFERROR(([.CY194]/[.I194])*100; &quot;&quot;)">
            <text:p/>
          </table:table-cell>
          <table:table-cell table:style-name="ce1"/>
          <table:table-cell/>
          <table:table-cell table:style-name="ce1"/>
          <table:table-cell table:formula="of:=IFERROR(([.DC194]/[.I194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on Wlan 7590</text:p>
          </table:table-cell>
          <table:table-cell office:value-type="string" calcext:value-type="string">
            <text:p>590.07.28</text:p>
          </table:table-cell>
          <table:table-cell office:value-type="float" office:value="413" calcext:value-type="float">
            <text:p>413</text:p>
          </table:table-cell>
          <table:table-cell table:formula="of:=IF([.C195]-[.X195] = 0 ;&quot;&quot;; [.C195]-[.X195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IFERROR(([.E195]/[.D1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195]/[.D195])*100; &quot;&quot;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ERROR(([.I195]/[.D195])*100; &quot;&quot;)" office:value-type="float" office:value="1.78571428571429" calcext:value-type="float">
            <text:p>1,78571428571429</text:p>
          </table:table-cell>
          <table:table-cell office:value-type="float" office:value="330" calcext:value-type="float">
            <text:p>330</text:p>
          </table:table-cell>
          <table:table-cell table:formula="of:=IFERROR(([.K195]/[.D195])*100; &quot;&quot;)" office:value-type="float" office:value="98.2142857142857" calcext:value-type="float">
            <text:p>98,2142857142857</text:p>
          </table:table-cell>
          <table:table-cell office:value-type="float" office:value="0" calcext:value-type="float">
            <text:p>0</text:p>
          </table:table-cell>
          <table:table-cell table:formula="of:=IFERROR(([.M195]/[.K1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O195]/[.K195])*100; &quot;&quot;)" office:value-type="float" office:value="0" calcext:value-type="float">
            <text:p>0</text:p>
          </table:table-cell>
          <table:table-cell table:formula="of:=IF([.E195] = &quot;&quot; ;&quot;&quot;; [.E195]-[.O195])" office:value-type="float" office:value="0" calcext:value-type="float">
            <text:p>0</text:p>
          </table:table-cell>
          <table:table-cell table:formula="of:=IFERROR(([.Q195]/[.I1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195]/[.K195])*100; &quot;&quot;)" office:value-type="float" office:value="0" calcext:value-type="float">
            <text:p>0</text:p>
          </table:table-cell>
          <table:table-cell table:formula="of:=IF([.G195] = &quot;&quot; ;&quot;&quot;; [.G195]-[.S195])" office:value-type="float" office:value="0" calcext:value-type="float">
            <text:p>0</text:p>
          </table:table-cell>
          <table:table-cell table:formula="of:=IFERROR(([.U195]/[.I1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IFERROR(([.Y195]/[.I1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A195]/[.I1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E195]/[.I195])*100; &quot;&quot;)" office:value-type="float" office:value="83.3333333333333" calcext:value-type="float">
            <text:p>83,3333333333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BI195]/[.I195])*100; &quot;&quot;)" office:value-type="float" office:value="16.6666666666667" calcext:value-type="float">
            <text:p>16,666666666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95]/[.I1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195]/[.I1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195]/[.I1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195]/[.I1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95]/[.I1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95]/[.I1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195]/[.I1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95]/[.I19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196]-[.X196] = 0 ;&quot;&quot;; [.C196]-[.X196])">
            <text:p/>
          </table:table-cell>
          <table:table-cell table:style-name="ce1"/>
          <table:table-cell table:formula="of:=IFERROR(([.E196]/[.D196])*100; &quot;&quot;)">
            <text:p/>
          </table:table-cell>
          <table:table-cell table:style-name="ce1"/>
          <table:table-cell table:formula="of:=IFERROR(([.G196]/[.D196])*100; &quot;&quot;)">
            <text:p/>
          </table:table-cell>
          <table:table-cell table:style-name="ce1"/>
          <table:table-cell table:formula="of:=IFERROR(([.I196]/[.D196])*100; &quot;&quot;)">
            <text:p/>
          </table:table-cell>
          <table:table-cell table:style-name="ce1"/>
          <table:table-cell table:formula="of:=IFERROR(([.K196]/[.D196])*100; &quot;&quot;)">
            <text:p/>
          </table:table-cell>
          <table:table-cell table:style-name="ce1"/>
          <table:table-cell table:formula="of:=IFERROR(([.M196]/[.K196])*100; &quot;&quot;)">
            <text:p/>
          </table:table-cell>
          <table:table-cell/>
          <table:table-cell table:formula="of:=IFERROR(([.O196]/[.K196])*100; &quot;&quot;)">
            <text:p/>
          </table:table-cell>
          <table:table-cell table:formula="of:=IF([.E196] = &quot;&quot; ;&quot;&quot;; [.E196]-[.O196])">
            <text:p/>
          </table:table-cell>
          <table:table-cell table:formula="of:=IFERROR(([.Q196]/[.I196])*100; &quot;&quot;)">
            <text:p/>
          </table:table-cell>
          <table:table-cell/>
          <table:table-cell table:formula="of:=IFERROR(([.S196]/[.K196])*100; &quot;&quot;)">
            <text:p/>
          </table:table-cell>
          <table:table-cell table:formula="of:=IF([.G196] = &quot;&quot; ;&quot;&quot;; [.G196]-[.S196])">
            <text:p/>
          </table:table-cell>
          <table:table-cell table:formula="of:=IFERROR(([.U196]/[.I196])*100; &quot;&quot;)">
            <text:p/>
          </table:table-cell>
          <table:table-cell table:style-name="ce1" table:number-columns-repeated="3"/>
          <table:table-cell table:formula="of:=IFERROR(([.Y196]/[.I196])*100; &quot;&quot;)">
            <text:p/>
          </table:table-cell>
          <table:table-cell table:style-name="ce1"/>
          <table:table-cell table:formula="of:=IFERROR(([.AA196]/[.I196])*100; &quot;&quot;)">
            <text:p/>
          </table:table-cell>
          <table:table-cell table:style-name="ce1"/>
          <table:table-cell/>
          <table:table-cell table:style-name="ce1"/>
          <table:table-cell table:formula="of:=IFERROR(([.AE196]/[.I196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196]/[.I196])*100; &quot;&quot;)">
            <text:p/>
          </table:table-cell>
          <table:table-cell table:style-name="ce1"/>
          <table:table-cell/>
          <table:table-cell table:style-name="ce1"/>
          <table:table-cell table:formula="of:=IFERROR(([.BM196]/[.I196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196]/[.I196])*100; &quot;&quot;)">
            <text:p/>
          </table:table-cell>
          <table:table-cell table:style-name="ce1"/>
          <table:table-cell table:formula="of:=IFERROR(([.CG196]/[.I196])*100; &quot;&quot;)">
            <text:p/>
          </table:table-cell>
          <table:table-cell table:style-name="ce1"/>
          <table:table-cell table:formula="of:=IFERROR(([.CI196]/[.I196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196]/[.I196])*100; &quot;&quot;)">
            <text:p/>
          </table:table-cell>
          <table:table-cell table:style-name="ce1"/>
          <table:table-cell/>
          <table:table-cell table:style-name="ce1"/>
          <table:table-cell table:formula="of:=IFERROR(([.CU196]/[.I196])*100; &quot;&quot;)">
            <text:p/>
          </table:table-cell>
          <table:table-cell table:style-name="ce1"/>
          <table:table-cell/>
          <table:table-cell table:style-name="ce1"/>
          <table:table-cell table:formula="of:=IFERROR(([.CY196]/[.I196])*100; &quot;&quot;)">
            <text:p/>
          </table:table-cell>
          <table:table-cell table:style-name="ce1"/>
          <table:table-cell/>
          <table:table-cell table:style-name="ce1"/>
          <table:table-cell table:formula="of:=IFERROR(([.DC196]/[.I196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on Wlan 7270 v2</text:p>
          </table:table-cell>
          <table:table-cell office:value-type="string" calcext:value-type="string">
            <text:p>54.06.06</text:p>
          </table:table-cell>
          <table:table-cell office:value-type="float" office:value="314" calcext:value-type="float">
            <text:p>314</text:p>
          </table:table-cell>
          <table:table-cell table:formula="of:=IF([.C197]-[.X197] = 0 ;&quot;&quot;; [.C197]-[.X197])" office:value-type="float" office:value="266" calcext:value-type="float">
            <text:p>266</text:p>
          </table:table-cell>
          <table:table-cell office:value-type="float" office:value="164" calcext:value-type="float">
            <text:p>164</text:p>
          </table:table-cell>
          <table:table-cell table:formula="of:=IFERROR(([.E197]/[.D197])*100; &quot;&quot;)" office:value-type="float" office:value="61.6541353383459" calcext:value-type="float">
            <text:p>61,6541353383459</text:p>
          </table:table-cell>
          <table:table-cell office:value-type="float" office:value="106" calcext:value-type="float">
            <text:p>106</text:p>
          </table:table-cell>
          <table:table-cell table:formula="of:=IFERROR(([.G197]/[.D197])*100; &quot;&quot;)" office:value-type="float" office:value="39.8496240601504" calcext:value-type="float">
            <text:p>39,8496240601504</text:p>
          </table:table-cell>
          <table:table-cell office:value-type="float" office:value="88" calcext:value-type="float">
            <text:p>88</text:p>
          </table:table-cell>
          <table:table-cell table:formula="of:=IFERROR(([.I197]/[.D197])*100; &quot;&quot;)" office:value-type="float" office:value="33.0827067669173" calcext:value-type="float">
            <text:p>33,0827067669173</text:p>
          </table:table-cell>
          <table:table-cell office:value-type="float" office:value="178" calcext:value-type="float">
            <text:p>178</text:p>
          </table:table-cell>
          <table:table-cell table:formula="of:=IFERROR(([.K197]/[.D197])*100; &quot;&quot;)" office:value-type="float" office:value="66.9172932330827" calcext:value-type="float">
            <text:p>66,9172932330827</text:p>
          </table:table-cell>
          <table:table-cell office:value-type="float" office:value="20" calcext:value-type="float">
            <text:p>20</text:p>
          </table:table-cell>
          <table:table-cell table:formula="of:=IFERROR(([.M197]/[.K197])*100; &quot;&quot;)" office:value-type="float" office:value="11.2359550561798" calcext:value-type="float">
            <text:p>11,2359550561798</text:p>
          </table:table-cell>
          <table:table-cell office:value-type="float" office:value="114" calcext:value-type="float">
            <text:p>114</text:p>
          </table:table-cell>
          <table:table-cell table:formula="of:=IFERROR(([.O197]/[.K197])*100; &quot;&quot;)" office:value-type="float" office:value="64.0449438202247" calcext:value-type="float">
            <text:p>64,0449438202247</text:p>
          </table:table-cell>
          <table:table-cell table:formula="of:=IF([.E197] = &quot;&quot; ;&quot;&quot;; [.E197]-[.O197])" office:value-type="float" office:value="50" calcext:value-type="float">
            <text:p>50</text:p>
          </table:table-cell>
          <table:table-cell table:formula="of:=IFERROR(([.Q197]/[.I197])*100; &quot;&quot;)" office:value-type="float" office:value="56.8181818181818" calcext:value-type="float">
            <text:p>56,8181818181818</text:p>
          </table:table-cell>
          <table:table-cell office:value-type="float" office:value="101" calcext:value-type="float">
            <text:p>101</text:p>
          </table:table-cell>
          <table:table-cell table:formula="of:=IFERROR(([.S197]/[.K197])*100; &quot;&quot;)" office:value-type="float" office:value="56.7415730337079" calcext:value-type="float">
            <text:p>56,7415730337079</text:p>
          </table:table-cell>
          <table:table-cell table:formula="of:=IF([.G197] = &quot;&quot; ;&quot;&quot;; [.G197]-[.S197])" office:value-type="float" office:value="5" calcext:value-type="float">
            <text:p>5</text:p>
          </table:table-cell>
          <table:table-cell table:formula="of:=IFERROR(([.U197]/[.I197])*100; &quot;&quot;)" office:value-type="float" office:value="5.68181818181818" calcext:value-type="float">
            <text:p>5,68181818181818</text:p>
          </table:table-cell>
          <table:table-cell office:value-type="float" office:value="162" calcext:value-type="float">
            <text:p>162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table:formula="of:=IFERROR(([.Y197]/[.I197])*100; &quot;&quot;)" office:value-type="float" office:value="94.3181818181818" calcext:value-type="float">
            <text:p>94,3181818181818</text:p>
          </table:table-cell>
          <table:table-cell office:value-type="float" office:value="0" calcext:value-type="float">
            <text:p>0</text:p>
          </table:table-cell>
          <table:table-cell table:formula="of:=IFERROR(([.AA197]/[.I19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E197]/[.I197])*100; &quot;&quot;)" office:value-type="float" office:value="2.27272727272727" calcext:value-type="float">
            <text:p>2,272727272727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197]/[.I19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97]/[.I19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E197]/[.I197])*100; &quot;&quot;)" office:value-type="float" office:value="2.27272727272727" calcext:value-type="float">
            <text:p>2,27272727272727</text:p>
          </table:table-cell>
          <table:table-cell office:value-type="float" office:value="0" calcext:value-type="float">
            <text:p>0</text:p>
          </table:table-cell>
          <table:table-cell table:formula="of:=IFERROR(([.CG197]/[.I19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197]/[.I19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97]/[.I19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97]/[.I19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Y197]/[.I197])*100; &quot;&quot;)" office:value-type="float" office:value="1.13636363636364" calcext:value-type="float">
            <text:p>1,136363636363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97]/[.I19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54.05.53</text:p>
          </table:table-cell>
          <table:table-cell office:value-type="float" office:value="312" calcext:value-type="float">
            <text:p>312</text:p>
          </table:table-cell>
          <table:table-cell table:formula="of:=IF([.C198]-[.X198] = 0 ;&quot;&quot;; [.C198]-[.X198])" office:value-type="float" office:value="263" calcext:value-type="float">
            <text:p>263</text:p>
          </table:table-cell>
          <table:table-cell office:value-type="float" office:value="164" calcext:value-type="float">
            <text:p>164</text:p>
          </table:table-cell>
          <table:table-cell table:formula="of:=IFERROR(([.E198]/[.D198])*100; &quot;&quot;)" office:value-type="float" office:value="62.3574144486692" calcext:value-type="float">
            <text:p>62,3574144486692</text:p>
          </table:table-cell>
          <table:table-cell office:value-type="float" office:value="107" calcext:value-type="float">
            <text:p>107</text:p>
          </table:table-cell>
          <table:table-cell table:formula="of:=IFERROR(([.G198]/[.D198])*100; &quot;&quot;)" office:value-type="float" office:value="40.6844106463878" calcext:value-type="float">
            <text:p>40,6844106463878</text:p>
          </table:table-cell>
          <table:table-cell office:value-type="float" office:value="50" calcext:value-type="float">
            <text:p>50</text:p>
          </table:table-cell>
          <table:table-cell table:formula="of:=IFERROR(([.I198]/[.D198])*100; &quot;&quot;)" office:value-type="float" office:value="19.0114068441065" calcext:value-type="float">
            <text:p>19,0114068441065</text:p>
          </table:table-cell>
          <table:table-cell office:value-type="float" office:value="213" calcext:value-type="float">
            <text:p>213</text:p>
          </table:table-cell>
          <table:table-cell table:formula="of:=IFERROR(([.K198]/[.D198])*100; &quot;&quot;)" office:value-type="float" office:value="80.9885931558936" calcext:value-type="float">
            <text:p>80,9885931558936</text:p>
          </table:table-cell>
          <table:table-cell office:value-type="float" office:value="48" calcext:value-type="float">
            <text:p>48</text:p>
          </table:table-cell>
          <table:table-cell table:formula="of:=IFERROR(([.M198]/[.K198])*100; &quot;&quot;)" office:value-type="float" office:value="22.5352112676056" calcext:value-type="float">
            <text:p>22,5352112676056</text:p>
          </table:table-cell>
          <table:table-cell office:value-type="float" office:value="140" calcext:value-type="float">
            <text:p>140</text:p>
          </table:table-cell>
          <table:table-cell table:formula="of:=IFERROR(([.O198]/[.K198])*100; &quot;&quot;)" office:value-type="float" office:value="65.7276995305164" calcext:value-type="float">
            <text:p>65,7276995305164</text:p>
          </table:table-cell>
          <table:table-cell table:formula="of:=IF([.E198] = &quot;&quot; ;&quot;&quot;; [.E198]-[.O198])" office:value-type="float" office:value="24" calcext:value-type="float">
            <text:p>24</text:p>
          </table:table-cell>
          <table:table-cell table:formula="of:=IFERROR(([.Q198]/[.I198])*100; &quot;&quot;)" office:value-type="float" office:value="48" calcext:value-type="float">
            <text:p>48</text:p>
          </table:table-cell>
          <table:table-cell office:value-type="float" office:value="106" calcext:value-type="float">
            <text:p>106</text:p>
          </table:table-cell>
          <table:table-cell table:formula="of:=IFERROR(([.S198]/[.K198])*100; &quot;&quot;)" office:value-type="float" office:value="49.7652582159624" calcext:value-type="float">
            <text:p>49,7652582159624</text:p>
          </table:table-cell>
          <table:table-cell table:formula="of:=IF([.G198] = &quot;&quot; ;&quot;&quot;; [.G198]-[.S198])" office:value-type="float" office:value="1" calcext:value-type="float">
            <text:p>1</text:p>
          </table:table-cell>
          <table:table-cell table:formula="of:=IFERROR(([.U198]/[.I198])*100; &quot;&quot;)"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table:formula="of:=IFERROR(([.Y198]/[.I198])*100; &quot;&quot;)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IFERROR(([.AA198]/[.I19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E198]/[.I198])*100; &quot;&quot;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198]/[.I19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198]/[.I19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E198]/[.I198])*100; &quot;&quot;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ERROR(([.CG198]/[.I19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198]/[.I19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198]/[.I19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198]/[.I19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Y198]/[.I198])*100; &quot;&quot;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198]/[.I19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199]-[.X199] = 0 ;&quot;&quot;; [.C199]-[.X199])">
            <text:p/>
          </table:table-cell>
          <table:table-cell table:style-name="ce1"/>
          <table:table-cell table:formula="of:=IFERROR(([.E199]/[.D199])*100; &quot;&quot;)">
            <text:p/>
          </table:table-cell>
          <table:table-cell table:style-name="ce1"/>
          <table:table-cell table:formula="of:=IFERROR(([.G199]/[.D199])*100; &quot;&quot;)">
            <text:p/>
          </table:table-cell>
          <table:table-cell table:style-name="ce1"/>
          <table:table-cell table:formula="of:=IFERROR(([.I199]/[.D199])*100; &quot;&quot;)">
            <text:p/>
          </table:table-cell>
          <table:table-cell table:style-name="ce1"/>
          <table:table-cell table:formula="of:=IFERROR(([.K199]/[.D199])*100; &quot;&quot;)">
            <text:p/>
          </table:table-cell>
          <table:table-cell table:style-name="ce1"/>
          <table:table-cell table:formula="of:=IFERROR(([.M199]/[.K199])*100; &quot;&quot;)">
            <text:p/>
          </table:table-cell>
          <table:table-cell/>
          <table:table-cell table:formula="of:=IFERROR(([.O199]/[.K199])*100; &quot;&quot;)">
            <text:p/>
          </table:table-cell>
          <table:table-cell table:formula="of:=IF([.E199] = &quot;&quot; ;&quot;&quot;; [.E199]-[.O199])">
            <text:p/>
          </table:table-cell>
          <table:table-cell table:formula="of:=IFERROR(([.Q199]/[.I199])*100; &quot;&quot;)">
            <text:p/>
          </table:table-cell>
          <table:table-cell/>
          <table:table-cell table:formula="of:=IFERROR(([.S199]/[.K199])*100; &quot;&quot;)">
            <text:p/>
          </table:table-cell>
          <table:table-cell table:formula="of:=IF([.G199] = &quot;&quot; ;&quot;&quot;; [.G199]-[.S199])">
            <text:p/>
          </table:table-cell>
          <table:table-cell table:formula="of:=IFERROR(([.U199]/[.I199])*100; &quot;&quot;)">
            <text:p/>
          </table:table-cell>
          <table:table-cell table:style-name="ce1" table:number-columns-repeated="3"/>
          <table:table-cell table:formula="of:=IFERROR(([.Y199]/[.I199])*100; &quot;&quot;)">
            <text:p/>
          </table:table-cell>
          <table:table-cell table:style-name="ce1"/>
          <table:table-cell table:formula="of:=IFERROR(([.AA199]/[.I199])*100; &quot;&quot;)">
            <text:p/>
          </table:table-cell>
          <table:table-cell table:style-name="ce1"/>
          <table:table-cell/>
          <table:table-cell table:style-name="ce1"/>
          <table:table-cell table:formula="of:=IFERROR(([.AE199]/[.I19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199]/[.I199])*100; &quot;&quot;)">
            <text:p/>
          </table:table-cell>
          <table:table-cell table:style-name="ce1"/>
          <table:table-cell/>
          <table:table-cell table:style-name="ce1"/>
          <table:table-cell table:formula="of:=IFERROR(([.BM199]/[.I19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199]/[.I199])*100; &quot;&quot;)">
            <text:p/>
          </table:table-cell>
          <table:table-cell table:style-name="ce1"/>
          <table:table-cell table:formula="of:=IFERROR(([.CG199]/[.I199])*100; &quot;&quot;)">
            <text:p/>
          </table:table-cell>
          <table:table-cell table:style-name="ce1"/>
          <table:table-cell table:formula="of:=IFERROR(([.CI199]/[.I199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199]/[.I199])*100; &quot;&quot;)">
            <text:p/>
          </table:table-cell>
          <table:table-cell table:style-name="ce1"/>
          <table:table-cell/>
          <table:table-cell table:style-name="ce1"/>
          <table:table-cell table:formula="of:=IFERROR(([.CU199]/[.I199])*100; &quot;&quot;)">
            <text:p/>
          </table:table-cell>
          <table:table-cell table:style-name="ce1"/>
          <table:table-cell/>
          <table:table-cell table:style-name="ce1"/>
          <table:table-cell table:formula="of:=IFERROR(([.CY199]/[.I199])*100; &quot;&quot;)">
            <text:p/>
          </table:table-cell>
          <table:table-cell table:style-name="ce1"/>
          <table:table-cell/>
          <table:table-cell table:style-name="ce1"/>
          <table:table-cell table:formula="of:=IFERROR(([.DC199]/[.I199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on Wlan 7530</text:p>
          </table:table-cell>
          <table:table-cell office:value-type="string" calcext:value-type="string">
            <text:p>530.07.28</text:p>
          </table:table-cell>
          <table:table-cell office:value-type="float" office:value="412" calcext:value-type="float">
            <text:p>412</text:p>
          </table:table-cell>
          <table:table-cell table:formula="of:=IF([.C200]-[.X200] = 0 ;&quot;&quot;; [.C200]-[.X200])" office:value-type="float" office:value="335" calcext:value-type="float">
            <text:p>335</text:p>
          </table:table-cell>
          <table:table-cell office:value-type="float" office:value="120" calcext:value-type="float">
            <text:p>120</text:p>
          </table:table-cell>
          <table:table-cell table:formula="of:=IFERROR(([.E200]/[.D200])*100; &quot;&quot;)" office:value-type="float" office:value="35.8208955223881" calcext:value-type="float">
            <text:p>35,8208955223881</text:p>
          </table:table-cell>
          <table:table-cell office:value-type="float" office:value="103" calcext:value-type="float">
            <text:p>103</text:p>
          </table:table-cell>
          <table:table-cell table:formula="of:=IFERROR(([.G200]/[.D200])*100; &quot;&quot;)" office:value-type="float" office:value="30.7462686567164" calcext:value-type="float">
            <text:p>30,7462686567164</text:p>
          </table:table-cell>
          <table:table-cell office:value-type="float" office:value="139" calcext:value-type="float">
            <text:p>139</text:p>
          </table:table-cell>
          <table:table-cell table:formula="of:=IFERROR(([.I200]/[.D200])*100; &quot;&quot;)" office:value-type="float" office:value="41.4925373134328" calcext:value-type="float">
            <text:p>41,4925373134328</text:p>
          </table:table-cell>
          <table:table-cell office:value-type="float" office:value="196" calcext:value-type="float">
            <text:p>196</text:p>
          </table:table-cell>
          <table:table-cell table:formula="of:=IFERROR(([.K200]/[.D200])*100; &quot;&quot;)" office:value-type="float" office:value="58.5074626865672" calcext:value-type="float">
            <text:p>58,5074626865672</text:p>
          </table:table-cell>
          <table:table-cell office:value-type="float" office:value="19" calcext:value-type="float">
            <text:p>19</text:p>
          </table:table-cell>
          <table:table-cell table:formula="of:=IFERROR(([.M200]/[.K200])*100; &quot;&quot;)" office:value-type="float" office:value="9.69387755102041" calcext:value-type="float">
            <text:p>9,69387755102041</text:p>
          </table:table-cell>
          <table:table-cell office:value-type="float" office:value="113" calcext:value-type="float">
            <text:p>113</text:p>
          </table:table-cell>
          <table:table-cell table:formula="of:=IFERROR(([.O200]/[.K200])*100; &quot;&quot;)" office:value-type="float" office:value="57.6530612244898" calcext:value-type="float">
            <text:p>57,6530612244898</text:p>
          </table:table-cell>
          <table:table-cell table:formula="of:=IF([.E200] = &quot;&quot; ;&quot;&quot;; [.E200]-[.O200])" office:value-type="float" office:value="7" calcext:value-type="float">
            <text:p>7</text:p>
          </table:table-cell>
          <table:table-cell table:formula="of:=IFERROR(([.Q200]/[.I200])*100; &quot;&quot;)" office:value-type="float" office:value="5.03597122302158" calcext:value-type="float">
            <text:p>5,03597122302158</text:p>
          </table:table-cell>
          <table:table-cell office:value-type="float" office:value="100" calcext:value-type="float">
            <text:p>100</text:p>
          </table:table-cell>
          <table:table-cell table:formula="of:=IFERROR(([.S200]/[.K200])*100; &quot;&quot;)" office:value-type="float" office:value="51.0204081632653" calcext:value-type="float">
            <text:p>51,0204081632653</text:p>
          </table:table-cell>
          <table:table-cell table:formula="of:=IF([.G200] = &quot;&quot; ;&quot;&quot;; [.G200]-[.S200])" office:value-type="float" office:value="3" calcext:value-type="float">
            <text:p>3</text:p>
          </table:table-cell>
          <table:table-cell table:formula="of:=IFERROR(([.U200]/[.I200])*100; &quot;&quot;)" office:value-type="float" office:value="2.15827338129496" calcext:value-type="float">
            <text:p>2,15827338129496</text:p>
          </table:table-cell>
          <table:table-cell office:value-type="float" office:value="118" calcext:value-type="float">
            <text:p>118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table:formula="of:=IFERROR(([.Y200]/[.I200])*100; &quot;&quot;)" office:value-type="float" office:value="15.1079136690647" calcext:value-type="float">
            <text:p>15,1079136690647</text:p>
          </table:table-cell>
          <table:table-cell office:value-type="float" office:value="2" calcext:value-type="float">
            <text:p>2</text:p>
          </table:table-cell>
          <table:table-cell table:formula="of:=IFERROR(([.AA200]/[.I200])*100; &quot;&quot;)" office:value-type="float" office:value="1.43884892086331" calcext:value-type="float">
            <text:p>1,438848920863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E200]/[.I200])*100; &quot;&quot;)" office:value-type="float" office:value="3.59712230215827" calcext:value-type="float">
            <text:p>3,597122302158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200]/[.I20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200]/[.I20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IFERROR(([.CE200]/[.I200])*100; &quot;&quot;)" office:value-type="float" office:value="23.021582733813" calcext:value-type="float">
            <text:p>23,021582733813</text:p>
          </table:table-cell>
          <table:table-cell office:value-type="float" office:value="0" calcext:value-type="float">
            <text:p>0</text:p>
          </table:table-cell>
          <table:table-cell table:formula="of:=IFERROR(([.CG200]/[.I200])*100; &quot;&quot;)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IFERROR(([.CI200]/[.I200])*100; &quot;&quot;)" office:value-type="float" office:value="56.8345323741007" calcext:value-type="float">
            <text:p>56,83453237410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200]/[.I20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200]/[.I20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200]/[.I20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200]/[.I200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530.07.27</text:p>
          </table:table-cell>
          <table:table-cell office:value-type="float" office:value="412" calcext:value-type="float">
            <text:p>412</text:p>
          </table:table-cell>
          <table:table-cell table:formula="of:=IF([.C201]-[.X201] = 0 ;&quot;&quot;; [.C201]-[.X201])" office:value-type="float" office:value="335" calcext:value-type="float">
            <text:p>335</text:p>
          </table:table-cell>
          <table:table-cell office:value-type="float" office:value="120" calcext:value-type="float">
            <text:p>120</text:p>
          </table:table-cell>
          <table:table-cell table:formula="of:=IFERROR(([.E201]/[.D201])*100; &quot;&quot;)" office:value-type="float" office:value="35.8208955223881" calcext:value-type="float">
            <text:p>35,8208955223881</text:p>
          </table:table-cell>
          <table:table-cell office:value-type="float" office:value="103" calcext:value-type="float">
            <text:p>103</text:p>
          </table:table-cell>
          <table:table-cell table:formula="of:=IFERROR(([.G201]/[.D201])*100; &quot;&quot;)" office:value-type="float" office:value="30.7462686567164" calcext:value-type="float">
            <text:p>30,7462686567164</text:p>
          </table:table-cell>
          <table:table-cell office:value-type="float" office:value="139" calcext:value-type="float">
            <text:p>139</text:p>
          </table:table-cell>
          <table:table-cell table:formula="of:=IFERROR(([.I201]/[.D201])*100; &quot;&quot;)" office:value-type="float" office:value="41.4925373134328" calcext:value-type="float">
            <text:p>41,4925373134328</text:p>
          </table:table-cell>
          <table:table-cell office:value-type="float" office:value="196" calcext:value-type="float">
            <text:p>196</text:p>
          </table:table-cell>
          <table:table-cell table:formula="of:=IFERROR(([.K201]/[.D201])*100; &quot;&quot;)" office:value-type="float" office:value="58.5074626865672" calcext:value-type="float">
            <text:p>58,5074626865672</text:p>
          </table:table-cell>
          <table:table-cell office:value-type="float" office:value="19" calcext:value-type="float">
            <text:p>19</text:p>
          </table:table-cell>
          <table:table-cell table:formula="of:=IFERROR(([.M201]/[.K201])*100; &quot;&quot;)" office:value-type="float" office:value="9.69387755102041" calcext:value-type="float">
            <text:p>9,69387755102041</text:p>
          </table:table-cell>
          <table:table-cell office:value-type="float" office:value="113" calcext:value-type="float">
            <text:p>113</text:p>
          </table:table-cell>
          <table:table-cell table:formula="of:=IFERROR(([.O201]/[.K201])*100; &quot;&quot;)" office:value-type="float" office:value="57.6530612244898" calcext:value-type="float">
            <text:p>57,6530612244898</text:p>
          </table:table-cell>
          <table:table-cell table:formula="of:=IF([.E201] = &quot;&quot; ;&quot;&quot;; [.E201]-[.O201])" office:value-type="float" office:value="7" calcext:value-type="float">
            <text:p>7</text:p>
          </table:table-cell>
          <table:table-cell table:formula="of:=IFERROR(([.Q201]/[.I201])*100; &quot;&quot;)" office:value-type="float" office:value="5.03597122302158" calcext:value-type="float">
            <text:p>5,03597122302158</text:p>
          </table:table-cell>
          <table:table-cell office:value-type="float" office:value="100" calcext:value-type="float">
            <text:p>100</text:p>
          </table:table-cell>
          <table:table-cell table:formula="of:=IFERROR(([.S201]/[.K201])*100; &quot;&quot;)" office:value-type="float" office:value="51.0204081632653" calcext:value-type="float">
            <text:p>51,0204081632653</text:p>
          </table:table-cell>
          <table:table-cell table:formula="of:=IF([.G201] = &quot;&quot; ;&quot;&quot;; [.G201]-[.S201])" office:value-type="float" office:value="3" calcext:value-type="float">
            <text:p>3</text:p>
          </table:table-cell>
          <table:table-cell table:formula="of:=IFERROR(([.U201]/[.I201])*100; &quot;&quot;)" office:value-type="float" office:value="2.15827338129496" calcext:value-type="float">
            <text:p>2,15827338129496</text:p>
          </table:table-cell>
          <table:table-cell office:value-type="float" office:value="118" calcext:value-type="float">
            <text:p>118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table:formula="of:=IFERROR(([.Y201]/[.I201])*100; &quot;&quot;)" office:value-type="float" office:value="15.1079136690647" calcext:value-type="float">
            <text:p>15,1079136690647</text:p>
          </table:table-cell>
          <table:table-cell office:value-type="float" office:value="2" calcext:value-type="float">
            <text:p>2</text:p>
          </table:table-cell>
          <table:table-cell table:formula="of:=IFERROR(([.AA201]/[.I201])*100; &quot;&quot;)" office:value-type="float" office:value="1.43884892086331" calcext:value-type="float">
            <text:p>1,438848920863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E201]/[.I201])*100; &quot;&quot;)" office:value-type="float" office:value="3.59712230215827" calcext:value-type="float">
            <text:p>3,597122302158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201]/[.I20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201]/[.I20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IFERROR(([.CE201]/[.I201])*100; &quot;&quot;)" office:value-type="float" office:value="22.3021582733813" calcext:value-type="float">
            <text:p>22,3021582733813</text:p>
          </table:table-cell>
          <table:table-cell office:value-type="float" office:value="0" calcext:value-type="float">
            <text:p>0</text:p>
          </table:table-cell>
          <table:table-cell table:formula="of:=IFERROR(([.CG201]/[.I201])*100; &quot;&quot;)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IFERROR(([.CI201]/[.I201])*100; &quot;&quot;)" office:value-type="float" office:value="57.5539568345324" calcext:value-type="float">
            <text:p>57,55395683453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201]/[.I20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201]/[.I20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201]/[.I20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201]/[.I20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202]-[.X202] = 0 ;&quot;&quot;; [.C202]-[.X202])">
            <text:p/>
          </table:table-cell>
          <table:table-cell table:style-name="ce1"/>
          <table:table-cell table:formula="of:=IFERROR(([.E202]/[.D202])*100; &quot;&quot;)">
            <text:p/>
          </table:table-cell>
          <table:table-cell table:style-name="ce1"/>
          <table:table-cell table:formula="of:=IFERROR(([.G202]/[.D202])*100; &quot;&quot;)">
            <text:p/>
          </table:table-cell>
          <table:table-cell table:style-name="ce1"/>
          <table:table-cell table:formula="of:=IFERROR(([.I202]/[.D202])*100; &quot;&quot;)">
            <text:p/>
          </table:table-cell>
          <table:table-cell table:style-name="ce1"/>
          <table:table-cell table:formula="of:=IFERROR(([.K202]/[.D202])*100; &quot;&quot;)">
            <text:p/>
          </table:table-cell>
          <table:table-cell table:style-name="ce1"/>
          <table:table-cell table:formula="of:=IFERROR(([.M202]/[.K202])*100; &quot;&quot;)">
            <text:p/>
          </table:table-cell>
          <table:table-cell/>
          <table:table-cell table:formula="of:=IFERROR(([.O202]/[.K202])*100; &quot;&quot;)">
            <text:p/>
          </table:table-cell>
          <table:table-cell table:formula="of:=IF([.E202] = &quot;&quot; ;&quot;&quot;; [.E202]-[.O202])">
            <text:p/>
          </table:table-cell>
          <table:table-cell table:formula="of:=IFERROR(([.Q202]/[.I202])*100; &quot;&quot;)">
            <text:p/>
          </table:table-cell>
          <table:table-cell/>
          <table:table-cell table:formula="of:=IFERROR(([.S202]/[.K202])*100; &quot;&quot;)">
            <text:p/>
          </table:table-cell>
          <table:table-cell table:formula="of:=IF([.G202] = &quot;&quot; ;&quot;&quot;; [.G202]-[.S202])">
            <text:p/>
          </table:table-cell>
          <table:table-cell table:formula="of:=IFERROR(([.U202]/[.I202])*100; &quot;&quot;)">
            <text:p/>
          </table:table-cell>
          <table:table-cell table:style-name="ce1" table:number-columns-repeated="3"/>
          <table:table-cell table:formula="of:=IFERROR(([.Y202]/[.I202])*100; &quot;&quot;)">
            <text:p/>
          </table:table-cell>
          <table:table-cell table:style-name="ce1"/>
          <table:table-cell table:formula="of:=IFERROR(([.AA202]/[.I202])*100; &quot;&quot;)">
            <text:p/>
          </table:table-cell>
          <table:table-cell table:style-name="ce1"/>
          <table:table-cell/>
          <table:table-cell table:style-name="ce1"/>
          <table:table-cell table:formula="of:=IFERROR(([.AE202]/[.I20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202]/[.I202])*100; &quot;&quot;)">
            <text:p/>
          </table:table-cell>
          <table:table-cell table:style-name="ce1"/>
          <table:table-cell/>
          <table:table-cell table:style-name="ce1"/>
          <table:table-cell table:formula="of:=IFERROR(([.BM202]/[.I20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202]/[.I202])*100; &quot;&quot;)">
            <text:p/>
          </table:table-cell>
          <table:table-cell table:style-name="ce1"/>
          <table:table-cell table:formula="of:=IFERROR(([.CG202]/[.I202])*100; &quot;&quot;)">
            <text:p/>
          </table:table-cell>
          <table:table-cell table:style-name="ce1"/>
          <table:table-cell table:formula="of:=IFERROR(([.CI202]/[.I20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202]/[.I202])*100; &quot;&quot;)">
            <text:p/>
          </table:table-cell>
          <table:table-cell table:style-name="ce1"/>
          <table:table-cell/>
          <table:table-cell table:style-name="ce1"/>
          <table:table-cell table:formula="of:=IFERROR(([.CU202]/[.I202])*100; &quot;&quot;)">
            <text:p/>
          </table:table-cell>
          <table:table-cell table:style-name="ce1"/>
          <table:table-cell/>
          <table:table-cell table:style-name="ce1"/>
          <table:table-cell table:formula="of:=IFERROR(([.CY202]/[.I202])*100; &quot;&quot;)">
            <text:p/>
          </table:table-cell>
          <table:table-cell table:style-name="ce1"/>
          <table:table-cell/>
          <table:table-cell table:style-name="ce1"/>
          <table:table-cell table:formula="of:=IFERROR(([.DC202]/[.I202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on Wlan 7570</text:p>
          </table:table-cell>
          <table:table-cell office:value-type="string" calcext:value-type="string">
            <text:p>75.04.92</text:p>
          </table:table-cell>
          <table:table-cell office:value-type="float" office:value="213" calcext:value-type="float">
            <text:p>213</text:p>
          </table:table-cell>
          <table:table-cell table:formula="of:=IF([.C203]-[.X203] = 0 ;&quot;&quot;; [.C203]-[.X203])" office:value-type="float" office:value="176" calcext:value-type="float">
            <text:p>176</text:p>
          </table:table-cell>
          <table:table-cell office:value-type="float" office:value="103" calcext:value-type="float">
            <text:p>103</text:p>
          </table:table-cell>
          <table:table-cell table:formula="of:=IFERROR(([.E203]/[.D203])*100; &quot;&quot;)" office:value-type="float" office:value="58.5227272727273" calcext:value-type="float">
            <text:p>58,5227272727273</text:p>
          </table:table-cell>
          <table:table-cell office:value-type="float" office:value="66" calcext:value-type="float">
            <text:p>66</text:p>
          </table:table-cell>
          <table:table-cell table:formula="of:=IFERROR(([.G203]/[.D203])*100; &quot;&quot;)" office:value-type="float" office:value="37.5" calcext:value-type="float">
            <text:p>37,5</text:p>
          </table:table-cell>
          <table:table-cell office:value-type="float" office:value="37" calcext:value-type="float">
            <text:p>37</text:p>
          </table:table-cell>
          <table:table-cell table:formula="of:=IFERROR(([.I203]/[.D203])*100; &quot;&quot;)" office:value-type="float" office:value="21.0227272727273" calcext:value-type="float">
            <text:p>21,0227272727273</text:p>
          </table:table-cell>
          <table:table-cell office:value-type="float" office:value="139" calcext:value-type="float">
            <text:p>139</text:p>
          </table:table-cell>
          <table:table-cell table:formula="of:=IFERROR(([.K203]/[.D203])*100; &quot;&quot;)" office:value-type="float" office:value="78.9772727272727" calcext:value-type="float">
            <text:p>78,9772727272727</text:p>
          </table:table-cell>
          <table:table-cell office:value-type="float" office:value="32" calcext:value-type="float">
            <text:p>32</text:p>
          </table:table-cell>
          <table:table-cell table:formula="of:=IFERROR(([.M203]/[.K203])*100; &quot;&quot;)" office:value-type="float" office:value="23.021582733813" calcext:value-type="float">
            <text:p>23,021582733813</text:p>
          </table:table-cell>
          <table:table-cell office:value-type="float" office:value="83" calcext:value-type="float">
            <text:p>83</text:p>
          </table:table-cell>
          <table:table-cell table:formula="of:=IFERROR(([.O203]/[.K203])*100; &quot;&quot;)" office:value-type="float" office:value="59.7122302158273" calcext:value-type="float">
            <text:p>59,7122302158273</text:p>
          </table:table-cell>
          <table:table-cell table:formula="of:=IF([.E203] = &quot;&quot; ;&quot;&quot;; [.E203]-[.O203])" office:value-type="float" office:value="20" calcext:value-type="float">
            <text:p>20</text:p>
          </table:table-cell>
          <table:table-cell table:formula="of:=IFERROR(([.Q203]/[.I203])*100; &quot;&quot;)" office:value-type="float" office:value="54.0540540540541" calcext:value-type="float">
            <text:p>54,0540540540541</text:p>
          </table:table-cell>
          <table:table-cell office:value-type="float" office:value="64" calcext:value-type="float">
            <text:p>64</text:p>
          </table:table-cell>
          <table:table-cell table:formula="of:=IFERROR(([.S203]/[.K203])*100; &quot;&quot;)" office:value-type="float" office:value="46.0431654676259" calcext:value-type="float">
            <text:p>46,0431654676259</text:p>
          </table:table-cell>
          <table:table-cell table:formula="of:=IF([.G203] = &quot;&quot; ;&quot;&quot;; [.G203]-[.S203])" office:value-type="float" office:value="2" calcext:value-type="float">
            <text:p>2</text:p>
          </table:table-cell>
          <table:table-cell table:formula="of:=IFERROR(([.U203]/[.I203])*100; &quot;&quot;)" office:value-type="float" office:value="5.40540540540541" calcext:value-type="float">
            <text:p>5,40540540540541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formula="of:=IFERROR(([.Y203]/[.I203])*100; &quot;&quot;)" office:value-type="float" office:value="94.5945945945946" calcext:value-type="float">
            <text:p>94,5945945945946</text:p>
          </table:table-cell>
          <table:table-cell office:value-type="float" office:value="0" calcext:value-type="float">
            <text:p>0</text:p>
          </table:table-cell>
          <table:table-cell table:formula="of:=IFERROR(([.AA203]/[.I20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E203]/[.I203])*100; &quot;&quot;)" office:value-type="float" office:value="5.40540540540541" calcext:value-type="float">
            <text:p>5,405405405405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203]/[.I20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203]/[.I20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203]/[.I20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203]/[.I20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203]/[.I20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203]/[.I20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203]/[.I20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203]/[.I20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203]/[.I20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75.04.81</text:p>
          </table:table-cell>
          <table:table-cell office:value-type="float" office:value="208" calcext:value-type="float">
            <text:p>208</text:p>
          </table:table-cell>
          <table:table-cell table:formula="of:=IF([.C204]-[.X204] = 0 ;&quot;&quot;; [.C204]-[.X204])" office:value-type="float" office:value="175" calcext:value-type="float">
            <text:p>175</text:p>
          </table:table-cell>
          <table:table-cell office:value-type="float" office:value="102" calcext:value-type="float">
            <text:p>102</text:p>
          </table:table-cell>
          <table:table-cell table:formula="of:=IFERROR(([.E204]/[.D204])*100; &quot;&quot;)" office:value-type="float" office:value="58.2857142857143" calcext:value-type="float">
            <text:p>58,2857142857143</text:p>
          </table:table-cell>
          <table:table-cell office:value-type="float" office:value="65" calcext:value-type="float">
            <text:p>65</text:p>
          </table:table-cell>
          <table:table-cell table:formula="of:=IFERROR(([.G204]/[.D204])*100; &quot;&quot;)" office:value-type="float" office:value="37.1428571428571" calcext:value-type="float">
            <text:p>37,1428571428571</text:p>
          </table:table-cell>
          <table:table-cell office:value-type="float" office:value="36" calcext:value-type="float">
            <text:p>36</text:p>
          </table:table-cell>
          <table:table-cell table:formula="of:=IFERROR(([.I204]/[.D204])*100; &quot;&quot;)" office:value-type="float" office:value="20.5714285714286" calcext:value-type="float">
            <text:p>20,5714285714286</text:p>
          </table:table-cell>
          <table:table-cell office:value-type="float" office:value="139" calcext:value-type="float">
            <text:p>139</text:p>
          </table:table-cell>
          <table:table-cell table:formula="of:=IFERROR(([.K204]/[.D204])*100; &quot;&quot;)" office:value-type="float" office:value="79.4285714285714" calcext:value-type="float">
            <text:p>79,4285714285714</text:p>
          </table:table-cell>
          <table:table-cell office:value-type="float" office:value="35" calcext:value-type="float">
            <text:p>35</text:p>
          </table:table-cell>
          <table:table-cell table:formula="of:=IFERROR(([.M204]/[.K204])*100; &quot;&quot;)" office:value-type="float" office:value="25.1798561151079" calcext:value-type="float">
            <text:p>25,1798561151079</text:p>
          </table:table-cell>
          <table:table-cell office:value-type="float" office:value="84" calcext:value-type="float">
            <text:p>84</text:p>
          </table:table-cell>
          <table:table-cell table:formula="of:=IFERROR(([.O204]/[.K204])*100; &quot;&quot;)" office:value-type="float" office:value="60.431654676259" calcext:value-type="float">
            <text:p>60,431654676259</text:p>
          </table:table-cell>
          <table:table-cell table:formula="of:=IF([.E204] = &quot;&quot; ;&quot;&quot;; [.E204]-[.O204])" office:value-type="float" office:value="18" calcext:value-type="float">
            <text:p>18</text:p>
          </table:table-cell>
          <table:table-cell table:formula="of:=IFERROR(([.Q204]/[.I204])*100; &quot;&quot;)"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table:formula="of:=IFERROR(([.S204]/[.K204])*100; &quot;&quot;)" office:value-type="float" office:value="45.3237410071943" calcext:value-type="float">
            <text:p>45,3237410071943</text:p>
          </table:table-cell>
          <table:table-cell table:formula="of:=IF([.G204] = &quot;&quot; ;&quot;&quot;; [.G204]-[.S204])" office:value-type="float" office:value="2" calcext:value-type="float">
            <text:p>2</text:p>
          </table:table-cell>
          <table:table-cell table:formula="of:=IFERROR(([.U204]/[.I204])*100; &quot;&quot;)" office:value-type="float" office:value="5.55555555555556" calcext:value-type="float">
            <text:p>5,55555555555556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formula="of:=IFERROR(([.Y204]/[.I204])*100; &quot;&quot;)" office:value-type="float" office:value="77.7777777777778" calcext:value-type="float">
            <text:p>77,7777777777778</text:p>
          </table:table-cell>
          <table:table-cell office:value-type="float" office:value="0" calcext:value-type="float">
            <text:p>0</text:p>
          </table:table-cell>
          <table:table-cell table:formula="of:=IFERROR(([.AA204]/[.I20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AE204]/[.I204])*100; &quot;&quot;)" office:value-type="float" office:value="2.77777777777778" calcext:value-type="float">
            <text:p>2,777777777777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BI204]/[.I204])*100; &quot;&quot;)" office:value-type="float" office:value="2.77777777777778" calcext:value-type="float">
            <text:p>2,777777777777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204]/[.I20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IFERROR(([.CE204]/[.I204])*100; &quot;&quot;)" office:value-type="float" office:value="16.6666666666667" calcext:value-type="float">
            <text:p>16,6666666666667</text:p>
          </table:table-cell>
          <table:table-cell office:value-type="float" office:value="0" calcext:value-type="float">
            <text:p>0</text:p>
          </table:table-cell>
          <table:table-cell table:formula="of:=IFERROR(([.CG204]/[.I20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204]/[.I20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204]/[.I20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204]/[.I20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204]/[.I20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204]/[.I20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205]-[.X205] = 0 ;&quot;&quot;; [.C205]-[.X205])">
            <text:p/>
          </table:table-cell>
          <table:table-cell table:style-name="ce1"/>
          <table:table-cell table:formula="of:=IFERROR(([.E205]/[.D205])*100; &quot;&quot;)">
            <text:p/>
          </table:table-cell>
          <table:table-cell table:style-name="ce1"/>
          <table:table-cell table:formula="of:=IFERROR(([.G205]/[.D205])*100; &quot;&quot;)">
            <text:p/>
          </table:table-cell>
          <table:table-cell table:style-name="ce1"/>
          <table:table-cell table:formula="of:=IFERROR(([.I205]/[.D205])*100; &quot;&quot;)">
            <text:p/>
          </table:table-cell>
          <table:table-cell table:style-name="ce1"/>
          <table:table-cell table:formula="of:=IFERROR(([.K205]/[.D205])*100; &quot;&quot;)">
            <text:p/>
          </table:table-cell>
          <table:table-cell table:style-name="ce1"/>
          <table:table-cell table:formula="of:=IFERROR(([.M205]/[.K205])*100; &quot;&quot;)">
            <text:p/>
          </table:table-cell>
          <table:table-cell/>
          <table:table-cell table:formula="of:=IFERROR(([.O205]/[.K205])*100; &quot;&quot;)">
            <text:p/>
          </table:table-cell>
          <table:table-cell table:formula="of:=IF([.E205] = &quot;&quot; ;&quot;&quot;; [.E205]-[.O205])">
            <text:p/>
          </table:table-cell>
          <table:table-cell table:formula="of:=IFERROR(([.Q205]/[.I205])*100; &quot;&quot;)">
            <text:p/>
          </table:table-cell>
          <table:table-cell/>
          <table:table-cell table:formula="of:=IFERROR(([.S205]/[.K205])*100; &quot;&quot;)">
            <text:p/>
          </table:table-cell>
          <table:table-cell table:formula="of:=IF([.G205] = &quot;&quot; ;&quot;&quot;; [.G205]-[.S205])">
            <text:p/>
          </table:table-cell>
          <table:table-cell table:formula="of:=IFERROR(([.U205]/[.I205])*100; &quot;&quot;)">
            <text:p/>
          </table:table-cell>
          <table:table-cell table:style-name="ce1" table:number-columns-repeated="3"/>
          <table:table-cell table:formula="of:=IFERROR(([.Y205]/[.I205])*100; &quot;&quot;)">
            <text:p/>
          </table:table-cell>
          <table:table-cell table:style-name="ce1"/>
          <table:table-cell table:formula="of:=IFERROR(([.AA205]/[.I205])*100; &quot;&quot;)">
            <text:p/>
          </table:table-cell>
          <table:table-cell table:style-name="ce1"/>
          <table:table-cell/>
          <table:table-cell table:style-name="ce1"/>
          <table:table-cell table:formula="of:=IFERROR(([.AE205]/[.I20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205]/[.I205])*100; &quot;&quot;)">
            <text:p/>
          </table:table-cell>
          <table:table-cell table:style-name="ce1"/>
          <table:table-cell/>
          <table:table-cell table:style-name="ce1"/>
          <table:table-cell table:formula="of:=IFERROR(([.BM205]/[.I20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205]/[.I205])*100; &quot;&quot;)">
            <text:p/>
          </table:table-cell>
          <table:table-cell table:style-name="ce1"/>
          <table:table-cell table:formula="of:=IFERROR(([.CG205]/[.I205])*100; &quot;&quot;)">
            <text:p/>
          </table:table-cell>
          <table:table-cell table:style-name="ce1"/>
          <table:table-cell table:formula="of:=IFERROR(([.CI205]/[.I20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205]/[.I205])*100; &quot;&quot;)">
            <text:p/>
          </table:table-cell>
          <table:table-cell table:style-name="ce1"/>
          <table:table-cell/>
          <table:table-cell table:style-name="ce1"/>
          <table:table-cell table:formula="of:=IFERROR(([.CU205]/[.I205])*100; &quot;&quot;)">
            <text:p/>
          </table:table-cell>
          <table:table-cell table:style-name="ce1"/>
          <table:table-cell/>
          <table:table-cell table:style-name="ce1"/>
          <table:table-cell table:formula="of:=IFERROR(([.CY205]/[.I205])*100; &quot;&quot;)">
            <text:p/>
          </table:table-cell>
          <table:table-cell table:style-name="ce1"/>
          <table:table-cell/>
          <table:table-cell table:style-name="ce1"/>
          <table:table-cell table:formula="of:=IFERROR(([.DC205]/[.I205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on Wlan 7369</text:p>
          </table:table-cell>
          <table:table-cell office:value-type="string" calcext:value-type="string">
            <text:p>119.06.32</text:p>
          </table:table-cell>
          <table:table-cell office:value-type="float" office:value="337" calcext:value-type="float">
            <text:p>337</text:p>
          </table:table-cell>
          <table:table-cell table:formula="of:=IF([.C206]-[.X206] = 0 ;&quot;&quot;; [.C206]-[.X206])" office:value-type="float" office:value="288" calcext:value-type="float">
            <text:p>288</text:p>
          </table:table-cell>
          <table:table-cell office:value-type="float" office:value="12" calcext:value-type="float">
            <text:p>12</text:p>
          </table:table-cell>
          <table:table-cell table:formula="of:=IFERROR(([.E206]/[.D206])*100; &quot;&quot;)" office:value-type="float" office:value="4.16666666666667" calcext:value-type="float">
            <text:p>4,16666666666667</text:p>
          </table:table-cell>
          <table:table-cell office:value-type="float" office:value="6" calcext:value-type="float">
            <text:p>6</text:p>
          </table:table-cell>
          <table:table-cell table:formula="of:=IFERROR(([.G206]/[.D206])*100; &quot;&quot;)" office:value-type="float" office:value="2.08333333333333" calcext:value-type="float">
            <text:p>2,08333333333333</text:p>
          </table:table-cell>
          <table:table-cell office:value-type="float" office:value="231" calcext:value-type="float">
            <text:p>231</text:p>
          </table:table-cell>
          <table:table-cell table:formula="of:=IFERROR(([.I206]/[.D206])*100; &quot;&quot;)" office:value-type="float" office:value="80.2083333333333" calcext:value-type="float">
            <text:p>80,2083333333333</text:p>
          </table:table-cell>
          <table:table-cell office:value-type="float" office:value="57" calcext:value-type="float">
            <text:p>57</text:p>
          </table:table-cell>
          <table:table-cell table:formula="of:=IFERROR(([.K206]/[.D206])*100; &quot;&quot;)" office:value-type="float" office:value="19.7916666666667" calcext:value-type="float">
            <text:p>19,7916666666667</text:p>
          </table:table-cell>
          <table:table-cell office:value-type="float" office:value="16" calcext:value-type="float">
            <text:p>16</text:p>
          </table:table-cell>
          <table:table-cell table:formula="of:=IFERROR(([.M206]/[.K206])*100; &quot;&quot;)" office:value-type="float" office:value="28.0701754385965" calcext:value-type="float">
            <text:p>28,0701754385965</text:p>
          </table:table-cell>
          <table:table-cell office:value-type="float" office:value="11" calcext:value-type="float">
            <text:p>11</text:p>
          </table:table-cell>
          <table:table-cell table:formula="of:=IFERROR(([.O206]/[.K206])*100; &quot;&quot;)" office:value-type="float" office:value="19.2982456140351" calcext:value-type="float">
            <text:p>19,2982456140351</text:p>
          </table:table-cell>
          <table:table-cell table:formula="of:=IF([.E206] = &quot;&quot; ;&quot;&quot;; [.E206]-[.O206])" office:value-type="float" office:value="1" calcext:value-type="float">
            <text:p>1</text:p>
          </table:table-cell>
          <table:table-cell table:formula="of:=IFERROR(([.Q206]/[.I206])*100; &quot;&quot;)" office:value-type="float" office:value="0.432900432900433" calcext:value-type="float">
            <text:p>0,432900432900433</text:p>
          </table:table-cell>
          <table:table-cell office:value-type="float" office:value="6" calcext:value-type="float">
            <text:p>6</text:p>
          </table:table-cell>
          <table:table-cell table:formula="of:=IFERROR(([.S206]/[.K206])*100; &quot;&quot;)" office:value-type="float" office:value="10.5263157894737" calcext:value-type="float">
            <text:p>10,5263157894737</text:p>
          </table:table-cell>
          <table:table-cell table:formula="of:=IF([.G206] = &quot;&quot; ;&quot;&quot;; [.G206]-[.S206])" office:value-type="float" office:value="0" calcext:value-type="float">
            <text:p>0</text:p>
          </table:table-cell>
          <table:table-cell table:formula="of:=IFERROR(([.U206]/[.I206])*100; &quot;&quot;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IFERROR(([.Y206]/[.I206])*100; &quot;&quot;)" office:value-type="float" office:value="1.2987012987013" calcext:value-type="float">
            <text:p>1,2987012987013</text:p>
          </table:table-cell>
          <table:table-cell office:value-type="float" office:value="84" calcext:value-type="float">
            <text:p>84</text:p>
          </table:table-cell>
          <table:table-cell table:formula="of:=IFERROR(([.AA206]/[.I206])*100; &quot;&quot;)" office:value-type="float" office:value="36.3636363636364" calcext:value-type="float">
            <text:p>36,36363636363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IFERROR(([.AE206]/[.I206])*100; &quot;&quot;)" office:value-type="float" office:value="7.35930735930736" calcext:value-type="float">
            <text:p>7,359307359307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IFERROR(([.BI206]/[.I206])*100; &quot;&quot;)" office:value-type="float" office:value="5.62770562770563" calcext:value-type="float">
            <text:p>5,627705627705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206]/[.I20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5" calcext:value-type="float">
            <text:p>95</text:p>
          </table:table-cell>
          <table:table-cell table:formula="of:=IFERROR(([.CE206]/[.I206])*100; &quot;&quot;)" office:value-type="float" office:value="41.1255411255411" calcext:value-type="float">
            <text:p>41,1255411255411</text:p>
          </table:table-cell>
          <table:table-cell office:value-type="float" office:value="7" calcext:value-type="float">
            <text:p>7</text:p>
          </table:table-cell>
          <table:table-cell table:formula="of:=IFERROR(([.CG206]/[.I206])*100; &quot;&quot;)" office:value-type="float" office:value="3.03030303030303" calcext:value-type="float">
            <text:p>3,03030303030303</text:p>
          </table:table-cell>
          <table:table-cell office:value-type="float" office:value="6" calcext:value-type="float">
            <text:p>6</text:p>
          </table:table-cell>
          <table:table-cell table:formula="of:=IFERROR(([.CI206]/[.I206])*100; &quot;&quot;)" office:value-type="float" office:value="2.5974025974026" calcext:value-type="float">
            <text:p>2,59740259740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CQ206]/[.I206])*100; &quot;&quot;)" office:value-type="float" office:value="1.73160173160173" calcext:value-type="float">
            <text:p>1,731601731601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206]/[.I20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Y206]/[.I206])*100; &quot;&quot;)" office:value-type="float" office:value="0.865800865800866" calcext:value-type="float">
            <text:p>0,8658008658008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206]/[.I20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207]-[.X207] = 0 ;&quot;&quot;; [.C207]-[.X207])">
            <text:p/>
          </table:table-cell>
          <table:table-cell table:style-name="ce1"/>
          <table:table-cell table:formula="of:=IFERROR(([.E207]/[.D207])*100; &quot;&quot;)">
            <text:p/>
          </table:table-cell>
          <table:table-cell table:style-name="ce1"/>
          <table:table-cell table:formula="of:=IFERROR(([.G207]/[.D207])*100; &quot;&quot;)">
            <text:p/>
          </table:table-cell>
          <table:table-cell table:style-name="ce1"/>
          <table:table-cell table:formula="of:=IFERROR(([.I207]/[.D207])*100; &quot;&quot;)">
            <text:p/>
          </table:table-cell>
          <table:table-cell table:style-name="ce1"/>
          <table:table-cell table:formula="of:=IFERROR(([.K207]/[.D207])*100; &quot;&quot;)">
            <text:p/>
          </table:table-cell>
          <table:table-cell table:style-name="ce1"/>
          <table:table-cell table:formula="of:=IFERROR(([.M207]/[.K207])*100; &quot;&quot;)">
            <text:p/>
          </table:table-cell>
          <table:table-cell/>
          <table:table-cell table:formula="of:=IFERROR(([.O207]/[.K207])*100; &quot;&quot;)">
            <text:p/>
          </table:table-cell>
          <table:table-cell table:formula="of:=IF([.E207] = &quot;&quot; ;&quot;&quot;; [.E207]-[.O207])">
            <text:p/>
          </table:table-cell>
          <table:table-cell table:formula="of:=IFERROR(([.Q207]/[.I207])*100; &quot;&quot;)">
            <text:p/>
          </table:table-cell>
          <table:table-cell/>
          <table:table-cell table:formula="of:=IFERROR(([.S207]/[.K207])*100; &quot;&quot;)">
            <text:p/>
          </table:table-cell>
          <table:table-cell table:formula="of:=IF([.G207] = &quot;&quot; ;&quot;&quot;; [.G207]-[.S207])">
            <text:p/>
          </table:table-cell>
          <table:table-cell table:formula="of:=IFERROR(([.U207]/[.I207])*100; &quot;&quot;)">
            <text:p/>
          </table:table-cell>
          <table:table-cell table:style-name="ce1" table:number-columns-repeated="3"/>
          <table:table-cell table:formula="of:=IFERROR(([.Y207]/[.I207])*100; &quot;&quot;)">
            <text:p/>
          </table:table-cell>
          <table:table-cell table:style-name="ce1"/>
          <table:table-cell table:formula="of:=IFERROR(([.AA207]/[.I207])*100; &quot;&quot;)">
            <text:p/>
          </table:table-cell>
          <table:table-cell table:style-name="ce1"/>
          <table:table-cell/>
          <table:table-cell table:style-name="ce1"/>
          <table:table-cell table:formula="of:=IFERROR(([.AE207]/[.I20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207]/[.I207])*100; &quot;&quot;)">
            <text:p/>
          </table:table-cell>
          <table:table-cell table:style-name="ce1"/>
          <table:table-cell/>
          <table:table-cell table:style-name="ce1"/>
          <table:table-cell table:formula="of:=IFERROR(([.BM207]/[.I20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207]/[.I207])*100; &quot;&quot;)">
            <text:p/>
          </table:table-cell>
          <table:table-cell table:style-name="ce1"/>
          <table:table-cell table:formula="of:=IFERROR(([.CG207]/[.I207])*100; &quot;&quot;)">
            <text:p/>
          </table:table-cell>
          <table:table-cell table:style-name="ce1"/>
          <table:table-cell table:formula="of:=IFERROR(([.CI207]/[.I20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207]/[.I207])*100; &quot;&quot;)">
            <text:p/>
          </table:table-cell>
          <table:table-cell table:style-name="ce1"/>
          <table:table-cell/>
          <table:table-cell table:style-name="ce1"/>
          <table:table-cell table:formula="of:=IFERROR(([.CU207]/[.I207])*100; &quot;&quot;)">
            <text:p/>
          </table:table-cell>
          <table:table-cell table:style-name="ce1"/>
          <table:table-cell/>
          <table:table-cell table:style-name="ce1"/>
          <table:table-cell table:formula="of:=IFERROR(([.CY207]/[.I207])*100; &quot;&quot;)">
            <text:p/>
          </table:table-cell>
          <table:table-cell table:style-name="ce1"/>
          <table:table-cell/>
          <table:table-cell table:style-name="ce1"/>
          <table:table-cell table:formula="of:=IFERROR(([.DC207]/[.I207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on Wlan 7430</text:p>
          </table:table-cell>
          <table:table-cell office:value-type="string" calcext:value-type="string">
            <text:p>430.07.27</text:p>
          </table:table-cell>
          <table:table-cell office:value-type="float" office:value="399" calcext:value-type="float">
            <text:p>399</text:p>
          </table:table-cell>
          <table:table-cell table:formula="of:=IF([.C208]-[.X208] = 0 ;&quot;&quot;; [.C208]-[.X208])"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table:formula="of:=IFERROR(([.E208]/[.D20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208]/[.D208])*100; &quot;&quot;)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table:formula="of:=IFERROR(([.I208]/[.D208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K208]/[.D20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M208]/[.K208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O208]/[.K208])*100; &quot;&quot;)">
            <text:p/>
          </table:table-cell>
          <table:table-cell table:formula="of:=IF([.E208] = &quot;&quot; ;&quot;&quot;; [.E208]-[.O208])" office:value-type="float" office:value="0" calcext:value-type="float">
            <text:p>0</text:p>
          </table:table-cell>
          <table:table-cell table:formula="of:=IFERROR(([.Q208]/[.I20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208]/[.K208])*100; &quot;&quot;)">
            <text:p/>
          </table:table-cell>
          <table:table-cell table:formula="of:=IF([.G208] = &quot;&quot; ;&quot;&quot;; [.G208]-[.S208])" office:value-type="float" office:value="0" calcext:value-type="float">
            <text:p>0</text:p>
          </table:table-cell>
          <table:table-cell table:formula="of:=IFERROR(([.U208]/[.I20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IFERROR(([.Y208]/[.I20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A208]/[.I20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E208]/[.I208])*100; &quot;&quot;)" office:value-type="float" office:value="1.55763239875389" calcext:value-type="float">
            <text:p>1,557632398753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6" calcext:value-type="float">
            <text:p>316</text:p>
          </table:table-cell>
          <table:table-cell table:formula="of:=IFERROR(([.BI208]/[.I208])*100; &quot;&quot;)" office:value-type="float" office:value="98.4423676012461" calcext:value-type="float">
            <text:p>98,44236760124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208]/[.I20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208]/[.I20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208]/[.I20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208]/[.I20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208]/[.I20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208]/[.I20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208]/[.I20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208]/[.I20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430.07.28</text:p>
          </table:table-cell>
          <table:table-cell office:value-type="float" office:value="399" calcext:value-type="float">
            <text:p>399</text:p>
          </table:table-cell>
          <table:table-cell table:formula="of:=IF([.C209]-[.X209] = 0 ;&quot;&quot;; [.C209]-[.X209])"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table:formula="of:=IFERROR(([.E209]/[.D2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209]/[.D209])*100; &quot;&quot;)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table:formula="of:=IFERROR(([.I209]/[.D209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K209]/[.D2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M209]/[.K209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O209]/[.K209])*100; &quot;&quot;)">
            <text:p/>
          </table:table-cell>
          <table:table-cell table:formula="of:=IF([.E209] = &quot;&quot; ;&quot;&quot;; [.E209]-[.O209])" office:value-type="float" office:value="0" calcext:value-type="float">
            <text:p>0</text:p>
          </table:table-cell>
          <table:table-cell table:formula="of:=IFERROR(([.Q209]/[.I2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209]/[.K209])*100; &quot;&quot;)">
            <text:p/>
          </table:table-cell>
          <table:table-cell table:formula="of:=IF([.G209] = &quot;&quot; ;&quot;&quot;; [.G209]-[.S209])" office:value-type="float" office:value="0" calcext:value-type="float">
            <text:p>0</text:p>
          </table:table-cell>
          <table:table-cell table:formula="of:=IFERROR(([.U209]/[.I2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IFERROR(([.Y209]/[.I2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A209]/[.I2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E209]/[.I209])*100; &quot;&quot;)" office:value-type="float" office:value="1.55763239875389" calcext:value-type="float">
            <text:p>1,557632398753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6" calcext:value-type="float">
            <text:p>316</text:p>
          </table:table-cell>
          <table:table-cell table:formula="of:=IFERROR(([.BI209]/[.I209])*100; &quot;&quot;)" office:value-type="float" office:value="98.4423676012461" calcext:value-type="float">
            <text:p>98,44236760124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209]/[.I2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209]/[.I2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209]/[.I2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209]/[.I2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209]/[.I2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209]/[.I2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209]/[.I2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209]/[.I20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210]-[.X210] = 0 ;&quot;&quot;; [.C210]-[.X210])">
            <text:p/>
          </table:table-cell>
          <table:table-cell table:style-name="ce1"/>
          <table:table-cell table:formula="of:=IFERROR(([.E210]/[.D210])*100; &quot;&quot;)">
            <text:p/>
          </table:table-cell>
          <table:table-cell table:style-name="ce1"/>
          <table:table-cell table:formula="of:=IFERROR(([.G210]/[.D210])*100; &quot;&quot;)">
            <text:p/>
          </table:table-cell>
          <table:table-cell table:style-name="ce1"/>
          <table:table-cell table:formula="of:=IFERROR(([.I210]/[.D210])*100; &quot;&quot;)">
            <text:p/>
          </table:table-cell>
          <table:table-cell table:style-name="ce1"/>
          <table:table-cell table:formula="of:=IFERROR(([.K210]/[.D210])*100; &quot;&quot;)">
            <text:p/>
          </table:table-cell>
          <table:table-cell table:style-name="ce1"/>
          <table:table-cell table:formula="of:=IFERROR(([.M210]/[.K210])*100; &quot;&quot;)">
            <text:p/>
          </table:table-cell>
          <table:table-cell/>
          <table:table-cell table:formula="of:=IFERROR(([.O210]/[.K210])*100; &quot;&quot;)">
            <text:p/>
          </table:table-cell>
          <table:table-cell table:formula="of:=IF([.E210] = &quot;&quot; ;&quot;&quot;; [.E210]-[.O210])">
            <text:p/>
          </table:table-cell>
          <table:table-cell table:formula="of:=IFERROR(([.Q210]/[.I210])*100; &quot;&quot;)">
            <text:p/>
          </table:table-cell>
          <table:table-cell/>
          <table:table-cell table:formula="of:=IFERROR(([.S210]/[.K210])*100; &quot;&quot;)">
            <text:p/>
          </table:table-cell>
          <table:table-cell table:formula="of:=IF([.G210] = &quot;&quot; ;&quot;&quot;; [.G210]-[.S210])">
            <text:p/>
          </table:table-cell>
          <table:table-cell table:formula="of:=IFERROR(([.U210]/[.I210])*100; &quot;&quot;)">
            <text:p/>
          </table:table-cell>
          <table:table-cell table:style-name="ce1" table:number-columns-repeated="3"/>
          <table:table-cell table:formula="of:=IFERROR(([.Y210]/[.I210])*100; &quot;&quot;)">
            <text:p/>
          </table:table-cell>
          <table:table-cell table:style-name="ce1"/>
          <table:table-cell table:formula="of:=IFERROR(([.AA210]/[.I210])*100; &quot;&quot;)">
            <text:p/>
          </table:table-cell>
          <table:table-cell table:style-name="ce1"/>
          <table:table-cell/>
          <table:table-cell table:style-name="ce1"/>
          <table:table-cell table:formula="of:=IFERROR(([.AE210]/[.I21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210]/[.I210])*100; &quot;&quot;)">
            <text:p/>
          </table:table-cell>
          <table:table-cell table:style-name="ce1"/>
          <table:table-cell/>
          <table:table-cell table:style-name="ce1"/>
          <table:table-cell table:formula="of:=IFERROR(([.BM210]/[.I21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210]/[.I210])*100; &quot;&quot;)">
            <text:p/>
          </table:table-cell>
          <table:table-cell table:style-name="ce1"/>
          <table:table-cell table:formula="of:=IFERROR(([.CG210]/[.I210])*100; &quot;&quot;)">
            <text:p/>
          </table:table-cell>
          <table:table-cell table:style-name="ce1"/>
          <table:table-cell table:formula="of:=IFERROR(([.CI210]/[.I21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210]/[.I210])*100; &quot;&quot;)">
            <text:p/>
          </table:table-cell>
          <table:table-cell table:style-name="ce1"/>
          <table:table-cell/>
          <table:table-cell table:style-name="ce1"/>
          <table:table-cell table:formula="of:=IFERROR(([.CU210]/[.I210])*100; &quot;&quot;)">
            <text:p/>
          </table:table-cell>
          <table:table-cell table:style-name="ce1"/>
          <table:table-cell/>
          <table:table-cell table:style-name="ce1"/>
          <table:table-cell table:formula="of:=IFERROR(([.CY210]/[.I210])*100; &quot;&quot;)">
            <text:p/>
          </table:table-cell>
          <table:table-cell table:style-name="ce1"/>
          <table:table-cell/>
          <table:table-cell table:style-name="ce1"/>
          <table:table-cell table:formula="of:=IFERROR(([.DC210]/[.I210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on Wlan 7360 v2</text:p>
          </table:table-cell>
          <table:table-cell office:value-type="string" calcext:value-type="string">
            <text:p>360.06.86</text:p>
          </table:table-cell>
          <table:table-cell office:value-type="float" office:value="352" calcext:value-type="float">
            <text:p>352</text:p>
          </table:table-cell>
          <table:table-cell table:formula="of:=IF([.C211]-[.X211] = 0 ;&quot;&quot;; [.C211]-[.X211])" office:value-type="float" office:value="295" calcext:value-type="float">
            <text:p>295</text:p>
          </table:table-cell>
          <table:table-cell office:value-type="float" office:value="18" calcext:value-type="float">
            <text:p>18</text:p>
          </table:table-cell>
          <table:table-cell table:formula="of:=IFERROR(([.E211]/[.D211])*100; &quot;&quot;)" office:value-type="float" office:value="6.10169491525424" calcext:value-type="float">
            <text:p>6,10169491525424</text:p>
          </table:table-cell>
          <table:table-cell office:value-type="float" office:value="11" calcext:value-type="float">
            <text:p>11</text:p>
          </table:table-cell>
          <table:table-cell table:formula="of:=IFERROR(([.G211]/[.D211])*100; &quot;&quot;)" office:value-type="float" office:value="3.72881355932203" calcext:value-type="float">
            <text:p>3,72881355932203</text:p>
          </table:table-cell>
          <table:table-cell office:value-type="float" office:value="229" calcext:value-type="float">
            <text:p>229</text:p>
          </table:table-cell>
          <table:table-cell table:formula="of:=IFERROR(([.I211]/[.D211])*100; &quot;&quot;)" office:value-type="float" office:value="77.6271186440678" calcext:value-type="float">
            <text:p>77,6271186440678</text:p>
          </table:table-cell>
          <table:table-cell office:value-type="float" office:value="66" calcext:value-type="float">
            <text:p>66</text:p>
          </table:table-cell>
          <table:table-cell table:formula="of:=IFERROR(([.K211]/[.D211])*100; &quot;&quot;)" office:value-type="float" office:value="22.3728813559322" calcext:value-type="float">
            <text:p>22,3728813559322</text:p>
          </table:table-cell>
          <table:table-cell office:value-type="float" office:value="15" calcext:value-type="float">
            <text:p>15</text:p>
          </table:table-cell>
          <table:table-cell table:formula="of:=IFERROR(([.M211]/[.K211])*100; &quot;&quot;)" office:value-type="float" office:value="22.7272727272727" calcext:value-type="float">
            <text:p>22,7272727272727</text:p>
          </table:table-cell>
          <table:table-cell office:value-type="float" office:value="16" calcext:value-type="float">
            <text:p>16</text:p>
          </table:table-cell>
          <table:table-cell table:formula="of:=IFERROR(([.O211]/[.K211])*100; &quot;&quot;)" office:value-type="float" office:value="24.2424242424242" calcext:value-type="float">
            <text:p>24,2424242424242</text:p>
          </table:table-cell>
          <table:table-cell table:formula="of:=IF([.E211] = &quot;&quot; ;&quot;&quot;; [.E211]-[.O211])" office:value-type="float" office:value="2" calcext:value-type="float">
            <text:p>2</text:p>
          </table:table-cell>
          <table:table-cell table:formula="of:=IFERROR(([.Q211]/[.I211])*100; &quot;&quot;)" office:value-type="float" office:value="0.873362445414847" calcext:value-type="float">
            <text:p>0,873362445414847</text:p>
          </table:table-cell>
          <table:table-cell office:value-type="float" office:value="9" calcext:value-type="float">
            <text:p>9</text:p>
          </table:table-cell>
          <table:table-cell table:formula="of:=IFERROR(([.S211]/[.K211])*100; &quot;&quot;)" office:value-type="float" office:value="13.6363636363636" calcext:value-type="float">
            <text:p>13,6363636363636</text:p>
          </table:table-cell>
          <table:table-cell table:formula="of:=IF([.G211] = &quot;&quot; ;&quot;&quot;; [.G211]-[.S211])" office:value-type="float" office:value="2" calcext:value-type="float">
            <text:p>2</text:p>
          </table:table-cell>
          <table:table-cell table:formula="of:=IFERROR(([.U211]/[.I211])*100; &quot;&quot;)" office:value-type="float" office:value="0.873362445414847" calcext:value-type="float">
            <text:p>0,873362445414847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formula="of:=IFERROR(([.Y211]/[.I211])*100; &quot;&quot;)" office:value-type="float" office:value="3.49344978165939" calcext:value-type="float">
            <text:p>3,49344978165939</text:p>
          </table:table-cell>
          <table:table-cell office:value-type="float" office:value="83" calcext:value-type="float">
            <text:p>83</text:p>
          </table:table-cell>
          <table:table-cell table:formula="of:=IFERROR(([.AA211]/[.I211])*100; &quot;&quot;)" office:value-type="float" office:value="36.2445414847162" calcext:value-type="float">
            <text:p>36,24454148471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E211]/[.I211])*100; &quot;&quot;)" office:value-type="float" office:value="1.31004366812227" calcext:value-type="float">
            <text:p>1,310043668122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1" calcext:value-type="float">
            <text:p>81</text:p>
          </table:table-cell>
          <table:table-cell table:formula="of:=IFERROR(([.BI211]/[.I211])*100; &quot;&quot;)" office:value-type="float" office:value="35.3711790393013" calcext:value-type="float">
            <text:p>35,37117903930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211]/[.I21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IFERROR(([.CE211]/[.I211])*100; &quot;&quot;)" office:value-type="float" office:value="14.410480349345" calcext:value-type="float">
            <text:p>14,410480349345</text:p>
          </table:table-cell>
          <table:table-cell office:value-type="float" office:value="11" calcext:value-type="float">
            <text:p>11</text:p>
          </table:table-cell>
          <table:table-cell table:formula="of:=IFERROR(([.CG211]/[.I211])*100; &quot;&quot;)" office:value-type="float" office:value="4.80349344978166" calcext:value-type="float">
            <text:p>4,80349344978166</text:p>
          </table:table-cell>
          <table:table-cell office:value-type="float" office:value="5" calcext:value-type="float">
            <text:p>5</text:p>
          </table:table-cell>
          <table:table-cell table:formula="of:=IFERROR(([.CI211]/[.I211])*100; &quot;&quot;)" office:value-type="float" office:value="2.18340611353712" calcext:value-type="float">
            <text:p>2,183406113537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CQ211]/[.I211])*100; &quot;&quot;)" office:value-type="float" office:value="1.31004366812227" calcext:value-type="float">
            <text:p>1,310043668122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211]/[.I21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Y211]/[.I211])*100; &quot;&quot;)" office:value-type="float" office:value="0.436681222707424" calcext:value-type="float">
            <text:p>0,4366812227074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C211]/[.I211])*100; &quot;&quot;)" office:value-type="float" office:value="0.436681222707424" calcext:value-type="float">
            <text:p>0,4366812227074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124.06.52</text:p>
          </table:table-cell>
          <table:table-cell office:value-type="float" office:value="342" calcext:value-type="float">
            <text:p>342</text:p>
          </table:table-cell>
          <table:table-cell table:formula="of:=IF([.C212]-[.X212] = 0 ;&quot;&quot;; [.C212]-[.X212])" office:value-type="float" office:value="289" calcext:value-type="float">
            <text:p>289</text:p>
          </table:table-cell>
          <table:table-cell office:value-type="float" office:value="18" calcext:value-type="float">
            <text:p>18</text:p>
          </table:table-cell>
          <table:table-cell table:formula="of:=IFERROR(([.E212]/[.D212])*100; &quot;&quot;)" office:value-type="float" office:value="6.22837370242215" calcext:value-type="float">
            <text:p>6,22837370242215</text:p>
          </table:table-cell>
          <table:table-cell office:value-type="float" office:value="10" calcext:value-type="float">
            <text:p>10</text:p>
          </table:table-cell>
          <table:table-cell table:formula="of:=IFERROR(([.G212]/[.D212])*100; &quot;&quot;)" office:value-type="float" office:value="3.46020761245675" calcext:value-type="float">
            <text:p>3,46020761245675</text:p>
          </table:table-cell>
          <table:table-cell office:value-type="float" office:value="222" calcext:value-type="float">
            <text:p>222</text:p>
          </table:table-cell>
          <table:table-cell table:formula="of:=IFERROR(([.I212]/[.D212])*100; &quot;&quot;)" office:value-type="float" office:value="76.8166089965398" calcext:value-type="float">
            <text:p>76,8166089965398</text:p>
          </table:table-cell>
          <table:table-cell office:value-type="float" office:value="67" calcext:value-type="float">
            <text:p>67</text:p>
          </table:table-cell>
          <table:table-cell table:formula="of:=IFERROR(([.K212]/[.D212])*100; &quot;&quot;)" office:value-type="float" office:value="23.1833910034602" calcext:value-type="float">
            <text:p>23,1833910034602</text:p>
          </table:table-cell>
          <table:table-cell office:value-type="float" office:value="15" calcext:value-type="float">
            <text:p>15</text:p>
          </table:table-cell>
          <table:table-cell table:formula="of:=IFERROR(([.M212]/[.K212])*100; &quot;&quot;)" office:value-type="float" office:value="22.3880597014925" calcext:value-type="float">
            <text:p>22,3880597014925</text:p>
          </table:table-cell>
          <table:table-cell office:value-type="float" office:value="17" calcext:value-type="float">
            <text:p>17</text:p>
          </table:table-cell>
          <table:table-cell table:formula="of:=IFERROR(([.O212]/[.K212])*100; &quot;&quot;)" office:value-type="float" office:value="25.3731343283582" calcext:value-type="float">
            <text:p>25,3731343283582</text:p>
          </table:table-cell>
          <table:table-cell table:formula="of:=IF([.E212] = &quot;&quot; ;&quot;&quot;; [.E212]-[.O212])" office:value-type="float" office:value="1" calcext:value-type="float">
            <text:p>1</text:p>
          </table:table-cell>
          <table:table-cell table:formula="of:=IFERROR(([.Q212]/[.I212])*100; &quot;&quot;)" office:value-type="float" office:value="0.450450450450451" calcext:value-type="float">
            <text:p>0,450450450450451</text:p>
          </table:table-cell>
          <table:table-cell office:value-type="float" office:value="9" calcext:value-type="float">
            <text:p>9</text:p>
          </table:table-cell>
          <table:table-cell table:formula="of:=IFERROR(([.S212]/[.K212])*100; &quot;&quot;)" office:value-type="float" office:value="13.4328358208955" calcext:value-type="float">
            <text:p>13,4328358208955</text:p>
          </table:table-cell>
          <table:table-cell table:formula="of:=IF([.G212] = &quot;&quot; ;&quot;&quot;; [.G212]-[.S212])" office:value-type="float" office:value="1" calcext:value-type="float">
            <text:p>1</text:p>
          </table:table-cell>
          <table:table-cell table:formula="of:=IFERROR(([.U212]/[.I212])*100; &quot;&quot;)" office:value-type="float" office:value="0.450450450450451" calcext:value-type="float">
            <text:p>0,450450450450451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formula="of:=IFERROR(([.Y212]/[.I212])*100; &quot;&quot;)" office:value-type="float" office:value="3.15315315315315" calcext:value-type="float">
            <text:p>3,15315315315315</text:p>
          </table:table-cell>
          <table:table-cell office:value-type="float" office:value="79" calcext:value-type="float">
            <text:p>79</text:p>
          </table:table-cell>
          <table:table-cell table:formula="of:=IFERROR(([.AA212]/[.I212])*100; &quot;&quot;)" office:value-type="float" office:value="35.5855855855856" calcext:value-type="float">
            <text:p>35,5855855855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E212]/[.I212])*100; &quot;&quot;)" office:value-type="float" office:value="0.900900900900901" calcext:value-type="float">
            <text:p>0,9009009009009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9" calcext:value-type="float">
            <text:p>79</text:p>
          </table:table-cell>
          <table:table-cell table:formula="of:=IFERROR(([.BI212]/[.I212])*100; &quot;&quot;)" office:value-type="float" office:value="35.5855855855856" calcext:value-type="float">
            <text:p>35,5855855855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212]/[.I21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IFERROR(([.CE212]/[.I212])*100; &quot;&quot;)" office:value-type="float" office:value="15.7657657657658" calcext:value-type="float">
            <text:p>15,7657657657658</text:p>
          </table:table-cell>
          <table:table-cell office:value-type="float" office:value="11" calcext:value-type="float">
            <text:p>11</text:p>
          </table:table-cell>
          <table:table-cell table:formula="of:=IFERROR(([.CG212]/[.I212])*100; &quot;&quot;)" office:value-type="float" office:value="4.95495495495496" calcext:value-type="float">
            <text:p>4,95495495495496</text:p>
          </table:table-cell>
          <table:table-cell office:value-type="float" office:value="5" calcext:value-type="float">
            <text:p>5</text:p>
          </table:table-cell>
          <table:table-cell table:formula="of:=IFERROR(([.CI212]/[.I212])*100; &quot;&quot;)" office:value-type="float" office:value="2.25225225225225" calcext:value-type="float">
            <text:p>2,252252252252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Q212]/[.I212])*100; &quot;&quot;)" office:value-type="float" office:value="0.900900900900901" calcext:value-type="float">
            <text:p>0,9009009009009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212]/[.I21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Y212]/[.I212])*100; &quot;&quot;)" office:value-type="float" office:value="0.450450450450451" calcext:value-type="float">
            <text:p>0,4504504504504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C212]/[.I212])*100; &quot;&quot;)" office:value-type="float" office:value="0.450450450450451" calcext:value-type="float">
            <text:p>0,4504504504504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213]-[.X213] = 0 ;&quot;&quot;; [.C213]-[.X213])">
            <text:p/>
          </table:table-cell>
          <table:table-cell table:style-name="ce1"/>
          <table:table-cell table:formula="of:=IFERROR(([.E213]/[.D213])*100; &quot;&quot;)">
            <text:p/>
          </table:table-cell>
          <table:table-cell table:style-name="ce1"/>
          <table:table-cell table:formula="of:=IFERROR(([.G213]/[.D213])*100; &quot;&quot;)">
            <text:p/>
          </table:table-cell>
          <table:table-cell table:style-name="ce1"/>
          <table:table-cell table:formula="of:=IFERROR(([.I213]/[.D213])*100; &quot;&quot;)">
            <text:p/>
          </table:table-cell>
          <table:table-cell table:style-name="ce1"/>
          <table:table-cell table:formula="of:=IFERROR(([.K213]/[.D213])*100; &quot;&quot;)">
            <text:p/>
          </table:table-cell>
          <table:table-cell table:style-name="ce1"/>
          <table:table-cell table:formula="of:=IFERROR(([.M213]/[.K213])*100; &quot;&quot;)">
            <text:p/>
          </table:table-cell>
          <table:table-cell/>
          <table:table-cell table:formula="of:=IFERROR(([.O213]/[.K213])*100; &quot;&quot;)">
            <text:p/>
          </table:table-cell>
          <table:table-cell table:formula="of:=IF([.E213] = &quot;&quot; ;&quot;&quot;; [.E213]-[.O213])">
            <text:p/>
          </table:table-cell>
          <table:table-cell table:formula="of:=IFERROR(([.Q213]/[.I213])*100; &quot;&quot;)">
            <text:p/>
          </table:table-cell>
          <table:table-cell/>
          <table:table-cell table:formula="of:=IFERROR(([.S213]/[.K213])*100; &quot;&quot;)">
            <text:p/>
          </table:table-cell>
          <table:table-cell table:formula="of:=IF([.G213] = &quot;&quot; ;&quot;&quot;; [.G213]-[.S213])">
            <text:p/>
          </table:table-cell>
          <table:table-cell table:formula="of:=IFERROR(([.U213]/[.I213])*100; &quot;&quot;)">
            <text:p/>
          </table:table-cell>
          <table:table-cell table:style-name="ce1" table:number-columns-repeated="3"/>
          <table:table-cell table:formula="of:=IFERROR(([.Y213]/[.I213])*100; &quot;&quot;)">
            <text:p/>
          </table:table-cell>
          <table:table-cell table:style-name="ce1"/>
          <table:table-cell table:formula="of:=IFERROR(([.AA213]/[.I213])*100; &quot;&quot;)">
            <text:p/>
          </table:table-cell>
          <table:table-cell table:style-name="ce1"/>
          <table:table-cell/>
          <table:table-cell table:style-name="ce1"/>
          <table:table-cell table:formula="of:=IFERROR(([.AE213]/[.I21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213]/[.I213])*100; &quot;&quot;)">
            <text:p/>
          </table:table-cell>
          <table:table-cell table:style-name="ce1"/>
          <table:table-cell/>
          <table:table-cell table:style-name="ce1"/>
          <table:table-cell table:formula="of:=IFERROR(([.BM213]/[.I21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213]/[.I213])*100; &quot;&quot;)">
            <text:p/>
          </table:table-cell>
          <table:table-cell table:style-name="ce1"/>
          <table:table-cell table:formula="of:=IFERROR(([.CG213]/[.I213])*100; &quot;&quot;)">
            <text:p/>
          </table:table-cell>
          <table:table-cell table:style-name="ce1"/>
          <table:table-cell table:formula="of:=IFERROR(([.CI213]/[.I21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213]/[.I213])*100; &quot;&quot;)">
            <text:p/>
          </table:table-cell>
          <table:table-cell table:style-name="ce1"/>
          <table:table-cell/>
          <table:table-cell table:style-name="ce1"/>
          <table:table-cell table:formula="of:=IFERROR(([.CU213]/[.I213])*100; &quot;&quot;)">
            <text:p/>
          </table:table-cell>
          <table:table-cell table:style-name="ce1"/>
          <table:table-cell/>
          <table:table-cell table:style-name="ce1"/>
          <table:table-cell table:formula="of:=IFERROR(([.CY213]/[.I213])*100; &quot;&quot;)">
            <text:p/>
          </table:table-cell>
          <table:table-cell table:style-name="ce1"/>
          <table:table-cell/>
          <table:table-cell table:style-name="ce1"/>
          <table:table-cell table:formula="of:=IFERROR(([.DC213]/[.I213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on Wlan 7360 v1</text:p>
          </table:table-cell>
          <table:table-cell office:value-type="string" calcext:value-type="string">
            <text:p>111.06.33</text:p>
          </table:table-cell>
          <table:table-cell office:value-type="float" office:value="324" calcext:value-type="float">
            <text:p>324</text:p>
          </table:table-cell>
          <table:table-cell table:formula="of:=IF([.C214]-[.X214] = 0 ;&quot;&quot;; [.C214]-[.X214])" office:value-type="float" office:value="273" calcext:value-type="float">
            <text:p>273</text:p>
          </table:table-cell>
          <table:table-cell office:value-type="float" office:value="12" calcext:value-type="float">
            <text:p>12</text:p>
          </table:table-cell>
          <table:table-cell table:formula="of:=IFERROR(([.E214]/[.D214])*100; &quot;&quot;)" office:value-type="float" office:value="4.3956043956044" calcext:value-type="float">
            <text:p>4,3956043956044</text:p>
          </table:table-cell>
          <table:table-cell office:value-type="float" office:value="6" calcext:value-type="float">
            <text:p>6</text:p>
          </table:table-cell>
          <table:table-cell table:formula="of:=IFERROR(([.G214]/[.D214])*100; &quot;&quot;)" office:value-type="float" office:value="2.1978021978022" calcext:value-type="float">
            <text:p>2,1978021978022</text:p>
          </table:table-cell>
          <table:table-cell office:value-type="float" office:value="212" calcext:value-type="float">
            <text:p>212</text:p>
          </table:table-cell>
          <table:table-cell table:formula="of:=IFERROR(([.I214]/[.D214])*100; &quot;&quot;)" office:value-type="float" office:value="77.6556776556777" calcext:value-type="float">
            <text:p>77,6556776556777</text:p>
          </table:table-cell>
          <table:table-cell office:value-type="float" office:value="61" calcext:value-type="float">
            <text:p>61</text:p>
          </table:table-cell>
          <table:table-cell table:formula="of:=IFERROR(([.K214]/[.D214])*100; &quot;&quot;)" office:value-type="float" office:value="22.3443223443223" calcext:value-type="float">
            <text:p>22,3443223443223</text:p>
          </table:table-cell>
          <table:table-cell office:value-type="float" office:value="15" calcext:value-type="float">
            <text:p>15</text:p>
          </table:table-cell>
          <table:table-cell table:formula="of:=IFERROR(([.M214]/[.K214])*100; &quot;&quot;)" office:value-type="float" office:value="24.5901639344262" calcext:value-type="float">
            <text:p>24,5901639344262</text:p>
          </table:table-cell>
          <table:table-cell office:value-type="float" office:value="11" calcext:value-type="float">
            <text:p>11</text:p>
          </table:table-cell>
          <table:table-cell table:formula="of:=IFERROR(([.O214]/[.K214])*100; &quot;&quot;)" office:value-type="float" office:value="18.0327868852459" calcext:value-type="float">
            <text:p>18,0327868852459</text:p>
          </table:table-cell>
          <table:table-cell table:formula="of:=IF([.E214] = &quot;&quot; ;&quot;&quot;; [.E214]-[.O214])" office:value-type="float" office:value="1" calcext:value-type="float">
            <text:p>1</text:p>
          </table:table-cell>
          <table:table-cell table:formula="of:=IFERROR(([.Q214]/[.I214])*100; &quot;&quot;)" office:value-type="float" office:value="0.471698113207547" calcext:value-type="float">
            <text:p>0,471698113207547</text:p>
          </table:table-cell>
          <table:table-cell office:value-type="float" office:value="6" calcext:value-type="float">
            <text:p>6</text:p>
          </table:table-cell>
          <table:table-cell table:formula="of:=IFERROR(([.S214]/[.K214])*100; &quot;&quot;)" office:value-type="float" office:value="9.83606557377049" calcext:value-type="float">
            <text:p>9,83606557377049</text:p>
          </table:table-cell>
          <table:table-cell table:formula="of:=IF([.G214] = &quot;&quot; ;&quot;&quot;; [.G214]-[.S214])" office:value-type="float" office:value="0" calcext:value-type="float">
            <text:p>0</text:p>
          </table:table-cell>
          <table:table-cell table:formula="of:=IFERROR(([.U214]/[.I214])*100; &quot;&quot;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IFERROR(([.Y214]/[.I214])*100; &quot;&quot;)" office:value-type="float" office:value="1.88679245283019" calcext:value-type="float">
            <text:p>1,88679245283019</text:p>
          </table:table-cell>
          <table:table-cell office:value-type="float" office:value="76" calcext:value-type="float">
            <text:p>76</text:p>
          </table:table-cell>
          <table:table-cell table:formula="of:=IFERROR(([.AA214]/[.I214])*100; &quot;&quot;)" office:value-type="float" office:value="35.8490566037736" calcext:value-type="float">
            <text:p>35,84905660377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E214]/[.I214])*100; &quot;&quot;)" office:value-type="float" office:value="1.41509433962264" calcext:value-type="float">
            <text:p>1,415094339622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IFERROR(([.BI214]/[.I214])*100; &quot;&quot;)" office:value-type="float" office:value="8.49056603773585" calcext:value-type="float">
            <text:p>8,490566037735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214]/[.I21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4" calcext:value-type="float">
            <text:p>94</text:p>
          </table:table-cell>
          <table:table-cell table:formula="of:=IFERROR(([.CE214]/[.I214])*100; &quot;&quot;)" office:value-type="float" office:value="44.3396226415094" calcext:value-type="float">
            <text:p>44,3396226415094</text:p>
          </table:table-cell>
          <table:table-cell office:value-type="float" office:value="8" calcext:value-type="float">
            <text:p>8</text:p>
          </table:table-cell>
          <table:table-cell table:formula="of:=IFERROR(([.CG214]/[.I214])*100; &quot;&quot;)" office:value-type="float" office:value="3.77358490566038" calcext:value-type="float">
            <text:p>3,77358490566038</text:p>
          </table:table-cell>
          <table:table-cell office:value-type="float" office:value="4" calcext:value-type="float">
            <text:p>4</text:p>
          </table:table-cell>
          <table:table-cell table:formula="of:=IFERROR(([.CI214]/[.I214])*100; &quot;&quot;)" office:value-type="float" office:value="1.88679245283019" calcext:value-type="float">
            <text:p>1,886792452830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CQ214]/[.I214])*100; &quot;&quot;)" office:value-type="float" office:value="1.88679245283019" calcext:value-type="float">
            <text:p>1,886792452830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U214]/[.I214])*100; &quot;&quot;)" office:value-type="float" office:value="0.471698113207547" calcext:value-type="float">
            <text:p>0,4716981132075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214]/[.I21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214]/[.I21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360.06.35</text:p>
          </table:table-cell>
          <table:table-cell office:value-type="float" office:value="324" calcext:value-type="float">
            <text:p>324</text:p>
          </table:table-cell>
          <table:table-cell table:formula="of:=IF([.C215]-[.X215] = 0 ;&quot;&quot;; [.C215]-[.X215])" office:value-type="float" office:value="273" calcext:value-type="float">
            <text:p>273</text:p>
          </table:table-cell>
          <table:table-cell office:value-type="float" office:value="12" calcext:value-type="float">
            <text:p>12</text:p>
          </table:table-cell>
          <table:table-cell table:formula="of:=IFERROR(([.E215]/[.D215])*100; &quot;&quot;)" office:value-type="float" office:value="4.3956043956044" calcext:value-type="float">
            <text:p>4,3956043956044</text:p>
          </table:table-cell>
          <table:table-cell office:value-type="float" office:value="6" calcext:value-type="float">
            <text:p>6</text:p>
          </table:table-cell>
          <table:table-cell table:formula="of:=IFERROR(([.G215]/[.D215])*100; &quot;&quot;)" office:value-type="float" office:value="2.1978021978022" calcext:value-type="float">
            <text:p>2,1978021978022</text:p>
          </table:table-cell>
          <table:table-cell office:value-type="float" office:value="212" calcext:value-type="float">
            <text:p>212</text:p>
          </table:table-cell>
          <table:table-cell table:formula="of:=IFERROR(([.I215]/[.D215])*100; &quot;&quot;)" office:value-type="float" office:value="77.6556776556777" calcext:value-type="float">
            <text:p>77,6556776556777</text:p>
          </table:table-cell>
          <table:table-cell office:value-type="float" office:value="61" calcext:value-type="float">
            <text:p>61</text:p>
          </table:table-cell>
          <table:table-cell table:formula="of:=IFERROR(([.K215]/[.D215])*100; &quot;&quot;)" office:value-type="float" office:value="22.3443223443223" calcext:value-type="float">
            <text:p>22,3443223443223</text:p>
          </table:table-cell>
          <table:table-cell office:value-type="float" office:value="15" calcext:value-type="float">
            <text:p>15</text:p>
          </table:table-cell>
          <table:table-cell table:formula="of:=IFERROR(([.M215]/[.K215])*100; &quot;&quot;)" office:value-type="float" office:value="24.5901639344262" calcext:value-type="float">
            <text:p>24,5901639344262</text:p>
          </table:table-cell>
          <table:table-cell office:value-type="float" office:value="11" calcext:value-type="float">
            <text:p>11</text:p>
          </table:table-cell>
          <table:table-cell table:formula="of:=IFERROR(([.O215]/[.K215])*100; &quot;&quot;)" office:value-type="float" office:value="18.0327868852459" calcext:value-type="float">
            <text:p>18,0327868852459</text:p>
          </table:table-cell>
          <table:table-cell table:formula="of:=IF([.E215] = &quot;&quot; ;&quot;&quot;; [.E215]-[.O215])" office:value-type="float" office:value="1" calcext:value-type="float">
            <text:p>1</text:p>
          </table:table-cell>
          <table:table-cell table:formula="of:=IFERROR(([.Q215]/[.I215])*100; &quot;&quot;)" office:value-type="float" office:value="0.471698113207547" calcext:value-type="float">
            <text:p>0,471698113207547</text:p>
          </table:table-cell>
          <table:table-cell office:value-type="float" office:value="6" calcext:value-type="float">
            <text:p>6</text:p>
          </table:table-cell>
          <table:table-cell table:formula="of:=IFERROR(([.S215]/[.K215])*100; &quot;&quot;)" office:value-type="float" office:value="9.83606557377049" calcext:value-type="float">
            <text:p>9,83606557377049</text:p>
          </table:table-cell>
          <table:table-cell table:formula="of:=IF([.G215] = &quot;&quot; ;&quot;&quot;; [.G215]-[.S215])" office:value-type="float" office:value="0" calcext:value-type="float">
            <text:p>0</text:p>
          </table:table-cell>
          <table:table-cell table:formula="of:=IFERROR(([.U215]/[.I215])*100; &quot;&quot;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IFERROR(([.Y215]/[.I215])*100; &quot;&quot;)" office:value-type="float" office:value="1.88679245283019" calcext:value-type="float">
            <text:p>1,88679245283019</text:p>
          </table:table-cell>
          <table:table-cell office:value-type="float" office:value="76" calcext:value-type="float">
            <text:p>76</text:p>
          </table:table-cell>
          <table:table-cell table:formula="of:=IFERROR(([.AA215]/[.I215])*100; &quot;&quot;)" office:value-type="float" office:value="35.8490566037736" calcext:value-type="float">
            <text:p>35,84905660377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E215]/[.I215])*100; &quot;&quot;)" office:value-type="float" office:value="1.41509433962264" calcext:value-type="float">
            <text:p>1,415094339622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IFERROR(([.BI215]/[.I215])*100; &quot;&quot;)" office:value-type="float" office:value="8.49056603773585" calcext:value-type="float">
            <text:p>8,490566037735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215]/[.I21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4" calcext:value-type="float">
            <text:p>94</text:p>
          </table:table-cell>
          <table:table-cell table:formula="of:=IFERROR(([.CE215]/[.I215])*100; &quot;&quot;)" office:value-type="float" office:value="44.3396226415094" calcext:value-type="float">
            <text:p>44,3396226415094</text:p>
          </table:table-cell>
          <table:table-cell office:value-type="float" office:value="8" calcext:value-type="float">
            <text:p>8</text:p>
          </table:table-cell>
          <table:table-cell table:formula="of:=IFERROR(([.CG215]/[.I215])*100; &quot;&quot;)" office:value-type="float" office:value="3.77358490566038" calcext:value-type="float">
            <text:p>3,77358490566038</text:p>
          </table:table-cell>
          <table:table-cell office:value-type="float" office:value="4" calcext:value-type="float">
            <text:p>4</text:p>
          </table:table-cell>
          <table:table-cell table:formula="of:=IFERROR(([.CI215]/[.I215])*100; &quot;&quot;)" office:value-type="float" office:value="1.88679245283019" calcext:value-type="float">
            <text:p>1,886792452830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CQ215]/[.I215])*100; &quot;&quot;)" office:value-type="float" office:value="1.88679245283019" calcext:value-type="float">
            <text:p>1,886792452830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U215]/[.I215])*100; &quot;&quot;)" office:value-type="float" office:value="0.471698113207547" calcext:value-type="float">
            <text:p>0,4716981132075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215]/[.I21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215]/[.I21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111.06.31</text:p>
          </table:table-cell>
          <table:table-cell office:value-type="float" office:value="322" calcext:value-type="float">
            <text:p>322</text:p>
          </table:table-cell>
          <table:table-cell table:formula="of:=IF([.C216]-[.X216] = 0 ;&quot;&quot;; [.C216]-[.X216])" office:value-type="float" office:value="270" calcext:value-type="float">
            <text:p>270</text:p>
          </table:table-cell>
          <table:table-cell office:value-type="float" office:value="12" calcext:value-type="float">
            <text:p>12</text:p>
          </table:table-cell>
          <table:table-cell table:formula="of:=IFERROR(([.E216]/[.D216])*100; &quot;&quot;)" office:value-type="float" office:value="4.44444444444444" calcext:value-type="float">
            <text:p>4,44444444444444</text:p>
          </table:table-cell>
          <table:table-cell office:value-type="float" office:value="6" calcext:value-type="float">
            <text:p>6</text:p>
          </table:table-cell>
          <table:table-cell table:formula="of:=IFERROR(([.G216]/[.D216])*100; &quot;&quot;)" office:value-type="float" office:value="2.22222222222222" calcext:value-type="float">
            <text:p>2,22222222222222</text:p>
          </table:table-cell>
          <table:table-cell office:value-type="float" office:value="209" calcext:value-type="float">
            <text:p>209</text:p>
          </table:table-cell>
          <table:table-cell table:formula="of:=IFERROR(([.I216]/[.D216])*100; &quot;&quot;)" office:value-type="float" office:value="77.4074074074074" calcext:value-type="float">
            <text:p>77,4074074074074</text:p>
          </table:table-cell>
          <table:table-cell office:value-type="float" office:value="61" calcext:value-type="float">
            <text:p>61</text:p>
          </table:table-cell>
          <table:table-cell table:formula="of:=IFERROR(([.K216]/[.D216])*100; &quot;&quot;)" office:value-type="float" office:value="22.5925925925926" calcext:value-type="float">
            <text:p>22,5925925925926</text:p>
          </table:table-cell>
          <table:table-cell office:value-type="float" office:value="15" calcext:value-type="float">
            <text:p>15</text:p>
          </table:table-cell>
          <table:table-cell table:formula="of:=IFERROR(([.M216]/[.K216])*100; &quot;&quot;)" office:value-type="float" office:value="24.5901639344262" calcext:value-type="float">
            <text:p>24,5901639344262</text:p>
          </table:table-cell>
          <table:table-cell office:value-type="float" office:value="11" calcext:value-type="float">
            <text:p>11</text:p>
          </table:table-cell>
          <table:table-cell table:formula="of:=IFERROR(([.O216]/[.K216])*100; &quot;&quot;)" office:value-type="float" office:value="18.0327868852459" calcext:value-type="float">
            <text:p>18,0327868852459</text:p>
          </table:table-cell>
          <table:table-cell table:formula="of:=IF([.E216] = &quot;&quot; ;&quot;&quot;; [.E216]-[.O216])" office:value-type="float" office:value="1" calcext:value-type="float">
            <text:p>1</text:p>
          </table:table-cell>
          <table:table-cell table:formula="of:=IFERROR(([.Q216]/[.I216])*100; &quot;&quot;)" office:value-type="float" office:value="0.478468899521531" calcext:value-type="float">
            <text:p>0,478468899521531</text:p>
          </table:table-cell>
          <table:table-cell office:value-type="float" office:value="6" calcext:value-type="float">
            <text:p>6</text:p>
          </table:table-cell>
          <table:table-cell table:formula="of:=IFERROR(([.S216]/[.K216])*100; &quot;&quot;)" office:value-type="float" office:value="9.83606557377049" calcext:value-type="float">
            <text:p>9,83606557377049</text:p>
          </table:table-cell>
          <table:table-cell table:formula="of:=IF([.G216] = &quot;&quot; ;&quot;&quot;; [.G216]-[.S216])" office:value-type="float" office:value="0" calcext:value-type="float">
            <text:p>0</text:p>
          </table:table-cell>
          <table:table-cell table:formula="of:=IFERROR(([.U216]/[.I216])*100; &quot;&quot;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formula="of:=IFERROR(([.Y216]/[.I216])*100; &quot;&quot;)" office:value-type="float" office:value="1.91387559808612" calcext:value-type="float">
            <text:p>1,91387559808612</text:p>
          </table:table-cell>
          <table:table-cell office:value-type="float" office:value="74" calcext:value-type="float">
            <text:p>74</text:p>
          </table:table-cell>
          <table:table-cell table:formula="of:=IFERROR(([.AA216]/[.I216])*100; &quot;&quot;)" office:value-type="float" office:value="35.4066985645933" calcext:value-type="float">
            <text:p>35,40669856459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E216]/[.I216])*100; &quot;&quot;)" office:value-type="float" office:value="1.43540669856459" calcext:value-type="float">
            <text:p>1,435406698564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IFERROR(([.BI216]/[.I216])*100; &quot;&quot;)" office:value-type="float" office:value="8.13397129186603" calcext:value-type="float">
            <text:p>8,133971291866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216]/[.I2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table:formula="of:=IFERROR(([.CE216]/[.I216])*100; &quot;&quot;)" office:value-type="float" office:value="44.4976076555024" calcext:value-type="float">
            <text:p>44,4976076555024</text:p>
          </table:table-cell>
          <table:table-cell office:value-type="float" office:value="7" calcext:value-type="float">
            <text:p>7</text:p>
          </table:table-cell>
          <table:table-cell table:formula="of:=IFERROR(([.CG216]/[.I216])*100; &quot;&quot;)" office:value-type="float" office:value="3.34928229665072" calcext:value-type="float">
            <text:p>3,34928229665072</text:p>
          </table:table-cell>
          <table:table-cell office:value-type="float" office:value="6" calcext:value-type="float">
            <text:p>6</text:p>
          </table:table-cell>
          <table:table-cell table:formula="of:=IFERROR(([.CI216]/[.I216])*100; &quot;&quot;)" office:value-type="float" office:value="2.87081339712919" calcext:value-type="float">
            <text:p>2,870813397129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CQ216]/[.I216])*100; &quot;&quot;)" office:value-type="float" office:value="1.91387559808612" calcext:value-type="float">
            <text:p>1,913875598086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U216]/[.I216])*100; &quot;&quot;)" office:value-type="float" office:value="0.478468899521531" calcext:value-type="float">
            <text:p>0,4784688995215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216]/[.I2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216]/[.I21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360.06.33</text:p>
          </table:table-cell>
          <table:table-cell office:value-type="float" office:value="322" calcext:value-type="float">
            <text:p>322</text:p>
          </table:table-cell>
          <table:table-cell table:formula="of:=IF([.C217]-[.X217] = 0 ;&quot;&quot;; [.C217]-[.X217])" office:value-type="float" office:value="270" calcext:value-type="float">
            <text:p>270</text:p>
          </table:table-cell>
          <table:table-cell office:value-type="float" office:value="12" calcext:value-type="float">
            <text:p>12</text:p>
          </table:table-cell>
          <table:table-cell table:formula="of:=IFERROR(([.E217]/[.D217])*100; &quot;&quot;)" office:value-type="float" office:value="4.44444444444444" calcext:value-type="float">
            <text:p>4,44444444444444</text:p>
          </table:table-cell>
          <table:table-cell office:value-type="float" office:value="6" calcext:value-type="float">
            <text:p>6</text:p>
          </table:table-cell>
          <table:table-cell table:formula="of:=IFERROR(([.G217]/[.D217])*100; &quot;&quot;)" office:value-type="float" office:value="2.22222222222222" calcext:value-type="float">
            <text:p>2,22222222222222</text:p>
          </table:table-cell>
          <table:table-cell office:value-type="float" office:value="209" calcext:value-type="float">
            <text:p>209</text:p>
          </table:table-cell>
          <table:table-cell table:formula="of:=IFERROR(([.I217]/[.D217])*100; &quot;&quot;)" office:value-type="float" office:value="77.4074074074074" calcext:value-type="float">
            <text:p>77,4074074074074</text:p>
          </table:table-cell>
          <table:table-cell office:value-type="float" office:value="61" calcext:value-type="float">
            <text:p>61</text:p>
          </table:table-cell>
          <table:table-cell table:formula="of:=IFERROR(([.K217]/[.D217])*100; &quot;&quot;)" office:value-type="float" office:value="22.5925925925926" calcext:value-type="float">
            <text:p>22,5925925925926</text:p>
          </table:table-cell>
          <table:table-cell office:value-type="float" office:value="15" calcext:value-type="float">
            <text:p>15</text:p>
          </table:table-cell>
          <table:table-cell table:formula="of:=IFERROR(([.M217]/[.K217])*100; &quot;&quot;)" office:value-type="float" office:value="24.5901639344262" calcext:value-type="float">
            <text:p>24,5901639344262</text:p>
          </table:table-cell>
          <table:table-cell office:value-type="float" office:value="11" calcext:value-type="float">
            <text:p>11</text:p>
          </table:table-cell>
          <table:table-cell table:formula="of:=IFERROR(([.O217]/[.K217])*100; &quot;&quot;)" office:value-type="float" office:value="18.0327868852459" calcext:value-type="float">
            <text:p>18,0327868852459</text:p>
          </table:table-cell>
          <table:table-cell table:formula="of:=IF([.E217] = &quot;&quot; ;&quot;&quot;; [.E217]-[.O217])" office:value-type="float" office:value="1" calcext:value-type="float">
            <text:p>1</text:p>
          </table:table-cell>
          <table:table-cell table:formula="of:=IFERROR(([.Q217]/[.I217])*100; &quot;&quot;)" office:value-type="float" office:value="0.478468899521531" calcext:value-type="float">
            <text:p>0,478468899521531</text:p>
          </table:table-cell>
          <table:table-cell office:value-type="float" office:value="6" calcext:value-type="float">
            <text:p>6</text:p>
          </table:table-cell>
          <table:table-cell table:formula="of:=IFERROR(([.S217]/[.K217])*100; &quot;&quot;)" office:value-type="float" office:value="9.83606557377049" calcext:value-type="float">
            <text:p>9,83606557377049</text:p>
          </table:table-cell>
          <table:table-cell table:formula="of:=IF([.G217] = &quot;&quot; ;&quot;&quot;; [.G217]-[.S217])" office:value-type="float" office:value="0" calcext:value-type="float">
            <text:p>0</text:p>
          </table:table-cell>
          <table:table-cell table:formula="of:=IFERROR(([.U217]/[.I217])*100; &quot;&quot;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formula="of:=IFERROR(([.Y217]/[.I217])*100; &quot;&quot;)" office:value-type="float" office:value="1.91387559808612" calcext:value-type="float">
            <text:p>1,91387559808612</text:p>
          </table:table-cell>
          <table:table-cell office:value-type="float" office:value="74" calcext:value-type="float">
            <text:p>74</text:p>
          </table:table-cell>
          <table:table-cell table:formula="of:=IFERROR(([.AA217]/[.I217])*100; &quot;&quot;)" office:value-type="float" office:value="35.4066985645933" calcext:value-type="float">
            <text:p>35,40669856459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E217]/[.I217])*100; &quot;&quot;)" office:value-type="float" office:value="1.43540669856459" calcext:value-type="float">
            <text:p>1,435406698564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IFERROR(([.BI217]/[.I217])*100; &quot;&quot;)" office:value-type="float" office:value="8.13397129186603" calcext:value-type="float">
            <text:p>8,133971291866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217]/[.I21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table:formula="of:=IFERROR(([.CE217]/[.I217])*100; &quot;&quot;)" office:value-type="float" office:value="44.4976076555024" calcext:value-type="float">
            <text:p>44,4976076555024</text:p>
          </table:table-cell>
          <table:table-cell office:value-type="float" office:value="7" calcext:value-type="float">
            <text:p>7</text:p>
          </table:table-cell>
          <table:table-cell table:formula="of:=IFERROR(([.CG217]/[.I217])*100; &quot;&quot;)" office:value-type="float" office:value="3.34928229665072" calcext:value-type="float">
            <text:p>3,34928229665072</text:p>
          </table:table-cell>
          <table:table-cell office:value-type="float" office:value="6" calcext:value-type="float">
            <text:p>6</text:p>
          </table:table-cell>
          <table:table-cell table:formula="of:=IFERROR(([.CI217]/[.I217])*100; &quot;&quot;)" office:value-type="float" office:value="2.87081339712919" calcext:value-type="float">
            <text:p>2,870813397129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CQ217]/[.I217])*100; &quot;&quot;)" office:value-type="float" office:value="1.91387559808612" calcext:value-type="float">
            <text:p>1,913875598086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U217]/[.I217])*100; &quot;&quot;)" office:value-type="float" office:value="0.478468899521531" calcext:value-type="float">
            <text:p>0,4784688995215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217]/[.I21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217]/[.I21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218]-[.X218] = 0 ;&quot;&quot;; [.C218]-[.X218])">
            <text:p/>
          </table:table-cell>
          <table:table-cell table:style-name="ce1"/>
          <table:table-cell table:formula="of:=IFERROR(([.E218]/[.D218])*100; &quot;&quot;)">
            <text:p/>
          </table:table-cell>
          <table:table-cell table:style-name="ce1"/>
          <table:table-cell table:formula="of:=IFERROR(([.G218]/[.D218])*100; &quot;&quot;)">
            <text:p/>
          </table:table-cell>
          <table:table-cell table:style-name="ce1"/>
          <table:table-cell table:formula="of:=IFERROR(([.I218]/[.D218])*100; &quot;&quot;)">
            <text:p/>
          </table:table-cell>
          <table:table-cell table:style-name="ce1"/>
          <table:table-cell table:formula="of:=IFERROR(([.K218]/[.D218])*100; &quot;&quot;)">
            <text:p/>
          </table:table-cell>
          <table:table-cell table:style-name="ce1"/>
          <table:table-cell table:formula="of:=IFERROR(([.M218]/[.K218])*100; &quot;&quot;)">
            <text:p/>
          </table:table-cell>
          <table:table-cell/>
          <table:table-cell table:formula="of:=IFERROR(([.O218]/[.K218])*100; &quot;&quot;)">
            <text:p/>
          </table:table-cell>
          <table:table-cell table:formula="of:=IF([.E218] = &quot;&quot; ;&quot;&quot;; [.E218]-[.O218])">
            <text:p/>
          </table:table-cell>
          <table:table-cell table:formula="of:=IFERROR(([.Q218]/[.I218])*100; &quot;&quot;)">
            <text:p/>
          </table:table-cell>
          <table:table-cell/>
          <table:table-cell table:formula="of:=IFERROR(([.S218]/[.K218])*100; &quot;&quot;)">
            <text:p/>
          </table:table-cell>
          <table:table-cell table:formula="of:=IF([.G218] = &quot;&quot; ;&quot;&quot;; [.G218]-[.S218])">
            <text:p/>
          </table:table-cell>
          <table:table-cell table:formula="of:=IFERROR(([.U218]/[.I218])*100; &quot;&quot;)">
            <text:p/>
          </table:table-cell>
          <table:table-cell table:style-name="ce1" table:number-columns-repeated="3"/>
          <table:table-cell table:formula="of:=IFERROR(([.Y218]/[.I218])*100; &quot;&quot;)">
            <text:p/>
          </table:table-cell>
          <table:table-cell table:style-name="ce1"/>
          <table:table-cell table:formula="of:=IFERROR(([.AA218]/[.I218])*100; &quot;&quot;)">
            <text:p/>
          </table:table-cell>
          <table:table-cell table:style-name="ce1"/>
          <table:table-cell/>
          <table:table-cell table:style-name="ce1"/>
          <table:table-cell table:formula="of:=IFERROR(([.AE218]/[.I218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218]/[.I218])*100; &quot;&quot;)">
            <text:p/>
          </table:table-cell>
          <table:table-cell table:style-name="ce1"/>
          <table:table-cell/>
          <table:table-cell table:style-name="ce1"/>
          <table:table-cell table:formula="of:=IFERROR(([.BM218]/[.I218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218]/[.I218])*100; &quot;&quot;)">
            <text:p/>
          </table:table-cell>
          <table:table-cell table:style-name="ce1"/>
          <table:table-cell table:formula="of:=IFERROR(([.CG218]/[.I218])*100; &quot;&quot;)">
            <text:p/>
          </table:table-cell>
          <table:table-cell table:style-name="ce1"/>
          <table:table-cell table:formula="of:=IFERROR(([.CI218]/[.I218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218]/[.I218])*100; &quot;&quot;)">
            <text:p/>
          </table:table-cell>
          <table:table-cell table:style-name="ce1"/>
          <table:table-cell/>
          <table:table-cell table:style-name="ce1"/>
          <table:table-cell table:formula="of:=IFERROR(([.CU218]/[.I218])*100; &quot;&quot;)">
            <text:p/>
          </table:table-cell>
          <table:table-cell table:style-name="ce1"/>
          <table:table-cell/>
          <table:table-cell table:style-name="ce1"/>
          <table:table-cell table:formula="of:=IFERROR(([.CY218]/[.I218])*100; &quot;&quot;)">
            <text:p/>
          </table:table-cell>
          <table:table-cell table:style-name="ce1"/>
          <table:table-cell/>
          <table:table-cell table:style-name="ce1"/>
          <table:table-cell table:formula="of:=IFERROR(([.DC218]/[.I218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on Wlan 7330 sl</text:p>
          </table:table-cell>
          <table:table-cell office:value-type="string" calcext:value-type="string">
            <text:p>06.55</text:p>
          </table:table-cell>
          <table:table-cell office:value-type="float" office:value="334" calcext:value-type="float">
            <text:p>334</text:p>
          </table:table-cell>
          <table:table-cell table:formula="of:=IF([.C219]-[.X219] = 0 ;&quot;&quot;; [.C219]-[.X219])" office:value-type="float" office:value="281" calcext:value-type="float">
            <text:p>281</text:p>
          </table:table-cell>
          <table:table-cell office:value-type="float" office:value="14" calcext:value-type="float">
            <text:p>14</text:p>
          </table:table-cell>
          <table:table-cell table:formula="of:=IFERROR(([.E219]/[.D219])*100; &quot;&quot;)" office:value-type="float" office:value="4.98220640569395" calcext:value-type="float">
            <text:p>4,98220640569395</text:p>
          </table:table-cell>
          <table:table-cell office:value-type="float" office:value="9" calcext:value-type="float">
            <text:p>9</text:p>
          </table:table-cell>
          <table:table-cell table:formula="of:=IFERROR(([.G219]/[.D219])*100; &quot;&quot;)" office:value-type="float" office:value="3.20284697508897" calcext:value-type="float">
            <text:p>3,20284697508897</text:p>
          </table:table-cell>
          <table:table-cell office:value-type="float" office:value="221" calcext:value-type="float">
            <text:p>221</text:p>
          </table:table-cell>
          <table:table-cell table:formula="of:=IFERROR(([.I219]/[.D219])*100; &quot;&quot;)" office:value-type="float" office:value="78.6476868327402" calcext:value-type="float">
            <text:p>78,6476868327402</text:p>
          </table:table-cell>
          <table:table-cell office:value-type="float" office:value="60" calcext:value-type="float">
            <text:p>60</text:p>
          </table:table-cell>
          <table:table-cell table:formula="of:=IFERROR(([.K219]/[.D219])*100; &quot;&quot;)" office:value-type="float" office:value="21.3523131672598" calcext:value-type="float">
            <text:p>21,3523131672598</text:p>
          </table:table-cell>
          <table:table-cell office:value-type="float" office:value="15" calcext:value-type="float">
            <text:p>15</text:p>
          </table:table-cell>
          <table:table-cell table:formula="of:=IFERROR(([.M219]/[.K219])*100; &quot;&quot;)"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formula="of:=IFERROR(([.O219]/[.K219])*100; &quot;&quot;)" office:value-type="float" office:value="21.6666666666667" calcext:value-type="float">
            <text:p>21,6666666666667</text:p>
          </table:table-cell>
          <table:table-cell table:formula="of:=IF([.E219] = &quot;&quot; ;&quot;&quot;; [.E219]-[.O219])" office:value-type="float" office:value="1" calcext:value-type="float">
            <text:p>1</text:p>
          </table:table-cell>
          <table:table-cell table:formula="of:=IFERROR(([.Q219]/[.I219])*100; &quot;&quot;)" office:value-type="float" office:value="0.452488687782805" calcext:value-type="float">
            <text:p>0,452488687782805</text:p>
          </table:table-cell>
          <table:table-cell office:value-type="float" office:value="8" calcext:value-type="float">
            <text:p>8</text:p>
          </table:table-cell>
          <table:table-cell table:formula="of:=IFERROR(([.S219]/[.K219])*100; &quot;&quot;)" office:value-type="float" office:value="13.3333333333333" calcext:value-type="float">
            <text:p>13,3333333333333</text:p>
          </table:table-cell>
          <table:table-cell table:formula="of:=IF([.G219] = &quot;&quot; ;&quot;&quot;; [.G219]-[.S219])" office:value-type="float" office:value="1" calcext:value-type="float">
            <text:p>1</text:p>
          </table:table-cell>
          <table:table-cell table:formula="of:=IFERROR(([.U219]/[.I219])*100; &quot;&quot;)" office:value-type="float" office:value="0.452488687782805" calcext:value-type="float">
            <text:p>0,452488687782805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formula="of:=IFERROR(([.Y219]/[.I219])*100; &quot;&quot;)" office:value-type="float" office:value="3.16742081447964" calcext:value-type="float">
            <text:p>3,16742081447964</text:p>
          </table:table-cell>
          <table:table-cell office:value-type="float" office:value="76" calcext:value-type="float">
            <text:p>76</text:p>
          </table:table-cell>
          <table:table-cell table:formula="of:=IFERROR(([.AA219]/[.I219])*100; &quot;&quot;)" office:value-type="float" office:value="34.3891402714932" calcext:value-type="float">
            <text:p>34,38914027149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E219]/[.I219])*100; &quot;&quot;)" office:value-type="float" office:value="1.35746606334842" calcext:value-type="float">
            <text:p>1,357466063348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IFERROR(([.BI219]/[.I219])*100; &quot;&quot;)" office:value-type="float" office:value="7.69230769230769" calcext:value-type="float">
            <text:p>7,69230769230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219]/[.I21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9" calcext:value-type="float">
            <text:p>99</text:p>
          </table:table-cell>
          <table:table-cell table:formula="of:=IFERROR(([.CE219]/[.I219])*100; &quot;&quot;)" office:value-type="float" office:value="44.7963800904977" calcext:value-type="float">
            <text:p>44,7963800904977</text:p>
          </table:table-cell>
          <table:table-cell office:value-type="float" office:value="8" calcext:value-type="float">
            <text:p>8</text:p>
          </table:table-cell>
          <table:table-cell table:formula="of:=IFERROR(([.CG219]/[.I219])*100; &quot;&quot;)" office:value-type="float" office:value="3.61990950226244" calcext:value-type="float">
            <text:p>3,61990950226244</text:p>
          </table:table-cell>
          <table:table-cell office:value-type="float" office:value="6" calcext:value-type="float">
            <text:p>6</text:p>
          </table:table-cell>
          <table:table-cell table:formula="of:=IFERROR(([.CI219]/[.I219])*100; &quot;&quot;)" office:value-type="float" office:value="2.71493212669683" calcext:value-type="float">
            <text:p>2,714932126696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CQ219]/[.I219])*100; &quot;&quot;)" office:value-type="float" office:value="1.80995475113122" calcext:value-type="float">
            <text:p>1,809954751131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U219]/[.I219])*100; &quot;&quot;)" office:value-type="float" office:value="0.452488687782805" calcext:value-type="float">
            <text:p>0,4524886877828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219]/[.I21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219]/[.I21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220]-[.X220] = 0 ;&quot;&quot;; [.C220]-[.X220])">
            <text:p/>
          </table:table-cell>
          <table:table-cell table:style-name="ce1"/>
          <table:table-cell table:formula="of:=IFERROR(([.E220]/[.D220])*100; &quot;&quot;)">
            <text:p/>
          </table:table-cell>
          <table:table-cell table:style-name="ce1"/>
          <table:table-cell table:formula="of:=IFERROR(([.G220]/[.D220])*100; &quot;&quot;)">
            <text:p/>
          </table:table-cell>
          <table:table-cell table:style-name="ce1"/>
          <table:table-cell table:formula="of:=IFERROR(([.I220]/[.D220])*100; &quot;&quot;)">
            <text:p/>
          </table:table-cell>
          <table:table-cell table:style-name="ce1"/>
          <table:table-cell table:formula="of:=IFERROR(([.K220]/[.D220])*100; &quot;&quot;)">
            <text:p/>
          </table:table-cell>
          <table:table-cell table:style-name="ce1"/>
          <table:table-cell table:formula="of:=IFERROR(([.M220]/[.K220])*100; &quot;&quot;)">
            <text:p/>
          </table:table-cell>
          <table:table-cell/>
          <table:table-cell table:formula="of:=IFERROR(([.O220]/[.K220])*100; &quot;&quot;)">
            <text:p/>
          </table:table-cell>
          <table:table-cell table:formula="of:=IF([.E220] = &quot;&quot; ;&quot;&quot;; [.E220]-[.O220])">
            <text:p/>
          </table:table-cell>
          <table:table-cell table:formula="of:=IFERROR(([.Q220]/[.I220])*100; &quot;&quot;)">
            <text:p/>
          </table:table-cell>
          <table:table-cell/>
          <table:table-cell table:formula="of:=IFERROR(([.S220]/[.K220])*100; &quot;&quot;)">
            <text:p/>
          </table:table-cell>
          <table:table-cell table:formula="of:=IF([.G220] = &quot;&quot; ;&quot;&quot;; [.G220]-[.S220])">
            <text:p/>
          </table:table-cell>
          <table:table-cell table:formula="of:=IFERROR(([.U220]/[.I220])*100; &quot;&quot;)">
            <text:p/>
          </table:table-cell>
          <table:table-cell table:style-name="ce1" table:number-columns-repeated="3"/>
          <table:table-cell table:formula="of:=IFERROR(([.Y220]/[.I220])*100; &quot;&quot;)">
            <text:p/>
          </table:table-cell>
          <table:table-cell table:style-name="ce1"/>
          <table:table-cell table:formula="of:=IFERROR(([.AA220]/[.I220])*100; &quot;&quot;)">
            <text:p/>
          </table:table-cell>
          <table:table-cell table:style-name="ce1"/>
          <table:table-cell/>
          <table:table-cell table:style-name="ce1"/>
          <table:table-cell table:formula="of:=IFERROR(([.AE220]/[.I22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220]/[.I220])*100; &quot;&quot;)">
            <text:p/>
          </table:table-cell>
          <table:table-cell table:style-name="ce1"/>
          <table:table-cell/>
          <table:table-cell table:style-name="ce1"/>
          <table:table-cell table:formula="of:=IFERROR(([.BM220]/[.I22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220]/[.I220])*100; &quot;&quot;)">
            <text:p/>
          </table:table-cell>
          <table:table-cell table:style-name="ce1"/>
          <table:table-cell table:formula="of:=IFERROR(([.CG220]/[.I220])*100; &quot;&quot;)">
            <text:p/>
          </table:table-cell>
          <table:table-cell table:style-name="ce1"/>
          <table:table-cell table:formula="of:=IFERROR(([.CI220]/[.I22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220]/[.I220])*100; &quot;&quot;)">
            <text:p/>
          </table:table-cell>
          <table:table-cell table:style-name="ce1"/>
          <table:table-cell/>
          <table:table-cell table:style-name="ce1"/>
          <table:table-cell table:formula="of:=IFERROR(([.CU220]/[.I220])*100; &quot;&quot;)">
            <text:p/>
          </table:table-cell>
          <table:table-cell table:style-name="ce1"/>
          <table:table-cell/>
          <table:table-cell table:style-name="ce1"/>
          <table:table-cell table:formula="of:=IFERROR(([.CY220]/[.I220])*100; &quot;&quot;)">
            <text:p/>
          </table:table-cell>
          <table:table-cell table:style-name="ce1"/>
          <table:table-cell/>
          <table:table-cell table:style-name="ce1"/>
          <table:table-cell table:formula="of:=IFERROR(([.DC220]/[.I220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on Wlan 7360 sl</text:p>
          </table:table-cell>
          <table:table-cell office:value-type="string" calcext:value-type="string">
            <text:p>06.34</text:p>
          </table:table-cell>
          <table:table-cell office:value-type="float" office:value="324" calcext:value-type="float">
            <text:p>324</text:p>
          </table:table-cell>
          <table:table-cell table:formula="of:=IF([.C221]-[.X221] = 0 ;&quot;&quot;; [.C221]-[.X221])" office:value-type="float" office:value="273" calcext:value-type="float">
            <text:p>273</text:p>
          </table:table-cell>
          <table:table-cell office:value-type="float" office:value="12" calcext:value-type="float">
            <text:p>12</text:p>
          </table:table-cell>
          <table:table-cell table:formula="of:=IFERROR(([.E221]/[.D221])*100; &quot;&quot;)" office:value-type="float" office:value="4.3956043956044" calcext:value-type="float">
            <text:p>4,3956043956044</text:p>
          </table:table-cell>
          <table:table-cell office:value-type="float" office:value="6" calcext:value-type="float">
            <text:p>6</text:p>
          </table:table-cell>
          <table:table-cell table:formula="of:=IFERROR(([.G221]/[.D221])*100; &quot;&quot;)" office:value-type="float" office:value="2.1978021978022" calcext:value-type="float">
            <text:p>2,1978021978022</text:p>
          </table:table-cell>
          <table:table-cell office:value-type="float" office:value="212" calcext:value-type="float">
            <text:p>212</text:p>
          </table:table-cell>
          <table:table-cell table:formula="of:=IFERROR(([.I221]/[.D221])*100; &quot;&quot;)" office:value-type="float" office:value="77.6556776556777" calcext:value-type="float">
            <text:p>77,6556776556777</text:p>
          </table:table-cell>
          <table:table-cell office:value-type="float" office:value="61" calcext:value-type="float">
            <text:p>61</text:p>
          </table:table-cell>
          <table:table-cell table:formula="of:=IFERROR(([.K221]/[.D221])*100; &quot;&quot;)" office:value-type="float" office:value="22.3443223443223" calcext:value-type="float">
            <text:p>22,3443223443223</text:p>
          </table:table-cell>
          <table:table-cell office:value-type="float" office:value="15" calcext:value-type="float">
            <text:p>15</text:p>
          </table:table-cell>
          <table:table-cell table:formula="of:=IFERROR(([.M221]/[.K221])*100; &quot;&quot;)" office:value-type="float" office:value="24.5901639344262" calcext:value-type="float">
            <text:p>24,5901639344262</text:p>
          </table:table-cell>
          <table:table-cell office:value-type="float" office:value="11" calcext:value-type="float">
            <text:p>11</text:p>
          </table:table-cell>
          <table:table-cell table:formula="of:=IFERROR(([.O221]/[.K221])*100; &quot;&quot;)" office:value-type="float" office:value="18.0327868852459" calcext:value-type="float">
            <text:p>18,0327868852459</text:p>
          </table:table-cell>
          <table:table-cell table:formula="of:=IF([.E221] = &quot;&quot; ;&quot;&quot;; [.E221]-[.O221])" office:value-type="float" office:value="1" calcext:value-type="float">
            <text:p>1</text:p>
          </table:table-cell>
          <table:table-cell table:formula="of:=IFERROR(([.Q221]/[.I221])*100; &quot;&quot;)" office:value-type="float" office:value="0.471698113207547" calcext:value-type="float">
            <text:p>0,471698113207547</text:p>
          </table:table-cell>
          <table:table-cell office:value-type="float" office:value="6" calcext:value-type="float">
            <text:p>6</text:p>
          </table:table-cell>
          <table:table-cell table:formula="of:=IFERROR(([.S221]/[.K221])*100; &quot;&quot;)" office:value-type="float" office:value="9.83606557377049" calcext:value-type="float">
            <text:p>9,83606557377049</text:p>
          </table:table-cell>
          <table:table-cell table:formula="of:=IF([.G221] = &quot;&quot; ;&quot;&quot;; [.G221]-[.S221])" office:value-type="float" office:value="0" calcext:value-type="float">
            <text:p>0</text:p>
          </table:table-cell>
          <table:table-cell table:formula="of:=IFERROR(([.U221]/[.I221])*100; &quot;&quot;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IFERROR(([.Y221]/[.I221])*100; &quot;&quot;)" office:value-type="float" office:value="1.88679245283019" calcext:value-type="float">
            <text:p>1,88679245283019</text:p>
          </table:table-cell>
          <table:table-cell office:value-type="float" office:value="76" calcext:value-type="float">
            <text:p>76</text:p>
          </table:table-cell>
          <table:table-cell table:formula="of:=IFERROR(([.AA221]/[.I221])*100; &quot;&quot;)" office:value-type="float" office:value="35.8490566037736" calcext:value-type="float">
            <text:p>35,84905660377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E221]/[.I221])*100; &quot;&quot;)" office:value-type="float" office:value="1.41509433962264" calcext:value-type="float">
            <text:p>1,415094339622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IFERROR(([.BI221]/[.I221])*100; &quot;&quot;)" office:value-type="float" office:value="8.49056603773585" calcext:value-type="float">
            <text:p>8,490566037735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221]/[.I2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4" calcext:value-type="float">
            <text:p>94</text:p>
          </table:table-cell>
          <table:table-cell table:formula="of:=IFERROR(([.CE221]/[.I221])*100; &quot;&quot;)" office:value-type="float" office:value="44.3396226415094" calcext:value-type="float">
            <text:p>44,3396226415094</text:p>
          </table:table-cell>
          <table:table-cell office:value-type="float" office:value="8" calcext:value-type="float">
            <text:p>8</text:p>
          </table:table-cell>
          <table:table-cell table:formula="of:=IFERROR(([.CG221]/[.I221])*100; &quot;&quot;)" office:value-type="float" office:value="3.77358490566038" calcext:value-type="float">
            <text:p>3,77358490566038</text:p>
          </table:table-cell>
          <table:table-cell office:value-type="float" office:value="4" calcext:value-type="float">
            <text:p>4</text:p>
          </table:table-cell>
          <table:table-cell table:formula="of:=IFERROR(([.CI221]/[.I221])*100; &quot;&quot;)" office:value-type="float" office:value="1.88679245283019" calcext:value-type="float">
            <text:p>1,886792452830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CQ221]/[.I221])*100; &quot;&quot;)" office:value-type="float" office:value="1.88679245283019" calcext:value-type="float">
            <text:p>1,886792452830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U221]/[.I221])*100; &quot;&quot;)" office:value-type="float" office:value="0.471698113207547" calcext:value-type="float">
            <text:p>0,4716981132075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221]/[.I2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221]/[.I22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109.06.30</text:p>
          </table:table-cell>
          <table:table-cell office:value-type="float" office:value="322" calcext:value-type="float">
            <text:p>322</text:p>
          </table:table-cell>
          <table:table-cell table:formula="of:=IF([.C222]-[.X222] = 0 ;&quot;&quot;; [.C222]-[.X222])" office:value-type="float" office:value="270" calcext:value-type="float">
            <text:p>270</text:p>
          </table:table-cell>
          <table:table-cell office:value-type="float" office:value="12" calcext:value-type="float">
            <text:p>12</text:p>
          </table:table-cell>
          <table:table-cell table:formula="of:=IFERROR(([.E222]/[.D222])*100; &quot;&quot;)" office:value-type="float" office:value="4.44444444444444" calcext:value-type="float">
            <text:p>4,44444444444444</text:p>
          </table:table-cell>
          <table:table-cell office:value-type="float" office:value="6" calcext:value-type="float">
            <text:p>6</text:p>
          </table:table-cell>
          <table:table-cell table:formula="of:=IFERROR(([.G222]/[.D222])*100; &quot;&quot;)" office:value-type="float" office:value="2.22222222222222" calcext:value-type="float">
            <text:p>2,22222222222222</text:p>
          </table:table-cell>
          <table:table-cell office:value-type="float" office:value="209" calcext:value-type="float">
            <text:p>209</text:p>
          </table:table-cell>
          <table:table-cell table:formula="of:=IFERROR(([.I222]/[.D222])*100; &quot;&quot;)" office:value-type="float" office:value="77.4074074074074" calcext:value-type="float">
            <text:p>77,4074074074074</text:p>
          </table:table-cell>
          <table:table-cell office:value-type="float" office:value="61" calcext:value-type="float">
            <text:p>61</text:p>
          </table:table-cell>
          <table:table-cell table:formula="of:=IFERROR(([.K222]/[.D222])*100; &quot;&quot;)" office:value-type="float" office:value="22.5925925925926" calcext:value-type="float">
            <text:p>22,5925925925926</text:p>
          </table:table-cell>
          <table:table-cell office:value-type="float" office:value="15" calcext:value-type="float">
            <text:p>15</text:p>
          </table:table-cell>
          <table:table-cell table:formula="of:=IFERROR(([.M222]/[.K222])*100; &quot;&quot;)" office:value-type="float" office:value="24.5901639344262" calcext:value-type="float">
            <text:p>24,5901639344262</text:p>
          </table:table-cell>
          <table:table-cell office:value-type="float" office:value="11" calcext:value-type="float">
            <text:p>11</text:p>
          </table:table-cell>
          <table:table-cell table:formula="of:=IFERROR(([.O222]/[.K222])*100; &quot;&quot;)" office:value-type="float" office:value="18.0327868852459" calcext:value-type="float">
            <text:p>18,0327868852459</text:p>
          </table:table-cell>
          <table:table-cell table:formula="of:=IF([.E222] = &quot;&quot; ;&quot;&quot;; [.E222]-[.O222])" office:value-type="float" office:value="1" calcext:value-type="float">
            <text:p>1</text:p>
          </table:table-cell>
          <table:table-cell table:formula="of:=IFERROR(([.Q222]/[.I222])*100; &quot;&quot;)" office:value-type="float" office:value="0.478468899521531" calcext:value-type="float">
            <text:p>0,478468899521531</text:p>
          </table:table-cell>
          <table:table-cell office:value-type="float" office:value="6" calcext:value-type="float">
            <text:p>6</text:p>
          </table:table-cell>
          <table:table-cell table:formula="of:=IFERROR(([.S222]/[.K222])*100; &quot;&quot;)" office:value-type="float" office:value="9.83606557377049" calcext:value-type="float">
            <text:p>9,83606557377049</text:p>
          </table:table-cell>
          <table:table-cell table:formula="of:=IF([.G222] = &quot;&quot; ;&quot;&quot;; [.G222]-[.S222])" office:value-type="float" office:value="0" calcext:value-type="float">
            <text:p>0</text:p>
          </table:table-cell>
          <table:table-cell table:formula="of:=IFERROR(([.U222]/[.I222])*100; &quot;&quot;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formula="of:=IFERROR(([.Y222]/[.I222])*100; &quot;&quot;)" office:value-type="float" office:value="1.91387559808612" calcext:value-type="float">
            <text:p>1,91387559808612</text:p>
          </table:table-cell>
          <table:table-cell office:value-type="float" office:value="74" calcext:value-type="float">
            <text:p>74</text:p>
          </table:table-cell>
          <table:table-cell table:formula="of:=IFERROR(([.AA222]/[.I222])*100; &quot;&quot;)" office:value-type="float" office:value="35.4066985645933" calcext:value-type="float">
            <text:p>35,40669856459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E222]/[.I222])*100; &quot;&quot;)" office:value-type="float" office:value="1.43540669856459" calcext:value-type="float">
            <text:p>1,435406698564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IFERROR(([.BI222]/[.I222])*100; &quot;&quot;)" office:value-type="float" office:value="8.13397129186603" calcext:value-type="float">
            <text:p>8,133971291866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222]/[.I22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table:formula="of:=IFERROR(([.CE222]/[.I222])*100; &quot;&quot;)" office:value-type="float" office:value="44.4976076555024" calcext:value-type="float">
            <text:p>44,4976076555024</text:p>
          </table:table-cell>
          <table:table-cell office:value-type="float" office:value="7" calcext:value-type="float">
            <text:p>7</text:p>
          </table:table-cell>
          <table:table-cell table:formula="of:=IFERROR(([.CG222]/[.I222])*100; &quot;&quot;)" office:value-type="float" office:value="3.34928229665072" calcext:value-type="float">
            <text:p>3,34928229665072</text:p>
          </table:table-cell>
          <table:table-cell office:value-type="float" office:value="6" calcext:value-type="float">
            <text:p>6</text:p>
          </table:table-cell>
          <table:table-cell table:formula="of:=IFERROR(([.CI222]/[.I222])*100; &quot;&quot;)" office:value-type="float" office:value="2.87081339712919" calcext:value-type="float">
            <text:p>2,870813397129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CQ222]/[.I222])*100; &quot;&quot;)" office:value-type="float" office:value="1.91387559808612" calcext:value-type="float">
            <text:p>1,913875598086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U222]/[.I222])*100; &quot;&quot;)" office:value-type="float" office:value="0.478468899521531" calcext:value-type="float">
            <text:p>0,4784688995215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222]/[.I22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222]/[.I22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223]-[.X223] = 0 ;&quot;&quot;; [.C223]-[.X223])">
            <text:p/>
          </table:table-cell>
          <table:table-cell table:style-name="ce1"/>
          <table:table-cell table:formula="of:=IFERROR(([.E223]/[.D223])*100; &quot;&quot;)">
            <text:p/>
          </table:table-cell>
          <table:table-cell table:style-name="ce1"/>
          <table:table-cell table:formula="of:=IFERROR(([.G223]/[.D223])*100; &quot;&quot;)">
            <text:p/>
          </table:table-cell>
          <table:table-cell table:style-name="ce1"/>
          <table:table-cell table:formula="of:=IFERROR(([.I223]/[.D223])*100; &quot;&quot;)">
            <text:p/>
          </table:table-cell>
          <table:table-cell table:style-name="ce1"/>
          <table:table-cell table:formula="of:=IFERROR(([.K223]/[.D223])*100; &quot;&quot;)">
            <text:p/>
          </table:table-cell>
          <table:table-cell table:style-name="ce1"/>
          <table:table-cell table:formula="of:=IFERROR(([.M223]/[.K223])*100; &quot;&quot;)">
            <text:p/>
          </table:table-cell>
          <table:table-cell/>
          <table:table-cell table:formula="of:=IFERROR(([.O223]/[.K223])*100; &quot;&quot;)">
            <text:p/>
          </table:table-cell>
          <table:table-cell table:formula="of:=IF([.E223] = &quot;&quot; ;&quot;&quot;; [.E223]-[.O223])">
            <text:p/>
          </table:table-cell>
          <table:table-cell table:formula="of:=IFERROR(([.Q223]/[.I223])*100; &quot;&quot;)">
            <text:p/>
          </table:table-cell>
          <table:table-cell/>
          <table:table-cell table:formula="of:=IFERROR(([.S223]/[.K223])*100; &quot;&quot;)">
            <text:p/>
          </table:table-cell>
          <table:table-cell table:formula="of:=IF([.G223] = &quot;&quot; ;&quot;&quot;; [.G223]-[.S223])">
            <text:p/>
          </table:table-cell>
          <table:table-cell table:formula="of:=IFERROR(([.U223]/[.I223])*100; &quot;&quot;)">
            <text:p/>
          </table:table-cell>
          <table:table-cell table:style-name="ce1" table:number-columns-repeated="3"/>
          <table:table-cell table:formula="of:=IFERROR(([.Y223]/[.I223])*100; &quot;&quot;)">
            <text:p/>
          </table:table-cell>
          <table:table-cell table:style-name="ce1"/>
          <table:table-cell table:formula="of:=IFERROR(([.AA223]/[.I223])*100; &quot;&quot;)">
            <text:p/>
          </table:table-cell>
          <table:table-cell table:style-name="ce1"/>
          <table:table-cell/>
          <table:table-cell table:style-name="ce1"/>
          <table:table-cell table:formula="of:=IFERROR(([.AE223]/[.I22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223]/[.I223])*100; &quot;&quot;)">
            <text:p/>
          </table:table-cell>
          <table:table-cell table:style-name="ce1"/>
          <table:table-cell/>
          <table:table-cell table:style-name="ce1"/>
          <table:table-cell table:formula="of:=IFERROR(([.BM223]/[.I22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223]/[.I223])*100; &quot;&quot;)">
            <text:p/>
          </table:table-cell>
          <table:table-cell table:style-name="ce1"/>
          <table:table-cell table:formula="of:=IFERROR(([.CG223]/[.I223])*100; &quot;&quot;)">
            <text:p/>
          </table:table-cell>
          <table:table-cell table:style-name="ce1"/>
          <table:table-cell table:formula="of:=IFERROR(([.CI223]/[.I22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223]/[.I223])*100; &quot;&quot;)">
            <text:p/>
          </table:table-cell>
          <table:table-cell table:style-name="ce1"/>
          <table:table-cell/>
          <table:table-cell table:style-name="ce1"/>
          <table:table-cell table:formula="of:=IFERROR(([.CU223]/[.I223])*100; &quot;&quot;)">
            <text:p/>
          </table:table-cell>
          <table:table-cell table:style-name="ce1"/>
          <table:table-cell/>
          <table:table-cell table:style-name="ce1"/>
          <table:table-cell table:formula="of:=IFERROR(([.CY223]/[.I223])*100; &quot;&quot;)">
            <text:p/>
          </table:table-cell>
          <table:table-cell table:style-name="ce1"/>
          <table:table-cell/>
          <table:table-cell table:style-name="ce1"/>
          <table:table-cell table:formula="of:=IFERROR(([.DC223]/[.I223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on Wlan 7582</text:p>
          </table:table-cell>
          <table:table-cell office:value-type="string" calcext:value-type="string">
            <text:p>582.07.15</text:p>
          </table:table-cell>
          <table:table-cell office:value-type="float" office:value="458" calcext:value-type="float">
            <text:p>458</text:p>
          </table:table-cell>
          <table:table-cell table:formula="of:=IF([.C224]-[.X224] = 0 ;&quot;&quot;; [.C224]-[.X224])" office:value-type="float" office:value="381" calcext:value-type="float">
            <text:p>381</text:p>
          </table:table-cell>
          <table:table-cell office:value-type="float" office:value="145" calcext:value-type="float">
            <text:p>145</text:p>
          </table:table-cell>
          <table:table-cell table:formula="of:=IFERROR(([.E224]/[.D224])*100; &quot;&quot;)" office:value-type="float" office:value="38.0577427821522" calcext:value-type="float">
            <text:p>38,0577427821522</text:p>
          </table:table-cell>
          <table:table-cell office:value-type="float" office:value="109" calcext:value-type="float">
            <text:p>109</text:p>
          </table:table-cell>
          <table:table-cell table:formula="of:=IFERROR(([.G224]/[.D224])*100; &quot;&quot;)" office:value-type="float" office:value="28.6089238845144" calcext:value-type="float">
            <text:p>28,6089238845144</text:p>
          </table:table-cell>
          <table:table-cell office:value-type="float" office:value="145" calcext:value-type="float">
            <text:p>145</text:p>
          </table:table-cell>
          <table:table-cell table:formula="of:=IFERROR(([.I224]/[.D224])*100; &quot;&quot;)" office:value-type="float" office:value="38.0577427821522" calcext:value-type="float">
            <text:p>38,0577427821522</text:p>
          </table:table-cell>
          <table:table-cell office:value-type="float" office:value="236" calcext:value-type="float">
            <text:p>236</text:p>
          </table:table-cell>
          <table:table-cell table:formula="of:=IFERROR(([.K224]/[.D224])*100; &quot;&quot;)" office:value-type="float" office:value="61.9422572178478" calcext:value-type="float">
            <text:p>61,9422572178478</text:p>
          </table:table-cell>
          <table:table-cell office:value-type="float" office:value="26" calcext:value-type="float">
            <text:p>26</text:p>
          </table:table-cell>
          <table:table-cell table:formula="of:=IFERROR(([.M224]/[.K224])*100; &quot;&quot;)" office:value-type="float" office:value="11.0169491525424" calcext:value-type="float">
            <text:p>11,0169491525424</text:p>
          </table:table-cell>
          <table:table-cell office:value-type="float" office:value="135" calcext:value-type="float">
            <text:p>135</text:p>
          </table:table-cell>
          <table:table-cell table:formula="of:=IFERROR(([.O224]/[.K224])*100; &quot;&quot;)" office:value-type="float" office:value="57.2033898305085" calcext:value-type="float">
            <text:p>57,2033898305085</text:p>
          </table:table-cell>
          <table:table-cell table:formula="of:=IF([.E224] = &quot;&quot; ;&quot;&quot;; [.E224]-[.O224])" office:value-type="float" office:value="10" calcext:value-type="float">
            <text:p>10</text:p>
          </table:table-cell>
          <table:table-cell table:formula="of:=IFERROR(([.Q224]/[.I224])*100; &quot;&quot;)" office:value-type="float" office:value="6.89655172413793" calcext:value-type="float">
            <text:p>6,89655172413793</text:p>
          </table:table-cell>
          <table:table-cell office:value-type="float" office:value="107" calcext:value-type="float">
            <text:p>107</text:p>
          </table:table-cell>
          <table:table-cell table:formula="of:=IFERROR(([.S224]/[.K224])*100; &quot;&quot;)" office:value-type="float" office:value="45.3389830508475" calcext:value-type="float">
            <text:p>45,3389830508475</text:p>
          </table:table-cell>
          <table:table-cell table:formula="of:=IF([.G224] = &quot;&quot; ;&quot;&quot;; [.G224]-[.S224])" office:value-type="float" office:value="2" calcext:value-type="float">
            <text:p>2</text:p>
          </table:table-cell>
          <table:table-cell table:formula="of:=IFERROR(([.U224]/[.I224])*100; &quot;&quot;)" office:value-type="float" office:value="1.37931034482759" calcext:value-type="float">
            <text:p>1,37931034482759</text:p>
          </table:table-cell>
          <table:table-cell office:value-type="float" office:value="135" calcext:value-type="float">
            <text:p>135</text:p>
          </table:table-cell>
          <table:table-cell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  <table:table-cell table:formula="of:=IFERROR(([.Y224]/[.I224])*100; &quot;&quot;)" office:value-type="float" office:value="24.8275862068966" calcext:value-type="float">
            <text:p>24,8275862068966</text:p>
          </table:table-cell>
          <table:table-cell office:value-type="float" office:value="6" calcext:value-type="float">
            <text:p>6</text:p>
          </table:table-cell>
          <table:table-cell table:formula="of:=IFERROR(([.AA224]/[.I224])*100; &quot;&quot;)" office:value-type="float" office:value="4.13793103448276" calcext:value-type="float">
            <text:p>4,137931034482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E224]/[.I224])*100; &quot;&quot;)" office:value-type="float" office:value="3.44827586206897" calcext:value-type="float">
            <text:p>3,448275862068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224]/[.I22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IFERROR(([.BM224]/[.I224])*100; &quot;&quot;)" office:value-type="float" office:value="48.2758620689655" calcext:value-type="float">
            <text:p>48,27586206896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IFERROR(([.CE224]/[.I224])*100; &quot;&quot;)" office:value-type="float" office:value="19.3103448275862" calcext:value-type="float">
            <text:p>19,3103448275862</text:p>
          </table:table-cell>
          <table:table-cell office:value-type="float" office:value="0" calcext:value-type="float">
            <text:p>0</text:p>
          </table:table-cell>
          <table:table-cell table:formula="of:=IFERROR(([.CG224]/[.I22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224]/[.I22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224]/[.I22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224]/[.I22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224]/[.I22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224]/[.I22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225]-[.X225] = 0 ;&quot;&quot;; [.C225]-[.X225])">
            <text:p/>
          </table:table-cell>
          <table:table-cell table:style-name="ce1"/>
          <table:table-cell table:formula="of:=IFERROR(([.E225]/[.D225])*100; &quot;&quot;)">
            <text:p/>
          </table:table-cell>
          <table:table-cell table:style-name="ce1"/>
          <table:table-cell table:formula="of:=IFERROR(([.G225]/[.D225])*100; &quot;&quot;)">
            <text:p/>
          </table:table-cell>
          <table:table-cell table:style-name="ce1"/>
          <table:table-cell table:formula="of:=IFERROR(([.I225]/[.D225])*100; &quot;&quot;)">
            <text:p/>
          </table:table-cell>
          <table:table-cell table:style-name="ce1"/>
          <table:table-cell table:formula="of:=IFERROR(([.K225]/[.D225])*100; &quot;&quot;)">
            <text:p/>
          </table:table-cell>
          <table:table-cell table:style-name="ce1"/>
          <table:table-cell table:formula="of:=IFERROR(([.M225]/[.K225])*100; &quot;&quot;)">
            <text:p/>
          </table:table-cell>
          <table:table-cell/>
          <table:table-cell table:formula="of:=IFERROR(([.O225]/[.K225])*100; &quot;&quot;)">
            <text:p/>
          </table:table-cell>
          <table:table-cell table:formula="of:=IF([.E225] = &quot;&quot; ;&quot;&quot;; [.E225]-[.O225])">
            <text:p/>
          </table:table-cell>
          <table:table-cell table:formula="of:=IFERROR(([.Q225]/[.I225])*100; &quot;&quot;)">
            <text:p/>
          </table:table-cell>
          <table:table-cell/>
          <table:table-cell table:formula="of:=IFERROR(([.S225]/[.K225])*100; &quot;&quot;)">
            <text:p/>
          </table:table-cell>
          <table:table-cell table:formula="of:=IF([.G225] = &quot;&quot; ;&quot;&quot;; [.G225]-[.S225])">
            <text:p/>
          </table:table-cell>
          <table:table-cell table:formula="of:=IFERROR(([.U225]/[.I225])*100; &quot;&quot;)">
            <text:p/>
          </table:table-cell>
          <table:table-cell table:style-name="ce1" table:number-columns-repeated="3"/>
          <table:table-cell table:formula="of:=IFERROR(([.Y225]/[.I225])*100; &quot;&quot;)">
            <text:p/>
          </table:table-cell>
          <table:table-cell table:style-name="ce1"/>
          <table:table-cell table:formula="of:=IFERROR(([.AA225]/[.I225])*100; &quot;&quot;)">
            <text:p/>
          </table:table-cell>
          <table:table-cell table:style-name="ce1"/>
          <table:table-cell/>
          <table:table-cell table:style-name="ce1"/>
          <table:table-cell table:formula="of:=IFERROR(([.AE225]/[.I22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225]/[.I225])*100; &quot;&quot;)">
            <text:p/>
          </table:table-cell>
          <table:table-cell table:style-name="ce1"/>
          <table:table-cell/>
          <table:table-cell table:style-name="ce1"/>
          <table:table-cell table:formula="of:=IFERROR(([.BM225]/[.I22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225]/[.I225])*100; &quot;&quot;)">
            <text:p/>
          </table:table-cell>
          <table:table-cell table:style-name="ce1"/>
          <table:table-cell table:formula="of:=IFERROR(([.CG225]/[.I225])*100; &quot;&quot;)">
            <text:p/>
          </table:table-cell>
          <table:table-cell table:style-name="ce1"/>
          <table:table-cell table:formula="of:=IFERROR(([.CI225]/[.I22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225]/[.I225])*100; &quot;&quot;)">
            <text:p/>
          </table:table-cell>
          <table:table-cell table:style-name="ce1"/>
          <table:table-cell/>
          <table:table-cell table:style-name="ce1"/>
          <table:table-cell table:formula="of:=IFERROR(([.CU225]/[.I225])*100; &quot;&quot;)">
            <text:p/>
          </table:table-cell>
          <table:table-cell table:style-name="ce1"/>
          <table:table-cell/>
          <table:table-cell table:style-name="ce1"/>
          <table:table-cell table:formula="of:=IFERROR(([.CY225]/[.I225])*100; &quot;&quot;)">
            <text:p/>
          </table:table-cell>
          <table:table-cell table:style-name="ce1"/>
          <table:table-cell/>
          <table:table-cell table:style-name="ce1"/>
          <table:table-cell table:formula="of:=IFERROR(([.DC225]/[.I225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on Wlan 7050</text:p>
          </table:table-cell>
          <table:table-cell office:value-type="string" calcext:value-type="string">
            <text:p>14.04.26</text:p>
          </table:table-cell>
          <table:table-cell office:value-type="float" office:value="0" calcext:value-type="float">
            <text:p>0</text:p>
          </table:table-cell>
          <table:table-cell table:formula="of:=IF([.C226]-[.X226] = 0 ;&quot;&quot;; [.C226]-[.X226])">
            <text:p/>
          </table:table-cell>
          <table:table-cell office:value-type="float" office:value="0" calcext:value-type="float">
            <text:p>0</text:p>
          </table:table-cell>
          <table:table-cell table:formula="of:=IFERROR(([.E226]/[.D2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G226]/[.D2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I226]/[.D2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K226]/[.D2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M226]/[.K2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O226]/[.K226])*100; &quot;&quot;)">
            <text:p/>
          </table:table-cell>
          <table:table-cell table:formula="of:=IF([.E226] = &quot;&quot; ;&quot;&quot;; [.E226]-[.O226])" office:value-type="float" office:value="0" calcext:value-type="float">
            <text:p>0</text:p>
          </table:table-cell>
          <table:table-cell table:formula="of:=IFERROR(([.Q226]/[.I2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S226]/[.K226])*100; &quot;&quot;)">
            <text:p/>
          </table:table-cell>
          <table:table-cell table:formula="of:=IF([.G226] = &quot;&quot; ;&quot;&quot;; [.G226]-[.S226])" office:value-type="float" office:value="0" calcext:value-type="float">
            <text:p>0</text:p>
          </table:table-cell>
          <table:table-cell table:formula="of:=IFERROR(([.U226]/[.I226])*100; &quot;&quot;)">
            <text:p/>
          </table:table-cell>
          <table:table-cell table:number-columns-repeated="3" office:value-type="float" office:value="0" calcext:value-type="float">
            <text:p>0</text:p>
          </table:table-cell>
          <table:table-cell table:formula="of:=IFERROR(([.Y226]/[.I2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AA226]/[.I2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E226]/[.I2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226]/[.I2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226]/[.I2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226]/[.I2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CG226]/[.I226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CI226]/[.I2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226]/[.I2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226]/[.I2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226]/[.I2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226]/[.I226])*100; &quot;&quot;)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14.04.33</text:p>
          </table:table-cell>
          <table:table-cell office:value-type="float" office:value="131" calcext:value-type="float">
            <text:p>131</text:p>
          </table:table-cell>
          <table:table-cell table:formula="of:=IF([.C227]-[.X227] = 0 ;&quot;&quot;; [.C227]-[.X227])"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table:formula="of:=IFERROR(([.E227]/[.D227])*100; &quot;&quot;)" office:value-type="float" office:value="57.8947368421053" calcext:value-type="float">
            <text:p>57,8947368421053</text:p>
          </table:table-cell>
          <table:table-cell office:value-type="float" office:value="53" calcext:value-type="float">
            <text:p>53</text:p>
          </table:table-cell>
          <table:table-cell table:formula="of:=IFERROR(([.G227]/[.D227])*100; &quot;&quot;)" office:value-type="float" office:value="46.4912280701754" calcext:value-type="float">
            <text:p>46,4912280701754</text:p>
          </table:table-cell>
          <table:table-cell office:value-type="float" office:value="14" calcext:value-type="float">
            <text:p>14</text:p>
          </table:table-cell>
          <table:table-cell table:formula="of:=IFERROR(([.I227]/[.D227])*100; &quot;&quot;)" office:value-type="float" office:value="12.280701754386" calcext:value-type="float">
            <text:p>12,280701754386</text:p>
          </table:table-cell>
          <table:table-cell office:value-type="float" office:value="100" calcext:value-type="float">
            <text:p>100</text:p>
          </table:table-cell>
          <table:table-cell table:formula="of:=IFERROR(([.K227]/[.D227])*100; &quot;&quot;)" office:value-type="float" office:value="87.719298245614" calcext:value-type="float">
            <text:p>87,719298245614</text:p>
          </table:table-cell>
          <table:table-cell office:value-type="float" office:value="15" calcext:value-type="float">
            <text:p>15</text:p>
          </table:table-cell>
          <table:table-cell table:formula="of:=IFERROR(([.M227]/[.K227])*100; &quot;&quot;)"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table:formula="of:=IFERROR(([.O227]/[.K227])*100; &quot;&quot;)" office:value-type="float" office:value="57" calcext:value-type="float">
            <text:p>57</text:p>
          </table:table-cell>
          <table:table-cell table:formula="of:=IF([.E227] = &quot;&quot; ;&quot;&quot;; [.E227]-[.O227])" office:value-type="float" office:value="9" calcext:value-type="float">
            <text:p>9</text:p>
          </table:table-cell>
          <table:table-cell table:formula="of:=IFERROR(([.Q227]/[.I227])*100; &quot;&quot;)" office:value-type="float" office:value="64.2857142857143" calcext:value-type="float">
            <text:p>64,2857142857143</text:p>
          </table:table-cell>
          <table:table-cell office:value-type="float" office:value="53" calcext:value-type="float">
            <text:p>53</text:p>
          </table:table-cell>
          <table:table-cell table:formula="of:=IFERROR(([.S227]/[.K227])*100; &quot;&quot;)" office:value-type="float" office:value="53" calcext:value-type="float">
            <text:p>53</text:p>
          </table:table-cell>
          <table:table-cell table:formula="of:=IF([.G227] = &quot;&quot; ;&quot;&quot;; [.G227]-[.S227])" office:value-type="float" office:value="0" calcext:value-type="float">
            <text:p>0</text:p>
          </table:table-cell>
          <table:table-cell table:formula="of:=IFERROR(([.U227]/[.I227])*100; &quot;&quot;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IFERROR(([.Y227]/[.I227])*100; &quot;&quot;)" office:value-type="float" office:value="92.8571428571429" calcext:value-type="float">
            <text:p>92,8571428571429</text:p>
          </table:table-cell>
          <table:table-cell office:value-type="float" office:value="0" calcext:value-type="float">
            <text:p>0</text:p>
          </table:table-cell>
          <table:table-cell table:formula="of:=IFERROR(([.AA227]/[.I22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AE227]/[.I22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227]/[.I22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227]/[.I22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E227]/[.I227])*100; &quot;&quot;)" office:value-type="float" office:value="7.14285714285714" calcext:value-type="float">
            <text:p>7,14285714285714</text:p>
          </table:table-cell>
          <table:table-cell office:value-type="float" office:value="0" calcext:value-type="float">
            <text:p>0</text:p>
          </table:table-cell>
          <table:table-cell table:formula="of:=IFERROR(([.CG227]/[.I22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227]/[.I22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227]/[.I22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227]/[.I22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227]/[.I22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227]/[.I22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228]-[.X228] = 0 ;&quot;&quot;; [.C228]-[.X228])">
            <text:p/>
          </table:table-cell>
          <table:table-cell table:style-name="ce1"/>
          <table:table-cell table:formula="of:=IFERROR(([.E228]/[.D228])*100; &quot;&quot;)">
            <text:p/>
          </table:table-cell>
          <table:table-cell table:style-name="ce1"/>
          <table:table-cell table:formula="of:=IFERROR(([.G228]/[.D228])*100; &quot;&quot;)">
            <text:p/>
          </table:table-cell>
          <table:table-cell table:style-name="ce1"/>
          <table:table-cell table:formula="of:=IFERROR(([.I228]/[.D228])*100; &quot;&quot;)">
            <text:p/>
          </table:table-cell>
          <table:table-cell table:style-name="ce1"/>
          <table:table-cell table:formula="of:=IFERROR(([.K228]/[.D228])*100; &quot;&quot;)">
            <text:p/>
          </table:table-cell>
          <table:table-cell table:style-name="ce1"/>
          <table:table-cell table:formula="of:=IFERROR(([.M228]/[.K228])*100; &quot;&quot;)">
            <text:p/>
          </table:table-cell>
          <table:table-cell/>
          <table:table-cell table:formula="of:=IFERROR(([.O228]/[.K228])*100; &quot;&quot;)">
            <text:p/>
          </table:table-cell>
          <table:table-cell table:formula="of:=IF([.E228] = &quot;&quot; ;&quot;&quot;; [.E228]-[.O228])">
            <text:p/>
          </table:table-cell>
          <table:table-cell table:formula="of:=IFERROR(([.Q228]/[.I228])*100; &quot;&quot;)">
            <text:p/>
          </table:table-cell>
          <table:table-cell/>
          <table:table-cell table:formula="of:=IFERROR(([.S228]/[.K228])*100; &quot;&quot;)">
            <text:p/>
          </table:table-cell>
          <table:table-cell table:formula="of:=IF([.G228] = &quot;&quot; ;&quot;&quot;; [.G228]-[.S228])">
            <text:p/>
          </table:table-cell>
          <table:table-cell table:formula="of:=IFERROR(([.U228]/[.I228])*100; &quot;&quot;)">
            <text:p/>
          </table:table-cell>
          <table:table-cell table:style-name="ce1" table:number-columns-repeated="3"/>
          <table:table-cell table:formula="of:=IFERROR(([.Y228]/[.I228])*100; &quot;&quot;)">
            <text:p/>
          </table:table-cell>
          <table:table-cell table:style-name="ce1"/>
          <table:table-cell table:formula="of:=IFERROR(([.AA228]/[.I228])*100; &quot;&quot;)">
            <text:p/>
          </table:table-cell>
          <table:table-cell table:style-name="ce1"/>
          <table:table-cell/>
          <table:table-cell table:style-name="ce1"/>
          <table:table-cell table:formula="of:=IFERROR(([.AE228]/[.I228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228]/[.I228])*100; &quot;&quot;)">
            <text:p/>
          </table:table-cell>
          <table:table-cell table:style-name="ce1"/>
          <table:table-cell/>
          <table:table-cell table:style-name="ce1"/>
          <table:table-cell table:formula="of:=IFERROR(([.BM228]/[.I228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228]/[.I228])*100; &quot;&quot;)">
            <text:p/>
          </table:table-cell>
          <table:table-cell table:style-name="ce1"/>
          <table:table-cell table:formula="of:=IFERROR(([.CG228]/[.I228])*100; &quot;&quot;)">
            <text:p/>
          </table:table-cell>
          <table:table-cell table:style-name="ce1"/>
          <table:table-cell table:formula="of:=IFERROR(([.CI228]/[.I228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228]/[.I228])*100; &quot;&quot;)">
            <text:p/>
          </table:table-cell>
          <table:table-cell table:style-name="ce1"/>
          <table:table-cell/>
          <table:table-cell table:style-name="ce1"/>
          <table:table-cell table:formula="of:=IFERROR(([.CU228]/[.I228])*100; &quot;&quot;)">
            <text:p/>
          </table:table-cell>
          <table:table-cell table:style-name="ce1"/>
          <table:table-cell/>
          <table:table-cell table:style-name="ce1"/>
          <table:table-cell table:formula="of:=IFERROR(([.CY228]/[.I228])*100; &quot;&quot;)">
            <text:p/>
          </table:table-cell>
          <table:table-cell table:style-name="ce1"/>
          <table:table-cell/>
          <table:table-cell table:style-name="ce1"/>
          <table:table-cell table:formula="of:=IFERROR(([.DC228]/[.I228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on Wlan 7490</text:p>
          </table:table-cell>
          <table:table-cell office:value-type="string" calcext:value-type="string">
            <text:p>490.07.27</text:p>
          </table:table-cell>
          <table:table-cell office:value-type="float" office:value="385" calcext:value-type="float">
            <text:p>385</text:p>
          </table:table-cell>
          <table:table-cell table:formula="of:=IF([.C229]-[.X229] = 0 ;&quot;&quot;; [.C229]-[.X22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IFERROR(([.E229]/[.D22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229]/[.D229])*100; &quot;&quot;)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table:formula="of:=IFERROR(([.I229]/[.D229])*100; &quot;&quot;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IFERROR(([.K229]/[.D22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M229]/[.K229])*100; &quot;&quot;)">
            <text:p/>
          </table:table-cell>
          <table:table-cell office:value-type="float" office:value="0" calcext:value-type="float">
            <text:p>0</text:p>
          </table:table-cell>
          <table:table-cell table:formula="of:=IFERROR(([.O229]/[.K229])*100; &quot;&quot;)">
            <text:p/>
          </table:table-cell>
          <table:table-cell table:formula="of:=IF([.E229] = &quot;&quot; ;&quot;&quot;; [.E229]-[.O229])" office:value-type="float" office:value="0" calcext:value-type="float">
            <text:p>0</text:p>
          </table:table-cell>
          <table:table-cell table:formula="of:=IFERROR(([.Q229]/[.I22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229]/[.K229])*100; &quot;&quot;)">
            <text:p/>
          </table:table-cell>
          <table:table-cell table:formula="of:=IF([.G229] = &quot;&quot; ;&quot;&quot;; [.G229]-[.S229])" office:value-type="float" office:value="0" calcext:value-type="float">
            <text:p>0</text:p>
          </table:table-cell>
          <table:table-cell table:formula="of:=IFERROR(([.U229]/[.I22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IFERROR(([.Y229]/[.I22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A229]/[.I22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E229]/[.I229])*100; &quot;&quot;)" office:value-type="float" office:value="1.64473684210526" calcext:value-type="float">
            <text:p>1,644736842105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9" calcext:value-type="float">
            <text:p>299</text:p>
          </table:table-cell>
          <table:table-cell table:formula="of:=IFERROR(([.BI229]/[.I229])*100; &quot;&quot;)" office:value-type="float" office:value="98.3552631578947" calcext:value-type="float">
            <text:p>98,35526315789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229]/[.I22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229]/[.I22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229]/[.I22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229]/[.I22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229]/[.I22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229]/[.I22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229]/[.I22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229]/[.I22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230]-[.X230] = 0 ;&quot;&quot;; [.C230]-[.X230])">
            <text:p/>
          </table:table-cell>
          <table:table-cell table:style-name="ce1"/>
          <table:table-cell table:formula="of:=IFERROR(([.E230]/[.D230])*100; &quot;&quot;)">
            <text:p/>
          </table:table-cell>
          <table:table-cell table:style-name="ce1"/>
          <table:table-cell table:formula="of:=IFERROR(([.G230]/[.D230])*100; &quot;&quot;)">
            <text:p/>
          </table:table-cell>
          <table:table-cell table:style-name="ce1"/>
          <table:table-cell table:formula="of:=IFERROR(([.I230]/[.D230])*100; &quot;&quot;)">
            <text:p/>
          </table:table-cell>
          <table:table-cell table:style-name="ce1"/>
          <table:table-cell table:formula="of:=IFERROR(([.K230]/[.D230])*100; &quot;&quot;)">
            <text:p/>
          </table:table-cell>
          <table:table-cell table:style-name="ce1"/>
          <table:table-cell table:formula="of:=IFERROR(([.M230]/[.K230])*100; &quot;&quot;)">
            <text:p/>
          </table:table-cell>
          <table:table-cell/>
          <table:table-cell table:formula="of:=IFERROR(([.O230]/[.K230])*100; &quot;&quot;)">
            <text:p/>
          </table:table-cell>
          <table:table-cell table:formula="of:=IF([.E230] = &quot;&quot; ;&quot;&quot;; [.E230]-[.O230])">
            <text:p/>
          </table:table-cell>
          <table:table-cell table:formula="of:=IFERROR(([.Q230]/[.I230])*100; &quot;&quot;)">
            <text:p/>
          </table:table-cell>
          <table:table-cell/>
          <table:table-cell table:formula="of:=IFERROR(([.S230]/[.K230])*100; &quot;&quot;)">
            <text:p/>
          </table:table-cell>
          <table:table-cell table:formula="of:=IF([.G230] = &quot;&quot; ;&quot;&quot;; [.G230]-[.S230])">
            <text:p/>
          </table:table-cell>
          <table:table-cell table:formula="of:=IFERROR(([.U230]/[.I230])*100; &quot;&quot;)">
            <text:p/>
          </table:table-cell>
          <table:table-cell table:style-name="ce1" table:number-columns-repeated="3"/>
          <table:table-cell table:formula="of:=IFERROR(([.Y230]/[.I230])*100; &quot;&quot;)">
            <text:p/>
          </table:table-cell>
          <table:table-cell table:style-name="ce1"/>
          <table:table-cell table:formula="of:=IFERROR(([.AA230]/[.I230])*100; &quot;&quot;)">
            <text:p/>
          </table:table-cell>
          <table:table-cell table:style-name="ce1"/>
          <table:table-cell/>
          <table:table-cell table:style-name="ce1"/>
          <table:table-cell table:formula="of:=IFERROR(([.AE230]/[.I23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230]/[.I230])*100; &quot;&quot;)">
            <text:p/>
          </table:table-cell>
          <table:table-cell table:style-name="ce1"/>
          <table:table-cell/>
          <table:table-cell table:style-name="ce1"/>
          <table:table-cell table:formula="of:=IFERROR(([.BM230]/[.I23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230]/[.I230])*100; &quot;&quot;)">
            <text:p/>
          </table:table-cell>
          <table:table-cell table:style-name="ce1"/>
          <table:table-cell table:formula="of:=IFERROR(([.CG230]/[.I230])*100; &quot;&quot;)">
            <text:p/>
          </table:table-cell>
          <table:table-cell table:style-name="ce1"/>
          <table:table-cell table:formula="of:=IFERROR(([.CI230]/[.I23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230]/[.I230])*100; &quot;&quot;)">
            <text:p/>
          </table:table-cell>
          <table:table-cell table:style-name="ce1"/>
          <table:table-cell/>
          <table:table-cell table:style-name="ce1"/>
          <table:table-cell table:formula="of:=IFERROR(([.CU230]/[.I230])*100; &quot;&quot;)">
            <text:p/>
          </table:table-cell>
          <table:table-cell table:style-name="ce1"/>
          <table:table-cell/>
          <table:table-cell table:style-name="ce1"/>
          <table:table-cell table:formula="of:=IFERROR(([.CY230]/[.I230])*100; &quot;&quot;)">
            <text:p/>
          </table:table-cell>
          <table:table-cell table:style-name="ce1"/>
          <table:table-cell/>
          <table:table-cell table:style-name="ce1"/>
          <table:table-cell table:formula="of:=IFERROR(([.DC230]/[.I230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on Wlan 7141</text:p>
          </table:table-cell>
          <table:table-cell office:value-type="string" calcext:value-type="string">
            <text:p>40.04.77</text:p>
          </table:table-cell>
          <table:table-cell office:value-type="float" office:value="172" calcext:value-type="float">
            <text:p>172</text:p>
          </table:table-cell>
          <table:table-cell table:formula="of:=IF([.C231]-[.X231] = 0 ;&quot;&quot;; [.C231]-[.X231])" office:value-type="float" office:value="145" calcext:value-type="float">
            <text:p>145</text:p>
          </table:table-cell>
          <table:table-cell office:value-type="float" office:value="84" calcext:value-type="float">
            <text:p>84</text:p>
          </table:table-cell>
          <table:table-cell table:formula="of:=IFERROR(([.E231]/[.D231])*100; &quot;&quot;)" office:value-type="float" office:value="57.9310344827586" calcext:value-type="float">
            <text:p>57,9310344827586</text:p>
          </table:table-cell>
          <table:table-cell office:value-type="float" office:value="61" calcext:value-type="float">
            <text:p>61</text:p>
          </table:table-cell>
          <table:table-cell table:formula="of:=IFERROR(([.G231]/[.D231])*100; &quot;&quot;)" office:value-type="float" office:value="42.0689655172414" calcext:value-type="float">
            <text:p>42,0689655172414</text:p>
          </table:table-cell>
          <table:table-cell office:value-type="float" office:value="29" calcext:value-type="float">
            <text:p>29</text:p>
          </table:table-cell>
          <table:table-cell table:formula="of:=IFERROR(([.I231]/[.D231])*100; &quot;&quot;)"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table:formula="of:=IFERROR(([.K231]/[.D231])*100; &quot;&quot;)"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table:formula="of:=IFERROR(([.M231]/[.K231])*100; &quot;&quot;)" office:value-type="float" office:value="20.6896551724138" calcext:value-type="float">
            <text:p>20,6896551724138</text:p>
          </table:table-cell>
          <table:table-cell office:value-type="float" office:value="69" calcext:value-type="float">
            <text:p>69</text:p>
          </table:table-cell>
          <table:table-cell table:formula="of:=IFERROR(([.O231]/[.K231])*100; &quot;&quot;)" office:value-type="float" office:value="59.4827586206897" calcext:value-type="float">
            <text:p>59,4827586206897</text:p>
          </table:table-cell>
          <table:table-cell table:formula="of:=IF([.E231] = &quot;&quot; ;&quot;&quot;; [.E231]-[.O231])" office:value-type="float" office:value="15" calcext:value-type="float">
            <text:p>15</text:p>
          </table:table-cell>
          <table:table-cell table:formula="of:=IFERROR(([.Q231]/[.I231])*100; &quot;&quot;)" office:value-type="float" office:value="51.7241379310345" calcext:value-type="float">
            <text:p>51,7241379310345</text:p>
          </table:table-cell>
          <table:table-cell office:value-type="float" office:value="61" calcext:value-type="float">
            <text:p>61</text:p>
          </table:table-cell>
          <table:table-cell table:formula="of:=IFERROR(([.S231]/[.K231])*100; &quot;&quot;)" office:value-type="float" office:value="52.5862068965517" calcext:value-type="float">
            <text:p>52,5862068965517</text:p>
          </table:table-cell>
          <table:table-cell table:formula="of:=IF([.G231] = &quot;&quot; ;&quot;&quot;; [.G231]-[.S231])" office:value-type="float" office:value="0" calcext:value-type="float">
            <text:p>0</text:p>
          </table:table-cell>
          <table:table-cell table:formula="of:=IFERROR(([.U231]/[.I231])*100; &quot;&quot;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IFERROR(([.Y231]/[.I231])*100; &quot;&quot;)" office:value-type="float" office:value="75.8620689655172" calcext:value-type="float">
            <text:p>75,8620689655172</text:p>
          </table:table-cell>
          <table:table-cell office:value-type="float" office:value="0" calcext:value-type="float">
            <text:p>0</text:p>
          </table:table-cell>
          <table:table-cell table:formula="of:=IFERROR(([.AA231]/[.I23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AE231]/[.I231])*100; &quot;&quot;)" office:value-type="float" office:value="3.44827586206897" calcext:value-type="float">
            <text:p>3,448275862068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231]/[.I23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231]/[.I23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IFERROR(([.CE231]/[.I231])*100; &quot;&quot;)" office:value-type="float" office:value="20.6896551724138" calcext:value-type="float">
            <text:p>20,6896551724138</text:p>
          </table:table-cell>
          <table:table-cell office:value-type="float" office:value="0" calcext:value-type="float">
            <text:p>0</text:p>
          </table:table-cell>
          <table:table-cell table:formula="of:=IFERROR(([.CG231]/[.I23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231]/[.I23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231]/[.I23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231]/[.I23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231]/[.I23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231]/[.I23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232]-[.X232] = 0 ;&quot;&quot;; [.C232]-[.X232])">
            <text:p/>
          </table:table-cell>
          <table:table-cell table:style-name="ce1"/>
          <table:table-cell table:formula="of:=IFERROR(([.E232]/[.D232])*100; &quot;&quot;)">
            <text:p/>
          </table:table-cell>
          <table:table-cell table:style-name="ce1"/>
          <table:table-cell table:formula="of:=IFERROR(([.G232]/[.D232])*100; &quot;&quot;)">
            <text:p/>
          </table:table-cell>
          <table:table-cell table:style-name="ce1"/>
          <table:table-cell table:formula="of:=IFERROR(([.I232]/[.D232])*100; &quot;&quot;)">
            <text:p/>
          </table:table-cell>
          <table:table-cell table:style-name="ce1"/>
          <table:table-cell table:formula="of:=IFERROR(([.K232]/[.D232])*100; &quot;&quot;)">
            <text:p/>
          </table:table-cell>
          <table:table-cell table:style-name="ce1"/>
          <table:table-cell table:formula="of:=IFERROR(([.M232]/[.K232])*100; &quot;&quot;)">
            <text:p/>
          </table:table-cell>
          <table:table-cell/>
          <table:table-cell table:formula="of:=IFERROR(([.O232]/[.K232])*100; &quot;&quot;)">
            <text:p/>
          </table:table-cell>
          <table:table-cell table:formula="of:=IF([.E232] = &quot;&quot; ;&quot;&quot;; [.E232]-[.O232])">
            <text:p/>
          </table:table-cell>
          <table:table-cell table:formula="of:=IFERROR(([.Q232]/[.I232])*100; &quot;&quot;)">
            <text:p/>
          </table:table-cell>
          <table:table-cell/>
          <table:table-cell table:formula="of:=IFERROR(([.S232]/[.K232])*100; &quot;&quot;)">
            <text:p/>
          </table:table-cell>
          <table:table-cell table:formula="of:=IF([.G232] = &quot;&quot; ;&quot;&quot;; [.G232]-[.S232])">
            <text:p/>
          </table:table-cell>
          <table:table-cell table:formula="of:=IFERROR(([.U232]/[.I232])*100; &quot;&quot;)">
            <text:p/>
          </table:table-cell>
          <table:table-cell table:style-name="ce1" table:number-columns-repeated="3"/>
          <table:table-cell table:formula="of:=IFERROR(([.Y232]/[.I232])*100; &quot;&quot;)">
            <text:p/>
          </table:table-cell>
          <table:table-cell table:style-name="ce1"/>
          <table:table-cell table:formula="of:=IFERROR(([.AA232]/[.I232])*100; &quot;&quot;)">
            <text:p/>
          </table:table-cell>
          <table:table-cell table:style-name="ce1"/>
          <table:table-cell/>
          <table:table-cell table:style-name="ce1"/>
          <table:table-cell table:formula="of:=IFERROR(([.AE232]/[.I23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232]/[.I232])*100; &quot;&quot;)">
            <text:p/>
          </table:table-cell>
          <table:table-cell table:style-name="ce1"/>
          <table:table-cell/>
          <table:table-cell table:style-name="ce1"/>
          <table:table-cell table:formula="of:=IFERROR(([.BM232]/[.I23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232]/[.I232])*100; &quot;&quot;)">
            <text:p/>
          </table:table-cell>
          <table:table-cell table:style-name="ce1"/>
          <table:table-cell table:formula="of:=IFERROR(([.CG232]/[.I232])*100; &quot;&quot;)">
            <text:p/>
          </table:table-cell>
          <table:table-cell table:style-name="ce1"/>
          <table:table-cell table:formula="of:=IFERROR(([.CI232]/[.I23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232]/[.I232])*100; &quot;&quot;)">
            <text:p/>
          </table:table-cell>
          <table:table-cell table:style-name="ce1"/>
          <table:table-cell/>
          <table:table-cell table:style-name="ce1"/>
          <table:table-cell table:formula="of:=IFERROR(([.CU232]/[.I232])*100; &quot;&quot;)">
            <text:p/>
          </table:table-cell>
          <table:table-cell table:style-name="ce1"/>
          <table:table-cell/>
          <table:table-cell table:style-name="ce1"/>
          <table:table-cell table:formula="of:=IFERROR(([.CY232]/[.I232])*100; &quot;&quot;)">
            <text:p/>
          </table:table-cell>
          <table:table-cell table:style-name="ce1"/>
          <table:table-cell/>
          <table:table-cell table:style-name="ce1"/>
          <table:table-cell table:formula="of:=IFERROR(([.DC232]/[.I232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on Wlan 7520</text:p>
          </table:table-cell>
          <table:table-cell office:value-type="string" calcext:value-type="string">
            <text:p>520.07.27</text:p>
          </table:table-cell>
          <table:table-cell office:value-type="float" office:value="412" calcext:value-type="float">
            <text:p>412</text:p>
          </table:table-cell>
          <table:table-cell table:formula="of:=IF([.C233]-[.X233] = 0 ;&quot;&quot;; [.C233]-[.X233])" office:value-type="float" office:value="335" calcext:value-type="float">
            <text:p>335</text:p>
          </table:table-cell>
          <table:table-cell office:value-type="float" office:value="120" calcext:value-type="float">
            <text:p>120</text:p>
          </table:table-cell>
          <table:table-cell table:formula="of:=IFERROR(([.E233]/[.D233])*100; &quot;&quot;)" office:value-type="float" office:value="35.8208955223881" calcext:value-type="float">
            <text:p>35,8208955223881</text:p>
          </table:table-cell>
          <table:table-cell office:value-type="float" office:value="103" calcext:value-type="float">
            <text:p>103</text:p>
          </table:table-cell>
          <table:table-cell table:formula="of:=IFERROR(([.G233]/[.D233])*100; &quot;&quot;)" office:value-type="float" office:value="30.7462686567164" calcext:value-type="float">
            <text:p>30,7462686567164</text:p>
          </table:table-cell>
          <table:table-cell office:value-type="float" office:value="139" calcext:value-type="float">
            <text:p>139</text:p>
          </table:table-cell>
          <table:table-cell table:formula="of:=IFERROR(([.I233]/[.D233])*100; &quot;&quot;)" office:value-type="float" office:value="41.4925373134328" calcext:value-type="float">
            <text:p>41,4925373134328</text:p>
          </table:table-cell>
          <table:table-cell office:value-type="float" office:value="196" calcext:value-type="float">
            <text:p>196</text:p>
          </table:table-cell>
          <table:table-cell table:formula="of:=IFERROR(([.K233]/[.D233])*100; &quot;&quot;)" office:value-type="float" office:value="58.5074626865672" calcext:value-type="float">
            <text:p>58,5074626865672</text:p>
          </table:table-cell>
          <table:table-cell office:value-type="float" office:value="19" calcext:value-type="float">
            <text:p>19</text:p>
          </table:table-cell>
          <table:table-cell table:formula="of:=IFERROR(([.M233]/[.K233])*100; &quot;&quot;)" office:value-type="float" office:value="9.69387755102041" calcext:value-type="float">
            <text:p>9,69387755102041</text:p>
          </table:table-cell>
          <table:table-cell office:value-type="float" office:value="113" calcext:value-type="float">
            <text:p>113</text:p>
          </table:table-cell>
          <table:table-cell table:formula="of:=IFERROR(([.O233]/[.K233])*100; &quot;&quot;)" office:value-type="float" office:value="57.6530612244898" calcext:value-type="float">
            <text:p>57,6530612244898</text:p>
          </table:table-cell>
          <table:table-cell table:formula="of:=IF([.E233] = &quot;&quot; ;&quot;&quot;; [.E233]-[.O233])" office:value-type="float" office:value="7" calcext:value-type="float">
            <text:p>7</text:p>
          </table:table-cell>
          <table:table-cell table:formula="of:=IFERROR(([.Q233]/[.I233])*100; &quot;&quot;)" office:value-type="float" office:value="5.03597122302158" calcext:value-type="float">
            <text:p>5,03597122302158</text:p>
          </table:table-cell>
          <table:table-cell office:value-type="float" office:value="100" calcext:value-type="float">
            <text:p>100</text:p>
          </table:table-cell>
          <table:table-cell table:formula="of:=IFERROR(([.S233]/[.K233])*100; &quot;&quot;)" office:value-type="float" office:value="51.0204081632653" calcext:value-type="float">
            <text:p>51,0204081632653</text:p>
          </table:table-cell>
          <table:table-cell table:formula="of:=IF([.G233] = &quot;&quot; ;&quot;&quot;; [.G233]-[.S233])" office:value-type="float" office:value="3" calcext:value-type="float">
            <text:p>3</text:p>
          </table:table-cell>
          <table:table-cell table:formula="of:=IFERROR(([.U233]/[.I233])*100; &quot;&quot;)" office:value-type="float" office:value="2.15827338129496" calcext:value-type="float">
            <text:p>2,15827338129496</text:p>
          </table:table-cell>
          <table:table-cell office:value-type="float" office:value="118" calcext:value-type="float">
            <text:p>118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table:formula="of:=IFERROR(([.Y233]/[.I233])*100; &quot;&quot;)" office:value-type="float" office:value="15.1079136690647" calcext:value-type="float">
            <text:p>15,1079136690647</text:p>
          </table:table-cell>
          <table:table-cell office:value-type="float" office:value="2" calcext:value-type="float">
            <text:p>2</text:p>
          </table:table-cell>
          <table:table-cell table:formula="of:=IFERROR(([.AA233]/[.I233])*100; &quot;&quot;)" office:value-type="float" office:value="1.43884892086331" calcext:value-type="float">
            <text:p>1,438848920863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E233]/[.I233])*100; &quot;&quot;)" office:value-type="float" office:value="3.59712230215827" calcext:value-type="float">
            <text:p>3,597122302158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233]/[.I23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233]/[.I23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IFERROR(([.CE233]/[.I233])*100; &quot;&quot;)" office:value-type="float" office:value="23.021582733813" calcext:value-type="float">
            <text:p>23,021582733813</text:p>
          </table:table-cell>
          <table:table-cell office:value-type="float" office:value="0" calcext:value-type="float">
            <text:p>0</text:p>
          </table:table-cell>
          <table:table-cell table:formula="of:=IFERROR(([.CG233]/[.I233])*100; &quot;&quot;)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IFERROR(([.CI233]/[.I233])*100; &quot;&quot;)" office:value-type="float" office:value="56.8345323741007" calcext:value-type="float">
            <text:p>56,83453237410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233]/[.I23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233]/[.I23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233]/[.I23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233]/[.I23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520.07.28</text:p>
          </table:table-cell>
          <table:table-cell office:value-type="float" office:value="412" calcext:value-type="float">
            <text:p>412</text:p>
          </table:table-cell>
          <table:table-cell table:formula="of:=IF([.C234]-[.X234] = 0 ;&quot;&quot;; [.C234]-[.X234])" office:value-type="float" office:value="335" calcext:value-type="float">
            <text:p>335</text:p>
          </table:table-cell>
          <table:table-cell office:value-type="float" office:value="120" calcext:value-type="float">
            <text:p>120</text:p>
          </table:table-cell>
          <table:table-cell table:formula="of:=IFERROR(([.E234]/[.D234])*100; &quot;&quot;)" office:value-type="float" office:value="35.8208955223881" calcext:value-type="float">
            <text:p>35,8208955223881</text:p>
          </table:table-cell>
          <table:table-cell office:value-type="float" office:value="103" calcext:value-type="float">
            <text:p>103</text:p>
          </table:table-cell>
          <table:table-cell table:formula="of:=IFERROR(([.G234]/[.D234])*100; &quot;&quot;)" office:value-type="float" office:value="30.7462686567164" calcext:value-type="float">
            <text:p>30,7462686567164</text:p>
          </table:table-cell>
          <table:table-cell office:value-type="float" office:value="139" calcext:value-type="float">
            <text:p>139</text:p>
          </table:table-cell>
          <table:table-cell table:formula="of:=IFERROR(([.I234]/[.D234])*100; &quot;&quot;)" office:value-type="float" office:value="41.4925373134328" calcext:value-type="float">
            <text:p>41,4925373134328</text:p>
          </table:table-cell>
          <table:table-cell office:value-type="float" office:value="196" calcext:value-type="float">
            <text:p>196</text:p>
          </table:table-cell>
          <table:table-cell table:formula="of:=IFERROR(([.K234]/[.D234])*100; &quot;&quot;)" office:value-type="float" office:value="58.5074626865672" calcext:value-type="float">
            <text:p>58,5074626865672</text:p>
          </table:table-cell>
          <table:table-cell office:value-type="float" office:value="19" calcext:value-type="float">
            <text:p>19</text:p>
          </table:table-cell>
          <table:table-cell table:formula="of:=IFERROR(([.M234]/[.K234])*100; &quot;&quot;)" office:value-type="float" office:value="9.69387755102041" calcext:value-type="float">
            <text:p>9,69387755102041</text:p>
          </table:table-cell>
          <table:table-cell office:value-type="float" office:value="113" calcext:value-type="float">
            <text:p>113</text:p>
          </table:table-cell>
          <table:table-cell table:formula="of:=IFERROR(([.O234]/[.K234])*100; &quot;&quot;)" office:value-type="float" office:value="57.6530612244898" calcext:value-type="float">
            <text:p>57,6530612244898</text:p>
          </table:table-cell>
          <table:table-cell table:formula="of:=IF([.E234] = &quot;&quot; ;&quot;&quot;; [.E234]-[.O234])" office:value-type="float" office:value="7" calcext:value-type="float">
            <text:p>7</text:p>
          </table:table-cell>
          <table:table-cell table:formula="of:=IFERROR(([.Q234]/[.I234])*100; &quot;&quot;)" office:value-type="float" office:value="5.03597122302158" calcext:value-type="float">
            <text:p>5,03597122302158</text:p>
          </table:table-cell>
          <table:table-cell office:value-type="float" office:value="100" calcext:value-type="float">
            <text:p>100</text:p>
          </table:table-cell>
          <table:table-cell table:formula="of:=IFERROR(([.S234]/[.K234])*100; &quot;&quot;)" office:value-type="float" office:value="51.0204081632653" calcext:value-type="float">
            <text:p>51,0204081632653</text:p>
          </table:table-cell>
          <table:table-cell table:formula="of:=IF([.G234] = &quot;&quot; ;&quot;&quot;; [.G234]-[.S234])" office:value-type="float" office:value="3" calcext:value-type="float">
            <text:p>3</text:p>
          </table:table-cell>
          <table:table-cell table:formula="of:=IFERROR(([.U234]/[.I234])*100; &quot;&quot;)" office:value-type="float" office:value="2.15827338129496" calcext:value-type="float">
            <text:p>2,15827338129496</text:p>
          </table:table-cell>
          <table:table-cell office:value-type="float" office:value="118" calcext:value-type="float">
            <text:p>118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table:formula="of:=IFERROR(([.Y234]/[.I234])*100; &quot;&quot;)" office:value-type="float" office:value="15.1079136690647" calcext:value-type="float">
            <text:p>15,1079136690647</text:p>
          </table:table-cell>
          <table:table-cell office:value-type="float" office:value="2" calcext:value-type="float">
            <text:p>2</text:p>
          </table:table-cell>
          <table:table-cell table:formula="of:=IFERROR(([.AA234]/[.I234])*100; &quot;&quot;)" office:value-type="float" office:value="1.43884892086331" calcext:value-type="float">
            <text:p>1,438848920863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E234]/[.I234])*100; &quot;&quot;)" office:value-type="float" office:value="3.59712230215827" calcext:value-type="float">
            <text:p>3,597122302158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234]/[.I2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234]/[.I2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IFERROR(([.CE234]/[.I234])*100; &quot;&quot;)" office:value-type="float" office:value="23.021582733813" calcext:value-type="float">
            <text:p>23,021582733813</text:p>
          </table:table-cell>
          <table:table-cell office:value-type="float" office:value="0" calcext:value-type="float">
            <text:p>0</text:p>
          </table:table-cell>
          <table:table-cell table:formula="of:=IFERROR(([.CG234]/[.I234])*100; &quot;&quot;)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IFERROR(([.CI234]/[.I234])*100; &quot;&quot;)" office:value-type="float" office:value="56.8345323741007" calcext:value-type="float">
            <text:p>56,83453237410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234]/[.I2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234]/[.I2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234]/[.I2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234]/[.I23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235]-[.X235] = 0 ;&quot;&quot;; [.C235]-[.X235])">
            <text:p/>
          </table:table-cell>
          <table:table-cell table:style-name="ce1"/>
          <table:table-cell table:formula="of:=IFERROR(([.E235]/[.D235])*100; &quot;&quot;)">
            <text:p/>
          </table:table-cell>
          <table:table-cell table:style-name="ce1"/>
          <table:table-cell table:formula="of:=IFERROR(([.G235]/[.D235])*100; &quot;&quot;)">
            <text:p/>
          </table:table-cell>
          <table:table-cell table:style-name="ce1"/>
          <table:table-cell table:formula="of:=IFERROR(([.I235]/[.D235])*100; &quot;&quot;)">
            <text:p/>
          </table:table-cell>
          <table:table-cell table:style-name="ce1"/>
          <table:table-cell table:formula="of:=IFERROR(([.K235]/[.D235])*100; &quot;&quot;)">
            <text:p/>
          </table:table-cell>
          <table:table-cell table:style-name="ce1"/>
          <table:table-cell table:formula="of:=IFERROR(([.M235]/[.K235])*100; &quot;&quot;)">
            <text:p/>
          </table:table-cell>
          <table:table-cell/>
          <table:table-cell table:formula="of:=IFERROR(([.O235]/[.K235])*100; &quot;&quot;)">
            <text:p/>
          </table:table-cell>
          <table:table-cell table:formula="of:=IF([.E235] = &quot;&quot; ;&quot;&quot;; [.E235]-[.O235])">
            <text:p/>
          </table:table-cell>
          <table:table-cell table:formula="of:=IFERROR(([.Q235]/[.I235])*100; &quot;&quot;)">
            <text:p/>
          </table:table-cell>
          <table:table-cell/>
          <table:table-cell table:formula="of:=IFERROR(([.S235]/[.K235])*100; &quot;&quot;)">
            <text:p/>
          </table:table-cell>
          <table:table-cell table:formula="of:=IF([.G235] = &quot;&quot; ;&quot;&quot;; [.G235]-[.S235])">
            <text:p/>
          </table:table-cell>
          <table:table-cell table:formula="of:=IFERROR(([.U235]/[.I235])*100; &quot;&quot;)">
            <text:p/>
          </table:table-cell>
          <table:table-cell table:style-name="ce1" table:number-columns-repeated="3"/>
          <table:table-cell table:formula="of:=IFERROR(([.Y235]/[.I235])*100; &quot;&quot;)">
            <text:p/>
          </table:table-cell>
          <table:table-cell table:style-name="ce1"/>
          <table:table-cell table:formula="of:=IFERROR(([.AA235]/[.I235])*100; &quot;&quot;)">
            <text:p/>
          </table:table-cell>
          <table:table-cell table:style-name="ce1"/>
          <table:table-cell/>
          <table:table-cell table:style-name="ce1"/>
          <table:table-cell table:formula="of:=IFERROR(([.AE235]/[.I23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235]/[.I235])*100; &quot;&quot;)">
            <text:p/>
          </table:table-cell>
          <table:table-cell table:style-name="ce1"/>
          <table:table-cell/>
          <table:table-cell table:style-name="ce1"/>
          <table:table-cell table:formula="of:=IFERROR(([.BM235]/[.I23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235]/[.I235])*100; &quot;&quot;)">
            <text:p/>
          </table:table-cell>
          <table:table-cell table:style-name="ce1"/>
          <table:table-cell table:formula="of:=IFERROR(([.CG235]/[.I235])*100; &quot;&quot;)">
            <text:p/>
          </table:table-cell>
          <table:table-cell table:style-name="ce1"/>
          <table:table-cell table:formula="of:=IFERROR(([.CI235]/[.I23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235]/[.I235])*100; &quot;&quot;)">
            <text:p/>
          </table:table-cell>
          <table:table-cell table:style-name="ce1"/>
          <table:table-cell/>
          <table:table-cell table:style-name="ce1"/>
          <table:table-cell table:formula="of:=IFERROR(([.CU235]/[.I235])*100; &quot;&quot;)">
            <text:p/>
          </table:table-cell>
          <table:table-cell table:style-name="ce1"/>
          <table:table-cell/>
          <table:table-cell table:style-name="ce1"/>
          <table:table-cell table:formula="of:=IFERROR(([.CY235]/[.I235])*100; &quot;&quot;)">
            <text:p/>
          </table:table-cell>
          <table:table-cell table:style-name="ce1"/>
          <table:table-cell/>
          <table:table-cell table:style-name="ce1"/>
          <table:table-cell table:formula="of:=IFERROR(([.DC235]/[.I235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on Wlan 7583</text:p>
          </table:table-cell>
          <table:table-cell office:value-type="string" calcext:value-type="string">
            <text:p>583.07.28</text:p>
          </table:table-cell>
          <table:table-cell office:value-type="float" office:value="412" calcext:value-type="float">
            <text:p>412</text:p>
          </table:table-cell>
          <table:table-cell table:formula="of:=IF([.C236]-[.X236] = 0 ;&quot;&quot;; [.C236]-[.X236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IFERROR(([.E236]/[.D2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236]/[.D236])*100; &quot;&quot;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ERROR(([.I236]/[.D236])*100; &quot;&quot;)" office:value-type="float" office:value="1.78571428571429" calcext:value-type="float">
            <text:p>1,78571428571429</text:p>
          </table:table-cell>
          <table:table-cell office:value-type="float" office:value="330" calcext:value-type="float">
            <text:p>330</text:p>
          </table:table-cell>
          <table:table-cell table:formula="of:=IFERROR(([.K236]/[.D236])*100; &quot;&quot;)" office:value-type="float" office:value="98.2142857142857" calcext:value-type="float">
            <text:p>98,2142857142857</text:p>
          </table:table-cell>
          <table:table-cell office:value-type="float" office:value="0" calcext:value-type="float">
            <text:p>0</text:p>
          </table:table-cell>
          <table:table-cell table:formula="of:=IFERROR(([.M236]/[.K2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O236]/[.K236])*100; &quot;&quot;)" office:value-type="float" office:value="0" calcext:value-type="float">
            <text:p>0</text:p>
          </table:table-cell>
          <table:table-cell table:formula="of:=IF([.E236] = &quot;&quot; ;&quot;&quot;; [.E236]-[.O236])" office:value-type="float" office:value="0" calcext:value-type="float">
            <text:p>0</text:p>
          </table:table-cell>
          <table:table-cell table:formula="of:=IFERROR(([.Q236]/[.I2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236]/[.K236])*100; &quot;&quot;)" office:value-type="float" office:value="0" calcext:value-type="float">
            <text:p>0</text:p>
          </table:table-cell>
          <table:table-cell table:formula="of:=IF([.G236] = &quot;&quot; ;&quot;&quot;; [.G236]-[.S236])" office:value-type="float" office:value="0" calcext:value-type="float">
            <text:p>0</text:p>
          </table:table-cell>
          <table:table-cell table:formula="of:=IFERROR(([.U236]/[.I2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IFERROR(([.Y236]/[.I2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A236]/[.I2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E236]/[.I236])*100; &quot;&quot;)" office:value-type="float" office:value="83.3333333333333" calcext:value-type="float">
            <text:p>83,3333333333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BI236]/[.I236])*100; &quot;&quot;)" office:value-type="float" office:value="16.6666666666667" calcext:value-type="float">
            <text:p>16,666666666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236]/[.I2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236]/[.I2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236]/[.I2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236]/[.I2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236]/[.I2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236]/[.I2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236]/[.I2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236]/[.I23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583.07.27</text:p>
          </table:table-cell>
          <table:table-cell office:value-type="float" office:value="412" calcext:value-type="float">
            <text:p>412</text:p>
          </table:table-cell>
          <table:table-cell table:formula="of:=IF([.C237]-[.X237] = 0 ;&quot;&quot;; [.C237]-[.X237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IFERROR(([.E237]/[.D23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237]/[.D237])*100; &quot;&quot;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ERROR(([.I237]/[.D237])*100; &quot;&quot;)" office:value-type="float" office:value="1.78571428571429" calcext:value-type="float">
            <text:p>1,78571428571429</text:p>
          </table:table-cell>
          <table:table-cell office:value-type="float" office:value="330" calcext:value-type="float">
            <text:p>330</text:p>
          </table:table-cell>
          <table:table-cell table:formula="of:=IFERROR(([.K237]/[.D237])*100; &quot;&quot;)" office:value-type="float" office:value="98.2142857142857" calcext:value-type="float">
            <text:p>98,2142857142857</text:p>
          </table:table-cell>
          <table:table-cell office:value-type="float" office:value="0" calcext:value-type="float">
            <text:p>0</text:p>
          </table:table-cell>
          <table:table-cell table:formula="of:=IFERROR(([.M237]/[.K23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O237]/[.K237])*100; &quot;&quot;)" office:value-type="float" office:value="0" calcext:value-type="float">
            <text:p>0</text:p>
          </table:table-cell>
          <table:table-cell table:formula="of:=IF([.E237] = &quot;&quot; ;&quot;&quot;; [.E237]-[.O237])" office:value-type="float" office:value="0" calcext:value-type="float">
            <text:p>0</text:p>
          </table:table-cell>
          <table:table-cell table:formula="of:=IFERROR(([.Q237]/[.I23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237]/[.K237])*100; &quot;&quot;)" office:value-type="float" office:value="0" calcext:value-type="float">
            <text:p>0</text:p>
          </table:table-cell>
          <table:table-cell table:formula="of:=IF([.G237] = &quot;&quot; ;&quot;&quot;; [.G237]-[.S237])" office:value-type="float" office:value="0" calcext:value-type="float">
            <text:p>0</text:p>
          </table:table-cell>
          <table:table-cell table:formula="of:=IFERROR(([.U237]/[.I23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IFERROR(([.Y237]/[.I23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A237]/[.I23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E237]/[.I237])*100; &quot;&quot;)" office:value-type="float" office:value="83.3333333333333" calcext:value-type="float">
            <text:p>83,3333333333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BI237]/[.I237])*100; &quot;&quot;)" office:value-type="float" office:value="16.6666666666667" calcext:value-type="float">
            <text:p>16,666666666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237]/[.I23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237]/[.I23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237]/[.I23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237]/[.I23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237]/[.I23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237]/[.I23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237]/[.I23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237]/[.I237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238]-[.X238] = 0 ;&quot;&quot;; [.C238]-[.X238])">
            <text:p/>
          </table:table-cell>
          <table:table-cell table:style-name="ce1"/>
          <table:table-cell table:formula="of:=IFERROR(([.E238]/[.D238])*100; &quot;&quot;)">
            <text:p/>
          </table:table-cell>
          <table:table-cell table:style-name="ce1"/>
          <table:table-cell table:formula="of:=IFERROR(([.G238]/[.D238])*100; &quot;&quot;)">
            <text:p/>
          </table:table-cell>
          <table:table-cell table:style-name="ce1"/>
          <table:table-cell table:formula="of:=IFERROR(([.I238]/[.D238])*100; &quot;&quot;)">
            <text:p/>
          </table:table-cell>
          <table:table-cell table:style-name="ce1"/>
          <table:table-cell table:formula="of:=IFERROR(([.K238]/[.D238])*100; &quot;&quot;)">
            <text:p/>
          </table:table-cell>
          <table:table-cell table:style-name="ce1"/>
          <table:table-cell table:formula="of:=IFERROR(([.M238]/[.K238])*100; &quot;&quot;)">
            <text:p/>
          </table:table-cell>
          <table:table-cell/>
          <table:table-cell table:formula="of:=IFERROR(([.O238]/[.K238])*100; &quot;&quot;)">
            <text:p/>
          </table:table-cell>
          <table:table-cell table:formula="of:=IF([.E238] = &quot;&quot; ;&quot;&quot;; [.E238]-[.O238])">
            <text:p/>
          </table:table-cell>
          <table:table-cell table:formula="of:=IFERROR(([.Q238]/[.I238])*100; &quot;&quot;)">
            <text:p/>
          </table:table-cell>
          <table:table-cell/>
          <table:table-cell table:formula="of:=IFERROR(([.S238]/[.K238])*100; &quot;&quot;)">
            <text:p/>
          </table:table-cell>
          <table:table-cell table:formula="of:=IF([.G238] = &quot;&quot; ;&quot;&quot;; [.G238]-[.S238])">
            <text:p/>
          </table:table-cell>
          <table:table-cell table:formula="of:=IFERROR(([.U238]/[.I238])*100; &quot;&quot;)">
            <text:p/>
          </table:table-cell>
          <table:table-cell table:style-name="ce1" table:number-columns-repeated="3"/>
          <table:table-cell table:formula="of:=IFERROR(([.Y238]/[.I238])*100; &quot;&quot;)">
            <text:p/>
          </table:table-cell>
          <table:table-cell table:style-name="ce1"/>
          <table:table-cell table:formula="of:=IFERROR(([.AA238]/[.I238])*100; &quot;&quot;)">
            <text:p/>
          </table:table-cell>
          <table:table-cell table:style-name="ce1"/>
          <table:table-cell/>
          <table:table-cell table:style-name="ce1"/>
          <table:table-cell table:formula="of:=IFERROR(([.AE238]/[.I238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238]/[.I238])*100; &quot;&quot;)">
            <text:p/>
          </table:table-cell>
          <table:table-cell table:style-name="ce1"/>
          <table:table-cell/>
          <table:table-cell table:style-name="ce1"/>
          <table:table-cell table:formula="of:=IFERROR(([.BM238]/[.I238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238]/[.I238])*100; &quot;&quot;)">
            <text:p/>
          </table:table-cell>
          <table:table-cell table:style-name="ce1"/>
          <table:table-cell table:formula="of:=IFERROR(([.CG238]/[.I238])*100; &quot;&quot;)">
            <text:p/>
          </table:table-cell>
          <table:table-cell table:style-name="ce1"/>
          <table:table-cell table:formula="of:=IFERROR(([.CI238]/[.I238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238]/[.I238])*100; &quot;&quot;)">
            <text:p/>
          </table:table-cell>
          <table:table-cell table:style-name="ce1"/>
          <table:table-cell/>
          <table:table-cell table:style-name="ce1"/>
          <table:table-cell table:formula="of:=IFERROR(([.CU238]/[.I238])*100; &quot;&quot;)">
            <text:p/>
          </table:table-cell>
          <table:table-cell table:style-name="ce1"/>
          <table:table-cell/>
          <table:table-cell table:style-name="ce1"/>
          <table:table-cell table:formula="of:=IFERROR(([.CY238]/[.I238])*100; &quot;&quot;)">
            <text:p/>
          </table:table-cell>
          <table:table-cell table:style-name="ce1"/>
          <table:table-cell/>
          <table:table-cell table:style-name="ce1"/>
          <table:table-cell table:formula="of:=IFERROR(([.DC238]/[.I238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on Wlan 7412</text:p>
          </table:table-cell>
          <table:table-cell office:value-type="string" calcext:value-type="string">
            <text:p>412.06.86</text:p>
          </table:table-cell>
          <table:table-cell office:value-type="float" office:value="315" calcext:value-type="float">
            <text:p>315</text:p>
          </table:table-cell>
          <table:table-cell table:formula="of:=IF([.C239]-[.X239] = 0 ;&quot;&quot;; [.C239]-[.X239])" office:value-type="float" office:value="265" calcext:value-type="float">
            <text:p>265</text:p>
          </table:table-cell>
          <table:table-cell office:value-type="float" office:value="17" calcext:value-type="float">
            <text:p>17</text:p>
          </table:table-cell>
          <table:table-cell table:formula="of:=IFERROR(([.E239]/[.D239])*100; &quot;&quot;)" office:value-type="float" office:value="6.41509433962264" calcext:value-type="float">
            <text:p>6,41509433962264</text:p>
          </table:table-cell>
          <table:table-cell office:value-type="float" office:value="9" calcext:value-type="float">
            <text:p>9</text:p>
          </table:table-cell>
          <table:table-cell table:formula="of:=IFERROR(([.G239]/[.D239])*100; &quot;&quot;)" office:value-type="float" office:value="3.39622641509434" calcext:value-type="float">
            <text:p>3,39622641509434</text:p>
          </table:table-cell>
          <table:table-cell office:value-type="float" office:value="205" calcext:value-type="float">
            <text:p>205</text:p>
          </table:table-cell>
          <table:table-cell table:formula="of:=IFERROR(([.I239]/[.D239])*100; &quot;&quot;)" office:value-type="float" office:value="77.3584905660377" calcext:value-type="float">
            <text:p>77,3584905660377</text:p>
          </table:table-cell>
          <table:table-cell office:value-type="float" office:value="60" calcext:value-type="float">
            <text:p>60</text:p>
          </table:table-cell>
          <table:table-cell table:formula="of:=IFERROR(([.K239]/[.D239])*100; &quot;&quot;)" office:value-type="float" office:value="22.6415094339623" calcext:value-type="float">
            <text:p>22,6415094339623</text:p>
          </table:table-cell>
          <table:table-cell office:value-type="float" office:value="14" calcext:value-type="float">
            <text:p>14</text:p>
          </table:table-cell>
          <table:table-cell table:formula="of:=IFERROR(([.M239]/[.K239])*100; &quot;&quot;)" office:value-type="float" office:value="23.3333333333333" calcext:value-type="float">
            <text:p>23,3333333333333</text:p>
          </table:table-cell>
          <table:table-cell office:value-type="float" office:value="15" calcext:value-type="float">
            <text:p>15</text:p>
          </table:table-cell>
          <table:table-cell table:formula="of:=IFERROR(([.O239]/[.K239])*100; &quot;&quot;)" office:value-type="float" office:value="25" calcext:value-type="float">
            <text:p>25</text:p>
          </table:table-cell>
          <table:table-cell table:formula="of:=IF([.E239] = &quot;&quot; ;&quot;&quot;; [.E239]-[.O239])" office:value-type="float" office:value="2" calcext:value-type="float">
            <text:p>2</text:p>
          </table:table-cell>
          <table:table-cell table:formula="of:=IFERROR(([.Q239]/[.I239])*100; &quot;&quot;)" office:value-type="float" office:value="0.975609756097561" calcext:value-type="float">
            <text:p>0,975609756097561</text:p>
          </table:table-cell>
          <table:table-cell office:value-type="float" office:value="7" calcext:value-type="float">
            <text:p>7</text:p>
          </table:table-cell>
          <table:table-cell table:formula="of:=IFERROR(([.S239]/[.K239])*100; &quot;&quot;)" office:value-type="float" office:value="11.6666666666667" calcext:value-type="float">
            <text:p>11,6666666666667</text:p>
          </table:table-cell>
          <table:table-cell table:formula="of:=IF([.G239] = &quot;&quot; ;&quot;&quot;; [.G239]-[.S239])" office:value-type="float" office:value="2" calcext:value-type="float">
            <text:p>2</text:p>
          </table:table-cell>
          <table:table-cell table:formula="of:=IFERROR(([.U239]/[.I239])*100; &quot;&quot;)" office:value-type="float" office:value="0.975609756097561" calcext:value-type="float">
            <text:p>0,97560975609756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IFERROR(([.Y239]/[.I239])*100; &quot;&quot;)" office:value-type="float" office:value="2.4390243902439" calcext:value-type="float">
            <text:p>2,4390243902439</text:p>
          </table:table-cell>
          <table:table-cell office:value-type="float" office:value="66" calcext:value-type="float">
            <text:p>66</text:p>
          </table:table-cell>
          <table:table-cell table:formula="of:=IFERROR(([.AA239]/[.I239])*100; &quot;&quot;)" office:value-type="float" office:value="32.1951219512195" calcext:value-type="float">
            <text:p>32,19512195121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AE239]/[.I239])*100; &quot;&quot;)" office:value-type="float" office:value="1.95121951219512" calcext:value-type="float">
            <text:p>1,951219512195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IFERROR(([.BI239]/[.I239])*100; &quot;&quot;)" office:value-type="float" office:value="39.0243902439024" calcext:value-type="float">
            <text:p>39,02439024390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239]/[.I23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IFERROR(([.CE239]/[.I239])*100; &quot;&quot;)" office:value-type="float" office:value="15.609756097561" calcext:value-type="float">
            <text:p>15,609756097561</text:p>
          </table:table-cell>
          <table:table-cell office:value-type="float" office:value="10" calcext:value-type="float">
            <text:p>10</text:p>
          </table:table-cell>
          <table:table-cell table:formula="of:=IFERROR(([.CG239]/[.I239])*100; &quot;&quot;)" office:value-type="float" office:value="4.87804878048781" calcext:value-type="float">
            <text:p>4,87804878048781</text:p>
          </table:table-cell>
          <table:table-cell office:value-type="float" office:value="5" calcext:value-type="float">
            <text:p>5</text:p>
          </table:table-cell>
          <table:table-cell table:formula="of:=IFERROR(([.CI239]/[.I239])*100; &quot;&quot;)" office:value-type="float" office:value="2.4390243902439" calcext:value-type="float">
            <text:p>2,43902439024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CQ239]/[.I239])*100; &quot;&quot;)" office:value-type="float" office:value="0.975609756097561" calcext:value-type="float">
            <text:p>0,9756097560975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239]/[.I23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239]/[.I23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DC239]/[.I239])*100; &quot;&quot;)" office:value-type="float" office:value="0.487804878048781" calcext:value-type="float">
            <text:p>0,4878048780487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240]-[.X240] = 0 ;&quot;&quot;; [.C240]-[.X240])">
            <text:p/>
          </table:table-cell>
          <table:table-cell table:style-name="ce1"/>
          <table:table-cell table:formula="of:=IFERROR(([.E240]/[.D240])*100; &quot;&quot;)">
            <text:p/>
          </table:table-cell>
          <table:table-cell table:style-name="ce1"/>
          <table:table-cell table:formula="of:=IFERROR(([.G240]/[.D240])*100; &quot;&quot;)">
            <text:p/>
          </table:table-cell>
          <table:table-cell table:style-name="ce1"/>
          <table:table-cell table:formula="of:=IFERROR(([.I240]/[.D240])*100; &quot;&quot;)">
            <text:p/>
          </table:table-cell>
          <table:table-cell table:style-name="ce1"/>
          <table:table-cell table:formula="of:=IFERROR(([.K240]/[.D240])*100; &quot;&quot;)">
            <text:p/>
          </table:table-cell>
          <table:table-cell table:style-name="ce1"/>
          <table:table-cell table:formula="of:=IFERROR(([.M240]/[.K240])*100; &quot;&quot;)">
            <text:p/>
          </table:table-cell>
          <table:table-cell/>
          <table:table-cell table:formula="of:=IFERROR(([.O240]/[.K240])*100; &quot;&quot;)">
            <text:p/>
          </table:table-cell>
          <table:table-cell table:formula="of:=IF([.E240] = &quot;&quot; ;&quot;&quot;; [.E240]-[.O240])">
            <text:p/>
          </table:table-cell>
          <table:table-cell table:formula="of:=IFERROR(([.Q240]/[.I240])*100; &quot;&quot;)">
            <text:p/>
          </table:table-cell>
          <table:table-cell/>
          <table:table-cell table:formula="of:=IFERROR(([.S240]/[.K240])*100; &quot;&quot;)">
            <text:p/>
          </table:table-cell>
          <table:table-cell table:formula="of:=IF([.G240] = &quot;&quot; ;&quot;&quot;; [.G240]-[.S240])">
            <text:p/>
          </table:table-cell>
          <table:table-cell table:formula="of:=IFERROR(([.U240]/[.I240])*100; &quot;&quot;)">
            <text:p/>
          </table:table-cell>
          <table:table-cell table:style-name="ce1" table:number-columns-repeated="3"/>
          <table:table-cell table:formula="of:=IFERROR(([.Y240]/[.I240])*100; &quot;&quot;)">
            <text:p/>
          </table:table-cell>
          <table:table-cell table:style-name="ce1"/>
          <table:table-cell table:formula="of:=IFERROR(([.AA240]/[.I240])*100; &quot;&quot;)">
            <text:p/>
          </table:table-cell>
          <table:table-cell table:style-name="ce1"/>
          <table:table-cell/>
          <table:table-cell table:style-name="ce1"/>
          <table:table-cell table:formula="of:=IFERROR(([.AE240]/[.I24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240]/[.I240])*100; &quot;&quot;)">
            <text:p/>
          </table:table-cell>
          <table:table-cell table:style-name="ce1"/>
          <table:table-cell/>
          <table:table-cell table:style-name="ce1"/>
          <table:table-cell table:formula="of:=IFERROR(([.BM240]/[.I24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240]/[.I240])*100; &quot;&quot;)">
            <text:p/>
          </table:table-cell>
          <table:table-cell table:style-name="ce1"/>
          <table:table-cell table:formula="of:=IFERROR(([.CG240]/[.I240])*100; &quot;&quot;)">
            <text:p/>
          </table:table-cell>
          <table:table-cell table:style-name="ce1"/>
          <table:table-cell table:formula="of:=IFERROR(([.CI240]/[.I24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240]/[.I240])*100; &quot;&quot;)">
            <text:p/>
          </table:table-cell>
          <table:table-cell table:style-name="ce1"/>
          <table:table-cell/>
          <table:table-cell table:style-name="ce1"/>
          <table:table-cell table:formula="of:=IFERROR(([.CU240]/[.I240])*100; &quot;&quot;)">
            <text:p/>
          </table:table-cell>
          <table:table-cell table:style-name="ce1"/>
          <table:table-cell/>
          <table:table-cell table:style-name="ce1"/>
          <table:table-cell table:formula="of:=IFERROR(([.CY240]/[.I240])*100; &quot;&quot;)">
            <text:p/>
          </table:table-cell>
          <table:table-cell table:style-name="ce1"/>
          <table:table-cell/>
          <table:table-cell table:style-name="ce1"/>
          <table:table-cell table:formula="of:=IFERROR(([.DC240]/[.I240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on Wlan 7270 v1</text:p>
          </table:table-cell>
          <table:table-cell office:value-type="string" calcext:value-type="string">
            <text:p>54.04.89</text:p>
          </table:table-cell>
          <table:table-cell office:value-type="float" office:value="216" calcext:value-type="float">
            <text:p>216</text:p>
          </table:table-cell>
          <table:table-cell table:formula="of:=IF([.C241]-[.X241] = 0 ;&quot;&quot;; [.C241]-[.X241])" office:value-type="float" office:value="180" calcext:value-type="float">
            <text:p>180</text:p>
          </table:table-cell>
          <table:table-cell office:value-type="float" office:value="92" calcext:value-type="float">
            <text:p>92</text:p>
          </table:table-cell>
          <table:table-cell table:formula="of:=IFERROR(([.E241]/[.D241])*100; &quot;&quot;)" office:value-type="float" office:value="51.1111111111111" calcext:value-type="float">
            <text:p>51,1111111111111</text:p>
          </table:table-cell>
          <table:table-cell office:value-type="float" office:value="62" calcext:value-type="float">
            <text:p>62</text:p>
          </table:table-cell>
          <table:table-cell table:formula="of:=IFERROR(([.G241]/[.D241])*100; &quot;&quot;)" office:value-type="float" office:value="34.4444444444444" calcext:value-type="float">
            <text:p>34,4444444444444</text:p>
          </table:table-cell>
          <table:table-cell office:value-type="float" office:value="56" calcext:value-type="float">
            <text:p>56</text:p>
          </table:table-cell>
          <table:table-cell table:formula="of:=IFERROR(([.I241]/[.D241])*100; &quot;&quot;)" office:value-type="float" office:value="31.1111111111111" calcext:value-type="float">
            <text:p>31,1111111111111</text:p>
          </table:table-cell>
          <table:table-cell office:value-type="float" office:value="124" calcext:value-type="float">
            <text:p>124</text:p>
          </table:table-cell>
          <table:table-cell table:formula="of:=IFERROR(([.K241]/[.D241])*100; &quot;&quot;)" office:value-type="float" office:value="68.8888888888889" calcext:value-type="float">
            <text:p>68,8888888888889</text:p>
          </table:table-cell>
          <table:table-cell office:value-type="float" office:value="27" calcext:value-type="float">
            <text:p>27</text:p>
          </table:table-cell>
          <table:table-cell table:formula="of:=IFERROR(([.M241]/[.K241])*100; &quot;&quot;)" office:value-type="float" office:value="21.7741935483871" calcext:value-type="float">
            <text:p>21,7741935483871</text:p>
          </table:table-cell>
          <table:table-cell office:value-type="float" office:value="76" calcext:value-type="float">
            <text:p>76</text:p>
          </table:table-cell>
          <table:table-cell table:formula="of:=IFERROR(([.O241]/[.K241])*100; &quot;&quot;)" office:value-type="float" office:value="61.2903225806452" calcext:value-type="float">
            <text:p>61,2903225806452</text:p>
          </table:table-cell>
          <table:table-cell table:formula="of:=IF([.E241] = &quot;&quot; ;&quot;&quot;; [.E241]-[.O241])" office:value-type="float" office:value="16" calcext:value-type="float">
            <text:p>16</text:p>
          </table:table-cell>
          <table:table-cell table:formula="of:=IFERROR(([.Q241]/[.I241])*100; &quot;&quot;)" office:value-type="float" office:value="28.5714285714286" calcext:value-type="float">
            <text:p>28,5714285714286</text:p>
          </table:table-cell>
          <table:table-cell office:value-type="float" office:value="62" calcext:value-type="float">
            <text:p>62</text:p>
          </table:table-cell>
          <table:table-cell table:formula="of:=IFERROR(([.S241]/[.K241])*100; &quot;&quot;)" office:value-type="float" office:value="50" calcext:value-type="float">
            <text:p>50</text:p>
          </table:table-cell>
          <table:table-cell table:formula="of:=IF([.G241] = &quot;&quot; ;&quot;&quot;; [.G241]-[.S241])" office:value-type="float" office:value="0" calcext:value-type="float">
            <text:p>0</text:p>
          </table:table-cell>
          <table:table-cell table:formula="of:=IFERROR(([.U241]/[.I241])*100; &quot;&quot;)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table:formula="of:=IFERROR(([.Y241]/[.I241])*100; &quot;&quot;)" office:value-type="float" office:value="48.2142857142857" calcext:value-type="float">
            <text:p>48,2142857142857</text:p>
          </table:table-cell>
          <table:table-cell office:value-type="float" office:value="0" calcext:value-type="float">
            <text:p>0</text:p>
          </table:table-cell>
          <table:table-cell table:formula="of:=IFERROR(([.AA241]/[.I24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IFERROR(([.AE241]/[.I241])*100; &quot;&quot;)" office:value-type="float" office:value="51.7857142857143" calcext:value-type="float">
            <text:p>51,78571428571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241]/[.I24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241]/[.I24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241]/[.I24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241]/[.I24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241]/[.I24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241]/[.I24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241]/[.I24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241]/[.I24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241]/[.I24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242]-[.X242] = 0 ;&quot;&quot;; [.C242]-[.X242])">
            <text:p/>
          </table:table-cell>
          <table:table-cell table:style-name="ce1"/>
          <table:table-cell table:formula="of:=IFERROR(([.E242]/[.D242])*100; &quot;&quot;)">
            <text:p/>
          </table:table-cell>
          <table:table-cell table:style-name="ce1"/>
          <table:table-cell table:formula="of:=IFERROR(([.G242]/[.D242])*100; &quot;&quot;)">
            <text:p/>
          </table:table-cell>
          <table:table-cell table:style-name="ce1"/>
          <table:table-cell table:formula="of:=IFERROR(([.I242]/[.D242])*100; &quot;&quot;)">
            <text:p/>
          </table:table-cell>
          <table:table-cell table:style-name="ce1"/>
          <table:table-cell table:formula="of:=IFERROR(([.K242]/[.D242])*100; &quot;&quot;)">
            <text:p/>
          </table:table-cell>
          <table:table-cell table:style-name="ce1"/>
          <table:table-cell table:formula="of:=IFERROR(([.M242]/[.K242])*100; &quot;&quot;)">
            <text:p/>
          </table:table-cell>
          <table:table-cell/>
          <table:table-cell table:formula="of:=IFERROR(([.O242]/[.K242])*100; &quot;&quot;)">
            <text:p/>
          </table:table-cell>
          <table:table-cell table:formula="of:=IF([.E242] = &quot;&quot; ;&quot;&quot;; [.E242]-[.O242])">
            <text:p/>
          </table:table-cell>
          <table:table-cell table:formula="of:=IFERROR(([.Q242]/[.I242])*100; &quot;&quot;)">
            <text:p/>
          </table:table-cell>
          <table:table-cell/>
          <table:table-cell table:formula="of:=IFERROR(([.S242]/[.K242])*100; &quot;&quot;)">
            <text:p/>
          </table:table-cell>
          <table:table-cell table:formula="of:=IF([.G242] = &quot;&quot; ;&quot;&quot;; [.G242]-[.S242])">
            <text:p/>
          </table:table-cell>
          <table:table-cell table:formula="of:=IFERROR(([.U242]/[.I242])*100; &quot;&quot;)">
            <text:p/>
          </table:table-cell>
          <table:table-cell table:style-name="ce1" table:number-columns-repeated="3"/>
          <table:table-cell table:formula="of:=IFERROR(([.Y242]/[.I242])*100; &quot;&quot;)">
            <text:p/>
          </table:table-cell>
          <table:table-cell table:style-name="ce1"/>
          <table:table-cell table:formula="of:=IFERROR(([.AA242]/[.I242])*100; &quot;&quot;)">
            <text:p/>
          </table:table-cell>
          <table:table-cell table:style-name="ce1"/>
          <table:table-cell/>
          <table:table-cell table:style-name="ce1"/>
          <table:table-cell table:formula="of:=IFERROR(([.AE242]/[.I24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242]/[.I242])*100; &quot;&quot;)">
            <text:p/>
          </table:table-cell>
          <table:table-cell table:style-name="ce1"/>
          <table:table-cell/>
          <table:table-cell table:style-name="ce1"/>
          <table:table-cell table:formula="of:=IFERROR(([.BM242]/[.I24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242]/[.I242])*100; &quot;&quot;)">
            <text:p/>
          </table:table-cell>
          <table:table-cell table:style-name="ce1"/>
          <table:table-cell table:formula="of:=IFERROR(([.CG242]/[.I242])*100; &quot;&quot;)">
            <text:p/>
          </table:table-cell>
          <table:table-cell table:style-name="ce1"/>
          <table:table-cell table:formula="of:=IFERROR(([.CI242]/[.I242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242]/[.I242])*100; &quot;&quot;)">
            <text:p/>
          </table:table-cell>
          <table:table-cell table:style-name="ce1"/>
          <table:table-cell/>
          <table:table-cell table:style-name="ce1"/>
          <table:table-cell table:formula="of:=IFERROR(([.CU242]/[.I242])*100; &quot;&quot;)">
            <text:p/>
          </table:table-cell>
          <table:table-cell table:style-name="ce1"/>
          <table:table-cell/>
          <table:table-cell table:style-name="ce1"/>
          <table:table-cell table:formula="of:=IFERROR(([.CY242]/[.I242])*100; &quot;&quot;)">
            <text:p/>
          </table:table-cell>
          <table:table-cell table:style-name="ce1"/>
          <table:table-cell/>
          <table:table-cell table:style-name="ce1"/>
          <table:table-cell table:formula="of:=IFERROR(([.DC242]/[.I242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on Wlan 7312</text:p>
          </table:table-cell>
          <table:table-cell office:value-type="string" calcext:value-type="string">
            <text:p>312.06.55</text:p>
          </table:table-cell>
          <table:table-cell office:value-type="float" office:value="296" calcext:value-type="float">
            <text:p>296</text:p>
          </table:table-cell>
          <table:table-cell table:formula="of:=IF([.C243]-[.X243] = 0 ;&quot;&quot;; [.C243]-[.X243])" office:value-type="float" office:value="251" calcext:value-type="float">
            <text:p>251</text:p>
          </table:table-cell>
          <table:table-cell office:value-type="float" office:value="12" calcext:value-type="float">
            <text:p>12</text:p>
          </table:table-cell>
          <table:table-cell table:formula="of:=IFERROR(([.E243]/[.D243])*100; &quot;&quot;)" office:value-type="float" office:value="4.7808764940239" calcext:value-type="float">
            <text:p>4,7808764940239</text:p>
          </table:table-cell>
          <table:table-cell office:value-type="float" office:value="7" calcext:value-type="float">
            <text:p>7</text:p>
          </table:table-cell>
          <table:table-cell table:formula="of:=IFERROR(([.G243]/[.D243])*100; &quot;&quot;)" office:value-type="float" office:value="2.78884462151394" calcext:value-type="float">
            <text:p>2,78884462151394</text:p>
          </table:table-cell>
          <table:table-cell office:value-type="float" office:value="197" calcext:value-type="float">
            <text:p>197</text:p>
          </table:table-cell>
          <table:table-cell table:formula="of:=IFERROR(([.I243]/[.D243])*100; &quot;&quot;)" office:value-type="float" office:value="78.4860557768924" calcext:value-type="float">
            <text:p>78,4860557768924</text:p>
          </table:table-cell>
          <table:table-cell office:value-type="float" office:value="54" calcext:value-type="float">
            <text:p>54</text:p>
          </table:table-cell>
          <table:table-cell table:formula="of:=IFERROR(([.K243]/[.D243])*100; &quot;&quot;)" office:value-type="float" office:value="21.5139442231076" calcext:value-type="float">
            <text:p>21,5139442231076</text:p>
          </table:table-cell>
          <table:table-cell office:value-type="float" office:value="15" calcext:value-type="float">
            <text:p>15</text:p>
          </table:table-cell>
          <table:table-cell table:formula="of:=IFERROR(([.M243]/[.K243])*100; &quot;&quot;)" office:value-type="float" office:value="27.7777777777778" calcext:value-type="float">
            <text:p>27,7777777777778</text:p>
          </table:table-cell>
          <table:table-cell office:value-type="float" office:value="11" calcext:value-type="float">
            <text:p>11</text:p>
          </table:table-cell>
          <table:table-cell table:formula="of:=IFERROR(([.O243]/[.K243])*100; &quot;&quot;)" office:value-type="float" office:value="20.3703703703704" calcext:value-type="float">
            <text:p>20,3703703703704</text:p>
          </table:table-cell>
          <table:table-cell table:formula="of:=IF([.E243] = &quot;&quot; ;&quot;&quot;; [.E243]-[.O243])" office:value-type="float" office:value="1" calcext:value-type="float">
            <text:p>1</text:p>
          </table:table-cell>
          <table:table-cell table:formula="of:=IFERROR(([.Q243]/[.I243])*100; &quot;&quot;)" office:value-type="float" office:value="0.507614213197969" calcext:value-type="float">
            <text:p>0,507614213197969</text:p>
          </table:table-cell>
          <table:table-cell office:value-type="float" office:value="6" calcext:value-type="float">
            <text:p>6</text:p>
          </table:table-cell>
          <table:table-cell table:formula="of:=IFERROR(([.S243]/[.K243])*100; &quot;&quot;)" office:value-type="float" office:value="11.1111111111111" calcext:value-type="float">
            <text:p>11,1111111111111</text:p>
          </table:table-cell>
          <table:table-cell table:formula="of:=IF([.G243] = &quot;&quot; ;&quot;&quot;; [.G243]-[.S243])" office:value-type="float" office:value="1" calcext:value-type="float">
            <text:p>1</text:p>
          </table:table-cell>
          <table:table-cell table:formula="of:=IFERROR(([.U243]/[.I243])*100; &quot;&quot;)" office:value-type="float" office:value="0.507614213197969" calcext:value-type="float">
            <text:p>0,507614213197969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IFERROR(([.Y243]/[.I243])*100; &quot;&quot;)" office:value-type="float" office:value="2.03045685279188" calcext:value-type="float">
            <text:p>2,03045685279188</text:p>
          </table:table-cell>
          <table:table-cell office:value-type="float" office:value="59" calcext:value-type="float">
            <text:p>59</text:p>
          </table:table-cell>
          <table:table-cell table:formula="of:=IFERROR(([.AA243]/[.I243])*100; &quot;&quot;)" office:value-type="float" office:value="29.9492385786802" calcext:value-type="float">
            <text:p>29,94923857868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AE243]/[.I243])*100; &quot;&quot;)" office:value-type="float" office:value="2.03045685279188" calcext:value-type="float">
            <text:p>2,030456852791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IFERROR(([.BI243]/[.I243])*100; &quot;&quot;)" office:value-type="float" office:value="6.59898477157361" calcext:value-type="float">
            <text:p>6,598984771573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243]/[.I24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8" calcext:value-type="float">
            <text:p>98</text:p>
          </table:table-cell>
          <table:table-cell table:formula="of:=IFERROR(([.CE243]/[.I243])*100; &quot;&quot;)" office:value-type="float" office:value="49.746192893401" calcext:value-type="float">
            <text:p>49,746192893401</text:p>
          </table:table-cell>
          <table:table-cell office:value-type="float" office:value="7" calcext:value-type="float">
            <text:p>7</text:p>
          </table:table-cell>
          <table:table-cell table:formula="of:=IFERROR(([.CG243]/[.I243])*100; &quot;&quot;)" office:value-type="float" office:value="3.55329949238579" calcext:value-type="float">
            <text:p>3,55329949238579</text:p>
          </table:table-cell>
          <table:table-cell office:value-type="float" office:value="6" calcext:value-type="float">
            <text:p>6</text:p>
          </table:table-cell>
          <table:table-cell table:formula="of:=IFERROR(([.CI243]/[.I243])*100; &quot;&quot;)" office:value-type="float" office:value="3.04568527918782" calcext:value-type="float">
            <text:p>3,045685279187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CQ243]/[.I243])*100; &quot;&quot;)" office:value-type="float" office:value="2.03045685279188" calcext:value-type="float">
            <text:p>2,030456852791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U243]/[.I243])*100; &quot;&quot;)" office:value-type="float" office:value="0.507614213197969" calcext:value-type="float">
            <text:p>0,5076142131979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Y243]/[.I243])*100; &quot;&quot;)" office:value-type="float" office:value="0.507614213197969" calcext:value-type="float">
            <text:p>0,5076142131979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243]/[.I243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244]-[.X244] = 0 ;&quot;&quot;; [.C244]-[.X244])">
            <text:p/>
          </table:table-cell>
          <table:table-cell table:style-name="ce1"/>
          <table:table-cell table:formula="of:=IFERROR(([.E244]/[.D244])*100; &quot;&quot;)">
            <text:p/>
          </table:table-cell>
          <table:table-cell table:style-name="ce1"/>
          <table:table-cell table:formula="of:=IFERROR(([.G244]/[.D244])*100; &quot;&quot;)">
            <text:p/>
          </table:table-cell>
          <table:table-cell table:style-name="ce1"/>
          <table:table-cell table:formula="of:=IFERROR(([.I244]/[.D244])*100; &quot;&quot;)">
            <text:p/>
          </table:table-cell>
          <table:table-cell table:style-name="ce1"/>
          <table:table-cell table:formula="of:=IFERROR(([.K244]/[.D244])*100; &quot;&quot;)">
            <text:p/>
          </table:table-cell>
          <table:table-cell table:style-name="ce1"/>
          <table:table-cell table:formula="of:=IFERROR(([.M244]/[.K244])*100; &quot;&quot;)">
            <text:p/>
          </table:table-cell>
          <table:table-cell/>
          <table:table-cell table:formula="of:=IFERROR(([.O244]/[.K244])*100; &quot;&quot;)">
            <text:p/>
          </table:table-cell>
          <table:table-cell table:formula="of:=IF([.E244] = &quot;&quot; ;&quot;&quot;; [.E244]-[.O244])">
            <text:p/>
          </table:table-cell>
          <table:table-cell table:formula="of:=IFERROR(([.Q244]/[.I244])*100; &quot;&quot;)">
            <text:p/>
          </table:table-cell>
          <table:table-cell/>
          <table:table-cell table:formula="of:=IFERROR(([.S244]/[.K244])*100; &quot;&quot;)">
            <text:p/>
          </table:table-cell>
          <table:table-cell table:formula="of:=IF([.G244] = &quot;&quot; ;&quot;&quot;; [.G244]-[.S244])">
            <text:p/>
          </table:table-cell>
          <table:table-cell table:formula="of:=IFERROR(([.U244]/[.I244])*100; &quot;&quot;)">
            <text:p/>
          </table:table-cell>
          <table:table-cell table:style-name="ce1" table:number-columns-repeated="3"/>
          <table:table-cell table:formula="of:=IFERROR(([.Y244]/[.I244])*100; &quot;&quot;)">
            <text:p/>
          </table:table-cell>
          <table:table-cell table:style-name="ce1"/>
          <table:table-cell table:formula="of:=IFERROR(([.AA244]/[.I244])*100; &quot;&quot;)">
            <text:p/>
          </table:table-cell>
          <table:table-cell table:style-name="ce1"/>
          <table:table-cell/>
          <table:table-cell table:style-name="ce1"/>
          <table:table-cell table:formula="of:=IFERROR(([.AE244]/[.I24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244]/[.I244])*100; &quot;&quot;)">
            <text:p/>
          </table:table-cell>
          <table:table-cell table:style-name="ce1"/>
          <table:table-cell/>
          <table:table-cell table:style-name="ce1"/>
          <table:table-cell table:formula="of:=IFERROR(([.BM244]/[.I24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244]/[.I244])*100; &quot;&quot;)">
            <text:p/>
          </table:table-cell>
          <table:table-cell table:style-name="ce1"/>
          <table:table-cell table:formula="of:=IFERROR(([.CG244]/[.I244])*100; &quot;&quot;)">
            <text:p/>
          </table:table-cell>
          <table:table-cell table:style-name="ce1"/>
          <table:table-cell table:formula="of:=IFERROR(([.CI244]/[.I244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244]/[.I244])*100; &quot;&quot;)">
            <text:p/>
          </table:table-cell>
          <table:table-cell table:style-name="ce1"/>
          <table:table-cell/>
          <table:table-cell table:style-name="ce1"/>
          <table:table-cell table:formula="of:=IFERROR(([.CU244]/[.I244])*100; &quot;&quot;)">
            <text:p/>
          </table:table-cell>
          <table:table-cell table:style-name="ce1"/>
          <table:table-cell/>
          <table:table-cell table:style-name="ce1"/>
          <table:table-cell table:formula="of:=IFERROR(([.CY244]/[.I244])*100; &quot;&quot;)">
            <text:p/>
          </table:table-cell>
          <table:table-cell table:style-name="ce1"/>
          <table:table-cell/>
          <table:table-cell table:style-name="ce1"/>
          <table:table-cell table:formula="of:=IFERROR(([.DC244]/[.I244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on Wlan 7330</text:p>
          </table:table-cell>
          <table:table-cell office:value-type="string" calcext:value-type="string">
            <text:p>107.06.30</text:p>
          </table:table-cell>
          <table:table-cell office:value-type="float" office:value="323" calcext:value-type="float">
            <text:p>323</text:p>
          </table:table-cell>
          <table:table-cell table:formula="of:=IF([.C245]-[.X245] = 0 ;&quot;&quot;; [.C245]-[.X245])" office:value-type="float" office:value="273" calcext:value-type="float">
            <text:p>273</text:p>
          </table:table-cell>
          <table:table-cell office:value-type="float" office:value="12" calcext:value-type="float">
            <text:p>12</text:p>
          </table:table-cell>
          <table:table-cell table:formula="of:=IFERROR(([.E245]/[.D245])*100; &quot;&quot;)" office:value-type="float" office:value="4.3956043956044" calcext:value-type="float">
            <text:p>4,3956043956044</text:p>
          </table:table-cell>
          <table:table-cell office:value-type="float" office:value="6" calcext:value-type="float">
            <text:p>6</text:p>
          </table:table-cell>
          <table:table-cell table:formula="of:=IFERROR(([.G245]/[.D245])*100; &quot;&quot;)" office:value-type="float" office:value="2.1978021978022" calcext:value-type="float">
            <text:p>2,1978021978022</text:p>
          </table:table-cell>
          <table:table-cell office:value-type="float" office:value="214" calcext:value-type="float">
            <text:p>214</text:p>
          </table:table-cell>
          <table:table-cell table:formula="of:=IFERROR(([.I245]/[.D245])*100; &quot;&quot;)" office:value-type="float" office:value="78.3882783882784" calcext:value-type="float">
            <text:p>78,3882783882784</text:p>
          </table:table-cell>
          <table:table-cell office:value-type="float" office:value="59" calcext:value-type="float">
            <text:p>59</text:p>
          </table:table-cell>
          <table:table-cell table:formula="of:=IFERROR(([.K245]/[.D245])*100; &quot;&quot;)" office:value-type="float" office:value="21.6117216117216" calcext:value-type="float">
            <text:p>21,6117216117216</text:p>
          </table:table-cell>
          <table:table-cell office:value-type="float" office:value="16" calcext:value-type="float">
            <text:p>16</text:p>
          </table:table-cell>
          <table:table-cell table:formula="of:=IFERROR(([.M245]/[.K245])*100; &quot;&quot;)" office:value-type="float" office:value="27.1186440677966" calcext:value-type="float">
            <text:p>27,1186440677966</text:p>
          </table:table-cell>
          <table:table-cell office:value-type="float" office:value="11" calcext:value-type="float">
            <text:p>11</text:p>
          </table:table-cell>
          <table:table-cell table:formula="of:=IFERROR(([.O245]/[.K245])*100; &quot;&quot;)" office:value-type="float" office:value="18.6440677966102" calcext:value-type="float">
            <text:p>18,6440677966102</text:p>
          </table:table-cell>
          <table:table-cell table:formula="of:=IF([.E245] = &quot;&quot; ;&quot;&quot;; [.E245]-[.O245])" office:value-type="float" office:value="1" calcext:value-type="float">
            <text:p>1</text:p>
          </table:table-cell>
          <table:table-cell table:formula="of:=IFERROR(([.Q245]/[.I245])*100; &quot;&quot;)" office:value-type="float" office:value="0.467289719626168" calcext:value-type="float">
            <text:p>0,467289719626168</text:p>
          </table:table-cell>
          <table:table-cell office:value-type="float" office:value="6" calcext:value-type="float">
            <text:p>6</text:p>
          </table:table-cell>
          <table:table-cell table:formula="of:=IFERROR(([.S245]/[.K245])*100; &quot;&quot;)" office:value-type="float" office:value="10.1694915254237" calcext:value-type="float">
            <text:p>10,1694915254237</text:p>
          </table:table-cell>
          <table:table-cell table:formula="of:=IF([.G245] = &quot;&quot; ;&quot;&quot;; [.G245]-[.S245])" office:value-type="float" office:value="0" calcext:value-type="float">
            <text:p>0</text:p>
          </table:table-cell>
          <table:table-cell table:formula="of:=IFERROR(([.U245]/[.I245])*100; &quot;&quot;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IFERROR(([.Y245]/[.I245])*100; &quot;&quot;)" office:value-type="float" office:value="1.86915887850467" calcext:value-type="float">
            <text:p>1,86915887850467</text:p>
          </table:table-cell>
          <table:table-cell office:value-type="float" office:value="75" calcext:value-type="float">
            <text:p>75</text:p>
          </table:table-cell>
          <table:table-cell table:formula="of:=IFERROR(([.AA245]/[.I245])*100; &quot;&quot;)" office:value-type="float" office:value="35.0467289719626" calcext:value-type="float">
            <text:p>35,04672897196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E245]/[.I245])*100; &quot;&quot;)" office:value-type="float" office:value="1.4018691588785" calcext:value-type="float">
            <text:p>1,40186915887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IFERROR(([.BI245]/[.I245])*100; &quot;&quot;)" office:value-type="float" office:value="7.00934579439252" calcext:value-type="float">
            <text:p>7,009345794392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245]/[.I24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8" calcext:value-type="float">
            <text:p>98</text:p>
          </table:table-cell>
          <table:table-cell table:formula="of:=IFERROR(([.CE245]/[.I245])*100; &quot;&quot;)" office:value-type="float" office:value="45.7943925233645" calcext:value-type="float">
            <text:p>45,7943925233645</text:p>
          </table:table-cell>
          <table:table-cell office:value-type="float" office:value="8" calcext:value-type="float">
            <text:p>8</text:p>
          </table:table-cell>
          <table:table-cell table:formula="of:=IFERROR(([.CG245]/[.I245])*100; &quot;&quot;)" office:value-type="float" office:value="3.73831775700935" calcext:value-type="float">
            <text:p>3,73831775700935</text:p>
          </table:table-cell>
          <table:table-cell office:value-type="float" office:value="5" calcext:value-type="float">
            <text:p>5</text:p>
          </table:table-cell>
          <table:table-cell table:formula="of:=IFERROR(([.CI245]/[.I245])*100; &quot;&quot;)" office:value-type="float" office:value="2.33644859813084" calcext:value-type="float">
            <text:p>2,336448598130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CQ245]/[.I245])*100; &quot;&quot;)" office:value-type="float" office:value="1.86915887850467" calcext:value-type="float">
            <text:p>1,869158878504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U245]/[.I245])*100; &quot;&quot;)" office:value-type="float" office:value="0.467289719626168" calcext:value-type="float">
            <text:p>0,4672897196261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Y245]/[.I245])*100; &quot;&quot;)" office:value-type="float" office:value="0.467289719626168" calcext:value-type="float">
            <text:p>0,4672897196261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245]/[.I245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330.06.55</text:p>
          </table:table-cell>
          <table:table-cell office:value-type="float" office:value="334" calcext:value-type="float">
            <text:p>334</text:p>
          </table:table-cell>
          <table:table-cell table:formula="of:=IF([.C246]-[.X246] = 0 ;&quot;&quot;; [.C246]-[.X246])" office:value-type="float" office:value="281" calcext:value-type="float">
            <text:p>281</text:p>
          </table:table-cell>
          <table:table-cell office:value-type="float" office:value="14" calcext:value-type="float">
            <text:p>14</text:p>
          </table:table-cell>
          <table:table-cell table:formula="of:=IFERROR(([.E246]/[.D246])*100; &quot;&quot;)" office:value-type="float" office:value="4.98220640569395" calcext:value-type="float">
            <text:p>4,98220640569395</text:p>
          </table:table-cell>
          <table:table-cell office:value-type="float" office:value="9" calcext:value-type="float">
            <text:p>9</text:p>
          </table:table-cell>
          <table:table-cell table:formula="of:=IFERROR(([.G246]/[.D246])*100; &quot;&quot;)" office:value-type="float" office:value="3.20284697508897" calcext:value-type="float">
            <text:p>3,20284697508897</text:p>
          </table:table-cell>
          <table:table-cell office:value-type="float" office:value="221" calcext:value-type="float">
            <text:p>221</text:p>
          </table:table-cell>
          <table:table-cell table:formula="of:=IFERROR(([.I246]/[.D246])*100; &quot;&quot;)" office:value-type="float" office:value="78.6476868327402" calcext:value-type="float">
            <text:p>78,6476868327402</text:p>
          </table:table-cell>
          <table:table-cell office:value-type="float" office:value="60" calcext:value-type="float">
            <text:p>60</text:p>
          </table:table-cell>
          <table:table-cell table:formula="of:=IFERROR(([.K246]/[.D246])*100; &quot;&quot;)" office:value-type="float" office:value="21.3523131672598" calcext:value-type="float">
            <text:p>21,3523131672598</text:p>
          </table:table-cell>
          <table:table-cell office:value-type="float" office:value="15" calcext:value-type="float">
            <text:p>15</text:p>
          </table:table-cell>
          <table:table-cell table:formula="of:=IFERROR(([.M246]/[.K246])*100; &quot;&quot;)"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formula="of:=IFERROR(([.O246]/[.K246])*100; &quot;&quot;)" office:value-type="float" office:value="21.6666666666667" calcext:value-type="float">
            <text:p>21,6666666666667</text:p>
          </table:table-cell>
          <table:table-cell table:formula="of:=IF([.E246] = &quot;&quot; ;&quot;&quot;; [.E246]-[.O246])" office:value-type="float" office:value="1" calcext:value-type="float">
            <text:p>1</text:p>
          </table:table-cell>
          <table:table-cell table:formula="of:=IFERROR(([.Q246]/[.I246])*100; &quot;&quot;)" office:value-type="float" office:value="0.452488687782805" calcext:value-type="float">
            <text:p>0,452488687782805</text:p>
          </table:table-cell>
          <table:table-cell office:value-type="float" office:value="8" calcext:value-type="float">
            <text:p>8</text:p>
          </table:table-cell>
          <table:table-cell table:formula="of:=IFERROR(([.S246]/[.K246])*100; &quot;&quot;)" office:value-type="float" office:value="13.3333333333333" calcext:value-type="float">
            <text:p>13,3333333333333</text:p>
          </table:table-cell>
          <table:table-cell table:formula="of:=IF([.G246] = &quot;&quot; ;&quot;&quot;; [.G246]-[.S246])" office:value-type="float" office:value="1" calcext:value-type="float">
            <text:p>1</text:p>
          </table:table-cell>
          <table:table-cell table:formula="of:=IFERROR(([.U246]/[.I246])*100; &quot;&quot;)" office:value-type="float" office:value="0.452488687782805" calcext:value-type="float">
            <text:p>0,452488687782805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formula="of:=IFERROR(([.Y246]/[.I246])*100; &quot;&quot;)" office:value-type="float" office:value="3.16742081447964" calcext:value-type="float">
            <text:p>3,16742081447964</text:p>
          </table:table-cell>
          <table:table-cell office:value-type="float" office:value="76" calcext:value-type="float">
            <text:p>76</text:p>
          </table:table-cell>
          <table:table-cell table:formula="of:=IFERROR(([.AA246]/[.I246])*100; &quot;&quot;)" office:value-type="float" office:value="34.3891402714932" calcext:value-type="float">
            <text:p>34,38914027149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E246]/[.I246])*100; &quot;&quot;)" office:value-type="float" office:value="1.35746606334842" calcext:value-type="float">
            <text:p>1,357466063348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IFERROR(([.BI246]/[.I246])*100; &quot;&quot;)" office:value-type="float" office:value="7.23981900452489" calcext:value-type="float">
            <text:p>7,239819004524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246]/[.I24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9" calcext:value-type="float">
            <text:p>99</text:p>
          </table:table-cell>
          <table:table-cell table:formula="of:=IFERROR(([.CE246]/[.I246])*100; &quot;&quot;)" office:value-type="float" office:value="44.7963800904977" calcext:value-type="float">
            <text:p>44,7963800904977</text:p>
          </table:table-cell>
          <table:table-cell office:value-type="float" office:value="8" calcext:value-type="float">
            <text:p>8</text:p>
          </table:table-cell>
          <table:table-cell table:formula="of:=IFERROR(([.CG246]/[.I246])*100; &quot;&quot;)" office:value-type="float" office:value="3.61990950226244" calcext:value-type="float">
            <text:p>3,61990950226244</text:p>
          </table:table-cell>
          <table:table-cell office:value-type="float" office:value="6" calcext:value-type="float">
            <text:p>6</text:p>
          </table:table-cell>
          <table:table-cell table:formula="of:=IFERROR(([.CI246]/[.I246])*100; &quot;&quot;)" office:value-type="float" office:value="2.71493212669683" calcext:value-type="float">
            <text:p>2,714932126696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CQ246]/[.I246])*100; &quot;&quot;)" office:value-type="float" office:value="1.80995475113122" calcext:value-type="float">
            <text:p>1,809954751131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U246]/[.I246])*100; &quot;&quot;)" office:value-type="float" office:value="0.452488687782805" calcext:value-type="float">
            <text:p>0,4524886877828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Y246]/[.I246])*100; &quot;&quot;)" office:value-type="float" office:value="0.452488687782805" calcext:value-type="float">
            <text:p>0,4524886877828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246]/[.I24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247]-[.X247] = 0 ;&quot;&quot;; [.C247]-[.X247])">
            <text:p/>
          </table:table-cell>
          <table:table-cell table:style-name="ce1"/>
          <table:table-cell table:formula="of:=IFERROR(([.E247]/[.D247])*100; &quot;&quot;)">
            <text:p/>
          </table:table-cell>
          <table:table-cell table:style-name="ce1"/>
          <table:table-cell table:formula="of:=IFERROR(([.G247]/[.D247])*100; &quot;&quot;)">
            <text:p/>
          </table:table-cell>
          <table:table-cell table:style-name="ce1"/>
          <table:table-cell table:formula="of:=IFERROR(([.I247]/[.D247])*100; &quot;&quot;)">
            <text:p/>
          </table:table-cell>
          <table:table-cell table:style-name="ce1"/>
          <table:table-cell table:formula="of:=IFERROR(([.K247]/[.D247])*100; &quot;&quot;)">
            <text:p/>
          </table:table-cell>
          <table:table-cell table:style-name="ce1"/>
          <table:table-cell table:formula="of:=IFERROR(([.M247]/[.K247])*100; &quot;&quot;)">
            <text:p/>
          </table:table-cell>
          <table:table-cell/>
          <table:table-cell table:formula="of:=IFERROR(([.O247]/[.K247])*100; &quot;&quot;)">
            <text:p/>
          </table:table-cell>
          <table:table-cell table:formula="of:=IF([.E247] = &quot;&quot; ;&quot;&quot;; [.E247]-[.O247])">
            <text:p/>
          </table:table-cell>
          <table:table-cell table:formula="of:=IFERROR(([.Q247]/[.I247])*100; &quot;&quot;)">
            <text:p/>
          </table:table-cell>
          <table:table-cell/>
          <table:table-cell table:formula="of:=IFERROR(([.S247]/[.K247])*100; &quot;&quot;)">
            <text:p/>
          </table:table-cell>
          <table:table-cell table:formula="of:=IF([.G247] = &quot;&quot; ;&quot;&quot;; [.G247]-[.S247])">
            <text:p/>
          </table:table-cell>
          <table:table-cell table:formula="of:=IFERROR(([.U247]/[.I247])*100; &quot;&quot;)">
            <text:p/>
          </table:table-cell>
          <table:table-cell table:style-name="ce1" table:number-columns-repeated="3"/>
          <table:table-cell table:formula="of:=IFERROR(([.Y247]/[.I247])*100; &quot;&quot;)">
            <text:p/>
          </table:table-cell>
          <table:table-cell table:style-name="ce1"/>
          <table:table-cell table:formula="of:=IFERROR(([.AA247]/[.I247])*100; &quot;&quot;)">
            <text:p/>
          </table:table-cell>
          <table:table-cell table:style-name="ce1"/>
          <table:table-cell/>
          <table:table-cell table:style-name="ce1"/>
          <table:table-cell table:formula="of:=IFERROR(([.AE247]/[.I24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247]/[.I247])*100; &quot;&quot;)">
            <text:p/>
          </table:table-cell>
          <table:table-cell table:style-name="ce1"/>
          <table:table-cell/>
          <table:table-cell table:style-name="ce1"/>
          <table:table-cell table:formula="of:=IFERROR(([.BM247]/[.I24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247]/[.I247])*100; &quot;&quot;)">
            <text:p/>
          </table:table-cell>
          <table:table-cell table:style-name="ce1"/>
          <table:table-cell table:formula="of:=IFERROR(([.CG247]/[.I247])*100; &quot;&quot;)">
            <text:p/>
          </table:table-cell>
          <table:table-cell table:style-name="ce1"/>
          <table:table-cell table:formula="of:=IFERROR(([.CI247]/[.I247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247]/[.I247])*100; &quot;&quot;)">
            <text:p/>
          </table:table-cell>
          <table:table-cell table:style-name="ce1"/>
          <table:table-cell/>
          <table:table-cell table:style-name="ce1"/>
          <table:table-cell table:formula="of:=IFERROR(([.CU247]/[.I247])*100; &quot;&quot;)">
            <text:p/>
          </table:table-cell>
          <table:table-cell table:style-name="ce1"/>
          <table:table-cell/>
          <table:table-cell table:style-name="ce1"/>
          <table:table-cell table:formula="of:=IFERROR(([.CY247]/[.I247])*100; &quot;&quot;)">
            <text:p/>
          </table:table-cell>
          <table:table-cell table:style-name="ce1"/>
          <table:table-cell/>
          <table:table-cell table:style-name="ce1"/>
          <table:table-cell table:formula="of:=IFERROR(([.DC247]/[.I247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on Wlan 7560</text:p>
          </table:table-cell>
          <table:table-cell office:value-type="string" calcext:value-type="string">
            <text:p>560.07.27</text:p>
          </table:table-cell>
          <table:table-cell office:value-type="float" office:value="414" calcext:value-type="float">
            <text:p>414</text:p>
          </table:table-cell>
          <table:table-cell table:formula="of:=IF([.C248]-[.X248] = 0 ;&quot;&quot;; [.C248]-[.X248])"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table:formula="of:=IFERROR(([.E248]/[.D2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248]/[.D248])*100; &quot;&quot;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ERROR(([.I248]/[.D248])*100; &quot;&quot;)" office:value-type="float" office:value="2.67062314540059" calcext:value-type="float">
            <text:p>2,67062314540059</text:p>
          </table:table-cell>
          <table:table-cell office:value-type="float" office:value="328" calcext:value-type="float">
            <text:p>328</text:p>
          </table:table-cell>
          <table:table-cell table:formula="of:=IFERROR(([.K248]/[.D248])*100; &quot;&quot;)" office:value-type="float" office:value="97.3293768545994" calcext:value-type="float">
            <text:p>97,3293768545994</text:p>
          </table:table-cell>
          <table:table-cell office:value-type="float" office:value="0" calcext:value-type="float">
            <text:p>0</text:p>
          </table:table-cell>
          <table:table-cell table:formula="of:=IFERROR(([.M248]/[.K2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O248]/[.K248])*100; &quot;&quot;)" office:value-type="float" office:value="0" calcext:value-type="float">
            <text:p>0</text:p>
          </table:table-cell>
          <table:table-cell table:formula="of:=IF([.E248] = &quot;&quot; ;&quot;&quot;; [.E248]-[.O248])" office:value-type="float" office:value="0" calcext:value-type="float">
            <text:p>0</text:p>
          </table:table-cell>
          <table:table-cell table:formula="of:=IFERROR(([.Q248]/[.I2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248]/[.K248])*100; &quot;&quot;)" office:value-type="float" office:value="0" calcext:value-type="float">
            <text:p>0</text:p>
          </table:table-cell>
          <table:table-cell table:formula="of:=IF([.G248] = &quot;&quot; ;&quot;&quot;; [.G248]-[.S248])" office:value-type="float" office:value="0" calcext:value-type="float">
            <text:p>0</text:p>
          </table:table-cell>
          <table:table-cell table:formula="of:=IFERROR(([.U248]/[.I2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IFERROR(([.Y248]/[.I2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A248]/[.I2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IFERROR(([.AE248]/[.I248])*100; &quot;&quot;)" office:value-type="float" office:value="88.8888888888889" calcext:value-type="float">
            <text:p>88,88888888888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BI248]/[.I248])*100; &quot;&quot;)" office:value-type="float" office:value="11.1111111111111" calcext:value-type="float">
            <text:p>11,1111111111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248]/[.I2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248]/[.I2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248]/[.I2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248]/[.I2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248]/[.I2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248]/[.I2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248]/[.I2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248]/[.I248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560.07.28</text:p>
          </table:table-cell>
          <table:table-cell office:value-type="float" office:value="414" calcext:value-type="float">
            <text:p>414</text:p>
          </table:table-cell>
          <table:table-cell table:formula="of:=IF([.C249]-[.X249] = 0 ;&quot;&quot;; [.C249]-[.X249])"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table:formula="of:=IFERROR(([.E249]/[.D2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249]/[.D249])*100; &quot;&quot;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ERROR(([.I249]/[.D249])*100; &quot;&quot;)" office:value-type="float" office:value="2.67062314540059" calcext:value-type="float">
            <text:p>2,67062314540059</text:p>
          </table:table-cell>
          <table:table-cell office:value-type="float" office:value="328" calcext:value-type="float">
            <text:p>328</text:p>
          </table:table-cell>
          <table:table-cell table:formula="of:=IFERROR(([.K249]/[.D249])*100; &quot;&quot;)" office:value-type="float" office:value="97.3293768545994" calcext:value-type="float">
            <text:p>97,3293768545994</text:p>
          </table:table-cell>
          <table:table-cell office:value-type="float" office:value="0" calcext:value-type="float">
            <text:p>0</text:p>
          </table:table-cell>
          <table:table-cell table:formula="of:=IFERROR(([.M249]/[.K2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O249]/[.K249])*100; &quot;&quot;)" office:value-type="float" office:value="0" calcext:value-type="float">
            <text:p>0</text:p>
          </table:table-cell>
          <table:table-cell table:formula="of:=IF([.E249] = &quot;&quot; ;&quot;&quot;; [.E249]-[.O249])" office:value-type="float" office:value="0" calcext:value-type="float">
            <text:p>0</text:p>
          </table:table-cell>
          <table:table-cell table:formula="of:=IFERROR(([.Q249]/[.I2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249]/[.K249])*100; &quot;&quot;)" office:value-type="float" office:value="0" calcext:value-type="float">
            <text:p>0</text:p>
          </table:table-cell>
          <table:table-cell table:formula="of:=IF([.G249] = &quot;&quot; ;&quot;&quot;; [.G249]-[.S249])" office:value-type="float" office:value="0" calcext:value-type="float">
            <text:p>0</text:p>
          </table:table-cell>
          <table:table-cell table:formula="of:=IFERROR(([.U249]/[.I2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IFERROR(([.Y249]/[.I2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A249]/[.I2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IFERROR(([.AE249]/[.I249])*100; &quot;&quot;)" office:value-type="float" office:value="88.8888888888889" calcext:value-type="float">
            <text:p>88,88888888888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BI249]/[.I249])*100; &quot;&quot;)" office:value-type="float" office:value="11.1111111111111" calcext:value-type="float">
            <text:p>11,1111111111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249]/[.I2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249]/[.I2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249]/[.I2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249]/[.I2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249]/[.I2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249]/[.I2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249]/[.I2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249]/[.I249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250]-[.X250] = 0 ;&quot;&quot;; [.C250]-[.X250])">
            <text:p/>
          </table:table-cell>
          <table:table-cell table:style-name="ce1"/>
          <table:table-cell table:formula="of:=IFERROR(([.E250]/[.D250])*100; &quot;&quot;)">
            <text:p/>
          </table:table-cell>
          <table:table-cell table:style-name="ce1"/>
          <table:table-cell table:formula="of:=IFERROR(([.G250]/[.D250])*100; &quot;&quot;)">
            <text:p/>
          </table:table-cell>
          <table:table-cell table:style-name="ce1"/>
          <table:table-cell table:formula="of:=IFERROR(([.I250]/[.D250])*100; &quot;&quot;)">
            <text:p/>
          </table:table-cell>
          <table:table-cell table:style-name="ce1"/>
          <table:table-cell table:formula="of:=IFERROR(([.K250]/[.D250])*100; &quot;&quot;)">
            <text:p/>
          </table:table-cell>
          <table:table-cell table:style-name="ce1"/>
          <table:table-cell table:formula="of:=IFERROR(([.M250]/[.K250])*100; &quot;&quot;)">
            <text:p/>
          </table:table-cell>
          <table:table-cell/>
          <table:table-cell table:formula="of:=IFERROR(([.O250]/[.K250])*100; &quot;&quot;)">
            <text:p/>
          </table:table-cell>
          <table:table-cell table:formula="of:=IF([.E250] = &quot;&quot; ;&quot;&quot;; [.E250]-[.O250])">
            <text:p/>
          </table:table-cell>
          <table:table-cell table:formula="of:=IFERROR(([.Q250]/[.I250])*100; &quot;&quot;)">
            <text:p/>
          </table:table-cell>
          <table:table-cell/>
          <table:table-cell table:formula="of:=IFERROR(([.S250]/[.K250])*100; &quot;&quot;)">
            <text:p/>
          </table:table-cell>
          <table:table-cell table:formula="of:=IF([.G250] = &quot;&quot; ;&quot;&quot;; [.G250]-[.S250])">
            <text:p/>
          </table:table-cell>
          <table:table-cell table:formula="of:=IFERROR(([.U250]/[.I250])*100; &quot;&quot;)">
            <text:p/>
          </table:table-cell>
          <table:table-cell table:style-name="ce1" table:number-columns-repeated="3"/>
          <table:table-cell table:formula="of:=IFERROR(([.Y250]/[.I250])*100; &quot;&quot;)">
            <text:p/>
          </table:table-cell>
          <table:table-cell table:style-name="ce1"/>
          <table:table-cell table:formula="of:=IFERROR(([.AA250]/[.I250])*100; &quot;&quot;)">
            <text:p/>
          </table:table-cell>
          <table:table-cell table:style-name="ce1"/>
          <table:table-cell/>
          <table:table-cell table:style-name="ce1"/>
          <table:table-cell table:formula="of:=IFERROR(([.AE250]/[.I25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250]/[.I250])*100; &quot;&quot;)">
            <text:p/>
          </table:table-cell>
          <table:table-cell table:style-name="ce1"/>
          <table:table-cell/>
          <table:table-cell table:style-name="ce1"/>
          <table:table-cell table:formula="of:=IFERROR(([.BM250]/[.I25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250]/[.I250])*100; &quot;&quot;)">
            <text:p/>
          </table:table-cell>
          <table:table-cell table:style-name="ce1"/>
          <table:table-cell table:formula="of:=IFERROR(([.CG250]/[.I250])*100; &quot;&quot;)">
            <text:p/>
          </table:table-cell>
          <table:table-cell table:style-name="ce1"/>
          <table:table-cell table:formula="of:=IFERROR(([.CI250]/[.I250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250]/[.I250])*100; &quot;&quot;)">
            <text:p/>
          </table:table-cell>
          <table:table-cell table:style-name="ce1"/>
          <table:table-cell/>
          <table:table-cell table:style-name="ce1"/>
          <table:table-cell table:formula="of:=IFERROR(([.CU250]/[.I250])*100; &quot;&quot;)">
            <text:p/>
          </table:table-cell>
          <table:table-cell table:style-name="ce1"/>
          <table:table-cell/>
          <table:table-cell table:style-name="ce1"/>
          <table:table-cell table:formula="of:=IFERROR(([.CY250]/[.I250])*100; &quot;&quot;)">
            <text:p/>
          </table:table-cell>
          <table:table-cell table:style-name="ce1"/>
          <table:table-cell/>
          <table:table-cell table:style-name="ce1"/>
          <table:table-cell table:formula="of:=IFERROR(([.DC250]/[.I250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on Wlan 7583 vdsl</text:p>
          </table:table-cell>
          <table:table-cell office:value-type="string" calcext:value-type="string">
            <text:p>07.28</text:p>
          </table:table-cell>
          <table:table-cell office:value-type="float" office:value="413" calcext:value-type="float">
            <text:p>413</text:p>
          </table:table-cell>
          <table:table-cell table:formula="of:=IF([.C251]-[.X251] = 0 ;&quot;&quot;; [.C251]-[.X251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IFERROR(([.E251]/[.D2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251]/[.D251])*100; &quot;&quot;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ERROR(([.I251]/[.D251])*100; &quot;&quot;)" office:value-type="float" office:value="1.78571428571429" calcext:value-type="float">
            <text:p>1,78571428571429</text:p>
          </table:table-cell>
          <table:table-cell office:value-type="float" office:value="330" calcext:value-type="float">
            <text:p>330</text:p>
          </table:table-cell>
          <table:table-cell table:formula="of:=IFERROR(([.K251]/[.D251])*100; &quot;&quot;)" office:value-type="float" office:value="98.2142857142857" calcext:value-type="float">
            <text:p>98,2142857142857</text:p>
          </table:table-cell>
          <table:table-cell office:value-type="float" office:value="0" calcext:value-type="float">
            <text:p>0</text:p>
          </table:table-cell>
          <table:table-cell table:formula="of:=IFERROR(([.M251]/[.K2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O251]/[.K251])*100; &quot;&quot;)" office:value-type="float" office:value="0" calcext:value-type="float">
            <text:p>0</text:p>
          </table:table-cell>
          <table:table-cell table:formula="of:=IF([.E251] = &quot;&quot; ;&quot;&quot;; [.E251]-[.O251])" office:value-type="float" office:value="0" calcext:value-type="float">
            <text:p>0</text:p>
          </table:table-cell>
          <table:table-cell table:formula="of:=IFERROR(([.Q251]/[.I2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251]/[.K251])*100; &quot;&quot;)" office:value-type="float" office:value="0" calcext:value-type="float">
            <text:p>0</text:p>
          </table:table-cell>
          <table:table-cell table:formula="of:=IF([.G251] = &quot;&quot; ;&quot;&quot;; [.G251]-[.S251])" office:value-type="float" office:value="0" calcext:value-type="float">
            <text:p>0</text:p>
          </table:table-cell>
          <table:table-cell table:formula="of:=IFERROR(([.U251]/[.I2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IFERROR(([.Y251]/[.I2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A251]/[.I2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E251]/[.I251])*100; &quot;&quot;)" office:value-type="float" office:value="83.3333333333333" calcext:value-type="float">
            <text:p>83,3333333333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BI251]/[.I251])*100; &quot;&quot;)" office:value-type="float" office:value="16.6666666666667" calcext:value-type="float">
            <text:p>16,666666666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251]/[.I2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251]/[.I2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251]/[.I2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251]/[.I2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251]/[.I2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251]/[.I2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251]/[.I2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251]/[.I251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office:value-type="string" calcext:value-type="string">
            <text:p>07.27</text:p>
          </table:table-cell>
          <table:table-cell office:value-type="float" office:value="413" calcext:value-type="float">
            <text:p>413</text:p>
          </table:table-cell>
          <table:table-cell table:formula="of:=IF([.C252]-[.X252] = 0 ;&quot;&quot;; [.C252]-[.X25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IFERROR(([.E252]/[.D25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G252]/[.D252])*100; &quot;&quot;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ERROR(([.I252]/[.D252])*100; &quot;&quot;)" office:value-type="float" office:value="1.78571428571429" calcext:value-type="float">
            <text:p>1,78571428571429</text:p>
          </table:table-cell>
          <table:table-cell office:value-type="float" office:value="330" calcext:value-type="float">
            <text:p>330</text:p>
          </table:table-cell>
          <table:table-cell table:formula="of:=IFERROR(([.K252]/[.D252])*100; &quot;&quot;)" office:value-type="float" office:value="98.2142857142857" calcext:value-type="float">
            <text:p>98,2142857142857</text:p>
          </table:table-cell>
          <table:table-cell office:value-type="float" office:value="0" calcext:value-type="float">
            <text:p>0</text:p>
          </table:table-cell>
          <table:table-cell table:formula="of:=IFERROR(([.M252]/[.K25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O252]/[.K252])*100; &quot;&quot;)" office:value-type="float" office:value="0" calcext:value-type="float">
            <text:p>0</text:p>
          </table:table-cell>
          <table:table-cell table:formula="of:=IF([.E252] = &quot;&quot; ;&quot;&quot;; [.E252]-[.O252])" office:value-type="float" office:value="0" calcext:value-type="float">
            <text:p>0</text:p>
          </table:table-cell>
          <table:table-cell table:formula="of:=IFERROR(([.Q252]/[.I25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S252]/[.K252])*100; &quot;&quot;)" office:value-type="float" office:value="0" calcext:value-type="float">
            <text:p>0</text:p>
          </table:table-cell>
          <table:table-cell table:formula="of:=IF([.G252] = &quot;&quot; ;&quot;&quot;; [.G252]-[.S252])" office:value-type="float" office:value="0" calcext:value-type="float">
            <text:p>0</text:p>
          </table:table-cell>
          <table:table-cell table:formula="of:=IFERROR(([.U252]/[.I25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IFERROR(([.Y252]/[.I25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AA252]/[.I25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ERROR(([.AE252]/[.I252])*100; &quot;&quot;)" office:value-type="float" office:value="83.3333333333333" calcext:value-type="float">
            <text:p>83,3333333333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BI252]/[.I252])*100; &quot;&quot;)" office:value-type="float" office:value="16.6666666666667" calcext:value-type="float">
            <text:p>16,666666666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252]/[.I25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252]/[.I25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252]/[.I25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252]/[.I25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252]/[.I25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252]/[.I25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252]/[.I25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252]/[.I252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253]-[.X253] = 0 ;&quot;&quot;; [.C253]-[.X253])">
            <text:p/>
          </table:table-cell>
          <table:table-cell table:style-name="ce1"/>
          <table:table-cell table:formula="of:=IFERROR(([.E253]/[.D253])*100; &quot;&quot;)">
            <text:p/>
          </table:table-cell>
          <table:table-cell table:style-name="ce1"/>
          <table:table-cell table:formula="of:=IFERROR(([.G253]/[.D253])*100; &quot;&quot;)">
            <text:p/>
          </table:table-cell>
          <table:table-cell table:style-name="ce1"/>
          <table:table-cell table:formula="of:=IFERROR(([.I253]/[.D253])*100; &quot;&quot;)">
            <text:p/>
          </table:table-cell>
          <table:table-cell table:style-name="ce1"/>
          <table:table-cell table:formula="of:=IFERROR(([.K253]/[.D253])*100; &quot;&quot;)">
            <text:p/>
          </table:table-cell>
          <table:table-cell table:style-name="ce1"/>
          <table:table-cell table:formula="of:=IFERROR(([.M253]/[.K253])*100; &quot;&quot;)">
            <text:p/>
          </table:table-cell>
          <table:table-cell/>
          <table:table-cell table:formula="of:=IFERROR(([.O253]/[.K253])*100; &quot;&quot;)">
            <text:p/>
          </table:table-cell>
          <table:table-cell table:formula="of:=IF([.E253] = &quot;&quot; ;&quot;&quot;; [.E253]-[.O253])">
            <text:p/>
          </table:table-cell>
          <table:table-cell table:formula="of:=IFERROR(([.Q253]/[.I253])*100; &quot;&quot;)">
            <text:p/>
          </table:table-cell>
          <table:table-cell/>
          <table:table-cell table:formula="of:=IFERROR(([.S253]/[.K253])*100; &quot;&quot;)">
            <text:p/>
          </table:table-cell>
          <table:table-cell table:formula="of:=IF([.G253] = &quot;&quot; ;&quot;&quot;; [.G253]-[.S253])">
            <text:p/>
          </table:table-cell>
          <table:table-cell table:formula="of:=IFERROR(([.U253]/[.I253])*100; &quot;&quot;)">
            <text:p/>
          </table:table-cell>
          <table:table-cell table:style-name="ce1" table:number-columns-repeated="3"/>
          <table:table-cell table:formula="of:=IFERROR(([.Y253]/[.I253])*100; &quot;&quot;)">
            <text:p/>
          </table:table-cell>
          <table:table-cell table:style-name="ce1"/>
          <table:table-cell table:formula="of:=IFERROR(([.AA253]/[.I253])*100; &quot;&quot;)">
            <text:p/>
          </table:table-cell>
          <table:table-cell table:style-name="ce1"/>
          <table:table-cell/>
          <table:table-cell table:style-name="ce1"/>
          <table:table-cell table:formula="of:=IFERROR(([.AE253]/[.I25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253]/[.I253])*100; &quot;&quot;)">
            <text:p/>
          </table:table-cell>
          <table:table-cell table:style-name="ce1"/>
          <table:table-cell/>
          <table:table-cell table:style-name="ce1"/>
          <table:table-cell table:formula="of:=IFERROR(([.BM253]/[.I25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253]/[.I253])*100; &quot;&quot;)">
            <text:p/>
          </table:table-cell>
          <table:table-cell table:style-name="ce1"/>
          <table:table-cell table:formula="of:=IFERROR(([.CG253]/[.I253])*100; &quot;&quot;)">
            <text:p/>
          </table:table-cell>
          <table:table-cell table:style-name="ce1"/>
          <table:table-cell table:formula="of:=IFERROR(([.CI253]/[.I253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253]/[.I253])*100; &quot;&quot;)">
            <text:p/>
          </table:table-cell>
          <table:table-cell table:style-name="ce1"/>
          <table:table-cell/>
          <table:table-cell table:style-name="ce1"/>
          <table:table-cell table:formula="of:=IFERROR(([.CU253]/[.I253])*100; &quot;&quot;)">
            <text:p/>
          </table:table-cell>
          <table:table-cell table:style-name="ce1"/>
          <table:table-cell/>
          <table:table-cell table:style-name="ce1"/>
          <table:table-cell table:formula="of:=IFERROR(([.CY253]/[.I253])*100; &quot;&quot;)">
            <text:p/>
          </table:table-cell>
          <table:table-cell table:style-name="ce1"/>
          <table:table-cell/>
          <table:table-cell table:style-name="ce1"/>
          <table:table-cell table:formula="of:=IFERROR(([.DC253]/[.I253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on Wlan 7112</text:p>
          </table:table-cell>
          <table:table-cell office:value-type="string" calcext:value-type="string">
            <text:p>87.04.88</text:p>
          </table:table-cell>
          <table:table-cell office:value-type="float" office:value="144" calcext:value-type="float">
            <text:p>144</text:p>
          </table:table-cell>
          <table:table-cell table:formula="of:=IF([.C254]-[.X254] = 0 ;&quot;&quot;; [.C254]-[.X254])" office:value-type="float" office:value="122" calcext:value-type="float">
            <text:p>122</text:p>
          </table:table-cell>
          <table:table-cell office:value-type="float" office:value="77" calcext:value-type="float">
            <text:p>77</text:p>
          </table:table-cell>
          <table:table-cell table:formula="of:=IFERROR(([.E254]/[.D254])*100; &quot;&quot;)" office:value-type="float" office:value="63.1147540983607" calcext:value-type="float">
            <text:p>63,1147540983607</text:p>
          </table:table-cell>
          <table:table-cell office:value-type="float" office:value="59" calcext:value-type="float">
            <text:p>59</text:p>
          </table:table-cell>
          <table:table-cell table:formula="of:=IFERROR(([.G254]/[.D254])*100; &quot;&quot;)" office:value-type="float" office:value="48.3606557377049" calcext:value-type="float">
            <text:p>48,3606557377049</text:p>
          </table:table-cell>
          <table:table-cell office:value-type="float" office:value="18" calcext:value-type="float">
            <text:p>18</text:p>
          </table:table-cell>
          <table:table-cell table:formula="of:=IFERROR(([.I254]/[.D254])*100; &quot;&quot;)" office:value-type="float" office:value="14.7540983606557" calcext:value-type="float">
            <text:p>14,7540983606557</text:p>
          </table:table-cell>
          <table:table-cell office:value-type="float" office:value="104" calcext:value-type="float">
            <text:p>104</text:p>
          </table:table-cell>
          <table:table-cell table:formula="of:=IFERROR(([.K254]/[.D254])*100; &quot;&quot;)" office:value-type="float" office:value="85.2459016393443" calcext:value-type="float">
            <text:p>85,2459016393443</text:p>
          </table:table-cell>
          <table:table-cell office:value-type="float" office:value="19" calcext:value-type="float">
            <text:p>19</text:p>
          </table:table-cell>
          <table:table-cell table:formula="of:=IFERROR(([.M254]/[.K254])*100; &quot;&quot;)" office:value-type="float" office:value="18.2692307692308" calcext:value-type="float">
            <text:p>18,2692307692308</text:p>
          </table:table-cell>
          <table:table-cell office:value-type="float" office:value="67" calcext:value-type="float">
            <text:p>67</text:p>
          </table:table-cell>
          <table:table-cell table:formula="of:=IFERROR(([.O254]/[.K254])*100; &quot;&quot;)" office:value-type="float" office:value="64.4230769230769" calcext:value-type="float">
            <text:p>64,4230769230769</text:p>
          </table:table-cell>
          <table:table-cell table:formula="of:=IF([.E254] = &quot;&quot; ;&quot;&quot;; [.E254]-[.O254])" office:value-type="float" office:value="10" calcext:value-type="float">
            <text:p>10</text:p>
          </table:table-cell>
          <table:table-cell table:formula="of:=IFERROR(([.Q254]/[.I254])*100; &quot;&quot;)" office:value-type="float" office:value="55.5555555555556" calcext:value-type="float">
            <text:p>55,5555555555556</text:p>
          </table:table-cell>
          <table:table-cell office:value-type="float" office:value="59" calcext:value-type="float">
            <text:p>59</text:p>
          </table:table-cell>
          <table:table-cell table:formula="of:=IFERROR(([.S254]/[.K254])*100; &quot;&quot;)" office:value-type="float" office:value="56.7307692307692" calcext:value-type="float">
            <text:p>56,7307692307692</text:p>
          </table:table-cell>
          <table:table-cell table:formula="of:=IF([.G254] = &quot;&quot; ;&quot;&quot;; [.G254]-[.S254])" office:value-type="float" office:value="0" calcext:value-type="float">
            <text:p>0</text:p>
          </table:table-cell>
          <table:table-cell table:formula="of:=IFERROR(([.U254]/[.I254])*100; &quot;&quot;)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formula="of:=IFERROR(([.Y254]/[.I254])*100; &quot;&quot;)" office:value-type="float" office:value="88.8888888888889" calcext:value-type="float">
            <text:p>88,8888888888889</text:p>
          </table:table-cell>
          <table:table-cell office:value-type="float" office:value="0" calcext:value-type="float">
            <text:p>0</text:p>
          </table:table-cell>
          <table:table-cell table:formula="of:=IFERROR(([.AA254]/[.I2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ERROR(([.AE254]/[.I254])*100; &quot;&quot;)" office:value-type="float" office:value="11.1111111111111" calcext:value-type="float">
            <text:p>11,1111111111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I254]/[.I2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254]/[.I2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E254]/[.I2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G254]/[.I2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([.CI254]/[.I2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Q254]/[.I2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U254]/[.I2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CY254]/[.I2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254]/[.I254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/>
          <table:table-cell table:style-name="ce1" table:number-columns-repeated="2"/>
          <table:table-cell table:formula="of:=IF([.C255]-[.X255] = 0 ;&quot;&quot;; [.C255]-[.X255])">
            <text:p/>
          </table:table-cell>
          <table:table-cell table:style-name="ce1"/>
          <table:table-cell table:formula="of:=IFERROR(([.E255]/[.D255])*100; &quot;&quot;)">
            <text:p/>
          </table:table-cell>
          <table:table-cell table:style-name="ce1"/>
          <table:table-cell table:formula="of:=IFERROR(([.G255]/[.D255])*100; &quot;&quot;)">
            <text:p/>
          </table:table-cell>
          <table:table-cell table:style-name="ce1"/>
          <table:table-cell table:formula="of:=IFERROR(([.I255]/[.D255])*100; &quot;&quot;)">
            <text:p/>
          </table:table-cell>
          <table:table-cell table:style-name="ce1"/>
          <table:table-cell table:formula="of:=IFERROR(([.K255]/[.D255])*100; &quot;&quot;)">
            <text:p/>
          </table:table-cell>
          <table:table-cell table:style-name="ce1"/>
          <table:table-cell table:formula="of:=IFERROR(([.M255]/[.K255])*100; &quot;&quot;)">
            <text:p/>
          </table:table-cell>
          <table:table-cell/>
          <table:table-cell table:formula="of:=IFERROR(([.O255]/[.K255])*100; &quot;&quot;)">
            <text:p/>
          </table:table-cell>
          <table:table-cell table:formula="of:=IF([.E255] = &quot;&quot; ;&quot;&quot;; [.E255]-[.O255])">
            <text:p/>
          </table:table-cell>
          <table:table-cell table:formula="of:=IFERROR(([.Q255]/[.I255])*100; &quot;&quot;)">
            <text:p/>
          </table:table-cell>
          <table:table-cell/>
          <table:table-cell table:formula="of:=IFERROR(([.S255]/[.K255])*100; &quot;&quot;)">
            <text:p/>
          </table:table-cell>
          <table:table-cell table:formula="of:=IF([.G255] = &quot;&quot; ;&quot;&quot;; [.G255]-[.S255])">
            <text:p/>
          </table:table-cell>
          <table:table-cell table:formula="of:=IFERROR(([.U255]/[.I255])*100; &quot;&quot;)">
            <text:p/>
          </table:table-cell>
          <table:table-cell table:style-name="ce1" table:number-columns-repeated="3"/>
          <table:table-cell table:formula="of:=IFERROR(([.Y255]/[.I255])*100; &quot;&quot;)">
            <text:p/>
          </table:table-cell>
          <table:table-cell table:style-name="ce1"/>
          <table:table-cell table:formula="of:=IFERROR(([.AA255]/[.I255])*100; &quot;&quot;)">
            <text:p/>
          </table:table-cell>
          <table:table-cell table:style-name="ce1"/>
          <table:table-cell/>
          <table:table-cell table:style-name="ce1"/>
          <table:table-cell table:formula="of:=IFERROR(([.AE255]/[.I25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BI255]/[.I255])*100; &quot;&quot;)">
            <text:p/>
          </table:table-cell>
          <table:table-cell table:style-name="ce1"/>
          <table:table-cell/>
          <table:table-cell table:style-name="ce1"/>
          <table:table-cell table:formula="of:=IFERROR(([.BM255]/[.I25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E255]/[.I255])*100; &quot;&quot;)">
            <text:p/>
          </table:table-cell>
          <table:table-cell table:style-name="ce1"/>
          <table:table-cell table:formula="of:=IFERROR(([.CG255]/[.I255])*100; &quot;&quot;)">
            <text:p/>
          </table:table-cell>
          <table:table-cell table:style-name="ce1"/>
          <table:table-cell table:formula="of:=IFERROR(([.CI255]/[.I255])*100; &quot;&quot;)">
            <text:p/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formula="of:=IFERROR(([.CQ255]/[.I255])*100; &quot;&quot;)">
            <text:p/>
          </table:table-cell>
          <table:table-cell table:style-name="ce1"/>
          <table:table-cell/>
          <table:table-cell table:style-name="ce1"/>
          <table:table-cell table:formula="of:=IFERROR(([.CU255]/[.I255])*100; &quot;&quot;)">
            <text:p/>
          </table:table-cell>
          <table:table-cell table:style-name="ce1"/>
          <table:table-cell/>
          <table:table-cell table:style-name="ce1"/>
          <table:table-cell table:formula="of:=IFERROR(([.CY255]/[.I255])*100; &quot;&quot;)">
            <text:p/>
          </table:table-cell>
          <table:table-cell table:style-name="ce1"/>
          <table:table-cell/>
          <table:table-cell table:style-name="ce1"/>
          <table:table-cell table:formula="of:=IFERROR(([.DC255]/[.I255])*100; &quot;&quot;)">
            <text:p/>
          </table:table-cell>
          <table:table-cell table:style-name="ce1"/>
          <table:table-cell/>
          <table:table-cell table:style-name="ce1" table:number-columns-repeated="914"/>
        </table:table-row>
        <table:table-row table:style-name="ro1">
          <table:table-cell office:value-type="string" calcext:value-type="string">
            <text:p>Fon Wlan 7320</text:p>
          </table:table-cell>
          <table:table-cell office:value-type="string" calcext:value-type="string">
            <text:p>320.06.34</text:p>
          </table:table-cell>
          <table:table-cell office:value-type="float" office:value="324" calcext:value-type="float">
            <text:p>324</text:p>
          </table:table-cell>
          <table:table-cell table:formula="of:=IF([.C256]-[.X256] = 0 ;&quot;&quot;; [.C256]-[.X256])"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IFERROR(([.E256]/[.D256])*100; &quot;&quot;)" office:value-type="float" office:value="4.37956204379562" calcext:value-type="float">
            <text:p>4,37956204379562</text:p>
          </table:table-cell>
          <table:table-cell office:value-type="float" office:value="6" calcext:value-type="float">
            <text:p>6</text:p>
          </table:table-cell>
          <table:table-cell table:formula="of:=IFERROR(([.G256]/[.D256])*100; &quot;&quot;)" office:value-type="float" office:value="2.18978102189781" calcext:value-type="float">
            <text:p>2,18978102189781</text:p>
          </table:table-cell>
          <table:table-cell office:value-type="float" office:value="215" calcext:value-type="float">
            <text:p>215</text:p>
          </table:table-cell>
          <table:table-cell table:formula="of:=IFERROR(([.I256]/[.D256])*100; &quot;&quot;)" office:value-type="float" office:value="78.4671532846715" calcext:value-type="float">
            <text:p>78,4671532846715</text:p>
          </table:table-cell>
          <table:table-cell office:value-type="float" office:value="59" calcext:value-type="float">
            <text:p>59</text:p>
          </table:table-cell>
          <table:table-cell table:formula="of:=IFERROR(([.K256]/[.D256])*100; &quot;&quot;)" office:value-type="float" office:value="21.5328467153285" calcext:value-type="float">
            <text:p>21,5328467153285</text:p>
          </table:table-cell>
          <table:table-cell office:value-type="float" office:value="16" calcext:value-type="float">
            <text:p>16</text:p>
          </table:table-cell>
          <table:table-cell table:formula="of:=IFERROR(([.M256]/[.K256])*100; &quot;&quot;)" office:value-type="float" office:value="27.1186440677966" calcext:value-type="float">
            <text:p>27,1186440677966</text:p>
          </table:table-cell>
          <table:table-cell office:value-type="float" office:value="11" calcext:value-type="float">
            <text:p>11</text:p>
          </table:table-cell>
          <table:table-cell table:formula="of:=IFERROR(([.O256]/[.K256])*100; &quot;&quot;)" office:value-type="float" office:value="18.6440677966102" calcext:value-type="float">
            <text:p>18,6440677966102</text:p>
          </table:table-cell>
          <table:table-cell table:formula="of:=IF([.E256] = &quot;&quot; ;&quot;&quot;; [.E256]-[.O256])" office:value-type="float" office:value="1" calcext:value-type="float">
            <text:p>1</text:p>
          </table:table-cell>
          <table:table-cell table:formula="of:=IFERROR(([.Q256]/[.I256])*100; &quot;&quot;)" office:value-type="float" office:value="0.465116279069767" calcext:value-type="float">
            <text:p>0,465116279069767</text:p>
          </table:table-cell>
          <table:table-cell office:value-type="float" office:value="6" calcext:value-type="float">
            <text:p>6</text:p>
          </table:table-cell>
          <table:table-cell table:formula="of:=IFERROR(([.S256]/[.K256])*100; &quot;&quot;)" office:value-type="float" office:value="10.1694915254237" calcext:value-type="float">
            <text:p>10,1694915254237</text:p>
          </table:table-cell>
          <table:table-cell table:formula="of:=IF([.G256] = &quot;&quot; ;&quot;&quot;; [.G256]-[.S256])" office:value-type="float" office:value="0" calcext:value-type="float">
            <text:p>0</text:p>
          </table:table-cell>
          <table:table-cell table:formula="of:=IFERROR(([.U256]/[.I256])*100; &quot;&quot;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IFERROR(([.Y256]/[.I256])*100; &quot;&quot;)" office:value-type="float" office:value="1.86046511627907" calcext:value-type="float">
            <text:p>1,86046511627907</text:p>
          </table:table-cell>
          <table:table-cell office:value-type="float" office:value="76" calcext:value-type="float">
            <text:p>76</text:p>
          </table:table-cell>
          <table:table-cell table:formula="of:=IFERROR(([.AA256]/[.I256])*100; &quot;&quot;)" office:value-type="float" office:value="35.3488372093023" calcext:value-type="float">
            <text:p>35,34883720930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ERROR(([.AE256]/[.I256])*100; &quot;&quot;)" office:value-type="float" office:value="1.3953488372093" calcext:value-type="float">
            <text:p>1,39534883720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IFERROR(([.BI256]/[.I256])*100; &quot;&quot;)" office:value-type="float" office:value="7.44186046511628" calcext:value-type="float">
            <text:p>7,441860465116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BM256]/[.I2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8" calcext:value-type="float">
            <text:p>98</text:p>
          </table:table-cell>
          <table:table-cell table:formula="of:=IFERROR(([.CE256]/[.I256])*100; &quot;&quot;)" office:value-type="float" office:value="45.5813953488372" calcext:value-type="float">
            <text:p>45,5813953488372</text:p>
          </table:table-cell>
          <table:table-cell office:value-type="float" office:value="8" calcext:value-type="float">
            <text:p>8</text:p>
          </table:table-cell>
          <table:table-cell table:formula="of:=IFERROR(([.CG256]/[.I256])*100; &quot;&quot;)" office:value-type="float" office:value="3.72093023255814" calcext:value-type="float">
            <text:p>3,72093023255814</text:p>
          </table:table-cell>
          <table:table-cell office:value-type="float" office:value="4" calcext:value-type="float">
            <text:p>4</text:p>
          </table:table-cell>
          <table:table-cell table:formula="of:=IFERROR(([.CI256]/[.I256])*100; &quot;&quot;)" office:value-type="float" office:value="1.86046511627907" calcext:value-type="float">
            <text:p>1,860465116279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ERROR(([.CQ256]/[.I256])*100; &quot;&quot;)" office:value-type="float" office:value="1.86046511627907" calcext:value-type="float">
            <text:p>1,860465116279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U256]/[.I256])*100; &quot;&quot;)" office:value-type="float" office:value="0.465116279069767" calcext:value-type="float">
            <text:p>0,4651162790697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ERROR(([.CY256]/[.I256])*100; &quot;&quot;)" office:value-type="float" office:value="0.465116279069767" calcext:value-type="float">
            <text:p>0,4651162790697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ERROR(([.DC256]/[.I256])*100; &quot;&quot;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13"/>
        </table:table-row>
        <table:table-row table:style-name="ro1">
          <table:table-cell table:number-columns-repeated="24"/>
          <table:table-cell office:value-type="string" calcext:value-type="string">
            <text:p>Anzahl</text:p>
          </table:table-cell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durchsch. Anzahl Binaries</text:p>
          </table:table-cell>
          <table:table-cell office:value-type="string" calcext:value-type="string">
            <text:p>Anzahl Hilfeseiten</text:p>
          </table:table-cell>
          <table:table-cell office:value-type="string" calcext:value-type="string">
            <text:p>durchsch. Help</text:p>
          </table:table-cell>
          <table:table-cell office:value-type="string" calcext:value-type="string">
            <text:p>Anzahl Versionsnummern</text:p>
          </table:table-cell>
          <table:table-cell office:value-type="string" calcext:value-type="string">
            <text:p>durchsch Version</text:p>
          </table:table-cell>
          <table:table-cell office:value-type="string" calcext:value-type="string">
            <text:p>Anzahl failed</text:p>
          </table:table-cell>
          <table:table-cell office:value-type="string" calcext:value-type="string">
            <text:p>durchsch failed</text:p>
          </table:table-cell>
          <table:table-cell office:value-type="string" calcext:value-type="string">
            <text:p>Anzahl succeded</text:p>
          </table:table-cell>
          <table:table-cell office:value-type="string" calcext:value-type="string">
            <text:p>durchsch succeded</text:p>
          </table:table-cell>
          <table:table-cell office:value-type="string" calcext:value-type="string">
            <text:p>Anzahl Rückgabewert 0 &amp; succ</text:p>
          </table:table-cell>
          <table:table-cell office:value-type="string" calcext:value-type="string">
            <text:p>durchsch succeded &amp; return 0</text:p>
          </table:table-cell>
          <table:table-cell office:value-type="string" calcext:value-type="string">
            <text:p>Anzahl help &amp; succ</text:p>
          </table:table-cell>
          <table:table-cell office:value-type="string" calcext:value-type="string">
            <text:p>durchsch help &amp; succeded</text:p>
          </table:table-cell>
          <table:table-cell office:value-type="string" calcext:value-type="string">
            <text:p>Anzahl help &amp; failed</text:p>
          </table:table-cell>
          <table:table-cell office:value-type="string" calcext:value-type="string">
            <text:p>durchsch help &amp; failed</text:p>
          </table:table-cell>
          <table:table-cell office:value-type="string" calcext:value-type="string">
            <text:p>Anzahl version &amp; succ</text:p>
          </table:table-cell>
          <table:table-cell office:value-type="string" calcext:value-type="string">
            <text:p>durchsch. version&amp;succeded</text:p>
          </table:table-cell>
          <table:table-cell office:value-type="string" calcext:value-type="string">
            <text:p>Anzahl version &amp; failed</text:p>
          </table:table-cell>
          <table:table-cell office:value-type="string" calcext:value-type="string">
            <text:p>durchsch. version&amp;failed</text:p>
          </table:table-cell>
          <table:table-cell table:number-columns-repeated="2"/>
          <table:table-cell table:formula="of:=IF(SUM([.Y2:.Y256]) = 0; &quot;&quot;; SUM([.Y2:.Y256]))" office:value-type="float" office:value="1803" calcext:value-type="float">
            <text:p>1803</text:p>
          </table:table-cell>
          <table:table-cell table:style-name="ce5" table:formula="of:=AVERAGE([.Z2:.Z256])" office:value-type="float" office:value="34.8822005919499" calcext:value-type="float">
            <text:p>34,8822005919499</text:p>
          </table:table-cell>
          <table:table-cell table:formula="of:=IF(SUM([.AA2:.AA256]) = 0; &quot;&quot;; SUM([.AA2:.AA256]))" office:value-type="float" office:value="2353" calcext:value-type="float">
            <text:p>2353</text:p>
          </table:table-cell>
          <table:table-cell table:style-name="ce5" table:formula="of:=AVERAGE([.AB2:.AB256])" office:value-type="float" office:value="7.4249029933266" calcext:value-type="float">
            <text:p>7,4249029933266</text:p>
          </table:table-cell>
          <table:table-cell table:formula="of:=IF(SUM([.AC2:.AC256]) = 0; &quot;&quot;; SUM([.AC2:.AC256]))">
            <text:p/>
          </table:table-cell>
          <table:table-cell table:formula="of:=IF(SUM([.AD2:.AD256]) = 0; &quot;&quot;; SUM([.AD2:.AD256]))">
            <text:p/>
          </table:table-cell>
          <table:table-cell table:formula="of:=IF(SUM([.AE2:.AE256]) = 0; &quot;&quot;; SUM([.AE2:.AE256]))" office:value-type="float" office:value="506" calcext:value-type="float">
            <text:p>506</text:p>
          </table:table-cell>
          <table:table-cell table:style-name="ce5" table:formula="of:=AVERAGE([.AF2:.AF256])" office:value-type="float" office:value="9.29002996521556" calcext:value-type="float">
            <text:p>9,29002996521556</text:p>
          </table:table-cell>
          <table:table-cell table:formula="of:=IF(SUM([.AG2:.AG256]) = 0; &quot;&quot;; SUM([.AG2:.AG256]))">
            <text:p/>
          </table:table-cell>
          <table:table-cell table:formula="of:=IF(SUM([.AH2:.AH256]) = 0; &quot;&quot;; SUM([.AH2:.AH256]))">
            <text:p/>
          </table:table-cell>
          <table:table-cell table:formula="of:=IF(SUM([.AI2:.AI256]) = 0; &quot;&quot;; SUM([.AI2:.AI256]))">
            <text:p/>
          </table:table-cell>
          <table:table-cell table:formula="of:=IF(SUM([.AJ2:.AJ256]) = 0; &quot;&quot;; SUM([.AJ2:.AJ256]))">
            <text:p/>
          </table:table-cell>
          <table:table-cell table:formula="of:=IF(SUM([.AK2:.AK256]) = 0; &quot;&quot;; SUM([.AK2:.AK256]))">
            <text:p/>
          </table:table-cell>
          <table:table-cell table:formula="of:=IF(SUM([.AL2:.AL256]) = 0; &quot;&quot;; SUM([.AL2:.AL256]))">
            <text:p/>
          </table:table-cell>
          <table:table-cell table:formula="of:=IF(SUM([.AM2:.AM256]) = 0; &quot;&quot;; SUM([.AM2:.AM256]))">
            <text:p/>
          </table:table-cell>
          <table:table-cell table:formula="of:=IF(SUM([.AN2:.AN256]) = 0; &quot;&quot;; SUM([.AN2:.AN256]))">
            <text:p/>
          </table:table-cell>
          <table:table-cell table:formula="of:=IF(SUM([.AO2:.AO256]) = 0; &quot;&quot;; SUM([.AO2:.AO256]))">
            <text:p/>
          </table:table-cell>
          <table:table-cell table:formula="of:=IF(SUM([.AP2:.AP256]) = 0; &quot;&quot;; SUM([.AP2:.AP256]))">
            <text:p/>
          </table:table-cell>
          <table:table-cell table:formula="of:=IF(SUM([.AQ2:.AQ256]) = 0; &quot;&quot;; SUM([.AQ2:.AQ256]))">
            <text:p/>
          </table:table-cell>
          <table:table-cell table:formula="of:=IF(SUM([.AR2:.AR256]) = 0; &quot;&quot;; SUM([.AR2:.AR256]))">
            <text:p/>
          </table:table-cell>
          <table:table-cell table:formula="of:=IF(SUM([.AS2:.AS256]) = 0; &quot;&quot;; SUM([.AS2:.AS256]))">
            <text:p/>
          </table:table-cell>
          <table:table-cell table:formula="of:=IF(SUM([.AT2:.AT256]) = 0; &quot;&quot;; SUM([.AT2:.AT256]))">
            <text:p/>
          </table:table-cell>
          <table:table-cell table:formula="of:=IF(SUM([.AU2:.AU256]) = 0; &quot;&quot;; SUM([.AU2:.AU256]))">
            <text:p/>
          </table:table-cell>
          <table:table-cell table:formula="of:=IF(SUM([.AV2:.AV256]) = 0; &quot;&quot;; SUM([.AV2:.AV256]))">
            <text:p/>
          </table:table-cell>
          <table:table-cell table:formula="of:=IF(SUM([.AW2:.AW256]) = 0; &quot;&quot;; SUM([.AW2:.AW256]))">
            <text:p/>
          </table:table-cell>
          <table:table-cell table:formula="of:=IF(SUM([.AX2:.AX256]) = 0; &quot;&quot;; SUM([.AX2:.AX256]))">
            <text:p/>
          </table:table-cell>
          <table:table-cell table:formula="of:=IF(SUM([.AY2:.AY256]) = 0; &quot;&quot;; SUM([.AY2:.AY256]))">
            <text:p/>
          </table:table-cell>
          <table:table-cell table:formula="of:=IF(SUM([.AZ2:.AZ256]) = 0; &quot;&quot;; SUM([.AZ2:.AZ256]))">
            <text:p/>
          </table:table-cell>
          <table:table-cell table:formula="of:=IF(SUM([.BA2:.BA256]) = 0; &quot;&quot;; SUM([.BA2:.BA256]))">
            <text:p/>
          </table:table-cell>
          <table:table-cell table:formula="of:=IF(SUM([.BB2:.BB256]) = 0; &quot;&quot;; SUM([.BB2:.BB256]))">
            <text:p/>
          </table:table-cell>
          <table:table-cell table:formula="of:=IF(SUM([.BC2:.BC256]) = 0; &quot;&quot;; SUM([.BC2:.BC256]))">
            <text:p/>
          </table:table-cell>
          <table:table-cell table:formula="of:=IF(SUM([.BD2:.BD256]) = 0; &quot;&quot;; SUM([.BD2:.BD256]))">
            <text:p/>
          </table:table-cell>
          <table:table-cell table:formula="of:=IF(SUM([.BE2:.BE256]) = 0; &quot;&quot;; SUM([.BE2:.BE256]))">
            <text:p/>
          </table:table-cell>
          <table:table-cell table:formula="of:=IF(SUM([.BF2:.BF256]) = 0; &quot;&quot;; SUM([.BF2:.BF256]))">
            <text:p/>
          </table:table-cell>
          <table:table-cell table:formula="of:=IF(SUM([.BG2:.BG256]) = 0; &quot;&quot;; SUM([.BG2:.BG256]))">
            <text:p/>
          </table:table-cell>
          <table:table-cell table:formula="of:=IF(SUM([.BH2:.BH256]) = 0; &quot;&quot;; SUM([.BH2:.BH256]))">
            <text:p/>
          </table:table-cell>
          <table:table-cell table:formula="of:=IF(SUM([.BI2:.BI256]) = 0; &quot;&quot;; SUM([.BI2:.BI256]))" office:value-type="float" office:value="6723" calcext:value-type="float">
            <text:p>6723</text:p>
          </table:table-cell>
          <table:table-cell table:style-name="ce5" table:formula="of:=AVERAGE([.BJ2:.BJ256])" office:value-type="float" office:value="19.3253194212007" calcext:value-type="float">
            <text:p>19,3253194212007</text:p>
          </table:table-cell>
          <table:table-cell table:formula="of:=IF(SUM([.BK2:.BK256]) = 0; &quot;&quot;; SUM([.BK2:.BK256]))">
            <text:p/>
          </table:table-cell>
          <table:table-cell table:formula="of:=IF(SUM([.BL2:.BL256]) = 0; &quot;&quot;; SUM([.BL2:.BL256]))">
            <text:p/>
          </table:table-cell>
          <table:table-cell table:formula="of:=IF(SUM([.BM2:.BM256]) = 0; &quot;&quot;; SUM([.BM2:.BM256]))" office:value-type="float" office:value="248" calcext:value-type="float">
            <text:p>248</text:p>
          </table:table-cell>
          <table:table-cell table:style-name="ce5" table:formula="of:=AVERAGE([.BN2:.BN256])" office:value-type="float" office:value="1.0708070736329" calcext:value-type="float">
            <text:p>1,0708070736329</text:p>
          </table:table-cell>
          <table:table-cell table:formula="of:=IF(SUM([.BO2:.BO256]) = 0; &quot;&quot;; SUM([.BO2:.BO256]))">
            <text:p/>
          </table:table-cell>
          <table:table-cell table:formula="of:=IF(SUM([.BP2:.BP256]) = 0; &quot;&quot;; SUM([.BP2:.BP256]))">
            <text:p/>
          </table:table-cell>
          <table:table-cell table:formula="of:=IF(SUM([.BQ2:.BQ256]) = 0; &quot;&quot;; SUM([.BQ2:.BQ256]))">
            <text:p/>
          </table:table-cell>
          <table:table-cell table:formula="of:=IF(SUM([.BR2:.BR256]) = 0; &quot;&quot;; SUM([.BR2:.BR256]))">
            <text:p/>
          </table:table-cell>
          <table:table-cell table:formula="of:=IF(SUM([.BS2:.BS256]) = 0; &quot;&quot;; SUM([.BS2:.BS256]))">
            <text:p/>
          </table:table-cell>
          <table:table-cell table:formula="of:=IF(SUM([.BT2:.BT256]) = 0; &quot;&quot;; SUM([.BT2:.BT256]))">
            <text:p/>
          </table:table-cell>
          <table:table-cell table:formula="of:=IF(SUM([.BU2:.BU256]) = 0; &quot;&quot;; SUM([.BU2:.BU256]))">
            <text:p/>
          </table:table-cell>
          <table:table-cell table:formula="of:=IF(SUM([.BV2:.BV256]) = 0; &quot;&quot;; SUM([.BV2:.BV256]))">
            <text:p/>
          </table:table-cell>
          <table:table-cell table:formula="of:=IF(SUM([.BW2:.BW256]) = 0; &quot;&quot;; SUM([.BW2:.BW256]))">
            <text:p/>
          </table:table-cell>
          <table:table-cell table:formula="of:=IF(SUM([.BX2:.BX256]) = 0; &quot;&quot;; SUM([.BX2:.BX256]))">
            <text:p/>
          </table:table-cell>
          <table:table-cell table:formula="of:=IF(SUM([.BY2:.BY256]) = 0; &quot;&quot;; SUM([.BY2:.BY256]))">
            <text:p/>
          </table:table-cell>
          <table:table-cell table:formula="of:=IF(SUM([.BZ2:.BZ256]) = 0; &quot;&quot;; SUM([.BZ2:.BZ256]))">
            <text:p/>
          </table:table-cell>
          <table:table-cell table:formula="of:=IF(SUM([.CA2:.CA256]) = 0; &quot;&quot;; SUM([.CA2:.CA256]))">
            <text:p/>
          </table:table-cell>
          <table:table-cell table:formula="of:=IF(SUM([.CB2:.CB256]) = 0; &quot;&quot;; SUM([.CB2:.CB256]))">
            <text:p/>
          </table:table-cell>
          <table:table-cell table:formula="of:=IF(SUM([.CC2:.CC256]) = 0; &quot;&quot;; SUM([.CC2:.CC256]))">
            <text:p/>
          </table:table-cell>
          <table:table-cell table:formula="of:=IF(SUM([.CD2:.CD256]) = 0; &quot;&quot;; SUM([.CD2:.CD256]))">
            <text:p/>
          </table:table-cell>
          <table:table-cell table:formula="of:=IF(SUM([.CE2:.CE256]) = 0; &quot;&quot;; SUM([.CE2:.CE256]))" office:value-type="float" office:value="4736" calcext:value-type="float">
            <text:p>4736</text:p>
          </table:table-cell>
          <table:table-cell table:style-name="ce5" table:formula="of:=AVERAGE([.CF2:.CF256])" office:value-type="float" office:value="18.8384893525507" calcext:value-type="float">
            <text:p>18,8384893525507</text:p>
          </table:table-cell>
          <table:table-cell table:formula="of:=IF(SUM([.CG2:.CG256]) = 0; &quot;&quot;; SUM([.CG2:.CG256]))" office:value-type="float" office:value="558" calcext:value-type="float">
            <text:p>558</text:p>
          </table:table-cell>
          <table:table-cell table:style-name="ce5" table:formula="of:=AVERAGE([.CH2:.CH256])" office:value-type="float" office:value="2.69963166098694" calcext:value-type="float">
            <text:p>2,69963166098694</text:p>
          </table:table-cell>
          <table:table-cell table:formula="of:=IF(SUM([.CI2:.CI256]) = 0; &quot;&quot;; SUM([.CI2:.CI256]))" office:value-type="float" office:value="1097" calcext:value-type="float">
            <text:p>1097</text:p>
          </table:table-cell>
          <table:table-cell table:style-name="ce5" table:formula="of:=AVERAGE([.CJ2:.CJ256])" office:value-type="float" office:value="5.53820474857699" calcext:value-type="float">
            <text:p>5,53820474857699</text:p>
          </table:table-cell>
          <table:table-cell table:formula="of:=IF(SUM([.CK2:.CK256]) = 0; &quot;&quot;; SUM([.CK2:.CK256]))">
            <text:p/>
          </table:table-cell>
          <table:table-cell table:formula="of:=IF(SUM([.CL2:.CL256]) = 0; &quot;&quot;; SUM([.CL2:.CL256]))">
            <text:p/>
          </table:table-cell>
          <table:table-cell table:formula="of:=IF(SUM([.CM2:.CM256]) = 0; &quot;&quot;; SUM([.CM2:.CM256]))">
            <text:p/>
          </table:table-cell>
          <table:table-cell table:formula="of:=IF(SUM([.CN2:.CN256]) = 0; &quot;&quot;; SUM([.CN2:.CN256]))">
            <text:p/>
          </table:table-cell>
          <table:table-cell table:formula="of:=IF(SUM([.CO2:.CO256]) = 0; &quot;&quot;; SUM([.CO2:.CO256]))">
            <text:p/>
          </table:table-cell>
          <table:table-cell table:formula="of:=IF(SUM([.CP2:.CP256]) = 0; &quot;&quot;; SUM([.CP2:.CP256]))">
            <text:p/>
          </table:table-cell>
          <table:table-cell table:formula="of:=IF(SUM([.CQ2:.CQ256]) = 0; &quot;&quot;; SUM([.CQ2:.CQ256]))" office:value-type="float" office:value="133" calcext:value-type="float">
            <text:p>133</text:p>
          </table:table-cell>
          <table:table-cell table:style-name="ce5" table:formula="of:=AVERAGE([.CR2:.CR256])" office:value-type="float" office:value="0.447246440690664" calcext:value-type="float">
            <text:p>0,447246440690664</text:p>
          </table:table-cell>
          <table:table-cell table:formula="of:=IF(SUM([.CS2:.CS256]) = 0; &quot;&quot;; SUM([.CS2:.CS256]))">
            <text:p/>
          </table:table-cell>
          <table:table-cell table:formula="of:=IF(SUM([.CT2:.CT256]) = 0; &quot;&quot;; SUM([.CT2:.CT256]))">
            <text:p/>
          </table:table-cell>
          <table:table-cell table:formula="of:=IF(SUM([.CU2:.CU256]) = 0; &quot;&quot;; SUM([.CU2:.CU256]))" office:value-type="float" office:value="18" calcext:value-type="float">
            <text:p>18</text:p>
          </table:table-cell>
          <table:table-cell table:style-name="ce5" table:formula="of:=AVERAGE([.CV2:.CV256])" office:value-type="float" office:value="0.0557025235450133" calcext:value-type="float">
            <text:p>0,055702523545013</text:p>
          </table:table-cell>
          <table:table-cell table:formula="of:=IF(SUM([.CW2:.CW256]) = 0; &quot;&quot;; SUM([.CW2:.CW256]))">
            <text:p/>
          </table:table-cell>
          <table:table-cell table:formula="of:=IF(SUM([.CX2:.CX256]) = 0; &quot;&quot;; SUM([.CX2:.CX256]))">
            <text:p/>
          </table:table-cell>
          <table:table-cell table:formula="of:=IF(SUM([.CY2:.CY256]) = 0; &quot;&quot;; SUM([.CY2:.CY256]))" office:value-type="float" office:value="55" calcext:value-type="float">
            <text:p>55</text:p>
          </table:table-cell>
          <table:table-cell table:style-name="ce5" table:formula="of:=AVERAGE([.CZ2:.CZ256])" office:value-type="float" office:value="0.390637259961242" calcext:value-type="float">
            <text:p>0,390637259961242</text:p>
          </table:table-cell>
          <table:table-cell table:formula="of:=IF(SUM([.DA2:.DA256]) = 0; &quot;&quot;; SUM([.DA2:.DA256]))">
            <text:p/>
          </table:table-cell>
          <table:table-cell table:formula="of:=IF(SUM([.DB2:.DB256]) = 0; &quot;&quot;; SUM([.DB2:.DB256]))">
            <text:p/>
          </table:table-cell>
          <table:table-cell table:formula="of:=IF(SUM([.DC2:.DC256]) = 0; &quot;&quot;; SUM([.DC2:.DC256]))" office:value-type="float" office:value="11" calcext:value-type="float">
            <text:p>11</text:p>
          </table:table-cell>
          <table:table-cell table:style-name="ce5" table:formula="of:=AVERAGE([.DD2:.DD256])" office:value-type="float" office:value="0.0368279683628896" calcext:value-type="float">
            <text:p>0,03682796836289</text:p>
          </table:table-cell>
          <table:table-cell table:formula="of:=IF(SUM([.DE2:.DE256]) = 0; &quot;&quot;; SUM([.DE2:.DE256]))">
            <text:p/>
          </table:table-cell>
          <table:table-cell table:formula="of:=IF(SUM([.DF2:.DF256]) = 0; &quot;&quot;; SUM([.DF2:.DF256]))">
            <text:p/>
          </table:table-cell>
          <table:table-cell table:formula="of:=IF(SUM([.DG2:.DG256]) = 0; &quot;&quot;; SUM([.DG2:.DG256]))">
            <text:p/>
          </table:table-cell>
          <table:table-cell table:number-columns-repeated="913"/>
        </table:table-row>
        <table:table-row table:style-name="ro1">
          <table:table-cell table:number-columns-repeated="2"/>
          <table:table-cell table:formula="of:=AVERAGE([.C2:.C256])" office:value-type="float" office:value="265.129032258065" calcext:value-type="float">
            <text:p>265,129032258065</text:p>
          </table:table-cell>
          <table:table-cell table:formula="of:=AVERAGE([.D2:.D256])" office:value-type="float" office:value="227" calcext:value-type="float">
            <text:p>227</text:p>
          </table:table-cell>
          <table:table-cell table:formula="of:=SUM([.E2:.E256])" office:value-type="float" office:value="7462" calcext:value-type="float">
            <text:p>7462</text:p>
          </table:table-cell>
          <table:table-cell table:style-name="ce4" table:formula="of:=AVERAGE([.F2:.F256])" office:value-type="float" office:value="28.6762709940385" calcext:value-type="float">
            <text:p>28,68</text:p>
          </table:table-cell>
          <table:table-cell table:formula="of:=SUM([.G2:.G256])" office:value-type="float" office:value="5699" calcext:value-type="float">
            <text:p>5699</text:p>
          </table:table-cell>
          <table:table-cell table:style-name="ce4" table:formula="of:=AVERAGE([.H2:.H256])" office:value-type="float" office:value="22.4172078955994" calcext:value-type="float">
            <text:p>22,42</text:p>
          </table:table-cell>
          <table:table-cell table:formula="of:=SUM([.I2:.I256])" office:value-type="float" office:value="18241" calcext:value-type="float">
            <text:p>18241</text:p>
          </table:table-cell>
          <table:table-cell table:style-name="ce4" table:formula="of:=AVERAGE([.J2:.J256])" office:value-type="float" office:value="47.9185101850305" calcext:value-type="float">
            <text:p>47,92</text:p>
          </table:table-cell>
          <table:table-cell table:formula="of:=SUM([.K2:.K256])" office:value-type="float" office:value="16263" calcext:value-type="float">
            <text:p>16263</text:p>
          </table:table-cell>
          <table:table-cell table:style-name="ce4" table:formula="of:=AVERAGE([.L2:.L256])" office:value-type="float" office:value="52.0814898149695" calcext:value-type="float">
            <text:p>52,08</text:p>
          </table:table-cell>
          <table:table-cell table:formula="of:=SUM([.M2:.M256])" office:value-type="float" office:value="2142" calcext:value-type="float">
            <text:p>2142</text:p>
          </table:table-cell>
          <table:table-cell table:style-name="ce4" table:formula="of:=AVERAGE([.N2:.N256])" office:value-type="float" office:value="17.1838983122048" calcext:value-type="float">
            <text:p>17,18</text:p>
          </table:table-cell>
          <table:table-cell table:formula="of:=SUM([.O2:.O256])" office:value-type="float" office:value="6537" calcext:value-type="float">
            <text:p>6537</text:p>
          </table:table-cell>
          <table:table-cell table:style-name="ce4" table:formula="of:=AVERAGE([.P2:.P256])" office:value-type="float" office:value="40.4936056697472" calcext:value-type="float">
            <text:p>40,49</text:p>
          </table:table-cell>
          <table:table-cell table:formula="of:=SUM([.Q2:.Q256])" office:value-type="float" office:value="925" calcext:value-type="float">
            <text:p>925</text:p>
          </table:table-cell>
          <table:table-cell table:style-name="ce4" table:formula="of:=AVERAGE([.R2:.R256])" office:value-type="float" office:value="21.5651447264481" calcext:value-type="float">
            <text:p>21,57</text:p>
          </table:table-cell>
          <table:table-cell table:style-name="ce4" table:formula="of:=SUM([.S2:.S256])" office:value-type="float" office:value="5585" calcext:value-type="float">
            <text:p>5585,00</text:p>
          </table:table-cell>
          <table:table-cell table:style-name="ce4" table:formula="of:=AVERAGE([.T2:.T256])" office:value-type="float" office:value="33.802672328849" calcext:value-type="float">
            <text:p>33,80</text:p>
          </table:table-cell>
          <table:table-cell table:style-name="ce10" table:formula="of:=SUM([.U2:.U256])" office:value-type="float" office:value="114" calcext:value-type="float">
            <text:p>114</text:p>
          </table:table-cell>
          <table:table-cell table:style-name="ce4" table:formula="of:=AVERAGE([.V2:.V256])" office:value-type="float" office:value="0.991065231806883" calcext:value-type="float">
            <text:p>0,99</text:p>
          </table:table-cell>
          <table:table-cell table:number-columns-repeated="2"/>
          <table:table-cell office:value-type="string" calcext:value-type="string">
            <text:p>Prozent</text:p>
          </table:table-cell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Median Anzahl Binaries</text:p>
          </table:table-cell>
          <table:table-cell office:value-type="string" calcext:value-type="string">
            <text:p>Prozent Hilfeseiten</text:p>
          </table:table-cell>
          <table:table-cell office:value-type="string" calcext:value-type="string">
            <text:p>Median help</text:p>
          </table:table-cell>
          <table:table-cell office:value-type="string" calcext:value-type="string">
            <text:p>Prozent Versionsnummern</text:p>
          </table:table-cell>
          <table:table-cell office:value-type="string" calcext:value-type="string">
            <text:p>Median Version</text:p>
          </table:table-cell>
          <table:table-cell office:value-type="string" calcext:value-type="string">
            <text:p>Prozent failed</text:p>
          </table:table-cell>
          <table:table-cell office:value-type="string" calcext:value-type="string">
            <text:p>Median failed</text:p>
          </table:table-cell>
          <table:table-cell office:value-type="string" calcext:value-type="string">
            <text:p>Prozent succeded</text:p>
          </table:table-cell>
          <table:table-cell office:value-type="string" calcext:value-type="string">
            <text:p>Median succeded</text:p>
          </table:table-cell>
          <table:table-cell office:value-type="string" calcext:value-type="string">
            <text:p>Prozent Rückgabewert 0 &amp; succ</text:p>
          </table:table-cell>
          <table:table-cell office:value-type="string" calcext:value-type="string">
            <text:p>Median succeded &amp; return 0</text:p>
          </table:table-cell>
          <table:table-cell office:value-type="string" calcext:value-type="string">
            <text:p>Prozent help &amp; succ</text:p>
          </table:table-cell>
          <table:table-cell office:value-type="string" calcext:value-type="string">
            <text:p>Median help &amp; succeded</text:p>
          </table:table-cell>
          <table:table-cell office:value-type="string" calcext:value-type="string">
            <text:p>Prozent help &amp; failed</text:p>
          </table:table-cell>
          <table:table-cell office:value-type="string" calcext:value-type="string">
            <text:p>Median help &amp; failed</text:p>
          </table:table-cell>
          <table:table-cell office:value-type="string" calcext:value-type="string">
            <text:p>Prozent version &amp; succ</text:p>
          </table:table-cell>
          <table:table-cell office:value-type="string" calcext:value-type="string">
            <text:p>Median version&amp;succeded</text:p>
          </table:table-cell>
          <table:table-cell office:value-type="string" calcext:value-type="string">
            <text:p>Prozent version &amp; failed</text:p>
          </table:table-cell>
          <table:table-cell office:value-type="string" calcext:value-type="string">
            <text:p>Median version&amp;failed</text:p>
          </table:table-cell>
          <table:table-cell table:number-columns-repeated="2"/>
          <table:table-cell table:style-name="ce4" table:formula="of:=([.Y258]/[.$I259])*100" office:value-type="float" office:value="9.88432651718656" calcext:value-type="float">
            <text:p>9,88</text:p>
          </table:table-cell>
          <table:table-cell table:style-name="ce4"/>
          <table:table-cell table:style-name="ce4" table:formula="of:=([.AA258]/[.$I259])*100" office:value-type="float" office:value="12.8995120881531" calcext:value-type="float">
            <text:p>12,90</text:p>
          </table:table-cell>
          <table:table-cell table:style-name="ce4" table:number-columns-repeated="3"/>
          <table:table-cell table:style-name="ce4" table:formula="of:=([.AE258]/[.$I259])*100" office:value-type="float" office:value="2.77397072528918" calcext:value-type="float">
            <text:p>2,77</text:p>
          </table:table-cell>
          <table:table-cell table:style-name="ce4" table:number-columns-repeated="29"/>
          <table:table-cell table:style-name="ce4" table:formula="of:=([.BI258]/[.$I259])*100" office:value-type="float" office:value="36.8565319883778" calcext:value-type="float">
            <text:p>36,86</text:p>
          </table:table-cell>
          <table:table-cell table:style-name="ce4" table:number-columns-repeated="3"/>
          <table:table-cell table:style-name="ce4" table:formula="of:=([.BM258]/[.$I259])*100" office:value-type="float" office:value="1.35957458472671" calcext:value-type="float">
            <text:p>1,36</text:p>
          </table:table-cell>
          <table:table-cell table:style-name="ce4" table:number-columns-repeated="17"/>
          <table:table-cell table:style-name="ce4" table:formula="of:=([.CE258]/[.$I259])*100" office:value-type="float" office:value="25.9634888438134" calcext:value-type="float">
            <text:p>25,96</text:p>
          </table:table-cell>
          <table:table-cell table:style-name="ce4"/>
          <table:table-cell table:style-name="ce4" table:formula="of:=([.CG258]/[.$I259])*100" office:value-type="float" office:value="3.05904281563511" calcext:value-type="float">
            <text:p>3,06</text:p>
          </table:table-cell>
          <table:table-cell table:style-name="ce4"/>
          <table:table-cell table:style-name="ce4" table:formula="of:=([.CI258]/[.$I259])*100" office:value-type="float" office:value="6.01392467518228" calcext:value-type="float">
            <text:p>6,01</text:p>
          </table:table-cell>
          <table:table-cell table:style-name="ce4" table:number-columns-repeated="7"/>
          <table:table-cell table:style-name="ce4" table:formula="of:=([.CQ258]/[.$I259])*100" office:value-type="float" office:value="0.729126692615536" calcext:value-type="float">
            <text:p>0,73</text:p>
          </table:table-cell>
          <table:table-cell table:style-name="ce4" table:number-columns-repeated="3"/>
          <table:table-cell table:style-name="ce4" table:formula="of:=([.CU258]/[.$I259])*100" office:value-type="float" office:value="0.0986788005043583" calcext:value-type="float">
            <text:p>0,10</text:p>
          </table:table-cell>
          <table:table-cell table:style-name="ce4" table:number-columns-repeated="3"/>
          <table:table-cell table:style-name="ce4" table:formula="of:=([.CY258]/[.$I259])*100" office:value-type="float" office:value="0.30151855709665" calcext:value-type="float">
            <text:p>0,30</text:p>
          </table:table-cell>
          <table:table-cell table:style-name="ce4" table:number-columns-repeated="3"/>
          <table:table-cell table:style-name="ce4" table:formula="of:=([.DC258]/[.$I259])*100" office:value-type="float" office:value="0.0603037114193301" calcext:value-type="float">
            <text:p>0,06</text:p>
          </table:table-cell>
          <table:table-cell table:style-name="ce4" table:number-columns-repeated="4"/>
          <table:table-cell table:number-columns-repeated="913"/>
        </table:table-row>
        <table:table-row table:style-name="ro1">
          <table:table-cell table:number-columns-repeated="2"/>
          <table:table-cell table:formula="of:=MEDIAN([.C2:.C256])" office:value-type="float" office:value="281" calcext:value-type="float">
            <text:p>281</text:p>
          </table:table-cell>
          <table:table-cell table:formula="of:=MEDIAN([.D2:.D256])" office:value-type="float" office:value="242.5" calcext:value-type="float">
            <text:p>242,5</text:p>
          </table:table-cell>
          <table:table-cell table:style-name="ce4" table:formula="of:=([.E259]/[.D263])*100" office:value-type="float" office:value="21.6264780894969" calcext:value-type="float">
            <text:p>21,63</text:p>
          </table:table-cell>
          <table:table-cell table:style-name="ce4" table:formula="of:=MEDIAN([.F2:.F256])" office:value-type="float" office:value="6.92169873921699" calcext:value-type="float">
            <text:p>6,92</text:p>
          </table:table-cell>
          <table:table-cell table:style-name="ce4" table:formula="of:=([.G259]/[.D263])*100" office:value-type="float" office:value="16.5169255738465" calcext:value-type="float">
            <text:p>16,52</text:p>
          </table:table-cell>
          <table:table-cell table:style-name="ce4" table:formula="of:=MEDIAN([.H2:.H256])" office:value-type="float" office:value="3.63636363636364" calcext:value-type="float">
            <text:p>3,64</text:p>
          </table:table-cell>
          <table:table-cell table:style-name="ce4" table:formula="of:=([.I259]/[.D263])*100" office:value-type="float" office:value="52.8663343380478" calcext:value-type="float">
            <text:p>52,87</text:p>
          </table:table-cell>
          <table:table-cell table:style-name="ce4" table:formula="of:=MEDIAN([.J2:.J256])" office:value-type="float" office:value="40.5899187778382" calcext:value-type="float">
            <text:p>40,59</text:p>
          </table:table-cell>
          <table:table-cell table:style-name="ce4" table:formula="of:=([.K259]/[.D263])*100" office:value-type="float" office:value="47.1336656619522" calcext:value-type="float">
            <text:p>47,13</text:p>
          </table:table-cell>
          <table:table-cell table:style-name="ce4" table:formula="of:=MEDIAN([.L2:.L256])" office:value-type="float" office:value="59.4100812221618" calcext:value-type="float">
            <text:p>59,41</text:p>
          </table:table-cell>
          <table:table-cell table:style-name="ce4" table:formula="of:=([.M259]/[.K259])*100" office:value-type="float" office:value="13.1710016602103" calcext:value-type="float">
            <text:p>13,17</text:p>
          </table:table-cell>
          <table:table-cell table:style-name="ce4" table:formula="of:=MEDIAN([.N2:.N256])" office:value-type="float" office:value="17.8724794622853" calcext:value-type="float">
            <text:p>17,87</text:p>
          </table:table-cell>
          <table:table-cell table:style-name="ce4" table:formula="of:=([.O259]/[.K259])*100" office:value-type="float" office:value="40.1955358789891" calcext:value-type="float">
            <text:p>40,20</text:p>
          </table:table-cell>
          <table:table-cell table:style-name="ce4" table:formula="of:=MEDIAN([.P2:.P256])" office:value-type="float" office:value="57.0714285714286" calcext:value-type="float">
            <text:p>57,07</text:p>
          </table:table-cell>
          <table:table-cell table:style-name="ce4" table:formula="of:=([.Q259]/[.I259])*100" office:value-type="float" office:value="5.0709939148073" calcext:value-type="float">
            <text:p>5,07</text:p>
          </table:table-cell>
          <table:table-cell table:style-name="ce4" table:formula="of:=MEDIAN([.R2:.R256])" office:value-type="float" office:value="1.25393081761006" calcext:value-type="float">
            <text:p>1,25</text:p>
          </table:table-cell>
          <table:table-cell table:style-name="ce4" table:formula="of:=([.S259]/[.K259])*100" office:value-type="float" office:value="34.3417573633401" calcext:value-type="float">
            <text:p>34,34</text:p>
          </table:table-cell>
          <table:table-cell table:style-name="ce4" table:formula="of:=MEDIAN([.T2:.T256])" office:value-type="float" office:value="47.8972046243602" calcext:value-type="float">
            <text:p>47,90</text:p>
          </table:table-cell>
          <table:table-cell table:style-name="ce4" table:formula="of:=([.U259]/[.I259])*100" office:value-type="float" office:value="0.624965736527603" calcext:value-type="float">
            <text:p>0,62</text:p>
          </table:table-cell>
          <table:table-cell table:style-name="ce4" table:formula="of:=MEDIAN([.V2:.V256])" office:value-type="float" office:value="0" calcext:value-type="float">
            <text:p>0,00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string" calcext:value-type="string">
            <text:p>Anzahl Binarie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SUM([.D2:.D256])" office:value-type="float" office:value="34504" calcext:value-type="float">
            <text:p>3450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1012"/>
        </table:table-row>
        <table:table-row table:style-name="ro1" table:number-rows-repeated="2">
          <table:table-cell table:number-columns-repeated="20"/>
          <table:table-cell table:style-name="ce8" table:number-columns-repeated="2"/>
          <table:table-cell table:number-columns-repeated="3"/>
          <table:table-cell table:style-name="ce8" table:number-columns-repeated="2"/>
          <table:table-cell table:number-columns-repeated="997"/>
        </table:table-row>
        <table:table-row table:style-name="ro1">
          <table:table-cell table:number-columns-repeated="6"/>
          <table:table-cell table:style-name="ce8"/>
          <table:table-cell table:number-columns-repeated="13"/>
          <table:table-cell table:style-name="ce8" table:number-columns-repeated="2"/>
          <table:table-cell table:number-columns-repeated="1002"/>
        </table:table-row>
        <table:table-row table:style-name="ro1">
          <table:table-cell table:number-columns-repeated="6"/>
          <table:table-cell table:style-name="ce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2" table:number-rows-spanned="1">
            <text:p>Daten für Diagramm</text:p>
          </table:table-cell>
          <table:covered-table-cell/>
          <table:table-cell table:number-columns-repeated="1022"/>
        </table:table-row>
        <table:table-row table:style-name="ro1">
          <table:table-cell table:style-name="ce3" office:value-type="string" calcext:value-type="string">
            <text:p>Fehler</text:p>
          </table:table-cell>
          <table:table-cell table:style-name="ce3" office:value-type="string" calcext:value-type="string">
            <text:p>Prozentante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scall not implemented</text:p>
          </table:table-cell>
          <table:table-cell table:style-name="ce4" table:formula="of:=AVERAGE([.Z2:.Z256])" office:value-type="float" office:value="34.8822005919499" calcext:value-type="float">
            <text:p>34,88</text:p>
          </table:table-cell>
          <table:table-cell table:style-name="ce8" office:value-type="percentage" office:value="0.3488" calcext:value-type="percentage">
            <text:p>34,88 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rorCoreHook</text:p>
          </table:table-cell>
          <table:table-cell table:style-name="ce4" table:formula="of:=AVERAGE([.BJ2:.BJ256])" office:value-type="float" office:value="19.3253194212007" calcext:value-type="float">
            <text:p>19,33</text:p>
          </table:table-cell>
          <table:table-cell table:style-name="ce8" office:value-type="percentage" office:value="0.1933" calcext:value-type="percentage">
            <text:p>19,33 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valid memory read</text:p>
          </table:table-cell>
          <table:table-cell table:style-name="ce4" table:formula="of:=AVERAGE([.CF2:.CF256])" office:value-type="float" office:value="18.8384893525507" calcext:value-type="float">
            <text:p>18,84</text:p>
          </table:table-cell>
          <table:table-cell table:style-name="ce8" office:value-type="percentage" office:value="0.1884" calcext:value-type="percentage">
            <text:p>18,84 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leNotFound</text:p>
          </table:table-cell>
          <table:table-cell table:style-name="ce4" table:formula="of:=AVERAGE([.AF2:.AF256])" office:value-type="float" office:value="9.29002996521556" calcext:value-type="float">
            <text:p>9,29</text:p>
          </table:table-cell>
          <table:table-cell table:style-name="ce8" office:value-type="percentage" office:value="0.0929" calcext:value-type="percentage">
            <text:p>9,29 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 thread</text:p>
          </table:table-cell>
          <table:table-cell table:style-name="ce4" table:formula="of:=AVERAGE([.AB2:.AB256])" office:value-type="float" office:value="7.4249029933266" calcext:value-type="float">
            <text:p>7,42</text:p>
          </table:table-cell>
          <table:table-cell table:style-name="ce8" office:value-type="percentage" office:value="0.0742" calcext:value-type="percentage">
            <text:p>7,42 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valid memory fetch </text:p>
          </table:table-cell>
          <table:table-cell table:style-name="ce4" table:formula="of:=AVERAGE([.CJ2:.CJ256])" office:value-type="float" office:value="5.53820474857699" calcext:value-type="float">
            <text:p>5,54</text:p>
          </table:table-cell>
          <table:table-cell table:style-name="ce8" office:value-type="percentage" office:value="0.0554" calcext:value-type="percentage">
            <text:p>5,54 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valid memory write</text:p>
          </table:table-cell>
          <table:table-cell table:style-name="ce4" table:formula="of:=AVERAGE([.CH2:.CH256])" office:value-type="float" office:value="2.69963166098694" calcext:value-type="float">
            <text:p>2,70</text:p>
          </table:table-cell>
          <table:table-cell table:style-name="ce8" office:value-type="percentage" office:value="0.027" calcext:value-type="percentage">
            <text:p>2,70 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moryMappedError</text:p>
          </table:table-cell>
          <table:table-cell table:style-name="ce4" table:formula="of:=AVERAGE([.BN2:.BN256])" office:value-type="float" office:value="1.0708070736329" calcext:value-type="float">
            <text:p>1,07</text:p>
          </table:table-cell>
          <table:table-cell table:style-name="ce8" office:value-type="percentage" office:value="0.0107" calcext:value-type="percentage">
            <text:p>1,07 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rite to Write protected memory</text:p>
          </table:table-cell>
          <table:table-cell table:style-name="ce4" table:formula="of:=AVERAGE([.CR2:.CR256])" office:value-type="float" office:value="0.447246440690664" calcext:value-type="float">
            <text:p>0,45</text:p>
          </table:table-cell>
          <table:table-cell table:style-name="ce8" office:value-type="percentage" office:value="0.0045" calcext:value-type="percentage">
            <text:p>0,45 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ad from unaligned memory</text:p>
          </table:table-cell>
          <table:table-cell table:style-name="ce4" table:formula="of:=AVERAGE([.CZ2:.CZ256])" office:value-type="float" office:value="0.390637259961242" calcext:value-type="float">
            <text:p>0,39</text:p>
          </table:table-cell>
          <table:table-cell table:style-name="ce8" office:value-type="percentage" office:value="0.0039" calcext:value-type="percentage">
            <text:p>0,39 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tch from non-executeable memory</text:p>
          </table:table-cell>
          <table:table-cell table:style-name="ce4" table:formula="of:=AVERAGE([.CV2:.CV256])" office:value-type="float" office:value="0.0557025235450133" calcext:value-type="float">
            <text:p>0,06</text:p>
          </table:table-cell>
          <table:table-cell table:style-name="ce8" office:value-type="percentage" office:value="0.0006" calcext:value-type="percentage">
            <text:p>0,06 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tch from unaligned memory</text:p>
          </table:table-cell>
          <table:table-cell table:style-name="ce4" table:formula="of:=AVERAGE([.DD2:.DD256])" office:value-type="float" office:value="0.0368279683628896" calcext:value-type="float">
            <text:p>0,04</text:p>
          </table:table-cell>
          <table:table-cell table:style-name="ce8" office:value-type="percentage" office:value="0.0004" calcext:value-type="percentage">
            <text:p>0,04 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SUM([.B274:.B285])" office:value-type="float" office:value="100" calcext:value-type="float">
            <text:p>100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45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.00.0000</text:date>, <text:time style:data-style-name="N2" text:time-value="17:37:03.62597329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22:18:21.663922527</meta:creation-date>
    <meta:generator>LibreOffice/6.4.7.2$Linux_X86_64 LibreOffice_project/40$Build-2</meta:generator>
    <dc:date>2021-12-01T17:37:37.848530269</dc:date>
    <meta:editing-duration>PT16H25M58S</meta:editing-duration>
    <meta:editing-cycles>58</meta:editing-cycles>
    <meta:document-statistic meta:table-count="1" meta:cell-count="15035" meta:object-count="0"/>
  </office:meta>
</office:document-meta>
</file>